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4.24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2.7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8pt"/>
    </style:style>
    <style:style style:name="co6" style:family="table-column">
      <style:table-column-properties fo:break-before="auto" style:column-width="112.51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152.25pt"/>
    </style:style>
    <style:style style:name="co9" style:family="table-column">
      <style:table-column-properties fo:break-before="auto" style:column-width="157.49pt"/>
    </style:style>
    <style:style style:name="co10" style:family="table-column">
      <style:table-column-properties fo:break-before="auto" style:column-width="115.51pt"/>
    </style:style>
    <style:style style:name="co11" style:family="table-column">
      <style:table-column-properties fo:break-before="auto" style:column-width="150.75pt"/>
    </style:style>
    <style:style style:name="co12" style:family="table-column">
      <style:table-column-properties fo:break-before="auto" style:column-width="162.74pt"/>
    </style:style>
    <style:style style:name="co13" style:family="table-column">
      <style:table-column-properties fo:break-before="auto" style:column-width="51.76pt"/>
    </style:style>
    <style:style style:name="co14" style:family="table-column">
      <style:table-column-properties fo:break-before="auto" style:column-width="145.5pt"/>
    </style:style>
    <style:style style:name="co15" style:family="table-column">
      <style:table-column-properties fo:break-before="auto" style:column-width="105pt"/>
    </style:style>
    <style:style style:name="co16" style:family="table-column">
      <style:table-column-properties fo:break-before="auto" style:column-width="138.76pt"/>
    </style:style>
    <style:style style:name="co17" style:family="table-column">
      <style:table-column-properties fo:break-before="auto" style:column-width="153.01pt"/>
    </style:style>
    <style:style style:name="co18" style:family="table-column">
      <style:table-column-properties fo:break-before="auto" style:column-width="75.94pt"/>
    </style:style>
    <style:style style:name="co19" style:family="table-column">
      <style:table-column-properties fo:break-before="auto" style:column-width="71.6pt"/>
    </style:style>
    <style:style style:name="co20" style:family="table-column">
      <style:table-column-properties fo:break-before="auto" style:column-width="83.14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17.89pt"/>
    </style:style>
    <style:style style:name="co23" style:family="table-column">
      <style:table-column-properties fo:break-before="auto" style:column-width="128.75pt"/>
    </style:style>
    <style:style style:name="co24" style:family="table-column">
      <style:table-column-properties fo:break-before="auto" style:column-width="116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Pitch_20_Data">
      <style:table-properties table:display="true" style:writing-mode="lr-tb"/>
    </style:style>
    <style:style style:name="ta2" style:family="table" style:master-page-name="PageStyle_5f_Pitch_20_Plots">
      <style:table-properties table:display="true" style:writing-mode="lr-tb"/>
    </style:style>
    <style:style style:name="ta3" style:family="table" style:master-page-name="PageStyle_5f_Aplitude_20_Data">
      <style:table-properties table:display="true" style:writing-mode="lr-tb"/>
    </style:style>
    <style:style style:name="ta4" style:family="table" style:master-page-name="PageStyle_5f_Aplitude_20_Plot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126">
      <style:table-cell-properties style:rotation-align="none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tch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aster Clock (MHz):</text:p>
          </table:table-cell>
          <table:covered-table-cell table:number-columns-repeated="2" table:style-name="ce2"/>
          <table:table-cell office:value-type="float" office:value="32" calcext:value-type="float">
            <text:p>32</text:p>
          </table:table-cell>
          <table:table-cell/>
          <table:table-cell table:style-name="ce2" office:value-type="string" calcext:value-type="string">
            <text:p>2^16 = </text:p>
          </table:table-cell>
          <table:table-cell table:style-name="ce3" table:formula="of:=2^16" office:value-type="float" office:value="65536" calcext:value-type="float">
            <text:p>65536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Assumption: </text:p>
          </table:table-cell>
          <table:covered-table-cell table:number-columns-repeated="2" table:style-name="ce2"/>
          <table:table-cell office:value-type="string" calcext:value-type="string">
            <text:p>16bit timers for PW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TimerValue</text:p>
          </table:table-cell>
          <table:table-cell office:value-type="string" calcext:value-type="string">
            <text:p>Timer Value Int</text:p>
          </table:table-cell>
          <table:table-cell office:value-type="string" calcext:value-type="string">
            <text:p>Real Frequency</text:p>
          </table:table-cell>
          <table:table-cell office:value-type="string" calcext:value-type="string">
            <text:p>Real Pitch</text:p>
          </table:table-cell>
          <table:table-cell office:value-type="string" calcext:value-type="string">
            <text:p>Pitch Error (compensated)</text:p>
          </table:table-cell>
          <table:table-cell office:value-type="string" calcext:value-type="string">
            <text:p>Frequency Error</text:p>
          </table:table-cell>
          <table:table-cell/>
          <table:table-cell office:value-type="string" calcext:value-type="string">
            <text:p>TimerValue</text:p>
          </table:table-cell>
          <table:table-cell office:value-type="string" calcext:value-type="string">
            <text:p>Timer Value Int</text:p>
          </table:table-cell>
          <table:table-cell office:value-type="string" calcext:value-type="string">
            <text:p>Real Frequency</text:p>
          </table:table-cell>
          <table:table-cell office:value-type="string" calcext:value-type="string">
            <text:p>Real Pitch</text:p>
          </table:table-cell>
          <table:table-cell office:value-type="string" calcext:value-type="string">
            <text:p>Pitch Error (uncompensated)</text:p>
          </table:table-cell>
          <table:table-cell office:value-type="string" calcext:value-type="string">
            <text:p>Frequency Error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formula="of:=(((2)^(1/12))^([.B5]-69)) * 440" office:value-type="float" office:value="8.17579891564368" calcext:value-type="float">
            <text:p>8.1757989156</text:p>
          </table:table-cell>
          <table:table-cell table:formula="of:=INT([.$E$2]*1000000/[.C7]/[.$H$2])+1" office:value-type="float" office:value="60" calcext:value-type="float">
            <text:p>60</text:p>
          </table:table-cell>
          <table:table-cell table:formula="of:=[.$E$2]*1000000/[.D7]/[.C7]" office:value-type="float" office:value="65233.1764560459" calcext:value-type="float">
            <text:p>65233.1764560459</text:p>
          </table:table-cell>
          <table:table-cell table:formula="of:=MIN([.$H$2];INT([.E7]))" office:value-type="float" office:value="65233" calcext:value-type="float">
            <text:p>65233</text:p>
          </table:table-cell>
          <table:table-cell table:formula="of:=[.$E$2]*1000000/[.D7]/[.F7]" office:value-type="float" office:value="8.17582103127763" calcext:value-type="float">
            <text:p>8.1758210313</text:p>
          </table:table-cell>
          <table:table-cell table:style-name="ce4" table:formula="of:=LN([.G7]/220)/LN(2^(1/12)) +57" office:value-type="float" office:value="0.0000468300249352183" calcext:value-type="float">
            <text:p>0.00</text:p>
          </table:table-cell>
          <table:table-cell table:style-name="ce5" table:formula="of:=([.H7]-[.B7])*100" office:value-type="float" office:value="0.00468300249352183" calcext:value-type="float">
            <text:p>0.0047</text:p>
          </table:table-cell>
          <table:table-cell table:formula="of:=[.C7]-[.G7]" office:value-type="float" office:value="-0.0000221156339446082" calcext:value-type="float">
            <text:p>-2.21156339446082E-05</text:p>
          </table:table-cell>
          <table:table-cell/>
          <table:table-cell table:formula="of:=[.$E$2]*1000000/64/[.C7]" office:value-type="float" office:value="61156.1029275431" calcext:value-type="float">
            <text:p>61156.1029275431</text:p>
          </table:table-cell>
          <table:table-cell table:formula="of:=INT([.L7])" office:value-type="float" office:value="61156" calcext:value-type="float">
            <text:p>61156</text:p>
          </table:table-cell>
          <table:table-cell table:formula="of:=[.$E$2]*1000000/64/[.M7]" office:value-type="float" office:value="8.17581267577997" calcext:value-type="float">
            <text:p>8.1758126758</text:p>
          </table:table-cell>
          <table:table-cell table:style-name="ce4" table:formula="of:=LN([.N7]/220)/LN(2^(1/12)) +57" office:value-type="float" office:value="0.0000291372092888764" calcext:value-type="float">
            <text:p>0.00</text:p>
          </table:table-cell>
          <table:table-cell table:style-name="ce5" table:formula="of:=([.O7]-[.B7])*100" office:value-type="float" office:value="0.00291372092888764" calcext:value-type="float">
            <text:p>0.0029</text:p>
          </table:table-cell>
          <table:table-cell table:formula="of:=[.C7]-[.N7]" office:value-type="float" office:value="-0.0000137601362908413" calcext:value-type="float">
            <text:p>-1.37601362908413E-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(((2)^(1/12))^([.B8]-69)) * 440" office:value-type="float" office:value="8.66195721802723" calcext:value-type="float">
            <text:p>8.661957218</text:p>
          </table:table-cell>
          <table:table-cell table:formula="of:=INT([.$E$2]*1000000/[.C8]/[.$H$2])+1" office:value-type="float" office:value="57" calcext:value-type="float">
            <text:p>57</text:p>
          </table:table-cell>
          <table:table-cell table:formula="of:=[.$E$2]*1000000/[.D8]/[.C8]" office:value-type="float" office:value="64812.5469384147" calcext:value-type="float">
            <text:p>64812.5469384147</text:p>
          </table:table-cell>
          <table:table-cell table:formula="of:=MIN([.$H$2];INT([.E8]))" office:value-type="float" office:value="64812" calcext:value-type="float">
            <text:p>64812</text:p>
          </table:table-cell>
          <table:table-cell table:formula="of:=[.$E$2]*1000000/[.D8]/[.F8]" office:value-type="float" office:value="8.66203031494059" calcext:value-type="float">
            <text:p>8.6620303149</text:p>
          </table:table-cell>
          <table:table-cell table:style-name="ce4" table:formula="of:=LN([.G8]/220)/LN(2^(1/12)) +57" office:value-type="float" office:value="1.00014609553956" calcext:value-type="float">
            <text:p>1.00</text:p>
          </table:table-cell>
          <table:table-cell table:style-name="ce5" table:formula="of:=([.H8]-[.B8])*100" office:value-type="float" office:value="0.0146095539555802" calcext:value-type="float">
            <text:p>0.0146</text:p>
          </table:table-cell>
          <table:table-cell table:formula="of:=[.C8]-[.G8]" office:value-type="float" office:value="-0.0000730969133666548" calcext:value-type="float">
            <text:p>-7.30969133666548E-05</text:p>
          </table:table-cell>
          <table:table-cell/>
          <table:table-cell table:formula="of:=[.$E$2]*1000000/64/[.C8]" office:value-type="float" office:value="57723.6746170256" calcext:value-type="float">
            <text:p>57723.6746170256</text:p>
          </table:table-cell>
          <table:table-cell table:formula="of:=INT([.L8])" office:value-type="float" office:value="57723" calcext:value-type="float">
            <text:p>57723</text:p>
          </table:table-cell>
          <table:table-cell table:formula="of:=[.$E$2]*1000000/64/[.M8]" office:value-type="float" office:value="8.66205845157043" calcext:value-type="float">
            <text:p>8.6620584516</text:p>
          </table:table-cell>
          <table:table-cell table:style-name="ce4" table:formula="of:=LN([.N8]/220)/LN(2^(1/12)) +57" office:value-type="float" office:value="1.0002023306377" calcext:value-type="float">
            <text:p>1.00</text:p>
          </table:table-cell>
          <table:table-cell table:style-name="ce5" table:formula="of:=([.O8]-[.B8])*100" office:value-type="float" office:value="0.0202330637698367" calcext:value-type="float">
            <text:p>0.0202</text:p>
          </table:table-cell>
          <table:table-cell table:formula="of:=[.C8]-[.N8]" office:value-type="float" office:value="-0.00010123354320335" calcext:value-type="float">
            <text:p>-0.000101233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(((2)^(1/12))^([.B9]-57)) * 220" office:value-type="float" office:value="9.17702399741897" calcext:value-type="float">
            <text:p>9.1770239974</text:p>
          </table:table-cell>
          <table:table-cell table:formula="of:=INT([.$E$2]*1000000/[.C9]/[.$H$2])+1" office:value-type="float" office:value="54" calcext:value-type="float">
            <text:p>54</text:p>
          </table:table-cell>
          <table:table-cell table:formula="of:=[.$E$2]*1000000/[.D9]/[.C9]" office:value-type="float" office:value="64573.5036499043" calcext:value-type="float">
            <text:p>64573.5036499043</text:p>
          </table:table-cell>
          <table:table-cell table:formula="of:=MIN([.$H$2];INT([.E9]))" office:value-type="float" office:value="64573" calcext:value-type="float">
            <text:p>64573</text:p>
          </table:table-cell>
          <table:table-cell table:formula="of:=[.$E$2]*1000000/[.D9]/[.F9]" office:value-type="float" office:value="9.17709557543544" calcext:value-type="float">
            <text:p>9.1770955754</text:p>
          </table:table-cell>
          <table:table-cell table:style-name="ce4" table:formula="of:=LN([.G9]/220)/LN(2^(1/12)) +57" office:value-type="float" office:value="2.00013503050233" calcext:value-type="float">
            <text:p>2.00</text:p>
          </table:table-cell>
          <table:table-cell table:style-name="ce5" table:formula="of:=([.H9]-[.B9])*100" office:value-type="float" office:value="0.0135030502327993" calcext:value-type="float">
            <text:p>0.0135</text:p>
          </table:table-cell>
          <table:table-cell table:formula="of:=[.C9]-[.G9]" office:value-type="float" office:value="-0.0000715780164739499" calcext:value-type="float">
            <text:p>-0.000071578</text:p>
          </table:table-cell>
          <table:table-cell/>
          <table:table-cell table:formula="of:=[.$E$2]*1000000/64/[.C9]" office:value-type="float" office:value="54483.8937046067" calcext:value-type="float">
            <text:p>54483.8937046067</text:p>
          </table:table-cell>
          <table:table-cell table:formula="of:=INT([.L9])" office:value-type="float" office:value="54483" calcext:value-type="float">
            <text:p>54483</text:p>
          </table:table-cell>
          <table:table-cell table:formula="of:=[.$E$2]*1000000/64/[.M9]" office:value-type="float" office:value="9.17717453150524" calcext:value-type="float">
            <text:p>9.1771745315</text:p>
          </table:table-cell>
          <table:table-cell table:style-name="ce4" table:formula="of:=LN([.N9]/220)/LN(2^(1/12)) +57" office:value-type="float" office:value="2.00028397833368" calcext:value-type="float">
            <text:p>2.00</text:p>
          </table:table-cell>
          <table:table-cell table:style-name="ce5" table:formula="of:=([.O9]-[.B9])*100" office:value-type="float" office:value="0.0283978333676771" calcext:value-type="float">
            <text:p>0.0284</text:p>
          </table:table-cell>
          <table:table-cell table:formula="of:=[.C9]-[.N9]" office:value-type="float" office:value="-0.0001505340862753" calcext:value-type="float">
            <text:p>-0.000150534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(((2)^(1/12))^([.B10]-57)) * 220" office:value-type="float" office:value="9.72271824131501" calcext:value-type="float">
            <text:p>9.7227182413</text:p>
          </table:table-cell>
          <table:table-cell table:formula="of:=INT([.$E$2]*1000000/[.C10]/[.$H$2])+1" office:value-type="float" office:value="51" calcext:value-type="float">
            <text:p>51</text:p>
          </table:table-cell>
          <table:table-cell table:formula="of:=[.$E$2]*1000000/[.D10]/[.C10]" office:value-type="float" office:value="64534.5226323553" calcext:value-type="float">
            <text:p>64534.5226323553</text:p>
          </table:table-cell>
          <table:table-cell table:formula="of:=MIN([.$H$2];INT([.E10]))" office:value-type="float" office:value="64534" calcext:value-type="float">
            <text:p>64534</text:p>
          </table:table-cell>
          <table:table-cell table:formula="of:=[.$E$2]*1000000/[.D10]/[.F10]" office:value-type="float" office:value="9.72279698131461" calcext:value-type="float">
            <text:p>9.7227969813</text:p>
          </table:table-cell>
          <table:table-cell table:style-name="ce4" table:formula="of:=LN([.G10]/220)/LN(2^(1/12)) +57" office:value-type="float" office:value="3.00014020442943" calcext:value-type="float">
            <text:p>3.00</text:p>
          </table:table-cell>
          <table:table-cell table:style-name="ce5" table:formula="of:=([.H10]-[.B10])*100" office:value-type="float" office:value="0.0140204429428081" calcext:value-type="float">
            <text:p>0.0140</text:p>
          </table:table-cell>
          <table:table-cell table:formula="of:=[.C10]-[.G10]" office:value-type="float" office:value="-0.000078739999601396" calcext:value-type="float">
            <text:p>-0.00007874</text:p>
          </table:table-cell>
          <table:table-cell/>
          <table:table-cell table:formula="of:=[.$E$2]*1000000/64/[.C10]" office:value-type="float" office:value="51425.9477226581" calcext:value-type="float">
            <text:p>51425.9477226581</text:p>
          </table:table-cell>
          <table:table-cell table:formula="of:=INT([.L10])" office:value-type="float" office:value="51425" calcext:value-type="float">
            <text:p>51425</text:p>
          </table:table-cell>
          <table:table-cell table:formula="of:=[.$E$2]*1000000/64/[.M10]" office:value-type="float" office:value="9.72289742343218" calcext:value-type="float">
            <text:p>9.7228974234</text:p>
          </table:table-cell>
          <table:table-cell table:style-name="ce4" table:formula="of:=LN([.N10]/220)/LN(2^(1/12)) +57" office:value-type="float" office:value="3.00031904999832" calcext:value-type="float">
            <text:p>3.00</text:p>
          </table:table-cell>
          <table:table-cell table:style-name="ce5" table:formula="of:=([.O10]-[.B10])*100" office:value-type="float" office:value="0.0319049998317666" calcext:value-type="float">
            <text:p>0.0319</text:p>
          </table:table-cell>
          <table:table-cell table:formula="of:=[.C10]-[.N10]" office:value-type="float" office:value="-0.00017918211717749" calcext:value-type="float">
            <text:p>-0.000179182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(((2)^(1/12))^([.B11]-57)) * 220" office:value-type="float" office:value="10.3008611535272" calcext:value-type="float">
            <text:p>10.3008611535</text:p>
          </table:table-cell>
          <table:table-cell table:formula="of:=INT([.$E$2]*1000000/[.C11]/[.$H$2])+1" office:value-type="float" office:value="48" calcext:value-type="float">
            <text:p>48</text:p>
          </table:table-cell>
          <table:table-cell table:formula="of:=[.$E$2]*1000000/[.D11]/[.C11]" office:value-type="float" office:value="64719.5080809715" calcext:value-type="float">
            <text:p>64719.5080809715</text:p>
          </table:table-cell>
          <table:table-cell table:formula="of:=MIN([.$H$2];INT([.E11]))" office:value-type="float" office:value="64719" calcext:value-type="float">
            <text:p>64719</text:p>
          </table:table-cell>
          <table:table-cell table:formula="of:=[.$E$2]*1000000/[.D11]/[.F11]" office:value-type="float" office:value="10.3009420211478" calcext:value-type="float">
            <text:p>10.3009420211</text:p>
          </table:table-cell>
          <table:table-cell table:style-name="ce4" table:formula="of:=LN([.G11]/220)/LN(2^(1/12)) +57" office:value-type="float" office:value="4.00013591118912" calcext:value-type="float">
            <text:p>4.00</text:p>
          </table:table-cell>
          <table:table-cell table:style-name="ce5" table:formula="of:=([.H11]-[.B11])*100" office:value-type="float" office:value="0.0135911189119042" calcext:value-type="float">
            <text:p>0.0136</text:p>
          </table:table-cell>
          <table:table-cell table:formula="of:=[.C11]-[.G11]" office:value-type="float" office:value="-0.0000808676206709436" calcext:value-type="float">
            <text:p>-8.08676206709436E-05</text:p>
          </table:table-cell>
          <table:table-cell/>
          <table:table-cell table:formula="of:=[.$E$2]*1000000/64/[.C11]" office:value-type="float" office:value="48539.6310607286" calcext:value-type="float">
            <text:p>48539.6310607286</text:p>
          </table:table-cell>
          <table:table-cell table:formula="of:=INT([.L11])" office:value-type="float" office:value="48539" calcext:value-type="float">
            <text:p>48539</text:p>
          </table:table-cell>
          <table:table-cell table:formula="of:=[.$E$2]*1000000/64/[.M11]" office:value-type="float" office:value="10.3009950761244" calcext:value-type="float">
            <text:p>10.3009950761</text:p>
          </table:table-cell>
          <table:table-cell table:style-name="ce4" table:formula="of:=LN([.N11]/220)/LN(2^(1/12)) +57" office:value-type="float" office:value="4.00022507812657" calcext:value-type="float">
            <text:p>4.00</text:p>
          </table:table-cell>
          <table:table-cell table:style-name="ce5" table:formula="of:=([.O11]-[.B11])*100" office:value-type="float" office:value="0.022507812656869" calcext:value-type="float">
            <text:p>0.0225</text:p>
          </table:table-cell>
          <table:table-cell table:formula="of:=[.C11]-[.N11]" office:value-type="float" office:value="-0.000133922597191471" calcext:value-type="float">
            <text:p>-0.000133922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(((2)^(1/12))^([.B12]-57)) * 220" office:value-type="float" office:value="10.9133822322813" calcext:value-type="float">
            <text:p>10.9133822323</text:p>
          </table:table-cell>
          <table:table-cell table:formula="of:=INT([.$E$2]*1000000/[.C12]/[.$H$2])+1" office:value-type="float" office:value="45" calcext:value-type="float">
            <text:p>45</text:p>
          </table:table-cell>
          <table:table-cell table:formula="of:=[.$E$2]*1000000/[.D12]/[.C12]" office:value-type="float" office:value="65159.5532874926" calcext:value-type="float">
            <text:p>65159.5532874926</text:p>
          </table:table-cell>
          <table:table-cell table:formula="of:=MIN([.$H$2];INT([.E12]))" office:value-type="float" office:value="65159" calcext:value-type="float">
            <text:p>65159</text:p>
          </table:table-cell>
          <table:table-cell table:formula="of:=[.$E$2]*1000000/[.D12]/[.F12]" office:value-type="float" office:value="10.9134749015656" calcext:value-type="float">
            <text:p>10.9134749016</text:p>
          </table:table-cell>
          <table:table-cell table:style-name="ce4" table:formula="of:=LN([.G12]/220)/LN(2^(1/12)) +57" office:value-type="float" office:value="5.00014700441678" calcext:value-type="float">
            <text:p>5.00</text:p>
          </table:table-cell>
          <table:table-cell table:style-name="ce5" table:formula="of:=([.H12]-[.B12])*100" office:value-type="float" office:value="0.0147004416781726" calcext:value-type="float">
            <text:p>0.0147</text:p>
          </table:table-cell>
          <table:table-cell table:formula="of:=[.C12]-[.G12]" office:value-type="float" office:value="-0.0000926692842231347" calcext:value-type="float">
            <text:p>-9.26692842231347E-05</text:p>
          </table:table-cell>
          <table:table-cell/>
          <table:table-cell table:formula="of:=[.$E$2]*1000000/64/[.C12]" office:value-type="float" office:value="45815.3109052682" calcext:value-type="float">
            <text:p>45815.3109052682</text:p>
          </table:table-cell>
          <table:table-cell table:formula="of:=INT([.L12])" office:value-type="float" office:value="45815" calcext:value-type="float">
            <text:p>45815</text:p>
          </table:table-cell>
          <table:table-cell table:formula="of:=[.$E$2]*1000000/64/[.M12]" office:value-type="float" office:value="10.9134562916076" calcext:value-type="float">
            <text:p>10.9134562916</text:p>
          </table:table-cell>
          <table:table-cell table:style-name="ce4" table:formula="of:=LN([.N12]/220)/LN(2^(1/12)) +57" office:value-type="float" office:value="5.00011748291173" calcext:value-type="float">
            <text:p>5.00</text:p>
          </table:table-cell>
          <table:table-cell table:style-name="ce5" table:formula="of:=([.O12]-[.B12])*100" office:value-type="float" office:value="0.0117482911726086" calcext:value-type="float">
            <text:p>0.0117</text:p>
          </table:table-cell>
          <table:table-cell table:formula="of:=[.C12]-[.N12]" office:value-type="float" office:value="-0.000074059326204079" calcext:value-type="float">
            <text:p>-7.4059326204079E-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(((2)^(1/12))^([.B13]-57)) * 220" office:value-type="float" office:value="11.5623257097386" calcext:value-type="float">
            <text:p>11.5623257097</text:p>
          </table:table-cell>
          <table:table-cell table:formula="of:=INT([.$E$2]*1000000/[.C13]/[.$H$2])+1" office:value-type="float" office:value="43" calcext:value-type="float">
            <text:p>43</text:p>
          </table:table-cell>
          <table:table-cell table:formula="of:=[.$E$2]*1000000/[.D13]/[.C13]" office:value-type="float" office:value="64363.0066470819" calcext:value-type="float">
            <text:p>64363.0066470819</text:p>
          </table:table-cell>
          <table:table-cell table:formula="of:=MIN([.$H$2];INT([.E13]))" office:value-type="float" office:value="64363" calcext:value-type="float">
            <text:p>64363</text:p>
          </table:table-cell>
          <table:table-cell table:formula="of:=[.$E$2]*1000000/[.D13]/[.F13]" office:value-type="float" office:value="11.5623269038365" calcext:value-type="float">
            <text:p>11.5623269038</text:p>
          </table:table-cell>
          <table:table-cell table:style-name="ce4" table:formula="of:=LN([.G13]/220)/LN(2^(1/12)) +57" office:value-type="float" office:value="6.00000178793" calcext:value-type="float">
            <text:p>6.00</text:p>
          </table:table-cell>
          <table:table-cell table:style-name="ce5" table:formula="of:=([.H13]-[.B13])*100" office:value-type="float" office:value="0.000178793000316091" calcext:value-type="float">
            <text:p>0.0002</text:p>
          </table:table-cell>
          <table:table-cell table:formula="of:=[.C13]-[.G13]" office:value-type="float" office:value="-0.000001194097936974" calcext:value-type="float">
            <text:p>-1.194097936974E-06</text:p>
          </table:table-cell>
          <table:table-cell/>
          <table:table-cell table:formula="of:=[.$E$2]*1000000/64/[.C13]" office:value-type="float" office:value="43243.8950910081" calcext:value-type="float">
            <text:p>43243.8950910081</text:p>
          </table:table-cell>
          <table:table-cell table:formula="of:=INT([.L13])" office:value-type="float" office:value="43243" calcext:value-type="float">
            <text:p>43243</text:p>
          </table:table-cell>
          <table:table-cell table:formula="of:=[.$E$2]*1000000/64/[.M13]" office:value-type="float" office:value="11.5625650394283" calcext:value-type="float">
            <text:p>11.5625650394</text:p>
          </table:table-cell>
          <table:table-cell table:style-name="ce4" table:formula="of:=LN([.N13]/220)/LN(2^(1/12)) +57" office:value-type="float" office:value="6.00035834608902" calcext:value-type="float">
            <text:p>6.00</text:p>
          </table:table-cell>
          <table:table-cell table:style-name="ce5" table:formula="of:=([.O13]-[.B13])*100" office:value-type="float" office:value="0.0358346089015527" calcext:value-type="float">
            <text:p>0.0358</text:p>
          </table:table-cell>
          <table:table-cell table:formula="of:=[.C13]-[.N13]" office:value-type="float" office:value="-0.000239329689796008" calcext:value-type="float">
            <text:p>-0.00023932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(((2)^(1/12))^([.B14]-57)) * 220" office:value-type="float" office:value="12.2498573744296" calcext:value-type="float">
            <text:p>12.2498573744</text:p>
          </table:table-cell>
          <table:table-cell table:formula="of:=INT([.$E$2]*1000000/[.C14]/[.$H$2])+1" office:value-type="float" office:value="40" calcext:value-type="float">
            <text:p>40</text:p>
          </table:table-cell>
          <table:table-cell table:formula="of:=[.$E$2]*1000000/[.D14]/[.C14]" office:value-type="float" office:value="65306.8828107273" calcext:value-type="float">
            <text:p>65306.8828107273</text:p>
          </table:table-cell>
          <table:table-cell table:formula="of:=MIN([.$H$2];INT([.E14]))" office:value-type="float" office:value="65306" calcext:value-type="float">
            <text:p>65306</text:p>
          </table:table-cell>
          <table:table-cell table:formula="of:=[.$E$2]*1000000/[.D14]/[.F14]" office:value-type="float" office:value="12.2500229687931" calcext:value-type="float">
            <text:p>12.2500229688</text:p>
          </table:table-cell>
          <table:table-cell table:style-name="ce4" table:formula="of:=LN([.G14]/220)/LN(2^(1/12)) +57" office:value-type="float" office:value="7.00023402775548" calcext:value-type="float">
            <text:p>7.00</text:p>
          </table:table-cell>
          <table:table-cell table:style-name="ce5" table:formula="of:=([.H14]-[.B14])*100" office:value-type="float" office:value="0.0234027755475097" calcext:value-type="float">
            <text:p>0.0234</text:p>
          </table:table-cell>
          <table:table-cell table:formula="of:=[.C14]-[.G14]" office:value-type="float" office:value="-0.000165594363426891" calcext:value-type="float">
            <text:p>-0.0001655944</text:p>
          </table:table-cell>
          <table:table-cell/>
          <table:table-cell table:formula="of:=[.$E$2]*1000000/64/[.C14]" office:value-type="float" office:value="40816.8017567046" calcext:value-type="float">
            <text:p>40816.8017567046</text:p>
          </table:table-cell>
          <table:table-cell table:formula="of:=INT([.L14])" office:value-type="float" office:value="40816" calcext:value-type="float">
            <text:p>40816</text:p>
          </table:table-cell>
          <table:table-cell table:formula="of:=[.$E$2]*1000000/64/[.M14]" office:value-type="float" office:value="12.250098000784" calcext:value-type="float">
            <text:p>12.2500980008</text:p>
          </table:table-cell>
          <table:table-cell table:style-name="ce4" table:formula="of:=LN([.N14]/220)/LN(2^(1/12)) +57" office:value-type="float" office:value="7.00034006636454" calcext:value-type="float">
            <text:p>7.00</text:p>
          </table:table-cell>
          <table:table-cell table:style-name="ce5" table:formula="of:=([.O14]-[.B14])*100" office:value-type="float" office:value="0.0340066364543645" calcext:value-type="float">
            <text:p>0.0340</text:p>
          </table:table-cell>
          <table:table-cell table:formula="of:=[.C14]-[.N14]" office:value-type="float" office:value="-0.000240626354367279" calcext:value-type="float">
            <text:p>-0.000240626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(((2)^(1/12))^([.B15]-57)) * 220" office:value-type="float" office:value="12.9782717993733" calcext:value-type="float">
            <text:p>12.9782717994</text:p>
          </table:table-cell>
          <table:table-cell table:formula="of:=INT([.$E$2]*1000000/[.C15]/[.$H$2])+1" office:value-type="float" office:value="38" calcext:value-type="float">
            <text:p>38</text:p>
          </table:table-cell>
          <table:table-cell table:formula="of:=[.$E$2]*1000000/[.D15]/[.C15]" office:value-type="float" office:value="64885.7780277465" calcext:value-type="float">
            <text:p>64885.7780277465</text:p>
          </table:table-cell>
          <table:table-cell table:formula="of:=MIN([.$H$2];INT([.E15]))" office:value-type="float" office:value="64885" calcext:value-type="float">
            <text:p>64885</text:p>
          </table:table-cell>
          <table:table-cell table:formula="of:=[.$E$2]*1000000/[.D15]/[.F15]" office:value-type="float" office:value="12.9784274201725" calcext:value-type="float">
            <text:p>12.9784274202</text:p>
          </table:table-cell>
          <table:table-cell table:style-name="ce4" table:formula="of:=LN([.G15]/220)/LN(2^(1/12)) +57" office:value-type="float" office:value="8.00020758881873" calcext:value-type="float">
            <text:p>8.00</text:p>
          </table:table-cell>
          <table:table-cell table:style-name="ce5" table:formula="of:=([.H15]-[.B15])*100" office:value-type="float" office:value="0.0207588818724957" calcext:value-type="float">
            <text:p>0.0208</text:p>
          </table:table-cell>
          <table:table-cell table:formula="of:=[.C15]-[.G15]" office:value-type="float" office:value="-0.000155620799272782" calcext:value-type="float">
            <text:p>-0.0001556208</text:p>
          </table:table-cell>
          <table:table-cell/>
          <table:table-cell table:formula="of:=[.$E$2]*1000000/64/[.C15]" office:value-type="float" office:value="38525.9307039745" calcext:value-type="float">
            <text:p>38525.9307039745</text:p>
          </table:table-cell>
          <table:table-cell table:formula="of:=INT([.L15])" office:value-type="float" office:value="38525" calcext:value-type="float">
            <text:p>38525</text:p>
          </table:table-cell>
          <table:table-cell table:formula="of:=[.$E$2]*1000000/64/[.M15]" office:value-type="float" office:value="12.9785853341986" calcext:value-type="float">
            <text:p>12.9785853342</text:p>
          </table:table-cell>
          <table:table-cell table:style-name="ce4" table:formula="of:=LN([.N15]/220)/LN(2^(1/12)) +57" office:value-type="float" office:value="8.00041823412009" calcext:value-type="float">
            <text:p>8.00</text:p>
          </table:table-cell>
          <table:table-cell table:style-name="ce5" table:formula="of:=([.O15]-[.B15])*100" office:value-type="float" office:value="0.0418234120090233" calcext:value-type="float">
            <text:p>0.0418</text:p>
          </table:table-cell>
          <table:table-cell table:formula="of:=[.C15]-[.N15]" office:value-type="float" office:value="-0.000313534825313155" calcext:value-type="float">
            <text:p>-0.00031353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(((2)^(1/12))^([.B16]-57)) * 220" office:value-type="float" office:value="13.75" calcext:value-type="float">
            <text:p>13.75</text:p>
          </table:table-cell>
          <table:table-cell table:formula="of:=INT([.$E$2]*1000000/[.C16]/[.$H$2])+1" office:value-type="float" office:value="36" calcext:value-type="float">
            <text:p>36</text:p>
          </table:table-cell>
          <table:table-cell table:formula="of:=[.$E$2]*1000000/[.D16]/[.C16]" office:value-type="float" office:value="64646.4646464648" calcext:value-type="float">
            <text:p>64646.4646464648</text:p>
          </table:table-cell>
          <table:table-cell table:formula="of:=MIN([.$H$2];INT([.E16]))" office:value-type="float" office:value="64646" calcext:value-type="float">
            <text:p>64646</text:p>
          </table:table-cell>
          <table:table-cell table:formula="of:=[.$E$2]*1000000/[.D16]/[.F16]" office:value-type="float" office:value="13.7500988288353" calcext:value-type="float">
            <text:p>13.7500988288</text:p>
          </table:table-cell>
          <table:table-cell table:style-name="ce4" table:formula="of:=LN([.G16]/220)/LN(2^(1/12)) +57" office:value-type="float" office:value="9.0001244328945" calcext:value-type="float">
            <text:p>9.00</text:p>
          </table:table-cell>
          <table:table-cell table:style-name="ce5" table:formula="of:=([.H16]-[.B16])*100" office:value-type="float" office:value="0.012443289449493" calcext:value-type="float">
            <text:p>0.0124</text:p>
          </table:table-cell>
          <table:table-cell table:formula="of:=[.C16]-[.G16]" office:value-type="float" office:value="-0.0000988288353589439" calcext:value-type="float">
            <text:p>-9.88288353589439E-05</text:p>
          </table:table-cell>
          <table:table-cell/>
          <table:table-cell table:formula="of:=[.$E$2]*1000000/64/[.C16]" office:value-type="float" office:value="36363.6363636364" calcext:value-type="float">
            <text:p>36363.6363636364</text:p>
          </table:table-cell>
          <table:table-cell table:formula="of:=INT([.L16])" office:value-type="float" office:value="36363" calcext:value-type="float">
            <text:p>36363</text:p>
          </table:table-cell>
          <table:table-cell table:formula="of:=[.$E$2]*1000000/64/[.M16]" office:value-type="float" office:value="13.750240629211" calcext:value-type="float">
            <text:p>13.7502406292</text:p>
          </table:table-cell>
          <table:table-cell table:style-name="ce4" table:formula="of:=LN([.N16]/220)/LN(2^(1/12)) +57" office:value-type="float" office:value="9.0003029686096" calcext:value-type="float">
            <text:p>9.00</text:p>
          </table:table-cell>
          <table:table-cell table:style-name="ce5" table:formula="of:=([.O16]-[.B16])*100" office:value-type="float" office:value="0.0302968609602772" calcext:value-type="float">
            <text:p>0.0303</text:p>
          </table:table-cell>
          <table:table-cell table:formula="of:=[.C16]-[.N16]" office:value-type="float" office:value="-0.000240629211038623" calcext:value-type="float">
            <text:p>-0.00024062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(((2)^(1/12))^([.B17]-57)) * 220" office:value-type="float" office:value="14.5676175474403" calcext:value-type="float">
            <text:p>14.5676175474</text:p>
          </table:table-cell>
          <table:table-cell table:formula="of:=INT([.$E$2]*1000000/[.C17]/[.$H$2])+1" office:value-type="float" office:value="34" calcext:value-type="float">
            <text:p>34</text:p>
          </table:table-cell>
          <table:table-cell table:formula="of:=[.$E$2]*1000000/[.D17]/[.C17]" office:value-type="float" office:value="64607.4395846294" calcext:value-type="float">
            <text:p>64607.4395846294</text:p>
          </table:table-cell>
          <table:table-cell table:formula="of:=MIN([.$H$2];INT([.E17]))" office:value-type="float" office:value="64607" calcext:value-type="float">
            <text:p>64607</text:p>
          </table:table-cell>
          <table:table-cell table:formula="of:=[.$E$2]*1000000/[.D17]/[.F17]" office:value-type="float" office:value="14.5677166651947" calcext:value-type="float">
            <text:p>14.5677166652</text:p>
          </table:table-cell>
          <table:table-cell table:style-name="ce4" table:formula="of:=LN([.G17]/220)/LN(2^(1/12)) +57" office:value-type="float" office:value="10.0001177923892" calcext:value-type="float">
            <text:p>10.00</text:p>
          </table:table-cell>
          <table:table-cell table:style-name="ce5" table:formula="of:=([.H17]-[.B17])*100" office:value-type="float" office:value="0.0117792389204396" calcext:value-type="float">
            <text:p>0.0118</text:p>
          </table:table-cell>
          <table:table-cell table:formula="of:=[.C17]-[.G17]" office:value-type="float" office:value="-0.0000991177544396038" calcext:value-type="float">
            <text:p>-9.91177544396038E-05</text:p>
          </table:table-cell>
          <table:table-cell/>
          <table:table-cell table:formula="of:=[.$E$2]*1000000/64/[.C17]" office:value-type="float" office:value="34322.7022793344" calcext:value-type="float">
            <text:p>34322.7022793344</text:p>
          </table:table-cell>
          <table:table-cell table:formula="of:=INT([.L17])" office:value-type="float" office:value="34322" calcext:value-type="float">
            <text:p>34322</text:p>
          </table:table-cell>
          <table:table-cell table:formula="of:=[.$E$2]*1000000/64/[.M17]" office:value-type="float" office:value="14.5679156226327" calcext:value-type="float">
            <text:p>14.5679156226</text:p>
          </table:table-cell>
          <table:table-cell table:style-name="ce4" table:formula="of:=LN([.N17]/220)/LN(2^(1/12)) +57" office:value-type="float" office:value="10.0003542326954" calcext:value-type="float">
            <text:p>10.00</text:p>
          </table:table-cell>
          <table:table-cell table:style-name="ce5" table:formula="of:=([.O17]-[.B17])*100" office:value-type="float" office:value="0.0354232695407575" calcext:value-type="float">
            <text:p>0.0354</text:p>
          </table:table-cell>
          <table:table-cell table:formula="of:=[.C17]-[.N17]" office:value-type="float" office:value="-0.00029807519243441" calcext:value-type="float">
            <text:p>-0.00029807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(((2)^(1/12))^([.B18]-57)) * 220" office:value-type="float" office:value="15.4338531642538" calcext:value-type="float">
            <text:p>15.4338531643</text:p>
          </table:table-cell>
          <table:table-cell table:formula="of:=INT([.$E$2]*1000000/[.C18]/[.$H$2])+1" office:value-type="float" office:value="32" calcext:value-type="float">
            <text:p>32</text:p>
          </table:table-cell>
          <table:table-cell table:formula="of:=[.$E$2]*1000000/[.D18]/[.C18]" office:value-type="float" office:value="64792.6340465703" calcext:value-type="float">
            <text:p>64792.6340465703</text:p>
          </table:table-cell>
          <table:table-cell table:formula="of:=MIN([.$H$2];INT([.E18]))" office:value-type="float" office:value="64792" calcext:value-type="float">
            <text:p>64792</text:p>
          </table:table-cell>
          <table:table-cell table:formula="of:=[.$E$2]*1000000/[.D18]/[.F18]" office:value-type="float" office:value="15.4340041980491" calcext:value-type="float">
            <text:p>15.434004198</text:p>
          </table:table-cell>
          <table:table-cell table:style-name="ce4" table:formula="of:=LN([.G18]/220)/LN(2^(1/12)) +57" office:value-type="float" office:value="11.0001694156131" calcext:value-type="float">
            <text:p>11.00</text:p>
          </table:table-cell>
          <table:table-cell table:style-name="ce5" table:formula="of:=([.H18]-[.B18])*100" office:value-type="float" office:value="0.0169415613079593" calcext:value-type="float">
            <text:p>0.0169</text:p>
          </table:table-cell>
          <table:table-cell table:formula="of:=[.C18]-[.G18]" office:value-type="float" office:value="-0.000151033795292577" calcext:value-type="float">
            <text:p>-0.0001510338</text:p>
          </table:table-cell>
          <table:table-cell/>
          <table:table-cell table:formula="of:=[.$E$2]*1000000/64/[.C18]" office:value-type="float" office:value="32396.3170232851" calcext:value-type="float">
            <text:p>32396.3170232851</text:p>
          </table:table-cell>
          <table:table-cell table:formula="of:=INT([.L18])" office:value-type="float" office:value="32396" calcext:value-type="float">
            <text:p>32396</text:p>
          </table:table-cell>
          <table:table-cell table:formula="of:=[.$E$2]*1000000/64/[.M18]" office:value-type="float" office:value="15.4340041980491" calcext:value-type="float">
            <text:p>15.434004198</text:p>
          </table:table-cell>
          <table:table-cell table:style-name="ce4" table:formula="of:=LN([.N18]/220)/LN(2^(1/12)) +57" office:value-type="float" office:value="11.0001694156131" calcext:value-type="float">
            <text:p>11.00</text:p>
          </table:table-cell>
          <table:table-cell table:style-name="ce5" table:formula="of:=([.O18]-[.B18])*100" office:value-type="float" office:value="0.0169415613079593" calcext:value-type="float">
            <text:p>0.0169</text:p>
          </table:table-cell>
          <table:table-cell table:formula="of:=[.C18]-[.N18]" office:value-type="float" office:value="-0.000151033795292577" calcext:value-type="float">
            <text:p>-0.00015103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(((2)^(1/12))^([.B19]-57)) * 220" office:value-type="float" office:value="16.3515978312874" calcext:value-type="float">
            <text:p>16.3515978313</text:p>
          </table:table-cell>
          <table:table-cell table:formula="of:=INT([.$E$2]*1000000/[.C19]/[.$H$2])+1" office:value-type="float" office:value="30" calcext:value-type="float">
            <text:p>30</text:p>
          </table:table-cell>
          <table:table-cell table:formula="of:=[.$E$2]*1000000/[.D19]/[.C19]" office:value-type="float" office:value="65233.1764560459" calcext:value-type="float">
            <text:p>65233.1764560459</text:p>
          </table:table-cell>
          <table:table-cell table:formula="of:=MIN([.$H$2];INT([.E19]))" office:value-type="float" office:value="65233" calcext:value-type="float">
            <text:p>65233</text:p>
          </table:table-cell>
          <table:table-cell table:formula="of:=[.$E$2]*1000000/[.D19]/[.F19]" office:value-type="float" office:value="16.3516420625553" calcext:value-type="float">
            <text:p>16.3516420626</text:p>
          </table:table-cell>
          <table:table-cell table:style-name="ce4" table:formula="of:=LN([.G19]/220)/LN(2^(1/12)) +57" office:value-type="float" office:value="12.0000468300249" calcext:value-type="float">
            <text:p>12.00</text:p>
          </table:table-cell>
          <table:table-cell table:style-name="ce5" table:formula="of:=([.H19]-[.B19])*100" office:value-type="float" office:value="0.00468300249281128" calcext:value-type="float">
            <text:p>0.0047</text:p>
          </table:table-cell>
          <table:table-cell table:formula="of:=[.C19]-[.G19]" office:value-type="float" office:value="-0.0000442312678714529" calcext:value-type="float">
            <text:p>-4.42312678714529E-05</text:p>
          </table:table-cell>
          <table:table-cell/>
          <table:table-cell table:formula="of:=[.$E$2]*1000000/64/[.C19]" office:value-type="float" office:value="30578.0514637715" calcext:value-type="float">
            <text:p>30578.0514637715</text:p>
          </table:table-cell>
          <table:table-cell table:formula="of:=INT([.L19])" office:value-type="float" office:value="30578" calcext:value-type="float">
            <text:p>30578</text:p>
          </table:table-cell>
          <table:table-cell table:formula="of:=[.$E$2]*1000000/64/[.M19]" office:value-type="float" office:value="16.3516253515599" calcext:value-type="float">
            <text:p>16.3516253516</text:p>
          </table:table-cell>
          <table:table-cell table:style-name="ce4" table:formula="of:=LN([.N19]/220)/LN(2^(1/12)) +57" office:value-type="float" office:value="12.0000291372093" calcext:value-type="float">
            <text:p>12.00</text:p>
          </table:table-cell>
          <table:table-cell table:style-name="ce5" table:formula="of:=([.O19]-[.B19])*100" office:value-type="float" office:value="0.0029137209281771" calcext:value-type="float">
            <text:p>0.0029</text:p>
          </table:table-cell>
          <table:table-cell table:formula="of:=[.C19]-[.N19]" office:value-type="float" office:value="-0.000027520272563919" calcext:value-type="float">
            <text:p>-2.7520272563919E-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(((2)^(1/12))^([.B20]-57)) * 220" office:value-type="float" office:value="17.3239144360545" calcext:value-type="float">
            <text:p>17.3239144361</text:p>
          </table:table-cell>
          <table:table-cell table:formula="of:=INT([.$E$2]*1000000/[.C20]/[.$H$2])+1" office:value-type="float" office:value="29" calcext:value-type="float">
            <text:p>29</text:p>
          </table:table-cell>
          <table:table-cell table:formula="of:=[.$E$2]*1000000/[.D20]/[.C20]" office:value-type="float" office:value="63695.0892325799" calcext:value-type="float">
            <text:p>63695.0892325799</text:p>
          </table:table-cell>
          <table:table-cell table:formula="of:=MIN([.$H$2];INT([.E20]))" office:value-type="float" office:value="63695" calcext:value-type="float">
            <text:p>63695</text:p>
          </table:table-cell>
          <table:table-cell table:formula="of:=[.$E$2]*1000000/[.D20]/[.F20]" office:value-type="float" office:value="17.3239387057394" calcext:value-type="float">
            <text:p>17.3239387057</text:p>
          </table:table-cell>
          <table:table-cell table:style-name="ce4" table:formula="of:=LN([.G20]/220)/LN(2^(1/12)) +57" office:value-type="float" office:value="13.0000242534536" calcext:value-type="float">
            <text:p>13.00</text:p>
          </table:table-cell>
          <table:table-cell table:style-name="ce5" table:formula="of:=([.H20]-[.B20])*100" office:value-type="float" office:value="0.00242534535530581" calcext:value-type="float">
            <text:p>0.0024</text:p>
          </table:table-cell>
          <table:table-cell table:formula="of:=[.C20]-[.G20]" office:value-type="float" office:value="-0.0000242696848928858" calcext:value-type="float">
            <text:p>-2.42696848928858E-05</text:p>
          </table:table-cell>
          <table:table-cell/>
          <table:table-cell table:formula="of:=[.$E$2]*1000000/64/[.C20]" office:value-type="float" office:value="28861.8373085128" calcext:value-type="float">
            <text:p>28861.8373085128</text:p>
          </table:table-cell>
          <table:table-cell table:formula="of:=INT([.L20])" office:value-type="float" office:value="28861" calcext:value-type="float">
            <text:p>28861</text:p>
          </table:table-cell>
          <table:table-cell table:formula="of:=[.$E$2]*1000000/64/[.M20]" office:value-type="float" office:value="17.3244170333668" calcext:value-type="float">
            <text:p>17.3244170334</text:p>
          </table:table-cell>
          <table:table-cell table:style-name="ce4" table:formula="of:=LN([.N20]/220)/LN(2^(1/12)) +57" office:value-type="float" office:value="13.0005022542462" calcext:value-type="float">
            <text:p>13.00</text:p>
          </table:table-cell>
          <table:table-cell table:style-name="ce5" table:formula="of:=([.O20]-[.B20])*100" office:value-type="float" office:value="0.0502254246178779" calcext:value-type="float">
            <text:p>0.0502</text:p>
          </table:table-cell>
          <table:table-cell table:formula="of:=[.C20]-[.N20]" office:value-type="float" office:value="-0.000502597312355135" calcext:value-type="float">
            <text:p>-0.000502597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(((2)^(1/12))^([.B21]-57)) * 220" office:value-type="float" office:value="18.3540479948379" calcext:value-type="float">
            <text:p>18.3540479948</text:p>
          </table:table-cell>
          <table:table-cell table:formula="of:=INT([.$E$2]*1000000/[.C21]/[.$H$2])+1" office:value-type="float" office:value="27" calcext:value-type="float">
            <text:p>27</text:p>
          </table:table-cell>
          <table:table-cell table:formula="of:=[.$E$2]*1000000/[.D21]/[.C21]" office:value-type="float" office:value="64573.5036499042" calcext:value-type="float">
            <text:p>64573.5036499042</text:p>
          </table:table-cell>
          <table:table-cell table:formula="of:=MIN([.$H$2];INT([.E21]))" office:value-type="float" office:value="64573" calcext:value-type="float">
            <text:p>64573</text:p>
          </table:table-cell>
          <table:table-cell table:formula="of:=[.$E$2]*1000000/[.D21]/[.F21]" office:value-type="float" office:value="18.3541911508709" calcext:value-type="float">
            <text:p>18.3541911509</text:p>
          </table:table-cell>
          <table:table-cell table:style-name="ce4" table:formula="of:=LN([.G21]/220)/LN(2^(1/12)) +57" office:value-type="float" office:value="14.0001350305023" calcext:value-type="float">
            <text:p>14.00</text:p>
          </table:table-cell>
          <table:table-cell table:style-name="ce5" table:formula="of:=([.H21]-[.B21])*100" office:value-type="float" office:value="0.0135030502320888" calcext:value-type="float">
            <text:p>0.0135</text:p>
          </table:table-cell>
          <table:table-cell table:formula="of:=[.C21]-[.G21]" office:value-type="float" office:value="-0.000143156032940794" calcext:value-type="float">
            <text:p>-0.000143156</text:p>
          </table:table-cell>
          <table:table-cell/>
          <table:table-cell table:formula="of:=[.$E$2]*1000000/64/[.C21]" office:value-type="float" office:value="27241.9468523033" calcext:value-type="float">
            <text:p>27241.9468523033</text:p>
          </table:table-cell>
          <table:table-cell table:formula="of:=INT([.L21])" office:value-type="float" office:value="27241" calcext:value-type="float">
            <text:p>27241</text:p>
          </table:table-cell>
          <table:table-cell table:formula="of:=[.$E$2]*1000000/64/[.M21]" office:value-type="float" office:value="18.3546859513234" calcext:value-type="float">
            <text:p>18.3546859513</text:p>
          </table:table-cell>
          <table:table-cell table:style-name="ce4" table:formula="of:=LN([.N21]/220)/LN(2^(1/12)) +57" office:value-type="float" office:value="14.0006017379903" calcext:value-type="float">
            <text:p>14.00</text:p>
          </table:table-cell>
          <table:table-cell table:style-name="ce5" table:formula="of:=([.O21]-[.B21])*100" office:value-type="float" office:value="0.0601737990272966" calcext:value-type="float">
            <text:p>0.0602</text:p>
          </table:table-cell>
          <table:table-cell table:formula="of:=[.C21]-[.N21]" office:value-type="float" office:value="-0.000637956485434188" calcext:value-type="float">
            <text:p>-0.000637956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(((2)^(1/12))^([.B22]-57)) * 220" office:value-type="float" office:value="19.44543648263" calcext:value-type="float">
            <text:p>19.4454364826</text:p>
          </table:table-cell>
          <table:table-cell table:formula="of:=INT([.$E$2]*1000000/[.C22]/[.$H$2])+1" office:value-type="float" office:value="26" calcext:value-type="float">
            <text:p>26</text:p>
          </table:table-cell>
          <table:table-cell table:formula="of:=[.$E$2]*1000000/[.D22]/[.C22]" office:value-type="float" office:value="63293.4741201946" calcext:value-type="float">
            <text:p>63293.4741201946</text:p>
          </table:table-cell>
          <table:table-cell table:formula="of:=MIN([.$H$2];INT([.E22]))" office:value-type="float" office:value="63293" calcext:value-type="float">
            <text:p>63293</text:p>
          </table:table-cell>
          <table:table-cell table:formula="of:=[.$E$2]*1000000/[.D22]/[.F22]" office:value-type="float" office:value="19.4455821460388" calcext:value-type="float">
            <text:p>19.445582146</text:p>
          </table:table-cell>
          <table:table-cell table:style-name="ce4" table:formula="of:=LN([.G22]/220)/LN(2^(1/12)) +57" office:value-type="float" office:value="15.0001296841594" calcext:value-type="float">
            <text:p>15.00</text:p>
          </table:table-cell>
          <table:table-cell table:style-name="ce5" table:formula="of:=([.H22]-[.B22])*100" office:value-type="float" office:value="0.0129684159375643" calcext:value-type="float">
            <text:p>0.0130</text:p>
          </table:table-cell>
          <table:table-cell table:formula="of:=[.C22]-[.G22]" office:value-type="float" office:value="-0.000145663408730456" calcext:value-type="float">
            <text:p>-0.0001456634</text:p>
          </table:table-cell>
          <table:table-cell/>
          <table:table-cell table:formula="of:=[.$E$2]*1000000/64/[.C22]" office:value-type="float" office:value="25712.973861329" calcext:value-type="float">
            <text:p>25712.973861329</text:p>
          </table:table-cell>
          <table:table-cell table:formula="of:=INT([.L22])" office:value-type="float" office:value="25712" calcext:value-type="float">
            <text:p>25712</text:p>
          </table:table-cell>
          <table:table-cell table:formula="of:=[.$E$2]*1000000/64/[.M22]" office:value-type="float" office:value="19.4461729931549" calcext:value-type="float">
            <text:p>19.4461729932</text:p>
          </table:table-cell>
          <table:table-cell table:style-name="ce4" table:formula="of:=LN([.N22]/220)/LN(2^(1/12)) +57" office:value-type="float" office:value="15.0006557054931" calcext:value-type="float">
            <text:p>15.00</text:p>
          </table:table-cell>
          <table:table-cell table:style-name="ce5" table:formula="of:=([.O22]-[.B22])*100" office:value-type="float" office:value="0.0655705493080916" calcext:value-type="float">
            <text:p>0.0656</text:p>
          </table:table-cell>
          <table:table-cell table:formula="of:=[.C22]-[.N22]" office:value-type="float" office:value="-0.000736510524923517" calcext:value-type="float">
            <text:p>-0.00073651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(((2)^(1/12))^([.B23]-57)) * 220" office:value-type="float" office:value="20.6017223070543" calcext:value-type="float">
            <text:p>20.6017223071</text:p>
          </table:table-cell>
          <table:table-cell table:formula="of:=INT([.$E$2]*1000000/[.C23]/[.$H$2])+1" office:value-type="float" office:value="24" calcext:value-type="float">
            <text:p>24</text:p>
          </table:table-cell>
          <table:table-cell table:formula="of:=[.$E$2]*1000000/[.D23]/[.C23]" office:value-type="float" office:value="64719.5080809715" calcext:value-type="float">
            <text:p>64719.5080809715</text:p>
          </table:table-cell>
          <table:table-cell table:formula="of:=MIN([.$H$2];INT([.E23]))" office:value-type="float" office:value="64719" calcext:value-type="float">
            <text:p>64719</text:p>
          </table:table-cell>
          <table:table-cell table:formula="of:=[.$E$2]*1000000/[.D23]/[.F23]" office:value-type="float" office:value="20.6018840422957" calcext:value-type="float">
            <text:p>20.6018840423</text:p>
          </table:table-cell>
          <table:table-cell table:style-name="ce4" table:formula="of:=LN([.G23]/220)/LN(2^(1/12)) +57" office:value-type="float" office:value="16.0001359111891" calcext:value-type="float">
            <text:p>16.00</text:p>
          </table:table-cell>
          <table:table-cell table:style-name="ce5" table:formula="of:=([.H23]-[.B23])*100" office:value-type="float" office:value="0.0135911189111937" calcext:value-type="float">
            <text:p>0.0136</text:p>
          </table:table-cell>
          <table:table-cell table:formula="of:=[.C23]-[.G23]" office:value-type="float" office:value="-0.000161735241331229" calcext:value-type="float">
            <text:p>-0.0001617352</text:p>
          </table:table-cell>
          <table:table-cell/>
          <table:table-cell table:formula="of:=[.$E$2]*1000000/64/[.C23]" office:value-type="float" office:value="24269.8155303643" calcext:value-type="float">
            <text:p>24269.8155303643</text:p>
          </table:table-cell>
          <table:table-cell table:formula="of:=INT([.L23])" office:value-type="float" office:value="24269" calcext:value-type="float">
            <text:p>24269</text:p>
          </table:table-cell>
          <table:table-cell table:formula="of:=[.$E$2]*1000000/64/[.M23]" office:value-type="float" office:value="20.6024146029915" calcext:value-type="float">
            <text:p>20.602414603</text:p>
          </table:table-cell>
          <table:table-cell table:style-name="ce4" table:formula="of:=LN([.N23]/220)/LN(2^(1/12)) +57" office:value-type="float" office:value="16.000581750469" calcext:value-type="float">
            <text:p>16.00</text:p>
          </table:table-cell>
          <table:table-cell table:style-name="ce5" table:formula="of:=([.O23]-[.B23])*100" office:value-type="float" office:value="0.0581750468953146" calcext:value-type="float">
            <text:p>0.0582</text:p>
          </table:table-cell>
          <table:table-cell table:formula="of:=[.C23]-[.N23]" office:value-type="float" office:value="-0.000692295937135157" calcext:value-type="float">
            <text:p>-0.000692295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(((2)^(1/12))^([.B24]-57)) * 220" office:value-type="float" office:value="21.8267644645627" calcext:value-type="float">
            <text:p>21.8267644646</text:p>
          </table:table-cell>
          <table:table-cell table:formula="of:=INT([.$E$2]*1000000/[.C24]/[.$H$2])+1" office:value-type="float" office:value="23" calcext:value-type="float">
            <text:p>23</text:p>
          </table:table-cell>
          <table:table-cell table:formula="of:=[.$E$2]*1000000/[.D24]/[.C24]" office:value-type="float" office:value="63743.0412595036" calcext:value-type="float">
            <text:p>63743.0412595036</text:p>
          </table:table-cell>
          <table:table-cell table:formula="of:=MIN([.$H$2];INT([.E24]))" office:value-type="float" office:value="63743" calcext:value-type="float">
            <text:p>63743</text:p>
          </table:table-cell>
          <table:table-cell table:formula="of:=[.$E$2]*1000000/[.D24]/[.F24]" office:value-type="float" office:value="21.8267785925684" calcext:value-type="float">
            <text:p>21.8267785926</text:p>
          </table:table-cell>
          <table:table-cell table:style-name="ce4" table:formula="of:=LN([.G24]/220)/LN(2^(1/12)) +57" office:value-type="float" office:value="17.0000112059103" calcext:value-type="float">
            <text:p>17.00</text:p>
          </table:table-cell>
          <table:table-cell table:style-name="ce5" table:formula="of:=([.H24]-[.B24])*100" office:value-type="float" office:value="0.00112059103472006" calcext:value-type="float">
            <text:p>0.0011</text:p>
          </table:table-cell>
          <table:table-cell table:formula="of:=[.C24]-[.G24]" office:value-type="float" office:value="-0.0000141280056880078" calcext:value-type="float">
            <text:p>-0.000014128</text:p>
          </table:table-cell>
          <table:table-cell/>
          <table:table-cell table:formula="of:=[.$E$2]*1000000/64/[.C24]" office:value-type="float" office:value="22907.6554526341" calcext:value-type="float">
            <text:p>22907.6554526341</text:p>
          </table:table-cell>
          <table:table-cell table:formula="of:=INT([.L24])" office:value-type="float" office:value="22907" calcext:value-type="float">
            <text:p>22907</text:p>
          </table:table-cell>
          <table:table-cell table:formula="of:=[.$E$2]*1000000/64/[.M24]" office:value-type="float" office:value="21.8273890077269" calcext:value-type="float">
            <text:p>21.8273890077</text:p>
          </table:table-cell>
          <table:table-cell table:style-name="ce4" table:formula="of:=LN([.N24]/220)/LN(2^(1/12)) +57" office:value-type="float" office:value="17.0004953619782" calcext:value-type="float">
            <text:p>17.00</text:p>
          </table:table-cell>
          <table:table-cell table:style-name="ce5" table:formula="of:=([.O24]-[.B24])*100" office:value-type="float" office:value="0.049536197820288" calcext:value-type="float">
            <text:p>0.0495</text:p>
          </table:table-cell>
          <table:table-cell table:formula="of:=[.C24]-[.N24]" office:value-type="float" office:value="-0.000624543164192914" calcext:value-type="float">
            <text:p>-0.000624543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(((2)^(1/12))^([.B25]-57)) * 220" office:value-type="float" office:value="23.1246514194771" calcext:value-type="float">
            <text:p>23.1246514195</text:p>
          </table:table-cell>
          <table:table-cell table:formula="of:=INT([.$E$2]*1000000/[.C25]/[.$H$2])+1" office:value-type="float" office:value="22" calcext:value-type="float">
            <text:p>22</text:p>
          </table:table-cell>
          <table:table-cell table:formula="of:=[.$E$2]*1000000/[.D25]/[.C25]" office:value-type="float" office:value="62900.2110414664" calcext:value-type="float">
            <text:p>62900.2110414664</text:p>
          </table:table-cell>
          <table:table-cell table:formula="of:=MIN([.$H$2];INT([.E25]))" office:value-type="float" office:value="62900" calcext:value-type="float">
            <text:p>62900</text:p>
          </table:table-cell>
          <table:table-cell table:formula="of:=[.$E$2]*1000000/[.D25]/[.F25]" office:value-type="float" office:value="23.1247290070819" calcext:value-type="float">
            <text:p>23.1247290071</text:p>
          </table:table-cell>
          <table:table-cell table:style-name="ce4" table:formula="of:=LN([.G25]/220)/LN(2^(1/12)) +57" office:value-type="float" office:value="18.0000580860985" calcext:value-type="float">
            <text:p>18.00</text:p>
          </table:table-cell>
          <table:table-cell table:style-name="ce5" table:formula="of:=([.H25]-[.B25])*100" office:value-type="float" office:value="0.0058086098476906" calcext:value-type="float">
            <text:p>0.0058</text:p>
          </table:table-cell>
          <table:table-cell table:formula="of:=[.C25]-[.G25]" office:value-type="float" office:value="-0.0000775876048386692" calcext:value-type="float">
            <text:p>-7.75876048386692E-05</text:p>
          </table:table-cell>
          <table:table-cell/>
          <table:table-cell table:formula="of:=[.$E$2]*1000000/64/[.C25]" office:value-type="float" office:value="21621.9475455041" calcext:value-type="float">
            <text:p>21621.9475455041</text:p>
          </table:table-cell>
          <table:table-cell table:formula="of:=INT([.L25])" office:value-type="float" office:value="21621" calcext:value-type="float">
            <text:p>21621</text:p>
          </table:table-cell>
          <table:table-cell table:formula="of:=[.$E$2]*1000000/64/[.M25]" office:value-type="float" office:value="23.1256648628648" calcext:value-type="float">
            <text:p>23.1256648629</text:p>
          </table:table-cell>
          <table:table-cell table:style-name="ce4" table:formula="of:=LN([.N25]/220)/LN(2^(1/12)) +57" office:value-type="float" office:value="18.000758700844" calcext:value-type="float">
            <text:p>18.00</text:p>
          </table:table-cell>
          <table:table-cell table:style-name="ce5" table:formula="of:=([.O25]-[.B25])*100" office:value-type="float" office:value="0.0758700843967119" calcext:value-type="float">
            <text:p>0.0759</text:p>
          </table:table-cell>
          <table:table-cell table:formula="of:=[.C25]-[.N25]" office:value-type="float" office:value="-0.00101344338769493" calcext:value-type="float">
            <text:p>-0.00101344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(((2)^(1/12))^([.B26]-57)) * 220" office:value-type="float" office:value="24.4997147488593" calcext:value-type="float">
            <text:p>24.4997147489</text:p>
          </table:table-cell>
          <table:table-cell table:formula="of:=INT([.$E$2]*1000000/[.C26]/[.$H$2])+1" office:value-type="float" office:value="20" calcext:value-type="float">
            <text:p>20</text:p>
          </table:table-cell>
          <table:table-cell table:formula="of:=[.$E$2]*1000000/[.D26]/[.C26]" office:value-type="float" office:value="65306.8828107273" calcext:value-type="float">
            <text:p>65306.8828107273</text:p>
          </table:table-cell>
          <table:table-cell table:formula="of:=MIN([.$H$2];INT([.E26]))" office:value-type="float" office:value="65306" calcext:value-type="float">
            <text:p>65306</text:p>
          </table:table-cell>
          <table:table-cell table:formula="of:=[.$E$2]*1000000/[.D26]/[.F26]" office:value-type="float" office:value="24.5000459375861" calcext:value-type="float">
            <text:p>24.5000459376</text:p>
          </table:table-cell>
          <table:table-cell table:style-name="ce4" table:formula="of:=LN([.G26]/220)/LN(2^(1/12)) +57" office:value-type="float" office:value="19.0002340277555" calcext:value-type="float">
            <text:p>19.00</text:p>
          </table:table-cell>
          <table:table-cell table:style-name="ce5" table:formula="of:=([.H26]-[.B26])*100" office:value-type="float" office:value="0.0234027755460886" calcext:value-type="float">
            <text:p>0.0234</text:p>
          </table:table-cell>
          <table:table-cell table:formula="of:=[.C26]-[.G26]" office:value-type="float" office:value="-0.000331188726843123" calcext:value-type="float">
            <text:p>-0.0003311887</text:p>
          </table:table-cell>
          <table:table-cell/>
          <table:table-cell table:formula="of:=[.$E$2]*1000000/64/[.C26]" office:value-type="float" office:value="20408.4008783523" calcext:value-type="float">
            <text:p>20408.4008783523</text:p>
          </table:table-cell>
          <table:table-cell table:formula="of:=INT([.L26])" office:value-type="float" office:value="20408" calcext:value-type="float">
            <text:p>20408</text:p>
          </table:table-cell>
          <table:table-cell table:formula="of:=[.$E$2]*1000000/64/[.M26]" office:value-type="float" office:value="24.500196001568" calcext:value-type="float">
            <text:p>24.5001960016</text:p>
          </table:table-cell>
          <table:table-cell table:style-name="ce4" table:formula="of:=LN([.N26]/220)/LN(2^(1/12)) +57" office:value-type="float" office:value="19.0003400663645" calcext:value-type="float">
            <text:p>19.00</text:p>
          </table:table-cell>
          <table:table-cell table:style-name="ce5" table:formula="of:=([.O26]-[.B26])*100" office:value-type="float" office:value="0.034006636453654" calcext:value-type="float">
            <text:p>0.0340</text:p>
          </table:table-cell>
          <table:table-cell table:formula="of:=[.C26]-[.N26]" office:value-type="float" office:value="-0.000481252708723901" calcext:value-type="float">
            <text:p>-0.000481252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(((2)^(1/12))^([.B27]-57)) * 220" office:value-type="float" office:value="25.9565435987465" calcext:value-type="float">
            <text:p>25.9565435987</text:p>
          </table:table-cell>
          <table:table-cell table:formula="of:=INT([.$E$2]*1000000/[.C27]/[.$H$2])+1" office:value-type="float" office:value="19" calcext:value-type="float">
            <text:p>19</text:p>
          </table:table-cell>
          <table:table-cell table:formula="of:=[.$E$2]*1000000/[.D27]/[.C27]" office:value-type="float" office:value="64885.7780277464" calcext:value-type="float">
            <text:p>64885.7780277464</text:p>
          </table:table-cell>
          <table:table-cell table:formula="of:=MIN([.$H$2];INT([.E27]))" office:value-type="float" office:value="64885" calcext:value-type="float">
            <text:p>64885</text:p>
          </table:table-cell>
          <table:table-cell table:formula="of:=[.$E$2]*1000000/[.D27]/[.F27]" office:value-type="float" office:value="25.9568548403451" calcext:value-type="float">
            <text:p>25.9568548403</text:p>
          </table:table-cell>
          <table:table-cell table:style-name="ce4" table:formula="of:=LN([.G27]/220)/LN(2^(1/12)) +57" office:value-type="float" office:value="20.0002075888187" calcext:value-type="float">
            <text:p>20.00</text:p>
          </table:table-cell>
          <table:table-cell table:style-name="ce5" table:formula="of:=([.H27]-[.B27])*100" office:value-type="float" office:value="0.0207588818710747" calcext:value-type="float">
            <text:p>0.0208</text:p>
          </table:table-cell>
          <table:table-cell table:formula="of:=[.C27]-[.G27]" office:value-type="float" office:value="-0.000311241598534906" calcext:value-type="float">
            <text:p>-0.0003112416</text:p>
          </table:table-cell>
          <table:table-cell/>
          <table:table-cell table:formula="of:=[.$E$2]*1000000/64/[.C27]" office:value-type="float" office:value="19262.9653519872" calcext:value-type="float">
            <text:p>19262.9653519872</text:p>
          </table:table-cell>
          <table:table-cell table:formula="of:=INT([.L27])" office:value-type="float" office:value="19262" calcext:value-type="float">
            <text:p>19262</text:p>
          </table:table-cell>
          <table:table-cell table:formula="of:=[.$E$2]*1000000/64/[.M27]" office:value-type="float" office:value="25.957844460596" calcext:value-type="float">
            <text:p>25.9578444606</text:p>
          </table:table-cell>
          <table:table-cell table:style-name="ce4" table:formula="of:=LN([.N27]/220)/LN(2^(1/12)) +57" office:value-type="float" office:value="20.0008676193293" calcext:value-type="float">
            <text:p>20.00</text:p>
          </table:table-cell>
          <table:table-cell table:style-name="ce5" table:formula="of:=([.O27]-[.B27])*100" office:value-type="float" office:value="0.0867619329277147" calcext:value-type="float">
            <text:p>0.0868</text:p>
          </table:table-cell>
          <table:table-cell table:formula="of:=[.C27]-[.N27]" office:value-type="float" office:value="-0.00130086184946521" calcext:value-type="float">
            <text:p>-0.001300861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(((2)^(1/12))^([.B28]-57)) * 220" office:value-type="float" office:value="27.5" calcext:value-type="float">
            <text:p>27.5</text:p>
          </table:table-cell>
          <table:table-cell table:formula="of:=INT([.$E$2]*1000000/[.C28]/[.$H$2])+1" office:value-type="float" office:value="18" calcext:value-type="float">
            <text:p>18</text:p>
          </table:table-cell>
          <table:table-cell table:formula="of:=[.$E$2]*1000000/[.D28]/[.C28]" office:value-type="float" office:value="64646.4646464647" calcext:value-type="float">
            <text:p>64646.4646464647</text:p>
          </table:table-cell>
          <table:table-cell table:formula="of:=MIN([.$H$2];INT([.E28]))" office:value-type="float" office:value="64646" calcext:value-type="float">
            <text:p>64646</text:p>
          </table:table-cell>
          <table:table-cell table:formula="of:=[.$E$2]*1000000/[.D28]/[.F28]" office:value-type="float" office:value="27.5001976576707" calcext:value-type="float">
            <text:p>27.5001976577</text:p>
          </table:table-cell>
          <table:table-cell table:style-name="ce4" table:formula="of:=LN([.G28]/220)/LN(2^(1/12)) +57" office:value-type="float" office:value="21.0001244328945" calcext:value-type="float">
            <text:p>21.00</text:p>
          </table:table-cell>
          <table:table-cell table:style-name="ce5" table:formula="of:=([.H28]-[.B28])*100" office:value-type="float" office:value="0.0124432894487825" calcext:value-type="float">
            <text:p>0.0124</text:p>
          </table:table-cell>
          <table:table-cell table:formula="of:=[.C28]-[.G28]" office:value-type="float" office:value="-0.00019765767070723" calcext:value-type="float">
            <text:p>-0.0001976577</text:p>
          </table:table-cell>
          <table:table-cell/>
          <table:table-cell table:formula="of:=[.$E$2]*1000000/64/[.C28]" office:value-type="float" office:value="18181.8181818182" calcext:value-type="float">
            <text:p>18181.8181818182</text:p>
          </table:table-cell>
          <table:table-cell table:formula="of:=INT([.L28])" office:value-type="float" office:value="18181" calcext:value-type="float">
            <text:p>18181</text:p>
          </table:table-cell>
          <table:table-cell table:formula="of:=[.$E$2]*1000000/64/[.M28]" office:value-type="float" office:value="27.50123755569" calcext:value-type="float">
            <text:p>27.5012375557</text:p>
          </table:table-cell>
          <table:table-cell table:style-name="ce4" table:formula="of:=LN([.N28]/220)/LN(2^(1/12)) +57" office:value-type="float" office:value="21.0007790728514" calcext:value-type="float">
            <text:p>21.00</text:p>
          </table:table-cell>
          <table:table-cell table:style-name="ce5" table:formula="of:=([.O28]-[.B28])*100" office:value-type="float" office:value="0.0779072851379681" calcext:value-type="float">
            <text:p>0.0779</text:p>
          </table:table-cell>
          <table:table-cell table:formula="of:=[.C28]-[.N28]" office:value-type="float" office:value="-0.00123755569005013" calcext:value-type="float">
            <text:p>-0.001237555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(((2)^(1/12))^([.B29]-57)) * 220" office:value-type="float" office:value="29.1352350948806" calcext:value-type="float">
            <text:p>29.1352350949</text:p>
          </table:table-cell>
          <table:table-cell table:formula="of:=INT([.$E$2]*1000000/[.C29]/[.$H$2])+1" office:value-type="float" office:value="17" calcext:value-type="float">
            <text:p>17</text:p>
          </table:table-cell>
          <table:table-cell table:formula="of:=[.$E$2]*1000000/[.D29]/[.C29]" office:value-type="float" office:value="64607.4395846294" calcext:value-type="float">
            <text:p>64607.4395846294</text:p>
          </table:table-cell>
          <table:table-cell table:formula="of:=MIN([.$H$2];INT([.E29]))" office:value-type="float" office:value="64607" calcext:value-type="float">
            <text:p>64607</text:p>
          </table:table-cell>
          <table:table-cell table:formula="of:=[.$E$2]*1000000/[.D29]/[.F29]" office:value-type="float" office:value="29.1354333303894" calcext:value-type="float">
            <text:p>29.1354333304</text:p>
          </table:table-cell>
          <table:table-cell table:style-name="ce4" table:formula="of:=LN([.G29]/220)/LN(2^(1/12)) +57" office:value-type="float" office:value="22.0001177923892" calcext:value-type="float">
            <text:p>22.00</text:p>
          </table:table-cell>
          <table:table-cell table:style-name="ce5" table:formula="of:=([.H29]-[.B29])*100" office:value-type="float" office:value="0.0117792389197291" calcext:value-type="float">
            <text:p>0.0118</text:p>
          </table:table-cell>
          <table:table-cell table:formula="of:=[.C29]-[.G29]" office:value-type="float" office:value="-0.000198235508861444" calcext:value-type="float">
            <text:p>-0.0001982355</text:p>
          </table:table-cell>
          <table:table-cell/>
          <table:table-cell table:formula="of:=[.$E$2]*1000000/64/[.C29]" office:value-type="float" office:value="17161.3511396672" calcext:value-type="float">
            <text:p>17161.3511396672</text:p>
          </table:table-cell>
          <table:table-cell table:formula="of:=INT([.L29])" office:value-type="float" office:value="17161" calcext:value-type="float">
            <text:p>17161</text:p>
          </table:table-cell>
          <table:table-cell table:formula="of:=[.$E$2]*1000000/64/[.M29]" office:value-type="float" office:value="29.1358312452654" calcext:value-type="float">
            <text:p>29.1358312453</text:p>
          </table:table-cell>
          <table:table-cell table:style-name="ce4" table:formula="of:=LN([.N29]/220)/LN(2^(1/12)) +57" office:value-type="float" office:value="22.0003542326954" calcext:value-type="float">
            <text:p>22.00</text:p>
          </table:table-cell>
          <table:table-cell table:style-name="ce5" table:formula="of:=([.O29]-[.B29])*100" office:value-type="float" office:value="0.0354232695400469" calcext:value-type="float">
            <text:p>0.0354</text:p>
          </table:table-cell>
          <table:table-cell table:formula="of:=[.C29]-[.N29]" office:value-type="float" office:value="-0.000596150384851057" calcext:value-type="float">
            <text:p>-0.000596150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(((2)^(1/12))^([.B30]-57)) * 220" office:value-type="float" office:value="30.8677063285077" calcext:value-type="float">
            <text:p>30.8677063285</text:p>
          </table:table-cell>
          <table:table-cell table:formula="of:=INT([.$E$2]*1000000/[.C30]/[.$H$2])+1" office:value-type="float" office:value="16" calcext:value-type="float">
            <text:p>16</text:p>
          </table:table-cell>
          <table:table-cell table:formula="of:=[.$E$2]*1000000/[.D30]/[.C30]" office:value-type="float" office:value="64792.6340465702" calcext:value-type="float">
            <text:p>64792.6340465702</text:p>
          </table:table-cell>
          <table:table-cell table:formula="of:=MIN([.$H$2];INT([.E30]))" office:value-type="float" office:value="64792" calcext:value-type="float">
            <text:p>64792</text:p>
          </table:table-cell>
          <table:table-cell table:formula="of:=[.$E$2]*1000000/[.D30]/[.F30]" office:value-type="float" office:value="30.8680083960983" calcext:value-type="float">
            <text:p>30.8680083961</text:p>
          </table:table-cell>
          <table:table-cell table:style-name="ce4" table:formula="of:=LN([.G30]/220)/LN(2^(1/12)) +57" office:value-type="float" office:value="23.0001694156131" calcext:value-type="float">
            <text:p>23.00</text:p>
          </table:table-cell>
          <table:table-cell table:style-name="ce5" table:formula="of:=([.H30]-[.B30])*100" office:value-type="float" office:value="0.0169415613072488" calcext:value-type="float">
            <text:p>0.0169</text:p>
          </table:table-cell>
          <table:table-cell table:formula="of:=[.C30]-[.G30]" office:value-type="float" office:value="-0.000302067590574495" calcext:value-type="float">
            <text:p>-0.0003020676</text:p>
          </table:table-cell>
          <table:table-cell/>
          <table:table-cell table:formula="of:=[.$E$2]*1000000/64/[.C30]" office:value-type="float" office:value="16198.1585116426" calcext:value-type="float">
            <text:p>16198.1585116426</text:p>
          </table:table-cell>
          <table:table-cell table:formula="of:=INT([.L30])" office:value-type="float" office:value="16198" calcext:value-type="float">
            <text:p>16198</text:p>
          </table:table-cell>
          <table:table-cell table:formula="of:=[.$E$2]*1000000/64/[.M30]" office:value-type="float" office:value="30.8680083960983" calcext:value-type="float">
            <text:p>30.8680083961</text:p>
          </table:table-cell>
          <table:table-cell table:style-name="ce4" table:formula="of:=LN([.N30]/220)/LN(2^(1/12)) +57" office:value-type="float" office:value="23.0001694156131" calcext:value-type="float">
            <text:p>23.00</text:p>
          </table:table-cell>
          <table:table-cell table:style-name="ce5" table:formula="of:=([.O30]-[.B30])*100" office:value-type="float" office:value="0.0169415613072488" calcext:value-type="float">
            <text:p>0.0169</text:p>
          </table:table-cell>
          <table:table-cell table:formula="of:=[.C30]-[.N30]" office:value-type="float" office:value="-0.000302067590574495" calcext:value-type="float">
            <text:p>-0.000302067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(((2)^(1/12))^([.B31]-57)) * 220" office:value-type="float" office:value="32.7031956625748" calcext:value-type="float">
            <text:p>32.7031956626</text:p>
          </table:table-cell>
          <table:table-cell table:formula="of:=INT([.$E$2]*1000000/[.C31]/[.$H$2])+1" office:value-type="float" office:value="15" calcext:value-type="float">
            <text:p>15</text:p>
          </table:table-cell>
          <table:table-cell table:formula="of:=[.$E$2]*1000000/[.D31]/[.C31]" office:value-type="float" office:value="65233.1764560458" calcext:value-type="float">
            <text:p>65233.1764560458</text:p>
          </table:table-cell>
          <table:table-cell table:formula="of:=MIN([.$H$2];INT([.E31]))" office:value-type="float" office:value="65233" calcext:value-type="float">
            <text:p>65233</text:p>
          </table:table-cell>
          <table:table-cell table:formula="of:=[.$E$2]*1000000/[.D31]/[.F31]" office:value-type="float" office:value="32.7032841251105" calcext:value-type="float">
            <text:p>32.7032841251</text:p>
          </table:table-cell>
          <table:table-cell table:style-name="ce4" table:formula="of:=LN([.G31]/220)/LN(2^(1/12)) +57" office:value-type="float" office:value="24.0000468300249" calcext:value-type="float">
            <text:p>24.00</text:p>
          </table:table-cell>
          <table:table-cell table:style-name="ce5" table:formula="of:=([.H31]-[.B31])*100" office:value-type="float" office:value="0.00468300249210074" calcext:value-type="float">
            <text:p>0.0047</text:p>
          </table:table-cell>
          <table:table-cell table:formula="of:=[.C31]-[.G31]" office:value-type="float" office:value="-0.0000884625357215896" calcext:value-type="float">
            <text:p>-8.84625357215896E-05</text:p>
          </table:table-cell>
          <table:table-cell/>
          <table:table-cell table:formula="of:=[.$E$2]*1000000/64/[.C31]" office:value-type="float" office:value="15289.0257318857" calcext:value-type="float">
            <text:p>15289.0257318857</text:p>
          </table:table-cell>
          <table:table-cell table:formula="of:=INT([.L31])" office:value-type="float" office:value="15289" calcext:value-type="float">
            <text:p>15289</text:p>
          </table:table-cell>
          <table:table-cell table:formula="of:=[.$E$2]*1000000/64/[.M31]" office:value-type="float" office:value="32.7032507031199" calcext:value-type="float">
            <text:p>32.7032507031</text:p>
          </table:table-cell>
          <table:table-cell table:style-name="ce4" table:formula="of:=LN([.N31]/220)/LN(2^(1/12)) +57" office:value-type="float" office:value="24.0000291372093" calcext:value-type="float">
            <text:p>24.00</text:p>
          </table:table-cell>
          <table:table-cell table:style-name="ce5" table:formula="of:=([.O31]-[.B31])*100" office:value-type="float" office:value="0.00291372092746656" calcext:value-type="float">
            <text:p>0.0029</text:p>
          </table:table-cell>
          <table:table-cell table:formula="of:=[.C31]-[.N31]" office:value-type="float" office:value="-0.0000550405451065217" calcext:value-type="float">
            <text:p>-5.50405451065217E-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(((2)^(1/12))^([.B32]-57)) * 220" office:value-type="float" office:value="34.647828872109" calcext:value-type="float">
            <text:p>34.6478288721</text:p>
          </table:table-cell>
          <table:table-cell table:formula="of:=INT([.$E$2]*1000000/[.C32]/[.$H$2])+1" office:value-type="float" office:value="15" calcext:value-type="float">
            <text:p>15</text:p>
          </table:table-cell>
          <table:table-cell table:formula="of:=[.$E$2]*1000000/[.D32]/[.C32]" office:value-type="float" office:value="61571.9195914939" calcext:value-type="float">
            <text:p>61571.9195914939</text:p>
          </table:table-cell>
          <table:table-cell table:formula="of:=MIN([.$H$2];INT([.E32]))" office:value-type="float" office:value="61571" calcext:value-type="float">
            <text:p>61571</text:p>
          </table:table-cell>
          <table:table-cell table:formula="of:=[.$E$2]*1000000/[.D32]/[.F32]" office:value-type="float" office:value="34.6483463535322" calcext:value-type="float">
            <text:p>34.6483463535</text:p>
          </table:table-cell>
          <table:table-cell table:style-name="ce4" table:formula="of:=LN([.G32]/220)/LN(2^(1/12)) +57" office:value-type="float" office:value="25.0002585659185" calcext:value-type="float">
            <text:p>25.00</text:p>
          </table:table-cell>
          <table:table-cell table:style-name="ce5" table:formula="of:=([.H32]-[.B32])*100" office:value-type="float" office:value="0.0258565918489495" calcext:value-type="float">
            <text:p>0.0259</text:p>
          </table:table-cell>
          <table:table-cell table:formula="of:=[.C32]-[.G32]" office:value-type="float" office:value="-0.000517481423273125" calcext:value-type="float">
            <text:p>-0.0005174814</text:p>
          </table:table-cell>
          <table:table-cell/>
          <table:table-cell table:formula="of:=[.$E$2]*1000000/64/[.C32]" office:value-type="float" office:value="14430.9186542564" calcext:value-type="float">
            <text:p>14430.9186542564</text:p>
          </table:table-cell>
          <table:table-cell table:formula="of:=INT([.L32])" office:value-type="float" office:value="14430" calcext:value-type="float">
            <text:p>14430</text:p>
          </table:table-cell>
          <table:table-cell table:formula="of:=[.$E$2]*1000000/64/[.M32]" office:value-type="float" office:value="34.6500346500346" calcext:value-type="float">
            <text:p>34.65003465</text:p>
          </table:table-cell>
          <table:table-cell table:style-name="ce4" table:formula="of:=LN([.N32]/220)/LN(2^(1/12)) +57" office:value-type="float" office:value="25.0011021170515" calcext:value-type="float">
            <text:p>25.00</text:p>
          </table:table-cell>
          <table:table-cell table:style-name="ce5" table:formula="of:=([.O32]-[.B32])*100" office:value-type="float" office:value="0.110211705147023" calcext:value-type="float">
            <text:p>0.1102</text:p>
          </table:table-cell>
          <table:table-cell table:formula="of:=[.C32]-[.N32]" office:value-type="float" office:value="-0.00220577792568122" calcext:value-type="float">
            <text:p>-0.002205777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(((2)^(1/12))^([.B33]-57)) * 220" office:value-type="float" office:value="36.7080959896759" calcext:value-type="float">
            <text:p>36.7080959897</text:p>
          </table:table-cell>
          <table:table-cell table:formula="of:=INT([.$E$2]*1000000/[.C33]/[.$H$2])+1" office:value-type="float" office:value="14" calcext:value-type="float">
            <text:p>14</text:p>
          </table:table-cell>
          <table:table-cell table:formula="of:=[.$E$2]*1000000/[.D33]/[.C33]" office:value-type="float" office:value="62267.3070909791" calcext:value-type="float">
            <text:p>62267.3070909791</text:p>
          </table:table-cell>
          <table:table-cell table:formula="of:=MIN([.$H$2];INT([.E33]))" office:value-type="float" office:value="62267" calcext:value-type="float">
            <text:p>62267</text:p>
          </table:table-cell>
          <table:table-cell table:formula="of:=[.$E$2]*1000000/[.D33]/[.F33]" office:value-type="float" office:value="36.7082770281897" calcext:value-type="float">
            <text:p>36.7082770282</text:p>
          </table:table-cell>
          <table:table-cell table:style-name="ce4" table:formula="of:=LN([.G33]/220)/LN(2^(1/12)) +57" office:value-type="float" office:value="26.00008538151" calcext:value-type="float">
            <text:p>26.00</text:p>
          </table:table-cell>
          <table:table-cell table:style-name="ce5" table:formula="of:=([.H33]-[.B33])*100" office:value-type="float" office:value="0.00853815099652877" calcext:value-type="float">
            <text:p>0.0085</text:p>
          </table:table-cell>
          <table:table-cell table:formula="of:=[.C33]-[.G33]" office:value-type="float" office:value="-0.000181038513765941" calcext:value-type="float">
            <text:p>-0.0001810385</text:p>
          </table:table-cell>
          <table:table-cell/>
          <table:table-cell table:formula="of:=[.$E$2]*1000000/64/[.C33]" office:value-type="float" office:value="13620.9734261517" calcext:value-type="float">
            <text:p>13620.9734261517</text:p>
          </table:table-cell>
          <table:table-cell table:formula="of:=INT([.L33])" office:value-type="float" office:value="13620" calcext:value-type="float">
            <text:p>13620</text:p>
          </table:table-cell>
          <table:table-cell table:formula="of:=[.$E$2]*1000000/64/[.M33]" office:value-type="float" office:value="36.7107195301028" calcext:value-type="float">
            <text:p>36.7107195301</text:p>
          </table:table-cell>
          <table:table-cell table:style-name="ce4" table:formula="of:=LN([.N33]/220)/LN(2^(1/12)) +57" office:value-type="float" office:value="26.001237274801" calcext:value-type="float">
            <text:p>26.00</text:p>
          </table:table-cell>
          <table:table-cell table:style-name="ce5" table:formula="of:=([.O33]-[.B33])*100" office:value-type="float" office:value="0.123727480099944" calcext:value-type="float">
            <text:p>0.1237</text:p>
          </table:table-cell>
          <table:table-cell table:formula="of:=[.C33]-[.N33]" office:value-type="float" office:value="-0.00262354042689594" calcext:value-type="float">
            <text:p>-0.002623540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(((2)^(1/12))^([.B34]-57)) * 220" office:value-type="float" office:value="38.8908729652601" calcext:value-type="float">
            <text:p>38.8908729653</text:p>
          </table:table-cell>
          <table:table-cell table:formula="of:=INT([.$E$2]*1000000/[.C34]/[.$H$2])+1" office:value-type="float" office:value="13" calcext:value-type="float">
            <text:p>13</text:p>
          </table:table-cell>
          <table:table-cell table:formula="of:=[.$E$2]*1000000/[.D34]/[.C34]" office:value-type="float" office:value="63293.4741201946" calcext:value-type="float">
            <text:p>63293.4741201946</text:p>
          </table:table-cell>
          <table:table-cell table:formula="of:=MIN([.$H$2];INT([.E34]))" office:value-type="float" office:value="63293" calcext:value-type="float">
            <text:p>63293</text:p>
          </table:table-cell>
          <table:table-cell table:formula="of:=[.$E$2]*1000000/[.D34]/[.F34]" office:value-type="float" office:value="38.8911642920775" calcext:value-type="float">
            <text:p>38.8911642921</text:p>
          </table:table-cell>
          <table:table-cell table:style-name="ce4" table:formula="of:=LN([.G34]/220)/LN(2^(1/12)) +57" office:value-type="float" office:value="27.0001296841594" calcext:value-type="float">
            <text:p>27.00</text:p>
          </table:table-cell>
          <table:table-cell table:style-name="ce5" table:formula="of:=([.H34]-[.B34])*100" office:value-type="float" office:value="0.0129684159364984" calcext:value-type="float">
            <text:p>0.0130</text:p>
          </table:table-cell>
          <table:table-cell table:formula="of:=[.C34]-[.G34]" office:value-type="float" office:value="-0.000291326817446702" calcext:value-type="float">
            <text:p>-0.0002913268</text:p>
          </table:table-cell>
          <table:table-cell/>
          <table:table-cell table:formula="of:=[.$E$2]*1000000/64/[.C34]" office:value-type="float" office:value="12856.4869306645" calcext:value-type="float">
            <text:p>12856.4869306645</text:p>
          </table:table-cell>
          <table:table-cell table:formula="of:=INT([.L34])" office:value-type="float" office:value="12856" calcext:value-type="float">
            <text:p>12856</text:p>
          </table:table-cell>
          <table:table-cell table:formula="of:=[.$E$2]*1000000/64/[.M34]" office:value-type="float" office:value="38.8923459863099" calcext:value-type="float">
            <text:p>38.8923459863</text:p>
          </table:table-cell>
          <table:table-cell table:style-name="ce4" table:formula="of:=LN([.N34]/220)/LN(2^(1/12)) +57" office:value-type="float" office:value="27.0006557054931" calcext:value-type="float">
            <text:p>27.00</text:p>
          </table:table-cell>
          <table:table-cell table:style-name="ce5" table:formula="of:=([.O34]-[.B34])*100" office:value-type="float" office:value="0.065570549307381" calcext:value-type="float">
            <text:p>0.0656</text:p>
          </table:table-cell>
          <table:table-cell table:formula="of:=[.C34]-[.N34]" office:value-type="float" office:value="-0.00147302104983282" calcext:value-type="float">
            <text:p>-0.00147302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(((2)^(1/12))^([.B35]-57)) * 220" office:value-type="float" office:value="41.2034446141087" calcext:value-type="float">
            <text:p>41.2034446141</text:p>
          </table:table-cell>
          <table:table-cell table:formula="of:=INT([.$E$2]*1000000/[.C35]/[.$H$2])+1" office:value-type="float" office:value="12" calcext:value-type="float">
            <text:p>12</text:p>
          </table:table-cell>
          <table:table-cell table:formula="of:=[.$E$2]*1000000/[.D35]/[.C35]" office:value-type="float" office:value="64719.5080809714" calcext:value-type="float">
            <text:p>64719.5080809714</text:p>
          </table:table-cell>
          <table:table-cell table:formula="of:=MIN([.$H$2];INT([.E35]))" office:value-type="float" office:value="64719" calcext:value-type="float">
            <text:p>64719</text:p>
          </table:table-cell>
          <table:table-cell table:formula="of:=[.$E$2]*1000000/[.D35]/[.F35]" office:value-type="float" office:value="41.2037680845913" calcext:value-type="float">
            <text:p>41.2037680846</text:p>
          </table:table-cell>
          <table:table-cell table:style-name="ce4" table:formula="of:=LN([.G35]/220)/LN(2^(1/12)) +57" office:value-type="float" office:value="28.0001359111891" calcext:value-type="float">
            <text:p>28.00</text:p>
          </table:table-cell>
          <table:table-cell table:style-name="ce5" table:formula="of:=([.H35]-[.B35])*100" office:value-type="float" office:value="0.0135911189101279" calcext:value-type="float">
            <text:p>0.0136</text:p>
          </table:table-cell>
          <table:table-cell table:formula="of:=[.C35]-[.G35]" office:value-type="float" office:value="-0.000323470482641142" calcext:value-type="float">
            <text:p>-0.0003234705</text:p>
          </table:table-cell>
          <table:table-cell/>
          <table:table-cell table:formula="of:=[.$E$2]*1000000/64/[.C35]" office:value-type="float" office:value="12134.9077651821" calcext:value-type="float">
            <text:p>12134.9077651821</text:p>
          </table:table-cell>
          <table:table-cell table:formula="of:=INT([.L35])" office:value-type="float" office:value="12134" calcext:value-type="float">
            <text:p>12134</text:p>
          </table:table-cell>
          <table:table-cell table:formula="of:=[.$E$2]*1000000/64/[.M35]" office:value-type="float" office:value="41.2065271138948" calcext:value-type="float">
            <text:p>41.2065271139</text:p>
          </table:table-cell>
          <table:table-cell table:style-name="ce4" table:formula="of:=LN([.N35]/220)/LN(2^(1/12)) +57" office:value-type="float" office:value="28.0012951171992" calcext:value-type="float">
            <text:p>28.00</text:p>
          </table:table-cell>
          <table:table-cell table:style-name="ce5" table:formula="of:=([.O35]-[.B35])*100" office:value-type="float" office:value="0.129511719919861" calcext:value-type="float">
            <text:p>0.1295</text:p>
          </table:table-cell>
          <table:table-cell table:formula="of:=[.C35]-[.N35]" office:value-type="float" office:value="-0.00308249978615294" calcext:value-type="float">
            <text:p>-0.003082499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(((2)^(1/12))^([.B36]-57)) * 220" office:value-type="float" office:value="43.6535289291254" calcext:value-type="float">
            <text:p>43.6535289291</text:p>
          </table:table-cell>
          <table:table-cell table:formula="of:=INT([.$E$2]*1000000/[.C36]/[.$H$2])+1" office:value-type="float" office:value="12" calcext:value-type="float">
            <text:p>12</text:p>
          </table:table-cell>
          <table:table-cell table:formula="of:=[.$E$2]*1000000/[.D36]/[.C36]" office:value-type="float" office:value="61087.0812070242" calcext:value-type="float">
            <text:p>61087.0812070242</text:p>
          </table:table-cell>
          <table:table-cell table:formula="of:=MIN([.$H$2];INT([.E36]))" office:value-type="float" office:value="61087" calcext:value-type="float">
            <text:p>61087</text:p>
          </table:table-cell>
          <table:table-cell table:formula="of:=[.$E$2]*1000000/[.D36]/[.F36]" office:value-type="float" office:value="43.6535869606736" calcext:value-type="float">
            <text:p>43.6535869607</text:p>
          </table:table-cell>
          <table:table-cell table:style-name="ce4" table:formula="of:=LN([.G36]/220)/LN(2^(1/12)) +57" office:value-type="float" office:value="29.0000230144338" calcext:value-type="float">
            <text:p>29.00</text:p>
          </table:table-cell>
          <table:table-cell table:style-name="ce5" table:formula="of:=([.H36]-[.B36])*100" office:value-type="float" office:value="0.00230144338253524" calcext:value-type="float">
            <text:p>0.0023</text:p>
          </table:table-cell>
          <table:table-cell table:formula="of:=[.C36]-[.G36]" office:value-type="float" office:value="-0.0000580315481357729" calcext:value-type="float">
            <text:p>-5.80315481357729E-05</text:p>
          </table:table-cell>
          <table:table-cell/>
          <table:table-cell table:formula="of:=[.$E$2]*1000000/64/[.C36]" office:value-type="float" office:value="11453.827726317" calcext:value-type="float">
            <text:p>11453.827726317</text:p>
          </table:table-cell>
          <table:table-cell table:formula="of:=INT([.L36])" office:value-type="float" office:value="11453" calcext:value-type="float">
            <text:p>11453</text:p>
          </table:table-cell>
          <table:table-cell table:formula="of:=[.$E$2]*1000000/64/[.M36]" office:value-type="float" office:value="43.6566838382956" calcext:value-type="float">
            <text:p>43.6566838383</text:p>
          </table:table-cell>
          <table:table-cell table:style-name="ce4" table:formula="of:=LN([.N36]/220)/LN(2^(1/12)) +57" office:value-type="float" office:value="29.0012511448561" calcext:value-type="float">
            <text:p>29.00</text:p>
          </table:table-cell>
          <table:table-cell table:style-name="ce5" table:formula="of:=([.O36]-[.B36])*100" office:value-type="float" office:value="0.125114485612343" calcext:value-type="float">
            <text:p>0.1251</text:p>
          </table:table-cell>
          <table:table-cell table:formula="of:=[.C36]-[.N36]" office:value-type="float" office:value="-0.00315490917020611" calcext:value-type="float">
            <text:p>-0.003154909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(((2)^(1/12))^([.B37]-57)) * 220" office:value-type="float" office:value="46.2493028389543" calcext:value-type="float">
            <text:p>46.249302839</text:p>
          </table:table-cell>
          <table:table-cell table:formula="of:=INT([.$E$2]*1000000/[.C37]/[.$H$2])+1" office:value-type="float" office:value="11" calcext:value-type="float">
            <text:p>11</text:p>
          </table:table-cell>
          <table:table-cell table:formula="of:=[.$E$2]*1000000/[.D37]/[.C37]" office:value-type="float" office:value="62900.2110414663" calcext:value-type="float">
            <text:p>62900.2110414663</text:p>
          </table:table-cell>
          <table:table-cell table:formula="of:=MIN([.$H$2];INT([.E37]))" office:value-type="float" office:value="62900" calcext:value-type="float">
            <text:p>62900</text:p>
          </table:table-cell>
          <table:table-cell table:formula="of:=[.$E$2]*1000000/[.D37]/[.F37]" office:value-type="float" office:value="46.2494580141639" calcext:value-type="float">
            <text:p>46.2494580142</text:p>
          </table:table-cell>
          <table:table-cell table:style-name="ce4" table:formula="of:=LN([.G37]/220)/LN(2^(1/12)) +57" office:value-type="float" office:value="30.0000580860985" calcext:value-type="float">
            <text:p>30.00</text:p>
          </table:table-cell>
          <table:table-cell table:style-name="ce5" table:formula="of:=([.H37]-[.B37])*100" office:value-type="float" office:value="0.00580860984626952" calcext:value-type="float">
            <text:p>0.0058</text:p>
          </table:table-cell>
          <table:table-cell table:formula="of:=[.C37]-[.G37]" office:value-type="float" office:value="-0.000155175209648917" calcext:value-type="float">
            <text:p>-0.0001551752</text:p>
          </table:table-cell>
          <table:table-cell/>
          <table:table-cell table:formula="of:=[.$E$2]*1000000/64/[.C37]" office:value-type="float" office:value="10810.973772752" calcext:value-type="float">
            <text:p>10810.973772752</text:p>
          </table:table-cell>
          <table:table-cell table:formula="of:=INT([.L37])" office:value-type="float" office:value="10810" calcext:value-type="float">
            <text:p>10810</text:p>
          </table:table-cell>
          <table:table-cell table:formula="of:=[.$E$2]*1000000/64/[.M37]" office:value-type="float" office:value="46.2534690101758" calcext:value-type="float">
            <text:p>46.2534690102</text:p>
          </table:table-cell>
          <table:table-cell table:style-name="ce4" table:formula="of:=LN([.N37]/220)/LN(2^(1/12)) +57" office:value-type="float" office:value="30.00155943813" calcext:value-type="float">
            <text:p>30.00</text:p>
          </table:table-cell>
          <table:table-cell table:style-name="ce5" table:formula="of:=([.O37]-[.B37])*100" office:value-type="float" office:value="0.155943813004455" calcext:value-type="float">
            <text:p>0.1559</text:p>
          </table:table-cell>
          <table:table-cell table:formula="of:=[.C37]-[.N37]" office:value-type="float" office:value="-0.00416617122151308" calcext:value-type="float">
            <text:p>-0.004166171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(((2)^(1/12))^([.B38]-57)) * 220" office:value-type="float" office:value="48.9994294977186" calcext:value-type="float">
            <text:p>48.9994294977</text:p>
          </table:table-cell>
          <table:table-cell table:formula="of:=INT([.$E$2]*1000000/[.C38]/[.$H$2])+1" office:value-type="float" office:value="10" calcext:value-type="float">
            <text:p>10</text:p>
          </table:table-cell>
          <table:table-cell table:formula="of:=[.$E$2]*1000000/[.D38]/[.C38]" office:value-type="float" office:value="65306.8828107272" calcext:value-type="float">
            <text:p>65306.8828107272</text:p>
          </table:table-cell>
          <table:table-cell table:formula="of:=MIN([.$H$2];INT([.E38]))" office:value-type="float" office:value="65306" calcext:value-type="float">
            <text:p>65306</text:p>
          </table:table-cell>
          <table:table-cell table:formula="of:=[.$E$2]*1000000/[.D38]/[.F38]" office:value-type="float" office:value="49.0000918751723" calcext:value-type="float">
            <text:p>49.0000918752</text:p>
          </table:table-cell>
          <table:table-cell table:style-name="ce4" table:formula="of:=LN([.G38]/220)/LN(2^(1/12)) +57" office:value-type="float" office:value="31.0002340277555" calcext:value-type="float">
            <text:p>31.00</text:p>
          </table:table-cell>
          <table:table-cell table:style-name="ce5" table:formula="of:=([.H38]-[.B38])*100" office:value-type="float" office:value="0.0234027755457333" calcext:value-type="float">
            <text:p>0.0234</text:p>
          </table:table-cell>
          <table:table-cell table:formula="of:=[.C38]-[.G38]" office:value-type="float" office:value="-0.000662377453657825" calcext:value-type="float">
            <text:p>-0.0006623775</text:p>
          </table:table-cell>
          <table:table-cell/>
          <table:table-cell table:formula="of:=[.$E$2]*1000000/64/[.C38]" office:value-type="float" office:value="10204.2004391761" calcext:value-type="float">
            <text:p>10204.2004391761</text:p>
          </table:table-cell>
          <table:table-cell table:formula="of:=INT([.L38])" office:value-type="float" office:value="10204" calcext:value-type="float">
            <text:p>10204</text:p>
          </table:table-cell>
          <table:table-cell table:formula="of:=[.$E$2]*1000000/64/[.M38]" office:value-type="float" office:value="49.000392003136" calcext:value-type="float">
            <text:p>49.0003920031</text:p>
          </table:table-cell>
          <table:table-cell table:style-name="ce4" table:formula="of:=LN([.N38]/220)/LN(2^(1/12)) +57" office:value-type="float" office:value="31.0003400663645" calcext:value-type="float">
            <text:p>31.00</text:p>
          </table:table-cell>
          <table:table-cell table:style-name="ce5" table:formula="of:=([.O38]-[.B38])*100" office:value-type="float" office:value="0.0340066364529434" calcext:value-type="float">
            <text:p>0.0340</text:p>
          </table:table-cell>
          <table:table-cell table:formula="of:=[.C38]-[.N38]" office:value-type="float" office:value="-0.000962505417419379" calcext:value-type="float">
            <text:p>-0.000962505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(((2)^(1/12))^([.B39]-57)) * 220" office:value-type="float" office:value="51.9130871974931" calcext:value-type="float">
            <text:p>51.9130871975</text:p>
          </table:table-cell>
          <table:table-cell table:formula="of:=INT([.$E$2]*1000000/[.C39]/[.$H$2])+1" office:value-type="float" office:value="10" calcext:value-type="float">
            <text:p>10</text:p>
          </table:table-cell>
          <table:table-cell table:formula="of:=[.$E$2]*1000000/[.D39]/[.C39]" office:value-type="float" office:value="61641.4891263591" calcext:value-type="float">
            <text:p>61641.4891263591</text:p>
          </table:table-cell>
          <table:table-cell table:formula="of:=MIN([.$H$2];INT([.E39]))" office:value-type="float" office:value="61641" calcext:value-type="float">
            <text:p>61641</text:p>
          </table:table-cell>
          <table:table-cell table:formula="of:=[.$E$2]*1000000/[.D39]/[.F39]" office:value-type="float" office:value="51.9134991320712" calcext:value-type="float">
            <text:p>51.9134991321</text:p>
          </table:table-cell>
          <table:table-cell table:style-name="ce4" table:formula="of:=LN([.G39]/220)/LN(2^(1/12)) +57" office:value-type="float" office:value="32.0001373742878" calcext:value-type="float">
            <text:p>32.00</text:p>
          </table:table-cell>
          <table:table-cell table:style-name="ce5" table:formula="of:=([.H39]-[.B39])*100" office:value-type="float" office:value="0.0137374287803027" calcext:value-type="float">
            <text:p>0.0137</text:p>
          </table:table-cell>
          <table:table-cell table:formula="of:=[.C39]-[.G39]" office:value-type="float" office:value="-0.000411934578096407" calcext:value-type="float">
            <text:p>-0.0004119346</text:p>
          </table:table-cell>
          <table:table-cell/>
          <table:table-cell table:formula="of:=[.$E$2]*1000000/64/[.C39]" office:value-type="float" office:value="9631.4826759936" calcext:value-type="float">
            <text:p>9631.4826759936</text:p>
          </table:table-cell>
          <table:table-cell table:formula="of:=INT([.L39])" office:value-type="float" office:value="9631" calcext:value-type="float">
            <text:p>9631</text:p>
          </table:table-cell>
          <table:table-cell table:formula="of:=[.$E$2]*1000000/64/[.M39]" office:value-type="float" office:value="51.915688921192" calcext:value-type="float">
            <text:p>51.9156889212</text:p>
          </table:table-cell>
          <table:table-cell table:style-name="ce4" table:formula="of:=LN([.N39]/220)/LN(2^(1/12)) +57" office:value-type="float" office:value="32.0008676193293" calcext:value-type="float">
            <text:p>32.00</text:p>
          </table:table-cell>
          <table:table-cell table:style-name="ce5" table:formula="of:=([.O39]-[.B39])*100" office:value-type="float" office:value="0.0867619329270042" calcext:value-type="float">
            <text:p>0.0868</text:p>
          </table:table-cell>
          <table:table-cell table:formula="of:=[.C39]-[.N39]" office:value-type="float" office:value="-0.00260172369889489" calcext:value-type="float">
            <text:p>-0.002601723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(((2)^(1/12))^([.B40]-57)) * 220" office:value-type="float" office:value="55" calcext:value-type="float">
            <text:p>55</text:p>
          </table:table-cell>
          <table:table-cell table:formula="of:=INT([.$E$2]*1000000/[.C40]/[.$H$2])+1" office:value-type="float" office:value="9" calcext:value-type="float">
            <text:p>9</text:p>
          </table:table-cell>
          <table:table-cell table:formula="of:=[.$E$2]*1000000/[.D40]/[.C40]" office:value-type="float" office:value="64646.4646464647" calcext:value-type="float">
            <text:p>64646.4646464647</text:p>
          </table:table-cell>
          <table:table-cell table:formula="of:=MIN([.$H$2];INT([.E40]))" office:value-type="float" office:value="64646" calcext:value-type="float">
            <text:p>64646</text:p>
          </table:table-cell>
          <table:table-cell table:formula="of:=[.$E$2]*1000000/[.D40]/[.F40]" office:value-type="float" office:value="55.0003953153413" calcext:value-type="float">
            <text:p>55.0003953153</text:p>
          </table:table-cell>
          <table:table-cell table:style-name="ce4" table:formula="of:=LN([.G40]/220)/LN(2^(1/12)) +57" office:value-type="float" office:value="33.0001244328945" calcext:value-type="float">
            <text:p>33.00</text:p>
          </table:table-cell>
          <table:table-cell table:style-name="ce5" table:formula="of:=([.H40]-[.B40])*100" office:value-type="float" office:value="0.0124432894473614" calcext:value-type="float">
            <text:p>0.0124</text:p>
          </table:table-cell>
          <table:table-cell table:formula="of:=[.C40]-[.G40]" office:value-type="float" office:value="-0.000395315341386038" calcext:value-type="float">
            <text:p>-0.0003953153</text:p>
          </table:table-cell>
          <table:table-cell/>
          <table:table-cell table:formula="of:=[.$E$2]*1000000/64/[.C40]" office:value-type="float" office:value="9090.9090909091" calcext:value-type="float">
            <text:p>9090.9090909091</text:p>
          </table:table-cell>
          <table:table-cell table:formula="of:=INT([.L40])" office:value-type="float" office:value="9090" calcext:value-type="float">
            <text:p>9090</text:p>
          </table:table-cell>
          <table:table-cell table:formula="of:=[.$E$2]*1000000/64/[.M40]" office:value-type="float" office:value="55.005500550055" calcext:value-type="float">
            <text:p>55.0055005501</text:p>
          </table:table-cell>
          <table:table-cell table:style-name="ce4" table:formula="of:=LN([.N40]/220)/LN(2^(1/12)) +57" office:value-type="float" office:value="33.0017313206166" calcext:value-type="float">
            <text:p>33.00</text:p>
          </table:table-cell>
          <table:table-cell table:style-name="ce5" table:formula="of:=([.O40]-[.B40])*100" office:value-type="float" office:value="0.173132061655679" calcext:value-type="float">
            <text:p>0.1731</text:p>
          </table:table-cell>
          <table:table-cell table:formula="of:=[.C40]-[.N40]" office:value-type="float" office:value="-0.00550055005506067" calcext:value-type="float">
            <text:p>-0.005500550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(((2)^(1/12))^([.B41]-57)) * 220" office:value-type="float" office:value="58.2704701897612" calcext:value-type="float">
            <text:p>58.2704701898</text:p>
          </table:table-cell>
          <table:table-cell table:formula="of:=INT([.$E$2]*1000000/[.C41]/[.$H$2])+1" office:value-type="float" office:value="9" calcext:value-type="float">
            <text:p>9</text:p>
          </table:table-cell>
          <table:table-cell table:formula="of:=[.$E$2]*1000000/[.D41]/[.C41]" office:value-type="float" office:value="61018.1373854833" calcext:value-type="float">
            <text:p>61018.1373854833</text:p>
          </table:table-cell>
          <table:table-cell table:formula="of:=MIN([.$H$2];INT([.E41]))" office:value-type="float" office:value="61018" calcext:value-type="float">
            <text:p>61018</text:p>
          </table:table-cell>
          <table:table-cell table:formula="of:=[.$E$2]*1000000/[.D41]/[.F41]" office:value-type="float" office:value="58.2706013890255" calcext:value-type="float">
            <text:p>58.270601389</text:p>
          </table:table-cell>
          <table:table-cell table:style-name="ce4" table:formula="of:=LN([.G41]/220)/LN(2^(1/12)) +57" office:value-type="float" office:value="34.0000389796714" calcext:value-type="float">
            <text:p>34.00</text:p>
          </table:table-cell>
          <table:table-cell table:style-name="ce5" table:formula="of:=([.H41]-[.B41])*100" office:value-type="float" office:value="0.00389796713662349" calcext:value-type="float">
            <text:p>0.0039</text:p>
          </table:table-cell>
          <table:table-cell table:formula="of:=[.C41]-[.G41]" office:value-type="float" office:value="-0.000131199264274073" calcext:value-type="float">
            <text:p>-0.0001311993</text:p>
          </table:table-cell>
          <table:table-cell/>
          <table:table-cell table:formula="of:=[.$E$2]*1000000/64/[.C41]" office:value-type="float" office:value="8580.67556983359" calcext:value-type="float">
            <text:p>8580.6755698336</text:p>
          </table:table-cell>
          <table:table-cell table:formula="of:=INT([.L41])" office:value-type="float" office:value="8580" calcext:value-type="float">
            <text:p>8580</text:p>
          </table:table-cell>
          <table:table-cell table:formula="of:=[.$E$2]*1000000/64/[.M41]" office:value-type="float" office:value="58.2750582750583" calcext:value-type="float">
            <text:p>58.2750582751</text:p>
          </table:table-cell>
          <table:table-cell table:style-name="ce4" table:formula="of:=LN([.N41]/220)/LN(2^(1/12)) +57" office:value-type="float" office:value="34.0013630809513" calcext:value-type="float">
            <text:p>34.00</text:p>
          </table:table-cell>
          <table:table-cell table:style-name="ce5" table:formula="of:=([.O41]-[.B41])*100" office:value-type="float" office:value="0.136308095129323" calcext:value-type="float">
            <text:p>0.1363</text:p>
          </table:table-cell>
          <table:table-cell table:formula="of:=[.C41]-[.N41]" office:value-type="float" office:value="-0.00458808529709387" calcext:value-type="float">
            <text:p>-0.004588085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(((2)^(1/12))^([.B42]-57)) * 220" office:value-type="float" office:value="61.7354126570155" calcext:value-type="float">
            <text:p>61.735412657</text:p>
          </table:table-cell>
          <table:table-cell table:formula="of:=INT([.$E$2]*1000000/[.C42]/[.$H$2])+1" office:value-type="float" office:value="8" calcext:value-type="float">
            <text:p>8</text:p>
          </table:table-cell>
          <table:table-cell table:formula="of:=[.$E$2]*1000000/[.D42]/[.C42]" office:value-type="float" office:value="64792.6340465702" calcext:value-type="float">
            <text:p>64792.6340465702</text:p>
          </table:table-cell>
          <table:table-cell table:formula="of:=MIN([.$H$2];INT([.E42]))" office:value-type="float" office:value="64792" calcext:value-type="float">
            <text:p>64792</text:p>
          </table:table-cell>
          <table:table-cell table:formula="of:=[.$E$2]*1000000/[.D42]/[.F42]" office:value-type="float" office:value="61.7360167921966" calcext:value-type="float">
            <text:p>61.7360167922</text:p>
          </table:table-cell>
          <table:table-cell table:style-name="ce4" table:formula="of:=LN([.G42]/220)/LN(2^(1/12)) +57" office:value-type="float" office:value="35.0001694156131" calcext:value-type="float">
            <text:p>35.00</text:p>
          </table:table-cell>
          <table:table-cell table:style-name="ce5" table:formula="of:=([.H42]-[.B42])*100" office:value-type="float" office:value="0.0169415613058277" calcext:value-type="float">
            <text:p>0.0169</text:p>
          </table:table-cell>
          <table:table-cell table:formula="of:=[.C42]-[.G42]" office:value-type="float" office:value="-0.000604135181113463" calcext:value-type="float">
            <text:p>-0.0006041352</text:p>
          </table:table-cell>
          <table:table-cell/>
          <table:table-cell table:formula="of:=[.$E$2]*1000000/64/[.C42]" office:value-type="float" office:value="8099.07925582128" calcext:value-type="float">
            <text:p>8099.0792558213</text:p>
          </table:table-cell>
          <table:table-cell table:formula="of:=INT([.L42])" office:value-type="float" office:value="8099" calcext:value-type="float">
            <text:p>8099</text:p>
          </table:table-cell>
          <table:table-cell table:formula="of:=[.$E$2]*1000000/64/[.M42]" office:value-type="float" office:value="61.7360167921966" calcext:value-type="float">
            <text:p>61.7360167922</text:p>
          </table:table-cell>
          <table:table-cell table:style-name="ce4" table:formula="of:=LN([.N42]/220)/LN(2^(1/12)) +57" office:value-type="float" office:value="35.0001694156131" calcext:value-type="float">
            <text:p>35.00</text:p>
          </table:table-cell>
          <table:table-cell table:style-name="ce5" table:formula="of:=([.O42]-[.B42])*100" office:value-type="float" office:value="0.0169415613058277" calcext:value-type="float">
            <text:p>0.0169</text:p>
          </table:table-cell>
          <table:table-cell table:formula="of:=[.C42]-[.N42]" office:value-type="float" office:value="-0.000604135181113463" calcext:value-type="float">
            <text:p>-0.00060413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(((2)^(1/12))^([.B43]-57)) * 220" office:value-type="float" office:value="65.4063913251496" calcext:value-type="float">
            <text:p>65.4063913251</text:p>
          </table:table-cell>
          <table:table-cell table:formula="of:=INT([.$E$2]*1000000/[.C43]/[.$H$2])+1" office:value-type="float" office:value="8" calcext:value-type="float">
            <text:p>8</text:p>
          </table:table-cell>
          <table:table-cell table:formula="of:=[.$E$2]*1000000/[.D43]/[.C43]" office:value-type="float" office:value="61156.1029275429" calcext:value-type="float">
            <text:p>61156.1029275429</text:p>
          </table:table-cell>
          <table:table-cell table:formula="of:=MIN([.$H$2];INT([.E43]))" office:value-type="float" office:value="61156" calcext:value-type="float">
            <text:p>61156</text:p>
          </table:table-cell>
          <table:table-cell table:formula="of:=[.$E$2]*1000000/[.D43]/[.F43]" office:value-type="float" office:value="65.4065014062398" calcext:value-type="float">
            <text:p>65.4065014062</text:p>
          </table:table-cell>
          <table:table-cell table:style-name="ce4" table:formula="of:=LN([.G43]/220)/LN(2^(1/12)) +57" office:value-type="float" office:value="36.0000291372093" calcext:value-type="float">
            <text:p>36.00</text:p>
          </table:table-cell>
          <table:table-cell table:style-name="ce5" table:formula="of:=([.H43]-[.B43])*100" office:value-type="float" office:value="0.00291372092675601" calcext:value-type="float">
            <text:p>0.0029</text:p>
          </table:table-cell>
          <table:table-cell table:formula="of:=[.C43]-[.G43]" office:value-type="float" office:value="-0.000110081090184622" calcext:value-type="float">
            <text:p>-0.0001100811</text:p>
          </table:table-cell>
          <table:table-cell/>
          <table:table-cell table:formula="of:=[.$E$2]*1000000/64/[.C43]" office:value-type="float" office:value="7644.51286594287" calcext:value-type="float">
            <text:p>7644.5128659429</text:p>
          </table:table-cell>
          <table:table-cell table:formula="of:=INT([.L43])" office:value-type="float" office:value="7644" calcext:value-type="float">
            <text:p>7644</text:p>
          </table:table-cell>
          <table:table-cell table:formula="of:=[.$E$2]*1000000/64/[.M43]" office:value-type="float" office:value="65.410779696494" calcext:value-type="float">
            <text:p>65.4107796965</text:p>
          </table:table-cell>
          <table:table-cell table:style-name="ce4" table:formula="of:=LN([.N43]/220)/LN(2^(1/12)) +57" office:value-type="float" office:value="36.0011615138647" calcext:value-type="float">
            <text:p>36.00</text:p>
          </table:table-cell>
          <table:table-cell table:style-name="ce5" table:formula="of:=([.O43]-[.B43])*100" office:value-type="float" office:value="0.116151386470875" calcext:value-type="float">
            <text:p>0.1162</text:p>
          </table:table-cell>
          <table:table-cell table:formula="of:=[.C43]-[.N43]" office:value-type="float" office:value="-0.0043883713443762" calcext:value-type="float">
            <text:p>-0.004388371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(((2)^(1/12))^([.B44]-57)) * 220" office:value-type="float" office:value="69.295657744218" calcext:value-type="float">
            <text:p>69.2956577442</text:p>
          </table:table-cell>
          <table:table-cell table:formula="of:=INT([.$E$2]*1000000/[.C44]/[.$H$2])+1" office:value-type="float" office:value="8" calcext:value-type="float">
            <text:p>8</text:p>
          </table:table-cell>
          <table:table-cell table:formula="of:=[.$E$2]*1000000/[.D44]/[.C44]" office:value-type="float" office:value="57723.6746170255" calcext:value-type="float">
            <text:p>57723.6746170255</text:p>
          </table:table-cell>
          <table:table-cell table:formula="of:=MIN([.$H$2];INT([.E44]))" office:value-type="float" office:value="57723" calcext:value-type="float">
            <text:p>57723</text:p>
          </table:table-cell>
          <table:table-cell table:formula="of:=[.$E$2]*1000000/[.D44]/[.F44]" office:value-type="float" office:value="69.2964676125635" calcext:value-type="float">
            <text:p>69.2964676126</text:p>
          </table:table-cell>
          <table:table-cell table:style-name="ce4" table:formula="of:=LN([.G44]/220)/LN(2^(1/12)) +57" office:value-type="float" office:value="37.0002023306377" calcext:value-type="float">
            <text:p>37.00</text:p>
          </table:table-cell>
          <table:table-cell table:style-name="ce5" table:formula="of:=([.H44]-[.B44])*100" office:value-type="float" office:value="0.0202330637669945" calcext:value-type="float">
            <text:p>0.0202</text:p>
          </table:table-cell>
          <table:table-cell table:formula="of:=[.C44]-[.G44]" office:value-type="float" office:value="-0.000809868345484688" calcext:value-type="float">
            <text:p>-0.0008098683</text:p>
          </table:table-cell>
          <table:table-cell/>
          <table:table-cell table:formula="of:=[.$E$2]*1000000/64/[.C44]" office:value-type="float" office:value="7215.45932712819" calcext:value-type="float">
            <text:p>7215.4593271282</text:p>
          </table:table-cell>
          <table:table-cell table:formula="of:=INT([.L44])" office:value-type="float" office:value="7215" calcext:value-type="float">
            <text:p>7215</text:p>
          </table:table-cell>
          <table:table-cell table:formula="of:=[.$E$2]*1000000/64/[.M44]" office:value-type="float" office:value="69.3000693000693" calcext:value-type="float">
            <text:p>69.3000693001</text:p>
          </table:table-cell>
          <table:table-cell table:style-name="ce4" table:formula="of:=LN([.N44]/220)/LN(2^(1/12)) +57" office:value-type="float" office:value="37.0011021170515" calcext:value-type="float">
            <text:p>37.00</text:p>
          </table:table-cell>
          <table:table-cell table:style-name="ce5" table:formula="of:=([.O44]-[.B44])*100" office:value-type="float" office:value="0.110211705145957" calcext:value-type="float">
            <text:p>0.1102</text:p>
          </table:table-cell>
          <table:table-cell table:formula="of:=[.C44]-[.N44]" office:value-type="float" office:value="-0.00441155585133402" calcext:value-type="float">
            <text:p>-0.004411555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(((2)^(1/12))^([.B45]-57)) * 220" office:value-type="float" office:value="73.4161919793518" calcext:value-type="float">
            <text:p>73.4161919794</text:p>
          </table:table-cell>
          <table:table-cell table:formula="of:=INT([.$E$2]*1000000/[.C45]/[.$H$2])+1" office:value-type="float" office:value="7" calcext:value-type="float">
            <text:p>7</text:p>
          </table:table-cell>
          <table:table-cell table:formula="of:=[.$E$2]*1000000/[.D45]/[.C45]" office:value-type="float" office:value="62267.307090979" calcext:value-type="float">
            <text:p>62267.307090979</text:p>
          </table:table-cell>
          <table:table-cell table:formula="of:=MIN([.$H$2];INT([.E45]))" office:value-type="float" office:value="62267" calcext:value-type="float">
            <text:p>62267</text:p>
          </table:table-cell>
          <table:table-cell table:formula="of:=[.$E$2]*1000000/[.D45]/[.F45]" office:value-type="float" office:value="73.4165540563793" calcext:value-type="float">
            <text:p>73.4165540564</text:p>
          </table:table-cell>
          <table:table-cell table:style-name="ce4" table:formula="of:=LN([.G45]/220)/LN(2^(1/12)) +57" office:value-type="float" office:value="38.00008538151" calcext:value-type="float">
            <text:p>38.00</text:p>
          </table:table-cell>
          <table:table-cell table:style-name="ce5" table:formula="of:=([.H45]-[.B45])*100" office:value-type="float" office:value="0.0085381509961735" calcext:value-type="float">
            <text:p>0.0085</text:p>
          </table:table-cell>
          <table:table-cell table:formula="of:=[.C45]-[.G45]" office:value-type="float" office:value="-0.00036207702750346" calcext:value-type="float">
            <text:p>-0.000362077</text:p>
          </table:table-cell>
          <table:table-cell/>
          <table:table-cell table:formula="of:=[.$E$2]*1000000/64/[.C45]" office:value-type="float" office:value="6810.48671307583" calcext:value-type="float">
            <text:p>6810.4867130758</text:p>
          </table:table-cell>
          <table:table-cell table:formula="of:=INT([.L45])" office:value-type="float" office:value="6810" calcext:value-type="float">
            <text:p>6810</text:p>
          </table:table-cell>
          <table:table-cell table:formula="of:=[.$E$2]*1000000/64/[.M45]" office:value-type="float" office:value="73.4214390602056" calcext:value-type="float">
            <text:p>73.4214390602</text:p>
          </table:table-cell>
          <table:table-cell table:style-name="ce4" table:formula="of:=LN([.N45]/220)/LN(2^(1/12)) +57" office:value-type="float" office:value="38.001237274801" calcext:value-type="float">
            <text:p>38.00</text:p>
          </table:table-cell>
          <table:table-cell table:style-name="ce5" table:formula="of:=([.O45]-[.B45])*100" office:value-type="float" office:value="0.123727480098523" calcext:value-type="float">
            <text:p>0.1237</text:p>
          </table:table-cell>
          <table:table-cell table:formula="of:=[.C45]-[.N45]" office:value-type="float" office:value="-0.00524708085376346" calcext:value-type="float">
            <text:p>-0.005247080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(((2)^(1/12))^([.B46]-57)) * 220" office:value-type="float" office:value="77.7817459305202" calcext:value-type="float">
            <text:p>77.7817459305</text:p>
          </table:table-cell>
          <table:table-cell table:formula="of:=INT([.$E$2]*1000000/[.C46]/[.$H$2])+1" office:value-type="float" office:value="7" calcext:value-type="float">
            <text:p>7</text:p>
          </table:table-cell>
          <table:table-cell table:formula="of:=[.$E$2]*1000000/[.D46]/[.C46]" office:value-type="float" office:value="58772.5116830378" calcext:value-type="float">
            <text:p>58772.5116830378</text:p>
          </table:table-cell>
          <table:table-cell table:formula="of:=MIN([.$H$2];INT([.E46]))" office:value-type="float" office:value="58772" calcext:value-type="float">
            <text:p>58772</text:p>
          </table:table-cell>
          <table:table-cell table:formula="of:=[.$E$2]*1000000/[.D46]/[.F46]" office:value-type="float" office:value="77.7824231169362" calcext:value-type="float">
            <text:p>77.7824231169</text:p>
          </table:table-cell>
          <table:table-cell table:style-name="ce4" table:formula="of:=LN([.G46]/220)/LN(2^(1/12)) +57" office:value-type="float" office:value="39.0001507247058" calcext:value-type="float">
            <text:p>39.00</text:p>
          </table:table-cell>
          <table:table-cell table:style-name="ce5" table:formula="of:=([.H46]-[.B46])*100" office:value-type="float" office:value="0.0150724705839878" calcext:value-type="float">
            <text:p>0.0151</text:p>
          </table:table-cell>
          <table:table-cell table:formula="of:=[.C46]-[.G46]" office:value-type="float" office:value="-0.000677186415984465" calcext:value-type="float">
            <text:p>-0.0006771864</text:p>
          </table:table-cell>
          <table:table-cell/>
          <table:table-cell table:formula="of:=[.$E$2]*1000000/64/[.C46]" office:value-type="float" office:value="6428.24346533225" calcext:value-type="float">
            <text:p>6428.2434653323</text:p>
          </table:table-cell>
          <table:table-cell table:formula="of:=INT([.L46])" office:value-type="float" office:value="6428" calcext:value-type="float">
            <text:p>6428</text:p>
          </table:table-cell>
          <table:table-cell table:formula="of:=[.$E$2]*1000000/64/[.M46]" office:value-type="float" office:value="77.7846919726198" calcext:value-type="float">
            <text:p>77.7846919726</text:p>
          </table:table-cell>
          <table:table-cell table:style-name="ce4" table:formula="of:=LN([.N46]/220)/LN(2^(1/12)) +57" office:value-type="float" office:value="39.0006557054931" calcext:value-type="float">
            <text:p>39.00</text:p>
          </table:table-cell>
          <table:table-cell table:style-name="ce5" table:formula="of:=([.O46]-[.B46])*100" office:value-type="float" office:value="0.06557054930596" calcext:value-type="float">
            <text:p>0.0656</text:p>
          </table:table-cell>
          <table:table-cell table:formula="of:=[.C46]-[.N46]" office:value-type="float" office:value="-0.0029460420996088" calcext:value-type="float">
            <text:p>-0.002946042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(((2)^(1/12))^([.B47]-57)) * 220" office:value-type="float" office:value="82.4068892282174" calcext:value-type="float">
            <text:p>82.4068892282</text:p>
          </table:table-cell>
          <table:table-cell table:formula="of:=INT([.$E$2]*1000000/[.C47]/[.$H$2])+1" office:value-type="float" office:value="6" calcext:value-type="float">
            <text:p>6</text:p>
          </table:table-cell>
          <table:table-cell table:formula="of:=[.$E$2]*1000000/[.D47]/[.C47]" office:value-type="float" office:value="64719.5080809714" calcext:value-type="float">
            <text:p>64719.5080809714</text:p>
          </table:table-cell>
          <table:table-cell table:formula="of:=MIN([.$H$2];INT([.E47]))" office:value-type="float" office:value="64719" calcext:value-type="float">
            <text:p>64719</text:p>
          </table:table-cell>
          <table:table-cell table:formula="of:=[.$E$2]*1000000/[.D47]/[.F47]" office:value-type="float" office:value="82.4075361691827" calcext:value-type="float">
            <text:p>82.4075361692</text:p>
          </table:table-cell>
          <table:table-cell table:style-name="ce4" table:formula="of:=LN([.G47]/220)/LN(2^(1/12)) +57" office:value-type="float" office:value="40.0001359111891" calcext:value-type="float">
            <text:p>40.00</text:p>
          </table:table-cell>
          <table:table-cell table:style-name="ce5" table:formula="of:=([.H47]-[.B47])*100" office:value-type="float" office:value="0.0135911189090621" calcext:value-type="float">
            <text:p>0.0136</text:p>
          </table:table-cell>
          <table:table-cell table:formula="of:=[.C47]-[.G47]" office:value-type="float" office:value="-0.000646940965239651" calcext:value-type="float">
            <text:p>-0.000646941</text:p>
          </table:table-cell>
          <table:table-cell/>
          <table:table-cell table:formula="of:=[.$E$2]*1000000/64/[.C47]" office:value-type="float" office:value="6067.45388259107" calcext:value-type="float">
            <text:p>6067.4538825911</text:p>
          </table:table-cell>
          <table:table-cell table:formula="of:=INT([.L47])" office:value-type="float" office:value="6067" calcext:value-type="float">
            <text:p>6067</text:p>
          </table:table-cell>
          <table:table-cell table:formula="of:=[.$E$2]*1000000/64/[.M47]" office:value-type="float" office:value="82.4130542277897" calcext:value-type="float">
            <text:p>82.4130542278</text:p>
          </table:table-cell>
          <table:table-cell table:style-name="ce4" table:formula="of:=LN([.N47]/220)/LN(2^(1/12)) +57" office:value-type="float" office:value="40.0012951171992" calcext:value-type="float">
            <text:p>40.00</text:p>
          </table:table-cell>
          <table:table-cell table:style-name="ce5" table:formula="of:=([.O47]-[.B47])*100" office:value-type="float" office:value="0.129511719919151" calcext:value-type="float">
            <text:p>0.1295</text:p>
          </table:table-cell>
          <table:table-cell table:formula="of:=[.C47]-[.N47]" office:value-type="float" office:value="-0.00616499957226324" calcext:value-type="float">
            <text:p>-0.00616499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(((2)^(1/12))^([.B48]-57)) * 220" office:value-type="float" office:value="87.3070578582509" calcext:value-type="float">
            <text:p>87.3070578583</text:p>
          </table:table-cell>
          <table:table-cell table:formula="of:=INT([.$E$2]*1000000/[.C48]/[.$H$2])+1" office:value-type="float" office:value="6" calcext:value-type="float">
            <text:p>6</text:p>
          </table:table-cell>
          <table:table-cell table:formula="of:=[.$E$2]*1000000/[.D48]/[.C48]" office:value-type="float" office:value="61087.0812070242" calcext:value-type="float">
            <text:p>61087.0812070242</text:p>
          </table:table-cell>
          <table:table-cell table:formula="of:=MIN([.$H$2];INT([.E48]))" office:value-type="float" office:value="61087" calcext:value-type="float">
            <text:p>61087</text:p>
          </table:table-cell>
          <table:table-cell table:formula="of:=[.$E$2]*1000000/[.D48]/[.F48]" office:value-type="float" office:value="87.3071739213471" calcext:value-type="float">
            <text:p>87.3071739213</text:p>
          </table:table-cell>
          <table:table-cell table:style-name="ce4" table:formula="of:=LN([.G48]/220)/LN(2^(1/12)) +57" office:value-type="float" office:value="41.0000230144338" calcext:value-type="float">
            <text:p>41.00</text:p>
          </table:table-cell>
          <table:table-cell table:style-name="ce5" table:formula="of:=([.H48]-[.B48])*100" office:value-type="float" office:value="0.00230144338146943" calcext:value-type="float">
            <text:p>0.0023</text:p>
          </table:table-cell>
          <table:table-cell table:formula="of:=[.C48]-[.G48]" office:value-type="float" office:value="-0.000116063096228913" calcext:value-type="float">
            <text:p>-0.0001160631</text:p>
          </table:table-cell>
          <table:table-cell/>
          <table:table-cell table:formula="of:=[.$E$2]*1000000/64/[.C48]" office:value-type="float" office:value="5726.91386315852" calcext:value-type="float">
            <text:p>5726.9138631585</text:p>
          </table:table-cell>
          <table:table-cell table:formula="of:=INT([.L48])" office:value-type="float" office:value="5726" calcext:value-type="float">
            <text:p>5726</text:p>
          </table:table-cell>
          <table:table-cell table:formula="of:=[.$E$2]*1000000/64/[.M48]" office:value-type="float" office:value="87.3209919664687" calcext:value-type="float">
            <text:p>87.3209919665</text:p>
          </table:table-cell>
          <table:table-cell table:style-name="ce4" table:formula="of:=LN([.N48]/220)/LN(2^(1/12)) +57" office:value-type="float" office:value="41.002762809602" calcext:value-type="float">
            <text:p>41.00</text:p>
          </table:table-cell>
          <table:table-cell table:style-name="ce5" table:formula="of:=([.O48]-[.B48])*100" office:value-type="float" office:value="0.276280960194697" calcext:value-type="float">
            <text:p>0.2763</text:p>
          </table:table-cell>
          <table:table-cell table:formula="of:=[.C48]-[.N48]" office:value-type="float" office:value="-0.0139341082178248" calcext:value-type="float">
            <text:p>-0.013934108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(((2)^(1/12))^([.B49]-57)) * 220" office:value-type="float" office:value="92.4986056779085" calcext:value-type="float">
            <text:p>92.4986056779</text:p>
          </table:table-cell>
          <table:table-cell table:formula="of:=INT([.$E$2]*1000000/[.C49]/[.$H$2])+1" office:value-type="float" office:value="6" calcext:value-type="float">
            <text:p>6</text:p>
          </table:table-cell>
          <table:table-cell table:formula="of:=[.$E$2]*1000000/[.D49]/[.C49]" office:value-type="float" office:value="57658.5267880107" calcext:value-type="float">
            <text:p>57658.5267880107</text:p>
          </table:table-cell>
          <table:table-cell table:formula="of:=MIN([.$H$2];INT([.E49]))" office:value-type="float" office:value="57658" calcext:value-type="float">
            <text:p>57658</text:p>
          </table:table-cell>
          <table:table-cell table:formula="of:=[.$E$2]*1000000/[.D49]/[.F49]" office:value-type="float" office:value="92.499450784511" calcext:value-type="float">
            <text:p>92.4994507845</text:p>
          </table:table-cell>
          <table:table-cell table:style-name="ce4" table:formula="of:=LN([.G49]/220)/LN(2^(1/12)) +57" office:value-type="float" office:value="42.0001581721833" calcext:value-type="float">
            <text:p>42.00</text:p>
          </table:table-cell>
          <table:table-cell table:style-name="ce5" table:formula="of:=([.H49]-[.B49])*100" office:value-type="float" office:value="0.0158172183333249" calcext:value-type="float">
            <text:p>0.0158</text:p>
          </table:table-cell>
          <table:table-cell table:formula="of:=[.C49]-[.G49]" office:value-type="float" office:value="-0.000845106602412216" calcext:value-type="float">
            <text:p>-0.0008451066</text:p>
          </table:table-cell>
          <table:table-cell/>
          <table:table-cell table:formula="of:=[.$E$2]*1000000/64/[.C49]" office:value-type="float" office:value="5405.48688637601" calcext:value-type="float">
            <text:p>5405.486886376</text:p>
          </table:table-cell>
          <table:table-cell table:formula="of:=INT([.L49])" office:value-type="float" office:value="5405" calcext:value-type="float">
            <text:p>5405</text:p>
          </table:table-cell>
          <table:table-cell table:formula="of:=[.$E$2]*1000000/64/[.M49]" office:value-type="float" office:value="92.5069380203515" calcext:value-type="float">
            <text:p>92.5069380204</text:p>
          </table:table-cell>
          <table:table-cell table:style-name="ce4" table:formula="of:=LN([.N49]/220)/LN(2^(1/12)) +57" office:value-type="float" office:value="42.00155943813" calcext:value-type="float">
            <text:p>42.00</text:p>
          </table:table-cell>
          <table:table-cell table:style-name="ce5" table:formula="of:=([.O49]-[.B49])*100" office:value-type="float" office:value="0.155943813003745" calcext:value-type="float">
            <text:p>0.1559</text:p>
          </table:table-cell>
          <table:table-cell table:formula="of:=[.C49]-[.N49]" office:value-type="float" office:value="-0.00833234244298353" calcext:value-type="float">
            <text:p>-0.008332342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(((2)^(1/12))^([.B50]-57)) * 220" office:value-type="float" office:value="97.9988589954373" calcext:value-type="float">
            <text:p>97.9988589954</text:p>
          </table:table-cell>
          <table:table-cell table:formula="of:=INT([.$E$2]*1000000/[.C50]/[.$H$2])+1" office:value-type="float" office:value="5" calcext:value-type="float">
            <text:p>5</text:p>
          </table:table-cell>
          <table:table-cell table:formula="of:=[.$E$2]*1000000/[.D50]/[.C50]" office:value-type="float" office:value="65306.8828107272" calcext:value-type="float">
            <text:p>65306.8828107272</text:p>
          </table:table-cell>
          <table:table-cell table:formula="of:=MIN([.$H$2];INT([.E50]))" office:value-type="float" office:value="65306" calcext:value-type="float">
            <text:p>65306</text:p>
          </table:table-cell>
          <table:table-cell table:formula="of:=[.$E$2]*1000000/[.D50]/[.F50]" office:value-type="float" office:value="98.0001837503445" calcext:value-type="float">
            <text:p>98.0001837503</text:p>
          </table:table-cell>
          <table:table-cell table:style-name="ce4" table:formula="of:=LN([.G50]/220)/LN(2^(1/12)) +57" office:value-type="float" office:value="43.0002340277555" calcext:value-type="float">
            <text:p>43.00</text:p>
          </table:table-cell>
          <table:table-cell table:style-name="ce5" table:formula="of:=([.H50]-[.B50])*100" office:value-type="float" office:value="0.0234027755446675" calcext:value-type="float">
            <text:p>0.0234</text:p>
          </table:table-cell>
          <table:table-cell table:formula="of:=[.C50]-[.G50]" office:value-type="float" office:value="-0.00132475490727302" calcext:value-type="float">
            <text:p>-0.0013247549</text:p>
          </table:table-cell>
          <table:table-cell/>
          <table:table-cell table:formula="of:=[.$E$2]*1000000/64/[.C50]" office:value-type="float" office:value="5102.10021958806" calcext:value-type="float">
            <text:p>5102.1002195881</text:p>
          </table:table-cell>
          <table:table-cell table:formula="of:=INT([.L50])" office:value-type="float" office:value="5102" calcext:value-type="float">
            <text:p>5102</text:p>
          </table:table-cell>
          <table:table-cell table:formula="of:=[.$E$2]*1000000/64/[.M50]" office:value-type="float" office:value="98.0007840062721" calcext:value-type="float">
            <text:p>98.0007840063</text:p>
          </table:table-cell>
          <table:table-cell table:style-name="ce4" table:formula="of:=LN([.N50]/220)/LN(2^(1/12)) +57" office:value-type="float" office:value="43.0003400663645" calcext:value-type="float">
            <text:p>43.00</text:p>
          </table:table-cell>
          <table:table-cell table:style-name="ce5" table:formula="of:=([.O50]-[.B50])*100" office:value-type="float" office:value="0.0340066364515224" calcext:value-type="float">
            <text:p>0.0340</text:p>
          </table:table-cell>
          <table:table-cell table:formula="of:=[.C50]-[.N50]" office:value-type="float" office:value="-0.00192501083479613" calcext:value-type="float">
            <text:p>-0.001925010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(((2)^(1/12))^([.B51]-57)) * 220" office:value-type="float" office:value="103.826174394986" calcext:value-type="float">
            <text:p>103.826174395</text:p>
          </table:table-cell>
          <table:table-cell table:formula="of:=INT([.$E$2]*1000000/[.C51]/[.$H$2])+1" office:value-type="float" office:value="5" calcext:value-type="float">
            <text:p>5</text:p>
          </table:table-cell>
          <table:table-cell table:formula="of:=[.$E$2]*1000000/[.D51]/[.C51]" office:value-type="float" office:value="61641.489126359" calcext:value-type="float">
            <text:p>61641.489126359</text:p>
          </table:table-cell>
          <table:table-cell table:formula="of:=MIN([.$H$2];INT([.E51]))" office:value-type="float" office:value="61641" calcext:value-type="float">
            <text:p>61641</text:p>
          </table:table-cell>
          <table:table-cell table:formula="of:=[.$E$2]*1000000/[.D51]/[.F51]" office:value-type="float" office:value="103.826998264142" calcext:value-type="float">
            <text:p>103.8269982641</text:p>
          </table:table-cell>
          <table:table-cell table:style-name="ce4" table:formula="of:=LN([.G51]/220)/LN(2^(1/12)) +57" office:value-type="float" office:value="44.0001373742878" calcext:value-type="float">
            <text:p>44.00</text:p>
          </table:table-cell>
          <table:table-cell table:style-name="ce5" table:formula="of:=([.H51]-[.B51])*100" office:value-type="float" office:value="0.0137374287788816" calcext:value-type="float">
            <text:p>0.0137</text:p>
          </table:table-cell>
          <table:table-cell table:formula="of:=[.C51]-[.G51]" office:value-type="float" office:value="-0.000823869156150181" calcext:value-type="float">
            <text:p>-0.0008238692</text:p>
          </table:table-cell>
          <table:table-cell/>
          <table:table-cell table:formula="of:=[.$E$2]*1000000/64/[.C51]" office:value-type="float" office:value="4815.7413379968" calcext:value-type="float">
            <text:p>4815.7413379968</text:p>
          </table:table-cell>
          <table:table-cell table:formula="of:=INT([.L51])" office:value-type="float" office:value="4815" calcext:value-type="float">
            <text:p>4815</text:p>
          </table:table-cell>
          <table:table-cell table:formula="of:=[.$E$2]*1000000/64/[.M51]" office:value-type="float" office:value="103.842159916926" calcext:value-type="float">
            <text:p>103.8421599169</text:p>
          </table:table-cell>
          <table:table-cell table:style-name="ce4" table:formula="of:=LN([.N51]/220)/LN(2^(1/12)) +57" office:value-type="float" office:value="44.0026652768243" calcext:value-type="float">
            <text:p>44.00</text:p>
          </table:table-cell>
          <table:table-cell table:style-name="ce5" table:formula="of:=([.O51]-[.B51])*100" office:value-type="float" office:value="0.266527682432383" calcext:value-type="float">
            <text:p>0.2665</text:p>
          </table:table-cell>
          <table:table-cell table:formula="of:=[.C51]-[.N51]" office:value-type="float" office:value="-0.0159855219400527" calcext:value-type="float">
            <text:p>-0.015985521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(((2)^(1/12))^([.B52]-57)) * 220" office:value-type="float" office:value="110" calcext:value-type="float">
            <text:p>110</text:p>
          </table:table-cell>
          <table:table-cell table:formula="of:=INT([.$E$2]*1000000/[.C52]/[.$H$2])+1" office:value-type="float" office:value="5" calcext:value-type="float">
            <text:p>5</text:p>
          </table:table-cell>
          <table:table-cell table:formula="of:=[.$E$2]*1000000/[.D52]/[.C52]" office:value-type="float" office:value="58181.8181818182" calcext:value-type="float">
            <text:p>58181.8181818182</text:p>
          </table:table-cell>
          <table:table-cell table:formula="of:=MIN([.$H$2];INT([.E52]))" office:value-type="float" office:value="58181" calcext:value-type="float">
            <text:p>58181</text:p>
          </table:table-cell>
          <table:table-cell table:formula="of:=[.$E$2]*1000000/[.D52]/[.F52]" office:value-type="float" office:value="110.001546896753" calcext:value-type="float">
            <text:p>110.0015468968</text:p>
          </table:table-cell>
          <table:table-cell table:style-name="ce4" table:formula="of:=LN([.G52]/220)/LN(2^(1/12)) +57" office:value-type="float" office:value="45.0002434565" calcext:value-type="float">
            <text:p>45.00</text:p>
          </table:table-cell>
          <table:table-cell table:style-name="ce5" table:formula="of:=([.H52]-[.B52])*100" office:value-type="float" office:value="0.0243456499966044" calcext:value-type="float">
            <text:p>0.0243</text:p>
          </table:table-cell>
          <table:table-cell table:formula="of:=[.C52]-[.G52]" office:value-type="float" office:value="-0.00154689675329678" calcext:value-type="float">
            <text:p>-0.0015468968</text:p>
          </table:table-cell>
          <table:table-cell/>
          <table:table-cell table:formula="of:=[.$E$2]*1000000/64/[.C52]" office:value-type="float" office:value="4545.45454545455" calcext:value-type="float">
            <text:p>4545.4545454546</text:p>
          </table:table-cell>
          <table:table-cell table:formula="of:=INT([.L52])" office:value-type="float" office:value="4545" calcext:value-type="float">
            <text:p>4545</text:p>
          </table:table-cell>
          <table:table-cell table:formula="of:=[.$E$2]*1000000/64/[.M52]" office:value-type="float" office:value="110.01100110011" calcext:value-type="float">
            <text:p>110.0110011001</text:p>
          </table:table-cell>
          <table:table-cell table:style-name="ce4" table:formula="of:=LN([.N52]/220)/LN(2^(1/12)) +57" office:value-type="float" office:value="45.0017313206166" calcext:value-type="float">
            <text:p>45.00</text:p>
          </table:table-cell>
          <table:table-cell table:style-name="ce5" table:formula="of:=([.O52]-[.B52])*100" office:value-type="float" office:value="0.173132061654968" calcext:value-type="float">
            <text:p>0.1731</text:p>
          </table:table-cell>
          <table:table-cell table:formula="of:=[.C52]-[.N52]" office:value-type="float" office:value="-0.0110011001100645" calcext:value-type="float">
            <text:p>-0.011001100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(((2)^(1/12))^([.B53]-57)) * 220" office:value-type="float" office:value="116.540940379522" calcext:value-type="float">
            <text:p>116.5409403795</text:p>
          </table:table-cell>
          <table:table-cell table:formula="of:=INT([.$E$2]*1000000/[.C53]/[.$H$2])+1" office:value-type="float" office:value="5" calcext:value-type="float">
            <text:p>5</text:p>
          </table:table-cell>
          <table:table-cell table:formula="of:=[.$E$2]*1000000/[.D53]/[.C53]" office:value-type="float" office:value="54916.3236469349" calcext:value-type="float">
            <text:p>54916.3236469349</text:p>
          </table:table-cell>
          <table:table-cell table:formula="of:=MIN([.$H$2];INT([.E53]))" office:value-type="float" office:value="54916" calcext:value-type="float">
            <text:p>54916</text:p>
          </table:table-cell>
          <table:table-cell table:formula="of:=[.$E$2]*1000000/[.D53]/[.F53]" office:value-type="float" office:value="116.54162721247" calcext:value-type="float">
            <text:p>116.5416272125</text:p>
          </table:table-cell>
          <table:table-cell table:style-name="ce4" table:formula="of:=LN([.G53]/220)/LN(2^(1/12)) +57" office:value-type="float" office:value="46.0001020298169" calcext:value-type="float">
            <text:p>46.00</text:p>
          </table:table-cell>
          <table:table-cell table:style-name="ce5" table:formula="of:=([.H53]-[.B53])*100" office:value-type="float" office:value="0.01020298169081" calcext:value-type="float">
            <text:p>0.0102</text:p>
          </table:table-cell>
          <table:table-cell table:formula="of:=[.C53]-[.G53]" office:value-type="float" office:value="-0.000686832947508265" calcext:value-type="float">
            <text:p>-0.0006868329</text:p>
          </table:table-cell>
          <table:table-cell/>
          <table:table-cell table:formula="of:=[.$E$2]*1000000/64/[.C53]" office:value-type="float" office:value="4290.33778491679" calcext:value-type="float">
            <text:p>4290.3377849168</text:p>
          </table:table-cell>
          <table:table-cell table:formula="of:=INT([.L53])" office:value-type="float" office:value="4290" calcext:value-type="float">
            <text:p>4290</text:p>
          </table:table-cell>
          <table:table-cell table:formula="of:=[.$E$2]*1000000/64/[.M53]" office:value-type="float" office:value="116.550116550117" calcext:value-type="float">
            <text:p>116.5501165501</text:p>
          </table:table-cell>
          <table:table-cell table:style-name="ce4" table:formula="of:=LN([.N53]/220)/LN(2^(1/12)) +57" office:value-type="float" office:value="46.0013630809513" calcext:value-type="float">
            <text:p>46.00</text:p>
          </table:table-cell>
          <table:table-cell table:style-name="ce5" table:formula="of:=([.O53]-[.B53])*100" office:value-type="float" office:value="0.136308095128612" calcext:value-type="float">
            <text:p>0.1363</text:p>
          </table:table-cell>
          <table:table-cell table:formula="of:=[.C53]-[.N53]" office:value-type="float" office:value="-0.00917617059411668" calcext:value-type="float">
            <text:p>-0.009176170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(((2)^(1/12))^([.B54]-57)) * 220" office:value-type="float" office:value="123.470825314031" calcext:value-type="float">
            <text:p>123.470825314</text:p>
          </table:table-cell>
          <table:table-cell table:formula="of:=INT([.$E$2]*1000000/[.C54]/[.$H$2])+1" office:value-type="float" office:value="4" calcext:value-type="float">
            <text:p>4</text:p>
          </table:table-cell>
          <table:table-cell table:formula="of:=[.$E$2]*1000000/[.D54]/[.C54]" office:value-type="float" office:value="64792.6340465702" calcext:value-type="float">
            <text:p>64792.6340465702</text:p>
          </table:table-cell>
          <table:table-cell table:formula="of:=MIN([.$H$2];INT([.E54]))" office:value-type="float" office:value="64792" calcext:value-type="float">
            <text:p>64792</text:p>
          </table:table-cell>
          <table:table-cell table:formula="of:=[.$E$2]*1000000/[.D54]/[.F54]" office:value-type="float" office:value="123.472033584393" calcext:value-type="float">
            <text:p>123.4720335844</text:p>
          </table:table-cell>
          <table:table-cell table:style-name="ce4" table:formula="of:=LN([.G54]/220)/LN(2^(1/12)) +57" office:value-type="float" office:value="47.0001694156131" calcext:value-type="float">
            <text:p>47.00</text:p>
          </table:table-cell>
          <table:table-cell table:style-name="ce5" table:formula="of:=([.H54]-[.B54])*100" office:value-type="float" office:value="0.0169415613051171" calcext:value-type="float">
            <text:p>0.0169</text:p>
          </table:table-cell>
          <table:table-cell table:formula="of:=[.C54]-[.G54]" office:value-type="float" office:value="-0.00120827036214166" calcext:value-type="float">
            <text:p>-0.0012082704</text:p>
          </table:table-cell>
          <table:table-cell/>
          <table:table-cell table:formula="of:=[.$E$2]*1000000/64/[.C54]" office:value-type="float" office:value="4049.53962791064" calcext:value-type="float">
            <text:p>4049.5396279106</text:p>
          </table:table-cell>
          <table:table-cell table:formula="of:=INT([.L54])" office:value-type="float" office:value="4049" calcext:value-type="float">
            <text:p>4049</text:p>
          </table:table-cell>
          <table:table-cell table:formula="of:=[.$E$2]*1000000/64/[.M54]" office:value-type="float" office:value="123.487280810077" calcext:value-type="float">
            <text:p>123.4872808101</text:p>
          </table:table-cell>
          <table:table-cell table:style-name="ce4" table:formula="of:=LN([.N54]/220)/LN(2^(1/12)) +57" office:value-type="float" office:value="47.0023071374767" calcext:value-type="float">
            <text:p>47.00</text:p>
          </table:table-cell>
          <table:table-cell table:style-name="ce5" table:formula="of:=([.O54]-[.B54])*100" office:value-type="float" office:value="0.230713747669142" calcext:value-type="float">
            <text:p>0.2307</text:p>
          </table:table-cell>
          <table:table-cell table:formula="of:=[.C54]-[.N54]" office:value-type="float" office:value="-0.0164554960455661" calcext:value-type="float">
            <text:p>-0.0164554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(((2)^(1/12))^([.B55]-57)) * 220" office:value-type="float" office:value="130.812782650299" calcext:value-type="float">
            <text:p>130.8127826503</text:p>
          </table:table-cell>
          <table:table-cell table:formula="of:=INT([.$E$2]*1000000/[.C55]/[.$H$2])+1" office:value-type="float" office:value="4" calcext:value-type="float">
            <text:p>4</text:p>
          </table:table-cell>
          <table:table-cell table:formula="of:=[.$E$2]*1000000/[.D55]/[.C55]" office:value-type="float" office:value="61156.1029275429" calcext:value-type="float">
            <text:p>61156.1029275429</text:p>
          </table:table-cell>
          <table:table-cell table:formula="of:=MIN([.$H$2];INT([.E55]))" office:value-type="float" office:value="61156" calcext:value-type="float">
            <text:p>61156</text:p>
          </table:table-cell>
          <table:table-cell table:formula="of:=[.$E$2]*1000000/[.D55]/[.F55]" office:value-type="float" office:value="130.81300281248" calcext:value-type="float">
            <text:p>130.8130028125</text:p>
          </table:table-cell>
          <table:table-cell table:style-name="ce4" table:formula="of:=LN([.G55]/220)/LN(2^(1/12)) +57" office:value-type="float" office:value="48.0000291372093" calcext:value-type="float">
            <text:p>48.00</text:p>
          </table:table-cell>
          <table:table-cell table:style-name="ce5" table:formula="of:=([.H55]-[.B55])*100" office:value-type="float" office:value="0.00291372092533493" calcext:value-type="float">
            <text:p>0.0029</text:p>
          </table:table-cell>
          <table:table-cell table:formula="of:=[.C55]-[.G55]" office:value-type="float" office:value="-0.0002201621803124" calcext:value-type="float">
            <text:p>-0.0002201622</text:p>
          </table:table-cell>
          <table:table-cell/>
          <table:table-cell table:formula="of:=[.$E$2]*1000000/64/[.C55]" office:value-type="float" office:value="3822.25643297143" calcext:value-type="float">
            <text:p>3822.2564329714</text:p>
          </table:table-cell>
          <table:table-cell table:formula="of:=INT([.L55])" office:value-type="float" office:value="3822" calcext:value-type="float">
            <text:p>3822</text:p>
          </table:table-cell>
          <table:table-cell table:formula="of:=[.$E$2]*1000000/64/[.M55]" office:value-type="float" office:value="130.821559392988" calcext:value-type="float">
            <text:p>130.821559393</text:p>
          </table:table-cell>
          <table:table-cell table:style-name="ce4" table:formula="of:=LN([.N55]/220)/LN(2^(1/12)) +57" office:value-type="float" office:value="48.0011615138647" calcext:value-type="float">
            <text:p>48.00</text:p>
          </table:table-cell>
          <table:table-cell table:style-name="ce5" table:formula="of:=([.O55]-[.B55])*100" office:value-type="float" office:value="0.116151386470165" calcext:value-type="float">
            <text:p>0.1162</text:p>
          </table:table-cell>
          <table:table-cell table:formula="of:=[.C55]-[.N55]" office:value-type="float" office:value="-0.00877674268869555" calcext:value-type="float">
            <text:p>-0.008776742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(((2)^(1/12))^([.B56]-57)) * 220" office:value-type="float" office:value="138.591315488436" calcext:value-type="float">
            <text:p>138.5913154884</text:p>
          </table:table-cell>
          <table:table-cell table:formula="of:=INT([.$E$2]*1000000/[.C56]/[.$H$2])+1" office:value-type="float" office:value="4" calcext:value-type="float">
            <text:p>4</text:p>
          </table:table-cell>
          <table:table-cell table:formula="of:=[.$E$2]*1000000/[.D56]/[.C56]" office:value-type="float" office:value="57723.6746170254" calcext:value-type="float">
            <text:p>57723.6746170254</text:p>
          </table:table-cell>
          <table:table-cell table:formula="of:=MIN([.$H$2];INT([.E56]))" office:value-type="float" office:value="57723" calcext:value-type="float">
            <text:p>57723</text:p>
          </table:table-cell>
          <table:table-cell table:formula="of:=[.$E$2]*1000000/[.D56]/[.F56]" office:value-type="float" office:value="138.592935225127" calcext:value-type="float">
            <text:p>138.5929352251</text:p>
          </table:table-cell>
          <table:table-cell table:style-name="ce4" table:formula="of:=LN([.G56]/220)/LN(2^(1/12)) +57" office:value-type="float" office:value="49.0002023306377" calcext:value-type="float">
            <text:p>49.00</text:p>
          </table:table-cell>
          <table:table-cell table:style-name="ce5" table:formula="of:=([.H56]-[.B56])*100" office:value-type="float" office:value="0.020233063766284" calcext:value-type="float">
            <text:p>0.0202</text:p>
          </table:table-cell>
          <table:table-cell table:formula="of:=[.C56]-[.G56]" office:value-type="float" office:value="-0.00161973669088411" calcext:value-type="float">
            <text:p>-0.0016197367</text:p>
          </table:table-cell>
          <table:table-cell/>
          <table:table-cell table:formula="of:=[.$E$2]*1000000/64/[.C56]" office:value-type="float" office:value="3607.72966356409" calcext:value-type="float">
            <text:p>3607.7296635641</text:p>
          </table:table-cell>
          <table:table-cell table:formula="of:=INT([.L56])" office:value-type="float" office:value="3607" calcext:value-type="float">
            <text:p>3607</text:p>
          </table:table-cell>
          <table:table-cell table:formula="of:=[.$E$2]*1000000/64/[.M56]" office:value-type="float" office:value="138.619351261436" calcext:value-type="float">
            <text:p>138.6193512614</text:p>
          </table:table-cell>
          <table:table-cell table:style-name="ce4" table:formula="of:=LN([.N56]/220)/LN(2^(1/12)) +57" office:value-type="float" office:value="49.0035017761433" calcext:value-type="float">
            <text:p>49.00</text:p>
          </table:table-cell>
          <table:table-cell table:style-name="ce5" table:formula="of:=([.O56]-[.B56])*100" office:value-type="float" office:value="0.350177614333802" calcext:value-type="float">
            <text:p>0.3502</text:p>
          </table:table-cell>
          <table:table-cell table:formula="of:=[.C56]-[.N56]" office:value-type="float" office:value="-0.0280357730000844" calcext:value-type="float">
            <text:p>-0.02803577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(((2)^(1/12))^([.B57]-57)) * 220" office:value-type="float" office:value="146.832383958704" calcext:value-type="float">
            <text:p>146.8323839587</text:p>
          </table:table-cell>
          <table:table-cell table:formula="of:=INT([.$E$2]*1000000/[.C57]/[.$H$2])+1" office:value-type="float" office:value="4" calcext:value-type="float">
            <text:p>4</text:p>
          </table:table-cell>
          <table:table-cell table:formula="of:=[.$E$2]*1000000/[.D57]/[.C57]" office:value-type="float" office:value="54483.8937046066" calcext:value-type="float">
            <text:p>54483.8937046066</text:p>
          </table:table-cell>
          <table:table-cell table:formula="of:=MIN([.$H$2];INT([.E57]))" office:value-type="float" office:value="54483" calcext:value-type="float">
            <text:p>54483</text:p>
          </table:table-cell>
          <table:table-cell table:formula="of:=[.$E$2]*1000000/[.D57]/[.F57]" office:value-type="float" office:value="146.834792504084" calcext:value-type="float">
            <text:p>146.8347925041</text:p>
          </table:table-cell>
          <table:table-cell table:style-name="ce4" table:formula="of:=LN([.G57]/220)/LN(2^(1/12)) +57" office:value-type="float" office:value="50.0002839783336" calcext:value-type="float">
            <text:p>50.00</text:p>
          </table:table-cell>
          <table:table-cell table:style-name="ce5" table:formula="of:=([.H57]-[.B57])*100" office:value-type="float" office:value="0.0283978333641244" calcext:value-type="float">
            <text:p>0.0284</text:p>
          </table:table-cell>
          <table:table-cell table:formula="of:=[.C57]-[.G57]" office:value-type="float" office:value="-0.00240854538012059" calcext:value-type="float">
            <text:p>-0.0024085454</text:p>
          </table:table-cell>
          <table:table-cell/>
          <table:table-cell table:formula="of:=[.$E$2]*1000000/64/[.C57]" office:value-type="float" office:value="3405.24335653791" calcext:value-type="float">
            <text:p>3405.2433565379</text:p>
          </table:table-cell>
          <table:table-cell table:formula="of:=INT([.L57])" office:value-type="float" office:value="3405" calcext:value-type="float">
            <text:p>3405</text:p>
          </table:table-cell>
          <table:table-cell table:formula="of:=[.$E$2]*1000000/64/[.M57]" office:value-type="float" office:value="146.842878120411" calcext:value-type="float">
            <text:p>146.8428781204</text:p>
          </table:table-cell>
          <table:table-cell table:style-name="ce4" table:formula="of:=LN([.N57]/220)/LN(2^(1/12)) +57" office:value-type="float" office:value="50.001237274801" calcext:value-type="float">
            <text:p>50.00</text:p>
          </table:table-cell>
          <table:table-cell table:style-name="ce5" table:formula="of:=([.O57]-[.B57])*100" office:value-type="float" office:value="0.123727480097813" calcext:value-type="float">
            <text:p>0.1237</text:p>
          </table:table-cell>
          <table:table-cell table:formula="of:=[.C57]-[.N57]" office:value-type="float" office:value="-0.0104941617074417" calcext:value-type="float">
            <text:p>-0.010494161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(((2)^(1/12))^([.B58]-57)) * 220" office:value-type="float" office:value="155.56349186104" calcext:value-type="float">
            <text:p>155.563491861</text:p>
          </table:table-cell>
          <table:table-cell table:formula="of:=INT([.$E$2]*1000000/[.C58]/[.$H$2])+1" office:value-type="float" office:value="4" calcext:value-type="float">
            <text:p>4</text:p>
          </table:table-cell>
          <table:table-cell table:formula="of:=[.$E$2]*1000000/[.D58]/[.C58]" office:value-type="float" office:value="51425.947722658" calcext:value-type="float">
            <text:p>51425.947722658</text:p>
          </table:table-cell>
          <table:table-cell table:formula="of:=MIN([.$H$2];INT([.E58]))" office:value-type="float" office:value="51425" calcext:value-type="float">
            <text:p>51425</text:p>
          </table:table-cell>
          <table:table-cell table:formula="of:=[.$E$2]*1000000/[.D58]/[.F58]" office:value-type="float" office:value="155.566358774915" calcext:value-type="float">
            <text:p>155.5663587749</text:p>
          </table:table-cell>
          <table:table-cell table:style-name="ce4" table:formula="of:=LN([.G58]/220)/LN(2^(1/12)) +57" office:value-type="float" office:value="51.0003190499983" calcext:value-type="float">
            <text:p>51.00</text:p>
          </table:table-cell>
          <table:table-cell table:style-name="ce5" table:formula="of:=([.H58]-[.B58])*100" office:value-type="float" office:value="0.0319049998275034" calcext:value-type="float">
            <text:p>0.0319</text:p>
          </table:table-cell>
          <table:table-cell table:formula="of:=[.C58]-[.G58]" office:value-type="float" office:value="-0.0028669138745272" calcext:value-type="float">
            <text:p>-0.0028669139</text:p>
          </table:table-cell>
          <table:table-cell/>
          <table:table-cell table:formula="of:=[.$E$2]*1000000/64/[.C58]" office:value-type="float" office:value="3214.12173266613" calcext:value-type="float">
            <text:p>3214.1217326661</text:p>
          </table:table-cell>
          <table:table-cell table:formula="of:=INT([.L58])" office:value-type="float" office:value="3214" calcext:value-type="float">
            <text:p>3214</text:p>
          </table:table-cell>
          <table:table-cell table:formula="of:=[.$E$2]*1000000/64/[.M58]" office:value-type="float" office:value="155.56938394524" calcext:value-type="float">
            <text:p>155.5693839452</text:p>
          </table:table-cell>
          <table:table-cell table:style-name="ce4" table:formula="of:=LN([.N58]/220)/LN(2^(1/12)) +57" office:value-type="float" office:value="51.0006557054931" calcext:value-type="float">
            <text:p>51.00</text:p>
          </table:table-cell>
          <table:table-cell table:style-name="ce5" table:formula="of:=([.O58]-[.B58])*100" office:value-type="float" office:value="0.0655705493052494" calcext:value-type="float">
            <text:p>0.0656</text:p>
          </table:table-cell>
          <table:table-cell table:formula="of:=[.C58]-[.N58]" office:value-type="float" office:value="-0.00589208419916076" calcext:value-type="float">
            <text:p>-0.005892084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(((2)^(1/12))^([.B59]-57)) * 220" office:value-type="float" office:value="164.813778456435" calcext:value-type="float">
            <text:p>164.8137784564</text:p>
          </table:table-cell>
          <table:table-cell table:formula="of:=INT([.$E$2]*1000000/[.C59]/[.$H$2])+1" office:value-type="float" office:value="3" calcext:value-type="float">
            <text:p>3</text:p>
          </table:table-cell>
          <table:table-cell table:formula="of:=[.$E$2]*1000000/[.D59]/[.C59]" office:value-type="float" office:value="64719.5080809714" calcext:value-type="float">
            <text:p>64719.5080809714</text:p>
          </table:table-cell>
          <table:table-cell table:formula="of:=MIN([.$H$2];INT([.E59]))" office:value-type="float" office:value="64719" calcext:value-type="float">
            <text:p>64719</text:p>
          </table:table-cell>
          <table:table-cell table:formula="of:=[.$E$2]*1000000/[.D59]/[.F59]" office:value-type="float" office:value="164.815072338365" calcext:value-type="float">
            <text:p>164.8150723384</text:p>
          </table:table-cell>
          <table:table-cell table:style-name="ce4" table:formula="of:=LN([.G59]/220)/LN(2^(1/12)) +57" office:value-type="float" office:value="52.0001359111891" calcext:value-type="float">
            <text:p>52.00</text:p>
          </table:table-cell>
          <table:table-cell table:style-name="ce5" table:formula="of:=([.H59]-[.B59])*100" office:value-type="float" office:value="0.0135911189083515" calcext:value-type="float">
            <text:p>0.0136</text:p>
          </table:table-cell>
          <table:table-cell table:formula="of:=[.C59]-[.G59]" office:value-type="float" office:value="-0.00129388193039404" calcext:value-type="float">
            <text:p>-0.0012938819</text:p>
          </table:table-cell>
          <table:table-cell/>
          <table:table-cell table:formula="of:=[.$E$2]*1000000/64/[.C59]" office:value-type="float" office:value="3033.72694129553" calcext:value-type="float">
            <text:p>3033.7269412955</text:p>
          </table:table-cell>
          <table:table-cell table:formula="of:=INT([.L59])" office:value-type="float" office:value="3033" calcext:value-type="float">
            <text:p>3033</text:p>
          </table:table-cell>
          <table:table-cell table:formula="of:=[.$E$2]*1000000/64/[.M59]" office:value-type="float" office:value="164.853280580284" calcext:value-type="float">
            <text:p>164.8532805803</text:p>
          </table:table-cell>
          <table:table-cell table:style-name="ce4" table:formula="of:=LN([.N59]/220)/LN(2^(1/12)) +57" office:value-type="float" office:value="52.0041488781041" calcext:value-type="float">
            <text:p>52.00</text:p>
          </table:table-cell>
          <table:table-cell table:style-name="ce5" table:formula="of:=([.O59]-[.B59])*100" office:value-type="float" office:value="0.414887810412523" calcext:value-type="float">
            <text:p>0.4149</text:p>
          </table:table-cell>
          <table:table-cell table:formula="of:=[.C59]-[.N59]" office:value-type="float" office:value="-0.0395021238486208" calcext:value-type="float">
            <text:p>-0.03950212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(((2)^(1/12))^([.B60]-57)) * 220" office:value-type="float" office:value="174.614115716502" calcext:value-type="float">
            <text:p>174.6141157165</text:p>
          </table:table-cell>
          <table:table-cell table:formula="of:=INT([.$E$2]*1000000/[.C60]/[.$H$2])+1" office:value-type="float" office:value="3" calcext:value-type="float">
            <text:p>3</text:p>
          </table:table-cell>
          <table:table-cell table:formula="of:=[.$E$2]*1000000/[.D60]/[.C60]" office:value-type="float" office:value="61087.0812070242" calcext:value-type="float">
            <text:p>61087.0812070242</text:p>
          </table:table-cell>
          <table:table-cell table:formula="of:=MIN([.$H$2];INT([.E60]))" office:value-type="float" office:value="61087" calcext:value-type="float">
            <text:p>61087</text:p>
          </table:table-cell>
          <table:table-cell table:formula="of:=[.$E$2]*1000000/[.D60]/[.F60]" office:value-type="float" office:value="174.614347842694" calcext:value-type="float">
            <text:p>174.6143478427</text:p>
          </table:table-cell>
          <table:table-cell table:style-name="ce4" table:formula="of:=LN([.G60]/220)/LN(2^(1/12)) +57" office:value-type="float" office:value="53.0000230144338" calcext:value-type="float">
            <text:p>53.00</text:p>
          </table:table-cell>
          <table:table-cell table:style-name="ce5" table:formula="of:=([.H60]-[.B60])*100" office:value-type="float" office:value="0.00230144338075888" calcext:value-type="float">
            <text:p>0.0023</text:p>
          </table:table-cell>
          <table:table-cell table:formula="of:=[.C60]-[.G60]" office:value-type="float" office:value="-0.000232126192372561" calcext:value-type="float">
            <text:p>-0.0002321262</text:p>
          </table:table-cell>
          <table:table-cell/>
          <table:table-cell table:formula="of:=[.$E$2]*1000000/64/[.C60]" office:value-type="float" office:value="2863.45693157926" calcext:value-type="float">
            <text:p>2863.4569315793</text:p>
          </table:table-cell>
          <table:table-cell table:formula="of:=INT([.L60])" office:value-type="float" office:value="2863" calcext:value-type="float">
            <text:p>2863</text:p>
          </table:table-cell>
          <table:table-cell table:formula="of:=[.$E$2]*1000000/64/[.M60]" office:value-type="float" office:value="174.641983932937" calcext:value-type="float">
            <text:p>174.6419839329</text:p>
          </table:table-cell>
          <table:table-cell table:style-name="ce4" table:formula="of:=LN([.N60]/220)/LN(2^(1/12)) +57" office:value-type="float" office:value="53.0027628096019" calcext:value-type="float">
            <text:p>53.00</text:p>
          </table:table-cell>
          <table:table-cell table:style-name="ce5" table:formula="of:=([.O60]-[.B60])*100" office:value-type="float" office:value="0.276280960193986" calcext:value-type="float">
            <text:p>0.2763</text:p>
          </table:table-cell>
          <table:table-cell table:formula="of:=[.C60]-[.N60]" office:value-type="float" office:value="-0.0278682164355644" calcext:value-type="float">
            <text:p>-0.027868216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(((2)^(1/12))^([.B61]-57)) * 220" office:value-type="float" office:value="184.997211355817" calcext:value-type="float">
            <text:p>184.9972113558</text:p>
          </table:table-cell>
          <table:table-cell table:formula="of:=INT([.$E$2]*1000000/[.C61]/[.$H$2])+1" office:value-type="float" office:value="3" calcext:value-type="float">
            <text:p>3</text:p>
          </table:table-cell>
          <table:table-cell table:formula="of:=[.$E$2]*1000000/[.D61]/[.C61]" office:value-type="float" office:value="57658.5267880107" calcext:value-type="float">
            <text:p>57658.5267880107</text:p>
          </table:table-cell>
          <table:table-cell table:formula="of:=MIN([.$H$2];INT([.E61]))" office:value-type="float" office:value="57658" calcext:value-type="float">
            <text:p>57658</text:p>
          </table:table-cell>
          <table:table-cell table:formula="of:=[.$E$2]*1000000/[.D61]/[.F61]" office:value-type="float" office:value="184.998901569022" calcext:value-type="float">
            <text:p>184.998901569</text:p>
          </table:table-cell>
          <table:table-cell table:style-name="ce4" table:formula="of:=LN([.G61]/220)/LN(2^(1/12)) +57" office:value-type="float" office:value="54.0001581721833" calcext:value-type="float">
            <text:p>54.00</text:p>
          </table:table-cell>
          <table:table-cell table:style-name="ce5" table:formula="of:=([.H61]-[.B61])*100" office:value-type="float" office:value="0.0158172183326144" calcext:value-type="float">
            <text:p>0.0158</text:p>
          </table:table-cell>
          <table:table-cell table:formula="of:=[.C61]-[.G61]" office:value-type="float" office:value="-0.00169021320473917" calcext:value-type="float">
            <text:p>-0.0016902132</text:p>
          </table:table-cell>
          <table:table-cell/>
          <table:table-cell table:formula="of:=[.$E$2]*1000000/64/[.C61]" office:value-type="float" office:value="2702.743443188" calcext:value-type="float">
            <text:p>2702.743443188</text:p>
          </table:table-cell>
          <table:table-cell table:formula="of:=INT([.L61])" office:value-type="float" office:value="2702" calcext:value-type="float">
            <text:p>2702</text:p>
          </table:table-cell>
          <table:table-cell table:formula="of:=[.$E$2]*1000000/64/[.M61]" office:value-type="float" office:value="185.048112509252" calcext:value-type="float">
            <text:p>185.0481125093</text:p>
          </table:table-cell>
          <table:table-cell table:style-name="ce4" table:formula="of:=LN([.N61]/220)/LN(2^(1/12)) +57" office:value-type="float" office:value="54.004762757686" calcext:value-type="float">
            <text:p>54.00</text:p>
          </table:table-cell>
          <table:table-cell table:style-name="ce5" table:formula="of:=([.O61]-[.B61])*100" office:value-type="float" office:value="0.476275768595968" calcext:value-type="float">
            <text:p>0.4763</text:p>
          </table:table-cell>
          <table:table-cell table:formula="of:=[.C61]-[.N61]" office:value-type="float" office:value="-0.0509011534352339" calcext:value-type="float">
            <text:p>-0.05090115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(((2)^(1/12))^([.B62]-57)) * 220" office:value-type="float" office:value="195.997717990875" calcext:value-type="float">
            <text:p>195.9977179909</text:p>
          </table:table-cell>
          <table:table-cell table:formula="of:=INT([.$E$2]*1000000/[.C62]/[.$H$2])+1" office:value-type="float" office:value="3" calcext:value-type="float">
            <text:p>3</text:p>
          </table:table-cell>
          <table:table-cell table:formula="of:=[.$E$2]*1000000/[.D62]/[.C62]" office:value-type="float" office:value="54422.4023422726" calcext:value-type="float">
            <text:p>54422.4023422726</text:p>
          </table:table-cell>
          <table:table-cell table:formula="of:=MIN([.$H$2];INT([.E62]))" office:value-type="float" office:value="54422" calcext:value-type="float">
            <text:p>54422</text:p>
          </table:table-cell>
          <table:table-cell table:formula="of:=[.$E$2]*1000000/[.D62]/[.F62]" office:value-type="float" office:value="195.99916700354" calcext:value-type="float">
            <text:p>195.9991670035</text:p>
          </table:table-cell>
          <table:table-cell table:style-name="ce4" table:formula="of:=LN([.G62]/220)/LN(2^(1/12)) +57" office:value-type="float" office:value="55.0001279897958" calcext:value-type="float">
            <text:p>55.00</text:p>
          </table:table-cell>
          <table:table-cell table:style-name="ce5" table:formula="of:=([.H62]-[.B62])*100" office:value-type="float" office:value="0.0127989795849714" calcext:value-type="float">
            <text:p>0.0128</text:p>
          </table:table-cell>
          <table:table-cell table:formula="of:=[.C62]-[.G62]" office:value-type="float" office:value="-0.00144901266560282" calcext:value-type="float">
            <text:p>-0.0014490127</text:p>
          </table:table-cell>
          <table:table-cell/>
          <table:table-cell table:formula="of:=[.$E$2]*1000000/64/[.C62]" office:value-type="float" office:value="2551.05010979403" calcext:value-type="float">
            <text:p>2551.050109794</text:p>
          </table:table-cell>
          <table:table-cell table:formula="of:=INT([.L62])" office:value-type="float" office:value="2551" calcext:value-type="float">
            <text:p>2551</text:p>
          </table:table-cell>
          <table:table-cell table:formula="of:=[.$E$2]*1000000/64/[.M62]" office:value-type="float" office:value="196.001568012544" calcext:value-type="float">
            <text:p>196.0015680125</text:p>
          </table:table-cell>
          <table:table-cell table:style-name="ce4" table:formula="of:=LN([.N62]/220)/LN(2^(1/12)) +57" office:value-type="float" office:value="55.0003400663645" calcext:value-type="float">
            <text:p>55.00</text:p>
          </table:table-cell>
          <table:table-cell table:style-name="ce5" table:formula="of:=([.O62]-[.B62])*100" office:value-type="float" office:value="0.0340066364508118" calcext:value-type="float">
            <text:p>0.0340</text:p>
          </table:table-cell>
          <table:table-cell table:formula="of:=[.C62]-[.N62]" office:value-type="float" office:value="-0.00385002166947856" calcext:value-type="float">
            <text:p>-0.003850021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(((2)^(1/12))^([.B63]-57)) * 220" office:value-type="float" office:value="207.652348789973" calcext:value-type="float">
            <text:p>207.65234879</text:p>
          </table:table-cell>
          <table:table-cell table:formula="of:=INT([.$E$2]*1000000/[.C63]/[.$H$2])+1" office:value-type="float" office:value="3" calcext:value-type="float">
            <text:p>3</text:p>
          </table:table-cell>
          <table:table-cell table:formula="of:=[.$E$2]*1000000/[.D63]/[.C63]" office:value-type="float" office:value="51367.9076052992" calcext:value-type="float">
            <text:p>51367.9076052992</text:p>
          </table:table-cell>
          <table:table-cell table:formula="of:=MIN([.$H$2];INT([.E63]))" office:value-type="float" office:value="51367" calcext:value-type="float">
            <text:p>51367</text:p>
          </table:table-cell>
          <table:table-cell table:formula="of:=[.$E$2]*1000000/[.D63]/[.F63]" office:value-type="float" office:value="207.656017806504" calcext:value-type="float">
            <text:p>207.6560178065</text:p>
          </table:table-cell>
          <table:table-cell table:style-name="ce4" table:formula="of:=LN([.G63]/220)/LN(2^(1/12)) +57" office:value-type="float" office:value="56.0003058896404" calcext:value-type="float">
            <text:p>56.00</text:p>
          </table:table-cell>
          <table:table-cell table:style-name="ce5" table:formula="of:=([.H63]-[.B63])*100" office:value-type="float" office:value="0.0305889640372925" calcext:value-type="float">
            <text:p>0.0306</text:p>
          </table:table-cell>
          <table:table-cell table:formula="of:=[.C63]-[.G63]" office:value-type="float" office:value="-0.00366901653094942" calcext:value-type="float">
            <text:p>-0.0036690165</text:p>
          </table:table-cell>
          <table:table-cell/>
          <table:table-cell table:formula="of:=[.$E$2]*1000000/64/[.C63]" office:value-type="float" office:value="2407.8706689984" calcext:value-type="float">
            <text:p>2407.8706689984</text:p>
          </table:table-cell>
          <table:table-cell table:formula="of:=INT([.L63])" office:value-type="float" office:value="2407" calcext:value-type="float">
            <text:p>2407</text:p>
          </table:table-cell>
          <table:table-cell table:formula="of:=[.$E$2]*1000000/64/[.M63]" office:value-type="float" office:value="207.72746157042" calcext:value-type="float">
            <text:p>207.7274615704</text:p>
          </table:table-cell>
          <table:table-cell table:style-name="ce4" table:formula="of:=LN([.N63]/220)/LN(2^(1/12)) +57" office:value-type="float" office:value="56.0062611519002" calcext:value-type="float">
            <text:p>56.01</text:p>
          </table:table-cell>
          <table:table-cell table:style-name="ce5" table:formula="of:=([.O63]-[.B63])*100" office:value-type="float" office:value="0.626115190021181" calcext:value-type="float">
            <text:p>0.6261</text:p>
          </table:table-cell>
          <table:table-cell table:formula="of:=[.C63]-[.N63]" office:value-type="float" office:value="-0.0751127804470571" calcext:value-type="float">
            <text:p>-0.075112780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(((2)^(1/12))^([.B64]-57)) * 220" office:value-type="float" office:value="220" calcext:value-type="float">
            <text:p>220</text:p>
          </table:table-cell>
          <table:table-cell table:formula="of:=INT([.$E$2]*1000000/[.C64]/[.$H$2])+1" office:value-type="float" office:value="3" calcext:value-type="float">
            <text:p>3</text:p>
          </table:table-cell>
          <table:table-cell table:formula="of:=[.$E$2]*1000000/[.D64]/[.C64]" office:value-type="float" office:value="48484.8484848485" calcext:value-type="float">
            <text:p>48484.8484848485</text:p>
          </table:table-cell>
          <table:table-cell table:formula="of:=MIN([.$H$2];INT([.E64]))" office:value-type="float" office:value="48484" calcext:value-type="float">
            <text:p>48484</text:p>
          </table:table-cell>
          <table:table-cell table:formula="of:=[.$E$2]*1000000/[.D64]/[.F64]" office:value-type="float" office:value="220.003850067376" calcext:value-type="float">
            <text:p>220.0038500674</text:p>
          </table:table-cell>
          <table:table-cell table:style-name="ce4" table:formula="of:=LN([.G64]/220)/LN(2^(1/12)) +57" office:value-type="float" office:value="57.0003029686096" calcext:value-type="float">
            <text:p>57.00</text:p>
          </table:table-cell>
          <table:table-cell table:style-name="ce5" table:formula="of:=([.H64]-[.B64])*100" office:value-type="float" office:value="0.0302968609567245" calcext:value-type="float">
            <text:p>0.0303</text:p>
          </table:table-cell>
          <table:table-cell table:formula="of:=[.C64]-[.G64]" office:value-type="float" office:value="-0.00385006737616322" calcext:value-type="float">
            <text:p>-0.0038500674</text:p>
          </table:table-cell>
          <table:table-cell/>
          <table:table-cell table:formula="of:=[.$E$2]*1000000/64/[.C64]" office:value-type="float" office:value="2272.72727272727" calcext:value-type="float">
            <text:p>2272.7272727273</text:p>
          </table:table-cell>
          <table:table-cell table:formula="of:=INT([.L64])" office:value-type="float" office:value="2272" calcext:value-type="float">
            <text:p>2272</text:p>
          </table:table-cell>
          <table:table-cell table:formula="of:=[.$E$2]*1000000/64/[.M64]" office:value-type="float" office:value="220.070422535211" calcext:value-type="float">
            <text:p>220.0704225352</text:p>
          </table:table-cell>
          <table:table-cell table:style-name="ce4" table:formula="of:=LN([.N64]/220)/LN(2^(1/12)) +57" office:value-type="float" office:value="57.005540835538" calcext:value-type="float">
            <text:p>57.01</text:p>
          </table:table-cell>
          <table:table-cell table:style-name="ce5" table:formula="of:=([.O64]-[.B64])*100" office:value-type="float" office:value="0.554083553799245" calcext:value-type="float">
            <text:p>0.5541</text:p>
          </table:table-cell>
          <table:table-cell table:formula="of:=[.C64]-[.N64]" office:value-type="float" office:value="-0.0704225352112644" calcext:value-type="float">
            <text:p>-0.070422535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(((2)^(1/12))^([.B65]-57)) * 220" office:value-type="float" office:value="233.081880759045" calcext:value-type="float">
            <text:p>233.081880759</text:p>
          </table:table-cell>
          <table:table-cell table:formula="of:=INT([.$E$2]*1000000/[.C65]/[.$H$2])+1" office:value-type="float" office:value="3" calcext:value-type="float">
            <text:p>3</text:p>
          </table:table-cell>
          <table:table-cell table:formula="of:=[.$E$2]*1000000/[.D65]/[.C65]" office:value-type="float" office:value="45763.6030391124" calcext:value-type="float">
            <text:p>45763.6030391124</text:p>
          </table:table-cell>
          <table:table-cell table:formula="of:=MIN([.$H$2];INT([.E65]))" office:value-type="float" office:value="45763" calcext:value-type="float">
            <text:p>45763</text:p>
          </table:table-cell>
          <table:table-cell table:formula="of:=[.$E$2]*1000000/[.D65]/[.F65]" office:value-type="float" office:value="233.084952181165" calcext:value-type="float">
            <text:p>233.0849521812</text:p>
          </table:table-cell>
          <table:table-cell table:style-name="ce4" table:formula="of:=LN([.G65]/220)/LN(2^(1/12)) +57" office:value-type="float" office:value="58.0002281307969" calcext:value-type="float">
            <text:p>58.00</text:p>
          </table:table-cell>
          <table:table-cell table:style-name="ce5" table:formula="of:=([.H65]-[.B65])*100" office:value-type="float" office:value="0.0228130796877224" calcext:value-type="float">
            <text:p>0.0228</text:p>
          </table:table-cell>
          <table:table-cell table:formula="of:=[.C65]-[.G65]" office:value-type="float" office:value="-0.00307142212031408" calcext:value-type="float">
            <text:p>-0.0030714221</text:p>
          </table:table-cell>
          <table:table-cell/>
          <table:table-cell table:formula="of:=[.$E$2]*1000000/64/[.C65]" office:value-type="float" office:value="2145.16889245839" calcext:value-type="float">
            <text:p>2145.1688924584</text:p>
          </table:table-cell>
          <table:table-cell table:formula="of:=INT([.L65])" office:value-type="float" office:value="2145" calcext:value-type="float">
            <text:p>2145</text:p>
          </table:table-cell>
          <table:table-cell table:formula="of:=[.$E$2]*1000000/64/[.M65]" office:value-type="float" office:value="233.100233100233" calcext:value-type="float">
            <text:p>233.1002331002</text:p>
          </table:table-cell>
          <table:table-cell table:style-name="ce4" table:formula="of:=LN([.N65]/220)/LN(2^(1/12)) +57" office:value-type="float" office:value="58.0013630809513" calcext:value-type="float">
            <text:p>58.00</text:p>
          </table:table-cell>
          <table:table-cell table:style-name="ce5" table:formula="of:=([.O65]-[.B65])*100" office:value-type="float" office:value="0.136308095127902" calcext:value-type="float">
            <text:p>0.1363</text:p>
          </table:table-cell>
          <table:table-cell table:formula="of:=[.C65]-[.N65]" office:value-type="float" office:value="-0.0183523411881481" calcext:value-type="float">
            <text:p>-0.018352341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formula="of:=(((2)^(1/12))^([.B66]-57)) * 220" office:value-type="float" office:value="246.941650628062" calcext:value-type="float">
            <text:p>246.9416506281</text:p>
          </table:table-cell>
          <table:table-cell table:formula="of:=INT([.$E$2]*1000000/[.C66]/[.$H$2])+1" office:value-type="float" office:value="2" calcext:value-type="float">
            <text:p>2</text:p>
          </table:table-cell>
          <table:table-cell table:formula="of:=[.$E$2]*1000000/[.D66]/[.C66]" office:value-type="float" office:value="64792.6340465701" calcext:value-type="float">
            <text:p>64792.6340465701</text:p>
          </table:table-cell>
          <table:table-cell table:formula="of:=MIN([.$H$2];INT([.E66]))" office:value-type="float" office:value="64792" calcext:value-type="float">
            <text:p>64792</text:p>
          </table:table-cell>
          <table:table-cell table:formula="of:=[.$E$2]*1000000/[.D66]/[.F66]" office:value-type="float" office:value="246.944067168786" calcext:value-type="float">
            <text:p>246.9440671688</text:p>
          </table:table-cell>
          <table:table-cell table:style-name="ce4" table:formula="of:=LN([.G66]/220)/LN(2^(1/12)) +57" office:value-type="float" office:value="59.000169415613" calcext:value-type="float">
            <text:p>59.00</text:p>
          </table:table-cell>
          <table:table-cell table:style-name="ce5" table:formula="of:=([.H66]-[.B66])*100" office:value-type="float" office:value="0.0169415613044066" calcext:value-type="float">
            <text:p>0.0169</text:p>
          </table:table-cell>
          <table:table-cell table:formula="of:=[.C66]-[.G66]" office:value-type="float" office:value="-0.00241654072419806" calcext:value-type="float">
            <text:p>-0.0024165407</text:p>
          </table:table-cell>
          <table:table-cell/>
          <table:table-cell table:formula="of:=[.$E$2]*1000000/64/[.C66]" office:value-type="float" office:value="2024.76981395532" calcext:value-type="float">
            <text:p>2024.7698139553</text:p>
          </table:table-cell>
          <table:table-cell table:formula="of:=INT([.L66])" office:value-type="float" office:value="2024" calcext:value-type="float">
            <text:p>2024</text:p>
          </table:table-cell>
          <table:table-cell table:formula="of:=[.$E$2]*1000000/64/[.M66]" office:value-type="float" office:value="247.03557312253" calcext:value-type="float">
            <text:p>247.0355731225</text:p>
          </table:table-cell>
          <table:table-cell table:style-name="ce4" table:formula="of:=LN([.N66]/220)/LN(2^(1/12)) +57" office:value-type="float" office:value="59.0065833732625" calcext:value-type="float">
            <text:p>59.01</text:p>
          </table:table-cell>
          <table:table-cell table:style-name="ce5" table:formula="of:=([.O66]-[.B66])*100" office:value-type="float" office:value="0.658337326245118" calcext:value-type="float">
            <text:p>0.6583</text:p>
          </table:table-cell>
          <table:table-cell table:formula="of:=[.C66]-[.N66]" office:value-type="float" office:value="-0.0939224944675914" calcext:value-type="float">
            <text:p>-0.093922494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formula="of:=(((2)^(1/12))^([.B67]-57)) * 220" office:value-type="float" office:value="261.625565300599" calcext:value-type="float">
            <text:p>261.6255653006</text:p>
          </table:table-cell>
          <table:table-cell table:formula="of:=INT([.$E$2]*1000000/[.C67]/[.$H$2])+1" office:value-type="float" office:value="2" calcext:value-type="float">
            <text:p>2</text:p>
          </table:table-cell>
          <table:table-cell table:formula="of:=[.$E$2]*1000000/[.D67]/[.C67]" office:value-type="float" office:value="61156.1029275429" calcext:value-type="float">
            <text:p>61156.1029275429</text:p>
          </table:table-cell>
          <table:table-cell table:formula="of:=MIN([.$H$2];INT([.E67]))" office:value-type="float" office:value="61156" calcext:value-type="float">
            <text:p>61156</text:p>
          </table:table-cell>
          <table:table-cell table:formula="of:=[.$E$2]*1000000/[.D67]/[.F67]" office:value-type="float" office:value="261.626005624959" calcext:value-type="float">
            <text:p>261.626005625</text:p>
          </table:table-cell>
          <table:table-cell table:style-name="ce4" table:formula="of:=LN([.G67]/220)/LN(2^(1/12)) +57" office:value-type="float" office:value="60.0000291372093" calcext:value-type="float">
            <text:p>60.00</text:p>
          </table:table-cell>
          <table:table-cell table:style-name="ce5" table:formula="of:=([.H67]-[.B67])*100" office:value-type="float" office:value="0.00291372092462439" calcext:value-type="float">
            <text:p>0.0029</text:p>
          </table:table-cell>
          <table:table-cell table:formula="of:=[.C67]-[.G67]" office:value-type="float" office:value="-0.00044032436045427" calcext:value-type="float">
            <text:p>-0.0004403244</text:p>
          </table:table-cell>
          <table:table-cell/>
          <table:table-cell table:formula="of:=[.$E$2]*1000000/64/[.C67]" office:value-type="float" office:value="1911.12821648571" calcext:value-type="float">
            <text:p>1911.1282164857</text:p>
          </table:table-cell>
          <table:table-cell table:formula="of:=INT([.L67])" office:value-type="float" office:value="1911" calcext:value-type="float">
            <text:p>1911</text:p>
          </table:table-cell>
          <table:table-cell table:formula="of:=[.$E$2]*1000000/64/[.M67]" office:value-type="float" office:value="261.643118785976" calcext:value-type="float">
            <text:p>261.643118786</text:p>
          </table:table-cell>
          <table:table-cell table:style-name="ce4" table:formula="of:=LN([.N67]/220)/LN(2^(1/12)) +57" office:value-type="float" office:value="60.0011615138647" calcext:value-type="float">
            <text:p>60.00</text:p>
          </table:table-cell>
          <table:table-cell table:style-name="ce5" table:formula="of:=([.O67]-[.B67])*100" office:value-type="float" office:value="0.116151386468744" calcext:value-type="float">
            <text:p>0.1162</text:p>
          </table:table-cell>
          <table:table-cell table:formula="of:=[.C67]-[.N67]" office:value-type="float" office:value="-0.0175534853772206" calcext:value-type="float">
            <text:p>-0.017553485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formula="of:=(((2)^(1/12))^([.B68]-57)) * 220" office:value-type="float" office:value="277.182630976872" calcext:value-type="float">
            <text:p>277.1826309769</text:p>
          </table:table-cell>
          <table:table-cell table:formula="of:=INT([.$E$2]*1000000/[.C68]/[.$H$2])+1" office:value-type="float" office:value="2" calcext:value-type="float">
            <text:p>2</text:p>
          </table:table-cell>
          <table:table-cell table:formula="of:=[.$E$2]*1000000/[.D68]/[.C68]" office:value-type="float" office:value="57723.6746170254" calcext:value-type="float">
            <text:p>57723.6746170254</text:p>
          </table:table-cell>
          <table:table-cell table:formula="of:=MIN([.$H$2];INT([.E68]))" office:value-type="float" office:value="57723" calcext:value-type="float">
            <text:p>57723</text:p>
          </table:table-cell>
          <table:table-cell table:formula="of:=[.$E$2]*1000000/[.D68]/[.F68]" office:value-type="float" office:value="277.185870450254" calcext:value-type="float">
            <text:p>277.1858704503</text:p>
          </table:table-cell>
          <table:table-cell table:style-name="ce4" table:formula="of:=LN([.G68]/220)/LN(2^(1/12)) +57" office:value-type="float" office:value="61.0002023306376" calcext:value-type="float">
            <text:p>61.00</text:p>
          </table:table-cell>
          <table:table-cell table:style-name="ce5" table:formula="of:=([.H68]-[.B68])*100" office:value-type="float" office:value="0.0202330637648629" calcext:value-type="float">
            <text:p>0.0202</text:p>
          </table:table-cell>
          <table:table-cell table:formula="of:=[.C68]-[.G68]" office:value-type="float" office:value="-0.00323947338165453" calcext:value-type="float">
            <text:p>-0.0032394734</text:p>
          </table:table-cell>
          <table:table-cell/>
          <table:table-cell table:formula="of:=[.$E$2]*1000000/64/[.C68]" office:value-type="float" office:value="1803.86483178204" calcext:value-type="float">
            <text:p>1803.8648317821</text:p>
          </table:table-cell>
          <table:table-cell table:formula="of:=INT([.L68])" office:value-type="float" office:value="1803" calcext:value-type="float">
            <text:p>1803</text:p>
          </table:table-cell>
          <table:table-cell table:formula="of:=[.$E$2]*1000000/64/[.M68]" office:value-type="float" office:value="277.315585135885" calcext:value-type="float">
            <text:p>277.3155851359</text:p>
          </table:table-cell>
          <table:table-cell table:style-name="ce4" table:formula="of:=LN([.N68]/220)/LN(2^(1/12)) +57" office:value-type="float" office:value="61.0083020924061" calcext:value-type="float">
            <text:p>61.01</text:p>
          </table:table-cell>
          <table:table-cell table:style-name="ce5" table:formula="of:=([.O68]-[.B68])*100" office:value-type="float" office:value="0.830209240606905" calcext:value-type="float">
            <text:p>0.8302</text:p>
          </table:table-cell>
          <table:table-cell table:formula="of:=[.C68]-[.N68]" office:value-type="float" office:value="-0.132954159012513" calcext:value-type="float">
            <text:p>-0.13295415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formula="of:=(((2)^(1/12))^([.B69]-57)) * 220" office:value-type="float" office:value="293.664767917408" calcext:value-type="float">
            <text:p>293.6647679174</text:p>
          </table:table-cell>
          <table:table-cell table:formula="of:=INT([.$E$2]*1000000/[.C69]/[.$H$2])+1" office:value-type="float" office:value="2" calcext:value-type="float">
            <text:p>2</text:p>
          </table:table-cell>
          <table:table-cell table:formula="of:=[.$E$2]*1000000/[.D69]/[.C69]" office:value-type="float" office:value="54483.8937046066" calcext:value-type="float">
            <text:p>54483.8937046066</text:p>
          </table:table-cell>
          <table:table-cell table:formula="of:=MIN([.$H$2];INT([.E69]))" office:value-type="float" office:value="54483" calcext:value-type="float">
            <text:p>54483</text:p>
          </table:table-cell>
          <table:table-cell table:formula="of:=[.$E$2]*1000000/[.D69]/[.F69]" office:value-type="float" office:value="293.669585008168" calcext:value-type="float">
            <text:p>293.6695850082</text:p>
          </table:table-cell>
          <table:table-cell table:style-name="ce4" table:formula="of:=LN([.G69]/220)/LN(2^(1/12)) +57" office:value-type="float" office:value="62.0002839783336" calcext:value-type="float">
            <text:p>62.00</text:p>
          </table:table-cell>
          <table:table-cell table:style-name="ce5" table:formula="of:=([.H69]-[.B69])*100" office:value-type="float" office:value="0.0283978333634138" calcext:value-type="float">
            <text:p>0.0284</text:p>
          </table:table-cell>
          <table:table-cell table:formula="of:=[.C69]-[.G69]" office:value-type="float" office:value="-0.00481709076007064" calcext:value-type="float">
            <text:p>-0.0048170908</text:p>
          </table:table-cell>
          <table:table-cell/>
          <table:table-cell table:formula="of:=[.$E$2]*1000000/64/[.C69]" office:value-type="float" office:value="1702.62167826896" calcext:value-type="float">
            <text:p>1702.621678269</text:p>
          </table:table-cell>
          <table:table-cell table:formula="of:=INT([.L69])" office:value-type="float" office:value="1702" calcext:value-type="float">
            <text:p>1702</text:p>
          </table:table-cell>
          <table:table-cell table:formula="of:=[.$E$2]*1000000/64/[.M69]" office:value-type="float" office:value="293.772032902468" calcext:value-type="float">
            <text:p>293.7720329025</text:p>
          </table:table-cell>
          <table:table-cell table:style-name="ce4" table:formula="of:=LN([.N69]/220)/LN(2^(1/12)) +57" office:value-type="float" office:value="62.0063224093626" calcext:value-type="float">
            <text:p>62.01</text:p>
          </table:table-cell>
          <table:table-cell table:style-name="ce5" table:formula="of:=([.O69]-[.B69])*100" office:value-type="float" office:value="0.632240936261752" calcext:value-type="float">
            <text:p>0.6322</text:p>
          </table:table-cell>
          <table:table-cell table:formula="of:=[.C69]-[.N69]" office:value-type="float" office:value="-0.107264985060056" calcext:value-type="float">
            <text:p>-0.107264985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formula="of:=(((2)^(1/12))^([.B70]-57)) * 220" office:value-type="float" office:value="311.126983722081" calcext:value-type="float">
            <text:p>311.1269837221</text:p>
          </table:table-cell>
          <table:table-cell table:formula="of:=INT([.$E$2]*1000000/[.C70]/[.$H$2])+1" office:value-type="float" office:value="2" calcext:value-type="float">
            <text:p>2</text:p>
          </table:table-cell>
          <table:table-cell table:formula="of:=[.$E$2]*1000000/[.D70]/[.C70]" office:value-type="float" office:value="51425.947722658" calcext:value-type="float">
            <text:p>51425.947722658</text:p>
          </table:table-cell>
          <table:table-cell table:formula="of:=MIN([.$H$2];INT([.E70]))" office:value-type="float" office:value="51425" calcext:value-type="float">
            <text:p>51425</text:p>
          </table:table-cell>
          <table:table-cell table:formula="of:=[.$E$2]*1000000/[.D70]/[.F70]" office:value-type="float" office:value="311.13271754983" calcext:value-type="float">
            <text:p>311.1327175498</text:p>
          </table:table-cell>
          <table:table-cell table:style-name="ce4" table:formula="of:=LN([.G70]/220)/LN(2^(1/12)) +57" office:value-type="float" office:value="63.0003190499983" calcext:value-type="float">
            <text:p>63.00</text:p>
          </table:table-cell>
          <table:table-cell table:style-name="ce5" table:formula="of:=([.H70]-[.B70])*100" office:value-type="float" office:value="0.0319049998267928" calcext:value-type="float">
            <text:p>0.0319</text:p>
          </table:table-cell>
          <table:table-cell table:formula="of:=[.C70]-[.G70]" office:value-type="float" office:value="-0.00573382774888387" calcext:value-type="float">
            <text:p>-0.0057338277</text:p>
          </table:table-cell>
          <table:table-cell/>
          <table:table-cell table:formula="of:=[.$E$2]*1000000/64/[.C70]" office:value-type="float" office:value="1607.06086633306" calcext:value-type="float">
            <text:p>1607.0608663331</text:p>
          </table:table-cell>
          <table:table-cell table:formula="of:=INT([.L70])" office:value-type="float" office:value="1607" calcext:value-type="float">
            <text:p>1607</text:p>
          </table:table-cell>
          <table:table-cell table:formula="of:=[.$E$2]*1000000/64/[.M70]" office:value-type="float" office:value="311.138767890479" calcext:value-type="float">
            <text:p>311.1387678905</text:p>
          </table:table-cell>
          <table:table-cell table:style-name="ce4" table:formula="of:=LN([.N70]/220)/LN(2^(1/12)) +57" office:value-type="float" office:value="63.0006557054931" calcext:value-type="float">
            <text:p>63.00</text:p>
          </table:table-cell>
          <table:table-cell table:style-name="ce5" table:formula="of:=([.O70]-[.B70])*100" office:value-type="float" office:value="0.0655705493045389" calcext:value-type="float">
            <text:p>0.0656</text:p>
          </table:table-cell>
          <table:table-cell table:formula="of:=[.C70]-[.N70]" office:value-type="float" office:value="-0.011784168398151" calcext:value-type="float">
            <text:p>-0.011784168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formula="of:=(((2)^(1/12))^([.B71]-57)) * 220" office:value-type="float" office:value="329.62755691287" calcext:value-type="float">
            <text:p>329.6275569129</text:p>
          </table:table-cell>
          <table:table-cell table:formula="of:=INT([.$E$2]*1000000/[.C71]/[.$H$2])+1" office:value-type="float" office:value="2" calcext:value-type="float">
            <text:p>2</text:p>
          </table:table-cell>
          <table:table-cell table:formula="of:=[.$E$2]*1000000/[.D71]/[.C71]" office:value-type="float" office:value="48539.6310607285" calcext:value-type="float">
            <text:p>48539.6310607285</text:p>
          </table:table-cell>
          <table:table-cell table:formula="of:=MIN([.$H$2];INT([.E71]))" office:value-type="float" office:value="48539" calcext:value-type="float">
            <text:p>48539</text:p>
          </table:table-cell>
          <table:table-cell table:formula="of:=[.$E$2]*1000000/[.D71]/[.F71]" office:value-type="float" office:value="329.631842435979" calcext:value-type="float">
            <text:p>329.631842436</text:p>
          </table:table-cell>
          <table:table-cell table:style-name="ce4" table:formula="of:=LN([.G71]/220)/LN(2^(1/12)) +57" office:value-type="float" office:value="64.0002250781265" calcext:value-type="float">
            <text:p>64.00</text:p>
          </table:table-cell>
          <table:table-cell table:style-name="ce5" table:formula="of:=([.H71]-[.B71])*100" office:value-type="float" office:value="0.0225078126518952" calcext:value-type="float">
            <text:p>0.0225</text:p>
          </table:table-cell>
          <table:table-cell table:formula="of:=[.C71]-[.G71]" office:value-type="float" office:value="-0.00428552310927444" calcext:value-type="float">
            <text:p>-0.0042855231</text:p>
          </table:table-cell>
          <table:table-cell/>
          <table:table-cell table:formula="of:=[.$E$2]*1000000/64/[.C71]" office:value-type="float" office:value="1516.86347064777" calcext:value-type="float">
            <text:p>1516.8634706478</text:p>
          </table:table-cell>
          <table:table-cell table:formula="of:=INT([.L71])" office:value-type="float" office:value="1516" calcext:value-type="float">
            <text:p>1516</text:p>
          </table:table-cell>
          <table:table-cell table:formula="of:=[.$E$2]*1000000/64/[.M71]" office:value-type="float" office:value="329.815303430079" calcext:value-type="float">
            <text:p>329.8153034301</text:p>
          </table:table-cell>
          <table:table-cell table:style-name="ce4" table:formula="of:=LN([.N71]/220)/LN(2^(1/12)) +57" office:value-type="float" office:value="64.0098578115411" calcext:value-type="float">
            <text:p>64.01</text:p>
          </table:table-cell>
          <table:table-cell table:style-name="ce5" table:formula="of:=([.O71]-[.B71])*100" office:value-type="float" office:value="0.985781154106746" calcext:value-type="float">
            <text:p>0.9858</text:p>
          </table:table-cell>
          <table:table-cell table:formula="of:=[.C71]-[.N71]" office:value-type="float" office:value="-0.187746517209121" calcext:value-type="float">
            <text:p>-0.187746517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formula="of:=(((2)^(1/12))^([.B72]-57)) * 220" office:value-type="float" office:value="349.228231433004" calcext:value-type="float">
            <text:p>349.228231433</text:p>
          </table:table-cell>
          <table:table-cell table:formula="of:=INT([.$E$2]*1000000/[.C72]/[.$H$2])+1" office:value-type="float" office:value="2" calcext:value-type="float">
            <text:p>2</text:p>
          </table:table-cell>
          <table:table-cell table:formula="of:=[.$E$2]*1000000/[.D72]/[.C72]" office:value-type="float" office:value="45815.3109052681" calcext:value-type="float">
            <text:p>45815.3109052681</text:p>
          </table:table-cell>
          <table:table-cell table:formula="of:=MIN([.$H$2];INT([.E72]))" office:value-type="float" office:value="45815" calcext:value-type="float">
            <text:p>45815</text:p>
          </table:table-cell>
          <table:table-cell table:formula="of:=[.$E$2]*1000000/[.D72]/[.F72]" office:value-type="float" office:value="349.230601331442" calcext:value-type="float">
            <text:p>349.2306013314</text:p>
          </table:table-cell>
          <table:table-cell table:style-name="ce4" table:formula="of:=LN([.G72]/220)/LN(2^(1/12)) +57" office:value-type="float" office:value="65.0001174829117" calcext:value-type="float">
            <text:p>65.00</text:p>
          </table:table-cell>
          <table:table-cell table:style-name="ce5" table:formula="of:=([.H72]-[.B72])*100" office:value-type="float" office:value="0.0117482911676348" calcext:value-type="float">
            <text:p>0.0117</text:p>
          </table:table-cell>
          <table:table-cell table:formula="of:=[.C72]-[.G72]" office:value-type="float" office:value="-0.00236989843767788" calcext:value-type="float">
            <text:p>-0.0023698984</text:p>
          </table:table-cell>
          <table:table-cell/>
          <table:table-cell table:formula="of:=[.$E$2]*1000000/64/[.C72]" office:value-type="float" office:value="1431.72846578963" calcext:value-type="float">
            <text:p>1431.7284657896</text:p>
          </table:table-cell>
          <table:table-cell table:formula="of:=INT([.L72])" office:value-type="float" office:value="1431" calcext:value-type="float">
            <text:p>1431</text:p>
          </table:table-cell>
          <table:table-cell table:formula="of:=[.$E$2]*1000000/64/[.M72]" office:value-type="float" office:value="349.406009783368" calcext:value-type="float">
            <text:p>349.4060097834</text:p>
          </table:table-cell>
          <table:table-cell table:style-name="ce4" table:formula="of:=LN([.N72]/220)/LN(2^(1/12)) +57" office:value-type="float" office:value="65.0088107888742" calcext:value-type="float">
            <text:p>65.01</text:p>
          </table:table-cell>
          <table:table-cell table:style-name="ce5" table:formula="of:=([.O72]-[.B72])*100" office:value-type="float" office:value="0.881078887415754" calcext:value-type="float">
            <text:p>0.8811</text:p>
          </table:table-cell>
          <table:table-cell table:formula="of:=[.C72]-[.N72]" office:value-type="float" office:value="-0.177778350364292" calcext:value-type="float">
            <text:p>-0.177778350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formula="of:=(((2)^(1/12))^([.B73]-57)) * 220" office:value-type="float" office:value="369.994422711635" calcext:value-type="float">
            <text:p>369.9944227116</text:p>
          </table:table-cell>
          <table:table-cell table:formula="of:=INT([.$E$2]*1000000/[.C73]/[.$H$2])+1" office:value-type="float" office:value="2" calcext:value-type="float">
            <text:p>2</text:p>
          </table:table-cell>
          <table:table-cell table:formula="of:=[.$E$2]*1000000/[.D73]/[.C73]" office:value-type="float" office:value="43243.895091008" calcext:value-type="float">
            <text:p>43243.895091008</text:p>
          </table:table-cell>
          <table:table-cell table:formula="of:=MIN([.$H$2];INT([.E73]))" office:value-type="float" office:value="43243" calcext:value-type="float">
            <text:p>43243</text:p>
          </table:table-cell>
          <table:table-cell table:formula="of:=[.$E$2]*1000000/[.D73]/[.F73]" office:value-type="float" office:value="370.002081261707" calcext:value-type="float">
            <text:p>370.0020812617</text:p>
          </table:table-cell>
          <table:table-cell table:style-name="ce4" table:formula="of:=LN([.G73]/220)/LN(2^(1/12)) +57" office:value-type="float" office:value="66.000358346089" calcext:value-type="float">
            <text:p>66.00</text:p>
          </table:table-cell>
          <table:table-cell table:style-name="ce5" table:formula="of:=([.H73]-[.B73])*100" office:value-type="float" office:value="0.0358346088972894" calcext:value-type="float">
            <text:p>0.0358</text:p>
          </table:table-cell>
          <table:table-cell table:formula="of:=[.C73]-[.G73]" office:value-type="float" office:value="-0.00765855007256278" calcext:value-type="float">
            <text:p>-0.0076585501</text:p>
          </table:table-cell>
          <table:table-cell/>
          <table:table-cell table:formula="of:=[.$E$2]*1000000/64/[.C73]" office:value-type="float" office:value="1351.371721594" calcext:value-type="float">
            <text:p>1351.371721594</text:p>
          </table:table-cell>
          <table:table-cell table:formula="of:=INT([.L73])" office:value-type="float" office:value="1351" calcext:value-type="float">
            <text:p>1351</text:p>
          </table:table-cell>
          <table:table-cell table:formula="of:=[.$E$2]*1000000/64/[.M73]" office:value-type="float" office:value="370.096225018505" calcext:value-type="float">
            <text:p>370.0962250185</text:p>
          </table:table-cell>
          <table:table-cell table:style-name="ce4" table:formula="of:=LN([.N73]/220)/LN(2^(1/12)) +57" office:value-type="float" office:value="66.004762757686" calcext:value-type="float">
            <text:p>66.00</text:p>
          </table:table-cell>
          <table:table-cell table:style-name="ce5" table:formula="of:=([.O73]-[.B73])*100" office:value-type="float" office:value="0.476275768595258" calcext:value-type="float">
            <text:p>0.4763</text:p>
          </table:table-cell>
          <table:table-cell table:formula="of:=[.C73]-[.N73]" office:value-type="float" office:value="-0.101802306870297" calcext:value-type="float">
            <text:p>-0.101802306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formula="of:=(((2)^(1/12))^([.B74]-57)) * 220" office:value-type="float" office:value="391.995435981749" calcext:value-type="float">
            <text:p>391.9954359818</text:p>
          </table:table-cell>
          <table:table-cell table:formula="of:=INT([.$E$2]*1000000/[.C74]/[.$H$2])+1" office:value-type="float" office:value="2" calcext:value-type="float">
            <text:p>2</text:p>
          </table:table-cell>
          <table:table-cell table:formula="of:=[.$E$2]*1000000/[.D74]/[.C74]" office:value-type="float" office:value="40816.8017567045" calcext:value-type="float">
            <text:p>40816.8017567045</text:p>
          </table:table-cell>
          <table:table-cell table:formula="of:=MIN([.$H$2];INT([.E74]))" office:value-type="float" office:value="40816" calcext:value-type="float">
            <text:p>40816</text:p>
          </table:table-cell>
          <table:table-cell table:formula="of:=[.$E$2]*1000000/[.D74]/[.F74]" office:value-type="float" office:value="392.003136025088" calcext:value-type="float">
            <text:p>392.0031360251</text:p>
          </table:table-cell>
          <table:table-cell table:style-name="ce4" table:formula="of:=LN([.G74]/220)/LN(2^(1/12)) +57" office:value-type="float" office:value="67.0003400663645" calcext:value-type="float">
            <text:p>67.00</text:p>
          </table:table-cell>
          <table:table-cell table:style-name="ce5" table:formula="of:=([.H74]-[.B74])*100" office:value-type="float" office:value="0.0340066364501013" calcext:value-type="float">
            <text:p>0.0340</text:p>
          </table:table-cell>
          <table:table-cell table:formula="of:=[.C74]-[.G74]" office:value-type="float" office:value="-0.00770004333872976" calcext:value-type="float">
            <text:p>-0.0077000433</text:p>
          </table:table-cell>
          <table:table-cell/>
          <table:table-cell table:formula="of:=[.$E$2]*1000000/64/[.C74]" office:value-type="float" office:value="1275.52505489701" calcext:value-type="float">
            <text:p>1275.525054897</text:p>
          </table:table-cell>
          <table:table-cell table:formula="of:=INT([.L74])" office:value-type="float" office:value="1275" calcext:value-type="float">
            <text:p>1275</text:p>
          </table:table-cell>
          <table:table-cell table:formula="of:=[.$E$2]*1000000/64/[.M74]" office:value-type="float" office:value="392.156862745098" calcext:value-type="float">
            <text:p>392.1568627451</text:p>
          </table:table-cell>
          <table:table-cell table:style-name="ce4" table:formula="of:=LN([.N74]/220)/LN(2^(1/12)) +57" office:value-type="float" office:value="67.0071278886395" calcext:value-type="float">
            <text:p>67.01</text:p>
          </table:table-cell>
          <table:table-cell table:style-name="ce5" table:formula="of:=([.O74]-[.B74])*100" office:value-type="float" office:value="0.712788863953051" calcext:value-type="float">
            <text:p>0.7128</text:p>
          </table:table-cell>
          <table:table-cell table:formula="of:=[.C74]-[.N74]" office:value-type="float" office:value="-0.161426763348572" calcext:value-type="float">
            <text:p>-0.16142676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formula="of:=(((2)^(1/12))^([.B75]-57)) * 220" office:value-type="float" office:value="415.304697579945" calcext:value-type="float">
            <text:p>415.3046975799</text:p>
          </table:table-cell>
          <table:table-cell table:formula="of:=INT([.$E$2]*1000000/[.C75]/[.$H$2])+1" office:value-type="float" office:value="2" calcext:value-type="float">
            <text:p>2</text:p>
          </table:table-cell>
          <table:table-cell table:formula="of:=[.$E$2]*1000000/[.D75]/[.C75]" office:value-type="float" office:value="38525.9307039743" calcext:value-type="float">
            <text:p>38525.9307039743</text:p>
          </table:table-cell>
          <table:table-cell table:formula="of:=MIN([.$H$2];INT([.E75]))" office:value-type="float" office:value="38525" calcext:value-type="float">
            <text:p>38525</text:p>
          </table:table-cell>
          <table:table-cell table:formula="of:=[.$E$2]*1000000/[.D75]/[.F75]" office:value-type="float" office:value="415.314730694354" calcext:value-type="float">
            <text:p>415.3147306944</text:p>
          </table:table-cell>
          <table:table-cell table:style-name="ce4" table:formula="of:=LN([.G75]/220)/LN(2^(1/12)) +57" office:value-type="float" office:value="68.00041823412" calcext:value-type="float">
            <text:p>68.00</text:p>
          </table:table-cell>
          <table:table-cell table:style-name="ce5" table:formula="of:=([.H75]-[.B75])*100" office:value-type="float" office:value="0.04182341200476" calcext:value-type="float">
            <text:p>0.0418</text:p>
          </table:table-cell>
          <table:table-cell table:formula="of:=[.C75]-[.G75]" office:value-type="float" office:value="-0.0100331144089409" calcext:value-type="float">
            <text:p>-0.0100331144</text:p>
          </table:table-cell>
          <table:table-cell/>
          <table:table-cell table:formula="of:=[.$E$2]*1000000/64/[.C75]" office:value-type="float" office:value="1203.9353344992" calcext:value-type="float">
            <text:p>1203.9353344992</text:p>
          </table:table-cell>
          <table:table-cell table:formula="of:=INT([.L75])" office:value-type="float" office:value="1203" calcext:value-type="float">
            <text:p>1203</text:p>
          </table:table-cell>
          <table:table-cell table:formula="of:=[.$E$2]*1000000/64/[.M75]" office:value-type="float" office:value="415.627597672486" calcext:value-type="float">
            <text:p>415.6275976725</text:p>
          </table:table-cell>
          <table:table-cell table:style-name="ce4" table:formula="of:=LN([.N75]/220)/LN(2^(1/12)) +57" office:value-type="float" office:value="68.0134551434813" calcext:value-type="float">
            <text:p>68.01</text:p>
          </table:table-cell>
          <table:table-cell table:style-name="ce5" table:formula="of:=([.O75]-[.B75])*100" office:value-type="float" office:value="1.34551434812522" calcext:value-type="float">
            <text:p>1.3455</text:p>
          </table:table-cell>
          <table:table-cell table:formula="of:=[.C75]-[.N75]" office:value-type="float" office:value="-0.322900092540124" calcext:value-type="float">
            <text:p>-0.322900092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formula="of:=(((2)^(1/12))^([.B76]-57)) * 220" office:value-type="float" office:value="440" calcext:value-type="float">
            <text:p>440</text:p>
          </table:table-cell>
          <table:table-cell table:formula="of:=INT([.$E$2]*1000000/[.C76]/[.$H$2])+1" office:value-type="float" office:value="2" calcext:value-type="float">
            <text:p>2</text:p>
          </table:table-cell>
          <table:table-cell table:formula="of:=[.$E$2]*1000000/[.D76]/[.C76]" office:value-type="float" office:value="36363.6363636364" calcext:value-type="float">
            <text:p>36363.6363636364</text:p>
          </table:table-cell>
          <table:table-cell table:formula="of:=MIN([.$H$2];INT([.E76]))" office:value-type="float" office:value="36363" calcext:value-type="float">
            <text:p>36363</text:p>
          </table:table-cell>
          <table:table-cell table:formula="of:=[.$E$2]*1000000/[.D76]/[.F76]" office:value-type="float" office:value="440.007700134752" calcext:value-type="float">
            <text:p>440.0077001348</text:p>
          </table:table-cell>
          <table:table-cell table:style-name="ce4" table:formula="of:=LN([.G76]/220)/LN(2^(1/12)) +57" office:value-type="float" office:value="69.0003029686096" calcext:value-type="float">
            <text:p>69.00</text:p>
          </table:table-cell>
          <table:table-cell table:style-name="ce5" table:formula="of:=([.H76]-[.B76])*100" office:value-type="float" office:value="0.0302968609560139" calcext:value-type="float">
            <text:p>0.0303</text:p>
          </table:table-cell>
          <table:table-cell table:formula="of:=[.C76]-[.G76]" office:value-type="float" office:value="-0.00770013475221276" calcext:value-type="float">
            <text:p>-0.0077001348</text:p>
          </table:table-cell>
          <table:table-cell/>
          <table:table-cell table:formula="of:=[.$E$2]*1000000/64/[.C76]" office:value-type="float" office:value="1136.36363636364" calcext:value-type="float">
            <text:p>1136.3636363636</text:p>
          </table:table-cell>
          <table:table-cell table:formula="of:=INT([.L76])" office:value-type="float" office:value="1136" calcext:value-type="float">
            <text:p>1136</text:p>
          </table:table-cell>
          <table:table-cell table:formula="of:=[.$E$2]*1000000/64/[.M76]" office:value-type="float" office:value="440.140845070423" calcext:value-type="float">
            <text:p>440.1408450704</text:p>
          </table:table-cell>
          <table:table-cell table:style-name="ce4" table:formula="of:=LN([.N76]/220)/LN(2^(1/12)) +57" office:value-type="float" office:value="69.005540835538" calcext:value-type="float">
            <text:p>69.01</text:p>
          </table:table-cell>
          <table:table-cell table:style-name="ce5" table:formula="of:=([.O76]-[.B76])*100" office:value-type="float" office:value="0.554083553798535" calcext:value-type="float">
            <text:p>0.5541</text:p>
          </table:table-cell>
          <table:table-cell table:formula="of:=[.C76]-[.N76]" office:value-type="float" office:value="-0.140845070422358" calcext:value-type="float">
            <text:p>-0.140845070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formula="of:=(((2)^(1/12))^([.B77]-57)) * 220" office:value-type="float" office:value="466.16376151809" calcext:value-type="float">
            <text:p>466.1637615181</text:p>
          </table:table-cell>
          <table:table-cell table:formula="of:=INT([.$E$2]*1000000/[.C77]/[.$H$2])+1" office:value-type="float" office:value="2" calcext:value-type="float">
            <text:p>2</text:p>
          </table:table-cell>
          <table:table-cell table:formula="of:=[.$E$2]*1000000/[.D77]/[.C77]" office:value-type="float" office:value="34322.7022793343" calcext:value-type="float">
            <text:p>34322.7022793343</text:p>
          </table:table-cell>
          <table:table-cell table:formula="of:=MIN([.$H$2];INT([.E77]))" office:value-type="float" office:value="34322" calcext:value-type="float">
            <text:p>34322</text:p>
          </table:table-cell>
          <table:table-cell table:formula="of:=[.$E$2]*1000000/[.D77]/[.F77]" office:value-type="float" office:value="466.173299924247" calcext:value-type="float">
            <text:p>466.1732999242</text:p>
          </table:table-cell>
          <table:table-cell table:style-name="ce4" table:formula="of:=LN([.G77]/220)/LN(2^(1/12)) +57" office:value-type="float" office:value="70.0003542326954" calcext:value-type="float">
            <text:p>70.00</text:p>
          </table:table-cell>
          <table:table-cell table:style-name="ce5" table:formula="of:=([.H77]-[.B77])*100" office:value-type="float" office:value="0.0354232695357837" calcext:value-type="float">
            <text:p>0.0354</text:p>
          </table:table-cell>
          <table:table-cell table:formula="of:=[.C77]-[.G77]" office:value-type="float" office:value="-0.00953840615670742" calcext:value-type="float">
            <text:p>-0.0095384062</text:p>
          </table:table-cell>
          <table:table-cell/>
          <table:table-cell table:formula="of:=[.$E$2]*1000000/64/[.C77]" office:value-type="float" office:value="1072.5844462292" calcext:value-type="float">
            <text:p>1072.5844462292</text:p>
          </table:table-cell>
          <table:table-cell table:formula="of:=INT([.L77])" office:value-type="float" office:value="1072" calcext:value-type="float">
            <text:p>1072</text:p>
          </table:table-cell>
          <table:table-cell table:formula="of:=[.$E$2]*1000000/64/[.M77]" office:value-type="float" office:value="466.417910447761" calcext:value-type="float">
            <text:p>466.4179104478</text:p>
          </table:table-cell>
          <table:table-cell table:style-name="ce4" table:formula="of:=LN([.N77]/220)/LN(2^(1/12)) +57" office:value-type="float" office:value="70.0094359841009" calcext:value-type="float">
            <text:p>70.01</text:p>
          </table:table-cell>
          <table:table-cell table:style-name="ce5" table:formula="of:=([.O77]-[.B77])*100" office:value-type="float" office:value="0.943598410088953" calcext:value-type="float">
            <text:p>0.9436</text:p>
          </table:table-cell>
          <table:table-cell table:formula="of:=[.C77]-[.N77]" office:value-type="float" office:value="-0.254148929671032" calcext:value-type="float">
            <text:p>-0.25414892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formula="of:=(((2)^(1/12))^([.B78]-57)) * 220" office:value-type="float" office:value="493.883301256124" calcext:value-type="float">
            <text:p>493.8833012561</text:p>
          </table:table-cell>
          <table:table-cell table:formula="of:=INT([.$E$2]*1000000/[.C78]/[.$H$2])+1" office:value-type="float" office:value="1" calcext:value-type="float">
            <text:p>1</text:p>
          </table:table-cell>
          <table:table-cell table:formula="of:=[.$E$2]*1000000/[.D78]/[.C78]" office:value-type="float" office:value="64792.6340465701" calcext:value-type="float">
            <text:p>64792.6340465701</text:p>
          </table:table-cell>
          <table:table-cell table:formula="of:=MIN([.$H$2];INT([.E78]))" office:value-type="float" office:value="64792" calcext:value-type="float">
            <text:p>64792</text:p>
          </table:table-cell>
          <table:table-cell table:formula="of:=[.$E$2]*1000000/[.D78]/[.F78]" office:value-type="float" office:value="493.888134337573" calcext:value-type="float">
            <text:p>493.8881343376</text:p>
          </table:table-cell>
          <table:table-cell table:style-name="ce4" table:formula="of:=LN([.G78]/220)/LN(2^(1/12)) +57" office:value-type="float" office:value="71.000169415613" calcext:value-type="float">
            <text:p>71.00</text:p>
          </table:table-cell>
          <table:table-cell table:style-name="ce5" table:formula="of:=([.H78]-[.B78])*100" office:value-type="float" office:value="0.0169415613029855" calcext:value-type="float">
            <text:p>0.0169</text:p>
          </table:table-cell>
          <table:table-cell table:formula="of:=[.C78]-[.G78]" office:value-type="float" office:value="-0.0048330814481119" calcext:value-type="float">
            <text:p>-0.0048330814</text:p>
          </table:table-cell>
          <table:table-cell/>
          <table:table-cell table:formula="of:=[.$E$2]*1000000/64/[.C78]" office:value-type="float" office:value="1012.38490697766" calcext:value-type="float">
            <text:p>1012.3849069777</text:p>
          </table:table-cell>
          <table:table-cell table:formula="of:=INT([.L78])" office:value-type="float" office:value="1012" calcext:value-type="float">
            <text:p>1012</text:p>
          </table:table-cell>
          <table:table-cell table:formula="of:=[.$E$2]*1000000/64/[.M78]" office:value-type="float" office:value="494.071146245059" calcext:value-type="float">
            <text:p>494.0711462451</text:p>
          </table:table-cell>
          <table:table-cell table:style-name="ce4" table:formula="of:=LN([.N78]/220)/LN(2^(1/12)) +57" office:value-type="float" office:value="71.0065833732624" calcext:value-type="float">
            <text:p>71.01</text:p>
          </table:table-cell>
          <table:table-cell table:style-name="ce5" table:formula="of:=([.O78]-[.B78])*100" office:value-type="float" office:value="0.658337326244407" calcext:value-type="float">
            <text:p>0.6583</text:p>
          </table:table-cell>
          <table:table-cell table:formula="of:=[.C78]-[.N78]" office:value-type="float" office:value="-0.187844988934899" calcext:value-type="float">
            <text:p>-0.187844988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formula="of:=(((2)^(1/12))^([.B79]-57)) * 220" office:value-type="float" office:value="523.251130601198" calcext:value-type="float">
            <text:p>523.2511306012</text:p>
          </table:table-cell>
          <table:table-cell table:formula="of:=INT([.$E$2]*1000000/[.C79]/[.$H$2])+1" office:value-type="float" office:value="1" calcext:value-type="float">
            <text:p>1</text:p>
          </table:table-cell>
          <table:table-cell table:formula="of:=[.$E$2]*1000000/[.D79]/[.C79]" office:value-type="float" office:value="61156.1029275428" calcext:value-type="float">
            <text:p>61156.1029275428</text:p>
          </table:table-cell>
          <table:table-cell table:formula="of:=MIN([.$H$2];INT([.E79]))" office:value-type="float" office:value="61156" calcext:value-type="float">
            <text:p>61156</text:p>
          </table:table-cell>
          <table:table-cell table:formula="of:=[.$E$2]*1000000/[.D79]/[.F79]" office:value-type="float" office:value="523.252011249918" calcext:value-type="float">
            <text:p>523.2520112499</text:p>
          </table:table-cell>
          <table:table-cell table:style-name="ce4" table:formula="of:=LN([.G79]/220)/LN(2^(1/12)) +57" office:value-type="float" office:value="72.0000291372092" calcext:value-type="float">
            <text:p>72.00</text:p>
          </table:table-cell>
          <table:table-cell table:style-name="ce5" table:formula="of:=([.H79]-[.B79])*100" office:value-type="float" office:value="0.00291372092391384" calcext:value-type="float">
            <text:p>0.0029</text:p>
          </table:table-cell>
          <table:table-cell table:formula="of:=[.C79]-[.G79]" office:value-type="float" office:value="-0.000880648720681165" calcext:value-type="float">
            <text:p>-0.0008806487</text:p>
          </table:table-cell>
          <table:table-cell/>
          <table:table-cell table:formula="of:=[.$E$2]*1000000/64/[.C79]" office:value-type="float" office:value="955.564108242857" calcext:value-type="float">
            <text:p>955.5641082429</text:p>
          </table:table-cell>
          <table:table-cell table:formula="of:=INT([.L79])" office:value-type="float" office:value="955" calcext:value-type="float">
            <text:p>955</text:p>
          </table:table-cell>
          <table:table-cell table:formula="of:=[.$E$2]*1000000/64/[.M79]" office:value-type="float" office:value="523.560209424084" calcext:value-type="float">
            <text:p>523.5602094241</text:p>
          </table:table-cell>
          <table:table-cell table:style-name="ce4" table:formula="of:=LN([.N79]/220)/LN(2^(1/12)) +57" office:value-type="float" office:value="72.0102231945168" calcext:value-type="float">
            <text:p>72.01</text:p>
          </table:table-cell>
          <table:table-cell table:style-name="ce5" table:formula="of:=([.O79]-[.B79])*100" office:value-type="float" office:value="1.02231945168256" calcext:value-type="float">
            <text:p>1.0223</text:p>
          </table:table-cell>
          <table:table-cell table:formula="of:=[.C79]-[.N79]" office:value-type="float" office:value="-0.309078822886136" calcext:value-type="float">
            <text:p>-0.309078822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formula="of:=(((2)^(1/12))^([.B80]-57)) * 220" office:value-type="float" office:value="554.365261953745" calcext:value-type="float">
            <text:p>554.3652619537</text:p>
          </table:table-cell>
          <table:table-cell table:formula="of:=INT([.$E$2]*1000000/[.C80]/[.$H$2])+1" office:value-type="float" office:value="1" calcext:value-type="float">
            <text:p>1</text:p>
          </table:table-cell>
          <table:table-cell table:formula="of:=[.$E$2]*1000000/[.D80]/[.C80]" office:value-type="float" office:value="57723.6746170254" calcext:value-type="float">
            <text:p>57723.6746170254</text:p>
          </table:table-cell>
          <table:table-cell table:formula="of:=MIN([.$H$2];INT([.E80]))" office:value-type="float" office:value="57723" calcext:value-type="float">
            <text:p>57723</text:p>
          </table:table-cell>
          <table:table-cell table:formula="of:=[.$E$2]*1000000/[.D80]/[.F80]" office:value-type="float" office:value="554.371740900508" calcext:value-type="float">
            <text:p>554.3717409005</text:p>
          </table:table-cell>
          <table:table-cell table:style-name="ce4" table:formula="of:=LN([.G80]/220)/LN(2^(1/12)) +57" office:value-type="float" office:value="73.0002023306377" calcext:value-type="float">
            <text:p>73.00</text:p>
          </table:table-cell>
          <table:table-cell table:style-name="ce5" table:formula="of:=([.H80]-[.B80])*100" office:value-type="float" office:value="0.0202330637648629" calcext:value-type="float">
            <text:p>0.0202</text:p>
          </table:table-cell>
          <table:table-cell table:formula="of:=[.C80]-[.G80]" office:value-type="float" office:value="-0.00647894676296801" calcext:value-type="float">
            <text:p>-0.0064789468</text:p>
          </table:table-cell>
          <table:table-cell/>
          <table:table-cell table:formula="of:=[.$E$2]*1000000/64/[.C80]" office:value-type="float" office:value="901.932415891022" calcext:value-type="float">
            <text:p>901.932415891</text:p>
          </table:table-cell>
          <table:table-cell table:formula="of:=INT([.L80])" office:value-type="float" office:value="901" calcext:value-type="float">
            <text:p>901</text:p>
          </table:table-cell>
          <table:table-cell table:formula="of:=[.$E$2]*1000000/64/[.M80]" office:value-type="float" office:value="554.938956714761" calcext:value-type="float">
            <text:p>554.9389567148</text:p>
          </table:table-cell>
          <table:table-cell table:style-name="ce4" table:formula="of:=LN([.N80]/220)/LN(2^(1/12)) +57" office:value-type="float" office:value="73.0179067198317" calcext:value-type="float">
            <text:p>73.02</text:p>
          </table:table-cell>
          <table:table-cell table:style-name="ce5" table:formula="of:=([.O80]-[.B80])*100" office:value-type="float" office:value="1.79067198317" calcext:value-type="float">
            <text:p>1.7907</text:p>
          </table:table-cell>
          <table:table-cell table:formula="of:=[.C80]-[.N80]" office:value-type="float" office:value="-0.573694761016782" calcext:value-type="float">
            <text:p>-0.57369476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formula="of:=(((2)^(1/12))^([.B81]-57)) * 220" office:value-type="float" office:value="587.329535834816" calcext:value-type="float">
            <text:p>587.3295358348</text:p>
          </table:table-cell>
          <table:table-cell table:formula="of:=INT([.$E$2]*1000000/[.C81]/[.$H$2])+1" office:value-type="float" office:value="1" calcext:value-type="float">
            <text:p>1</text:p>
          </table:table-cell>
          <table:table-cell table:formula="of:=[.$E$2]*1000000/[.D81]/[.C81]" office:value-type="float" office:value="54483.8937046066" calcext:value-type="float">
            <text:p>54483.8937046066</text:p>
          </table:table-cell>
          <table:table-cell table:formula="of:=MIN([.$H$2];INT([.E81]))" office:value-type="float" office:value="54483" calcext:value-type="float">
            <text:p>54483</text:p>
          </table:table-cell>
          <table:table-cell table:formula="of:=[.$E$2]*1000000/[.D81]/[.F81]" office:value-type="float" office:value="587.339170016335" calcext:value-type="float">
            <text:p>587.3391700163</text:p>
          </table:table-cell>
          <table:table-cell table:style-name="ce4" table:formula="of:=LN([.G81]/220)/LN(2^(1/12)) +57" office:value-type="float" office:value="74.0002839783336" calcext:value-type="float">
            <text:p>74.00</text:p>
          </table:table-cell>
          <table:table-cell table:style-name="ce5" table:formula="of:=([.H81]-[.B81])*100" office:value-type="float" office:value="0.0283978333627033" calcext:value-type="float">
            <text:p>0.0284</text:p>
          </table:table-cell>
          <table:table-cell table:formula="of:=[.C81]-[.G81]" office:value-type="float" office:value="-0.00963418151991391" calcext:value-type="float">
            <text:p>-0.0096341815</text:p>
          </table:table-cell>
          <table:table-cell/>
          <table:table-cell table:formula="of:=[.$E$2]*1000000/64/[.C81]" office:value-type="float" office:value="851.310839134478" calcext:value-type="float">
            <text:p>851.3108391345</text:p>
          </table:table-cell>
          <table:table-cell table:formula="of:=INT([.L81])" office:value-type="float" office:value="851" calcext:value-type="float">
            <text:p>851</text:p>
          </table:table-cell>
          <table:table-cell table:formula="of:=[.$E$2]*1000000/64/[.M81]" office:value-type="float" office:value="587.544065804935" calcext:value-type="float">
            <text:p>587.5440658049</text:p>
          </table:table-cell>
          <table:table-cell table:style-name="ce4" table:formula="of:=LN([.N81]/220)/LN(2^(1/12)) +57" office:value-type="float" office:value="74.0063224093626" calcext:value-type="float">
            <text:p>74.01</text:p>
          </table:table-cell>
          <table:table-cell table:style-name="ce5" table:formula="of:=([.O81]-[.B81])*100" office:value-type="float" office:value="0.632240936261042" calcext:value-type="float">
            <text:p>0.6322</text:p>
          </table:table-cell>
          <table:table-cell table:formula="of:=[.C81]-[.N81]" office:value-type="float" office:value="-0.214529970119884" calcext:value-type="float">
            <text:p>-0.214529970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formula="of:=(((2)^(1/12))^([.B82]-57)) * 220" office:value-type="float" office:value="622.253967444162" calcext:value-type="float">
            <text:p>622.2539674442</text:p>
          </table:table-cell>
          <table:table-cell table:formula="of:=INT([.$E$2]*1000000/[.C82]/[.$H$2])+1" office:value-type="float" office:value="1" calcext:value-type="float">
            <text:p>1</text:p>
          </table:table-cell>
          <table:table-cell table:formula="of:=[.$E$2]*1000000/[.D82]/[.C82]" office:value-type="float" office:value="51425.947722658" calcext:value-type="float">
            <text:p>51425.947722658</text:p>
          </table:table-cell>
          <table:table-cell table:formula="of:=MIN([.$H$2];INT([.E82]))" office:value-type="float" office:value="51425" calcext:value-type="float">
            <text:p>51425</text:p>
          </table:table-cell>
          <table:table-cell table:formula="of:=[.$E$2]*1000000/[.D82]/[.F82]" office:value-type="float" office:value="622.26543509966" calcext:value-type="float">
            <text:p>622.2654350997</text:p>
          </table:table-cell>
          <table:table-cell table:style-name="ce4" table:formula="of:=LN([.G82]/220)/LN(2^(1/12)) +57" office:value-type="float" office:value="75.0003190499983" calcext:value-type="float">
            <text:p>75.00</text:p>
          </table:table-cell>
          <table:table-cell table:style-name="ce5" table:formula="of:=([.H82]-[.B82])*100" office:value-type="float" office:value="0.0319049998253718" calcext:value-type="float">
            <text:p>0.0319</text:p>
          </table:table-cell>
          <table:table-cell table:formula="of:=[.C82]-[.G82]" office:value-type="float" office:value="-0.0114676554974267" calcext:value-type="float">
            <text:p>-0.0114676555</text:p>
          </table:table-cell>
          <table:table-cell/>
          <table:table-cell table:formula="of:=[.$E$2]*1000000/64/[.C82]" office:value-type="float" office:value="803.530433166531" calcext:value-type="float">
            <text:p>803.5304331665</text:p>
          </table:table-cell>
          <table:table-cell table:formula="of:=INT([.L82])" office:value-type="float" office:value="803" calcext:value-type="float">
            <text:p>803</text:p>
          </table:table-cell>
          <table:table-cell table:formula="of:=[.$E$2]*1000000/64/[.M82]" office:value-type="float" office:value="622.66500622665" calcext:value-type="float">
            <text:p>622.6650062267</text:p>
          </table:table-cell>
          <table:table-cell table:style-name="ce4" table:formula="of:=LN([.N82]/220)/LN(2^(1/12)) +57" office:value-type="float" office:value="75.0114321393864" calcext:value-type="float">
            <text:p>75.01</text:p>
          </table:table-cell>
          <table:table-cell table:style-name="ce5" table:formula="of:=([.O82]-[.B82])*100" office:value-type="float" office:value="1.14321393863861" calcext:value-type="float">
            <text:p>1.1432</text:p>
          </table:table-cell>
          <table:table-cell table:formula="of:=[.C82]-[.N82]" office:value-type="float" office:value="-0.411038782487708" calcext:value-type="float">
            <text:p>-0.411038782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formula="of:=(((2)^(1/12))^([.B83]-57)) * 220" office:value-type="float" office:value="659.25511382574" calcext:value-type="float">
            <text:p>659.2551138257</text:p>
          </table:table-cell>
          <table:table-cell table:formula="of:=INT([.$E$2]*1000000/[.C83]/[.$H$2])+1" office:value-type="float" office:value="1" calcext:value-type="float">
            <text:p>1</text:p>
          </table:table-cell>
          <table:table-cell table:formula="of:=[.$E$2]*1000000/[.D83]/[.C83]" office:value-type="float" office:value="48539.6310607285" calcext:value-type="float">
            <text:p>48539.6310607285</text:p>
          </table:table-cell>
          <table:table-cell table:formula="of:=MIN([.$H$2];INT([.E83]))" office:value-type="float" office:value="48539" calcext:value-type="float">
            <text:p>48539</text:p>
          </table:table-cell>
          <table:table-cell table:formula="of:=[.$E$2]*1000000/[.D83]/[.F83]" office:value-type="float" office:value="659.263684871959" calcext:value-type="float">
            <text:p>659.263684872</text:p>
          </table:table-cell>
          <table:table-cell table:style-name="ce4" table:formula="of:=LN([.G83]/220)/LN(2^(1/12)) +57" office:value-type="float" office:value="76.0002250781265" calcext:value-type="float">
            <text:p>76.00</text:p>
          </table:table-cell>
          <table:table-cell table:style-name="ce5" table:formula="of:=([.H83]-[.B83])*100" office:value-type="float" office:value="0.0225078126504741" calcext:value-type="float">
            <text:p>0.0225</text:p>
          </table:table-cell>
          <table:table-cell table:formula="of:=[.C83]-[.G83]" office:value-type="float" office:value="-0.00857104621820781" calcext:value-type="float">
            <text:p>-0.0085710462</text:p>
          </table:table-cell>
          <table:table-cell/>
          <table:table-cell table:formula="of:=[.$E$2]*1000000/64/[.C83]" office:value-type="float" office:value="758.431735323883" calcext:value-type="float">
            <text:p>758.4317353239</text:p>
          </table:table-cell>
          <table:table-cell table:formula="of:=INT([.L83])" office:value-type="float" office:value="758" calcext:value-type="float">
            <text:p>758</text:p>
          </table:table-cell>
          <table:table-cell table:formula="of:=[.$E$2]*1000000/64/[.M83]" office:value-type="float" office:value="659.630606860158" calcext:value-type="float">
            <text:p>659.6306068602</text:p>
          </table:table-cell>
          <table:table-cell table:style-name="ce4" table:formula="of:=LN([.N83]/220)/LN(2^(1/12)) +57" office:value-type="float" office:value="76.0098578115411" calcext:value-type="float">
            <text:p>76.01</text:p>
          </table:table-cell>
          <table:table-cell table:style-name="ce5" table:formula="of:=([.O83]-[.B83])*100" office:value-type="float" office:value="0.985781154105325" calcext:value-type="float">
            <text:p>0.9858</text:p>
          </table:table-cell>
          <table:table-cell table:formula="of:=[.C83]-[.N83]" office:value-type="float" office:value="-0.3754930344179" calcext:value-type="float">
            <text:p>-0.37549303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formula="of:=(((2)^(1/12))^([.B84]-57)) * 220" office:value-type="float" office:value="698.456462866008" calcext:value-type="float">
            <text:p>698.456462866</text:p>
          </table:table-cell>
          <table:table-cell table:formula="of:=INT([.$E$2]*1000000/[.C84]/[.$H$2])+1" office:value-type="float" office:value="1" calcext:value-type="float">
            <text:p>1</text:p>
          </table:table-cell>
          <table:table-cell table:formula="of:=[.$E$2]*1000000/[.D84]/[.C84]" office:value-type="float" office:value="45815.3109052681" calcext:value-type="float">
            <text:p>45815.3109052681</text:p>
          </table:table-cell>
          <table:table-cell table:formula="of:=MIN([.$H$2];INT([.E84]))" office:value-type="float" office:value="45815" calcext:value-type="float">
            <text:p>45815</text:p>
          </table:table-cell>
          <table:table-cell table:formula="of:=[.$E$2]*1000000/[.D84]/[.F84]" office:value-type="float" office:value="698.461202662883" calcext:value-type="float">
            <text:p>698.4612026629</text:p>
          </table:table-cell>
          <table:table-cell table:style-name="ce4" table:formula="of:=LN([.G84]/220)/LN(2^(1/12)) +57" office:value-type="float" office:value="77.0001174829117" calcext:value-type="float">
            <text:p>77.00</text:p>
          </table:table-cell>
          <table:table-cell table:style-name="ce5" table:formula="of:=([.H84]-[.B84])*100" office:value-type="float" office:value="0.0117482911676348" calcext:value-type="float">
            <text:p>0.0117</text:p>
          </table:table-cell>
          <table:table-cell table:formula="of:=[.C84]-[.G84]" office:value-type="float" office:value="-0.004739796874901" calcext:value-type="float">
            <text:p>-0.0047397969</text:p>
          </table:table-cell>
          <table:table-cell/>
          <table:table-cell table:formula="of:=[.$E$2]*1000000/64/[.C84]" office:value-type="float" office:value="715.864232894814" calcext:value-type="float">
            <text:p>715.8642328948</text:p>
          </table:table-cell>
          <table:table-cell table:formula="of:=INT([.L84])" office:value-type="float" office:value="715" calcext:value-type="float">
            <text:p>715</text:p>
          </table:table-cell>
          <table:table-cell table:formula="of:=[.$E$2]*1000000/64/[.M84]" office:value-type="float" office:value="699.300699300699" calcext:value-type="float">
            <text:p>699.3006993007</text:p>
          </table:table-cell>
          <table:table-cell table:style-name="ce4" table:formula="of:=LN([.N84]/220)/LN(2^(1/12)) +57" office:value-type="float" office:value="77.0209130896051" calcext:value-type="float">
            <text:p>77.02</text:p>
          </table:table-cell>
          <table:table-cell table:style-name="ce5" table:formula="of:=([.O84]-[.B84])*100" office:value-type="float" office:value="2.09130896051306" calcext:value-type="float">
            <text:p>2.0913</text:p>
          </table:table-cell>
          <table:table-cell table:formula="of:=[.C84]-[.N84]" office:value-type="float" office:value="-0.844236434690856" calcext:value-type="float">
            <text:p>-0.84423643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formula="of:=(((2)^(1/12))^([.B85]-57)) * 220" office:value-type="float" office:value="739.98884542327" calcext:value-type="float">
            <text:p>739.9888454233</text:p>
          </table:table-cell>
          <table:table-cell table:formula="of:=INT([.$E$2]*1000000/[.C85]/[.$H$2])+1" office:value-type="float" office:value="1" calcext:value-type="float">
            <text:p>1</text:p>
          </table:table-cell>
          <table:table-cell table:formula="of:=[.$E$2]*1000000/[.D85]/[.C85]" office:value-type="float" office:value="43243.895091008" calcext:value-type="float">
            <text:p>43243.895091008</text:p>
          </table:table-cell>
          <table:table-cell table:formula="of:=MIN([.$H$2];INT([.E85]))" office:value-type="float" office:value="43243" calcext:value-type="float">
            <text:p>43243</text:p>
          </table:table-cell>
          <table:table-cell table:formula="of:=[.$E$2]*1000000/[.D85]/[.F85]" office:value-type="float" office:value="740.004162523414" calcext:value-type="float">
            <text:p>740.0041625234</text:p>
          </table:table-cell>
          <table:table-cell table:style-name="ce4" table:formula="of:=LN([.G85]/220)/LN(2^(1/12)) +57" office:value-type="float" office:value="78.000358346089" calcext:value-type="float">
            <text:p>78.00</text:p>
          </table:table-cell>
          <table:table-cell table:style-name="ce5" table:formula="of:=([.H85]-[.B85])*100" office:value-type="float" office:value="0.0358346088958683" calcext:value-type="float">
            <text:p>0.0358</text:p>
          </table:table-cell>
          <table:table-cell table:formula="of:=[.C85]-[.G85]" office:value-type="float" office:value="-0.0153171001446708" calcext:value-type="float">
            <text:p>-0.0153171001</text:p>
          </table:table-cell>
          <table:table-cell/>
          <table:table-cell table:formula="of:=[.$E$2]*1000000/64/[.C85]" office:value-type="float" office:value="675.685860797" calcext:value-type="float">
            <text:p>675.685860797</text:p>
          </table:table-cell>
          <table:table-cell table:formula="of:=INT([.L85])" office:value-type="float" office:value="675" calcext:value-type="float">
            <text:p>675</text:p>
          </table:table-cell>
          <table:table-cell table:formula="of:=[.$E$2]*1000000/64/[.M85]" office:value-type="float" office:value="740.740740740741" calcext:value-type="float">
            <text:p>740.7407407407</text:p>
          </table:table-cell>
          <table:table-cell table:style-name="ce4" table:formula="of:=LN([.N85]/220)/LN(2^(1/12)) +57" office:value-type="float" office:value="78.0175819663358" calcext:value-type="float">
            <text:p>78.02</text:p>
          </table:table-cell>
          <table:table-cell table:style-name="ce5" table:formula="of:=([.O85]-[.B85])*100" office:value-type="float" office:value="1.75819663358396" calcext:value-type="float">
            <text:p>1.7582</text:p>
          </table:table-cell>
          <table:table-cell table:formula="of:=[.C85]-[.N85]" office:value-type="float" office:value="-0.751895317471281" calcext:value-type="float">
            <text:p>-0.751895317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formula="of:=(((2)^(1/12))^([.B86]-57)) * 220" office:value-type="float" office:value="783.990871963499" calcext:value-type="float">
            <text:p>783.9908719635</text:p>
          </table:table-cell>
          <table:table-cell table:formula="of:=INT([.$E$2]*1000000/[.C86]/[.$H$2])+1" office:value-type="float" office:value="1" calcext:value-type="float">
            <text:p>1</text:p>
          </table:table-cell>
          <table:table-cell table:formula="of:=[.$E$2]*1000000/[.D86]/[.C86]" office:value-type="float" office:value="40816.8017567044" calcext:value-type="float">
            <text:p>40816.8017567044</text:p>
          </table:table-cell>
          <table:table-cell table:formula="of:=MIN([.$H$2];INT([.E86]))" office:value-type="float" office:value="40816" calcext:value-type="float">
            <text:p>40816</text:p>
          </table:table-cell>
          <table:table-cell table:formula="of:=[.$E$2]*1000000/[.D86]/[.F86]" office:value-type="float" office:value="784.006272050176" calcext:value-type="float">
            <text:p>784.0062720502</text:p>
          </table:table-cell>
          <table:table-cell table:style-name="ce4" table:formula="of:=LN([.G86]/220)/LN(2^(1/12)) +57" office:value-type="float" office:value="79.0003400663645" calcext:value-type="float">
            <text:p>79.00</text:p>
          </table:table-cell>
          <table:table-cell table:style-name="ce5" table:formula="of:=([.H86]-[.B86])*100" office:value-type="float" office:value="0.0340066364486802" calcext:value-type="float">
            <text:p>0.0340</text:p>
          </table:table-cell>
          <table:table-cell table:formula="of:=[.C86]-[.G86]" office:value-type="float" office:value="-0.0154000866771185" calcext:value-type="float">
            <text:p>-0.0154000867</text:p>
          </table:table-cell>
          <table:table-cell/>
          <table:table-cell table:formula="of:=[.$E$2]*1000000/64/[.C86]" office:value-type="float" office:value="637.762527448507" calcext:value-type="float">
            <text:p>637.7625274485</text:p>
          </table:table-cell>
          <table:table-cell table:formula="of:=INT([.L86])" office:value-type="float" office:value="637" calcext:value-type="float">
            <text:p>637</text:p>
          </table:table-cell>
          <table:table-cell table:formula="of:=[.$E$2]*1000000/64/[.M86]" office:value-type="float" office:value="784.929356357928" calcext:value-type="float">
            <text:p>784.9293563579</text:p>
          </table:table-cell>
          <table:table-cell table:style-name="ce4" table:formula="of:=LN([.N86]/220)/LN(2^(1/12)) +57" office:value-type="float" office:value="79.0207115225186" calcext:value-type="float">
            <text:p>79.02</text:p>
          </table:table-cell>
          <table:table-cell table:style-name="ce5" table:formula="of:=([.O86]-[.B86])*100" office:value-type="float" office:value="2.07115225185532" calcext:value-type="float">
            <text:p>2.0712</text:p>
          </table:table-cell>
          <table:table-cell table:formula="of:=[.C86]-[.N86]" office:value-type="float" office:value="-0.938484394428428" calcext:value-type="float">
            <text:p>-0.938484394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formula="of:=(((2)^(1/12))^([.B87]-57)) * 220" office:value-type="float" office:value="830.609395159891" calcext:value-type="float">
            <text:p>830.6093951599</text:p>
          </table:table-cell>
          <table:table-cell table:formula="of:=INT([.$E$2]*1000000/[.C87]/[.$H$2])+1" office:value-type="float" office:value="1" calcext:value-type="float">
            <text:p>1</text:p>
          </table:table-cell>
          <table:table-cell table:formula="of:=[.$E$2]*1000000/[.D87]/[.C87]" office:value-type="float" office:value="38525.9307039743" calcext:value-type="float">
            <text:p>38525.9307039743</text:p>
          </table:table-cell>
          <table:table-cell table:formula="of:=MIN([.$H$2];INT([.E87]))" office:value-type="float" office:value="38525" calcext:value-type="float">
            <text:p>38525</text:p>
          </table:table-cell>
          <table:table-cell table:formula="of:=[.$E$2]*1000000/[.D87]/[.F87]" office:value-type="float" office:value="830.629461388709" calcext:value-type="float">
            <text:p>830.6294613887</text:p>
          </table:table-cell>
          <table:table-cell table:style-name="ce4" table:formula="of:=LN([.G87]/220)/LN(2^(1/12)) +57" office:value-type="float" office:value="80.00041823412" calcext:value-type="float">
            <text:p>80.00</text:p>
          </table:table-cell>
          <table:table-cell table:style-name="ce5" table:formula="of:=([.H87]-[.B87])*100" office:value-type="float" office:value="0.0418234120033389" calcext:value-type="float">
            <text:p>0.0418</text:p>
          </table:table-cell>
          <table:table-cell table:formula="of:=[.C87]-[.G87]" office:value-type="float" office:value="-0.0200662288175408" calcext:value-type="float">
            <text:p>-0.0200662288</text:p>
          </table:table-cell>
          <table:table-cell/>
          <table:table-cell table:formula="of:=[.$E$2]*1000000/64/[.C87]" office:value-type="float" office:value="601.967667249599" calcext:value-type="float">
            <text:p>601.9676672496</text:p>
          </table:table-cell>
          <table:table-cell table:formula="of:=INT([.L87])" office:value-type="float" office:value="601" calcext:value-type="float">
            <text:p>601</text:p>
          </table:table-cell>
          <table:table-cell table:formula="of:=[.$E$2]*1000000/64/[.M87]" office:value-type="float" office:value="831.946755407654" calcext:value-type="float">
            <text:p>831.9467554077</text:p>
          </table:table-cell>
          <table:table-cell table:style-name="ce4" table:formula="of:=LN([.N87]/220)/LN(2^(1/12)) +57" office:value-type="float" office:value="80.0278521010599" calcext:value-type="float">
            <text:p>80.03</text:p>
          </table:table-cell>
          <table:table-cell table:style-name="ce5" table:formula="of:=([.O87]-[.B87])*100" office:value-type="float" office:value="2.78521010599206" calcext:value-type="float">
            <text:p>2.7852</text:p>
          </table:table-cell>
          <table:table-cell table:formula="of:=[.C87]-[.N87]" office:value-type="float" office:value="-1.33736024776283" calcext:value-type="float">
            <text:p>-1.337360247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formula="of:=(((2)^(1/12))^([.B88]-57)) * 220" office:value-type="float" office:value="880.000000000001" calcext:value-type="float">
            <text:p>880</text:p>
          </table:table-cell>
          <table:table-cell table:formula="of:=INT([.$E$2]*1000000/[.C88]/[.$H$2])+1" office:value-type="float" office:value="1" calcext:value-type="float">
            <text:p>1</text:p>
          </table:table-cell>
          <table:table-cell table:formula="of:=[.$E$2]*1000000/[.D88]/[.C88]" office:value-type="float" office:value="36363.6363636363" calcext:value-type="float">
            <text:p>36363.6363636363</text:p>
          </table:table-cell>
          <table:table-cell table:formula="of:=MIN([.$H$2];INT([.E88]))" office:value-type="float" office:value="36363" calcext:value-type="float">
            <text:p>36363</text:p>
          </table:table-cell>
          <table:table-cell table:formula="of:=[.$E$2]*1000000/[.D88]/[.F88]" office:value-type="float" office:value="880.015400269505" calcext:value-type="float">
            <text:p>880.0154002695</text:p>
          </table:table-cell>
          <table:table-cell table:style-name="ce4" table:formula="of:=LN([.G88]/220)/LN(2^(1/12)) +57" office:value-type="float" office:value="81.0003029686096" calcext:value-type="float">
            <text:p>81.00</text:p>
          </table:table-cell>
          <table:table-cell table:style-name="ce5" table:formula="of:=([.H88]-[.B88])*100" office:value-type="float" office:value="0.0302968609560139" calcext:value-type="float">
            <text:p>0.0303</text:p>
          </table:table-cell>
          <table:table-cell table:formula="of:=[.C88]-[.G88]" office:value-type="float" office:value="-0.0154002695037434" calcext:value-type="float">
            <text:p>-0.0154002695</text:p>
          </table:table-cell>
          <table:table-cell/>
          <table:table-cell table:formula="of:=[.$E$2]*1000000/64/[.C88]" office:value-type="float" office:value="568.181818181818" calcext:value-type="float">
            <text:p>568.1818181818</text:p>
          </table:table-cell>
          <table:table-cell table:formula="of:=INT([.L88])" office:value-type="float" office:value="568" calcext:value-type="float">
            <text:p>568</text:p>
          </table:table-cell>
          <table:table-cell table:formula="of:=[.$E$2]*1000000/64/[.M88]" office:value-type="float" office:value="880.281690140845" calcext:value-type="float">
            <text:p>880.2816901408</text:p>
          </table:table-cell>
          <table:table-cell table:style-name="ce4" table:formula="of:=LN([.N88]/220)/LN(2^(1/12)) +57" office:value-type="float" office:value="81.005540835538" calcext:value-type="float">
            <text:p>81.01</text:p>
          </table:table-cell>
          <table:table-cell table:style-name="ce5" table:formula="of:=([.O88]-[.B88])*100" office:value-type="float" office:value="0.554083553797113" calcext:value-type="float">
            <text:p>0.5541</text:p>
          </table:table-cell>
          <table:table-cell table:formula="of:=[.C88]-[.N88]" office:value-type="float" office:value="-0.281690140844034" calcext:value-type="float">
            <text:p>-0.281690140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formula="of:=(((2)^(1/12))^([.B89]-57)) * 220" office:value-type="float" office:value="932.327523036181" calcext:value-type="float">
            <text:p>932.3275230362</text:p>
          </table:table-cell>
          <table:table-cell table:formula="of:=INT([.$E$2]*1000000/[.C89]/[.$H$2])+1" office:value-type="float" office:value="1" calcext:value-type="float">
            <text:p>1</text:p>
          </table:table-cell>
          <table:table-cell table:formula="of:=[.$E$2]*1000000/[.D89]/[.C89]" office:value-type="float" office:value="34322.7022793343" calcext:value-type="float">
            <text:p>34322.7022793343</text:p>
          </table:table-cell>
          <table:table-cell table:formula="of:=MIN([.$H$2];INT([.E89]))" office:value-type="float" office:value="34322" calcext:value-type="float">
            <text:p>34322</text:p>
          </table:table-cell>
          <table:table-cell table:formula="of:=[.$E$2]*1000000/[.D89]/[.F89]" office:value-type="float" office:value="932.346599848494" calcext:value-type="float">
            <text:p>932.3465998485</text:p>
          </table:table-cell>
          <table:table-cell table:style-name="ce4" table:formula="of:=LN([.G89]/220)/LN(2^(1/12)) +57" office:value-type="float" office:value="82.0003542326954" calcext:value-type="float">
            <text:p>82.00</text:p>
          </table:table-cell>
          <table:table-cell table:style-name="ce5" table:formula="of:=([.H89]-[.B89])*100" office:value-type="float" office:value="0.0354232695343626" calcext:value-type="float">
            <text:p>0.0354</text:p>
          </table:table-cell>
          <table:table-cell table:formula="of:=[.C89]-[.G89]" office:value-type="float" office:value="-0.0190768123128464" calcext:value-type="float">
            <text:p>-0.0190768123</text:p>
          </table:table-cell>
          <table:table-cell/>
          <table:table-cell table:formula="of:=[.$E$2]*1000000/64/[.C89]" office:value-type="float" office:value="536.292223114598" calcext:value-type="float">
            <text:p>536.2922231146</text:p>
          </table:table-cell>
          <table:table-cell table:formula="of:=INT([.L89])" office:value-type="float" office:value="536" calcext:value-type="float">
            <text:p>536</text:p>
          </table:table-cell>
          <table:table-cell table:formula="of:=[.$E$2]*1000000/64/[.M89]" office:value-type="float" office:value="932.835820895522" calcext:value-type="float">
            <text:p>932.8358208955</text:p>
          </table:table-cell>
          <table:table-cell table:style-name="ce4" table:formula="of:=LN([.N89]/220)/LN(2^(1/12)) +57" office:value-type="float" office:value="82.0094359841009" calcext:value-type="float">
            <text:p>82.01</text:p>
          </table:table-cell>
          <table:table-cell table:style-name="ce5" table:formula="of:=([.O89]-[.B89])*100" office:value-type="float" office:value="0.943598410088953" calcext:value-type="float">
            <text:p>0.9436</text:p>
          </table:table-cell>
          <table:table-cell table:formula="of:=[.C89]-[.N89]" office:value-type="float" office:value="-0.508297859341496" calcext:value-type="float">
            <text:p>-0.50829785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formula="of:=(((2)^(1/12))^([.B90]-57)) * 220" office:value-type="float" office:value="987.766602512249" calcext:value-type="float">
            <text:p>987.7666025123</text:p>
          </table:table-cell>
          <table:table-cell table:formula="of:=INT([.$E$2]*1000000/[.C90]/[.$H$2])+1" office:value-type="float" office:value="1" calcext:value-type="float">
            <text:p>1</text:p>
          </table:table-cell>
          <table:table-cell table:formula="of:=[.$E$2]*1000000/[.D90]/[.C90]" office:value-type="float" office:value="32396.317023285" calcext:value-type="float">
            <text:p>32396.317023285</text:p>
          </table:table-cell>
          <table:table-cell table:formula="of:=MIN([.$H$2];INT([.E90]))" office:value-type="float" office:value="32396" calcext:value-type="float">
            <text:p>32396</text:p>
          </table:table-cell>
          <table:table-cell table:formula="of:=[.$E$2]*1000000/[.D90]/[.F90]" office:value-type="float" office:value="987.776268675145" calcext:value-type="float">
            <text:p>987.7762686751</text:p>
          </table:table-cell>
          <table:table-cell table:style-name="ce4" table:formula="of:=LN([.G90]/220)/LN(2^(1/12)) +57" office:value-type="float" office:value="83.000169415613" calcext:value-type="float">
            <text:p>83.00</text:p>
          </table:table-cell>
          <table:table-cell table:style-name="ce5" table:formula="of:=([.H90]-[.B90])*100" office:value-type="float" office:value="0.0169415613015644" calcext:value-type="float">
            <text:p>0.0169</text:p>
          </table:table-cell>
          <table:table-cell table:formula="of:=[.C90]-[.G90]" office:value-type="float" office:value="-0.00966616289576905" calcext:value-type="float">
            <text:p>-0.0096661629</text:p>
          </table:table-cell>
          <table:table-cell/>
          <table:table-cell table:formula="of:=[.$E$2]*1000000/64/[.C90]" office:value-type="float" office:value="506.192453488829" calcext:value-type="float">
            <text:p>506.1924534888</text:p>
          </table:table-cell>
          <table:table-cell table:formula="of:=INT([.L90])" office:value-type="float" office:value="506" calcext:value-type="float">
            <text:p>506</text:p>
          </table:table-cell>
          <table:table-cell table:formula="of:=[.$E$2]*1000000/64/[.M90]" office:value-type="float" office:value="988.142292490119" calcext:value-type="float">
            <text:p>988.1422924901</text:p>
          </table:table-cell>
          <table:table-cell table:style-name="ce4" table:formula="of:=LN([.N90]/220)/LN(2^(1/12)) +57" office:value-type="float" office:value="83.0065833732624" calcext:value-type="float">
            <text:p>83.01</text:p>
          </table:table-cell>
          <table:table-cell table:style-name="ce5" table:formula="of:=([.O90]-[.B90])*100" office:value-type="float" office:value="0.658337326242986" calcext:value-type="float">
            <text:p>0.6583</text:p>
          </table:table-cell>
          <table:table-cell table:formula="of:=[.C90]-[.N90]" office:value-type="float" office:value="-0.375689977869342" calcext:value-type="float">
            <text:p>-0.375689977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formula="of:=(((2)^(1/12))^([.B91]-57)) * 220" office:value-type="float" office:value="1046.5022612024" calcext:value-type="float">
            <text:p>1046.5022612024</text:p>
          </table:table-cell>
          <table:table-cell table:formula="of:=INT([.$E$2]*1000000/[.C91]/[.$H$2])+1" office:value-type="float" office:value="1" calcext:value-type="float">
            <text:p>1</text:p>
          </table:table-cell>
          <table:table-cell table:formula="of:=[.$E$2]*1000000/[.D91]/[.C91]" office:value-type="float" office:value="30578.0514637714" calcext:value-type="float">
            <text:p>30578.0514637714</text:p>
          </table:table-cell>
          <table:table-cell table:formula="of:=MIN([.$H$2];INT([.E91]))" office:value-type="float" office:value="30578" calcext:value-type="float">
            <text:p>30578</text:p>
          </table:table-cell>
          <table:table-cell table:formula="of:=[.$E$2]*1000000/[.D91]/[.F91]" office:value-type="float" office:value="1046.50402249984" calcext:value-type="float">
            <text:p>1046.5040224998</text:p>
          </table:table-cell>
          <table:table-cell table:style-name="ce4" table:formula="of:=LN([.G91]/220)/LN(2^(1/12)) +57" office:value-type="float" office:value="84.0000291372092" calcext:value-type="float">
            <text:p>84.00</text:p>
          </table:table-cell>
          <table:table-cell table:style-name="ce5" table:formula="of:=([.H91]-[.B91])*100" office:value-type="float" office:value="0.00291372092249276" calcext:value-type="float">
            <text:p>0.0029</text:p>
          </table:table-cell>
          <table:table-cell table:formula="of:=[.C91]-[.G91]" office:value-type="float" office:value="-0.00176129744090758" calcext:value-type="float">
            <text:p>-0.0017612974</text:p>
          </table:table-cell>
          <table:table-cell/>
          <table:table-cell table:formula="of:=[.$E$2]*1000000/64/[.C91]" office:value-type="float" office:value="477.782054121428" calcext:value-type="float">
            <text:p>477.7820541214</text:p>
          </table:table-cell>
          <table:table-cell table:formula="of:=INT([.L91])" office:value-type="float" office:value="477" calcext:value-type="float">
            <text:p>477</text:p>
          </table:table-cell>
          <table:table-cell table:formula="of:=[.$E$2]*1000000/64/[.M91]" office:value-type="float" office:value="1048.2180293501" calcext:value-type="float">
            <text:p>1048.2180293501</text:p>
          </table:table-cell>
          <table:table-cell table:style-name="ce4" table:formula="of:=LN([.N91]/220)/LN(2^(1/12)) +57" office:value-type="float" office:value="84.028360797528" calcext:value-type="float">
            <text:p>84.03</text:p>
          </table:table-cell>
          <table:table-cell table:style-name="ce5" table:formula="of:=([.O91]-[.B91])*100" office:value-type="float" office:value="2.83607975280233" calcext:value-type="float">
            <text:p>2.8361</text:p>
          </table:table-cell>
          <table:table-cell table:formula="of:=[.C91]-[.N91]" office:value-type="float" office:value="-1.71576814770924" calcext:value-type="float">
            <text:p>-1.715768147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formula="of:=(((2)^(1/12))^([.B92]-57)) * 220" office:value-type="float" office:value="1108.73052390749" calcext:value-type="float">
            <text:p>1108.7305239075</text:p>
          </table:table-cell>
          <table:table-cell table:formula="of:=INT([.$E$2]*1000000/[.C92]/[.$H$2])+1" office:value-type="float" office:value="1" calcext:value-type="float">
            <text:p>1</text:p>
          </table:table-cell>
          <table:table-cell table:formula="of:=[.$E$2]*1000000/[.D92]/[.C92]" office:value-type="float" office:value="28861.8373085127" calcext:value-type="float">
            <text:p>28861.8373085127</text:p>
          </table:table-cell>
          <table:table-cell table:formula="of:=MIN([.$H$2];INT([.E92]))" office:value-type="float" office:value="28861" calcext:value-type="float">
            <text:p>28861</text:p>
          </table:table-cell>
          <table:table-cell table:formula="of:=[.$E$2]*1000000/[.D92]/[.F92]" office:value-type="float" office:value="1108.76269013548" calcext:value-type="float">
            <text:p>1108.7626901355</text:p>
          </table:table-cell>
          <table:table-cell table:style-name="ce4" table:formula="of:=LN([.G92]/220)/LN(2^(1/12)) +57" office:value-type="float" office:value="85.0005022542461" calcext:value-type="float">
            <text:p>85.00</text:p>
          </table:table-cell>
          <table:table-cell table:style-name="ce5" table:formula="of:=([.H92]-[.B92])*100" office:value-type="float" office:value="0.0502254246129041" calcext:value-type="float">
            <text:p>0.0502</text:p>
          </table:table-cell>
          <table:table-cell table:formula="of:=[.C92]-[.G92]" office:value-type="float" office:value="-0.0321662279873181" calcext:value-type="float">
            <text:p>-0.032166228</text:p>
          </table:table-cell>
          <table:table-cell/>
          <table:table-cell table:formula="of:=[.$E$2]*1000000/64/[.C92]" office:value-type="float" office:value="450.966207945511" calcext:value-type="float">
            <text:p>450.9662079455</text:p>
          </table:table-cell>
          <table:table-cell table:formula="of:=INT([.L92])" office:value-type="float" office:value="450" calcext:value-type="float">
            <text:p>450</text:p>
          </table:table-cell>
          <table:table-cell table:formula="of:=[.$E$2]*1000000/64/[.M92]" office:value-type="float" office:value="1111.11111111111" calcext:value-type="float">
            <text:p>1111.1111111111</text:p>
          </table:table-cell>
          <table:table-cell table:style-name="ce4" table:formula="of:=LN([.N92]/220)/LN(2^(1/12)) +57" office:value-type="float" office:value="85.0371319749897" calcext:value-type="float">
            <text:p>85.04</text:p>
          </table:table-cell>
          <table:table-cell table:style-name="ce5" table:formula="of:=([.O92]-[.B92])*100" office:value-type="float" office:value="3.71319749897054" calcext:value-type="float">
            <text:p>3.7132</text:p>
          </table:table-cell>
          <table:table-cell table:formula="of:=[.C92]-[.N92]" office:value-type="float" office:value="-2.38058720362142" calcext:value-type="float">
            <text:p>-2.380587203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formula="of:=(((2)^(1/12))^([.B93]-57)) * 220" office:value-type="float" office:value="1174.65907166963" calcext:value-type="float">
            <text:p>1174.6590716696</text:p>
          </table:table-cell>
          <table:table-cell table:formula="of:=INT([.$E$2]*1000000/[.C93]/[.$H$2])+1" office:value-type="float" office:value="1" calcext:value-type="float">
            <text:p>1</text:p>
          </table:table-cell>
          <table:table-cell table:formula="of:=[.$E$2]*1000000/[.D93]/[.C93]" office:value-type="float" office:value="27241.9468523033" calcext:value-type="float">
            <text:p>27241.9468523033</text:p>
          </table:table-cell>
          <table:table-cell table:formula="of:=MIN([.$H$2];INT([.E93]))" office:value-type="float" office:value="27241" calcext:value-type="float">
            <text:p>27241</text:p>
          </table:table-cell>
          <table:table-cell table:formula="of:=[.$E$2]*1000000/[.D93]/[.F93]" office:value-type="float" office:value="1174.6999008847" calcext:value-type="float">
            <text:p>1174.6999008847</text:p>
          </table:table-cell>
          <table:table-cell table:style-name="ce4" table:formula="of:=LN([.G93]/220)/LN(2^(1/12)) +57" office:value-type="float" office:value="86.0006017379902" calcext:value-type="float">
            <text:p>86.00</text:p>
          </table:table-cell>
          <table:table-cell table:style-name="ce5" table:formula="of:=([.H93]-[.B93])*100" office:value-type="float" office:value="0.0601737990223228" calcext:value-type="float">
            <text:p>0.0602</text:p>
          </table:table-cell>
          <table:table-cell table:formula="of:=[.C93]-[.G93]" office:value-type="float" office:value="-0.0408292150641501" calcext:value-type="float">
            <text:p>-0.0408292151</text:p>
          </table:table-cell>
          <table:table-cell/>
          <table:table-cell table:formula="of:=[.$E$2]*1000000/64/[.C93]" office:value-type="float" office:value="425.655419567239" calcext:value-type="float">
            <text:p>425.6554195672</text:p>
          </table:table-cell>
          <table:table-cell table:formula="of:=INT([.L93])" office:value-type="float" office:value="425" calcext:value-type="float">
            <text:p>425</text:p>
          </table:table-cell>
          <table:table-cell table:formula="of:=[.$E$2]*1000000/64/[.M93]" office:value-type="float" office:value="1176.47058823529" calcext:value-type="float">
            <text:p>1176.4705882353</text:p>
          </table:table-cell>
          <table:table-cell table:style-name="ce4" table:formula="of:=LN([.N93]/220)/LN(2^(1/12)) +57" office:value-type="float" office:value="86.0266778972934" calcext:value-type="float">
            <text:p>86.03</text:p>
          </table:table-cell>
          <table:table-cell table:style-name="ce5" table:formula="of:=([.O93]-[.B93])*100" office:value-type="float" office:value="2.66778972933821" calcext:value-type="float">
            <text:p>2.6678</text:p>
          </table:table-cell>
          <table:table-cell table:formula="of:=[.C93]-[.N93]" office:value-type="float" office:value="-1.81151656566249" calcext:value-type="float">
            <text:p>-1.811516565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formula="of:=(((2)^(1/12))^([.B94]-57)) * 220" office:value-type="float" office:value="1244.50793488833" calcext:value-type="float">
            <text:p>1244.5079348883</text:p>
          </table:table-cell>
          <table:table-cell table:formula="of:=INT([.$E$2]*1000000/[.C94]/[.$H$2])+1" office:value-type="float" office:value="1" calcext:value-type="float">
            <text:p>1</text:p>
          </table:table-cell>
          <table:table-cell table:formula="of:=[.$E$2]*1000000/[.D94]/[.C94]" office:value-type="float" office:value="25712.973861329" calcext:value-type="float">
            <text:p>25712.973861329</text:p>
          </table:table-cell>
          <table:table-cell table:formula="of:=MIN([.$H$2];INT([.E94]))" office:value-type="float" office:value="25712" calcext:value-type="float">
            <text:p>25712</text:p>
          </table:table-cell>
          <table:table-cell table:formula="of:=[.$E$2]*1000000/[.D94]/[.F94]" office:value-type="float" office:value="1244.55507156192" calcext:value-type="float">
            <text:p>1244.5550715619</text:p>
          </table:table-cell>
          <table:table-cell table:style-name="ce4" table:formula="of:=LN([.G94]/220)/LN(2^(1/12)) +57" office:value-type="float" office:value="87.000655705493" calcext:value-type="float">
            <text:p>87.00</text:p>
          </table:table-cell>
          <table:table-cell table:style-name="ce5" table:formula="of:=([.H94]-[.B94])*100" office:value-type="float" office:value="0.0655705493031178" calcext:value-type="float">
            <text:p>0.0656</text:p>
          </table:table-cell>
          <table:table-cell table:formula="of:=[.C94]-[.G94]" office:value-type="float" office:value="-0.0471366735912397" calcext:value-type="float">
            <text:p>-0.0471366736</text:p>
          </table:table-cell>
          <table:table-cell/>
          <table:table-cell table:formula="of:=[.$E$2]*1000000/64/[.C94]" office:value-type="float" office:value="401.765216583265" calcext:value-type="float">
            <text:p>401.7652165833</text:p>
          </table:table-cell>
          <table:table-cell table:formula="of:=INT([.L94])" office:value-type="float" office:value="401" calcext:value-type="float">
            <text:p>401</text:p>
          </table:table-cell>
          <table:table-cell table:formula="of:=[.$E$2]*1000000/64/[.M94]" office:value-type="float" office:value="1246.88279301746" calcext:value-type="float">
            <text:p>1246.8827930175</text:p>
          </table:table-cell>
          <table:table-cell table:style-name="ce4" table:formula="of:=LN([.N94]/220)/LN(2^(1/12)) +57" office:value-type="float" office:value="87.0330051521351" calcext:value-type="float">
            <text:p>87.03</text:p>
          </table:table-cell>
          <table:table-cell table:style-name="ce5" table:formula="of:=([.O94]-[.B94])*100" office:value-type="float" office:value="3.30051521351038" calcext:value-type="float">
            <text:p>3.3005</text:p>
          </table:table-cell>
          <table:table-cell table:formula="of:=[.C94]-[.N94]" office:value-type="float" office:value="-2.3748581291311" calcext:value-type="float">
            <text:p>-2.3748581291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formula="of:=(((2)^(1/12))^([.B95]-57)) * 220" office:value-type="float" office:value="1318.51022765148" calcext:value-type="float">
            <text:p>1318.5102276515</text:p>
          </table:table-cell>
          <table:table-cell table:formula="of:=INT([.$E$2]*1000000/[.C95]/[.$H$2])+1" office:value-type="float" office:value="1" calcext:value-type="float">
            <text:p>1</text:p>
          </table:table-cell>
          <table:table-cell table:formula="of:=[.$E$2]*1000000/[.D95]/[.C95]" office:value-type="float" office:value="24269.8155303642" calcext:value-type="float">
            <text:p>24269.8155303642</text:p>
          </table:table-cell>
          <table:table-cell table:formula="of:=MIN([.$H$2];INT([.E95]))" office:value-type="float" office:value="24269" calcext:value-type="float">
            <text:p>24269</text:p>
          </table:table-cell>
          <table:table-cell table:formula="of:=[.$E$2]*1000000/[.D95]/[.F95]" office:value-type="float" office:value="1318.55453459145" calcext:value-type="float">
            <text:p>1318.5545345915</text:p>
          </table:table-cell>
          <table:table-cell table:style-name="ce4" table:formula="of:=LN([.G95]/220)/LN(2^(1/12)) +57" office:value-type="float" office:value="88.0005817504689" calcext:value-type="float">
            <text:p>88.00</text:p>
          </table:table-cell>
          <table:table-cell table:style-name="ce5" table:formula="of:=([.H95]-[.B95])*100" office:value-type="float" office:value="0.0581750468896303" calcext:value-type="float">
            <text:p>0.0582</text:p>
          </table:table-cell>
          <table:table-cell table:formula="of:=[.C95]-[.G95]" office:value-type="float" office:value="-0.0443069399725573" calcext:value-type="float">
            <text:p>-0.04430694</text:p>
          </table:table-cell>
          <table:table-cell/>
          <table:table-cell table:formula="of:=[.$E$2]*1000000/64/[.C95]" office:value-type="float" office:value="379.215867661941" calcext:value-type="float">
            <text:p>379.2158676619</text:p>
          </table:table-cell>
          <table:table-cell table:formula="of:=INT([.L95])" office:value-type="float" office:value="379" calcext:value-type="float">
            <text:p>379</text:p>
          </table:table-cell>
          <table:table-cell table:formula="of:=[.$E$2]*1000000/64/[.M95]" office:value-type="float" office:value="1319.26121372032" calcext:value-type="float">
            <text:p>1319.2612137203</text:p>
          </table:table-cell>
          <table:table-cell table:style-name="ce4" table:formula="of:=LN([.N95]/220)/LN(2^(1/12)) +57" office:value-type="float" office:value="88.0098578115411" calcext:value-type="float">
            <text:p>88.01</text:p>
          </table:table-cell>
          <table:table-cell table:style-name="ce5" table:formula="of:=([.O95]-[.B95])*100" office:value-type="float" office:value="0.985781154105325" calcext:value-type="float">
            <text:p>0.9858</text:p>
          </table:table-cell>
          <table:table-cell table:formula="of:=[.C95]-[.N95]" office:value-type="float" office:value="-0.750986068835118" calcext:value-type="float">
            <text:p>-0.750986068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formula="of:=(((2)^(1/12))^([.B96]-57)) * 220" office:value-type="float" office:value="1396.91292573202" calcext:value-type="float">
            <text:p>1396.912925732</text:p>
          </table:table-cell>
          <table:table-cell table:formula="of:=INT([.$E$2]*1000000/[.C96]/[.$H$2])+1" office:value-type="float" office:value="1" calcext:value-type="float">
            <text:p>1</text:p>
          </table:table-cell>
          <table:table-cell table:formula="of:=[.$E$2]*1000000/[.D96]/[.C96]" office:value-type="float" office:value="22907.655452634" calcext:value-type="float">
            <text:p>22907.655452634</text:p>
          </table:table-cell>
          <table:table-cell table:formula="of:=MIN([.$H$2];INT([.E96]))" office:value-type="float" office:value="22907" calcext:value-type="float">
            <text:p>22907</text:p>
          </table:table-cell>
          <table:table-cell table:formula="of:=[.$E$2]*1000000/[.D96]/[.F96]" office:value-type="float" office:value="1396.95289649452" calcext:value-type="float">
            <text:p>1396.9528964945</text:p>
          </table:table-cell>
          <table:table-cell table:style-name="ce4" table:formula="of:=LN([.G96]/220)/LN(2^(1/12)) +57" office:value-type="float" office:value="89.0004953619782" calcext:value-type="float">
            <text:p>89.00</text:p>
          </table:table-cell>
          <table:table-cell table:style-name="ce5" table:formula="of:=([.H96]-[.B96])*100" office:value-type="float" office:value="0.0495361978153142" calcext:value-type="float">
            <text:p>0.0495</text:p>
          </table:table-cell>
          <table:table-cell table:formula="of:=[.C96]-[.G96]" office:value-type="float" office:value="-0.0399707625040264" calcext:value-type="float">
            <text:p>-0.0399707625</text:p>
          </table:table-cell>
          <table:table-cell/>
          <table:table-cell table:formula="of:=[.$E$2]*1000000/64/[.C96]" office:value-type="float" office:value="357.932116447407" calcext:value-type="float">
            <text:p>357.9321164474</text:p>
          </table:table-cell>
          <table:table-cell table:formula="of:=INT([.L96])" office:value-type="float" office:value="357" calcext:value-type="float">
            <text:p>357</text:p>
          </table:table-cell>
          <table:table-cell table:formula="of:=[.$E$2]*1000000/64/[.M96]" office:value-type="float" office:value="1400.56022408964" calcext:value-type="float">
            <text:p>1400.5602240896</text:p>
          </table:table-cell>
          <table:table-cell table:style-name="ce4" table:formula="of:=LN([.N96]/220)/LN(2^(1/12)) +57" office:value-type="float" office:value="89.0451431012449" calcext:value-type="float">
            <text:p>89.05</text:p>
          </table:table-cell>
          <table:table-cell table:style-name="ce5" table:formula="of:=([.O96]-[.B96])*100" office:value-type="float" office:value="4.51431012449461" calcext:value-type="float">
            <text:p>4.5143</text:p>
          </table:table-cell>
          <table:table-cell table:formula="of:=[.C96]-[.N96]" office:value-type="float" office:value="-3.64729835761841" calcext:value-type="float">
            <text:p>-3.647298357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(((2)^(1/12))^([.B97]-57)) * 220" office:value-type="float" office:value="1479.97769084654" calcext:value-type="float">
            <text:p>1479.9776908465</text:p>
          </table:table-cell>
          <table:table-cell table:formula="of:=INT([.$E$2]*1000000/[.C97]/[.$H$2])+1" office:value-type="float" office:value="1" calcext:value-type="float">
            <text:p>1</text:p>
          </table:table-cell>
          <table:table-cell table:formula="of:=[.$E$2]*1000000/[.D97]/[.C97]" office:value-type="float" office:value="21621.947545504" calcext:value-type="float">
            <text:p>21621.947545504</text:p>
          </table:table-cell>
          <table:table-cell table:formula="of:=MIN([.$H$2];INT([.E97]))" office:value-type="float" office:value="21621" calcext:value-type="float">
            <text:p>21621</text:p>
          </table:table-cell>
          <table:table-cell table:formula="of:=[.$E$2]*1000000/[.D97]/[.F97]" office:value-type="float" office:value="1480.04255122335" calcext:value-type="float">
            <text:p>1480.0425512234</text:p>
          </table:table-cell>
          <table:table-cell table:style-name="ce4" table:formula="of:=LN([.G97]/220)/LN(2^(1/12)) +57" office:value-type="float" office:value="90.0007587008439" calcext:value-type="float">
            <text:p>90.00</text:p>
          </table:table-cell>
          <table:table-cell table:style-name="ce5" table:formula="of:=([.H97]-[.B97])*100" office:value-type="float" office:value="0.0758700843903171" calcext:value-type="float">
            <text:p>0.0759</text:p>
          </table:table-cell>
          <table:table-cell table:formula="of:=[.C97]-[.G97]" office:value-type="float" office:value="-0.0648603768079283" calcext:value-type="float">
            <text:p>-0.0648603768</text:p>
          </table:table-cell>
          <table:table-cell/>
          <table:table-cell table:formula="of:=[.$E$2]*1000000/64/[.C97]" office:value-type="float" office:value="337.8429303985" calcext:value-type="float">
            <text:p>337.8429303985</text:p>
          </table:table-cell>
          <table:table-cell table:formula="of:=INT([.L97])" office:value-type="float" office:value="337" calcext:value-type="float">
            <text:p>337</text:p>
          </table:table-cell>
          <table:table-cell table:formula="of:=[.$E$2]*1000000/64/[.M97]" office:value-type="float" office:value="1483.67952522255" calcext:value-type="float">
            <text:p>1483.6795252226</text:p>
          </table:table-cell>
          <table:table-cell table:style-name="ce4" table:formula="of:=LN([.N97]/220)/LN(2^(1/12)) +57" office:value-type="float" office:value="90.0432488954118" calcext:value-type="float">
            <text:p>90.04</text:p>
          </table:table-cell>
          <table:table-cell table:style-name="ce5" table:formula="of:=([.O97]-[.B97])*100" office:value-type="float" office:value="4.32488954118497" calcext:value-type="float">
            <text:p>4.3249</text:p>
          </table:table-cell>
          <table:table-cell table:formula="of:=[.C97]-[.N97]" office:value-type="float" office:value="-3.70183437601236" calcext:value-type="float">
            <text:p>-3.70183437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formula="of:=(((2)^(1/12))^([.B98]-57)) * 220" office:value-type="float" office:value="1567.981743927" calcext:value-type="float">
            <text:p>1567.981743927</text:p>
          </table:table-cell>
          <table:table-cell table:formula="of:=INT([.$E$2]*1000000/[.C98]/[.$H$2])+1" office:value-type="float" office:value="1" calcext:value-type="float">
            <text:p>1</text:p>
          </table:table-cell>
          <table:table-cell table:formula="of:=[.$E$2]*1000000/[.D98]/[.C98]" office:value-type="float" office:value="20408.4008783522" calcext:value-type="float">
            <text:p>20408.4008783522</text:p>
          </table:table-cell>
          <table:table-cell table:formula="of:=MIN([.$H$2];INT([.E98]))" office:value-type="float" office:value="20408" calcext:value-type="float">
            <text:p>20408</text:p>
          </table:table-cell>
          <table:table-cell table:formula="of:=[.$E$2]*1000000/[.D98]/[.F98]" office:value-type="float" office:value="1568.01254410035" calcext:value-type="float">
            <text:p>1568.0125441004</text:p>
          </table:table-cell>
          <table:table-cell table:style-name="ce4" table:formula="of:=LN([.G98]/220)/LN(2^(1/12)) +57" office:value-type="float" office:value="91.0003400663645" calcext:value-type="float">
            <text:p>91.00</text:p>
          </table:table-cell>
          <table:table-cell table:style-name="ce5" table:formula="of:=([.H98]-[.B98])*100" office:value-type="float" office:value="0.0340066364486802" calcext:value-type="float">
            <text:p>0.0340</text:p>
          </table:table-cell>
          <table:table-cell table:formula="of:=[.C98]-[.G98]" office:value-type="float" office:value="-0.0308001733533274" calcext:value-type="float">
            <text:p>-0.0308001734</text:p>
          </table:table-cell>
          <table:table-cell/>
          <table:table-cell table:formula="of:=[.$E$2]*1000000/64/[.C98]" office:value-type="float" office:value="318.881263724253" calcext:value-type="float">
            <text:p>318.8812637243</text:p>
          </table:table-cell>
          <table:table-cell table:formula="of:=INT([.L98])" office:value-type="float" office:value="318" calcext:value-type="float">
            <text:p>318</text:p>
          </table:table-cell>
          <table:table-cell table:formula="of:=[.$E$2]*1000000/64/[.M98]" office:value-type="float" office:value="1572.32704402516" calcext:value-type="float">
            <text:p>1572.3270440252</text:p>
          </table:table-cell>
          <table:table-cell table:style-name="ce4" table:formula="of:=LN([.N98]/220)/LN(2^(1/12)) +57" office:value-type="float" office:value="91.0479108061819" calcext:value-type="float">
            <text:p>91.05</text:p>
          </table:table-cell>
          <table:table-cell table:style-name="ce5" table:formula="of:=([.O98]-[.B98])*100" office:value-type="float" office:value="4.79108061818749" calcext:value-type="float">
            <text:p>4.7911</text:p>
          </table:table-cell>
          <table:table-cell table:formula="of:=[.C98]-[.N98]" office:value-type="float" office:value="-4.34530009815762" calcext:value-type="float">
            <text:p>-4.345300098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formula="of:=(((2)^(1/12))^([.B99]-57)) * 220" office:value-type="float" office:value="1661.21879031978" calcext:value-type="float">
            <text:p>1661.2187903198</text:p>
          </table:table-cell>
          <table:table-cell table:formula="of:=INT([.$E$2]*1000000/[.C99]/[.$H$2])+1" office:value-type="float" office:value="1" calcext:value-type="float">
            <text:p>1</text:p>
          </table:table-cell>
          <table:table-cell table:formula="of:=[.$E$2]*1000000/[.D99]/[.C99]" office:value-type="float" office:value="19262.9653519872" calcext:value-type="float">
            <text:p>19262.9653519872</text:p>
          </table:table-cell>
          <table:table-cell table:formula="of:=MIN([.$H$2];INT([.E99]))" office:value-type="float" office:value="19262" calcext:value-type="float">
            <text:p>19262</text:p>
          </table:table-cell>
          <table:table-cell table:formula="of:=[.$E$2]*1000000/[.D99]/[.F99]" office:value-type="float" office:value="1661.30204547814" calcext:value-type="float">
            <text:p>1661.3020454782</text:p>
          </table:table-cell>
          <table:table-cell table:style-name="ce4" table:formula="of:=LN([.G99]/220)/LN(2^(1/12)) +57" office:value-type="float" office:value="92.0008676193292" calcext:value-type="float">
            <text:p>92.00</text:p>
          </table:table-cell>
          <table:table-cell table:style-name="ce5" table:formula="of:=([.H99]-[.B99])*100" office:value-type="float" office:value="0.0867619329227409" calcext:value-type="float">
            <text:p>0.0868</text:p>
          </table:table-cell>
          <table:table-cell table:formula="of:=[.C99]-[.G99]" office:value-type="float" office:value="-0.0832551583605436" calcext:value-type="float">
            <text:p>-0.0832551584</text:p>
          </table:table-cell>
          <table:table-cell/>
          <table:table-cell table:formula="of:=[.$E$2]*1000000/64/[.C99]" office:value-type="float" office:value="300.983833624799" calcext:value-type="float">
            <text:p>300.9838336248</text:p>
          </table:table-cell>
          <table:table-cell table:formula="of:=INT([.L99])" office:value-type="float" office:value="300" calcext:value-type="float">
            <text:p>300</text:p>
          </table:table-cell>
          <table:table-cell table:formula="of:=[.$E$2]*1000000/64/[.M99]" office:value-type="float" office:value="1666.66666666667" calcext:value-type="float">
            <text:p>1666.6666666667</text:p>
          </table:table-cell>
          <table:table-cell table:style-name="ce4" table:formula="of:=LN([.N99]/220)/LN(2^(1/12)) +57" office:value-type="float" office:value="92.0566819836436" calcext:value-type="float">
            <text:p>92.06</text:p>
          </table:table-cell>
          <table:table-cell table:style-name="ce5" table:formula="of:=([.O99]-[.B99])*100" office:value-type="float" office:value="5.66819836435855" calcext:value-type="float">
            <text:p>5.6682</text:p>
          </table:table-cell>
          <table:table-cell table:formula="of:=[.C99]-[.N99]" office:value-type="float" office:value="-5.44787634688373" calcext:value-type="float">
            <text:p>-5.447876346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formula="of:=(((2)^(1/12))^([.B100]-57)) * 220" office:value-type="float" office:value="1760" calcext:value-type="float">
            <text:p>1760</text:p>
          </table:table-cell>
          <table:table-cell table:formula="of:=INT([.$E$2]*1000000/[.C100]/[.$H$2])+1" office:value-type="float" office:value="1" calcext:value-type="float">
            <text:p>1</text:p>
          </table:table-cell>
          <table:table-cell table:formula="of:=[.$E$2]*1000000/[.D100]/[.C100]" office:value-type="float" office:value="18181.8181818182" calcext:value-type="float">
            <text:p>18181.8181818182</text:p>
          </table:table-cell>
          <table:table-cell table:formula="of:=MIN([.$H$2];INT([.E100]))" office:value-type="float" office:value="18181" calcext:value-type="float">
            <text:p>18181</text:p>
          </table:table-cell>
          <table:table-cell table:formula="of:=[.$E$2]*1000000/[.D100]/[.F100]" office:value-type="float" office:value="1760.07920356416" calcext:value-type="float">
            <text:p>1760.0792035642</text:p>
          </table:table-cell>
          <table:table-cell table:style-name="ce4" table:formula="of:=LN([.G100]/220)/LN(2^(1/12)) +57" office:value-type="float" office:value="93.0007790728513" calcext:value-type="float">
            <text:p>93.00</text:p>
          </table:table-cell>
          <table:table-cell table:style-name="ce5" table:formula="of:=([.H100]-[.B100])*100" office:value-type="float" office:value="0.0779072851315732" calcext:value-type="float">
            <text:p>0.0779</text:p>
          </table:table-cell>
          <table:table-cell table:formula="of:=[.C100]-[.G100]" office:value-type="float" office:value="-0.0792035641577513" calcext:value-type="float">
            <text:p>-0.0792035642</text:p>
          </table:table-cell>
          <table:table-cell/>
          <table:table-cell table:formula="of:=[.$E$2]*1000000/64/[.C100]" office:value-type="float" office:value="284.090909090909" calcext:value-type="float">
            <text:p>284.0909090909</text:p>
          </table:table-cell>
          <table:table-cell table:formula="of:=INT([.L100])" office:value-type="float" office:value="284" calcext:value-type="float">
            <text:p>284</text:p>
          </table:table-cell>
          <table:table-cell table:formula="of:=[.$E$2]*1000000/64/[.M100]" office:value-type="float" office:value="1760.56338028169" calcext:value-type="float">
            <text:p>1760.5633802817</text:p>
          </table:table-cell>
          <table:table-cell table:style-name="ce4" table:formula="of:=LN([.N100]/220)/LN(2^(1/12)) +57" office:value-type="float" office:value="93.005540835538" calcext:value-type="float">
            <text:p>93.01</text:p>
          </table:table-cell>
          <table:table-cell table:style-name="ce5" table:formula="of:=([.O100]-[.B100])*100" office:value-type="float" office:value="0.554083553797113" calcext:value-type="float">
            <text:p>0.5541</text:p>
          </table:table-cell>
          <table:table-cell table:formula="of:=[.C100]-[.N100]" office:value-type="float" office:value="-0.563380281687387" calcext:value-type="float">
            <text:p>-0.563380281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formula="of:=(((2)^(1/12))^([.B101]-57)) * 220" office:value-type="float" office:value="1864.65504607236" calcext:value-type="float">
            <text:p>1864.6550460724</text:p>
          </table:table-cell>
          <table:table-cell table:formula="of:=INT([.$E$2]*1000000/[.C101]/[.$H$2])+1" office:value-type="float" office:value="1" calcext:value-type="float">
            <text:p>1</text:p>
          </table:table-cell>
          <table:table-cell table:formula="of:=[.$E$2]*1000000/[.D101]/[.C101]" office:value-type="float" office:value="17161.3511396671" calcext:value-type="float">
            <text:p>17161.3511396671</text:p>
          </table:table-cell>
          <table:table-cell table:formula="of:=MIN([.$H$2];INT([.E101]))" office:value-type="float" office:value="17161" calcext:value-type="float">
            <text:p>17161</text:p>
          </table:table-cell>
          <table:table-cell table:formula="of:=[.$E$2]*1000000/[.D101]/[.F101]" office:value-type="float" office:value="1864.69319969699" calcext:value-type="float">
            <text:p>1864.693199697</text:p>
          </table:table-cell>
          <table:table-cell table:style-name="ce4" table:formula="of:=LN([.G101]/220)/LN(2^(1/12)) +57" office:value-type="float" office:value="94.0003542326953" calcext:value-type="float">
            <text:p>94.00</text:p>
          </table:table-cell>
          <table:table-cell table:style-name="ce5" table:formula="of:=([.H101]-[.B101])*100" office:value-type="float" office:value="0.0354232695343626" calcext:value-type="float">
            <text:p>0.0354</text:p>
          </table:table-cell>
          <table:table-cell table:formula="of:=[.C101]-[.G101]" office:value-type="float" office:value="-0.0381536246250107" calcext:value-type="float">
            <text:p>-0.0381536246</text:p>
          </table:table-cell>
          <table:table-cell/>
          <table:table-cell table:formula="of:=[.$E$2]*1000000/64/[.C101]" office:value-type="float" office:value="268.146111557299" calcext:value-type="float">
            <text:p>268.1461115573</text:p>
          </table:table-cell>
          <table:table-cell table:formula="of:=INT([.L101])" office:value-type="float" office:value="268" calcext:value-type="float">
            <text:p>268</text:p>
          </table:table-cell>
          <table:table-cell table:formula="of:=[.$E$2]*1000000/64/[.M101]" office:value-type="float" office:value="1865.67164179104" calcext:value-type="float">
            <text:p>1865.6716417911</text:p>
          </table:table-cell>
          <table:table-cell table:style-name="ce4" table:formula="of:=LN([.N101]/220)/LN(2^(1/12)) +57" office:value-type="float" office:value="94.0094359841009" calcext:value-type="float">
            <text:p>94.01</text:p>
          </table:table-cell>
          <table:table-cell table:style-name="ce5" table:formula="of:=([.O101]-[.B101])*100" office:value-type="float" office:value="0.943598410087532" calcext:value-type="float">
            <text:p>0.9436</text:p>
          </table:table-cell>
          <table:table-cell table:formula="of:=[.C101]-[.N101]" office:value-type="float" office:value="-1.01659571868231" calcext:value-type="float">
            <text:p>-1.016595718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formula="of:=(((2)^(1/12))^([.B102]-57)) * 220" office:value-type="float" office:value="1975.5332050245" calcext:value-type="float">
            <text:p>1975.5332050245</text:p>
          </table:table-cell>
          <table:table-cell table:formula="of:=INT([.$E$2]*1000000/[.C102]/[.$H$2])+1" office:value-type="float" office:value="1" calcext:value-type="float">
            <text:p>1</text:p>
          </table:table-cell>
          <table:table-cell table:formula="of:=[.$E$2]*1000000/[.D102]/[.C102]" office:value-type="float" office:value="16198.1585116425" calcext:value-type="float">
            <text:p>16198.1585116425</text:p>
          </table:table-cell>
          <table:table-cell table:formula="of:=MIN([.$H$2];INT([.E102]))" office:value-type="float" office:value="16198" calcext:value-type="float">
            <text:p>16198</text:p>
          </table:table-cell>
          <table:table-cell table:formula="of:=[.$E$2]*1000000/[.D102]/[.F102]" office:value-type="float" office:value="1975.55253735029" calcext:value-type="float">
            <text:p>1975.5525373503</text:p>
          </table:table-cell>
          <table:table-cell table:style-name="ce4" table:formula="of:=LN([.G102]/220)/LN(2^(1/12)) +57" office:value-type="float" office:value="95.000169415613" calcext:value-type="float">
            <text:p>95.00</text:p>
          </table:table-cell>
          <table:table-cell table:style-name="ce5" table:formula="of:=([.H102]-[.B102])*100" office:value-type="float" office:value="0.0169415613015644" calcext:value-type="float">
            <text:p>0.0169</text:p>
          </table:table-cell>
          <table:table-cell table:formula="of:=[.C102]-[.G102]" office:value-type="float" office:value="-0.0193323257904012" calcext:value-type="float">
            <text:p>-0.0193323258</text:p>
          </table:table-cell>
          <table:table-cell/>
          <table:table-cell table:formula="of:=[.$E$2]*1000000/64/[.C102]" office:value-type="float" office:value="253.096226744414" calcext:value-type="float">
            <text:p>253.0962267444</text:p>
          </table:table-cell>
          <table:table-cell table:formula="of:=INT([.L102])" office:value-type="float" office:value="253" calcext:value-type="float">
            <text:p>253</text:p>
          </table:table-cell>
          <table:table-cell table:formula="of:=[.$E$2]*1000000/64/[.M102]" office:value-type="float" office:value="1976.28458498024" calcext:value-type="float">
            <text:p>1976.2845849802</text:p>
          </table:table-cell>
          <table:table-cell table:style-name="ce4" table:formula="of:=LN([.N102]/220)/LN(2^(1/12)) +57" office:value-type="float" office:value="95.0065833732624" calcext:value-type="float">
            <text:p>95.01</text:p>
          </table:table-cell>
          <table:table-cell table:style-name="ce5" table:formula="of:=([.O102]-[.B102])*100" office:value-type="float" office:value="0.658337326242986" calcext:value-type="float">
            <text:p>0.6583</text:p>
          </table:table-cell>
          <table:table-cell table:formula="of:=[.C102]-[.N102]" office:value-type="float" office:value="-0.751379955737548" calcext:value-type="float">
            <text:p>-0.751379955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formula="of:=(((2)^(1/12))^([.B103]-57)) * 220" office:value-type="float" office:value="2093.00452240479" calcext:value-type="float">
            <text:p>2093.0045224048</text:p>
          </table:table-cell>
          <table:table-cell table:formula="of:=INT([.$E$2]*1000000/[.C103]/[.$H$2])+1" office:value-type="float" office:value="1" calcext:value-type="float">
            <text:p>1</text:p>
          </table:table-cell>
          <table:table-cell table:formula="of:=[.$E$2]*1000000/[.D103]/[.C103]" office:value-type="float" office:value="15289.0257318857" calcext:value-type="float">
            <text:p>15289.0257318857</text:p>
          </table:table-cell>
          <table:table-cell table:formula="of:=MIN([.$H$2];INT([.E103]))" office:value-type="float" office:value="15289" calcext:value-type="float">
            <text:p>15289</text:p>
          </table:table-cell>
          <table:table-cell table:formula="of:=[.$E$2]*1000000/[.D103]/[.F103]" office:value-type="float" office:value="2093.00804499967" calcext:value-type="float">
            <text:p>2093.0080449997</text:p>
          </table:table-cell>
          <table:table-cell table:style-name="ce4" table:formula="of:=LN([.G103]/220)/LN(2^(1/12)) +57" office:value-type="float" office:value="96.0000291372092" calcext:value-type="float">
            <text:p>96.00</text:p>
          </table:table-cell>
          <table:table-cell table:style-name="ce5" table:formula="of:=([.H103]-[.B103])*100" office:value-type="float" office:value="0.00291372092249276" calcext:value-type="float">
            <text:p>0.0029</text:p>
          </table:table-cell>
          <table:table-cell table:formula="of:=[.C103]-[.G103]" office:value-type="float" office:value="-0.00352259488045092" calcext:value-type="float">
            <text:p>-0.0035225949</text:p>
          </table:table-cell>
          <table:table-cell/>
          <table:table-cell table:formula="of:=[.$E$2]*1000000/64/[.C103]" office:value-type="float" office:value="238.891027060714" calcext:value-type="float">
            <text:p>238.8910270607</text:p>
          </table:table-cell>
          <table:table-cell table:formula="of:=INT([.L103])" office:value-type="float" office:value="238" calcext:value-type="float">
            <text:p>238</text:p>
          </table:table-cell>
          <table:table-cell table:formula="of:=[.$E$2]*1000000/64/[.M103]" office:value-type="float" office:value="2100.84033613445" calcext:value-type="float">
            <text:p>2100.8403361345</text:p>
          </table:table-cell>
          <table:table-cell table:style-name="ce4" table:formula="of:=LN([.N103]/220)/LN(2^(1/12)) +57" office:value-type="float" office:value="96.0646931098988" calcext:value-type="float">
            <text:p>96.06</text:p>
          </table:table-cell>
          <table:table-cell table:style-name="ce5" table:formula="of:=([.O103]-[.B103])*100" office:value-type="float" office:value="6.46931098988262" calcext:value-type="float">
            <text:p>6.4693</text:p>
          </table:table-cell>
          <table:table-cell table:formula="of:=[.C103]-[.N103]" office:value-type="float" office:value="-7.83581372966137" calcext:value-type="float">
            <text:p>-7.83581372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formula="of:=(((2)^(1/12))^([.B104]-57)) * 220" office:value-type="float" office:value="2217.46104781498" calcext:value-type="float">
            <text:p>2217.461047815</text:p>
          </table:table-cell>
          <table:table-cell table:formula="of:=INT([.$E$2]*1000000/[.C104]/[.$H$2])+1" office:value-type="float" office:value="1" calcext:value-type="float">
            <text:p>1</text:p>
          </table:table-cell>
          <table:table-cell table:formula="of:=[.$E$2]*1000000/[.D104]/[.C104]" office:value-type="float" office:value="14430.9186542563" calcext:value-type="float">
            <text:p>14430.9186542563</text:p>
          </table:table-cell>
          <table:table-cell table:formula="of:=MIN([.$H$2];INT([.E104]))" office:value-type="float" office:value="14430" calcext:value-type="float">
            <text:p>14430</text:p>
          </table:table-cell>
          <table:table-cell table:formula="of:=[.$E$2]*1000000/[.D104]/[.F104]" office:value-type="float" office:value="2217.60221760222" calcext:value-type="float">
            <text:p>2217.6022176022</text:p>
          </table:table-cell>
          <table:table-cell table:style-name="ce4" table:formula="of:=LN([.G104]/220)/LN(2^(1/12)) +57" office:value-type="float" office:value="97.0011021170514" calcext:value-type="float">
            <text:p>97.00</text:p>
          </table:table-cell>
          <table:table-cell table:style-name="ce5" table:formula="of:=([.H104]-[.B104])*100" office:value-type="float" office:value="0.110211705141694" calcext:value-type="float">
            <text:p>0.1102</text:p>
          </table:table-cell>
          <table:table-cell table:formula="of:=[.C104]-[.G104]" office:value-type="float" office:value="-0.141169787236777" calcext:value-type="float">
            <text:p>-0.1411697872</text:p>
          </table:table-cell>
          <table:table-cell/>
          <table:table-cell table:formula="of:=[.$E$2]*1000000/64/[.C104]" office:value-type="float" office:value="225.483103972755" calcext:value-type="float">
            <text:p>225.4831039728</text:p>
          </table:table-cell>
          <table:table-cell table:formula="of:=INT([.L104])" office:value-type="float" office:value="225" calcext:value-type="float">
            <text:p>225</text:p>
          </table:table-cell>
          <table:table-cell table:formula="of:=[.$E$2]*1000000/64/[.M104]" office:value-type="float" office:value="2222.22222222222" calcext:value-type="float">
            <text:p>2222.2222222222</text:p>
          </table:table-cell>
          <table:table-cell table:style-name="ce4" table:formula="of:=LN([.N104]/220)/LN(2^(1/12)) +57" office:value-type="float" office:value="97.0371319749897" calcext:value-type="float">
            <text:p>97.04</text:p>
          </table:table-cell>
          <table:table-cell table:style-name="ce5" table:formula="of:=([.O104]-[.B104])*100" office:value-type="float" office:value="3.71319749897054" calcext:value-type="float">
            <text:p>3.7132</text:p>
          </table:table-cell>
          <table:table-cell table:formula="of:=[.C104]-[.N104]" office:value-type="float" office:value="-4.76117440724147" calcext:value-type="float">
            <text:p>-4.761174407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formula="of:=(((2)^(1/12))^([.B105]-57)) * 220" office:value-type="float" office:value="2349.31814333926" calcext:value-type="float">
            <text:p>2349.3181433393</text:p>
          </table:table-cell>
          <table:table-cell table:formula="of:=INT([.$E$2]*1000000/[.C105]/[.$H$2])+1" office:value-type="float" office:value="1" calcext:value-type="float">
            <text:p>1</text:p>
          </table:table-cell>
          <table:table-cell table:formula="of:=[.$E$2]*1000000/[.D105]/[.C105]" office:value-type="float" office:value="13620.9734261516" calcext:value-type="float">
            <text:p>13620.9734261516</text:p>
          </table:table-cell>
          <table:table-cell table:formula="of:=MIN([.$H$2];INT([.E105]))" office:value-type="float" office:value="13620" calcext:value-type="float">
            <text:p>13620</text:p>
          </table:table-cell>
          <table:table-cell table:formula="of:=[.$E$2]*1000000/[.D105]/[.F105]" office:value-type="float" office:value="2349.48604992658" calcext:value-type="float">
            <text:p>2349.4860499266</text:p>
          </table:table-cell>
          <table:table-cell table:style-name="ce4" table:formula="of:=LN([.G105]/220)/LN(2^(1/12)) +57" office:value-type="float" office:value="98.001237274801" calcext:value-type="float">
            <text:p>98.00</text:p>
          </table:table-cell>
          <table:table-cell table:style-name="ce5" table:formula="of:=([.H105]-[.B105])*100" office:value-type="float" office:value="0.12372748009426" calcext:value-type="float">
            <text:p>0.1237</text:p>
          </table:table-cell>
          <table:table-cell table:formula="of:=[.C105]-[.G105]" office:value-type="float" office:value="-0.167906587314064" calcext:value-type="float">
            <text:p>-0.1679065873</text:p>
          </table:table-cell>
          <table:table-cell/>
          <table:table-cell table:formula="of:=[.$E$2]*1000000/64/[.C105]" office:value-type="float" office:value="212.827709783619" calcext:value-type="float">
            <text:p>212.8277097836</text:p>
          </table:table-cell>
          <table:table-cell table:formula="of:=INT([.L105])" office:value-type="float" office:value="212" calcext:value-type="float">
            <text:p>212</text:p>
          </table:table-cell>
          <table:table-cell table:formula="of:=[.$E$2]*1000000/64/[.M105]" office:value-type="float" office:value="2358.49056603774" calcext:value-type="float">
            <text:p>2358.4905660377</text:p>
          </table:table-cell>
          <table:table-cell table:style-name="ce4" table:formula="of:=LN([.N105]/220)/LN(2^(1/12)) +57" office:value-type="float" office:value="98.0674608148358" calcext:value-type="float">
            <text:p>98.07</text:p>
          </table:table-cell>
          <table:table-cell table:style-name="ce5" table:formula="of:=([.O105]-[.B105])*100" office:value-type="float" office:value="6.74608148357549" calcext:value-type="float">
            <text:p>6.7461</text:p>
          </table:table-cell>
          <table:table-cell table:formula="of:=[.C105]-[.N105]" office:value-type="float" office:value="-9.17242269847111" calcext:value-type="float">
            <text:p>-9.172422698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formula="of:=(((2)^(1/12))^([.B106]-57)) * 220" office:value-type="float" office:value="2489.01586977665" calcext:value-type="float">
            <text:p>2489.0158697767</text:p>
          </table:table-cell>
          <table:table-cell table:formula="of:=INT([.$E$2]*1000000/[.C106]/[.$H$2])+1" office:value-type="float" office:value="1" calcext:value-type="float">
            <text:p>1</text:p>
          </table:table-cell>
          <table:table-cell table:formula="of:=[.$E$2]*1000000/[.D106]/[.C106]" office:value-type="float" office:value="12856.4869306645" calcext:value-type="float">
            <text:p>12856.4869306645</text:p>
          </table:table-cell>
          <table:table-cell table:formula="of:=MIN([.$H$2];INT([.E106]))" office:value-type="float" office:value="12856" calcext:value-type="float">
            <text:p>12856</text:p>
          </table:table-cell>
          <table:table-cell table:formula="of:=[.$E$2]*1000000/[.D106]/[.F106]" office:value-type="float" office:value="2489.11014312383" calcext:value-type="float">
            <text:p>2489.1101431238</text:p>
          </table:table-cell>
          <table:table-cell table:style-name="ce4" table:formula="of:=LN([.G106]/220)/LN(2^(1/12)) +57" office:value-type="float" office:value="99.000655705493" calcext:value-type="float">
            <text:p>99.00</text:p>
          </table:table-cell>
          <table:table-cell table:style-name="ce5" table:formula="of:=([.H106]-[.B106])*100" office:value-type="float" office:value="0.0655705493016967" calcext:value-type="float">
            <text:p>0.0656</text:p>
          </table:table-cell>
          <table:table-cell table:formula="of:=[.C106]-[.G106]" office:value-type="float" office:value="-0.0942733471811152" calcext:value-type="float">
            <text:p>-0.0942733472</text:p>
          </table:table-cell>
          <table:table-cell/>
          <table:table-cell table:formula="of:=[.$E$2]*1000000/64/[.C106]" office:value-type="float" office:value="200.882608291632" calcext:value-type="float">
            <text:p>200.8826082916</text:p>
          </table:table-cell>
          <table:table-cell table:formula="of:=INT([.L106])" office:value-type="float" office:value="200" calcext:value-type="float">
            <text:p>200</text:p>
          </table:table-cell>
          <table:table-cell table:formula="of:=[.$E$2]*1000000/64/[.M106]" office:value-type="float" office:value="2500" calcext:value-type="float">
            <text:p>2500</text:p>
          </table:table-cell>
          <table:table-cell table:style-name="ce4" table:formula="of:=LN([.N106]/220)/LN(2^(1/12)) +57" office:value-type="float" office:value="99.0762319922974" calcext:value-type="float">
            <text:p>99.08</text:p>
          </table:table-cell>
          <table:table-cell table:style-name="ce5" table:formula="of:=([.O106]-[.B106])*100" office:value-type="float" office:value="7.6231992297437" calcext:value-type="float">
            <text:p>7.6232</text:p>
          </table:table-cell>
          <table:table-cell table:formula="of:=[.C106]-[.N106]" office:value-type="float" office:value="-10.9841302233481" calcext:value-type="float">
            <text:p>-10.984130223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(((2)^(1/12))^([.B107]-57)) * 220" office:value-type="float" office:value="2637.02045530296" calcext:value-type="float">
            <text:p>2637.020455303</text:p>
          </table:table-cell>
          <table:table-cell table:formula="of:=INT([.$E$2]*1000000/[.C107]/[.$H$2])+1" office:value-type="float" office:value="1" calcext:value-type="float">
            <text:p>1</text:p>
          </table:table-cell>
          <table:table-cell table:formula="of:=[.$E$2]*1000000/[.D107]/[.C107]" office:value-type="float" office:value="12134.9077651821" calcext:value-type="float">
            <text:p>12134.9077651821</text:p>
          </table:table-cell>
          <table:table-cell table:formula="of:=MIN([.$H$2];INT([.E107]))" office:value-type="float" office:value="12134" calcext:value-type="float">
            <text:p>12134</text:p>
          </table:table-cell>
          <table:table-cell table:formula="of:=[.$E$2]*1000000/[.D107]/[.F107]" office:value-type="float" office:value="2637.21773528927" calcext:value-type="float">
            <text:p>2637.2177352893</text:p>
          </table:table-cell>
          <table:table-cell table:style-name="ce4" table:formula="of:=LN([.G107]/220)/LN(2^(1/12)) +57" office:value-type="float" office:value="100.001295117199" calcext:value-type="float">
            <text:p>100.00</text:p>
          </table:table-cell>
          <table:table-cell table:style-name="ce5" table:formula="of:=([.H107]-[.B107])*100" office:value-type="float" office:value="0.129511719913467" calcext:value-type="float">
            <text:p>0.1295</text:p>
          </table:table-cell>
          <table:table-cell table:formula="of:=[.C107]-[.G107]" office:value-type="float" office:value="-0.197279986305603" calcext:value-type="float">
            <text:p>-0.1972799863</text:p>
          </table:table-cell>
          <table:table-cell/>
          <table:table-cell table:formula="of:=[.$E$2]*1000000/64/[.C107]" office:value-type="float" office:value="189.60793383097" calcext:value-type="float">
            <text:p>189.607933831</text:p>
          </table:table-cell>
          <table:table-cell table:formula="of:=INT([.L107])" office:value-type="float" office:value="189" calcext:value-type="float">
            <text:p>189</text:p>
          </table:table-cell>
          <table:table-cell table:formula="of:=[.$E$2]*1000000/64/[.M107]" office:value-type="float" office:value="2645.50264550265" calcext:value-type="float">
            <text:p>2645.5026455027</text:p>
          </table:table-cell>
          <table:table-cell table:style-name="ce4" table:formula="of:=LN([.N107]/220)/LN(2^(1/12)) +57" office:value-type="float" office:value="100.055597178941" calcext:value-type="float">
            <text:p>100.06</text:p>
          </table:table-cell>
          <table:table-cell table:style-name="ce5" table:formula="of:=([.O107]-[.B107])*100" office:value-type="float" office:value="5.55971789412695" calcext:value-type="float">
            <text:p>5.5597</text:p>
          </table:table-cell>
          <table:table-cell table:formula="of:=[.C107]-[.N107]" office:value-type="float" office:value="-8.4821901996811" calcext:value-type="float">
            <text:p>-8.482190199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formula="of:=(((2)^(1/12))^([.B108]-57)) * 220" office:value-type="float" office:value="2793.82585146404" calcext:value-type="float">
            <text:p>2793.825851464</text:p>
          </table:table-cell>
          <table:table-cell table:formula="of:=INT([.$E$2]*1000000/[.C108]/[.$H$2])+1" office:value-type="float" office:value="1" calcext:value-type="float">
            <text:p>1</text:p>
          </table:table-cell>
          <table:table-cell table:formula="of:=[.$E$2]*1000000/[.D108]/[.C108]" office:value-type="float" office:value="11453.827726317" calcext:value-type="float">
            <text:p>11453.827726317</text:p>
          </table:table-cell>
          <table:table-cell table:formula="of:=MIN([.$H$2];INT([.E108]))" office:value-type="float" office:value="11453" calcext:value-type="float">
            <text:p>11453</text:p>
          </table:table-cell>
          <table:table-cell table:formula="of:=[.$E$2]*1000000/[.D108]/[.F108]" office:value-type="float" office:value="2794.02776565092" calcext:value-type="float">
            <text:p>2794.0277656509</text:p>
          </table:table-cell>
          <table:table-cell table:style-name="ce4" table:formula="of:=LN([.G108]/220)/LN(2^(1/12)) +57" office:value-type="float" office:value="101.001251144856" calcext:value-type="float">
            <text:p>101.00</text:p>
          </table:table-cell>
          <table:table-cell table:style-name="ce5" table:formula="of:=([.H108]-[.B108])*100" office:value-type="float" office:value="0.125114485607014" calcext:value-type="float">
            <text:p>0.1251</text:p>
          </table:table-cell>
          <table:table-cell table:formula="of:=[.C108]-[.G108]" office:value-type="float" office:value="-0.201914186884551" calcext:value-type="float">
            <text:p>-0.2019141869</text:p>
          </table:table-cell>
          <table:table-cell/>
          <table:table-cell table:formula="of:=[.$E$2]*1000000/64/[.C108]" office:value-type="float" office:value="178.966058223703" calcext:value-type="float">
            <text:p>178.9660582237</text:p>
          </table:table-cell>
          <table:table-cell table:formula="of:=INT([.L108])" office:value-type="float" office:value="178" calcext:value-type="float">
            <text:p>178</text:p>
          </table:table-cell>
          <table:table-cell table:formula="of:=[.$E$2]*1000000/64/[.M108]" office:value-type="float" office:value="2808.98876404494" calcext:value-type="float">
            <text:p>2808.988764045</text:p>
          </table:table-cell>
          <table:table-cell table:style-name="ce4" table:formula="of:=LN([.N108]/220)/LN(2^(1/12)) +57" office:value-type="float" office:value="101.093705097997" calcext:value-type="float">
            <text:p>101.09</text:p>
          </table:table-cell>
          <table:table-cell table:style-name="ce5" table:formula="of:=([.O108]-[.B108])*100" office:value-type="float" office:value="9.37050979973719" calcext:value-type="float">
            <text:p>9.3705</text:p>
          </table:table-cell>
          <table:table-cell table:formula="of:=[.C108]-[.N108]" office:value-type="float" office:value="-15.1629125809072" calcext:value-type="float">
            <text:p>-15.162912580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formula="of:=(((2)^(1/12))^([.B109]-57)) * 220" office:value-type="float" office:value="2959.95538169308" calcext:value-type="float">
            <text:p>2959.9553816931</text:p>
          </table:table-cell>
          <table:table-cell table:formula="of:=INT([.$E$2]*1000000/[.C109]/[.$H$2])+1" office:value-type="float" office:value="1" calcext:value-type="float">
            <text:p>1</text:p>
          </table:table-cell>
          <table:table-cell table:formula="of:=[.$E$2]*1000000/[.D109]/[.C109]" office:value-type="float" office:value="10810.973772752" calcext:value-type="float">
            <text:p>10810.973772752</text:p>
          </table:table-cell>
          <table:table-cell table:formula="of:=MIN([.$H$2];INT([.E109]))" office:value-type="float" office:value="10810" calcext:value-type="float">
            <text:p>10810</text:p>
          </table:table-cell>
          <table:table-cell table:formula="of:=[.$E$2]*1000000/[.D109]/[.F109]" office:value-type="float" office:value="2960.22201665125" calcext:value-type="float">
            <text:p>2960.2220166513</text:p>
          </table:table-cell>
          <table:table-cell table:style-name="ce4" table:formula="of:=LN([.G109]/220)/LN(2^(1/12)) +57" office:value-type="float" office:value="102.00155943813" calcext:value-type="float">
            <text:p>102.00</text:p>
          </table:table-cell>
          <table:table-cell table:style-name="ce5" table:formula="of:=([.H109]-[.B109])*100" office:value-type="float" office:value="0.155943812998771" calcext:value-type="float">
            <text:p>0.1559</text:p>
          </table:table-cell>
          <table:table-cell table:formula="of:=[.C109]-[.G109]" office:value-type="float" office:value="-0.266634958167742" calcext:value-type="float">
            <text:p>-0.2666349582</text:p>
          </table:table-cell>
          <table:table-cell/>
          <table:table-cell table:formula="of:=[.$E$2]*1000000/64/[.C109]" office:value-type="float" office:value="168.92146519925" calcext:value-type="float">
            <text:p>168.9214651993</text:p>
          </table:table-cell>
          <table:table-cell table:formula="of:=INT([.L109])" office:value-type="float" office:value="168" calcext:value-type="float">
            <text:p>168</text:p>
          </table:table-cell>
          <table:table-cell table:formula="of:=[.$E$2]*1000000/64/[.M109]" office:value-type="float" office:value="2976.19047619048" calcext:value-type="float">
            <text:p>2976.1904761905</text:p>
          </table:table-cell>
          <table:table-cell table:style-name="ce4" table:formula="of:=LN([.N109]/220)/LN(2^(1/12)) +57" office:value-type="float" office:value="102.094697196249" calcext:value-type="float">
            <text:p>102.09</text:p>
          </table:table-cell>
          <table:table-cell table:style-name="ce5" table:formula="of:=([.O109]-[.B109])*100" office:value-type="float" office:value="9.46971962490153" calcext:value-type="float">
            <text:p>9.4697</text:p>
          </table:table-cell>
          <table:table-cell table:formula="of:=[.C109]-[.N109]" office:value-type="float" office:value="-16.235094497395" calcext:value-type="float">
            <text:p>-16.235094497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formula="of:=(((2)^(1/12))^([.B110]-57)) * 220" office:value-type="float" office:value="3135.963487854" calcext:value-type="float">
            <text:p>3135.963487854</text:p>
          </table:table-cell>
          <table:table-cell table:formula="of:=INT([.$E$2]*1000000/[.C110]/[.$H$2])+1" office:value-type="float" office:value="1" calcext:value-type="float">
            <text:p>1</text:p>
          </table:table-cell>
          <table:table-cell table:formula="of:=[.$E$2]*1000000/[.D110]/[.C110]" office:value-type="float" office:value="10204.2004391761" calcext:value-type="float">
            <text:p>10204.2004391761</text:p>
          </table:table-cell>
          <table:table-cell table:formula="of:=MIN([.$H$2];INT([.E110]))" office:value-type="float" office:value="10204" calcext:value-type="float">
            <text:p>10204</text:p>
          </table:table-cell>
          <table:table-cell table:formula="of:=[.$E$2]*1000000/[.D110]/[.F110]" office:value-type="float" office:value="3136.02508820071" calcext:value-type="float">
            <text:p>3136.0250882007</text:p>
          </table:table-cell>
          <table:table-cell table:style-name="ce4" table:formula="of:=LN([.G110]/220)/LN(2^(1/12)) +57" office:value-type="float" office:value="103.000340066364" calcext:value-type="float">
            <text:p>103.00</text:p>
          </table:table-cell>
          <table:table-cell table:style-name="ce5" table:formula="of:=([.H110]-[.B110])*100" office:value-type="float" office:value="0.0340066364472591" calcext:value-type="float">
            <text:p>0.0340</text:p>
          </table:table-cell>
          <table:table-cell table:formula="of:=[.C110]-[.G110]" office:value-type="float" office:value="-0.0616003467052906" calcext:value-type="float">
            <text:p>-0.0616003467</text:p>
          </table:table-cell>
          <table:table-cell/>
          <table:table-cell table:formula="of:=[.$E$2]*1000000/64/[.C110]" office:value-type="float" office:value="159.440631862127" calcext:value-type="float">
            <text:p>159.4406318621</text:p>
          </table:table-cell>
          <table:table-cell table:formula="of:=INT([.L110])" office:value-type="float" office:value="159" calcext:value-type="float">
            <text:p>159</text:p>
          </table:table-cell>
          <table:table-cell table:formula="of:=[.$E$2]*1000000/64/[.M110]" office:value-type="float" office:value="3144.65408805031" calcext:value-type="float">
            <text:p>3144.6540880503</text:p>
          </table:table-cell>
          <table:table-cell table:style-name="ce4" table:formula="of:=LN([.N110]/220)/LN(2^(1/12)) +57" office:value-type="float" office:value="103.047910806182" calcext:value-type="float">
            <text:p>103.05</text:p>
          </table:table-cell>
          <table:table-cell table:style-name="ce5" table:formula="of:=([.O110]-[.B110])*100" office:value-type="float" office:value="4.79108061818749" calcext:value-type="float">
            <text:p>4.7911</text:p>
          </table:table-cell>
          <table:table-cell table:formula="of:=[.C110]-[.N110]" office:value-type="float" office:value="-8.69060019631388" calcext:value-type="float">
            <text:p>-8.690600196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formula="of:=(((2)^(1/12))^([.B111]-57)) * 220" office:value-type="float" office:value="3322.43758063957" calcext:value-type="float">
            <text:p>3322.4375806396</text:p>
          </table:table-cell>
          <table:table-cell table:formula="of:=INT([.$E$2]*1000000/[.C111]/[.$H$2])+1" office:value-type="float" office:value="1" calcext:value-type="float">
            <text:p>1</text:p>
          </table:table-cell>
          <table:table-cell table:formula="of:=[.$E$2]*1000000/[.D111]/[.C111]" office:value-type="float" office:value="9631.48267599357" calcext:value-type="float">
            <text:p>9631.4826759936</text:p>
          </table:table-cell>
          <table:table-cell table:formula="of:=MIN([.$H$2];INT([.E111]))" office:value-type="float" office:value="9631" calcext:value-type="float">
            <text:p>9631</text:p>
          </table:table-cell>
          <table:table-cell table:formula="of:=[.$E$2]*1000000/[.D111]/[.F111]" office:value-type="float" office:value="3322.60409095629" calcext:value-type="float">
            <text:p>3322.6040909563</text:p>
          </table:table-cell>
          <table:table-cell table:style-name="ce4" table:formula="of:=LN([.G111]/220)/LN(2^(1/12)) +57" office:value-type="float" office:value="104.000867619329" calcext:value-type="float">
            <text:p>104.00</text:p>
          </table:table-cell>
          <table:table-cell table:style-name="ce5" table:formula="of:=([.H111]-[.B111])*100" office:value-type="float" office:value="0.0867619329213198" calcext:value-type="float">
            <text:p>0.0868</text:p>
          </table:table-cell>
          <table:table-cell table:formula="of:=[.C111]-[.G111]" office:value-type="float" office:value="-0.166510316719268" calcext:value-type="float">
            <text:p>-0.1665103167</text:p>
          </table:table-cell>
          <table:table-cell/>
          <table:table-cell table:formula="of:=[.$E$2]*1000000/64/[.C111]" office:value-type="float" office:value="150.4919168124" calcext:value-type="float">
            <text:p>150.4919168124</text:p>
          </table:table-cell>
          <table:table-cell table:formula="of:=INT([.L111])" office:value-type="float" office:value="150" calcext:value-type="float">
            <text:p>150</text:p>
          </table:table-cell>
          <table:table-cell table:formula="of:=[.$E$2]*1000000/64/[.M111]" office:value-type="float" office:value="3333.33333333333" calcext:value-type="float">
            <text:p>3333.3333333333</text:p>
          </table:table-cell>
          <table:table-cell table:style-name="ce4" table:formula="of:=LN([.N111]/220)/LN(2^(1/12)) +57" office:value-type="float" office:value="104.056681983644" calcext:value-type="float">
            <text:p>104.06</text:p>
          </table:table-cell>
          <table:table-cell table:style-name="ce5" table:formula="of:=([.O111]-[.B111])*100" office:value-type="float" office:value="5.66819836435712" calcext:value-type="float">
            <text:p>5.6682</text:p>
          </table:table-cell>
          <table:table-cell table:formula="of:=[.C111]-[.N111]" office:value-type="float" office:value="-10.8957526937656" calcext:value-type="float">
            <text:p>-10.895752693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formula="of:=(((2)^(1/12))^([.B112]-57)) * 220" office:value-type="float" office:value="3520.00000000001" calcext:value-type="float">
            <text:p>3520</text:p>
          </table:table-cell>
          <table:table-cell table:formula="of:=INT([.$E$2]*1000000/[.C112]/[.$H$2])+1" office:value-type="float" office:value="1" calcext:value-type="float">
            <text:p>1</text:p>
          </table:table-cell>
          <table:table-cell table:formula="of:=[.$E$2]*1000000/[.D112]/[.C112]" office:value-type="float" office:value="9090.90909090907" calcext:value-type="float">
            <text:p>9090.9090909091</text:p>
          </table:table-cell>
          <table:table-cell table:formula="of:=MIN([.$H$2];INT([.E112]))" office:value-type="float" office:value="9090" calcext:value-type="float">
            <text:p>9090</text:p>
          </table:table-cell>
          <table:table-cell table:formula="of:=[.$E$2]*1000000/[.D112]/[.F112]" office:value-type="float" office:value="3520.35203520352" calcext:value-type="float">
            <text:p>3520.3520352035</text:p>
          </table:table-cell>
          <table:table-cell table:style-name="ce4" table:formula="of:=LN([.G112]/220)/LN(2^(1/12)) +57" office:value-type="float" office:value="105.001731320617" calcext:value-type="float">
            <text:p>105.00</text:p>
          </table:table-cell>
          <table:table-cell table:style-name="ce5" table:formula="of:=([.H112]-[.B112])*100" office:value-type="float" office:value="0.173132061649994" calcext:value-type="float">
            <text:p>0.1731</text:p>
          </table:table-cell>
          <table:table-cell table:formula="of:=[.C112]-[.G112]" office:value-type="float" office:value="-0.352035203513424" calcext:value-type="float">
            <text:p>-0.3520352035</text:p>
          </table:table-cell>
          <table:table-cell/>
          <table:table-cell table:formula="of:=[.$E$2]*1000000/64/[.C112]" office:value-type="float" office:value="142.045454545454" calcext:value-type="float">
            <text:p>142.0454545455</text:p>
          </table:table-cell>
          <table:table-cell table:formula="of:=INT([.L112])" office:value-type="float" office:value="142" calcext:value-type="float">
            <text:p>142</text:p>
          </table:table-cell>
          <table:table-cell table:formula="of:=[.$E$2]*1000000/64/[.M112]" office:value-type="float" office:value="3521.12676056338" calcext:value-type="float">
            <text:p>3521.1267605634</text:p>
          </table:table-cell>
          <table:table-cell table:style-name="ce4" table:formula="of:=LN([.N112]/220)/LN(2^(1/12)) +57" office:value-type="float" office:value="105.005540835538" calcext:value-type="float">
            <text:p>105.01</text:p>
          </table:table-cell>
          <table:table-cell table:style-name="ce5" table:formula="of:=([.O112]-[.B112])*100" office:value-type="float" office:value="0.554083553795692" calcext:value-type="float">
            <text:p>0.5541</text:p>
          </table:table-cell>
          <table:table-cell table:formula="of:=[.C112]-[.N112]" office:value-type="float" office:value="-1.12676056337341" calcext:value-type="float">
            <text:p>-1.12676056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formula="of:=(((2)^(1/12))^([.B113]-57)) * 220" office:value-type="float" office:value="3729.31009214473" calcext:value-type="float">
            <text:p>3729.3100921447</text:p>
          </table:table-cell>
          <table:table-cell table:formula="of:=INT([.$E$2]*1000000/[.C113]/[.$H$2])+1" office:value-type="float" office:value="1" calcext:value-type="float">
            <text:p>1</text:p>
          </table:table-cell>
          <table:table-cell table:formula="of:=[.$E$2]*1000000/[.D113]/[.C113]" office:value-type="float" office:value="8580.67556983356" calcext:value-type="float">
            <text:p>8580.6755698336</text:p>
          </table:table-cell>
          <table:table-cell table:formula="of:=MIN([.$H$2];INT([.E113]))" office:value-type="float" office:value="8580" calcext:value-type="float">
            <text:p>8580</text:p>
          </table:table-cell>
          <table:table-cell table:formula="of:=[.$E$2]*1000000/[.D113]/[.F113]" office:value-type="float" office:value="3729.60372960373" calcext:value-type="float">
            <text:p>3729.6037296037</text:p>
          </table:table-cell>
          <table:table-cell table:style-name="ce4" table:formula="of:=LN([.G113]/220)/LN(2^(1/12)) +57" office:value-type="float" office:value="106.001363080951" calcext:value-type="float">
            <text:p>106.00</text:p>
          </table:table-cell>
          <table:table-cell table:style-name="ce5" table:formula="of:=([.H113]-[.B113])*100" office:value-type="float" office:value="0.136308095125059" calcext:value-type="float">
            <text:p>0.1363</text:p>
          </table:table-cell>
          <table:table-cell table:formula="of:=[.C113]-[.G113]" office:value-type="float" office:value="-0.293637459002639" calcext:value-type="float">
            <text:p>-0.293637459</text:p>
          </table:table-cell>
          <table:table-cell/>
          <table:table-cell table:formula="of:=[.$E$2]*1000000/64/[.C113]" office:value-type="float" office:value="134.073055778649" calcext:value-type="float">
            <text:p>134.0730557787</text:p>
          </table:table-cell>
          <table:table-cell table:formula="of:=INT([.L113])" office:value-type="float" office:value="134" calcext:value-type="float">
            <text:p>134</text:p>
          </table:table-cell>
          <table:table-cell table:formula="of:=[.$E$2]*1000000/64/[.M113]" office:value-type="float" office:value="3731.34328358209" calcext:value-type="float">
            <text:p>3731.3432835821</text:p>
          </table:table-cell>
          <table:table-cell table:style-name="ce4" table:formula="of:=LN([.N113]/220)/LN(2^(1/12)) +57" office:value-type="float" office:value="106.009435984101" calcext:value-type="float">
            <text:p>106.01</text:p>
          </table:table-cell>
          <table:table-cell table:style-name="ce5" table:formula="of:=([.O113]-[.B113])*100" office:value-type="float" office:value="0.943598410086111" calcext:value-type="float">
            <text:p>0.9436</text:p>
          </table:table-cell>
          <table:table-cell table:formula="of:=[.C113]-[.N113]" office:value-type="float" office:value="-2.03319143736235" calcext:value-type="float">
            <text:p>-2.033191437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formula="of:=(((2)^(1/12))^([.B114]-57)) * 220" office:value-type="float" office:value="3951.066410049" calcext:value-type="float">
            <text:p>3951.066410049</text:p>
          </table:table-cell>
          <table:table-cell table:formula="of:=INT([.$E$2]*1000000/[.C114]/[.$H$2])+1" office:value-type="float" office:value="1" calcext:value-type="float">
            <text:p>1</text:p>
          </table:table-cell>
          <table:table-cell table:formula="of:=[.$E$2]*1000000/[.D114]/[.C114]" office:value-type="float" office:value="8099.07925582125" calcext:value-type="float">
            <text:p>8099.0792558213</text:p>
          </table:table-cell>
          <table:table-cell table:formula="of:=MIN([.$H$2];INT([.E114]))" office:value-type="float" office:value="8099" calcext:value-type="float">
            <text:p>8099</text:p>
          </table:table-cell>
          <table:table-cell table:formula="of:=[.$E$2]*1000000/[.D114]/[.F114]" office:value-type="float" office:value="3951.10507470058" calcext:value-type="float">
            <text:p>3951.1050747006</text:p>
          </table:table-cell>
          <table:table-cell table:style-name="ce4" table:formula="of:=LN([.G114]/220)/LN(2^(1/12)) +57" office:value-type="float" office:value="107.000169415613" calcext:value-type="float">
            <text:p>107.00</text:p>
          </table:table-cell>
          <table:table-cell table:style-name="ce5" table:formula="of:=([.H114]-[.B114])*100" office:value-type="float" office:value="0.0169415613015644" calcext:value-type="float">
            <text:p>0.0169</text:p>
          </table:table-cell>
          <table:table-cell table:formula="of:=[.C114]-[.G114]" office:value-type="float" office:value="-0.0386646515785287" calcext:value-type="float">
            <text:p>-0.0386646516</text:p>
          </table:table-cell>
          <table:table-cell/>
          <table:table-cell table:formula="of:=[.$E$2]*1000000/64/[.C114]" office:value-type="float" office:value="126.548113372207" calcext:value-type="float">
            <text:p>126.5481133722</text:p>
          </table:table-cell>
          <table:table-cell table:formula="of:=INT([.L114])" office:value-type="float" office:value="126" calcext:value-type="float">
            <text:p>126</text:p>
          </table:table-cell>
          <table:table-cell table:formula="of:=[.$E$2]*1000000/64/[.M114]" office:value-type="float" office:value="3968.25396825397" calcext:value-type="float">
            <text:p>3968.253968254</text:p>
          </table:table-cell>
          <table:table-cell table:style-name="ce4" table:formula="of:=LN([.N114]/220)/LN(2^(1/12)) +57" office:value-type="float" office:value="107.075147187595" calcext:value-type="float">
            <text:p>107.08</text:p>
          </table:table-cell>
          <table:table-cell table:style-name="ce5" table:formula="of:=([.O114]-[.B114])*100" office:value-type="float" office:value="7.51471875951353" calcext:value-type="float">
            <text:p>7.5147</text:p>
          </table:table-cell>
          <table:table-cell table:formula="of:=[.C114]-[.N114]" office:value-type="float" office:value="-17.1875582049665" calcext:value-type="float">
            <text:p>-17.18755820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formula="of:=(((2)^(1/12))^([.B115]-57)) * 220" office:value-type="float" office:value="4186.00904480959" calcext:value-type="float">
            <text:p>4186.0090448096</text:p>
          </table:table-cell>
          <table:table-cell table:formula="of:=INT([.$E$2]*1000000/[.C115]/[.$H$2])+1" office:value-type="float" office:value="1" calcext:value-type="float">
            <text:p>1</text:p>
          </table:table-cell>
          <table:table-cell table:formula="of:=[.$E$2]*1000000/[.D115]/[.C115]" office:value-type="float" office:value="7644.51286594284" calcext:value-type="float">
            <text:p>7644.5128659429</text:p>
          </table:table-cell>
          <table:table-cell table:formula="of:=MIN([.$H$2];INT([.E115]))" office:value-type="float" office:value="7644" calcext:value-type="float">
            <text:p>7644</text:p>
          </table:table-cell>
          <table:table-cell table:formula="of:=[.$E$2]*1000000/[.D115]/[.F115]" office:value-type="float" office:value="4186.28990057561" calcext:value-type="float">
            <text:p>4186.2899005756</text:p>
          </table:table-cell>
          <table:table-cell table:style-name="ce4" table:formula="of:=LN([.G115]/220)/LN(2^(1/12)) +57" office:value-type="float" office:value="108.001161513865" calcext:value-type="float">
            <text:p>108.00</text:p>
          </table:table-cell>
          <table:table-cell table:style-name="ce5" table:formula="of:=([.H115]-[.B115])*100" office:value-type="float" office:value="0.11615138646448" calcext:value-type="float">
            <text:p>0.1162</text:p>
          </table:table-cell>
          <table:table-cell table:formula="of:=[.C115]-[.G115]" office:value-type="float" office:value="-0.280855766027344" calcext:value-type="float">
            <text:p>-0.280855766</text:p>
          </table:table-cell>
          <table:table-cell/>
          <table:table-cell table:formula="of:=[.$E$2]*1000000/64/[.C115]" office:value-type="float" office:value="119.445513530357" calcext:value-type="float">
            <text:p>119.4455135304</text:p>
          </table:table-cell>
          <table:table-cell table:formula="of:=INT([.L115])" office:value-type="float" office:value="119" calcext:value-type="float">
            <text:p>119</text:p>
          </table:table-cell>
          <table:table-cell table:formula="of:=[.$E$2]*1000000/64/[.M115]" office:value-type="float" office:value="4201.68067226891" calcext:value-type="float">
            <text:p>4201.6806722689</text:p>
          </table:table-cell>
          <table:table-cell table:style-name="ce4" table:formula="of:=LN([.N115]/220)/LN(2^(1/12)) +57" office:value-type="float" office:value="108.064693109899" calcext:value-type="float">
            <text:p>108.06</text:p>
          </table:table-cell>
          <table:table-cell table:style-name="ce5" table:formula="of:=([.O115]-[.B115])*100" office:value-type="float" office:value="6.46931098988119" calcext:value-type="float">
            <text:p>6.4693</text:p>
          </table:table-cell>
          <table:table-cell table:formula="of:=[.C115]-[.N115]" office:value-type="float" office:value="-15.6716274593209" calcext:value-type="float">
            <text:p>-15.671627459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formula="of:=(((2)^(1/12))^([.B116]-57)) * 220" office:value-type="float" office:value="4434.92209562996" calcext:value-type="float">
            <text:p>4434.92209563</text:p>
          </table:table-cell>
          <table:table-cell table:formula="of:=INT([.$E$2]*1000000/[.C116]/[.$H$2])+1" office:value-type="float" office:value="1" calcext:value-type="float">
            <text:p>1</text:p>
          </table:table-cell>
          <table:table-cell table:formula="of:=[.$E$2]*1000000/[.D116]/[.C116]" office:value-type="float" office:value="7215.45932712816" calcext:value-type="float">
            <text:p>7215.4593271282</text:p>
          </table:table-cell>
          <table:table-cell table:formula="of:=MIN([.$H$2];INT([.E116]))" office:value-type="float" office:value="7215" calcext:value-type="float">
            <text:p>7215</text:p>
          </table:table-cell>
          <table:table-cell table:formula="of:=[.$E$2]*1000000/[.D116]/[.F116]" office:value-type="float" office:value="4435.20443520444" calcext:value-type="float">
            <text:p>4435.2044352044</text:p>
          </table:table-cell>
          <table:table-cell table:style-name="ce4" table:formula="of:=LN([.G116]/220)/LN(2^(1/12)) +57" office:value-type="float" office:value="109.001102117051" calcext:value-type="float">
            <text:p>109.00</text:p>
          </table:table-cell>
          <table:table-cell table:style-name="ce5" table:formula="of:=([.H116]-[.B116])*100" office:value-type="float" office:value="0.110211705140273" calcext:value-type="float">
            <text:p>0.1102</text:p>
          </table:table-cell>
          <table:table-cell table:formula="of:=[.C116]-[.G116]" office:value-type="float" office:value="-0.282339574471735" calcext:value-type="float">
            <text:p>-0.2823395745</text:p>
          </table:table-cell>
          <table:table-cell/>
          <table:table-cell table:formula="of:=[.$E$2]*1000000/64/[.C116]" office:value-type="float" office:value="112.741551986378" calcext:value-type="float">
            <text:p>112.7415519864</text:p>
          </table:table-cell>
          <table:table-cell table:formula="of:=INT([.L116])" office:value-type="float" office:value="112" calcext:value-type="float">
            <text:p>112</text:p>
          </table:table-cell>
          <table:table-cell table:formula="of:=[.$E$2]*1000000/64/[.M116]" office:value-type="float" office:value="4464.28571428571" calcext:value-type="float">
            <text:p>4464.2857142857</text:p>
          </table:table-cell>
          <table:table-cell table:style-name="ce4" table:formula="of:=LN([.N116]/220)/LN(2^(1/12)) +57" office:value-type="float" office:value="109.114247204903" calcext:value-type="float">
            <text:p>109.11</text:p>
          </table:table-cell>
          <table:table-cell table:style-name="ce5" table:formula="of:=([.O116]-[.B116])*100" office:value-type="float" office:value="11.4247204902881" calcext:value-type="float">
            <text:p>11.4247</text:p>
          </table:table-cell>
          <table:table-cell table:formula="of:=[.C116]-[.N116]" office:value-type="float" office:value="-29.3636186557514" calcext:value-type="float">
            <text:p>-29.363618655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formula="of:=(((2)^(1/12))^([.B117]-57)) * 220" office:value-type="float" office:value="4698.63628667853" calcext:value-type="float">
            <text:p>4698.6362866785</text:p>
          </table:table-cell>
          <table:table-cell table:formula="of:=INT([.$E$2]*1000000/[.C117]/[.$H$2])+1" office:value-type="float" office:value="1" calcext:value-type="float">
            <text:p>1</text:p>
          </table:table-cell>
          <table:table-cell table:formula="of:=[.$E$2]*1000000/[.D117]/[.C117]" office:value-type="float" office:value="6810.48671307581" calcext:value-type="float">
            <text:p>6810.4867130758</text:p>
          </table:table-cell>
          <table:table-cell table:formula="of:=MIN([.$H$2];INT([.E117]))" office:value-type="float" office:value="6810" calcext:value-type="float">
            <text:p>6810</text:p>
          </table:table-cell>
          <table:table-cell table:formula="of:=[.$E$2]*1000000/[.D117]/[.F117]" office:value-type="float" office:value="4698.97209985316" calcext:value-type="float">
            <text:p>4698.9720998532</text:p>
          </table:table-cell>
          <table:table-cell table:style-name="ce4" table:formula="of:=LN([.G117]/220)/LN(2^(1/12)) +57" office:value-type="float" office:value="110.001237274801" calcext:value-type="float">
            <text:p>110.00</text:p>
          </table:table-cell>
          <table:table-cell table:style-name="ce5" table:formula="of:=([.H117]-[.B117])*100" office:value-type="float" office:value="0.123727480092839" calcext:value-type="float">
            <text:p>0.1237</text:p>
          </table:table-cell>
          <table:table-cell table:formula="of:=[.C117]-[.G117]" office:value-type="float" office:value="-0.3358131746254" calcext:value-type="float">
            <text:p>-0.3358131746</text:p>
          </table:table-cell>
          <table:table-cell/>
          <table:table-cell table:formula="of:=[.$E$2]*1000000/64/[.C117]" office:value-type="float" office:value="106.41385489181" calcext:value-type="float">
            <text:p>106.4138548918</text:p>
          </table:table-cell>
          <table:table-cell table:formula="of:=INT([.L117])" office:value-type="float" office:value="106" calcext:value-type="float">
            <text:p>106</text:p>
          </table:table-cell>
          <table:table-cell table:formula="of:=[.$E$2]*1000000/64/[.M117]" office:value-type="float" office:value="4716.98113207547" calcext:value-type="float">
            <text:p>4716.9811320755</text:p>
          </table:table-cell>
          <table:table-cell table:style-name="ce4" table:formula="of:=LN([.N117]/220)/LN(2^(1/12)) +57" office:value-type="float" office:value="110.067460814836" calcext:value-type="float">
            <text:p>110.07</text:p>
          </table:table-cell>
          <table:table-cell table:style-name="ce5" table:formula="of:=([.O117]-[.B117])*100" office:value-type="float" office:value="6.74608148357549" calcext:value-type="float">
            <text:p>6.7461</text:p>
          </table:table-cell>
          <table:table-cell table:formula="of:=[.C117]-[.N117]" office:value-type="float" office:value="-18.3448453969395" calcext:value-type="float">
            <text:p>-18.344845396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formula="of:=(((2)^(1/12))^([.B118]-57)) * 220" office:value-type="float" office:value="4978.03173955331" calcext:value-type="float">
            <text:p>4978.0317395533</text:p>
          </table:table-cell>
          <table:table-cell table:formula="of:=INT([.$E$2]*1000000/[.C118]/[.$H$2])+1" office:value-type="float" office:value="1" calcext:value-type="float">
            <text:p>1</text:p>
          </table:table-cell>
          <table:table-cell table:formula="of:=[.$E$2]*1000000/[.D118]/[.C118]" office:value-type="float" office:value="6428.24346533224" calcext:value-type="float">
            <text:p>6428.2434653322</text:p>
          </table:table-cell>
          <table:table-cell table:formula="of:=MIN([.$H$2];INT([.E118]))" office:value-type="float" office:value="6428" calcext:value-type="float">
            <text:p>6428</text:p>
          </table:table-cell>
          <table:table-cell table:formula="of:=[.$E$2]*1000000/[.D118]/[.F118]" office:value-type="float" office:value="4978.22028624767" calcext:value-type="float">
            <text:p>4978.2202862477</text:p>
          </table:table-cell>
          <table:table-cell table:style-name="ce4" table:formula="of:=LN([.G118]/220)/LN(2^(1/12)) +57" office:value-type="float" office:value="111.000655705493" calcext:value-type="float">
            <text:p>111.00</text:p>
          </table:table-cell>
          <table:table-cell table:style-name="ce5" table:formula="of:=([.H118]-[.B118])*100" office:value-type="float" office:value="0.0655705493016967" calcext:value-type="float">
            <text:p>0.0656</text:p>
          </table:table-cell>
          <table:table-cell table:formula="of:=[.C118]-[.G118]" office:value-type="float" office:value="-0.188546694360412" calcext:value-type="float">
            <text:p>-0.1885466944</text:p>
          </table:table-cell>
          <table:table-cell/>
          <table:table-cell table:formula="of:=[.$E$2]*1000000/64/[.C118]" office:value-type="float" office:value="100.441304145816" calcext:value-type="float">
            <text:p>100.4413041458</text:p>
          </table:table-cell>
          <table:table-cell table:formula="of:=INT([.L118])" office:value-type="float" office:value="100" calcext:value-type="float">
            <text:p>100</text:p>
          </table:table-cell>
          <table:table-cell table:formula="of:=[.$E$2]*1000000/64/[.M118]" office:value-type="float" office:value="5000" calcext:value-type="float">
            <text:p>5000</text:p>
          </table:table-cell>
          <table:table-cell table:style-name="ce4" table:formula="of:=LN([.N118]/220)/LN(2^(1/12)) +57" office:value-type="float" office:value="111.076231992297" calcext:value-type="float">
            <text:p>111.08</text:p>
          </table:table-cell>
          <table:table-cell table:style-name="ce5" table:formula="of:=([.O118]-[.B118])*100" office:value-type="float" office:value="7.6231992297437" calcext:value-type="float">
            <text:p>7.6232</text:p>
          </table:table-cell>
          <table:table-cell table:formula="of:=[.C118]-[.N118]" office:value-type="float" office:value="-21.9682604466943" calcext:value-type="float">
            <text:p>-21.968260446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formula="of:=(((2)^(1/12))^([.B119]-57)) * 220" office:value-type="float" office:value="5274.04091060593" calcext:value-type="float">
            <text:p>5274.0409106059</text:p>
          </table:table-cell>
          <table:table-cell table:formula="of:=INT([.$E$2]*1000000/[.C119]/[.$H$2])+1" office:value-type="float" office:value="1" calcext:value-type="float">
            <text:p>1</text:p>
          </table:table-cell>
          <table:table-cell table:formula="of:=[.$E$2]*1000000/[.D119]/[.C119]" office:value-type="float" office:value="6067.45388259105" calcext:value-type="float">
            <text:p>6067.4538825911</text:p>
          </table:table-cell>
          <table:table-cell table:formula="of:=MIN([.$H$2];INT([.E119]))" office:value-type="float" office:value="6067" calcext:value-type="float">
            <text:p>6067</text:p>
          </table:table-cell>
          <table:table-cell table:formula="of:=[.$E$2]*1000000/[.D119]/[.F119]" office:value-type="float" office:value="5274.43547057854" calcext:value-type="float">
            <text:p>5274.4354705785</text:p>
          </table:table-cell>
          <table:table-cell table:style-name="ce4" table:formula="of:=LN([.G119]/220)/LN(2^(1/12)) +57" office:value-type="float" office:value="112.001295117199" calcext:value-type="float">
            <text:p>112.00</text:p>
          </table:table-cell>
          <table:table-cell table:style-name="ce5" table:formula="of:=([.H119]-[.B119])*100" office:value-type="float" office:value="0.129511719913467" calcext:value-type="float">
            <text:p>0.1295</text:p>
          </table:table-cell>
          <table:table-cell table:formula="of:=[.C119]-[.G119]" office:value-type="float" office:value="-0.394559972608477" calcext:value-type="float">
            <text:p>-0.3945599726</text:p>
          </table:table-cell>
          <table:table-cell/>
          <table:table-cell table:formula="of:=[.$E$2]*1000000/64/[.C119]" office:value-type="float" office:value="94.8039669154852" calcext:value-type="float">
            <text:p>94.8039669155</text:p>
          </table:table-cell>
          <table:table-cell table:formula="of:=INT([.L119])" office:value-type="float" office:value="94" calcext:value-type="float">
            <text:p>94</text:p>
          </table:table-cell>
          <table:table-cell table:formula="of:=[.$E$2]*1000000/64/[.M119]" office:value-type="float" office:value="5319.14893617021" calcext:value-type="float">
            <text:p>5319.1489361702</text:p>
          </table:table-cell>
          <table:table-cell table:style-name="ce4" table:formula="of:=LN([.N119]/220)/LN(2^(1/12)) +57" office:value-type="float" office:value="112.147440049462" calcext:value-type="float">
            <text:p>112.15</text:p>
          </table:table-cell>
          <table:table-cell table:style-name="ce5" table:formula="of:=([.O119]-[.B119])*100" office:value-type="float" office:value="14.7440049462489" calcext:value-type="float">
            <text:p>14.7440</text:p>
          </table:table-cell>
          <table:table-cell table:formula="of:=[.C119]-[.N119]" office:value-type="float" office:value="-45.108025564281" calcext:value-type="float">
            <text:p>-45.108025564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formula="of:=(((2)^(1/12))^([.B120]-57)) * 220" office:value-type="float" office:value="5587.65170292808" calcext:value-type="float">
            <text:p>5587.6517029281</text:p>
          </table:table-cell>
          <table:table-cell table:formula="of:=INT([.$E$2]*1000000/[.C120]/[.$H$2])+1" office:value-type="float" office:value="1" calcext:value-type="float">
            <text:p>1</text:p>
          </table:table-cell>
          <table:table-cell table:formula="of:=[.$E$2]*1000000/[.D120]/[.C120]" office:value-type="float" office:value="5726.9138631585" calcext:value-type="float">
            <text:p>5726.9138631585</text:p>
          </table:table-cell>
          <table:table-cell table:formula="of:=MIN([.$H$2];INT([.E120]))" office:value-type="float" office:value="5726" calcext:value-type="float">
            <text:p>5726</text:p>
          </table:table-cell>
          <table:table-cell table:formula="of:=[.$E$2]*1000000/[.D120]/[.F120]" office:value-type="float" office:value="5588.543485854" calcext:value-type="float">
            <text:p>5588.543485854</text:p>
          </table:table-cell>
          <table:table-cell table:style-name="ce4" table:formula="of:=LN([.G120]/220)/LN(2^(1/12)) +57" office:value-type="float" office:value="113.002762809602" calcext:value-type="float">
            <text:p>113.00</text:p>
          </table:table-cell>
          <table:table-cell table:style-name="ce5" table:formula="of:=([.H120]-[.B120])*100" office:value-type="float" office:value="0.276280960189013" calcext:value-type="float">
            <text:p>0.2763</text:p>
          </table:table-cell>
          <table:table-cell table:formula="of:=[.C120]-[.G120]" office:value-type="float" office:value="-0.891782925923508" calcext:value-type="float">
            <text:p>-0.8917829259</text:p>
          </table:table-cell>
          <table:table-cell/>
          <table:table-cell table:formula="of:=[.$E$2]*1000000/64/[.C120]" office:value-type="float" office:value="89.4830291118516" calcext:value-type="float">
            <text:p>89.4830291119</text:p>
          </table:table-cell>
          <table:table-cell table:formula="of:=INT([.L120])" office:value-type="float" office:value="89" calcext:value-type="float">
            <text:p>89</text:p>
          </table:table-cell>
          <table:table-cell table:formula="of:=[.$E$2]*1000000/64/[.M120]" office:value-type="float" office:value="5617.97752808989" calcext:value-type="float">
            <text:p>5617.9775280899</text:p>
          </table:table-cell>
          <table:table-cell table:style-name="ce4" table:formula="of:=LN([.N120]/220)/LN(2^(1/12)) +57" office:value-type="float" office:value="113.093705097997" calcext:value-type="float">
            <text:p>113.09</text:p>
          </table:table-cell>
          <table:table-cell table:style-name="ce5" table:formula="of:=([.O120]-[.B120])*100" office:value-type="float" office:value="9.37050979973577" calcext:value-type="float">
            <text:p>9.3705</text:p>
          </table:table-cell>
          <table:table-cell table:formula="of:=[.C120]-[.N120]" office:value-type="float" office:value="-30.3258251618117" calcext:value-type="float">
            <text:p>-30.325825161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formula="of:=(((2)^(1/12))^([.B121]-57)) * 220" office:value-type="float" office:value="5919.91076338617" calcext:value-type="float">
            <text:p>5919.9107633862</text:p>
          </table:table-cell>
          <table:table-cell table:formula="of:=INT([.$E$2]*1000000/[.C121]/[.$H$2])+1" office:value-type="float" office:value="1" calcext:value-type="float">
            <text:p>1</text:p>
          </table:table-cell>
          <table:table-cell table:formula="of:=[.$E$2]*1000000/[.D121]/[.C121]" office:value-type="float" office:value="5405.48688637599" calcext:value-type="float">
            <text:p>5405.486886376</text:p>
          </table:table-cell>
          <table:table-cell table:formula="of:=MIN([.$H$2];INT([.E121]))" office:value-type="float" office:value="5405" calcext:value-type="float">
            <text:p>5405</text:p>
          </table:table-cell>
          <table:table-cell table:formula="of:=[.$E$2]*1000000/[.D121]/[.F121]" office:value-type="float" office:value="5920.4440333025" calcext:value-type="float">
            <text:p>5920.4440333025</text:p>
          </table:table-cell>
          <table:table-cell table:style-name="ce4" table:formula="of:=LN([.G121]/220)/LN(2^(1/12)) +57" office:value-type="float" office:value="114.00155943813" calcext:value-type="float">
            <text:p>114.00</text:p>
          </table:table-cell>
          <table:table-cell table:style-name="ce5" table:formula="of:=([.H121]-[.B121])*100" office:value-type="float" office:value="0.155943812998771" calcext:value-type="float">
            <text:p>0.1559</text:p>
          </table:table-cell>
          <table:table-cell table:formula="of:=[.C121]-[.G121]" office:value-type="float" office:value="-0.533269916332756" calcext:value-type="float">
            <text:p>-0.5332699163</text:p>
          </table:table-cell>
          <table:table-cell/>
          <table:table-cell table:formula="of:=[.$E$2]*1000000/64/[.C121]" office:value-type="float" office:value="84.4607325996249" calcext:value-type="float">
            <text:p>84.4607325996</text:p>
          </table:table-cell>
          <table:table-cell table:formula="of:=INT([.L121])" office:value-type="float" office:value="84" calcext:value-type="float">
            <text:p>84</text:p>
          </table:table-cell>
          <table:table-cell table:formula="of:=[.$E$2]*1000000/64/[.M121]" office:value-type="float" office:value="5952.38095238095" calcext:value-type="float">
            <text:p>5952.380952381</text:p>
          </table:table-cell>
          <table:table-cell table:style-name="ce4" table:formula="of:=LN([.N121]/220)/LN(2^(1/12)) +57" office:value-type="float" office:value="114.094697196249" calcext:value-type="float">
            <text:p>114.09</text:p>
          </table:table-cell>
          <table:table-cell table:style-name="ce5" table:formula="of:=([.O121]-[.B121])*100" office:value-type="float" office:value="9.46971962490011" calcext:value-type="float">
            <text:p>9.4697</text:p>
          </table:table-cell>
          <table:table-cell table:formula="of:=[.C121]-[.N121]" office:value-type="float" office:value="-32.4701889947873" calcext:value-type="float">
            <text:p>-32.470188994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formula="of:=(((2)^(1/12))^([.B122]-57)) * 220" office:value-type="float" office:value="6271.926975708" calcext:value-type="float">
            <text:p>6271.926975708</text:p>
          </table:table-cell>
          <table:table-cell table:formula="of:=INT([.$E$2]*1000000/[.C122]/[.$H$2])+1" office:value-type="float" office:value="1" calcext:value-type="float">
            <text:p>1</text:p>
          </table:table-cell>
          <table:table-cell table:formula="of:=[.$E$2]*1000000/[.D122]/[.C122]" office:value-type="float" office:value="5102.10021958805" calcext:value-type="float">
            <text:p>5102.1002195881</text:p>
          </table:table-cell>
          <table:table-cell table:formula="of:=MIN([.$H$2];INT([.E122]))" office:value-type="float" office:value="5102" calcext:value-type="float">
            <text:p>5102</text:p>
          </table:table-cell>
          <table:table-cell table:formula="of:=[.$E$2]*1000000/[.D122]/[.F122]" office:value-type="float" office:value="6272.05017640141" calcext:value-type="float">
            <text:p>6272.0501764014</text:p>
          </table:table-cell>
          <table:table-cell table:style-name="ce4" table:formula="of:=LN([.G122]/220)/LN(2^(1/12)) +57" office:value-type="float" office:value="115.000340066364" calcext:value-type="float">
            <text:p>115.00</text:p>
          </table:table-cell>
          <table:table-cell table:style-name="ce5" table:formula="of:=([.H122]-[.B122])*100" office:value-type="float" office:value="0.034006636445838" calcext:value-type="float">
            <text:p>0.0340</text:p>
          </table:table-cell>
          <table:table-cell table:formula="of:=[.C122]-[.G122]" office:value-type="float" office:value="-0.123200693407853" calcext:value-type="float">
            <text:p>-0.1232006934</text:p>
          </table:table-cell>
          <table:table-cell/>
          <table:table-cell table:formula="of:=[.$E$2]*1000000/64/[.C122]" office:value-type="float" office:value="79.7203159310632" calcext:value-type="float">
            <text:p>79.7203159311</text:p>
          </table:table-cell>
          <table:table-cell table:formula="of:=INT([.L122])" office:value-type="float" office:value="79" calcext:value-type="float">
            <text:p>79</text:p>
          </table:table-cell>
          <table:table-cell table:formula="of:=[.$E$2]*1000000/64/[.M122]" office:value-type="float" office:value="6329.11392405063" calcext:value-type="float">
            <text:p>6329.1139240506</text:p>
          </table:table-cell>
          <table:table-cell table:style-name="ce4" table:formula="of:=LN([.N122]/220)/LN(2^(1/12)) +57" office:value-type="float" office:value="115.157137291469" calcext:value-type="float">
            <text:p>115.16</text:p>
          </table:table-cell>
          <table:table-cell table:style-name="ce5" table:formula="of:=([.O122]-[.B122])*100" office:value-type="float" office:value="15.7137291468899" calcext:value-type="float">
            <text:p>15.7137</text:p>
          </table:table-cell>
          <table:table-cell table:formula="of:=[.C122]-[.N122]" office:value-type="float" office:value="-57.186948342629" calcext:value-type="float">
            <text:p>-57.186948342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formula="of:=(((2)^(1/12))^([.B123]-57)) * 220" office:value-type="float" office:value="6644.87516127914" calcext:value-type="float">
            <text:p>6644.8751612791</text:p>
          </table:table-cell>
          <table:table-cell table:formula="of:=INT([.$E$2]*1000000/[.C123]/[.$H$2])+1" office:value-type="float" office:value="1" calcext:value-type="float">
            <text:p>1</text:p>
          </table:table-cell>
          <table:table-cell table:formula="of:=[.$E$2]*1000000/[.D123]/[.C123]" office:value-type="float" office:value="4815.74133799678" calcext:value-type="float">
            <text:p>4815.7413379968</text:p>
          </table:table-cell>
          <table:table-cell table:formula="of:=MIN([.$H$2];INT([.E123]))" office:value-type="float" office:value="4815" calcext:value-type="float">
            <text:p>4815</text:p>
          </table:table-cell>
          <table:table-cell table:formula="of:=[.$E$2]*1000000/[.D123]/[.F123]" office:value-type="float" office:value="6645.89823468328" calcext:value-type="float">
            <text:p>6645.8982346833</text:p>
          </table:table-cell>
          <table:table-cell table:style-name="ce4" table:formula="of:=LN([.G123]/220)/LN(2^(1/12)) +57" office:value-type="float" office:value="116.002665276824" calcext:value-type="float">
            <text:p>116.00</text:p>
          </table:table-cell>
          <table:table-cell table:style-name="ce5" table:formula="of:=([.H123]-[.B123])*100" office:value-type="float" office:value="0.266527682427409" calcext:value-type="float">
            <text:p>0.2665</text:p>
          </table:table-cell>
          <table:table-cell table:formula="of:=[.C123]-[.G123]" office:value-type="float" office:value="-1.02307340414336" calcext:value-type="float">
            <text:p>-1.0230734041</text:p>
          </table:table-cell>
          <table:table-cell/>
          <table:table-cell table:formula="of:=[.$E$2]*1000000/64/[.C123]" office:value-type="float" office:value="75.2459584061998" calcext:value-type="float">
            <text:p>75.2459584062</text:p>
          </table:table-cell>
          <table:table-cell table:formula="of:=INT([.L123])" office:value-type="float" office:value="75" calcext:value-type="float">
            <text:p>75</text:p>
          </table:table-cell>
          <table:table-cell table:formula="of:=[.$E$2]*1000000/64/[.M123]" office:value-type="float" office:value="6666.66666666667" calcext:value-type="float">
            <text:p>6666.6666666667</text:p>
          </table:table-cell>
          <table:table-cell table:style-name="ce4" table:formula="of:=LN([.N123]/220)/LN(2^(1/12)) +57" office:value-type="float" office:value="116.056681983644" calcext:value-type="float">
            <text:p>116.06</text:p>
          </table:table-cell>
          <table:table-cell table:style-name="ce5" table:formula="of:=([.O123]-[.B123])*100" office:value-type="float" office:value="5.6681983643557" calcext:value-type="float">
            <text:p>5.6682</text:p>
          </table:table-cell>
          <table:table-cell table:formula="of:=[.C123]-[.N123]" office:value-type="float" office:value="-21.7915053875286" calcext:value-type="float">
            <text:p>-21.791505387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formula="of:=(((2)^(1/12))^([.B124]-57)) * 220" office:value-type="float" office:value="7040.00000000002" calcext:value-type="float">
            <text:p>7040</text:p>
          </table:table-cell>
          <table:table-cell table:formula="of:=INT([.$E$2]*1000000/[.C124]/[.$H$2])+1" office:value-type="float" office:value="1" calcext:value-type="float">
            <text:p>1</text:p>
          </table:table-cell>
          <table:table-cell table:formula="of:=[.$E$2]*1000000/[.D124]/[.C124]" office:value-type="float" office:value="4545.45454545453" calcext:value-type="float">
            <text:p>4545.4545454545</text:p>
          </table:table-cell>
          <table:table-cell table:formula="of:=MIN([.$H$2];INT([.E124]))" office:value-type="float" office:value="4545" calcext:value-type="float">
            <text:p>4545</text:p>
          </table:table-cell>
          <table:table-cell table:formula="of:=[.$E$2]*1000000/[.D124]/[.F124]" office:value-type="float" office:value="7040.70407040704" calcext:value-type="float">
            <text:p>7040.704070407</text:p>
          </table:table-cell>
          <table:table-cell table:style-name="ce4" table:formula="of:=LN([.G124]/220)/LN(2^(1/12)) +57" office:value-type="float" office:value="117.001731320617" calcext:value-type="float">
            <text:p>117.00</text:p>
          </table:table-cell>
          <table:table-cell table:style-name="ce5" table:formula="of:=([.H124]-[.B124])*100" office:value-type="float" office:value="0.173132061649994" calcext:value-type="float">
            <text:p>0.1731</text:p>
          </table:table-cell>
          <table:table-cell table:formula="of:=[.C124]-[.G124]" office:value-type="float" office:value="-0.704070407021391" calcext:value-type="float">
            <text:p>-0.704070407</text:p>
          </table:table-cell>
          <table:table-cell/>
          <table:table-cell table:formula="of:=[.$E$2]*1000000/64/[.C124]" office:value-type="float" office:value="71.0227272727271" calcext:value-type="float">
            <text:p>71.0227272727</text:p>
          </table:table-cell>
          <table:table-cell table:formula="of:=INT([.L124])" office:value-type="float" office:value="71" calcext:value-type="float">
            <text:p>71</text:p>
          </table:table-cell>
          <table:table-cell table:formula="of:=[.$E$2]*1000000/64/[.M124]" office:value-type="float" office:value="7042.25352112676" calcext:value-type="float">
            <text:p>7042.2535211268</text:p>
          </table:table-cell>
          <table:table-cell table:style-name="ce4" table:formula="of:=LN([.N124]/220)/LN(2^(1/12)) +57" office:value-type="float" office:value="117.005540835538" calcext:value-type="float">
            <text:p>117.01</text:p>
          </table:table-cell>
          <table:table-cell table:style-name="ce5" table:formula="of:=([.O124]-[.B124])*100" office:value-type="float" office:value="0.554083553794271" calcext:value-type="float">
            <text:p>0.5541</text:p>
          </table:table-cell>
          <table:table-cell table:formula="of:=[.C124]-[.N124]" office:value-type="float" office:value="-2.25352112674136" calcext:value-type="float">
            <text:p>-2.253521126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formula="of:=(((2)^(1/12))^([.B125]-57)) * 220" office:value-type="float" office:value="7458.62018428946" calcext:value-type="float">
            <text:p>7458.6201842895</text:p>
          </table:table-cell>
          <table:table-cell table:formula="of:=INT([.$E$2]*1000000/[.C125]/[.$H$2])+1" office:value-type="float" office:value="1" calcext:value-type="float">
            <text:p>1</text:p>
          </table:table-cell>
          <table:table-cell table:formula="of:=[.$E$2]*1000000/[.D125]/[.C125]" office:value-type="float" office:value="4290.33778491678" calcext:value-type="float">
            <text:p>4290.3377849168</text:p>
          </table:table-cell>
          <table:table-cell table:formula="of:=MIN([.$H$2];INT([.E125]))" office:value-type="float" office:value="4290" calcext:value-type="float">
            <text:p>4290</text:p>
          </table:table-cell>
          <table:table-cell table:formula="of:=[.$E$2]*1000000/[.D125]/[.F125]" office:value-type="float" office:value="7459.20745920746" calcext:value-type="float">
            <text:p>7459.2074592075</text:p>
          </table:table-cell>
          <table:table-cell table:style-name="ce4" table:formula="of:=LN([.G125]/220)/LN(2^(1/12)) +57" office:value-type="float" office:value="118.001363080951" calcext:value-type="float">
            <text:p>118.00</text:p>
          </table:table-cell>
          <table:table-cell table:style-name="ce5" table:formula="of:=([.H125]-[.B125])*100" office:value-type="float" office:value="0.136308095123638" calcext:value-type="float">
            <text:p>0.1363</text:p>
          </table:table-cell>
          <table:table-cell table:formula="of:=[.C125]-[.G125]" office:value-type="float" office:value="-0.58727491800164" calcext:value-type="float">
            <text:p>-0.587274918</text:p>
          </table:table-cell>
          <table:table-cell/>
          <table:table-cell table:formula="of:=[.$E$2]*1000000/64/[.C125]" office:value-type="float" office:value="67.0365278893246" calcext:value-type="float">
            <text:p>67.0365278893</text:p>
          </table:table-cell>
          <table:table-cell table:formula="of:=INT([.L125])" office:value-type="float" office:value="67" calcext:value-type="float">
            <text:p>67</text:p>
          </table:table-cell>
          <table:table-cell table:formula="of:=[.$E$2]*1000000/64/[.M125]" office:value-type="float" office:value="7462.68656716418" calcext:value-type="float">
            <text:p>7462.6865671642</text:p>
          </table:table-cell>
          <table:table-cell table:style-name="ce4" table:formula="of:=LN([.N125]/220)/LN(2^(1/12)) +57" office:value-type="float" office:value="118.009435984101" calcext:value-type="float">
            <text:p>118.01</text:p>
          </table:table-cell>
          <table:table-cell table:style-name="ce5" table:formula="of:=([.O125]-[.B125])*100" office:value-type="float" office:value="0.943598410086111" calcext:value-type="float">
            <text:p>0.9436</text:p>
          </table:table-cell>
          <table:table-cell table:formula="of:=[.C125]-[.N125]" office:value-type="float" office:value="-4.06638287472106" calcext:value-type="float">
            <text:p>-4.0663828747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formula="of:=(((2)^(1/12))^([.B126]-57)) * 220" office:value-type="float" office:value="7902.13282009801" calcext:value-type="float">
            <text:p>7902.132820098</text:p>
          </table:table-cell>
          <table:table-cell table:formula="of:=INT([.$E$2]*1000000/[.C126]/[.$H$2])+1" office:value-type="float" office:value="1" calcext:value-type="float">
            <text:p>1</text:p>
          </table:table-cell>
          <table:table-cell table:formula="of:=[.$E$2]*1000000/[.D126]/[.C126]" office:value-type="float" office:value="4049.53962791062" calcext:value-type="float">
            <text:p>4049.5396279106</text:p>
          </table:table-cell>
          <table:table-cell table:formula="of:=MIN([.$H$2];INT([.E126]))" office:value-type="float" office:value="4049" calcext:value-type="float">
            <text:p>4049</text:p>
          </table:table-cell>
          <table:table-cell table:formula="of:=[.$E$2]*1000000/[.D126]/[.F126]" office:value-type="float" office:value="7903.1859718449" calcext:value-type="float">
            <text:p>7903.1859718449</text:p>
          </table:table-cell>
          <table:table-cell table:style-name="ce4" table:formula="of:=LN([.G126]/220)/LN(2^(1/12)) +57" office:value-type="float" office:value="119.002307137477" calcext:value-type="float">
            <text:p>119.00</text:p>
          </table:table-cell>
          <table:table-cell table:style-name="ce5" table:formula="of:=([.H126]-[.B126])*100" office:value-type="float" office:value="0.230713747663458" calcext:value-type="float">
            <text:p>0.2307</text:p>
          </table:table-cell>
          <table:table-cell table:formula="of:=[.C126]-[.G126]" office:value-type="float" office:value="-1.05315174689349" calcext:value-type="float">
            <text:p>-1.0531517469</text:p>
          </table:table-cell>
          <table:table-cell/>
          <table:table-cell table:formula="of:=[.$E$2]*1000000/64/[.C126]" office:value-type="float" office:value="63.2740566861035" calcext:value-type="float">
            <text:p>63.2740566861</text:p>
          </table:table-cell>
          <table:table-cell table:formula="of:=INT([.L126])" office:value-type="float" office:value="63" calcext:value-type="float">
            <text:p>63</text:p>
          </table:table-cell>
          <table:table-cell table:formula="of:=[.$E$2]*1000000/64/[.M126]" office:value-type="float" office:value="7936.50793650794" calcext:value-type="float">
            <text:p>7936.5079365079</text:p>
          </table:table-cell>
          <table:table-cell table:style-name="ce4" table:formula="of:=LN([.N126]/220)/LN(2^(1/12)) +57" office:value-type="float" office:value="119.075147187595" calcext:value-type="float">
            <text:p>119.08</text:p>
          </table:table-cell>
          <table:table-cell table:style-name="ce5" table:formula="of:=([.O126]-[.B126])*100" office:value-type="float" office:value="7.51471875951211" calcext:value-type="float">
            <text:p>7.5147</text:p>
          </table:table-cell>
          <table:table-cell table:formula="of:=[.C126]-[.N126]" office:value-type="float" office:value="-34.3751164099303" calcext:value-type="float">
            <text:p>-34.375116409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(((2)^(1/12))^([.B127]-57)) * 220" office:value-type="float" office:value="8372.01808961918" calcext:value-type="float">
            <text:p>8372.0180896192</text:p>
          </table:table-cell>
          <table:table-cell table:formula="of:=INT([.$E$2]*1000000/[.C127]/[.$H$2])+1" office:value-type="float" office:value="1" calcext:value-type="float">
            <text:p>1</text:p>
          </table:table-cell>
          <table:table-cell table:formula="of:=[.$E$2]*1000000/[.D127]/[.C127]" office:value-type="float" office:value="3822.25643297142" calcext:value-type="float">
            <text:p>3822.2564329714</text:p>
          </table:table-cell>
          <table:table-cell table:formula="of:=MIN([.$H$2];INT([.E127]))" office:value-type="float" office:value="3822" calcext:value-type="float">
            <text:p>3822</text:p>
          </table:table-cell>
          <table:table-cell table:formula="of:=[.$E$2]*1000000/[.D127]/[.F127]" office:value-type="float" office:value="8372.57980115123" calcext:value-type="float">
            <text:p>8372.5798011512</text:p>
          </table:table-cell>
          <table:table-cell table:style-name="ce4" table:formula="of:=LN([.G127]/220)/LN(2^(1/12)) +57" office:value-type="float" office:value="120.001161513865" calcext:value-type="float">
            <text:p>120.00</text:p>
          </table:table-cell>
          <table:table-cell table:style-name="ce5" table:formula="of:=([.H127]-[.B127])*100" office:value-type="float" office:value="0.11615138646448" calcext:value-type="float">
            <text:p>0.1162</text:p>
          </table:table-cell>
          <table:table-cell table:formula="of:=[.C127]-[.G127]" office:value-type="float" office:value="-0.56171153204923" calcext:value-type="float">
            <text:p>-0.561711532</text:p>
          </table:table-cell>
          <table:table-cell/>
          <table:table-cell table:formula="of:=[.$E$2]*1000000/64/[.C127]" office:value-type="float" office:value="59.7227567651784" calcext:value-type="float">
            <text:p>59.7227567652</text:p>
          </table:table-cell>
          <table:table-cell table:formula="of:=INT([.L127])" office:value-type="float" office:value="59" calcext:value-type="float">
            <text:p>59</text:p>
          </table:table-cell>
          <table:table-cell table:formula="of:=[.$E$2]*1000000/64/[.M127]" office:value-type="float" office:value="8474.57627118644" calcext:value-type="float">
            <text:p>8474.5762711864</text:p>
          </table:table-cell>
          <table:table-cell table:style-name="ce4" table:formula="of:=LN([.N127]/220)/LN(2^(1/12)) +57" office:value-type="float" office:value="120.210789677252" calcext:value-type="float">
            <text:p>120.21</text:p>
          </table:table-cell>
          <table:table-cell table:style-name="ce5" table:formula="of:=([.O127]-[.B127])*100" office:value-type="float" office:value="21.0789677252023" calcext:value-type="float">
            <text:p>21.0790</text:p>
          </table:table-cell>
          <table:table-cell table:formula="of:=[.C127]-[.N127]" office:value-type="float" office:value="-102.558181567261" calcext:value-type="float">
            <text:p>-102.5581815673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formula="of:=(((2)^(1/12))^([.B128]-57)) * 220" office:value-type="float" office:value="8869.84419125993" calcext:value-type="float">
            <text:p>8869.8441912599</text:p>
          </table:table-cell>
          <table:table-cell table:formula="of:=INT([.$E$2]*1000000/[.C128]/[.$H$2])+1" office:value-type="float" office:value="1" calcext:value-type="float">
            <text:p>1</text:p>
          </table:table-cell>
          <table:table-cell table:formula="of:=[.$E$2]*1000000/[.D128]/[.C128]" office:value-type="float" office:value="3607.72966356408" calcext:value-type="float">
            <text:p>3607.7296635641</text:p>
          </table:table-cell>
          <table:table-cell table:formula="of:=MIN([.$H$2];INT([.E128]))" office:value-type="float" office:value="3607" calcext:value-type="float">
            <text:p>3607</text:p>
          </table:table-cell>
          <table:table-cell table:formula="of:=[.$E$2]*1000000/[.D128]/[.F128]" office:value-type="float" office:value="8871.63848073191" calcext:value-type="float">
            <text:p>8871.6384807319</text:p>
          </table:table-cell>
          <table:table-cell table:style-name="ce4" table:formula="of:=LN([.G128]/220)/LN(2^(1/12)) +57" office:value-type="float" office:value="121.003501776143" calcext:value-type="float">
            <text:p>121.00</text:p>
          </table:table-cell>
          <table:table-cell table:style-name="ce5" table:formula="of:=([.H128]-[.B128])*100" office:value-type="float" office:value="0.350177614328118" calcext:value-type="float">
            <text:p>0.3502</text:p>
          </table:table-cell>
          <table:table-cell table:formula="of:=[.C128]-[.G128]" office:value-type="float" office:value="-1.79428947197994" calcext:value-type="float">
            <text:p>-1.794289472</text:p>
          </table:table-cell>
          <table:table-cell/>
          <table:table-cell table:formula="of:=[.$E$2]*1000000/64/[.C128]" office:value-type="float" office:value="56.3707759931888" calcext:value-type="float">
            <text:p>56.3707759932</text:p>
          </table:table-cell>
          <table:table-cell table:formula="of:=INT([.L128])" office:value-type="float" office:value="56" calcext:value-type="float">
            <text:p>56</text:p>
          </table:table-cell>
          <table:table-cell table:formula="of:=[.$E$2]*1000000/64/[.M128]" office:value-type="float" office:value="8928.57142857143" calcext:value-type="float">
            <text:p>8928.5714285714</text:p>
          </table:table-cell>
          <table:table-cell table:style-name="ce4" table:formula="of:=LN([.N128]/220)/LN(2^(1/12)) +57" office:value-type="float" office:value="121.114247204903" calcext:value-type="float">
            <text:p>121.11</text:p>
          </table:table-cell>
          <table:table-cell table:style-name="ce5" table:formula="of:=([.O128]-[.B128])*100" office:value-type="float" office:value="11.4247204902881" calcext:value-type="float">
            <text:p>11.4247</text:p>
          </table:table-cell>
          <table:table-cell table:formula="of:=[.C128]-[.N128]" office:value-type="float" office:value="-58.7272373114993" calcext:value-type="float">
            <text:p>-58.727237311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formula="of:=(((2)^(1/12))^([.B129]-57)) * 220" office:value-type="float" office:value="9397.27257335707" calcext:value-type="float">
            <text:p>9397.2725733571</text:p>
          </table:table-cell>
          <table:table-cell table:formula="of:=INT([.$E$2]*1000000/[.C129]/[.$H$2])+1" office:value-type="float" office:value="1" calcext:value-type="float">
            <text:p>1</text:p>
          </table:table-cell>
          <table:table-cell table:formula="of:=[.$E$2]*1000000/[.D129]/[.C129]" office:value-type="float" office:value="3405.2433565379" calcext:value-type="float">
            <text:p>3405.2433565379</text:p>
          </table:table-cell>
          <table:table-cell table:formula="of:=MIN([.$H$2];INT([.E129]))" office:value-type="float" office:value="3405" calcext:value-type="float">
            <text:p>3405</text:p>
          </table:table-cell>
          <table:table-cell table:formula="of:=[.$E$2]*1000000/[.D129]/[.F129]" office:value-type="float" office:value="9397.94419970631" calcext:value-type="float">
            <text:p>9397.9441997063</text:p>
          </table:table-cell>
          <table:table-cell table:style-name="ce4" table:formula="of:=LN([.G129]/220)/LN(2^(1/12)) +57" office:value-type="float" office:value="122.001237274801" calcext:value-type="float">
            <text:p>122.00</text:p>
          </table:table-cell>
          <table:table-cell table:style-name="ce5" table:formula="of:=([.H129]-[.B129])*100" office:value-type="float" office:value="0.123727480092839" calcext:value-type="float">
            <text:p>0.1237</text:p>
          </table:table-cell>
          <table:table-cell table:formula="of:=[.C129]-[.G129]" office:value-type="float" office:value="-0.671626349247163" calcext:value-type="float">
            <text:p>-0.6716263492</text:p>
          </table:table-cell>
          <table:table-cell/>
          <table:table-cell table:formula="of:=[.$E$2]*1000000/64/[.C129]" office:value-type="float" office:value="53.2069274459047" calcext:value-type="float">
            <text:p>53.2069274459</text:p>
          </table:table-cell>
          <table:table-cell table:formula="of:=INT([.L129])" office:value-type="float" office:value="53" calcext:value-type="float">
            <text:p>53</text:p>
          </table:table-cell>
          <table:table-cell table:formula="of:=[.$E$2]*1000000/64/[.M129]" office:value-type="float" office:value="9433.96226415094" calcext:value-type="float">
            <text:p>9433.962264151</text:p>
          </table:table-cell>
          <table:table-cell table:style-name="ce4" table:formula="of:=LN([.N129]/220)/LN(2^(1/12)) +57" office:value-type="float" office:value="122.067460814836" calcext:value-type="float">
            <text:p>122.07</text:p>
          </table:table-cell>
          <table:table-cell table:style-name="ce5" table:formula="of:=([.O129]-[.B129])*100" office:value-type="float" office:value="6.74608148357407" calcext:value-type="float">
            <text:p>6.7461</text:p>
          </table:table-cell>
          <table:table-cell table:formula="of:=[.C129]-[.N129]" office:value-type="float" office:value="-36.6896907938753" calcext:value-type="float">
            <text:p>-36.6896907939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formula="of:=(((2)^(1/12))^([.B130]-57)) * 220" office:value-type="float" office:value="9956.06347910662" calcext:value-type="float">
            <text:p>9956.0634791066</text:p>
          </table:table-cell>
          <table:table-cell table:formula="of:=INT([.$E$2]*1000000/[.C130]/[.$H$2])+1" office:value-type="float" office:value="1" calcext:value-type="float">
            <text:p>1</text:p>
          </table:table-cell>
          <table:table-cell table:formula="of:=[.$E$2]*1000000/[.D130]/[.C130]" office:value-type="float" office:value="3214.12173266612" calcext:value-type="float">
            <text:p>3214.1217326661</text:p>
          </table:table-cell>
          <table:table-cell table:formula="of:=MIN([.$H$2];INT([.E130]))" office:value-type="float" office:value="3214" calcext:value-type="float">
            <text:p>3214</text:p>
          </table:table-cell>
          <table:table-cell table:formula="of:=[.$E$2]*1000000/[.D130]/[.F130]" office:value-type="float" office:value="9956.44057249533" calcext:value-type="float">
            <text:p>9956.4405724953</text:p>
          </table:table-cell>
          <table:table-cell table:style-name="ce4" table:formula="of:=LN([.G130]/220)/LN(2^(1/12)) +57" office:value-type="float" office:value="123.000655705493" calcext:value-type="float">
            <text:p>123.00</text:p>
          </table:table-cell>
          <table:table-cell table:style-name="ce5" table:formula="of:=([.H130]-[.B130])*100" office:value-type="float" office:value="0.0655705493002756" calcext:value-type="float">
            <text:p>0.0656</text:p>
          </table:table-cell>
          <table:table-cell table:formula="of:=[.C130]-[.G130]" office:value-type="float" office:value="-0.377093388713547" calcext:value-type="float">
            <text:p>-0.3770933887</text:p>
          </table:table-cell>
          <table:table-cell/>
          <table:table-cell table:formula="of:=[.$E$2]*1000000/64/[.C130]" office:value-type="float" office:value="50.2206520729081" calcext:value-type="float">
            <text:p>50.2206520729</text:p>
          </table:table-cell>
          <table:table-cell table:formula="of:=INT([.L130])" office:value-type="float" office:value="50" calcext:value-type="float">
            <text:p>50</text:p>
          </table:table-cell>
          <table:table-cell table:formula="of:=[.$E$2]*1000000/64/[.M130]" office:value-type="float" office:value="10000" calcext:value-type="float">
            <text:p>10000</text:p>
          </table:table-cell>
          <table:table-cell table:style-name="ce4" table:formula="of:=LN([.N130]/220)/LN(2^(1/12)) +57" office:value-type="float" office:value="123.076231992297" calcext:value-type="float">
            <text:p>123.08</text:p>
          </table:table-cell>
          <table:table-cell table:style-name="ce5" table:formula="of:=([.O130]-[.B130])*100" office:value-type="float" office:value="7.62319922974228" calcext:value-type="float">
            <text:p>7.6232</text:p>
          </table:table-cell>
          <table:table-cell table:formula="of:=[.C130]-[.N130]" office:value-type="float" office:value="-43.9365208933814" calcext:value-type="float">
            <text:p>-43.9365208934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formula="of:=(((2)^(1/12))^([.B131]-57)) * 220" office:value-type="float" office:value="10548.0818212119" calcext:value-type="float">
            <text:p>10548.0818212119</text:p>
          </table:table-cell>
          <table:table-cell table:formula="of:=INT([.$E$2]*1000000/[.C131]/[.$H$2])+1" office:value-type="float" office:value="1" calcext:value-type="float">
            <text:p>1</text:p>
          </table:table-cell>
          <table:table-cell table:formula="of:=[.$E$2]*1000000/[.D131]/[.C131]" office:value-type="float" office:value="3033.72694129552" calcext:value-type="float">
            <text:p>3033.7269412955</text:p>
          </table:table-cell>
          <table:table-cell table:formula="of:=MIN([.$H$2];INT([.E131]))" office:value-type="float" office:value="3033" calcext:value-type="float">
            <text:p>3033</text:p>
          </table:table-cell>
          <table:table-cell table:formula="of:=[.$E$2]*1000000/[.D131]/[.F131]" office:value-type="float" office:value="10550.6099571381" calcext:value-type="float">
            <text:p>10550.6099571381</text:p>
          </table:table-cell>
          <table:table-cell table:style-name="ce4" table:formula="of:=LN([.G131]/220)/LN(2^(1/12)) +57" office:value-type="float" office:value="124.004148878104" calcext:value-type="float">
            <text:p>124.00</text:p>
          </table:table-cell>
          <table:table-cell table:style-name="ce5" table:formula="of:=([.H131]-[.B131])*100" office:value-type="float" office:value="0.414887810407549" calcext:value-type="float">
            <text:p>0.4149</text:p>
          </table:table-cell>
          <table:table-cell table:formula="of:=[.C131]-[.G131]" office:value-type="float" office:value="-2.52813592627899" calcext:value-type="float">
            <text:p>-2.5281359263</text:p>
          </table:table-cell>
          <table:table-cell/>
          <table:table-cell table:formula="of:=[.$E$2]*1000000/64/[.C131]" office:value-type="float" office:value="47.4019834577426" calcext:value-type="float">
            <text:p>47.4019834577</text:p>
          </table:table-cell>
          <table:table-cell table:formula="of:=INT([.L131])" office:value-type="float" office:value="47" calcext:value-type="float">
            <text:p>47</text:p>
          </table:table-cell>
          <table:table-cell table:formula="of:=[.$E$2]*1000000/64/[.M131]" office:value-type="float" office:value="10638.2978723404" calcext:value-type="float">
            <text:p>10638.2978723404</text:p>
          </table:table-cell>
          <table:table-cell table:style-name="ce4" table:formula="of:=LN([.N131]/220)/LN(2^(1/12)) +57" office:value-type="float" office:value="124.147440049462" calcext:value-type="float">
            <text:p>124.15</text:p>
          </table:table-cell>
          <table:table-cell table:style-name="ce5" table:formula="of:=([.O131]-[.B131])*100" office:value-type="float" office:value="14.7440049462475" calcext:value-type="float">
            <text:p>14.7440</text:p>
          </table:table-cell>
          <table:table-cell table:formula="of:=[.C131]-[.N131]" office:value-type="float" office:value="-90.2160511285565" calcext:value-type="float">
            <text:p>-90.216051128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formula="of:=(((2)^(1/12))^([.B132]-57)) * 220" office:value-type="float" office:value="11175.3034058562" calcext:value-type="float">
            <text:p>11175.3034058562</text:p>
          </table:table-cell>
          <table:table-cell table:formula="of:=INT([.$E$2]*1000000/[.C132]/[.$H$2])+1" office:value-type="float" office:value="1" calcext:value-type="float">
            <text:p>1</text:p>
          </table:table-cell>
          <table:table-cell table:formula="of:=[.$E$2]*1000000/[.D132]/[.C132]" office:value-type="float" office:value="2863.45693157925" calcext:value-type="float">
            <text:p>2863.4569315793</text:p>
          </table:table-cell>
          <table:table-cell table:formula="of:=MIN([.$H$2];INT([.E132]))" office:value-type="float" office:value="2863" calcext:value-type="float">
            <text:p>2863</text:p>
          </table:table-cell>
          <table:table-cell table:formula="of:=[.$E$2]*1000000/[.D132]/[.F132]" office:value-type="float" office:value="11177.086971708" calcext:value-type="float">
            <text:p>11177.086971708</text:p>
          </table:table-cell>
          <table:table-cell table:style-name="ce4" table:formula="of:=LN([.G132]/220)/LN(2^(1/12)) +57" office:value-type="float" office:value="125.002762809602" calcext:value-type="float">
            <text:p>125.00</text:p>
          </table:table-cell>
          <table:table-cell table:style-name="ce5" table:formula="of:=([.H132]-[.B132])*100" office:value-type="float" office:value="0.276280960189013" calcext:value-type="float">
            <text:p>0.2763</text:p>
          </table:table-cell>
          <table:table-cell table:formula="of:=[.C132]-[.G132]" office:value-type="float" office:value="-1.78356585184156" calcext:value-type="float">
            <text:p>-1.7835658518</text:p>
          </table:table-cell>
          <table:table-cell/>
          <table:table-cell table:formula="of:=[.$E$2]*1000000/64/[.C132]" office:value-type="float" office:value="44.7415145559258" calcext:value-type="float">
            <text:p>44.7415145559</text:p>
          </table:table-cell>
          <table:table-cell table:formula="of:=INT([.L132])" office:value-type="float" office:value="44" calcext:value-type="float">
            <text:p>44</text:p>
          </table:table-cell>
          <table:table-cell table:formula="of:=[.$E$2]*1000000/64/[.M132]" office:value-type="float" office:value="11363.6363636364" calcext:value-type="float">
            <text:p>11363.6363636364</text:p>
          </table:table-cell>
          <table:table-cell table:style-name="ce4" table:formula="of:=LN([.N132]/220)/LN(2^(1/12)) +57" office:value-type="float" office:value="125.289326845947" calcext:value-type="float">
            <text:p>125.29</text:p>
          </table:table-cell>
          <table:table-cell table:style-name="ce5" table:formula="of:=([.O132]-[.B132])*100" office:value-type="float" office:value="28.9326845946562" calcext:value-type="float">
            <text:p>28.9327</text:p>
          </table:table-cell>
          <table:table-cell table:formula="of:=[.C132]-[.N132]" office:value-type="float" office:value="-188.332957780207" calcext:value-type="float">
            <text:p>-188.3329577802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formula="of:=(((2)^(1/12))^([.B133]-57)) * 220" office:value-type="float" office:value="11839.8215267723" calcext:value-type="float">
            <text:p>11839.8215267723</text:p>
          </table:table-cell>
          <table:table-cell table:formula="of:=INT([.$E$2]*1000000/[.C133]/[.$H$2])+1" office:value-type="float" office:value="1" calcext:value-type="float">
            <text:p>1</text:p>
          </table:table-cell>
          <table:table-cell table:formula="of:=[.$E$2]*1000000/[.D133]/[.C133]" office:value-type="float" office:value="2702.74344318799" calcext:value-type="float">
            <text:p>2702.743443188</text:p>
          </table:table-cell>
          <table:table-cell table:formula="of:=MIN([.$H$2];INT([.E133]))" office:value-type="float" office:value="2702" calcext:value-type="float">
            <text:p>2702</text:p>
          </table:table-cell>
          <table:table-cell table:formula="of:=[.$E$2]*1000000/[.D133]/[.F133]" office:value-type="float" office:value="11843.0792005922" calcext:value-type="float">
            <text:p>11843.0792005922</text:p>
          </table:table-cell>
          <table:table-cell table:style-name="ce4" table:formula="of:=LN([.G133]/220)/LN(2^(1/12)) +57" office:value-type="float" office:value="126.004762757686" calcext:value-type="float">
            <text:p>126.00</text:p>
          </table:table-cell>
          <table:table-cell table:style-name="ce5" table:formula="of:=([.H133]-[.B133])*100" office:value-type="float" office:value="0.476275768590995" calcext:value-type="float">
            <text:p>0.4763</text:p>
          </table:table-cell>
          <table:table-cell table:formula="of:=[.C133]-[.G133]" office:value-type="float" office:value="-3.25767381981859" calcext:value-type="float">
            <text:p>-3.2576738198</text:p>
          </table:table-cell>
          <table:table-cell/>
          <table:table-cell table:formula="of:=[.$E$2]*1000000/64/[.C133]" office:value-type="float" office:value="42.2303662998124" calcext:value-type="float">
            <text:p>42.2303662998</text:p>
          </table:table-cell>
          <table:table-cell table:formula="of:=INT([.L133])" office:value-type="float" office:value="42" calcext:value-type="float">
            <text:p>42</text:p>
          </table:table-cell>
          <table:table-cell table:formula="of:=[.$E$2]*1000000/64/[.M133]" office:value-type="float" office:value="11904.7619047619" calcext:value-type="float">
            <text:p>11904.7619047619</text:p>
          </table:table-cell>
          <table:table-cell table:style-name="ce4" table:formula="of:=LN([.N133]/220)/LN(2^(1/12)) +57" office:value-type="float" office:value="126.094697196249" calcext:value-type="float">
            <text:p>126.09</text:p>
          </table:table-cell>
          <table:table-cell table:style-name="ce5" table:formula="of:=([.O133]-[.B133])*100" office:value-type="float" office:value="9.46971962490011" calcext:value-type="float">
            <text:p>9.4697</text:p>
          </table:table-cell>
          <table:table-cell table:formula="of:=[.C133]-[.N133]" office:value-type="float" office:value="-64.9403779895692" calcext:value-type="float">
            <text:p>-64.9403779896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formula="of:=(((2)^(1/12))^([.B134]-57)) * 220" office:value-type="float" office:value="12543.853951416" calcext:value-type="float">
            <text:p>12543.853951416</text:p>
          </table:table-cell>
          <table:table-cell table:formula="of:=INT([.$E$2]*1000000/[.C134]/[.$H$2])+1" office:value-type="float" office:value="1" calcext:value-type="float">
            <text:p>1</text:p>
          </table:table-cell>
          <table:table-cell table:formula="of:=[.$E$2]*1000000/[.D134]/[.C134]" office:value-type="float" office:value="2551.05010979402" calcext:value-type="float">
            <text:p>2551.050109794</text:p>
          </table:table-cell>
          <table:table-cell table:formula="of:=MIN([.$H$2];INT([.E134]))" office:value-type="float" office:value="2551" calcext:value-type="float">
            <text:p>2551</text:p>
          </table:table-cell>
          <table:table-cell table:formula="of:=[.$E$2]*1000000/[.D134]/[.F134]" office:value-type="float" office:value="12544.1003528028" calcext:value-type="float">
            <text:p>12544.1003528028</text:p>
          </table:table-cell>
          <table:table-cell table:style-name="ce4" table:formula="of:=LN([.G134]/220)/LN(2^(1/12)) +57" office:value-type="float" office:value="127.000340066364" calcext:value-type="float">
            <text:p>127.00</text:p>
          </table:table-cell>
          <table:table-cell table:style-name="ce5" table:formula="of:=([.H134]-[.B134])*100" office:value-type="float" office:value="0.034006636445838" calcext:value-type="float">
            <text:p>0.0340</text:p>
          </table:table-cell>
          <table:table-cell table:formula="of:=[.C134]-[.G134]" office:value-type="float" office:value="-0.246401386808429" calcext:value-type="float">
            <text:p>-0.2464013868</text:p>
          </table:table-cell>
          <table:table-cell/>
          <table:table-cell table:formula="of:=[.$E$2]*1000000/64/[.C134]" office:value-type="float" office:value="39.8601579655316" calcext:value-type="float">
            <text:p>39.8601579655</text:p>
          </table:table-cell>
          <table:table-cell table:formula="of:=INT([.L134])" office:value-type="float" office:value="39" calcext:value-type="float">
            <text:p>39</text:p>
          </table:table-cell>
          <table:table-cell table:formula="of:=[.$E$2]*1000000/64/[.M134]" office:value-type="float" office:value="12820.5128205128" calcext:value-type="float">
            <text:p>12820.5128205128</text:p>
          </table:table-cell>
          <table:table-cell table:style-name="ce4" table:formula="of:=LN([.N134]/220)/LN(2^(1/12)) +57" office:value-type="float" office:value="127.377679643247" calcext:value-type="float">
            <text:p>127.38</text:p>
          </table:table-cell>
          <table:table-cell table:style-name="ce5" table:formula="of:=([.O134]-[.B134])*100" office:value-type="float" office:value="37.7679643247134" calcext:value-type="float">
            <text:p>37.7680</text:p>
          </table:table-cell>
          <table:table-cell table:formula="of:=[.C134]-[.N134]" office:value-type="float" office:value="-276.658869096806" calcext:value-type="float">
            <text:p>-276.6588690968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formula="of:=(((2)^(1/12))^([.B135]-57)) * 220" office:value-type="float" office:value="13289.7503225583" calcext:value-type="float">
            <text:p>13289.7503225583</text:p>
          </table:table-cell>
          <table:table-cell table:formula="of:=INT([.$E$2]*1000000/[.C135]/[.$H$2])+1" office:value-type="float" office:value="1" calcext:value-type="float">
            <text:p>1</text:p>
          </table:table-cell>
          <table:table-cell table:formula="of:=[.$E$2]*1000000/[.D135]/[.C135]" office:value-type="float" office:value="2407.87066899839" calcext:value-type="float">
            <text:p>2407.8706689984</text:p>
          </table:table-cell>
          <table:table-cell table:formula="of:=MIN([.$H$2];INT([.E135]))" office:value-type="float" office:value="2407" calcext:value-type="float">
            <text:p>2407</text:p>
          </table:table-cell>
          <table:table-cell table:formula="of:=[.$E$2]*1000000/[.D135]/[.F135]" office:value-type="float" office:value="13294.5575405069" calcext:value-type="float">
            <text:p>13294.5575405069</text:p>
          </table:table-cell>
          <table:table-cell table:style-name="ce4" table:formula="of:=LN([.G135]/220)/LN(2^(1/12)) +57" office:value-type="float" office:value="128.0062611519" calcext:value-type="float">
            <text:p>128.01</text:p>
          </table:table-cell>
          <table:table-cell table:style-name="ce5" table:formula="of:=([.H135]-[.B135])*100" office:value-type="float" office:value="0.626115190016208" calcext:value-type="float">
            <text:p>0.6261</text:p>
          </table:table-cell>
          <table:table-cell table:formula="of:=[.C135]-[.G135]" office:value-type="float" office:value="-4.80721794856981" calcext:value-type="float">
            <text:p>-4.8072179486</text:p>
          </table:table-cell>
          <table:table-cell/>
          <table:table-cell table:formula="of:=[.$E$2]*1000000/64/[.C135]" office:value-type="float" office:value="37.6229792030999" calcext:value-type="float">
            <text:p>37.6229792031</text:p>
          </table:table-cell>
          <table:table-cell table:formula="of:=INT([.L135])" office:value-type="float" office:value="37" calcext:value-type="float">
            <text:p>37</text:p>
          </table:table-cell>
          <table:table-cell table:formula="of:=[.$E$2]*1000000/64/[.M135]" office:value-type="float" office:value="13513.5135135135" calcext:value-type="float">
            <text:p>13513.5135135135</text:p>
          </table:table-cell>
          <table:table-cell table:style-name="ce4" table:formula="of:=LN([.N135]/220)/LN(2^(1/12)) +57" office:value-type="float" office:value="128.289065882047" calcext:value-type="float">
            <text:p>128.29</text:p>
          </table:table-cell>
          <table:table-cell table:style-name="ce5" table:formula="of:=([.O135]-[.B135])*100" office:value-type="float" office:value="28.9065882046714" calcext:value-type="float">
            <text:p>28.9066</text:p>
          </table:table-cell>
          <table:table-cell table:formula="of:=[.C135]-[.N135]" office:value-type="float" office:value="-223.763190955227" calcext:value-type="float">
            <text:p>-223.7631909552</text:p>
          </table:table-cell>
          <table:table-cell table:number-columns-repeated="1007"/>
        </table:table-row>
        <table:table-row table:style-name="ro1" table:number-rows-repeated="3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tch Plots" table:style-name="ta2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Pitch Plots'.N35" table:end-x="22.37pt" table:end-y="10.52pt" draw:z-index="0" draw:name="Diagramm 1" draw:style-name="gr1" draw:text-style-name="P1" svg:width="702.77pt" svg:height="459.3pt" svg:x="62.14pt" svg:y="1.28pt">
              <loext:p draw:notify-on-update-of-ranges="'Pitch Data'.B7:'Pitch Data'.B135 'Pitch Data'.I6:'Pitch Data'.I6 'Pitch Data'.I7:'Pitch Data'.I135 'Pitch Data'.P6:'Pitch Data'.P6 'Pitch Data'.P7:'Pitch Data'.P13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Pitch Plots'.N68" table:end-x="22.34pt" table:end-y="8.65pt" draw:z-index="1" draw:name="Diagramm 2" draw:style-name="gr1" draw:text-style-name="P1" svg:width="688.39pt" svg:height="459.35pt" svg:x="2.24pt" svg:y="14.29pt">
              <loext:p draw:notify-on-update-of-ranges="'Pitch Data'.B7:'Pitch Data'.B135 'Pitch Data'.I6:'Pitch Data'.I6 'Pitch Data'.I7:'Pitch Data'.I13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litude Data" table:style-name="ta3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sired Peak Voltage =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C [nF]=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R [Ohm]=</text:p>
          </table:table-cell>
          <table:table-cell table:style-name="ce3" office:value-type="float" office:value="3300" calcext:value-type="float">
            <text:p>33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x DAC Voltage=</text:p>
          </table:table-cell>
          <table:table-cell table:style-name="ce6" office:value-type="float" office:value="3.3" calcext:value-type="float">
            <text:p>3.30</text:p>
          </table:table-cell>
          <table:table-cell table:style-name="ce2" office:value-type="string" calcext:value-type="string">
            <text:p>Max DAC Value=</text:p>
          </table:table-cell>
          <table:table-cell table:style-name="ce3" table:formula="of:=2^16" office:value-type="float" office:value="65536" calcext:value-type="float">
            <text:p>65536</text:p>
          </table:table-cell>
          <table:table-cell table:style-name="ce2"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Charging Voltage (SAW)</text:p>
          </table:table-cell>
          <table:table-cell office:value-type="string" calcext:value-type="string">
            <text:p>DAC Value (SAW)</text:p>
          </table:table-cell>
          <table:table-cell office:value-type="string" calcext:value-type="string">
            <text:p>REAL DAC Value (SAW)</text:p>
          </table:table-cell>
          <table:table-cell office:value-type="string" calcext:value-type="string">
            <text:p>Real peak Voltage (SAW)</text:p>
          </table:table-cell>
          <table:table-cell/>
          <table:table-cell office:value-type="string" calcext:value-type="string">
            <text:p>Charging Voltage (TRI)</text:p>
          </table:table-cell>
          <table:table-cell office:value-type="string" calcext:value-type="string">
            <text:p>DAC Value (TRI)</text:p>
          </table:table-cell>
          <table:table-cell office:value-type="string" calcext:value-type="string">
            <text:p>REAL DAC Value (TRI)</text:p>
          </table:table-cell>
          <table:table-cell office:value-type="string" calcext:value-type="string">
            <text:p>Real peak Voltage (TRI)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((2)^(1/12))^([.B6]-57)) * 220" office:value-type="float" office:value="8.17579891564369" calcext:value-type="float">
            <text:p>8.1757989156</text:p>
          </table:table-cell>
          <table:table-cell table:formula="of:=[.$C$2]*[.$E$2]/1000000000*[.C6]*[.$G$2]" office:value-type="float" office:value="0.00134900682108121" calcext:value-type="float">
            <text:p>0.0013490068</text:p>
          </table:table-cell>
          <table:table-cell table:formula="of:=[.D6]/([.$C$3]/[.$E$3])" office:value-type="float" office:value="26.7904578867812" calcext:value-type="float">
            <text:p>26.7904578868</text:p>
          </table:table-cell>
          <table:table-cell table:formula="of:=MIN([.$E$3];INT([.E6]))" office:value-type="float" office:value="26" calcext:value-type="float">
            <text:p>26</text:p>
          </table:table-cell>
          <table:table-cell table:formula="of:=[.F6]*([.$C$3]/[.$E$3])/([.$E$2]/1000000000*[.C6]*[.$G$2])" office:value-type="float" office:value="4.85247398717077" calcext:value-type="float">
            <text:p>4.8524739872</text:p>
          </table:table-cell>
          <table:table-cell/>
          <table:table-cell table:formula="of:=[.$C$2]*[.$E$2]/1000000000*[.C6]*[.$G$2]*2" office:value-type="float" office:value="0.00269801364216242" calcext:value-type="float">
            <text:p>0.0026980136</text:p>
          </table:table-cell>
          <table:table-cell table:formula="of:=[.I6]/([.$C$3]/[.$E$3])" office:value-type="float" office:value="53.5809157735625" calcext:value-type="float">
            <text:p>53.5809157736</text:p>
          </table:table-cell>
          <table:table-cell table:formula="of:=MIN([.$E$3];INT([.J6]))" office:value-type="float" office:value="53" calcext:value-type="float">
            <text:p>53</text:p>
          </table:table-cell>
          <table:table-cell table:formula="of:=[.K6]*([.$C$3]/[.$E$3])/([.$E$2]/1000000000*[.C6]*[.$G$2]*2)" office:value-type="float" office:value="4.94579079461636" calcext:value-type="float">
            <text:p>4.94579079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((2)^(1/12))^([.B7]-57)) * 220" office:value-type="float" office:value="8.66195721802723" calcext:value-type="float">
            <text:p>8.661957218</text:p>
          </table:table-cell>
          <table:table-cell table:formula="of:=[.$C$2]*[.$E$2]/1000000000*[.C7]*[.$G$2]" office:value-type="float" office:value="0.00142922294097449" calcext:value-type="float">
            <text:p>0.0014292229</text:p>
          </table:table-cell>
          <table:table-cell table:formula="of:=[.D7]/([.$C$3]/[.$E$3])" office:value-type="float" office:value="28.3835014120316" calcext:value-type="float">
            <text:p>28.383501412</text:p>
          </table:table-cell>
          <table:table-cell table:formula="of:=MIN([.$E$3];INT([.E7]))" office:value-type="float" office:value="28" calcext:value-type="float">
            <text:p>28</text:p>
          </table:table-cell>
          <table:table-cell table:formula="of:=[.F7]*([.$C$3]/[.$E$3])/([.$E$2]/1000000000*[.C7]*[.$G$2])" office:value-type="float" office:value="4.93244289940404" calcext:value-type="float">
            <text:p>4.9324428994</text:p>
          </table:table-cell>
          <table:table-cell/>
          <table:table-cell table:formula="of:=[.$C$2]*[.$E$2]/1000000000*[.C7]*[.$G$2]*2" office:value-type="float" office:value="0.00285844588194899" calcext:value-type="float">
            <text:p>0.0028584459</text:p>
          </table:table-cell>
          <table:table-cell table:formula="of:=[.I7]/([.$C$3]/[.$E$3])" office:value-type="float" office:value="56.7670028240633" calcext:value-type="float">
            <text:p>56.7670028241</text:p>
          </table:table-cell>
          <table:table-cell table:formula="of:=MIN([.$E$3];INT([.J7]))" office:value-type="float" office:value="56" calcext:value-type="float">
            <text:p>56</text:p>
          </table:table-cell>
          <table:table-cell table:formula="of:=[.K7]*([.$C$3]/[.$E$3])/([.$E$2]/1000000000*[.C7]*[.$G$2]*2)" office:value-type="float" office:value="4.93244289940404" calcext:value-type="float">
            <text:p>4.932442899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((2)^(1/12))^([.B8]-57)) * 220" office:value-type="float" office:value="9.17702399741897" calcext:value-type="float">
            <text:p>9.1770239974</text:p>
          </table:table-cell>
          <table:table-cell table:formula="of:=[.$C$2]*[.$E$2]/1000000000*[.C8]*[.$G$2]" office:value-type="float" office:value="0.00151420895957413" calcext:value-type="float">
            <text:p>0.001514209</text:p>
          </table:table-cell>
          <table:table-cell table:formula="of:=[.D8]/([.$C$3]/[.$E$3])" office:value-type="float" office:value="30.0712722347425" calcext:value-type="float">
            <text:p>30.0712722347</text:p>
          </table:table-cell>
          <table:table-cell table:formula="of:=MIN([.$E$3];INT([.E8]))" office:value-type="float" office:value="30" calcext:value-type="float">
            <text:p>30</text:p>
          </table:table-cell>
          <table:table-cell table:formula="of:=[.F8]*([.$C$3]/[.$E$3])/([.$E$2]/1000000000*[.C8]*[.$G$2])" office:value-type="float" office:value="4.98814944805359" calcext:value-type="float">
            <text:p>4.9881494481</text:p>
          </table:table-cell>
          <table:table-cell/>
          <table:table-cell table:formula="of:=[.$C$2]*[.$E$2]/1000000000*[.C8]*[.$G$2]*2" office:value-type="float" office:value="0.00302841791914826" calcext:value-type="float">
            <text:p>0.0030284179</text:p>
          </table:table-cell>
          <table:table-cell table:formula="of:=[.I8]/([.$C$3]/[.$E$3])" office:value-type="float" office:value="60.1425444694849" calcext:value-type="float">
            <text:p>60.1425444695</text:p>
          </table:table-cell>
          <table:table-cell table:formula="of:=MIN([.$E$3];INT([.J8]))" office:value-type="float" office:value="60" calcext:value-type="float">
            <text:p>60</text:p>
          </table:table-cell>
          <table:table-cell table:formula="of:=[.K8]*([.$C$3]/[.$E$3])/([.$E$2]/1000000000*[.C8]*[.$G$2]*2)" office:value-type="float" office:value="4.98814944805359" calcext:value-type="float">
            <text:p>4.988149448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((2)^(1/12))^([.B9]-57)) * 220" office:value-type="float" office:value="9.72271824131501" calcext:value-type="float">
            <text:p>9.7227182413</text:p>
          </table:table-cell>
          <table:table-cell table:formula="of:=[.$C$2]*[.$E$2]/1000000000*[.C9]*[.$G$2]" office:value-type="float" office:value="0.00160424850981698" calcext:value-type="float">
            <text:p>0.0016042485</text:p>
          </table:table-cell>
          <table:table-cell table:formula="of:=[.D9]/([.$C$3]/[.$E$3])" office:value-type="float" office:value="31.859403133141" calcext:value-type="float">
            <text:p>31.8594031331</text:p>
          </table:table-cell>
          <table:table-cell table:formula="of:=MIN([.$E$3];INT([.E9]))" office:value-type="float" office:value="31" calcext:value-type="float">
            <text:p>31</text:p>
          </table:table-cell>
          <table:table-cell table:formula="of:=[.F9]*([.$C$3]/[.$E$3])/([.$E$2]/1000000000*[.C9]*[.$G$2])" office:value-type="float" office:value="4.86512566956299" calcext:value-type="float">
            <text:p>4.8651256696</text:p>
          </table:table-cell>
          <table:table-cell/>
          <table:table-cell table:formula="of:=[.$C$2]*[.$E$2]/1000000000*[.C9]*[.$G$2]*2" office:value-type="float" office:value="0.00320849701963395" calcext:value-type="float">
            <text:p>0.003208497</text:p>
          </table:table-cell>
          <table:table-cell table:formula="of:=[.I9]/([.$C$3]/[.$E$3])" office:value-type="float" office:value="63.718806266282" calcext:value-type="float">
            <text:p>63.7188062663</text:p>
          </table:table-cell>
          <table:table-cell table:formula="of:=MIN([.$E$3];INT([.J9]))" office:value-type="float" office:value="63" calcext:value-type="float">
            <text:p>63</text:p>
          </table:table-cell>
          <table:table-cell table:formula="of:=[.K9]*([.$C$3]/[.$E$3])/([.$E$2]/1000000000*[.C9]*[.$G$2]*2)" office:value-type="float" office:value="4.94359543842691" calcext:value-type="float">
            <text:p>4.943595438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((2)^(1/12))^([.B10]-57)) * 220" office:value-type="float" office:value="10.3008611535272" calcext:value-type="float">
            <text:p>10.3008611535</text:p>
          </table:table-cell>
          <table:table-cell table:formula="of:=[.$C$2]*[.$E$2]/1000000000*[.C10]*[.$G$2]" office:value-type="float" office:value="0.00169964209033198" calcext:value-type="float">
            <text:p>0.0016996421</text:p>
          </table:table-cell>
          <table:table-cell table:formula="of:=[.D10]/([.$C$3]/[.$E$3])" office:value-type="float" office:value="33.7538618278778" calcext:value-type="float">
            <text:p>33.7538618279</text:p>
          </table:table-cell>
          <table:table-cell table:formula="of:=MIN([.$E$3];INT([.E10]))" office:value-type="float" office:value="33" calcext:value-type="float">
            <text:p>33</text:p>
          </table:table-cell>
          <table:table-cell table:formula="of:=[.F10]*([.$C$3]/[.$E$3])/([.$E$2]/1000000000*[.C10]*[.$G$2])" office:value-type="float" office:value="4.88832954407973" calcext:value-type="float">
            <text:p>4.8883295441</text:p>
          </table:table-cell>
          <table:table-cell/>
          <table:table-cell table:formula="of:=[.$C$2]*[.$E$2]/1000000000*[.C10]*[.$G$2]*2" office:value-type="float" office:value="0.00339928418066396" calcext:value-type="float">
            <text:p>0.0033992842</text:p>
          </table:table-cell>
          <table:table-cell table:formula="of:=[.I10]/([.$C$3]/[.$E$3])" office:value-type="float" office:value="67.5077236557556" calcext:value-type="float">
            <text:p>67.5077236558</text:p>
          </table:table-cell>
          <table:table-cell table:formula="of:=MIN([.$E$3];INT([.J10]))" office:value-type="float" office:value="67" calcext:value-type="float">
            <text:p>67</text:p>
          </table:table-cell>
          <table:table-cell table:formula="of:=[.K10]*([.$C$3]/[.$E$3])/([.$E$2]/1000000000*[.C10]*[.$G$2]*2)" office:value-type="float" office:value="4.96239514323245" calcext:value-type="float">
            <text:p>4.962395143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(2)^(1/12))^([.B11]-57)) * 220" office:value-type="float" office:value="10.9133822322813" calcext:value-type="float">
            <text:p>10.9133822323</text:p>
          </table:table-cell>
          <table:table-cell table:formula="of:=[.$C$2]*[.$E$2]/1000000000*[.C11]*[.$G$2]" office:value-type="float" office:value="0.00180070806832642" calcext:value-type="float">
            <text:p>0.0018007081</text:p>
          </table:table-cell>
          <table:table-cell table:formula="of:=[.D11]/([.$C$3]/[.$E$3])" office:value-type="float" office:value="35.7609708987395" calcext:value-type="float">
            <text:p>35.7609708987</text:p>
          </table:table-cell>
          <table:table-cell table:formula="of:=MIN([.$E$3];INT([.E11]))" office:value-type="float" office:value="35" calcext:value-type="float">
            <text:p>35</text:p>
          </table:table-cell>
          <table:table-cell table:formula="of:=[.F11]*([.$C$3]/[.$E$3])/([.$E$2]/1000000000*[.C11]*[.$G$2])" office:value-type="float" office:value="4.8936031545544" calcext:value-type="float">
            <text:p>4.8936031546</text:p>
          </table:table-cell>
          <table:table-cell/>
          <table:table-cell table:formula="of:=[.$C$2]*[.$E$2]/1000000000*[.C11]*[.$G$2]*2" office:value-type="float" office:value="0.00360141613665284" calcext:value-type="float">
            <text:p>0.0036014161</text:p>
          </table:table-cell>
          <table:table-cell table:formula="of:=[.I11]/([.$C$3]/[.$E$3])" office:value-type="float" office:value="71.521941797479" calcext:value-type="float">
            <text:p>71.5219417975</text:p>
          </table:table-cell>
          <table:table-cell table:formula="of:=MIN([.$E$3];INT([.J11]))" office:value-type="float" office:value="71" calcext:value-type="float">
            <text:p>71</text:p>
          </table:table-cell>
          <table:table-cell table:formula="of:=[.K11]*([.$C$3]/[.$E$3])/([.$E$2]/1000000000*[.C11]*[.$G$2]*2)" office:value-type="float" office:value="4.96351177104804" calcext:value-type="float">
            <text:p>4.96351177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((2)^(1/12))^([.B12]-57)) * 220" office:value-type="float" office:value="11.5623257097386" calcext:value-type="float">
            <text:p>11.5623257097</text:p>
          </table:table-cell>
          <table:table-cell table:formula="of:=[.$C$2]*[.$E$2]/1000000000*[.C12]*[.$G$2]" office:value-type="float" office:value="0.00190778374210686" calcext:value-type="float">
            <text:p>0.0019077837</text:p>
          </table:table-cell>
          <table:table-cell table:formula="of:=[.D12]/([.$C$3]/[.$E$3])" office:value-type="float" office:value="37.8874288856713" calcext:value-type="float">
            <text:p>37.8874288857</text:p>
          </table:table-cell>
          <table:table-cell table:formula="of:=MIN([.$E$3];INT([.E12]))" office:value-type="float" office:value="37" calcext:value-type="float">
            <text:p>37</text:p>
          </table:table-cell>
          <table:table-cell table:formula="of:=[.F12]*([.$C$3]/[.$E$3])/([.$E$2]/1000000000*[.C12]*[.$G$2])" office:value-type="float" office:value="4.88288610341584" calcext:value-type="float">
            <text:p>4.8828861034</text:p>
          </table:table-cell>
          <table:table-cell/>
          <table:table-cell table:formula="of:=[.$C$2]*[.$E$2]/1000000000*[.C12]*[.$G$2]*2" office:value-type="float" office:value="0.00381556748421372" calcext:value-type="float">
            <text:p>0.0038155675</text:p>
          </table:table-cell>
          <table:table-cell table:formula="of:=[.I12]/([.$C$3]/[.$E$3])" office:value-type="float" office:value="75.7748577713426" calcext:value-type="float">
            <text:p>75.7748577713</text:p>
          </table:table-cell>
          <table:table-cell table:formula="of:=MIN([.$E$3];INT([.J12]))" office:value-type="float" office:value="75" calcext:value-type="float">
            <text:p>75</text:p>
          </table:table-cell>
          <table:table-cell table:formula="of:=[.K12]*([.$C$3]/[.$E$3])/([.$E$2]/1000000000*[.C12]*[.$G$2]*2)" office:value-type="float" office:value="4.94887105075929" calcext:value-type="float">
            <text:p>4.948871050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((2)^(1/12))^([.B13]-57)) * 220" office:value-type="float" office:value="12.2498573744296" calcext:value-type="float">
            <text:p>12.2498573744</text:p>
          </table:table-cell>
          <table:table-cell table:formula="of:=[.$C$2]*[.$E$2]/1000000000*[.C13]*[.$G$2]" office:value-type="float" office:value="0.00202122646678089" calcext:value-type="float">
            <text:p>0.0020212265</text:p>
          </table:table-cell>
          <table:table-cell table:formula="of:=[.D13]/([.$C$3]/[.$E$3])" office:value-type="float" office:value="40.140332644531" calcext:value-type="float">
            <text:p>40.1403326445</text:p>
          </table:table-cell>
          <table:table-cell table:formula="of:=MIN([.$E$3];INT([.E13]))" office:value-type="float" office:value="40" calcext:value-type="float">
            <text:p>40</text:p>
          </table:table-cell>
          <table:table-cell table:formula="of:=[.F13]*([.$C$3]/[.$E$3])/([.$E$2]/1000000000*[.C13]*[.$G$2])" office:value-type="float" office:value="4.98251974569147" calcext:value-type="float">
            <text:p>4.9825197457</text:p>
          </table:table-cell>
          <table:table-cell/>
          <table:table-cell table:formula="of:=[.$C$2]*[.$E$2]/1000000000*[.C13]*[.$G$2]*2" office:value-type="float" office:value="0.00404245293356178" calcext:value-type="float">
            <text:p>0.0040424529</text:p>
          </table:table-cell>
          <table:table-cell table:formula="of:=[.I13]/([.$C$3]/[.$E$3])" office:value-type="float" office:value="80.2806652890621" calcext:value-type="float">
            <text:p>80.2806652891</text:p>
          </table:table-cell>
          <table:table-cell table:formula="of:=MIN([.$E$3];INT([.J13]))" office:value-type="float" office:value="80" calcext:value-type="float">
            <text:p>80</text:p>
          </table:table-cell>
          <table:table-cell table:formula="of:=[.K13]*([.$C$3]/[.$E$3])/([.$E$2]/1000000000*[.C13]*[.$G$2]*2)" office:value-type="float" office:value="4.98251974569147" calcext:value-type="float">
            <text:p>4.98251974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((2)^(1/12))^([.B14]-57)) * 220" office:value-type="float" office:value="12.9782717993733" calcext:value-type="float">
            <text:p>12.9782717994</text:p>
          </table:table-cell>
          <table:table-cell table:formula="of:=[.$C$2]*[.$E$2]/1000000000*[.C14]*[.$G$2]" office:value-type="float" office:value="0.00214141484689659" calcext:value-type="float">
            <text:p>0.0021414148</text:p>
          </table:table-cell>
          <table:table-cell table:formula="of:=[.D14]/([.$C$3]/[.$E$3])" office:value-type="float" office:value="42.5272010321863" calcext:value-type="float">
            <text:p>42.5272010322</text:p>
          </table:table-cell>
          <table:table-cell table:formula="of:=MIN([.$E$3];INT([.E14]))" office:value-type="float" office:value="42" calcext:value-type="float">
            <text:p>42</text:p>
          </table:table-cell>
          <table:table-cell table:formula="of:=[.F14]*([.$C$3]/[.$E$3])/([.$E$2]/1000000000*[.C14]*[.$G$2])" office:value-type="float" office:value="4.93801602040688" calcext:value-type="float">
            <text:p>4.9380160204</text:p>
          </table:table-cell>
          <table:table-cell/>
          <table:table-cell table:formula="of:=[.$C$2]*[.$E$2]/1000000000*[.C14]*[.$G$2]*2" office:value-type="float" office:value="0.00428282969379317" calcext:value-type="float">
            <text:p>0.0042828297</text:p>
          </table:table-cell>
          <table:table-cell table:formula="of:=[.I14]/([.$C$3]/[.$E$3])" office:value-type="float" office:value="85.0544020643726" calcext:value-type="float">
            <text:p>85.0544020644</text:p>
          </table:table-cell>
          <table:table-cell table:formula="of:=MIN([.$E$3];INT([.J14]))" office:value-type="float" office:value="85" calcext:value-type="float">
            <text:p>85</text:p>
          </table:table-cell>
          <table:table-cell table:formula="of:=[.K14]*([.$C$3]/[.$E$3])/([.$E$2]/1000000000*[.C14]*[.$G$2]*2)" office:value-type="float" office:value="4.99680192541173" calcext:value-type="float">
            <text:p>4.99680192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((2)^(1/12))^([.B15]-57)) * 220" office:value-type="float" office:value="13.75" calcext:value-type="float">
            <text:p>13.75</text:p>
          </table:table-cell>
          <table:table-cell table:formula="of:=[.$C$2]*[.$E$2]/1000000000*[.C15]*[.$G$2]" office:value-type="float" office:value="0.00226875" calcext:value-type="float">
            <text:p>0.00226875</text:p>
          </table:table-cell>
          <table:table-cell table:formula="of:=[.D15]/([.$C$3]/[.$E$3])" office:value-type="float" office:value="45.0559999999999" calcext:value-type="float">
            <text:p>45.056</text:p>
          </table:table-cell>
          <table:table-cell table:formula="of:=MIN([.$E$3];INT([.E15]))" office:value-type="float" office:value="45" calcext:value-type="float">
            <text:p>45</text:p>
          </table:table-cell>
          <table:table-cell table:formula="of:=[.F15]*([.$C$3]/[.$E$3])/([.$E$2]/1000000000*[.C15]*[.$G$2])" office:value-type="float" office:value="4.99378551136365" calcext:value-type="float">
            <text:p>4.9937855114</text:p>
          </table:table-cell>
          <table:table-cell/>
          <table:table-cell table:formula="of:=[.$C$2]*[.$E$2]/1000000000*[.C15]*[.$G$2]*2" office:value-type="float" office:value="0.00453749999999999" calcext:value-type="float">
            <text:p>0.0045375</text:p>
          </table:table-cell>
          <table:table-cell table:formula="of:=[.I15]/([.$C$3]/[.$E$3])" office:value-type="float" office:value="90.1119999999998" calcext:value-type="float">
            <text:p>90.112</text:p>
          </table:table-cell>
          <table:table-cell table:formula="of:=MIN([.$E$3];INT([.J15]))" office:value-type="float" office:value="90" calcext:value-type="float">
            <text:p>90</text:p>
          </table:table-cell>
          <table:table-cell table:formula="of:=[.K15]*([.$C$3]/[.$E$3])/([.$E$2]/1000000000*[.C15]*[.$G$2]*2)" office:value-type="float" office:value="4.99378551136365" calcext:value-type="float">
            <text:p>4.99378551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((2)^(1/12))^([.B16]-57)) * 220" office:value-type="float" office:value="14.5676175474403" calcext:value-type="float">
            <text:p>14.5676175474</text:p>
          </table:table-cell>
          <table:table-cell table:formula="of:=[.$C$2]*[.$E$2]/1000000000*[.C16]*[.$G$2]" office:value-type="float" office:value="0.00240365689532765" calcext:value-type="float">
            <text:p>0.0024036569</text:p>
          </table:table-cell>
          <table:table-cell table:formula="of:=[.D16]/([.$C$3]/[.$E$3])" office:value-type="float" office:value="47.7351691794523" calcext:value-type="float">
            <text:p>47.7351691795</text:p>
          </table:table-cell>
          <table:table-cell table:formula="of:=MIN([.$E$3];INT([.E16]))" office:value-type="float" office:value="47" calcext:value-type="float">
            <text:p>47</text:p>
          </table:table-cell>
          <table:table-cell table:formula="of:=[.F16]*([.$C$3]/[.$E$3])/([.$E$2]/1000000000*[.C16]*[.$G$2])" office:value-type="float" office:value="4.9229950168723" calcext:value-type="float">
            <text:p>4.9229950169</text:p>
          </table:table-cell>
          <table:table-cell/>
          <table:table-cell table:formula="of:=[.$C$2]*[.$E$2]/1000000000*[.C16]*[.$G$2]*2" office:value-type="float" office:value="0.00480731379065529" calcext:value-type="float">
            <text:p>0.0048073138</text:p>
          </table:table-cell>
          <table:table-cell table:formula="of:=[.I16]/([.$C$3]/[.$E$3])" office:value-type="float" office:value="95.4703383589046" calcext:value-type="float">
            <text:p>95.4703383589</text:p>
          </table:table-cell>
          <table:table-cell table:formula="of:=MIN([.$E$3];INT([.J16]))" office:value-type="float" office:value="95" calcext:value-type="float">
            <text:p>95</text:p>
          </table:table-cell>
          <table:table-cell table:formula="of:=[.K16]*([.$C$3]/[.$E$3])/([.$E$2]/1000000000*[.C16]*[.$G$2]*2)" office:value-type="float" office:value="4.97536730428584" calcext:value-type="float">
            <text:p>4.97536730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((2)^(1/12))^([.B17]-57)) * 220" office:value-type="float" office:value="15.4338531642538" calcext:value-type="float">
            <text:p>15.4338531643</text:p>
          </table:table-cell>
          <table:table-cell table:formula="of:=[.$C$2]*[.$E$2]/1000000000*[.C17]*[.$G$2]" office:value-type="float" office:value="0.00254658577210188" calcext:value-type="float">
            <text:p>0.0025465858</text:p>
          </table:table-cell>
          <table:table-cell table:formula="of:=[.D17]/([.$C$3]/[.$E$3])" office:value-type="float" office:value="50.573650048627" calcext:value-type="float">
            <text:p>50.5736500486</text:p>
          </table:table-cell>
          <table:table-cell table:formula="of:=MIN([.$E$3];INT([.E17]))" office:value-type="float" office:value="50" calcext:value-type="float">
            <text:p>50</text:p>
          </table:table-cell>
          <table:table-cell table:formula="of:=[.F17]*([.$C$3]/[.$E$3])/([.$E$2]/1000000000*[.C17]*[.$G$2])" office:value-type="float" office:value="4.94328567860186" calcext:value-type="float">
            <text:p>4.9432856786</text:p>
          </table:table-cell>
          <table:table-cell/>
          <table:table-cell table:formula="of:=[.$C$2]*[.$E$2]/1000000000*[.C17]*[.$G$2]*2" office:value-type="float" office:value="0.00509317154420377" calcext:value-type="float">
            <text:p>0.0050931715</text:p>
          </table:table-cell>
          <table:table-cell table:formula="of:=[.I17]/([.$C$3]/[.$E$3])" office:value-type="float" office:value="101.147300097254" calcext:value-type="float">
            <text:p>101.1473000973</text:p>
          </table:table-cell>
          <table:table-cell table:formula="of:=MIN([.$E$3];INT([.J17]))" office:value-type="float" office:value="101" calcext:value-type="float">
            <text:p>101</text:p>
          </table:table-cell>
          <table:table-cell table:formula="of:=[.K17]*([.$C$3]/[.$E$3])/([.$E$2]/1000000000*[.C17]*[.$G$2]*2)" office:value-type="float" office:value="4.99271853538787" calcext:value-type="float">
            <text:p>4.99271853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((2)^(1/12))^([.B18]-57)) * 220" office:value-type="float" office:value="16.3515978312874" calcext:value-type="float">
            <text:p>16.3515978313</text:p>
          </table:table-cell>
          <table:table-cell table:formula="of:=[.$C$2]*[.$E$2]/1000000000*[.C18]*[.$G$2]" office:value-type="float" office:value="0.00269801364216242" calcext:value-type="float">
            <text:p>0.0026980136</text:p>
          </table:table-cell>
          <table:table-cell table:formula="of:=[.D18]/([.$C$3]/[.$E$3])" office:value-type="float" office:value="53.5809157735625" calcext:value-type="float">
            <text:p>53.5809157736</text:p>
          </table:table-cell>
          <table:table-cell table:formula="of:=MIN([.$E$3];INT([.E18]))" office:value-type="float" office:value="53" calcext:value-type="float">
            <text:p>53</text:p>
          </table:table-cell>
          <table:table-cell table:formula="of:=[.F18]*([.$C$3]/[.$E$3])/([.$E$2]/1000000000*[.C18]*[.$G$2])" office:value-type="float" office:value="4.94579079461636" calcext:value-type="float">
            <text:p>4.9457907946</text:p>
          </table:table-cell>
          <table:table-cell/>
          <table:table-cell table:formula="of:=[.$C$2]*[.$E$2]/1000000000*[.C18]*[.$G$2]*2" office:value-type="float" office:value="0.00539602728432484" calcext:value-type="float">
            <text:p>0.0053960273</text:p>
          </table:table-cell>
          <table:table-cell table:formula="of:=[.I18]/([.$C$3]/[.$E$3])" office:value-type="float" office:value="107.161831547125" calcext:value-type="float">
            <text:p>107.1618315471</text:p>
          </table:table-cell>
          <table:table-cell table:formula="of:=MIN([.$E$3];INT([.J18]))" office:value-type="float" office:value="107" calcext:value-type="float">
            <text:p>107</text:p>
          </table:table-cell>
          <table:table-cell table:formula="of:=[.K18]*([.$C$3]/[.$E$3])/([.$E$2]/1000000000*[.C18]*[.$G$2]*2)" office:value-type="float" office:value="4.99244919833916" calcext:value-type="float">
            <text:p>4.992449198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((2)^(1/12))^([.B19]-57)) * 220" office:value-type="float" office:value="17.3239144360545" calcext:value-type="float">
            <text:p>17.3239144361</text:p>
          </table:table-cell>
          <table:table-cell table:formula="of:=[.$C$2]*[.$E$2]/1000000000*[.C19]*[.$G$2]" office:value-type="float" office:value="0.00285844588194899" calcext:value-type="float">
            <text:p>0.0028584459</text:p>
          </table:table-cell>
          <table:table-cell table:formula="of:=[.D19]/([.$C$3]/[.$E$3])" office:value-type="float" office:value="56.7670028240633" calcext:value-type="float">
            <text:p>56.7670028241</text:p>
          </table:table-cell>
          <table:table-cell table:formula="of:=MIN([.$E$3];INT([.E19]))" office:value-type="float" office:value="56" calcext:value-type="float">
            <text:p>56</text:p>
          </table:table-cell>
          <table:table-cell table:formula="of:=[.F19]*([.$C$3]/[.$E$3])/([.$E$2]/1000000000*[.C19]*[.$G$2])" office:value-type="float" office:value="4.93244289940404" calcext:value-type="float">
            <text:p>4.9324428994</text:p>
          </table:table-cell>
          <table:table-cell/>
          <table:table-cell table:formula="of:=[.$C$2]*[.$E$2]/1000000000*[.C19]*[.$G$2]*2" office:value-type="float" office:value="0.00571689176389798" calcext:value-type="float">
            <text:p>0.0057168918</text:p>
          </table:table-cell>
          <table:table-cell table:formula="of:=[.I19]/([.$C$3]/[.$E$3])" office:value-type="float" office:value="113.534005648127" calcext:value-type="float">
            <text:p>113.5340056481</text:p>
          </table:table-cell>
          <table:table-cell table:formula="of:=MIN([.$E$3];INT([.J19]))" office:value-type="float" office:value="113" calcext:value-type="float">
            <text:p>113</text:p>
          </table:table-cell>
          <table:table-cell table:formula="of:=[.K19]*([.$C$3]/[.$E$3])/([.$E$2]/1000000000*[.C19]*[.$G$2]*2)" office:value-type="float" office:value="4.97648256814872" calcext:value-type="float">
            <text:p>4.976482568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((2)^(1/12))^([.B20]-57)) * 220" office:value-type="float" office:value="18.3540479948379" calcext:value-type="float">
            <text:p>18.3540479948</text:p>
          </table:table-cell>
          <table:table-cell table:formula="of:=[.$C$2]*[.$E$2]/1000000000*[.C20]*[.$G$2]" office:value-type="float" office:value="0.00302841791914826" calcext:value-type="float">
            <text:p>0.0030284179</text:p>
          </table:table-cell>
          <table:table-cell table:formula="of:=[.D20]/([.$C$3]/[.$E$3])" office:value-type="float" office:value="60.142544469485" calcext:value-type="float">
            <text:p>60.1425444695</text:p>
          </table:table-cell>
          <table:table-cell table:formula="of:=MIN([.$E$3];INT([.E20]))" office:value-type="float" office:value="60" calcext:value-type="float">
            <text:p>60</text:p>
          </table:table-cell>
          <table:table-cell table:formula="of:=[.F20]*([.$C$3]/[.$E$3])/([.$E$2]/1000000000*[.C20]*[.$G$2])" office:value-type="float" office:value="4.98814944805359" calcext:value-type="float">
            <text:p>4.9881494481</text:p>
          </table:table-cell>
          <table:table-cell/>
          <table:table-cell table:formula="of:=[.$C$2]*[.$E$2]/1000000000*[.C20]*[.$G$2]*2" office:value-type="float" office:value="0.00605683583829652" calcext:value-type="float">
            <text:p>0.0060568358</text:p>
          </table:table-cell>
          <table:table-cell table:formula="of:=[.I20]/([.$C$3]/[.$E$3])" office:value-type="float" office:value="120.28508893897" calcext:value-type="float">
            <text:p>120.285088939</text:p>
          </table:table-cell>
          <table:table-cell table:formula="of:=MIN([.$E$3];INT([.J20]))" office:value-type="float" office:value="120" calcext:value-type="float">
            <text:p>120</text:p>
          </table:table-cell>
          <table:table-cell table:formula="of:=[.K20]*([.$C$3]/[.$E$3])/([.$E$2]/1000000000*[.C20]*[.$G$2]*2)" office:value-type="float" office:value="4.98814944805359" calcext:value-type="float">
            <text:p>4.988149448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((2)^(1/12))^([.B21]-57)) * 220" office:value-type="float" office:value="19.44543648263" calcext:value-type="float">
            <text:p>19.4454364826</text:p>
          </table:table-cell>
          <table:table-cell table:formula="of:=[.$C$2]*[.$E$2]/1000000000*[.C21]*[.$G$2]" office:value-type="float" office:value="0.00320849701963395" calcext:value-type="float">
            <text:p>0.003208497</text:p>
          </table:table-cell>
          <table:table-cell table:formula="of:=[.D21]/([.$C$3]/[.$E$3])" office:value-type="float" office:value="63.7188062662821" calcext:value-type="float">
            <text:p>63.7188062663</text:p>
          </table:table-cell>
          <table:table-cell table:formula="of:=MIN([.$E$3];INT([.E21]))" office:value-type="float" office:value="63" calcext:value-type="float">
            <text:p>63</text:p>
          </table:table-cell>
          <table:table-cell table:formula="of:=[.F21]*([.$C$3]/[.$E$3])/([.$E$2]/1000000000*[.C21]*[.$G$2])" office:value-type="float" office:value="4.94359543842691" calcext:value-type="float">
            <text:p>4.9435954384</text:p>
          </table:table-cell>
          <table:table-cell/>
          <table:table-cell table:formula="of:=[.$C$2]*[.$E$2]/1000000000*[.C21]*[.$G$2]*2" office:value-type="float" office:value="0.00641699403926791" calcext:value-type="float">
            <text:p>0.006416994</text:p>
          </table:table-cell>
          <table:table-cell table:formula="of:=[.I21]/([.$C$3]/[.$E$3])" office:value-type="float" office:value="127.437612532564" calcext:value-type="float">
            <text:p>127.4376125326</text:p>
          </table:table-cell>
          <table:table-cell table:formula="of:=MIN([.$E$3];INT([.J21]))" office:value-type="float" office:value="127" calcext:value-type="float">
            <text:p>127</text:p>
          </table:table-cell>
          <table:table-cell table:formula="of:=[.K21]*([.$C$3]/[.$E$3])/([.$E$2]/1000000000*[.C21]*[.$G$2]*2)" office:value-type="float" office:value="4.98283032285887" calcext:value-type="float">
            <text:p>4.982830322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((2)^(1/12))^([.B22]-57)) * 220" office:value-type="float" office:value="20.6017223070543" calcext:value-type="float">
            <text:p>20.6017223071</text:p>
          </table:table-cell>
          <table:table-cell table:formula="of:=[.$C$2]*[.$E$2]/1000000000*[.C22]*[.$G$2]" office:value-type="float" office:value="0.00339928418066396" calcext:value-type="float">
            <text:p>0.0033992842</text:p>
          </table:table-cell>
          <table:table-cell table:formula="of:=[.D22]/([.$C$3]/[.$E$3])" office:value-type="float" office:value="67.5077236557556" calcext:value-type="float">
            <text:p>67.5077236558</text:p>
          </table:table-cell>
          <table:table-cell table:formula="of:=MIN([.$E$3];INT([.E22]))" office:value-type="float" office:value="67" calcext:value-type="float">
            <text:p>67</text:p>
          </table:table-cell>
          <table:table-cell table:formula="of:=[.F22]*([.$C$3]/[.$E$3])/([.$E$2]/1000000000*[.C22]*[.$G$2])" office:value-type="float" office:value="4.96239514323245" calcext:value-type="float">
            <text:p>4.9623951432</text:p>
          </table:table-cell>
          <table:table-cell/>
          <table:table-cell table:formula="of:=[.$C$2]*[.$E$2]/1000000000*[.C22]*[.$G$2]*2" office:value-type="float" office:value="0.00679856836132793" calcext:value-type="float">
            <text:p>0.0067985684</text:p>
          </table:table-cell>
          <table:table-cell table:formula="of:=[.I22]/([.$C$3]/[.$E$3])" office:value-type="float" office:value="135.015447311511" calcext:value-type="float">
            <text:p>135.0154473115</text:p>
          </table:table-cell>
          <table:table-cell table:formula="of:=MIN([.$E$3];INT([.J22]))" office:value-type="float" office:value="135" calcext:value-type="float">
            <text:p>135</text:p>
          </table:table-cell>
          <table:table-cell table:formula="of:=[.K22]*([.$C$3]/[.$E$3])/([.$E$2]/1000000000*[.C22]*[.$G$2]*2)" office:value-type="float" office:value="4.99942794280881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((2)^(1/12))^([.B23]-57)) * 220" office:value-type="float" office:value="21.8267644645627" calcext:value-type="float">
            <text:p>21.8267644646</text:p>
          </table:table-cell>
          <table:table-cell table:formula="of:=[.$C$2]*[.$E$2]/1000000000*[.C23]*[.$G$2]" office:value-type="float" office:value="0.00360141613665285" calcext:value-type="float">
            <text:p>0.0036014161</text:p>
          </table:table-cell>
          <table:table-cell table:formula="of:=[.D23]/([.$C$3]/[.$E$3])" office:value-type="float" office:value="71.5219417974791" calcext:value-type="float">
            <text:p>71.5219417975</text:p>
          </table:table-cell>
          <table:table-cell table:formula="of:=MIN([.$E$3];INT([.E23]))" office:value-type="float" office:value="71" calcext:value-type="float">
            <text:p>71</text:p>
          </table:table-cell>
          <table:table-cell table:formula="of:=[.F23]*([.$C$3]/[.$E$3])/([.$E$2]/1000000000*[.C23]*[.$G$2])" office:value-type="float" office:value="4.96351177104804" calcext:value-type="float">
            <text:p>4.963511771</text:p>
          </table:table-cell>
          <table:table-cell/>
          <table:table-cell table:formula="of:=[.$C$2]*[.$E$2]/1000000000*[.C23]*[.$G$2]*2" office:value-type="float" office:value="0.00720283227330569" calcext:value-type="float">
            <text:p>0.0072028323</text:p>
          </table:table-cell>
          <table:table-cell table:formula="of:=[.I23]/([.$C$3]/[.$E$3])" office:value-type="float" office:value="143.043883594958" calcext:value-type="float">
            <text:p>143.043883595</text:p>
          </table:table-cell>
          <table:table-cell table:formula="of:=MIN([.$E$3];INT([.J23]))" office:value-type="float" office:value="143" calcext:value-type="float">
            <text:p>143</text:p>
          </table:table-cell>
          <table:table-cell table:formula="of:=[.K23]*([.$C$3]/[.$E$3])/([.$E$2]/1000000000*[.C23]*[.$G$2]*2)" office:value-type="float" office:value="4.99846607929486" calcext:value-type="float">
            <text:p>4.99846607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((2)^(1/12))^([.B24]-57)) * 220" office:value-type="float" office:value="23.1246514194771" calcext:value-type="float">
            <text:p>23.1246514195</text:p>
          </table:table-cell>
          <table:table-cell table:formula="of:=[.$C$2]*[.$E$2]/1000000000*[.C24]*[.$G$2]" office:value-type="float" office:value="0.00381556748421372" calcext:value-type="float">
            <text:p>0.0038155675</text:p>
          </table:table-cell>
          <table:table-cell table:formula="of:=[.D24]/([.$C$3]/[.$E$3])" office:value-type="float" office:value="75.7748577713426" calcext:value-type="float">
            <text:p>75.7748577713</text:p>
          </table:table-cell>
          <table:table-cell table:formula="of:=MIN([.$E$3];INT([.E24]))" office:value-type="float" office:value="75" calcext:value-type="float">
            <text:p>75</text:p>
          </table:table-cell>
          <table:table-cell table:formula="of:=[.F24]*([.$C$3]/[.$E$3])/([.$E$2]/1000000000*[.C24]*[.$G$2])" office:value-type="float" office:value="4.94887105075929" calcext:value-type="float">
            <text:p>4.9488710508</text:p>
          </table:table-cell>
          <table:table-cell/>
          <table:table-cell table:formula="of:=[.$C$2]*[.$E$2]/1000000000*[.C24]*[.$G$2]*2" office:value-type="float" office:value="0.00763113496842745" calcext:value-type="float">
            <text:p>0.007631135</text:p>
          </table:table-cell>
          <table:table-cell table:formula="of:=[.I24]/([.$C$3]/[.$E$3])" office:value-type="float" office:value="151.549715542685" calcext:value-type="float">
            <text:p>151.5497155427</text:p>
          </table:table-cell>
          <table:table-cell table:formula="of:=MIN([.$E$3];INT([.J24]))" office:value-type="float" office:value="151" calcext:value-type="float">
            <text:p>151</text:p>
          </table:table-cell>
          <table:table-cell table:formula="of:=[.K24]*([.$C$3]/[.$E$3])/([.$E$2]/1000000000*[.C24]*[.$G$2]*2)" office:value-type="float" office:value="4.98186352443102" calcext:value-type="float">
            <text:p>4.981863524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((2)^(1/12))^([.B25]-57)) * 220" office:value-type="float" office:value="24.4997147488593" calcext:value-type="float">
            <text:p>24.4997147489</text:p>
          </table:table-cell>
          <table:table-cell table:formula="of:=[.$C$2]*[.$E$2]/1000000000*[.C25]*[.$G$2]" office:value-type="float" office:value="0.00404245293356178" calcext:value-type="float">
            <text:p>0.0040424529</text:p>
          </table:table-cell>
          <table:table-cell table:formula="of:=[.D25]/([.$C$3]/[.$E$3])" office:value-type="float" office:value="80.2806652890621" calcext:value-type="float">
            <text:p>80.2806652891</text:p>
          </table:table-cell>
          <table:table-cell table:formula="of:=MIN([.$E$3];INT([.E25]))" office:value-type="float" office:value="80" calcext:value-type="float">
            <text:p>80</text:p>
          </table:table-cell>
          <table:table-cell table:formula="of:=[.F25]*([.$C$3]/[.$E$3])/([.$E$2]/1000000000*[.C25]*[.$G$2])" office:value-type="float" office:value="4.98251974569147" calcext:value-type="float">
            <text:p>4.9825197457</text:p>
          </table:table-cell>
          <table:table-cell/>
          <table:table-cell table:formula="of:=[.$C$2]*[.$E$2]/1000000000*[.C25]*[.$G$2]*2" office:value-type="float" office:value="0.00808490586712357" calcext:value-type="float">
            <text:p>0.0080849059</text:p>
          </table:table-cell>
          <table:table-cell table:formula="of:=[.I25]/([.$C$3]/[.$E$3])" office:value-type="float" office:value="160.561330578124" calcext:value-type="float">
            <text:p>160.5613305781</text:p>
          </table:table-cell>
          <table:table-cell table:formula="of:=MIN([.$E$3];INT([.J25]))" office:value-type="float" office:value="160" calcext:value-type="float">
            <text:p>160</text:p>
          </table:table-cell>
          <table:table-cell table:formula="of:=[.K25]*([.$C$3]/[.$E$3])/([.$E$2]/1000000000*[.C25]*[.$G$2]*2)" office:value-type="float" office:value="4.98251974569147" calcext:value-type="float">
            <text:p>4.98251974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((2)^(1/12))^([.B26]-57)) * 220" office:value-type="float" office:value="25.9565435987465" calcext:value-type="float">
            <text:p>25.9565435987</text:p>
          </table:table-cell>
          <table:table-cell table:formula="of:=[.$C$2]*[.$E$2]/1000000000*[.C26]*[.$G$2]" office:value-type="float" office:value="0.00428282969379318" calcext:value-type="float">
            <text:p>0.0042828297</text:p>
          </table:table-cell>
          <table:table-cell table:formula="of:=[.D26]/([.$C$3]/[.$E$3])" office:value-type="float" office:value="85.0544020643726" calcext:value-type="float">
            <text:p>85.0544020644</text:p>
          </table:table-cell>
          <table:table-cell table:formula="of:=MIN([.$E$3];INT([.E26]))" office:value-type="float" office:value="85" calcext:value-type="float">
            <text:p>85</text:p>
          </table:table-cell>
          <table:table-cell table:formula="of:=[.F26]*([.$C$3]/[.$E$3])/([.$E$2]/1000000000*[.C26]*[.$G$2])" office:value-type="float" office:value="4.99680192541172" calcext:value-type="float">
            <text:p>4.9968019254</text:p>
          </table:table-cell>
          <table:table-cell/>
          <table:table-cell table:formula="of:=[.$C$2]*[.$E$2]/1000000000*[.C26]*[.$G$2]*2" office:value-type="float" office:value="0.00856565938758635" calcext:value-type="float">
            <text:p>0.0085656594</text:p>
          </table:table-cell>
          <table:table-cell table:formula="of:=[.I26]/([.$C$3]/[.$E$3])" office:value-type="float" office:value="170.108804128745" calcext:value-type="float">
            <text:p>170.1088041287</text:p>
          </table:table-cell>
          <table:table-cell table:formula="of:=MIN([.$E$3];INT([.J26]))" office:value-type="float" office:value="170" calcext:value-type="float">
            <text:p>170</text:p>
          </table:table-cell>
          <table:table-cell table:formula="of:=[.K26]*([.$C$3]/[.$E$3])/([.$E$2]/1000000000*[.C26]*[.$G$2]*2)" office:value-type="float" office:value="4.99680192541172" calcext:value-type="float">
            <text:p>4.99680192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((2)^(1/12))^([.B27]-57)) * 220" office:value-type="float" office:value="27.5" calcext:value-type="float">
            <text:p>27.5</text:p>
          </table:table-cell>
          <table:table-cell table:formula="of:=[.$C$2]*[.$E$2]/1000000000*[.C27]*[.$G$2]" office:value-type="float" office:value="0.00453749999999999" calcext:value-type="float">
            <text:p>0.0045375</text:p>
          </table:table-cell>
          <table:table-cell table:formula="of:=[.D27]/([.$C$3]/[.$E$3])" office:value-type="float" office:value="90.1119999999999" calcext:value-type="float">
            <text:p>90.112</text:p>
          </table:table-cell>
          <table:table-cell table:formula="of:=MIN([.$E$3];INT([.E27]))" office:value-type="float" office:value="90" calcext:value-type="float">
            <text:p>90</text:p>
          </table:table-cell>
          <table:table-cell table:formula="of:=[.F27]*([.$C$3]/[.$E$3])/([.$E$2]/1000000000*[.C27]*[.$G$2])" office:value-type="float" office:value="4.99378551136364" calcext:value-type="float">
            <text:p>4.9937855114</text:p>
          </table:table-cell>
          <table:table-cell/>
          <table:table-cell table:formula="of:=[.$C$2]*[.$E$2]/1000000000*[.C27]*[.$G$2]*2" office:value-type="float" office:value="0.00907499999999999" calcext:value-type="float">
            <text:p>0.009075</text:p>
          </table:table-cell>
          <table:table-cell table:formula="of:=[.I27]/([.$C$3]/[.$E$3])" office:value-type="float" office:value="180.224" calcext:value-type="float">
            <text:p>180.224</text:p>
          </table:table-cell>
          <table:table-cell table:formula="of:=MIN([.$E$3];INT([.J27]))" office:value-type="float" office:value="180" calcext:value-type="float">
            <text:p>180</text:p>
          </table:table-cell>
          <table:table-cell table:formula="of:=[.K27]*([.$C$3]/[.$E$3])/([.$E$2]/1000000000*[.C27]*[.$G$2]*2)" office:value-type="float" office:value="4.99378551136364" calcext:value-type="float">
            <text:p>4.99378551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((2)^(1/12))^([.B28]-57)) * 220" office:value-type="float" office:value="29.1352350948806" calcext:value-type="float">
            <text:p>29.1352350949</text:p>
          </table:table-cell>
          <table:table-cell table:formula="of:=[.$C$2]*[.$E$2]/1000000000*[.C28]*[.$G$2]" office:value-type="float" office:value="0.0048073137906553" calcext:value-type="float">
            <text:p>0.0048073138</text:p>
          </table:table-cell>
          <table:table-cell table:formula="of:=[.D28]/([.$C$3]/[.$E$3])" office:value-type="float" office:value="95.4703383589047" calcext:value-type="float">
            <text:p>95.4703383589</text:p>
          </table:table-cell>
          <table:table-cell table:formula="of:=MIN([.$E$3];INT([.E28]))" office:value-type="float" office:value="95" calcext:value-type="float">
            <text:p>95</text:p>
          </table:table-cell>
          <table:table-cell table:formula="of:=[.F28]*([.$C$3]/[.$E$3])/([.$E$2]/1000000000*[.C28]*[.$G$2])" office:value-type="float" office:value="4.97536730428583" calcext:value-type="float">
            <text:p>4.9753673043</text:p>
          </table:table-cell>
          <table:table-cell/>
          <table:table-cell table:formula="of:=[.$C$2]*[.$E$2]/1000000000*[.C28]*[.$G$2]*2" office:value-type="float" office:value="0.00961462758131059" calcext:value-type="float">
            <text:p>0.0096146276</text:p>
          </table:table-cell>
          <table:table-cell table:formula="of:=[.I28]/([.$C$3]/[.$E$3])" office:value-type="float" office:value="190.940676717809" calcext:value-type="float">
            <text:p>190.9406767178</text:p>
          </table:table-cell>
          <table:table-cell table:formula="of:=MIN([.$E$3];INT([.J28]))" office:value-type="float" office:value="190" calcext:value-type="float">
            <text:p>190</text:p>
          </table:table-cell>
          <table:table-cell table:formula="of:=[.K28]*([.$C$3]/[.$E$3])/([.$E$2]/1000000000*[.C28]*[.$G$2]*2)" office:value-type="float" office:value="4.97536730428583" calcext:value-type="float">
            <text:p>4.975367304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((2)^(1/12))^([.B29]-57)) * 220" office:value-type="float" office:value="30.8677063285077" calcext:value-type="float">
            <text:p>30.8677063285</text:p>
          </table:table-cell>
          <table:table-cell table:formula="of:=[.$C$2]*[.$E$2]/1000000000*[.C29]*[.$G$2]" office:value-type="float" office:value="0.00509317154420377" calcext:value-type="float">
            <text:p>0.0050931715</text:p>
          </table:table-cell>
          <table:table-cell table:formula="of:=[.D29]/([.$C$3]/[.$E$3])" office:value-type="float" office:value="101.147300097254" calcext:value-type="float">
            <text:p>101.1473000973</text:p>
          </table:table-cell>
          <table:table-cell table:formula="of:=MIN([.$E$3];INT([.E29]))" office:value-type="float" office:value="101" calcext:value-type="float">
            <text:p>101</text:p>
          </table:table-cell>
          <table:table-cell table:formula="of:=[.F29]*([.$C$3]/[.$E$3])/([.$E$2]/1000000000*[.C29]*[.$G$2])" office:value-type="float" office:value="4.99271853538787" calcext:value-type="float">
            <text:p>4.9927185354</text:p>
          </table:table-cell>
          <table:table-cell/>
          <table:table-cell table:formula="of:=[.$C$2]*[.$E$2]/1000000000*[.C29]*[.$G$2]*2" office:value-type="float" office:value="0.0101863430884075" calcext:value-type="float">
            <text:p>0.0101863431</text:p>
          </table:table-cell>
          <table:table-cell table:formula="of:=[.I29]/([.$C$3]/[.$E$3])" office:value-type="float" office:value="202.294600194508" calcext:value-type="float">
            <text:p>202.2946001945</text:p>
          </table:table-cell>
          <table:table-cell table:formula="of:=MIN([.$E$3];INT([.J29]))" office:value-type="float" office:value="202" calcext:value-type="float">
            <text:p>202</text:p>
          </table:table-cell>
          <table:table-cell table:formula="of:=[.K29]*([.$C$3]/[.$E$3])/([.$E$2]/1000000000*[.C29]*[.$G$2]*2)" office:value-type="float" office:value="4.99271853538787" calcext:value-type="float">
            <text:p>4.99271853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((2)^(1/12))^([.B30]-57)) * 220" office:value-type="float" office:value="32.7031956625748" calcext:value-type="float">
            <text:p>32.7031956626</text:p>
          </table:table-cell>
          <table:table-cell table:formula="of:=[.$C$2]*[.$E$2]/1000000000*[.C30]*[.$G$2]" office:value-type="float" office:value="0.00539602728432484" calcext:value-type="float">
            <text:p>0.0053960273</text:p>
          </table:table-cell>
          <table:table-cell table:formula="of:=[.D30]/([.$C$3]/[.$E$3])" office:value-type="float" office:value="107.161831547125" calcext:value-type="float">
            <text:p>107.1618315471</text:p>
          </table:table-cell>
          <table:table-cell table:formula="of:=MIN([.$E$3];INT([.E30]))" office:value-type="float" office:value="107" calcext:value-type="float">
            <text:p>107</text:p>
          </table:table-cell>
          <table:table-cell table:formula="of:=[.F30]*([.$C$3]/[.$E$3])/([.$E$2]/1000000000*[.C30]*[.$G$2])" office:value-type="float" office:value="4.99244919833915" calcext:value-type="float">
            <text:p>4.9924491983</text:p>
          </table:table-cell>
          <table:table-cell/>
          <table:table-cell table:formula="of:=[.$C$2]*[.$E$2]/1000000000*[.C30]*[.$G$2]*2" office:value-type="float" office:value="0.0107920545686497" calcext:value-type="float">
            <text:p>0.0107920546</text:p>
          </table:table-cell>
          <table:table-cell table:formula="of:=[.I30]/([.$C$3]/[.$E$3])" office:value-type="float" office:value="214.32366309425" calcext:value-type="float">
            <text:p>214.3236630943</text:p>
          </table:table-cell>
          <table:table-cell table:formula="of:=MIN([.$E$3];INT([.J30]))" office:value-type="float" office:value="214" calcext:value-type="float">
            <text:p>214</text:p>
          </table:table-cell>
          <table:table-cell table:formula="of:=[.K30]*([.$C$3]/[.$E$3])/([.$E$2]/1000000000*[.C30]*[.$G$2]*2)" office:value-type="float" office:value="4.99244919833915" calcext:value-type="float">
            <text:p>4.992449198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(2)^(1/12))^([.B31]-57)) * 220" office:value-type="float" office:value="34.647828872109" calcext:value-type="float">
            <text:p>34.6478288721</text:p>
          </table:table-cell>
          <table:table-cell table:formula="of:=[.$C$2]*[.$E$2]/1000000000*[.C31]*[.$G$2]" office:value-type="float" office:value="0.00571689176389798" calcext:value-type="float">
            <text:p>0.0057168918</text:p>
          </table:table-cell>
          <table:table-cell table:formula="of:=[.D31]/([.$C$3]/[.$E$3])" office:value-type="float" office:value="113.534005648127" calcext:value-type="float">
            <text:p>113.5340056481</text:p>
          </table:table-cell>
          <table:table-cell table:formula="of:=MIN([.$E$3];INT([.E31]))" office:value-type="float" office:value="113" calcext:value-type="float">
            <text:p>113</text:p>
          </table:table-cell>
          <table:table-cell table:formula="of:=[.F31]*([.$C$3]/[.$E$3])/([.$E$2]/1000000000*[.C31]*[.$G$2])" office:value-type="float" office:value="4.97648256814871" calcext:value-type="float">
            <text:p>4.9764825681</text:p>
          </table:table-cell>
          <table:table-cell/>
          <table:table-cell table:formula="of:=[.$C$2]*[.$E$2]/1000000000*[.C31]*[.$G$2]*2" office:value-type="float" office:value="0.011433783527796" calcext:value-type="float">
            <text:p>0.0114337835</text:p>
          </table:table-cell>
          <table:table-cell table:formula="of:=[.I31]/([.$C$3]/[.$E$3])" office:value-type="float" office:value="227.068011296253" calcext:value-type="float">
            <text:p>227.0680112963</text:p>
          </table:table-cell>
          <table:table-cell table:formula="of:=MIN([.$E$3];INT([.J31]))" office:value-type="float" office:value="227" calcext:value-type="float">
            <text:p>227</text:p>
          </table:table-cell>
          <table:table-cell table:formula="of:=[.K31]*([.$C$3]/[.$E$3])/([.$E$2]/1000000000*[.C31]*[.$G$2]*2)" office:value-type="float" office:value="4.99850240252105" calcext:value-type="float">
            <text:p>4.99850240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((2)^(1/12))^([.B32]-57)) * 220" office:value-type="float" office:value="36.7080959896759" calcext:value-type="float">
            <text:p>36.7080959897</text:p>
          </table:table-cell>
          <table:table-cell table:formula="of:=[.$C$2]*[.$E$2]/1000000000*[.C32]*[.$G$2]" office:value-type="float" office:value="0.00605683583829652" calcext:value-type="float">
            <text:p>0.0060568358</text:p>
          </table:table-cell>
          <table:table-cell table:formula="of:=[.D32]/([.$C$3]/[.$E$3])" office:value-type="float" office:value="120.28508893897" calcext:value-type="float">
            <text:p>120.285088939</text:p>
          </table:table-cell>
          <table:table-cell table:formula="of:=MIN([.$E$3];INT([.E32]))" office:value-type="float" office:value="120" calcext:value-type="float">
            <text:p>120</text:p>
          </table:table-cell>
          <table:table-cell table:formula="of:=[.F32]*([.$C$3]/[.$E$3])/([.$E$2]/1000000000*[.C32]*[.$G$2])" office:value-type="float" office:value="4.98814944805359" calcext:value-type="float">
            <text:p>4.9881494481</text:p>
          </table:table-cell>
          <table:table-cell/>
          <table:table-cell table:formula="of:=[.$C$2]*[.$E$2]/1000000000*[.C32]*[.$G$2]*2" office:value-type="float" office:value="0.012113671676593" calcext:value-type="float">
            <text:p>0.0121136717</text:p>
          </table:table-cell>
          <table:table-cell table:formula="of:=[.I32]/([.$C$3]/[.$E$3])" office:value-type="float" office:value="240.57017787794" calcext:value-type="float">
            <text:p>240.5701778779</text:p>
          </table:table-cell>
          <table:table-cell table:formula="of:=MIN([.$E$3];INT([.J32]))" office:value-type="float" office:value="240" calcext:value-type="float">
            <text:p>240</text:p>
          </table:table-cell>
          <table:table-cell table:formula="of:=[.K32]*([.$C$3]/[.$E$3])/([.$E$2]/1000000000*[.C32]*[.$G$2]*2)" office:value-type="float" office:value="4.98814944805359" calcext:value-type="float">
            <text:p>4.988149448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((2)^(1/12))^([.B33]-57)) * 220" office:value-type="float" office:value="38.8908729652601" calcext:value-type="float">
            <text:p>38.8908729653</text:p>
          </table:table-cell>
          <table:table-cell table:formula="of:=[.$C$2]*[.$E$2]/1000000000*[.C33]*[.$G$2]" office:value-type="float" office:value="0.00641699403926791" calcext:value-type="float">
            <text:p>0.006416994</text:p>
          </table:table-cell>
          <table:table-cell table:formula="of:=[.D33]/([.$C$3]/[.$E$3])" office:value-type="float" office:value="127.437612532564" calcext:value-type="float">
            <text:p>127.4376125326</text:p>
          </table:table-cell>
          <table:table-cell table:formula="of:=MIN([.$E$3];INT([.E33]))" office:value-type="float" office:value="127" calcext:value-type="float">
            <text:p>127</text:p>
          </table:table-cell>
          <table:table-cell table:formula="of:=[.F33]*([.$C$3]/[.$E$3])/([.$E$2]/1000000000*[.C33]*[.$G$2])" office:value-type="float" office:value="4.98283032285887" calcext:value-type="float">
            <text:p>4.9828303229</text:p>
          </table:table-cell>
          <table:table-cell/>
          <table:table-cell table:formula="of:=[.$C$2]*[.$E$2]/1000000000*[.C33]*[.$G$2]*2" office:value-type="float" office:value="0.0128339880785358" calcext:value-type="float">
            <text:p>0.0128339881</text:p>
          </table:table-cell>
          <table:table-cell table:formula="of:=[.I33]/([.$C$3]/[.$E$3])" office:value-type="float" office:value="254.875225065128" calcext:value-type="float">
            <text:p>254.8752250651</text:p>
          </table:table-cell>
          <table:table-cell table:formula="of:=MIN([.$E$3];INT([.J33]))" office:value-type="float" office:value="254" calcext:value-type="float">
            <text:p>254</text:p>
          </table:table-cell>
          <table:table-cell table:formula="of:=[.K33]*([.$C$3]/[.$E$3])/([.$E$2]/1000000000*[.C33]*[.$G$2]*2)" office:value-type="float" office:value="4.98283032285887" calcext:value-type="float">
            <text:p>4.982830322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((2)^(1/12))^([.B34]-57)) * 220" office:value-type="float" office:value="41.2034446141087" calcext:value-type="float">
            <text:p>41.2034446141</text:p>
          </table:table-cell>
          <table:table-cell table:formula="of:=[.$C$2]*[.$E$2]/1000000000*[.C34]*[.$G$2]" office:value-type="float" office:value="0.00679856836132793" calcext:value-type="float">
            <text:p>0.0067985684</text:p>
          </table:table-cell>
          <table:table-cell table:formula="of:=[.D34]/([.$C$3]/[.$E$3])" office:value-type="float" office:value="135.015447311511" calcext:value-type="float">
            <text:p>135.0154473115</text:p>
          </table:table-cell>
          <table:table-cell table:formula="of:=MIN([.$E$3];INT([.E34]))" office:value-type="float" office:value="135" calcext:value-type="float">
            <text:p>135</text:p>
          </table:table-cell>
          <table:table-cell table:formula="of:=[.F34]*([.$C$3]/[.$E$3])/([.$E$2]/1000000000*[.C34]*[.$G$2])" office:value-type="float" office:value="4.99942794280881" calcext:value-type="float">
            <text:p>4.9994279428</text:p>
          </table:table-cell>
          <table:table-cell/>
          <table:table-cell table:formula="of:=[.$C$2]*[.$E$2]/1000000000*[.C34]*[.$G$2]*2" office:value-type="float" office:value="0.0135971367226559" calcext:value-type="float">
            <text:p>0.0135971367</text:p>
          </table:table-cell>
          <table:table-cell table:formula="of:=[.I34]/([.$C$3]/[.$E$3])" office:value-type="float" office:value="270.030894623023" calcext:value-type="float">
            <text:p>270.030894623</text:p>
          </table:table-cell>
          <table:table-cell table:formula="of:=MIN([.$E$3];INT([.J34]))" office:value-type="float" office:value="270" calcext:value-type="float">
            <text:p>270</text:p>
          </table:table-cell>
          <table:table-cell table:formula="of:=[.K34]*([.$C$3]/[.$E$3])/([.$E$2]/1000000000*[.C34]*[.$G$2]*2)" office:value-type="float" office:value="4.99942794280881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((2)^(1/12))^([.B35]-57)) * 220" office:value-type="float" office:value="43.6535289291254" calcext:value-type="float">
            <text:p>43.6535289291</text:p>
          </table:table-cell>
          <table:table-cell table:formula="of:=[.$C$2]*[.$E$2]/1000000000*[.C35]*[.$G$2]" office:value-type="float" office:value="0.0072028322733057" calcext:value-type="float">
            <text:p>0.0072028323</text:p>
          </table:table-cell>
          <table:table-cell table:formula="of:=[.D35]/([.$C$3]/[.$E$3])" office:value-type="float" office:value="143.043883594958" calcext:value-type="float">
            <text:p>143.043883595</text:p>
          </table:table-cell>
          <table:table-cell table:formula="of:=MIN([.$E$3];INT([.E35]))" office:value-type="float" office:value="143" calcext:value-type="float">
            <text:p>143</text:p>
          </table:table-cell>
          <table:table-cell table:formula="of:=[.F35]*([.$C$3]/[.$E$3])/([.$E$2]/1000000000*[.C35]*[.$G$2])" office:value-type="float" office:value="4.99846607929485" calcext:value-type="float">
            <text:p>4.9984660793</text:p>
          </table:table-cell>
          <table:table-cell/>
          <table:table-cell table:formula="of:=[.$C$2]*[.$E$2]/1000000000*[.C35]*[.$G$2]*2" office:value-type="float" office:value="0.0144056645466114" calcext:value-type="float">
            <text:p>0.0144056645</text:p>
          </table:table-cell>
          <table:table-cell table:formula="of:=[.I35]/([.$C$3]/[.$E$3])" office:value-type="float" office:value="286.087767189916" calcext:value-type="float">
            <text:p>286.0877671899</text:p>
          </table:table-cell>
          <table:table-cell table:formula="of:=MIN([.$E$3];INT([.J35]))" office:value-type="float" office:value="286" calcext:value-type="float">
            <text:p>286</text:p>
          </table:table-cell>
          <table:table-cell table:formula="of:=[.K35]*([.$C$3]/[.$E$3])/([.$E$2]/1000000000*[.C35]*[.$G$2]*2)" office:value-type="float" office:value="4.99846607929485" calcext:value-type="float">
            <text:p>4.99846607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(2)^(1/12))^([.B36]-57)) * 220" office:value-type="float" office:value="46.2493028389543" calcext:value-type="float">
            <text:p>46.249302839</text:p>
          </table:table-cell>
          <table:table-cell table:formula="of:=[.$C$2]*[.$E$2]/1000000000*[.C36]*[.$G$2]" office:value-type="float" office:value="0.00763113496842745" calcext:value-type="float">
            <text:p>0.007631135</text:p>
          </table:table-cell>
          <table:table-cell table:formula="of:=[.D36]/([.$C$3]/[.$E$3])" office:value-type="float" office:value="151.549715542685" calcext:value-type="float">
            <text:p>151.5497155427</text:p>
          </table:table-cell>
          <table:table-cell table:formula="of:=MIN([.$E$3];INT([.E36]))" office:value-type="float" office:value="151" calcext:value-type="float">
            <text:p>151</text:p>
          </table:table-cell>
          <table:table-cell table:formula="of:=[.F36]*([.$C$3]/[.$E$3])/([.$E$2]/1000000000*[.C36]*[.$G$2])" office:value-type="float" office:value="4.98186352443102" calcext:value-type="float">
            <text:p>4.9818635244</text:p>
          </table:table-cell>
          <table:table-cell/>
          <table:table-cell table:formula="of:=[.$C$2]*[.$E$2]/1000000000*[.C36]*[.$G$2]*2" office:value-type="float" office:value="0.0152622699368549" calcext:value-type="float">
            <text:p>0.0152622699</text:p>
          </table:table-cell>
          <table:table-cell table:formula="of:=[.I36]/([.$C$3]/[.$E$3])" office:value-type="float" office:value="303.099431085371" calcext:value-type="float">
            <text:p>303.0994310854</text:p>
          </table:table-cell>
          <table:table-cell table:formula="of:=MIN([.$E$3];INT([.J36]))" office:value-type="float" office:value="303" calcext:value-type="float">
            <text:p>303</text:p>
          </table:table-cell>
          <table:table-cell table:formula="of:=[.K36]*([.$C$3]/[.$E$3])/([.$E$2]/1000000000*[.C36]*[.$G$2]*2)" office:value-type="float" office:value="4.99835976126688" calcext:value-type="float">
            <text:p>4.99835976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((2)^(1/12))^([.B37]-57)) * 220" office:value-type="float" office:value="48.9994294977186" calcext:value-type="float">
            <text:p>48.9994294977</text:p>
          </table:table-cell>
          <table:table-cell table:formula="of:=[.$C$2]*[.$E$2]/1000000000*[.C37]*[.$G$2]" office:value-type="float" office:value="0.00808490586712357" calcext:value-type="float">
            <text:p>0.0080849059</text:p>
          </table:table-cell>
          <table:table-cell table:formula="of:=[.D37]/([.$C$3]/[.$E$3])" office:value-type="float" office:value="160.561330578124" calcext:value-type="float">
            <text:p>160.5613305781</text:p>
          </table:table-cell>
          <table:table-cell table:formula="of:=MIN([.$E$3];INT([.E37]))" office:value-type="float" office:value="160" calcext:value-type="float">
            <text:p>160</text:p>
          </table:table-cell>
          <table:table-cell table:formula="of:=[.F37]*([.$C$3]/[.$E$3])/([.$E$2]/1000000000*[.C37]*[.$G$2])" office:value-type="float" office:value="4.98251974569147" calcext:value-type="float">
            <text:p>4.9825197457</text:p>
          </table:table-cell>
          <table:table-cell/>
          <table:table-cell table:formula="of:=[.$C$2]*[.$E$2]/1000000000*[.C37]*[.$G$2]*2" office:value-type="float" office:value="0.0161698117342471" calcext:value-type="float">
            <text:p>0.0161698117</text:p>
          </table:table-cell>
          <table:table-cell table:formula="of:=[.I37]/([.$C$3]/[.$E$3])" office:value-type="float" office:value="321.122661156249" calcext:value-type="float">
            <text:p>321.1226611562</text:p>
          </table:table-cell>
          <table:table-cell table:formula="of:=MIN([.$E$3];INT([.J37]))" office:value-type="float" office:value="321" calcext:value-type="float">
            <text:p>321</text:p>
          </table:table-cell>
          <table:table-cell table:formula="of:=[.K37]*([.$C$3]/[.$E$3])/([.$E$2]/1000000000*[.C37]*[.$G$2]*2)" office:value-type="float" office:value="4.99809011989675" calcext:value-type="float">
            <text:p>4.99809011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((2)^(1/12))^([.B38]-57)) * 220" office:value-type="float" office:value="51.9130871974931" calcext:value-type="float">
            <text:p>51.9130871975</text:p>
          </table:table-cell>
          <table:table-cell table:formula="of:=[.$C$2]*[.$E$2]/1000000000*[.C38]*[.$G$2]" office:value-type="float" office:value="0.00856565938758636" calcext:value-type="float">
            <text:p>0.0085656594</text:p>
          </table:table-cell>
          <table:table-cell table:formula="of:=[.D38]/([.$C$3]/[.$E$3])" office:value-type="float" office:value="170.108804128745" calcext:value-type="float">
            <text:p>170.1088041287</text:p>
          </table:table-cell>
          <table:table-cell table:formula="of:=MIN([.$E$3];INT([.E38]))" office:value-type="float" office:value="170" calcext:value-type="float">
            <text:p>170</text:p>
          </table:table-cell>
          <table:table-cell table:formula="of:=[.F38]*([.$C$3]/[.$E$3])/([.$E$2]/1000000000*[.C38]*[.$G$2])" office:value-type="float" office:value="4.99680192541172" calcext:value-type="float">
            <text:p>4.9968019254</text:p>
          </table:table-cell>
          <table:table-cell/>
          <table:table-cell table:formula="of:=[.$C$2]*[.$E$2]/1000000000*[.C38]*[.$G$2]*2" office:value-type="float" office:value="0.0171313187751727" calcext:value-type="float">
            <text:p>0.0171313188</text:p>
          </table:table-cell>
          <table:table-cell table:formula="of:=[.I38]/([.$C$3]/[.$E$3])" office:value-type="float" office:value="340.217608257491" calcext:value-type="float">
            <text:p>340.2176082575</text:p>
          </table:table-cell>
          <table:table-cell table:formula="of:=MIN([.$E$3];INT([.J38]))" office:value-type="float" office:value="340" calcext:value-type="float">
            <text:p>340</text:p>
          </table:table-cell>
          <table:table-cell table:formula="of:=[.K38]*([.$C$3]/[.$E$3])/([.$E$2]/1000000000*[.C38]*[.$G$2]*2)" office:value-type="float" office:value="4.99680192541172" calcext:value-type="float">
            <text:p>4.99680192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((2)^(1/12))^([.B39]-57)) * 220" office:value-type="float" office:value="55" calcext:value-type="float">
            <text:p>55</text:p>
          </table:table-cell>
          <table:table-cell table:formula="of:=[.$C$2]*[.$E$2]/1000000000*[.C39]*[.$G$2]" office:value-type="float" office:value="0.00907499999999999" calcext:value-type="float">
            <text:p>0.009075</text:p>
          </table:table-cell>
          <table:table-cell table:formula="of:=[.D39]/([.$C$3]/[.$E$3])" office:value-type="float" office:value="180.224" calcext:value-type="float">
            <text:p>180.224</text:p>
          </table:table-cell>
          <table:table-cell table:formula="of:=MIN([.$E$3];INT([.E39]))" office:value-type="float" office:value="180" calcext:value-type="float">
            <text:p>180</text:p>
          </table:table-cell>
          <table:table-cell table:formula="of:=[.F39]*([.$C$3]/[.$E$3])/([.$E$2]/1000000000*[.C39]*[.$G$2])" office:value-type="float" office:value="4.99378551136364" calcext:value-type="float">
            <text:p>4.9937855114</text:p>
          </table:table-cell>
          <table:table-cell/>
          <table:table-cell table:formula="of:=[.$C$2]*[.$E$2]/1000000000*[.C39]*[.$G$2]*2" office:value-type="float" office:value="0.01815" calcext:value-type="float">
            <text:p>0.01815</text:p>
          </table:table-cell>
          <table:table-cell table:formula="of:=[.I39]/([.$C$3]/[.$E$3])" office:value-type="float" office:value="360.448" calcext:value-type="float">
            <text:p>360.448</text:p>
          </table:table-cell>
          <table:table-cell table:formula="of:=MIN([.$E$3];INT([.J39]))" office:value-type="float" office:value="360" calcext:value-type="float">
            <text:p>360</text:p>
          </table:table-cell>
          <table:table-cell table:formula="of:=[.K39]*([.$C$3]/[.$E$3])/([.$E$2]/1000000000*[.C39]*[.$G$2]*2)" office:value-type="float" office:value="4.99378551136364" calcext:value-type="float">
            <text:p>4.99378551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((2)^(1/12))^([.B40]-57)) * 220" office:value-type="float" office:value="58.2704701897612" calcext:value-type="float">
            <text:p>58.2704701898</text:p>
          </table:table-cell>
          <table:table-cell table:formula="of:=[.$C$2]*[.$E$2]/1000000000*[.C40]*[.$G$2]" office:value-type="float" office:value="0.00961462758131059" calcext:value-type="float">
            <text:p>0.0096146276</text:p>
          </table:table-cell>
          <table:table-cell table:formula="of:=[.D40]/([.$C$3]/[.$E$3])" office:value-type="float" office:value="190.940676717809" calcext:value-type="float">
            <text:p>190.9406767178</text:p>
          </table:table-cell>
          <table:table-cell table:formula="of:=MIN([.$E$3];INT([.E40]))" office:value-type="float" office:value="190" calcext:value-type="float">
            <text:p>190</text:p>
          </table:table-cell>
          <table:table-cell table:formula="of:=[.F40]*([.$C$3]/[.$E$3])/([.$E$2]/1000000000*[.C40]*[.$G$2])" office:value-type="float" office:value="4.97536730428583" calcext:value-type="float">
            <text:p>4.9753673043</text:p>
          </table:table-cell>
          <table:table-cell/>
          <table:table-cell table:formula="of:=[.$C$2]*[.$E$2]/1000000000*[.C40]*[.$G$2]*2" office:value-type="float" office:value="0.0192292551626212" calcext:value-type="float">
            <text:p>0.0192292552</text:p>
          </table:table-cell>
          <table:table-cell table:formula="of:=[.I40]/([.$C$3]/[.$E$3])" office:value-type="float" office:value="381.881353435619" calcext:value-type="float">
            <text:p>381.8813534356</text:p>
          </table:table-cell>
          <table:table-cell table:formula="of:=MIN([.$E$3];INT([.J40]))" office:value-type="float" office:value="381" calcext:value-type="float">
            <text:p>381</text:p>
          </table:table-cell>
          <table:table-cell table:formula="of:=[.K40]*([.$C$3]/[.$E$3])/([.$E$2]/1000000000*[.C40]*[.$G$2]*2)" office:value-type="float" office:value="4.98846037613922" calcext:value-type="float">
            <text:p>4.98846037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((2)^(1/12))^([.B41]-57)) * 220" office:value-type="float" office:value="61.7354126570155" calcext:value-type="float">
            <text:p>61.735412657</text:p>
          </table:table-cell>
          <table:table-cell table:formula="of:=[.$C$2]*[.$E$2]/1000000000*[.C41]*[.$G$2]" office:value-type="float" office:value="0.0101863430884075" calcext:value-type="float">
            <text:p>0.0101863431</text:p>
          </table:table-cell>
          <table:table-cell table:formula="of:=[.D41]/([.$C$3]/[.$E$3])" office:value-type="float" office:value="202.294600194508" calcext:value-type="float">
            <text:p>202.2946001945</text:p>
          </table:table-cell>
          <table:table-cell table:formula="of:=MIN([.$E$3];INT([.E41]))" office:value-type="float" office:value="202" calcext:value-type="float">
            <text:p>202</text:p>
          </table:table-cell>
          <table:table-cell table:formula="of:=[.F41]*([.$C$3]/[.$E$3])/([.$E$2]/1000000000*[.C41]*[.$G$2])" office:value-type="float" office:value="4.99271853538787" calcext:value-type="float">
            <text:p>4.9927185354</text:p>
          </table:table-cell>
          <table:table-cell/>
          <table:table-cell table:formula="of:=[.$C$2]*[.$E$2]/1000000000*[.C41]*[.$G$2]*2" office:value-type="float" office:value="0.0203726861768151" calcext:value-type="float">
            <text:p>0.0203726862</text:p>
          </table:table-cell>
          <table:table-cell table:formula="of:=[.I41]/([.$C$3]/[.$E$3])" office:value-type="float" office:value="404.589200389017" calcext:value-type="float">
            <text:p>404.589200389</text:p>
          </table:table-cell>
          <table:table-cell table:formula="of:=MIN([.$E$3];INT([.J41]))" office:value-type="float" office:value="404" calcext:value-type="float">
            <text:p>404</text:p>
          </table:table-cell>
          <table:table-cell table:formula="of:=[.K41]*([.$C$3]/[.$E$3])/([.$E$2]/1000000000*[.C41]*[.$G$2]*2)" office:value-type="float" office:value="4.99271853538787" calcext:value-type="float">
            <text:p>4.99271853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((2)^(1/12))^([.B42]-57)) * 220" office:value-type="float" office:value="65.4063913251496" calcext:value-type="float">
            <text:p>65.4063913251</text:p>
          </table:table-cell>
          <table:table-cell table:formula="of:=[.$C$2]*[.$E$2]/1000000000*[.C42]*[.$G$2]" office:value-type="float" office:value="0.0107920545686497" calcext:value-type="float">
            <text:p>0.0107920546</text:p>
          </table:table-cell>
          <table:table-cell table:formula="of:=[.D42]/([.$C$3]/[.$E$3])" office:value-type="float" office:value="214.32366309425" calcext:value-type="float">
            <text:p>214.3236630943</text:p>
          </table:table-cell>
          <table:table-cell table:formula="of:=MIN([.$E$3];INT([.E42]))" office:value-type="float" office:value="214" calcext:value-type="float">
            <text:p>214</text:p>
          </table:table-cell>
          <table:table-cell table:formula="of:=[.F42]*([.$C$3]/[.$E$3])/([.$E$2]/1000000000*[.C42]*[.$G$2])" office:value-type="float" office:value="4.99244919833915" calcext:value-type="float">
            <text:p>4.9924491983</text:p>
          </table:table-cell>
          <table:table-cell/>
          <table:table-cell table:formula="of:=[.$C$2]*[.$E$2]/1000000000*[.C42]*[.$G$2]*2" office:value-type="float" office:value="0.0215841091372994" calcext:value-type="float">
            <text:p>0.0215841091</text:p>
          </table:table-cell>
          <table:table-cell table:formula="of:=[.I42]/([.$C$3]/[.$E$3])" office:value-type="float" office:value="428.6473261885" calcext:value-type="float">
            <text:p>428.6473261885</text:p>
          </table:table-cell>
          <table:table-cell table:formula="of:=MIN([.$E$3];INT([.J42]))" office:value-type="float" office:value="428" calcext:value-type="float">
            <text:p>428</text:p>
          </table:table-cell>
          <table:table-cell table:formula="of:=[.K42]*([.$C$3]/[.$E$3])/([.$E$2]/1000000000*[.C42]*[.$G$2]*2)" office:value-type="float" office:value="4.99244919833915" calcext:value-type="float">
            <text:p>4.992449198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((2)^(1/12))^([.B43]-57)) * 220" office:value-type="float" office:value="69.295657744218" calcext:value-type="float">
            <text:p>69.2956577442</text:p>
          </table:table-cell>
          <table:table-cell table:formula="of:=[.$C$2]*[.$E$2]/1000000000*[.C43]*[.$G$2]" office:value-type="float" office:value="0.011433783527796" calcext:value-type="float">
            <text:p>0.0114337835</text:p>
          </table:table-cell>
          <table:table-cell table:formula="of:=[.D43]/([.$C$3]/[.$E$3])" office:value-type="float" office:value="227.068011296253" calcext:value-type="float">
            <text:p>227.0680112963</text:p>
          </table:table-cell>
          <table:table-cell table:formula="of:=MIN([.$E$3];INT([.E43]))" office:value-type="float" office:value="227" calcext:value-type="float">
            <text:p>227</text:p>
          </table:table-cell>
          <table:table-cell table:formula="of:=[.F43]*([.$C$3]/[.$E$3])/([.$E$2]/1000000000*[.C43]*[.$G$2])" office:value-type="float" office:value="4.99850240252105" calcext:value-type="float">
            <text:p>4.9985024025</text:p>
          </table:table-cell>
          <table:table-cell/>
          <table:table-cell table:formula="of:=[.$C$2]*[.$E$2]/1000000000*[.C43]*[.$G$2]*2" office:value-type="float" office:value="0.0228675670555919" calcext:value-type="float">
            <text:p>0.0228675671</text:p>
          </table:table-cell>
          <table:table-cell table:formula="of:=[.I43]/([.$C$3]/[.$E$3])" office:value-type="float" office:value="454.136022592507" calcext:value-type="float">
            <text:p>454.1360225925</text:p>
          </table:table-cell>
          <table:table-cell table:formula="of:=MIN([.$E$3];INT([.J43]))" office:value-type="float" office:value="454" calcext:value-type="float">
            <text:p>454</text:p>
          </table:table-cell>
          <table:table-cell table:formula="of:=[.K43]*([.$C$3]/[.$E$3])/([.$E$2]/1000000000*[.C43]*[.$G$2]*2)" office:value-type="float" office:value="4.99850240252105" calcext:value-type="float">
            <text:p>4.99850240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((2)^(1/12))^([.B44]-57)) * 220" office:value-type="float" office:value="73.4161919793518" calcext:value-type="float">
            <text:p>73.4161919794</text:p>
          </table:table-cell>
          <table:table-cell table:formula="of:=[.$C$2]*[.$E$2]/1000000000*[.C44]*[.$G$2]" office:value-type="float" office:value="0.0121136716765931" calcext:value-type="float">
            <text:p>0.0121136717</text:p>
          </table:table-cell>
          <table:table-cell table:formula="of:=[.D44]/([.$C$3]/[.$E$3])" office:value-type="float" office:value="240.57017787794" calcext:value-type="float">
            <text:p>240.5701778779</text:p>
          </table:table-cell>
          <table:table-cell table:formula="of:=MIN([.$E$3];INT([.E44]))" office:value-type="float" office:value="240" calcext:value-type="float">
            <text:p>240</text:p>
          </table:table-cell>
          <table:table-cell table:formula="of:=[.F44]*([.$C$3]/[.$E$3])/([.$E$2]/1000000000*[.C44]*[.$G$2])" office:value-type="float" office:value="4.98814944805359" calcext:value-type="float">
            <text:p>4.9881494481</text:p>
          </table:table-cell>
          <table:table-cell/>
          <table:table-cell table:formula="of:=[.$C$2]*[.$E$2]/1000000000*[.C44]*[.$G$2]*2" office:value-type="float" office:value="0.0242273433531861" calcext:value-type="float">
            <text:p>0.0242273434</text:p>
          </table:table-cell>
          <table:table-cell table:formula="of:=[.I44]/([.$C$3]/[.$E$3])" office:value-type="float" office:value="481.14035575588" calcext:value-type="float">
            <text:p>481.1403557559</text:p>
          </table:table-cell>
          <table:table-cell table:formula="of:=MIN([.$E$3];INT([.J44]))" office:value-type="float" office:value="481" calcext:value-type="float">
            <text:p>481</text:p>
          </table:table-cell>
          <table:table-cell table:formula="of:=[.K44]*([.$C$3]/[.$E$3])/([.$E$2]/1000000000*[.C44]*[.$G$2]*2)" office:value-type="float" office:value="4.99854142607037" calcext:value-type="float">
            <text:p>4.9985414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((2)^(1/12))^([.B45]-57)) * 220" office:value-type="float" office:value="77.7817459305202" calcext:value-type="float">
            <text:p>77.7817459305</text:p>
          </table:table-cell>
          <table:table-cell table:formula="of:=[.$C$2]*[.$E$2]/1000000000*[.C45]*[.$G$2]" office:value-type="float" office:value="0.0128339880785358" calcext:value-type="float">
            <text:p>0.0128339881</text:p>
          </table:table-cell>
          <table:table-cell table:formula="of:=[.D45]/([.$C$3]/[.$E$3])" office:value-type="float" office:value="254.875225065128" calcext:value-type="float">
            <text:p>254.8752250651</text:p>
          </table:table-cell>
          <table:table-cell table:formula="of:=MIN([.$E$3];INT([.E45]))" office:value-type="float" office:value="254" calcext:value-type="float">
            <text:p>254</text:p>
          </table:table-cell>
          <table:table-cell table:formula="of:=[.F45]*([.$C$3]/[.$E$3])/([.$E$2]/1000000000*[.C45]*[.$G$2])" office:value-type="float" office:value="4.98283032285886" calcext:value-type="float">
            <text:p>4.9828303229</text:p>
          </table:table-cell>
          <table:table-cell/>
          <table:table-cell table:formula="of:=[.$C$2]*[.$E$2]/1000000000*[.C45]*[.$G$2]*2" office:value-type="float" office:value="0.0256679761570717" calcext:value-type="float">
            <text:p>0.0256679762</text:p>
          </table:table-cell>
          <table:table-cell table:formula="of:=[.I45]/([.$C$3]/[.$E$3])" office:value-type="float" office:value="509.750450130257" calcext:value-type="float">
            <text:p>509.7504501303</text:p>
          </table:table-cell>
          <table:table-cell table:formula="of:=MIN([.$E$3];INT([.J45]))" office:value-type="float" office:value="509" calcext:value-type="float">
            <text:p>509</text:p>
          </table:table-cell>
          <table:table-cell table:formula="of:=[.K45]*([.$C$3]/[.$E$3])/([.$E$2]/1000000000*[.C45]*[.$G$2]*2)" office:value-type="float" office:value="4.99263904396685" calcext:value-type="float">
            <text:p>4.99263904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(2)^(1/12))^([.B46]-57)) * 220" office:value-type="float" office:value="82.4068892282174" calcext:value-type="float">
            <text:p>82.4068892282</text:p>
          </table:table-cell>
          <table:table-cell table:formula="of:=[.$C$2]*[.$E$2]/1000000000*[.C46]*[.$G$2]" office:value-type="float" office:value="0.0135971367226559" calcext:value-type="float">
            <text:p>0.0135971367</text:p>
          </table:table-cell>
          <table:table-cell table:formula="of:=[.D46]/([.$C$3]/[.$E$3])" office:value-type="float" office:value="270.030894623023" calcext:value-type="float">
            <text:p>270.030894623</text:p>
          </table:table-cell>
          <table:table-cell table:formula="of:=MIN([.$E$3];INT([.E46]))" office:value-type="float" office:value="270" calcext:value-type="float">
            <text:p>270</text:p>
          </table:table-cell>
          <table:table-cell table:formula="of:=[.F46]*([.$C$3]/[.$E$3])/([.$E$2]/1000000000*[.C46]*[.$G$2])" office:value-type="float" office:value="4.9994279428088" calcext:value-type="float">
            <text:p>4.9994279428</text:p>
          </table:table-cell>
          <table:table-cell/>
          <table:table-cell table:formula="of:=[.$C$2]*[.$E$2]/1000000000*[.C46]*[.$G$2]*2" office:value-type="float" office:value="0.0271942734453117" calcext:value-type="float">
            <text:p>0.0271942734</text:p>
          </table:table-cell>
          <table:table-cell table:formula="of:=[.I46]/([.$C$3]/[.$E$3])" office:value-type="float" office:value="540.061789246046" calcext:value-type="float">
            <text:p>540.061789246</text:p>
          </table:table-cell>
          <table:table-cell table:formula="of:=MIN([.$E$3];INT([.J46]))" office:value-type="float" office:value="540" calcext:value-type="float">
            <text:p>540</text:p>
          </table:table-cell>
          <table:table-cell table:formula="of:=[.K46]*([.$C$3]/[.$E$3])/([.$E$2]/1000000000*[.C46]*[.$G$2]*2)" office:value-type="float" office:value="4.9994279428088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((2)^(1/12))^([.B47]-57)) * 220" office:value-type="float" office:value="87.3070578582509" calcext:value-type="float">
            <text:p>87.3070578583</text:p>
          </table:table-cell>
          <table:table-cell table:formula="of:=[.$C$2]*[.$E$2]/1000000000*[.C47]*[.$G$2]" office:value-type="float" office:value="0.0144056645466114" calcext:value-type="float">
            <text:p>0.0144056645</text:p>
          </table:table-cell>
          <table:table-cell table:formula="of:=[.D47]/([.$C$3]/[.$E$3])" office:value-type="float" office:value="286.087767189917" calcext:value-type="float">
            <text:p>286.0877671899</text:p>
          </table:table-cell>
          <table:table-cell table:formula="of:=MIN([.$E$3];INT([.E47]))" office:value-type="float" office:value="286" calcext:value-type="float">
            <text:p>286</text:p>
          </table:table-cell>
          <table:table-cell table:formula="of:=[.F47]*([.$C$3]/[.$E$3])/([.$E$2]/1000000000*[.C47]*[.$G$2])" office:value-type="float" office:value="4.99846607929485" calcext:value-type="float">
            <text:p>4.9984660793</text:p>
          </table:table-cell>
          <table:table-cell/>
          <table:table-cell table:formula="of:=[.$C$2]*[.$E$2]/1000000000*[.C47]*[.$G$2]*2" office:value-type="float" office:value="0.0288113290932228" calcext:value-type="float">
            <text:p>0.0288113291</text:p>
          </table:table-cell>
          <table:table-cell table:formula="of:=[.I47]/([.$C$3]/[.$E$3])" office:value-type="float" office:value="572.175534379833" calcext:value-type="float">
            <text:p>572.1755343798</text:p>
          </table:table-cell>
          <table:table-cell table:formula="of:=MIN([.$E$3];INT([.J47]))" office:value-type="float" office:value="572" calcext:value-type="float">
            <text:p>572</text:p>
          </table:table-cell>
          <table:table-cell table:formula="of:=[.K47]*([.$C$3]/[.$E$3])/([.$E$2]/1000000000*[.C47]*[.$G$2]*2)" office:value-type="float" office:value="4.99846607929485" calcext:value-type="float">
            <text:p>4.99846607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((2)^(1/12))^([.B48]-57)) * 220" office:value-type="float" office:value="92.4986056779085" calcext:value-type="float">
            <text:p>92.4986056779</text:p>
          </table:table-cell>
          <table:table-cell table:formula="of:=[.$C$2]*[.$E$2]/1000000000*[.C48]*[.$G$2]" office:value-type="float" office:value="0.0152622699368549" calcext:value-type="float">
            <text:p>0.0152622699</text:p>
          </table:table-cell>
          <table:table-cell table:formula="of:=[.D48]/([.$C$3]/[.$E$3])" office:value-type="float" office:value="303.099431085371" calcext:value-type="float">
            <text:p>303.0994310854</text:p>
          </table:table-cell>
          <table:table-cell table:formula="of:=MIN([.$E$3];INT([.E48]))" office:value-type="float" office:value="303" calcext:value-type="float">
            <text:p>303</text:p>
          </table:table-cell>
          <table:table-cell table:formula="of:=[.F48]*([.$C$3]/[.$E$3])/([.$E$2]/1000000000*[.C48]*[.$G$2])" office:value-type="float" office:value="4.99835976126688" calcext:value-type="float">
            <text:p>4.9983597613</text:p>
          </table:table-cell>
          <table:table-cell/>
          <table:table-cell table:formula="of:=[.$C$2]*[.$E$2]/1000000000*[.C48]*[.$G$2]*2" office:value-type="float" office:value="0.0305245398737098" calcext:value-type="float">
            <text:p>0.0305245399</text:p>
          </table:table-cell>
          <table:table-cell table:formula="of:=[.I48]/([.$C$3]/[.$E$3])" office:value-type="float" office:value="606.198862170742" calcext:value-type="float">
            <text:p>606.1988621707</text:p>
          </table:table-cell>
          <table:table-cell table:formula="of:=MIN([.$E$3];INT([.J48]))" office:value-type="float" office:value="606" calcext:value-type="float">
            <text:p>606</text:p>
          </table:table-cell>
          <table:table-cell table:formula="of:=[.K48]*([.$C$3]/[.$E$3])/([.$E$2]/1000000000*[.C48]*[.$G$2]*2)" office:value-type="float" office:value="4.99835976126688" calcext:value-type="float">
            <text:p>4.99835976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((2)^(1/12))^([.B49]-57)) * 220" office:value-type="float" office:value="97.9988589954373" calcext:value-type="float">
            <text:p>97.9988589954</text:p>
          </table:table-cell>
          <table:table-cell table:formula="of:=[.$C$2]*[.$E$2]/1000000000*[.C49]*[.$G$2]" office:value-type="float" office:value="0.0161698117342471" calcext:value-type="float">
            <text:p>0.0161698117</text:p>
          </table:table-cell>
          <table:table-cell table:formula="of:=[.D49]/([.$C$3]/[.$E$3])" office:value-type="float" office:value="321.122661156249" calcext:value-type="float">
            <text:p>321.1226611562</text:p>
          </table:table-cell>
          <table:table-cell table:formula="of:=MIN([.$E$3];INT([.E49]))" office:value-type="float" office:value="321" calcext:value-type="float">
            <text:p>321</text:p>
          </table:table-cell>
          <table:table-cell table:formula="of:=[.F49]*([.$C$3]/[.$E$3])/([.$E$2]/1000000000*[.C49]*[.$G$2])" office:value-type="float" office:value="4.99809011989675" calcext:value-type="float">
            <text:p>4.9980901199</text:p>
          </table:table-cell>
          <table:table-cell/>
          <table:table-cell table:formula="of:=[.$C$2]*[.$E$2]/1000000000*[.C49]*[.$G$2]*2" office:value-type="float" office:value="0.0323396234684943" calcext:value-type="float">
            <text:p>0.0323396235</text:p>
          </table:table-cell>
          <table:table-cell table:formula="of:=[.I49]/([.$C$3]/[.$E$3])" office:value-type="float" office:value="642.245322312498" calcext:value-type="float">
            <text:p>642.2453223125</text:p>
          </table:table-cell>
          <table:table-cell table:formula="of:=MIN([.$E$3];INT([.J49]))" office:value-type="float" office:value="642" calcext:value-type="float">
            <text:p>642</text:p>
          </table:table-cell>
          <table:table-cell table:formula="of:=[.K49]*([.$C$3]/[.$E$3])/([.$E$2]/1000000000*[.C49]*[.$G$2]*2)" office:value-type="float" office:value="4.99809011989675" calcext:value-type="float">
            <text:p>4.99809011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((2)^(1/12))^([.B50]-57)) * 220" office:value-type="float" office:value="103.826174394986" calcext:value-type="float">
            <text:p>103.826174395</text:p>
          </table:table-cell>
          <table:table-cell table:formula="of:=[.$C$2]*[.$E$2]/1000000000*[.C50]*[.$G$2]" office:value-type="float" office:value="0.0171313187751727" calcext:value-type="float">
            <text:p>0.0171313188</text:p>
          </table:table-cell>
          <table:table-cell table:formula="of:=[.D50]/([.$C$3]/[.$E$3])" office:value-type="float" office:value="340.217608257491" calcext:value-type="float">
            <text:p>340.2176082575</text:p>
          </table:table-cell>
          <table:table-cell table:formula="of:=MIN([.$E$3];INT([.E50]))" office:value-type="float" office:value="340" calcext:value-type="float">
            <text:p>340</text:p>
          </table:table-cell>
          <table:table-cell table:formula="of:=[.F50]*([.$C$3]/[.$E$3])/([.$E$2]/1000000000*[.C50]*[.$G$2])" office:value-type="float" office:value="4.99680192541172" calcext:value-type="float">
            <text:p>4.9968019254</text:p>
          </table:table-cell>
          <table:table-cell/>
          <table:table-cell table:formula="of:=[.$C$2]*[.$E$2]/1000000000*[.C50]*[.$G$2]*2" office:value-type="float" office:value="0.0342626375503455" calcext:value-type="float">
            <text:p>0.0342626376</text:p>
          </table:table-cell>
          <table:table-cell table:formula="of:=[.I50]/([.$C$3]/[.$E$3])" office:value-type="float" office:value="680.435216514982" calcext:value-type="float">
            <text:p>680.435216515</text:p>
          </table:table-cell>
          <table:table-cell table:formula="of:=MIN([.$E$3];INT([.J50]))" office:value-type="float" office:value="680" calcext:value-type="float">
            <text:p>680</text:p>
          </table:table-cell>
          <table:table-cell table:formula="of:=[.K50]*([.$C$3]/[.$E$3])/([.$E$2]/1000000000*[.C50]*[.$G$2]*2)" office:value-type="float" office:value="4.99680192541172" calcext:value-type="float">
            <text:p>4.99680192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((2)^(1/12))^([.B51]-57)) * 220" office:value-type="float" office:value="110" calcext:value-type="float">
            <text:p>110</text:p>
          </table:table-cell>
          <table:table-cell table:formula="of:=[.$C$2]*[.$E$2]/1000000000*[.C51]*[.$G$2]" office:value-type="float" office:value="0.01815" calcext:value-type="float">
            <text:p>0.01815</text:p>
          </table:table-cell>
          <table:table-cell table:formula="of:=[.D51]/([.$C$3]/[.$E$3])" office:value-type="float" office:value="360.448" calcext:value-type="float">
            <text:p>360.448</text:p>
          </table:table-cell>
          <table:table-cell table:formula="of:=MIN([.$E$3];INT([.E51]))" office:value-type="float" office:value="360" calcext:value-type="float">
            <text:p>360</text:p>
          </table:table-cell>
          <table:table-cell table:formula="of:=[.F51]*([.$C$3]/[.$E$3])/([.$E$2]/1000000000*[.C51]*[.$G$2])" office:value-type="float" office:value="4.99378551136364" calcext:value-type="float">
            <text:p>4.9937855114</text:p>
          </table:table-cell>
          <table:table-cell/>
          <table:table-cell table:formula="of:=[.$C$2]*[.$E$2]/1000000000*[.C51]*[.$G$2]*2" office:value-type="float" office:value="0.0363" calcext:value-type="float">
            <text:p>0.0363</text:p>
          </table:table-cell>
          <table:table-cell table:formula="of:=[.I51]/([.$C$3]/[.$E$3])" office:value-type="float" office:value="720.896" calcext:value-type="float">
            <text:p>720.896</text:p>
          </table:table-cell>
          <table:table-cell table:formula="of:=MIN([.$E$3];INT([.J51]))" office:value-type="float" office:value="720" calcext:value-type="float">
            <text:p>720</text:p>
          </table:table-cell>
          <table:table-cell table:formula="of:=[.K51]*([.$C$3]/[.$E$3])/([.$E$2]/1000000000*[.C51]*[.$G$2]*2)" office:value-type="float" office:value="4.99378551136364" calcext:value-type="float">
            <text:p>4.99378551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((2)^(1/12))^([.B52]-57)) * 220" office:value-type="float" office:value="116.540940379522" calcext:value-type="float">
            <text:p>116.5409403795</text:p>
          </table:table-cell>
          <table:table-cell table:formula="of:=[.$C$2]*[.$E$2]/1000000000*[.C52]*[.$G$2]" office:value-type="float" office:value="0.0192292551626212" calcext:value-type="float">
            <text:p>0.0192292552</text:p>
          </table:table-cell>
          <table:table-cell table:formula="of:=[.D52]/([.$C$3]/[.$E$3])" office:value-type="float" office:value="381.881353435619" calcext:value-type="float">
            <text:p>381.8813534356</text:p>
          </table:table-cell>
          <table:table-cell table:formula="of:=MIN([.$E$3];INT([.E52]))" office:value-type="float" office:value="381" calcext:value-type="float">
            <text:p>381</text:p>
          </table:table-cell>
          <table:table-cell table:formula="of:=[.F52]*([.$C$3]/[.$E$3])/([.$E$2]/1000000000*[.C52]*[.$G$2])" office:value-type="float" office:value="4.98846037613921" calcext:value-type="float">
            <text:p>4.9884603761</text:p>
          </table:table-cell>
          <table:table-cell/>
          <table:table-cell table:formula="of:=[.$C$2]*[.$E$2]/1000000000*[.C52]*[.$G$2]*2" office:value-type="float" office:value="0.0384585103252424" calcext:value-type="float">
            <text:p>0.0384585103</text:p>
          </table:table-cell>
          <table:table-cell table:formula="of:=[.I52]/([.$C$3]/[.$E$3])" office:value-type="float" office:value="763.762706871238" calcext:value-type="float">
            <text:p>763.7627068712</text:p>
          </table:table-cell>
          <table:table-cell table:formula="of:=MIN([.$E$3];INT([.J52]))" office:value-type="float" office:value="763" calcext:value-type="float">
            <text:p>763</text:p>
          </table:table-cell>
          <table:table-cell table:formula="of:=[.K52]*([.$C$3]/[.$E$3])/([.$E$2]/1000000000*[.C52]*[.$G$2]*2)" office:value-type="float" office:value="4.9950069120659" calcext:value-type="float">
            <text:p>4.995006912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((2)^(1/12))^([.B53]-57)) * 220" office:value-type="float" office:value="123.470825314031" calcext:value-type="float">
            <text:p>123.470825314</text:p>
          </table:table-cell>
          <table:table-cell table:formula="of:=[.$C$2]*[.$E$2]/1000000000*[.C53]*[.$G$2]" office:value-type="float" office:value="0.0203726861768151" calcext:value-type="float">
            <text:p>0.0203726862</text:p>
          </table:table-cell>
          <table:table-cell table:formula="of:=[.D53]/([.$C$3]/[.$E$3])" office:value-type="float" office:value="404.589200389017" calcext:value-type="float">
            <text:p>404.589200389</text:p>
          </table:table-cell>
          <table:table-cell table:formula="of:=MIN([.$E$3];INT([.E53]))" office:value-type="float" office:value="404" calcext:value-type="float">
            <text:p>404</text:p>
          </table:table-cell>
          <table:table-cell table:formula="of:=[.F53]*([.$C$3]/[.$E$3])/([.$E$2]/1000000000*[.C53]*[.$G$2])" office:value-type="float" office:value="4.99271853538787" calcext:value-type="float">
            <text:p>4.9927185354</text:p>
          </table:table-cell>
          <table:table-cell/>
          <table:table-cell table:formula="of:=[.$C$2]*[.$E$2]/1000000000*[.C53]*[.$G$2]*2" office:value-type="float" office:value="0.0407453723536302" calcext:value-type="float">
            <text:p>0.0407453724</text:p>
          </table:table-cell>
          <table:table-cell table:formula="of:=[.I53]/([.$C$3]/[.$E$3])" office:value-type="float" office:value="809.178400778034" calcext:value-type="float">
            <text:p>809.178400778</text:p>
          </table:table-cell>
          <table:table-cell table:formula="of:=MIN([.$E$3];INT([.J53]))" office:value-type="float" office:value="809" calcext:value-type="float">
            <text:p>809</text:p>
          </table:table-cell>
          <table:table-cell table:formula="of:=[.K53]*([.$C$3]/[.$E$3])/([.$E$2]/1000000000*[.C53]*[.$G$2]*2)" office:value-type="float" office:value="4.99889764248612" calcext:value-type="float">
            <text:p>4.99889764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((2)^(1/12))^([.B54]-57)) * 220" office:value-type="float" office:value="130.812782650299" calcext:value-type="float">
            <text:p>130.8127826503</text:p>
          </table:table-cell>
          <table:table-cell table:formula="of:=[.$C$2]*[.$E$2]/1000000000*[.C54]*[.$G$2]" office:value-type="float" office:value="0.0215841091372994" calcext:value-type="float">
            <text:p>0.0215841091</text:p>
          </table:table-cell>
          <table:table-cell table:formula="of:=[.D54]/([.$C$3]/[.$E$3])" office:value-type="float" office:value="428.647326188501" calcext:value-type="float">
            <text:p>428.6473261885</text:p>
          </table:table-cell>
          <table:table-cell table:formula="of:=MIN([.$E$3];INT([.E54]))" office:value-type="float" office:value="428" calcext:value-type="float">
            <text:p>428</text:p>
          </table:table-cell>
          <table:table-cell table:formula="of:=[.F54]*([.$C$3]/[.$E$3])/([.$E$2]/1000000000*[.C54]*[.$G$2])" office:value-type="float" office:value="4.99244919833915" calcext:value-type="float">
            <text:p>4.9924491983</text:p>
          </table:table-cell>
          <table:table-cell/>
          <table:table-cell table:formula="of:=[.$C$2]*[.$E$2]/1000000000*[.C54]*[.$G$2]*2" office:value-type="float" office:value="0.0431682182745988" calcext:value-type="float">
            <text:p>0.0431682183</text:p>
          </table:table-cell>
          <table:table-cell table:formula="of:=[.I54]/([.$C$3]/[.$E$3])" office:value-type="float" office:value="857.294652377001" calcext:value-type="float">
            <text:p>857.294652377</text:p>
          </table:table-cell>
          <table:table-cell table:formula="of:=MIN([.$E$3];INT([.J54]))" office:value-type="float" office:value="857" calcext:value-type="float">
            <text:p>857</text:p>
          </table:table-cell>
          <table:table-cell table:formula="of:=[.K54]*([.$C$3]/[.$E$3])/([.$E$2]/1000000000*[.C54]*[.$G$2]*2)" office:value-type="float" office:value="4.9982814988045" calcext:value-type="float">
            <text:p>4.998281498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((2)^(1/12))^([.B55]-57)) * 220" office:value-type="float" office:value="138.591315488436" calcext:value-type="float">
            <text:p>138.5913154884</text:p>
          </table:table-cell>
          <table:table-cell table:formula="of:=[.$C$2]*[.$E$2]/1000000000*[.C55]*[.$G$2]" office:value-type="float" office:value="0.0228675670555919" calcext:value-type="float">
            <text:p>0.0228675671</text:p>
          </table:table-cell>
          <table:table-cell table:formula="of:=[.D55]/([.$C$3]/[.$E$3])" office:value-type="float" office:value="454.136022592507" calcext:value-type="float">
            <text:p>454.1360225925</text:p>
          </table:table-cell>
          <table:table-cell table:formula="of:=MIN([.$E$3];INT([.E55]))" office:value-type="float" office:value="454" calcext:value-type="float">
            <text:p>454</text:p>
          </table:table-cell>
          <table:table-cell table:formula="of:=[.F55]*([.$C$3]/[.$E$3])/([.$E$2]/1000000000*[.C55]*[.$G$2])" office:value-type="float" office:value="4.99850240252105" calcext:value-type="float">
            <text:p>4.9985024025</text:p>
          </table:table-cell>
          <table:table-cell/>
          <table:table-cell table:formula="of:=[.$C$2]*[.$E$2]/1000000000*[.C55]*[.$G$2]*2" office:value-type="float" office:value="0.0457351341111839" calcext:value-type="float">
            <text:p>0.0457351341</text:p>
          </table:table-cell>
          <table:table-cell table:formula="of:=[.I55]/([.$C$3]/[.$E$3])" office:value-type="float" office:value="908.272045185014" calcext:value-type="float">
            <text:p>908.272045185</text:p>
          </table:table-cell>
          <table:table-cell table:formula="of:=MIN([.$E$3];INT([.J55]))" office:value-type="float" office:value="908" calcext:value-type="float">
            <text:p>908</text:p>
          </table:table-cell>
          <table:table-cell table:formula="of:=[.K55]*([.$C$3]/[.$E$3])/([.$E$2]/1000000000*[.C55]*[.$G$2]*2)" office:value-type="float" office:value="4.99850240252105" calcext:value-type="float">
            <text:p>4.99850240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(2)^(1/12))^([.B56]-57)) * 220" office:value-type="float" office:value="146.832383958704" calcext:value-type="float">
            <text:p>146.8323839587</text:p>
          </table:table-cell>
          <table:table-cell table:formula="of:=[.$C$2]*[.$E$2]/1000000000*[.C56]*[.$G$2]" office:value-type="float" office:value="0.0242273433531861" calcext:value-type="float">
            <text:p>0.0242273434</text:p>
          </table:table-cell>
          <table:table-cell table:formula="of:=[.D56]/([.$C$3]/[.$E$3])" office:value-type="float" office:value="481.14035575588" calcext:value-type="float">
            <text:p>481.1403557559</text:p>
          </table:table-cell>
          <table:table-cell table:formula="of:=MIN([.$E$3];INT([.E56]))" office:value-type="float" office:value="481" calcext:value-type="float">
            <text:p>481</text:p>
          </table:table-cell>
          <table:table-cell table:formula="of:=[.F56]*([.$C$3]/[.$E$3])/([.$E$2]/1000000000*[.C56]*[.$G$2])" office:value-type="float" office:value="4.99854142607036" calcext:value-type="float">
            <text:p>4.9985414261</text:p>
          </table:table-cell>
          <table:table-cell/>
          <table:table-cell table:formula="of:=[.$C$2]*[.$E$2]/1000000000*[.C56]*[.$G$2]*2" office:value-type="float" office:value="0.0484546867063722" calcext:value-type="float">
            <text:p>0.0484546867</text:p>
          </table:table-cell>
          <table:table-cell table:formula="of:=[.I56]/([.$C$3]/[.$E$3])" office:value-type="float" office:value="962.280711511761" calcext:value-type="float">
            <text:p>962.2807115118</text:p>
          </table:table-cell>
          <table:table-cell table:formula="of:=MIN([.$E$3];INT([.J56]))" office:value-type="float" office:value="962" calcext:value-type="float">
            <text:p>962</text:p>
          </table:table-cell>
          <table:table-cell table:formula="of:=[.K56]*([.$C$3]/[.$E$3])/([.$E$2]/1000000000*[.C56]*[.$G$2]*2)" office:value-type="float" office:value="4.99854142607036" calcext:value-type="float">
            <text:p>4.9985414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((2)^(1/12))^([.B57]-57)) * 220" office:value-type="float" office:value="155.56349186104" calcext:value-type="float">
            <text:p>155.563491861</text:p>
          </table:table-cell>
          <table:table-cell table:formula="of:=[.$C$2]*[.$E$2]/1000000000*[.C57]*[.$G$2]" office:value-type="float" office:value="0.0256679761570717" calcext:value-type="float">
            <text:p>0.0256679762</text:p>
          </table:table-cell>
          <table:table-cell table:formula="of:=[.D57]/([.$C$3]/[.$E$3])" office:value-type="float" office:value="509.750450130257" calcext:value-type="float">
            <text:p>509.7504501303</text:p>
          </table:table-cell>
          <table:table-cell table:formula="of:=MIN([.$E$3];INT([.E57]))" office:value-type="float" office:value="509" calcext:value-type="float">
            <text:p>509</text:p>
          </table:table-cell>
          <table:table-cell table:formula="of:=[.F57]*([.$C$3]/[.$E$3])/([.$E$2]/1000000000*[.C57]*[.$G$2])" office:value-type="float" office:value="4.99263904396685" calcext:value-type="float">
            <text:p>4.992639044</text:p>
          </table:table-cell>
          <table:table-cell/>
          <table:table-cell table:formula="of:=[.$C$2]*[.$E$2]/1000000000*[.C57]*[.$G$2]*2" office:value-type="float" office:value="0.0513359523141433" calcext:value-type="float">
            <text:p>0.0513359523</text:p>
          </table:table-cell>
          <table:table-cell table:formula="of:=[.I57]/([.$C$3]/[.$E$3])" office:value-type="float" office:value="1019.50090026051" calcext:value-type="float">
            <text:p>1019.5009002605</text:p>
          </table:table-cell>
          <table:table-cell table:formula="of:=MIN([.$E$3];INT([.J57]))" office:value-type="float" office:value="1019" calcext:value-type="float">
            <text:p>1019</text:p>
          </table:table-cell>
          <table:table-cell table:formula="of:=[.K57]*([.$C$3]/[.$E$3])/([.$E$2]/1000000000*[.C57]*[.$G$2]*2)" office:value-type="float" office:value="4.99754340452085" calcext:value-type="float">
            <text:p>4.997543404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((2)^(1/12))^([.B58]-57)) * 220" office:value-type="float" office:value="164.813778456435" calcext:value-type="float">
            <text:p>164.8137784564</text:p>
          </table:table-cell>
          <table:table-cell table:formula="of:=[.$C$2]*[.$E$2]/1000000000*[.C58]*[.$G$2]" office:value-type="float" office:value="0.0271942734453118" calcext:value-type="float">
            <text:p>0.0271942734</text:p>
          </table:table-cell>
          <table:table-cell table:formula="of:=[.D58]/([.$C$3]/[.$E$3])" office:value-type="float" office:value="540.061789246046" calcext:value-type="float">
            <text:p>540.061789246</text:p>
          </table:table-cell>
          <table:table-cell table:formula="of:=MIN([.$E$3];INT([.E58]))" office:value-type="float" office:value="540" calcext:value-type="float">
            <text:p>540</text:p>
          </table:table-cell>
          <table:table-cell table:formula="of:=[.F58]*([.$C$3]/[.$E$3])/([.$E$2]/1000000000*[.C58]*[.$G$2])" office:value-type="float" office:value="4.9994279428088" calcext:value-type="float">
            <text:p>4.9994279428</text:p>
          </table:table-cell>
          <table:table-cell/>
          <table:table-cell table:formula="of:=[.$C$2]*[.$E$2]/1000000000*[.C58]*[.$G$2]*2" office:value-type="float" office:value="0.0543885468906235" calcext:value-type="float">
            <text:p>0.0543885469</text:p>
          </table:table-cell>
          <table:table-cell table:formula="of:=[.I58]/([.$C$3]/[.$E$3])" office:value-type="float" office:value="1080.12357849209" calcext:value-type="float">
            <text:p>1080.1235784921</text:p>
          </table:table-cell>
          <table:table-cell table:formula="of:=MIN([.$E$3];INT([.J58]))" office:value-type="float" office:value="1080" calcext:value-type="float">
            <text:p>1080</text:p>
          </table:table-cell>
          <table:table-cell table:formula="of:=[.K58]*([.$C$3]/[.$E$3])/([.$E$2]/1000000000*[.C58]*[.$G$2]*2)" office:value-type="float" office:value="4.9994279428088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((2)^(1/12))^([.B59]-57)) * 220" office:value-type="float" office:value="174.614115716502" calcext:value-type="float">
            <text:p>174.6141157165</text:p>
          </table:table-cell>
          <table:table-cell table:formula="of:=[.$C$2]*[.$E$2]/1000000000*[.C59]*[.$G$2]" office:value-type="float" office:value="0.0288113290932228" calcext:value-type="float">
            <text:p>0.0288113291</text:p>
          </table:table-cell>
          <table:table-cell table:formula="of:=[.D59]/([.$C$3]/[.$E$3])" office:value-type="float" office:value="572.175534379833" calcext:value-type="float">
            <text:p>572.1755343798</text:p>
          </table:table-cell>
          <table:table-cell table:formula="of:=MIN([.$E$3];INT([.E59]))" office:value-type="float" office:value="572" calcext:value-type="float">
            <text:p>572</text:p>
          </table:table-cell>
          <table:table-cell table:formula="of:=[.F59]*([.$C$3]/[.$E$3])/([.$E$2]/1000000000*[.C59]*[.$G$2])" office:value-type="float" office:value="4.99846607929485" calcext:value-type="float">
            <text:p>4.9984660793</text:p>
          </table:table-cell>
          <table:table-cell/>
          <table:table-cell table:formula="of:=[.$C$2]*[.$E$2]/1000000000*[.C59]*[.$G$2]*2" office:value-type="float" office:value="0.0576226581864456" calcext:value-type="float">
            <text:p>0.0576226582</text:p>
          </table:table-cell>
          <table:table-cell table:formula="of:=[.I59]/([.$C$3]/[.$E$3])" office:value-type="float" office:value="1144.35106875967" calcext:value-type="float">
            <text:p>1144.3510687597</text:p>
          </table:table-cell>
          <table:table-cell table:formula="of:=MIN([.$E$3];INT([.J59]))" office:value-type="float" office:value="1144" calcext:value-type="float">
            <text:p>1144</text:p>
          </table:table-cell>
          <table:table-cell table:formula="of:=[.K59]*([.$C$3]/[.$E$3])/([.$E$2]/1000000000*[.C59]*[.$G$2]*2)" office:value-type="float" office:value="4.99846607929485" calcext:value-type="float">
            <text:p>4.99846607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((2)^(1/12))^([.B60]-57)) * 220" office:value-type="float" office:value="184.997211355817" calcext:value-type="float">
            <text:p>184.9972113558</text:p>
          </table:table-cell>
          <table:table-cell table:formula="of:=[.$C$2]*[.$E$2]/1000000000*[.C60]*[.$G$2]" office:value-type="float" office:value="0.0305245398737098" calcext:value-type="float">
            <text:p>0.0305245399</text:p>
          </table:table-cell>
          <table:table-cell table:formula="of:=[.D60]/([.$C$3]/[.$E$3])" office:value-type="float" office:value="606.198862170742" calcext:value-type="float">
            <text:p>606.1988621707</text:p>
          </table:table-cell>
          <table:table-cell table:formula="of:=MIN([.$E$3];INT([.E60]))" office:value-type="float" office:value="606" calcext:value-type="float">
            <text:p>606</text:p>
          </table:table-cell>
          <table:table-cell table:formula="of:=[.F60]*([.$C$3]/[.$E$3])/([.$E$2]/1000000000*[.C60]*[.$G$2])" office:value-type="float" office:value="4.99835976126688" calcext:value-type="float">
            <text:p>4.9983597613</text:p>
          </table:table-cell>
          <table:table-cell/>
          <table:table-cell table:formula="of:=[.$C$2]*[.$E$2]/1000000000*[.C60]*[.$G$2]*2" office:value-type="float" office:value="0.0610490797474197" calcext:value-type="float">
            <text:p>0.0610490797</text:p>
          </table:table-cell>
          <table:table-cell table:formula="of:=[.I60]/([.$C$3]/[.$E$3])" office:value-type="float" office:value="1212.39772434148" calcext:value-type="float">
            <text:p>1212.3977243415</text:p>
          </table:table-cell>
          <table:table-cell table:formula="of:=MIN([.$E$3];INT([.J60]))" office:value-type="float" office:value="1212" calcext:value-type="float">
            <text:p>1212</text:p>
          </table:table-cell>
          <table:table-cell table:formula="of:=[.K60]*([.$C$3]/[.$E$3])/([.$E$2]/1000000000*[.C60]*[.$G$2]*2)" office:value-type="float" office:value="4.99835976126688" calcext:value-type="float">
            <text:p>4.99835976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((2)^(1/12))^([.B61]-57)) * 220" office:value-type="float" office:value="195.997717990875" calcext:value-type="float">
            <text:p>195.9977179909</text:p>
          </table:table-cell>
          <table:table-cell table:formula="of:=[.$C$2]*[.$E$2]/1000000000*[.C61]*[.$G$2]" office:value-type="float" office:value="0.0323396234684943" calcext:value-type="float">
            <text:p>0.0323396235</text:p>
          </table:table-cell>
          <table:table-cell table:formula="of:=[.D61]/([.$C$3]/[.$E$3])" office:value-type="float" office:value="642.245322312498" calcext:value-type="float">
            <text:p>642.2453223125</text:p>
          </table:table-cell>
          <table:table-cell table:formula="of:=MIN([.$E$3];INT([.E61]))" office:value-type="float" office:value="642" calcext:value-type="float">
            <text:p>642</text:p>
          </table:table-cell>
          <table:table-cell table:formula="of:=[.F61]*([.$C$3]/[.$E$3])/([.$E$2]/1000000000*[.C61]*[.$G$2])" office:value-type="float" office:value="4.99809011989675" calcext:value-type="float">
            <text:p>4.9980901199</text:p>
          </table:table-cell>
          <table:table-cell/>
          <table:table-cell table:formula="of:=[.$C$2]*[.$E$2]/1000000000*[.C61]*[.$G$2]*2" office:value-type="float" office:value="0.0646792469369886" calcext:value-type="float">
            <text:p>0.0646792469</text:p>
          </table:table-cell>
          <table:table-cell table:formula="of:=[.I61]/([.$C$3]/[.$E$3])" office:value-type="float" office:value="1284.490644625" calcext:value-type="float">
            <text:p>1284.490644625</text:p>
          </table:table-cell>
          <table:table-cell table:formula="of:=MIN([.$E$3];INT([.J61]))" office:value-type="float" office:value="1284" calcext:value-type="float">
            <text:p>1284</text:p>
          </table:table-cell>
          <table:table-cell table:formula="of:=[.K61]*([.$C$3]/[.$E$3])/([.$E$2]/1000000000*[.C61]*[.$G$2]*2)" office:value-type="float" office:value="4.99809011989675" calcext:value-type="float">
            <text:p>4.99809011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((2)^(1/12))^([.B62]-57)) * 220" office:value-type="float" office:value="207.652348789973" calcext:value-type="float">
            <text:p>207.65234879</text:p>
          </table:table-cell>
          <table:table-cell table:formula="of:=[.$C$2]*[.$E$2]/1000000000*[.C62]*[.$G$2]" office:value-type="float" office:value="0.0342626375503455" calcext:value-type="float">
            <text:p>0.0342626376</text:p>
          </table:table-cell>
          <table:table-cell table:formula="of:=[.D62]/([.$C$3]/[.$E$3])" office:value-type="float" office:value="680.435216514982" calcext:value-type="float">
            <text:p>680.435216515</text:p>
          </table:table-cell>
          <table:table-cell table:formula="of:=MIN([.$E$3];INT([.E62]))" office:value-type="float" office:value="680" calcext:value-type="float">
            <text:p>680</text:p>
          </table:table-cell>
          <table:table-cell table:formula="of:=[.F62]*([.$C$3]/[.$E$3])/([.$E$2]/1000000000*[.C62]*[.$G$2])" office:value-type="float" office:value="4.99680192541172" calcext:value-type="float">
            <text:p>4.9968019254</text:p>
          </table:table-cell>
          <table:table-cell/>
          <table:table-cell table:formula="of:=[.$C$2]*[.$E$2]/1000000000*[.C62]*[.$G$2]*2" office:value-type="float" office:value="0.0685252751006909" calcext:value-type="float">
            <text:p>0.0685252751</text:p>
          </table:table-cell>
          <table:table-cell table:formula="of:=[.I62]/([.$C$3]/[.$E$3])" office:value-type="float" office:value="1360.87043302996" calcext:value-type="float">
            <text:p>1360.87043303</text:p>
          </table:table-cell>
          <table:table-cell table:formula="of:=MIN([.$E$3];INT([.J62]))" office:value-type="float" office:value="1360" calcext:value-type="float">
            <text:p>1360</text:p>
          </table:table-cell>
          <table:table-cell table:formula="of:=[.K62]*([.$C$3]/[.$E$3])/([.$E$2]/1000000000*[.C62]*[.$G$2]*2)" office:value-type="float" office:value="4.99680192541172" calcext:value-type="float">
            <text:p>4.996801925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((2)^(1/12))^([.B63]-57)) * 220" office:value-type="float" office:value="220" calcext:value-type="float">
            <text:p>220</text:p>
          </table:table-cell>
          <table:table-cell table:formula="of:=[.$C$2]*[.$E$2]/1000000000*[.C63]*[.$G$2]" office:value-type="float" office:value="0.0363" calcext:value-type="float">
            <text:p>0.0363</text:p>
          </table:table-cell>
          <table:table-cell table:formula="of:=[.D63]/([.$C$3]/[.$E$3])" office:value-type="float" office:value="720.896" calcext:value-type="float">
            <text:p>720.896</text:p>
          </table:table-cell>
          <table:table-cell table:formula="of:=MIN([.$E$3];INT([.E63]))" office:value-type="float" office:value="720" calcext:value-type="float">
            <text:p>720</text:p>
          </table:table-cell>
          <table:table-cell table:formula="of:=[.F63]*([.$C$3]/[.$E$3])/([.$E$2]/1000000000*[.C63]*[.$G$2])" office:value-type="float" office:value="4.99378551136364" calcext:value-type="float">
            <text:p>4.9937855114</text:p>
          </table:table-cell>
          <table:table-cell/>
          <table:table-cell table:formula="of:=[.$C$2]*[.$E$2]/1000000000*[.C63]*[.$G$2]*2" office:value-type="float" office:value="0.0726" calcext:value-type="float">
            <text:p>0.0726</text:p>
          </table:table-cell>
          <table:table-cell table:formula="of:=[.I63]/([.$C$3]/[.$E$3])" office:value-type="float" office:value="1441.792" calcext:value-type="float">
            <text:p>1441.792</text:p>
          </table:table-cell>
          <table:table-cell table:formula="of:=MIN([.$E$3];INT([.J63]))" office:value-type="float" office:value="1441" calcext:value-type="float">
            <text:p>1441</text:p>
          </table:table-cell>
          <table:table-cell table:formula="of:=[.K63]*([.$C$3]/[.$E$3])/([.$E$2]/1000000000*[.C63]*[.$G$2]*2)" office:value-type="float" office:value="4.99725341796875" calcext:value-type="float">
            <text:p>4.99725341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((2)^(1/12))^([.B64]-57)) * 220" office:value-type="float" office:value="233.081880759045" calcext:value-type="float">
            <text:p>233.081880759</text:p>
          </table:table-cell>
          <table:table-cell table:formula="of:=[.$C$2]*[.$E$2]/1000000000*[.C64]*[.$G$2]" office:value-type="float" office:value="0.0384585103252424" calcext:value-type="float">
            <text:p>0.0384585103</text:p>
          </table:table-cell>
          <table:table-cell table:formula="of:=[.D64]/([.$C$3]/[.$E$3])" office:value-type="float" office:value="763.762706871239" calcext:value-type="float">
            <text:p>763.7627068712</text:p>
          </table:table-cell>
          <table:table-cell table:formula="of:=MIN([.$E$3];INT([.E64]))" office:value-type="float" office:value="763" calcext:value-type="float">
            <text:p>763</text:p>
          </table:table-cell>
          <table:table-cell table:formula="of:=[.F64]*([.$C$3]/[.$E$3])/([.$E$2]/1000000000*[.C64]*[.$G$2])" office:value-type="float" office:value="4.9950069120659" calcext:value-type="float">
            <text:p>4.9950069121</text:p>
          </table:table-cell>
          <table:table-cell/>
          <table:table-cell table:formula="of:=[.$C$2]*[.$E$2]/1000000000*[.C64]*[.$G$2]*2" office:value-type="float" office:value="0.0769170206504848" calcext:value-type="float">
            <text:p>0.0769170207</text:p>
          </table:table-cell>
          <table:table-cell table:formula="of:=[.I64]/([.$C$3]/[.$E$3])" office:value-type="float" office:value="1527.52541374248" calcext:value-type="float">
            <text:p>1527.5254137425</text:p>
          </table:table-cell>
          <table:table-cell table:formula="of:=MIN([.$E$3];INT([.J64]))" office:value-type="float" office:value="1527" calcext:value-type="float">
            <text:p>1527</text:p>
          </table:table-cell>
          <table:table-cell table:formula="of:=[.K64]*([.$C$3]/[.$E$3])/([.$E$2]/1000000000*[.C64]*[.$G$2]*2)" office:value-type="float" office:value="4.99828018002925" calcext:value-type="float">
            <text:p>4.9982801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((2)^(1/12))^([.B65]-57)) * 220" office:value-type="float" office:value="246.941650628062" calcext:value-type="float">
            <text:p>246.9416506281</text:p>
          </table:table-cell>
          <table:table-cell table:formula="of:=[.$C$2]*[.$E$2]/1000000000*[.C65]*[.$G$2]" office:value-type="float" office:value="0.0407453723536302" calcext:value-type="float">
            <text:p>0.0407453724</text:p>
          </table:table-cell>
          <table:table-cell table:formula="of:=[.D65]/([.$C$3]/[.$E$3])" office:value-type="float" office:value="809.178400778034" calcext:value-type="float">
            <text:p>809.178400778</text:p>
          </table:table-cell>
          <table:table-cell table:formula="of:=MIN([.$E$3];INT([.E65]))" office:value-type="float" office:value="809" calcext:value-type="float">
            <text:p>809</text:p>
          </table:table-cell>
          <table:table-cell table:formula="of:=[.F65]*([.$C$3]/[.$E$3])/([.$E$2]/1000000000*[.C65]*[.$G$2])" office:value-type="float" office:value="4.99889764248612" calcext:value-type="float">
            <text:p>4.9988976425</text:p>
          </table:table-cell>
          <table:table-cell/>
          <table:table-cell table:formula="of:=[.$C$2]*[.$E$2]/1000000000*[.C65]*[.$G$2]*2" office:value-type="float" office:value="0.0814907447072605" calcext:value-type="float">
            <text:p>0.0814907447</text:p>
          </table:table-cell>
          <table:table-cell table:formula="of:=[.I65]/([.$C$3]/[.$E$3])" office:value-type="float" office:value="1618.35680155607" calcext:value-type="float">
            <text:p>1618.3568015561</text:p>
          </table:table-cell>
          <table:table-cell table:formula="of:=MIN([.$E$3];INT([.J65]))" office:value-type="float" office:value="1618" calcext:value-type="float">
            <text:p>1618</text:p>
          </table:table-cell>
          <table:table-cell table:formula="of:=[.K65]*([.$C$3]/[.$E$3])/([.$E$2]/1000000000*[.C65]*[.$G$2]*2)" office:value-type="float" office:value="4.99889764248612" calcext:value-type="float">
            <text:p>4.99889764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(2)^(1/12))^([.B66]-57)) * 220" office:value-type="float" office:value="261.625565300599" calcext:value-type="float">
            <text:p>261.6255653006</text:p>
          </table:table-cell>
          <table:table-cell table:formula="of:=[.$C$2]*[.$E$2]/1000000000*[.C66]*[.$G$2]" office:value-type="float" office:value="0.0431682182745988" calcext:value-type="float">
            <text:p>0.0431682183</text:p>
          </table:table-cell>
          <table:table-cell table:formula="of:=[.D66]/([.$C$3]/[.$E$3])" office:value-type="float" office:value="857.294652377002" calcext:value-type="float">
            <text:p>857.294652377</text:p>
          </table:table-cell>
          <table:table-cell table:formula="of:=MIN([.$E$3];INT([.E66]))" office:value-type="float" office:value="857" calcext:value-type="float">
            <text:p>857</text:p>
          </table:table-cell>
          <table:table-cell table:formula="of:=[.F66]*([.$C$3]/[.$E$3])/([.$E$2]/1000000000*[.C66]*[.$G$2])" office:value-type="float" office:value="4.9982814988045" calcext:value-type="float">
            <text:p>4.9982814988</text:p>
          </table:table-cell>
          <table:table-cell/>
          <table:table-cell table:formula="of:=[.$C$2]*[.$E$2]/1000000000*[.C66]*[.$G$2]*2" office:value-type="float" office:value="0.0863364365491976" calcext:value-type="float">
            <text:p>0.0863364365</text:p>
          </table:table-cell>
          <table:table-cell table:formula="of:=[.I66]/([.$C$3]/[.$E$3])" office:value-type="float" office:value="1714.589304754" calcext:value-type="float">
            <text:p>1714.589304754</text:p>
          </table:table-cell>
          <table:table-cell table:formula="of:=MIN([.$E$3];INT([.J66]))" office:value-type="float" office:value="1714" calcext:value-type="float">
            <text:p>1714</text:p>
          </table:table-cell>
          <table:table-cell table:formula="of:=[.K66]*([.$C$3]/[.$E$3])/([.$E$2]/1000000000*[.C66]*[.$G$2]*2)" office:value-type="float" office:value="4.9982814988045" calcext:value-type="float">
            <text:p>4.998281498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((2)^(1/12))^([.B67]-57)) * 220" office:value-type="float" office:value="277.182630976872" calcext:value-type="float">
            <text:p>277.1826309769</text:p>
          </table:table-cell>
          <table:table-cell table:formula="of:=[.$C$2]*[.$E$2]/1000000000*[.C67]*[.$G$2]" office:value-type="float" office:value="0.0457351341111839" calcext:value-type="float">
            <text:p>0.0457351341</text:p>
          </table:table-cell>
          <table:table-cell table:formula="of:=[.D67]/([.$C$3]/[.$E$3])" office:value-type="float" office:value="908.272045185015" calcext:value-type="float">
            <text:p>908.272045185</text:p>
          </table:table-cell>
          <table:table-cell table:formula="of:=MIN([.$E$3];INT([.E67]))" office:value-type="float" office:value="908" calcext:value-type="float">
            <text:p>908</text:p>
          </table:table-cell>
          <table:table-cell table:formula="of:=[.F67]*([.$C$3]/[.$E$3])/([.$E$2]/1000000000*[.C67]*[.$G$2])" office:value-type="float" office:value="4.99850240252105" calcext:value-type="float">
            <text:p>4.9985024025</text:p>
          </table:table-cell>
          <table:table-cell/>
          <table:table-cell table:formula="of:=[.$C$2]*[.$E$2]/1000000000*[.C67]*[.$G$2]*2" office:value-type="float" office:value="0.0914702682223678" calcext:value-type="float">
            <text:p>0.0914702682</text:p>
          </table:table-cell>
          <table:table-cell table:formula="of:=[.I67]/([.$C$3]/[.$E$3])" office:value-type="float" office:value="1816.54409037003" calcext:value-type="float">
            <text:p>1816.54409037</text:p>
          </table:table-cell>
          <table:table-cell table:formula="of:=MIN([.$E$3];INT([.J67]))" office:value-type="float" office:value="1816" calcext:value-type="float">
            <text:p>1816</text:p>
          </table:table-cell>
          <table:table-cell table:formula="of:=[.K67]*([.$C$3]/[.$E$3])/([.$E$2]/1000000000*[.C67]*[.$G$2]*2)" office:value-type="float" office:value="4.99850240252105" calcext:value-type="float">
            <text:p>4.99850240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((2)^(1/12))^([.B68]-57)) * 220" office:value-type="float" office:value="293.664767917408" calcext:value-type="float">
            <text:p>293.6647679174</text:p>
          </table:table-cell>
          <table:table-cell table:formula="of:=[.$C$2]*[.$E$2]/1000000000*[.C68]*[.$G$2]" office:value-type="float" office:value="0.0484546867063723" calcext:value-type="float">
            <text:p>0.0484546867</text:p>
          </table:table-cell>
          <table:table-cell table:formula="of:=[.D68]/([.$C$3]/[.$E$3])" office:value-type="float" office:value="962.280711511761" calcext:value-type="float">
            <text:p>962.2807115118</text:p>
          </table:table-cell>
          <table:table-cell table:formula="of:=MIN([.$E$3];INT([.E68]))" office:value-type="float" office:value="962" calcext:value-type="float">
            <text:p>962</text:p>
          </table:table-cell>
          <table:table-cell table:formula="of:=[.F68]*([.$C$3]/[.$E$3])/([.$E$2]/1000000000*[.C68]*[.$G$2])" office:value-type="float" office:value="4.99854142607036" calcext:value-type="float">
            <text:p>4.9985414261</text:p>
          </table:table-cell>
          <table:table-cell/>
          <table:table-cell table:formula="of:=[.$C$2]*[.$E$2]/1000000000*[.C68]*[.$G$2]*2" office:value-type="float" office:value="0.0969093734127445" calcext:value-type="float">
            <text:p>0.0969093734</text:p>
          </table:table-cell>
          <table:table-cell table:formula="of:=[.I68]/([.$C$3]/[.$E$3])" office:value-type="float" office:value="1924.56142302352" calcext:value-type="float">
            <text:p>1924.5614230235</text:p>
          </table:table-cell>
          <table:table-cell table:formula="of:=MIN([.$E$3];INT([.J68]))" office:value-type="float" office:value="1924" calcext:value-type="float">
            <text:p>1924</text:p>
          </table:table-cell>
          <table:table-cell table:formula="of:=[.K68]*([.$C$3]/[.$E$3])/([.$E$2]/1000000000*[.C68]*[.$G$2]*2)" office:value-type="float" office:value="4.99854142607036" calcext:value-type="float">
            <text:p>4.99854142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((2)^(1/12))^([.B69]-57)) * 220" office:value-type="float" office:value="311.126983722081" calcext:value-type="float">
            <text:p>311.1269837221</text:p>
          </table:table-cell>
          <table:table-cell table:formula="of:=[.$C$2]*[.$E$2]/1000000000*[.C69]*[.$G$2]" office:value-type="float" office:value="0.0513359523141434" calcext:value-type="float">
            <text:p>0.0513359523</text:p>
          </table:table-cell>
          <table:table-cell table:formula="of:=[.D69]/([.$C$3]/[.$E$3])" office:value-type="float" office:value="1019.50090026051" calcext:value-type="float">
            <text:p>1019.5009002605</text:p>
          </table:table-cell>
          <table:table-cell table:formula="of:=MIN([.$E$3];INT([.E69]))" office:value-type="float" office:value="1019" calcext:value-type="float">
            <text:p>1019</text:p>
          </table:table-cell>
          <table:table-cell table:formula="of:=[.F69]*([.$C$3]/[.$E$3])/([.$E$2]/1000000000*[.C69]*[.$G$2])" office:value-type="float" office:value="4.99754340452084" calcext:value-type="float">
            <text:p>4.9975434045</text:p>
          </table:table-cell>
          <table:table-cell/>
          <table:table-cell table:formula="of:=[.$C$2]*[.$E$2]/1000000000*[.C69]*[.$G$2]*2" office:value-type="float" office:value="0.102671904628287" calcext:value-type="float">
            <text:p>0.1026719046</text:p>
          </table:table-cell>
          <table:table-cell table:formula="of:=[.I69]/([.$C$3]/[.$E$3])" office:value-type="float" office:value="2039.00180052103" calcext:value-type="float">
            <text:p>2039.001800521</text:p>
          </table:table-cell>
          <table:table-cell table:formula="of:=MIN([.$E$3];INT([.J69]))" office:value-type="float" office:value="2039" calcext:value-type="float">
            <text:p>2039</text:p>
          </table:table-cell>
          <table:table-cell table:formula="of:=[.K69]*([.$C$3]/[.$E$3])/([.$E$2]/1000000000*[.C69]*[.$G$2]*2)" office:value-type="float" office:value="4.99999558479784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((2)^(1/12))^([.B70]-57)) * 220" office:value-type="float" office:value="329.62755691287" calcext:value-type="float">
            <text:p>329.6275569129</text:p>
          </table:table-cell>
          <table:table-cell table:formula="of:=[.$C$2]*[.$E$2]/1000000000*[.C70]*[.$G$2]" office:value-type="float" office:value="0.0543885468906236" calcext:value-type="float">
            <text:p>0.0543885469</text:p>
          </table:table-cell>
          <table:table-cell table:formula="of:=[.D70]/([.$C$3]/[.$E$3])" office:value-type="float" office:value="1080.12357849209" calcext:value-type="float">
            <text:p>1080.1235784921</text:p>
          </table:table-cell>
          <table:table-cell table:formula="of:=MIN([.$E$3];INT([.E70]))" office:value-type="float" office:value="1080" calcext:value-type="float">
            <text:p>1080</text:p>
          </table:table-cell>
          <table:table-cell table:formula="of:=[.F70]*([.$C$3]/[.$E$3])/([.$E$2]/1000000000*[.C70]*[.$G$2])" office:value-type="float" office:value="4.9994279428088" calcext:value-type="float">
            <text:p>4.9994279428</text:p>
          </table:table-cell>
          <table:table-cell/>
          <table:table-cell table:formula="of:=[.$C$2]*[.$E$2]/1000000000*[.C70]*[.$G$2]*2" office:value-type="float" office:value="0.108777093781247" calcext:value-type="float">
            <text:p>0.1087770938</text:p>
          </table:table-cell>
          <table:table-cell table:formula="of:=[.I70]/([.$C$3]/[.$E$3])" office:value-type="float" office:value="2160.24715698419" calcext:value-type="float">
            <text:p>2160.2471569842</text:p>
          </table:table-cell>
          <table:table-cell table:formula="of:=MIN([.$E$3];INT([.J70]))" office:value-type="float" office:value="2160" calcext:value-type="float">
            <text:p>2160</text:p>
          </table:table-cell>
          <table:table-cell table:formula="of:=[.K70]*([.$C$3]/[.$E$3])/([.$E$2]/1000000000*[.C70]*[.$G$2]*2)" office:value-type="float" office:value="4.9994279428088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((2)^(1/12))^([.B71]-57)) * 220" office:value-type="float" office:value="349.228231433004" calcext:value-type="float">
            <text:p>349.228231433</text:p>
          </table:table-cell>
          <table:table-cell table:formula="of:=[.$C$2]*[.$E$2]/1000000000*[.C71]*[.$G$2]" office:value-type="float" office:value="0.0576226581864457" calcext:value-type="float">
            <text:p>0.0576226582</text:p>
          </table:table-cell>
          <table:table-cell table:formula="of:=[.D71]/([.$C$3]/[.$E$3])" office:value-type="float" office:value="1144.35106875967" calcext:value-type="float">
            <text:p>1144.3510687597</text:p>
          </table:table-cell>
          <table:table-cell table:formula="of:=MIN([.$E$3];INT([.E71]))" office:value-type="float" office:value="1144" calcext:value-type="float">
            <text:p>1144</text:p>
          </table:table-cell>
          <table:table-cell table:formula="of:=[.F71]*([.$C$3]/[.$E$3])/([.$E$2]/1000000000*[.C71]*[.$G$2])" office:value-type="float" office:value="4.99846607929484" calcext:value-type="float">
            <text:p>4.9984660793</text:p>
          </table:table-cell>
          <table:table-cell/>
          <table:table-cell table:formula="of:=[.$C$2]*[.$E$2]/1000000000*[.C71]*[.$G$2]*2" office:value-type="float" office:value="0.115245316372891" calcext:value-type="float">
            <text:p>0.1152453164</text:p>
          </table:table-cell>
          <table:table-cell table:formula="of:=[.I71]/([.$C$3]/[.$E$3])" office:value-type="float" office:value="2288.70213751933" calcext:value-type="float">
            <text:p>2288.7021375193</text:p>
          </table:table-cell>
          <table:table-cell table:formula="of:=MIN([.$E$3];INT([.J71]))" office:value-type="float" office:value="2288" calcext:value-type="float">
            <text:p>2288</text:p>
          </table:table-cell>
          <table:table-cell table:formula="of:=[.K71]*([.$C$3]/[.$E$3])/([.$E$2]/1000000000*[.C71]*[.$G$2]*2)" office:value-type="float" office:value="4.99846607929484" calcext:value-type="float">
            <text:p>4.99846607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((2)^(1/12))^([.B72]-57)) * 220" office:value-type="float" office:value="369.994422711635" calcext:value-type="float">
            <text:p>369.9944227116</text:p>
          </table:table-cell>
          <table:table-cell table:formula="of:=[.$C$2]*[.$E$2]/1000000000*[.C72]*[.$G$2]" office:value-type="float" office:value="0.0610490797474197" calcext:value-type="float">
            <text:p>0.0610490797</text:p>
          </table:table-cell>
          <table:table-cell table:formula="of:=[.D72]/([.$C$3]/[.$E$3])" office:value-type="float" office:value="1212.39772434148" calcext:value-type="float">
            <text:p>1212.3977243415</text:p>
          </table:table-cell>
          <table:table-cell table:formula="of:=MIN([.$E$3];INT([.E72]))" office:value-type="float" office:value="1212" calcext:value-type="float">
            <text:p>1212</text:p>
          </table:table-cell>
          <table:table-cell table:formula="of:=[.F72]*([.$C$3]/[.$E$3])/([.$E$2]/1000000000*[.C72]*[.$G$2])" office:value-type="float" office:value="4.99835976126687" calcext:value-type="float">
            <text:p>4.9983597613</text:p>
          </table:table-cell>
          <table:table-cell/>
          <table:table-cell table:formula="of:=[.$C$2]*[.$E$2]/1000000000*[.C72]*[.$G$2]*2" office:value-type="float" office:value="0.122098159494839" calcext:value-type="float">
            <text:p>0.1220981595</text:p>
          </table:table-cell>
          <table:table-cell table:formula="of:=[.I72]/([.$C$3]/[.$E$3])" office:value-type="float" office:value="2424.79544868297" calcext:value-type="float">
            <text:p>2424.795448683</text:p>
          </table:table-cell>
          <table:table-cell table:formula="of:=MIN([.$E$3];INT([.J72]))" office:value-type="float" office:value="2424" calcext:value-type="float">
            <text:p>2424</text:p>
          </table:table-cell>
          <table:table-cell table:formula="of:=[.K72]*([.$C$3]/[.$E$3])/([.$E$2]/1000000000*[.C72]*[.$G$2]*2)" office:value-type="float" office:value="4.99835976126687" calcext:value-type="float">
            <text:p>4.99835976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((2)^(1/12))^([.B73]-57)) * 220" office:value-type="float" office:value="391.995435981749" calcext:value-type="float">
            <text:p>391.9954359818</text:p>
          </table:table-cell>
          <table:table-cell table:formula="of:=[.$C$2]*[.$E$2]/1000000000*[.C73]*[.$G$2]" office:value-type="float" office:value="0.0646792469369887" calcext:value-type="float">
            <text:p>0.0646792469</text:p>
          </table:table-cell>
          <table:table-cell table:formula="of:=[.D73]/([.$C$3]/[.$E$3])" office:value-type="float" office:value="1284.490644625" calcext:value-type="float">
            <text:p>1284.490644625</text:p>
          </table:table-cell>
          <table:table-cell table:formula="of:=MIN([.$E$3];INT([.E73]))" office:value-type="float" office:value="1284" calcext:value-type="float">
            <text:p>1284</text:p>
          </table:table-cell>
          <table:table-cell table:formula="of:=[.F73]*([.$C$3]/[.$E$3])/([.$E$2]/1000000000*[.C73]*[.$G$2])" office:value-type="float" office:value="4.99809011989675" calcext:value-type="float">
            <text:p>4.9980901199</text:p>
          </table:table-cell>
          <table:table-cell/>
          <table:table-cell table:formula="of:=[.$C$2]*[.$E$2]/1000000000*[.C73]*[.$G$2]*2" office:value-type="float" office:value="0.129358493873977" calcext:value-type="float">
            <text:p>0.1293584939</text:p>
          </table:table-cell>
          <table:table-cell table:formula="of:=[.I73]/([.$C$3]/[.$E$3])" office:value-type="float" office:value="2568.98128924999" calcext:value-type="float">
            <text:p>2568.98128925</text:p>
          </table:table-cell>
          <table:table-cell table:formula="of:=MIN([.$E$3];INT([.J73]))" office:value-type="float" office:value="2568" calcext:value-type="float">
            <text:p>2568</text:p>
          </table:table-cell>
          <table:table-cell table:formula="of:=[.K73]*([.$C$3]/[.$E$3])/([.$E$2]/1000000000*[.C73]*[.$G$2]*2)" office:value-type="float" office:value="4.99809011989675" calcext:value-type="float">
            <text:p>4.99809011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((2)^(1/12))^([.B74]-57)) * 220" office:value-type="float" office:value="415.304697579945" calcext:value-type="float">
            <text:p>415.3046975799</text:p>
          </table:table-cell>
          <table:table-cell table:formula="of:=[.$C$2]*[.$E$2]/1000000000*[.C74]*[.$G$2]" office:value-type="float" office:value="0.068525275100691" calcext:value-type="float">
            <text:p>0.0685252751</text:p>
          </table:table-cell>
          <table:table-cell table:formula="of:=[.D74]/([.$C$3]/[.$E$3])" office:value-type="float" office:value="1360.87043302997" calcext:value-type="float">
            <text:p>1360.87043303</text:p>
          </table:table-cell>
          <table:table-cell table:formula="of:=MIN([.$E$3];INT([.E74]))" office:value-type="float" office:value="1360" calcext:value-type="float">
            <text:p>1360</text:p>
          </table:table-cell>
          <table:table-cell table:formula="of:=[.F74]*([.$C$3]/[.$E$3])/([.$E$2]/1000000000*[.C74]*[.$G$2])" office:value-type="float" office:value="4.99680192541171" calcext:value-type="float">
            <text:p>4.9968019254</text:p>
          </table:table-cell>
          <table:table-cell/>
          <table:table-cell table:formula="of:=[.$C$2]*[.$E$2]/1000000000*[.C74]*[.$G$2]*2" office:value-type="float" office:value="0.137050550201382" calcext:value-type="float">
            <text:p>0.1370505502</text:p>
          </table:table-cell>
          <table:table-cell table:formula="of:=[.I74]/([.$C$3]/[.$E$3])" office:value-type="float" office:value="2721.74086605993" calcext:value-type="float">
            <text:p>2721.7408660599</text:p>
          </table:table-cell>
          <table:table-cell table:formula="of:=MIN([.$E$3];INT([.J74]))" office:value-type="float" office:value="2721" calcext:value-type="float">
            <text:p>2721</text:p>
          </table:table-cell>
          <table:table-cell table:formula="of:=[.K74]*([.$C$3]/[.$E$3])/([.$E$2]/1000000000*[.C74]*[.$G$2]*2)" office:value-type="float" office:value="4.99863898494311" calcext:value-type="float">
            <text:p>4.998638984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((2)^(1/12))^([.B75]-57)) * 220" office:value-type="float" office:value="440" calcext:value-type="float">
            <text:p>440</text:p>
          </table:table-cell>
          <table:table-cell table:formula="of:=[.$C$2]*[.$E$2]/1000000000*[.C75]*[.$G$2]" office:value-type="float" office:value="0.0726" calcext:value-type="float">
            <text:p>0.0726</text:p>
          </table:table-cell>
          <table:table-cell table:formula="of:=[.D75]/([.$C$3]/[.$E$3])" office:value-type="float" office:value="1441.792" calcext:value-type="float">
            <text:p>1441.792</text:p>
          </table:table-cell>
          <table:table-cell table:formula="of:=MIN([.$E$3];INT([.E75]))" office:value-type="float" office:value="1441" calcext:value-type="float">
            <text:p>1441</text:p>
          </table:table-cell>
          <table:table-cell table:formula="of:=[.F75]*([.$C$3]/[.$E$3])/([.$E$2]/1000000000*[.C75]*[.$G$2])" office:value-type="float" office:value="4.99725341796875" calcext:value-type="float">
            <text:p>4.997253418</text:p>
          </table:table-cell>
          <table:table-cell/>
          <table:table-cell table:formula="of:=[.$C$2]*[.$E$2]/1000000000*[.C75]*[.$G$2]*2" office:value-type="float" office:value="0.1452" calcext:value-type="float">
            <text:p>0.1452</text:p>
          </table:table-cell>
          <table:table-cell table:formula="of:=[.I75]/([.$C$3]/[.$E$3])" office:value-type="float" office:value="2883.584" calcext:value-type="float">
            <text:p>2883.584</text:p>
          </table:table-cell>
          <table:table-cell table:formula="of:=MIN([.$E$3];INT([.J75]))" office:value-type="float" office:value="2883" calcext:value-type="float">
            <text:p>2883</text:p>
          </table:table-cell>
          <table:table-cell table:formula="of:=[.K75]*([.$C$3]/[.$E$3])/([.$E$2]/1000000000*[.C75]*[.$G$2]*2)" office:value-type="float" office:value="4.9989873712713" calcext:value-type="float">
            <text:p>4.998987371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(2)^(1/12))^([.B76]-57)) * 220" office:value-type="float" office:value="466.16376151809" calcext:value-type="float">
            <text:p>466.1637615181</text:p>
          </table:table-cell>
          <table:table-cell table:formula="of:=[.$C$2]*[.$E$2]/1000000000*[.C76]*[.$G$2]" office:value-type="float" office:value="0.0769170206504849" calcext:value-type="float">
            <text:p>0.0769170207</text:p>
          </table:table-cell>
          <table:table-cell table:formula="of:=[.D76]/([.$C$3]/[.$E$3])" office:value-type="float" office:value="1527.52541374248" calcext:value-type="float">
            <text:p>1527.5254137425</text:p>
          </table:table-cell>
          <table:table-cell table:formula="of:=MIN([.$E$3];INT([.E76]))" office:value-type="float" office:value="1527" calcext:value-type="float">
            <text:p>1527</text:p>
          </table:table-cell>
          <table:table-cell table:formula="of:=[.F76]*([.$C$3]/[.$E$3])/([.$E$2]/1000000000*[.C76]*[.$G$2])" office:value-type="float" office:value="4.99828018002925" calcext:value-type="float">
            <text:p>4.99828018</text:p>
          </table:table-cell>
          <table:table-cell/>
          <table:table-cell table:formula="of:=[.$C$2]*[.$E$2]/1000000000*[.C76]*[.$G$2]*2" office:value-type="float" office:value="0.15383404130097" calcext:value-type="float">
            <text:p>0.1538340413</text:p>
          </table:table-cell>
          <table:table-cell table:formula="of:=[.I76]/([.$C$3]/[.$E$3])" office:value-type="float" office:value="3055.05082748496" calcext:value-type="float">
            <text:p>3055.050827485</text:p>
          </table:table-cell>
          <table:table-cell table:formula="of:=MIN([.$E$3];INT([.J76]))" office:value-type="float" office:value="3055" calcext:value-type="float">
            <text:p>3055</text:p>
          </table:table-cell>
          <table:table-cell table:formula="of:=[.K76]*([.$C$3]/[.$E$3])/([.$E$2]/1000000000*[.C76]*[.$G$2]*2)" office:value-type="float" office:value="4.99991681401092" calcext:value-type="float">
            <text:p>4.9999168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((2)^(1/12))^([.B77]-57)) * 220" office:value-type="float" office:value="493.883301256124" calcext:value-type="float">
            <text:p>493.8833012561</text:p>
          </table:table-cell>
          <table:table-cell table:formula="of:=[.$C$2]*[.$E$2]/1000000000*[.C77]*[.$G$2]" office:value-type="float" office:value="0.0814907447072605" calcext:value-type="float">
            <text:p>0.0814907447</text:p>
          </table:table-cell>
          <table:table-cell table:formula="of:=[.D77]/([.$C$3]/[.$E$3])" office:value-type="float" office:value="1618.35680155607" calcext:value-type="float">
            <text:p>1618.3568015561</text:p>
          </table:table-cell>
          <table:table-cell table:formula="of:=MIN([.$E$3];INT([.E77]))" office:value-type="float" office:value="1618" calcext:value-type="float">
            <text:p>1618</text:p>
          </table:table-cell>
          <table:table-cell table:formula="of:=[.F77]*([.$C$3]/[.$E$3])/([.$E$2]/1000000000*[.C77]*[.$G$2])" office:value-type="float" office:value="4.99889764248611" calcext:value-type="float">
            <text:p>4.9988976425</text:p>
          </table:table-cell>
          <table:table-cell/>
          <table:table-cell table:formula="of:=[.$C$2]*[.$E$2]/1000000000*[.C77]*[.$G$2]*2" office:value-type="float" office:value="0.162981489414521" calcext:value-type="float">
            <text:p>0.1629814894</text:p>
          </table:table-cell>
          <table:table-cell table:formula="of:=[.I77]/([.$C$3]/[.$E$3])" office:value-type="float" office:value="3236.71360311214" calcext:value-type="float">
            <text:p>3236.7136031121</text:p>
          </table:table-cell>
          <table:table-cell table:formula="of:=MIN([.$E$3];INT([.J77]))" office:value-type="float" office:value="3236" calcext:value-type="float">
            <text:p>3236</text:p>
          </table:table-cell>
          <table:table-cell table:formula="of:=[.K77]*([.$C$3]/[.$E$3])/([.$E$2]/1000000000*[.C77]*[.$G$2]*2)" office:value-type="float" office:value="4.99889764248611" calcext:value-type="float">
            <text:p>4.99889764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((2)^(1/12))^([.B78]-57)) * 220" office:value-type="float" office:value="523.251130601198" calcext:value-type="float">
            <text:p>523.2511306012</text:p>
          </table:table-cell>
          <table:table-cell table:formula="of:=[.$C$2]*[.$E$2]/1000000000*[.C78]*[.$G$2]" office:value-type="float" office:value="0.0863364365491976" calcext:value-type="float">
            <text:p>0.0863364365</text:p>
          </table:table-cell>
          <table:table-cell table:formula="of:=[.D78]/([.$C$3]/[.$E$3])" office:value-type="float" office:value="1714.589304754" calcext:value-type="float">
            <text:p>1714.589304754</text:p>
          </table:table-cell>
          <table:table-cell table:formula="of:=MIN([.$E$3];INT([.E78]))" office:value-type="float" office:value="1714" calcext:value-type="float">
            <text:p>1714</text:p>
          </table:table-cell>
          <table:table-cell table:formula="of:=[.F78]*([.$C$3]/[.$E$3])/([.$E$2]/1000000000*[.C78]*[.$G$2])" office:value-type="float" office:value="4.99828149880449" calcext:value-type="float">
            <text:p>4.9982814988</text:p>
          </table:table-cell>
          <table:table-cell/>
          <table:table-cell table:formula="of:=[.$C$2]*[.$E$2]/1000000000*[.C78]*[.$G$2]*2" office:value-type="float" office:value="0.172672873098395" calcext:value-type="float">
            <text:p>0.1726728731</text:p>
          </table:table-cell>
          <table:table-cell table:formula="of:=[.I78]/([.$C$3]/[.$E$3])" office:value-type="float" office:value="3429.17860950801" calcext:value-type="float">
            <text:p>3429.178609508</text:p>
          </table:table-cell>
          <table:table-cell table:formula="of:=MIN([.$E$3];INT([.J78]))" office:value-type="float" office:value="3429" calcext:value-type="float">
            <text:p>3429</text:p>
          </table:table-cell>
          <table:table-cell table:formula="of:=[.K78]*([.$C$3]/[.$E$3])/([.$E$2]/1000000000*[.C78]*[.$G$2]*2)" office:value-type="float" office:value="4.99973957392083" calcext:value-type="float">
            <text:p>4.999739573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((2)^(1/12))^([.B79]-57)) * 220" office:value-type="float" office:value="554.365261953745" calcext:value-type="float">
            <text:p>554.3652619537</text:p>
          </table:table-cell>
          <table:table-cell table:formula="of:=[.$C$2]*[.$E$2]/1000000000*[.C79]*[.$G$2]" office:value-type="float" office:value="0.0914702682223679" calcext:value-type="float">
            <text:p>0.0914702682</text:p>
          </table:table-cell>
          <table:table-cell table:formula="of:=[.D79]/([.$C$3]/[.$E$3])" office:value-type="float" office:value="1816.54409037003" calcext:value-type="float">
            <text:p>1816.54409037</text:p>
          </table:table-cell>
          <table:table-cell table:formula="of:=MIN([.$E$3];INT([.E79]))" office:value-type="float" office:value="1816" calcext:value-type="float">
            <text:p>1816</text:p>
          </table:table-cell>
          <table:table-cell table:formula="of:=[.F79]*([.$C$3]/[.$E$3])/([.$E$2]/1000000000*[.C79]*[.$G$2])" office:value-type="float" office:value="4.99850240252104" calcext:value-type="float">
            <text:p>4.9985024025</text:p>
          </table:table-cell>
          <table:table-cell/>
          <table:table-cell table:formula="of:=[.$C$2]*[.$E$2]/1000000000*[.C79]*[.$G$2]*2" office:value-type="float" office:value="0.182940536444736" calcext:value-type="float">
            <text:p>0.1829405364</text:p>
          </table:table-cell>
          <table:table-cell table:formula="of:=[.I79]/([.$C$3]/[.$E$3])" office:value-type="float" office:value="3633.08818074006" calcext:value-type="float">
            <text:p>3633.0881807401</text:p>
          </table:table-cell>
          <table:table-cell table:formula="of:=MIN([.$E$3];INT([.J79]))" office:value-type="float" office:value="3633" calcext:value-type="float">
            <text:p>3633</text:p>
          </table:table-cell>
          <table:table-cell table:formula="of:=[.K79]*([.$C$3]/[.$E$3])/([.$E$2]/1000000000*[.C79]*[.$G$2]*2)" office:value-type="float" office:value="4.99987864216931" calcext:value-type="float">
            <text:p>4.99987864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((2)^(1/12))^([.B80]-57)) * 220" office:value-type="float" office:value="587.329535834816" calcext:value-type="float">
            <text:p>587.3295358348</text:p>
          </table:table-cell>
          <table:table-cell table:formula="of:=[.$C$2]*[.$E$2]/1000000000*[.C80]*[.$G$2]" office:value-type="float" office:value="0.0969093734127446" calcext:value-type="float">
            <text:p>0.0969093734</text:p>
          </table:table-cell>
          <table:table-cell table:formula="of:=[.D80]/([.$C$3]/[.$E$3])" office:value-type="float" office:value="1924.56142302352" calcext:value-type="float">
            <text:p>1924.5614230235</text:p>
          </table:table-cell>
          <table:table-cell table:formula="of:=MIN([.$E$3];INT([.E80]))" office:value-type="float" office:value="1924" calcext:value-type="float">
            <text:p>1924</text:p>
          </table:table-cell>
          <table:table-cell table:formula="of:=[.F80]*([.$C$3]/[.$E$3])/([.$E$2]/1000000000*[.C80]*[.$G$2])" office:value-type="float" office:value="4.99854142607036" calcext:value-type="float">
            <text:p>4.9985414261</text:p>
          </table:table-cell>
          <table:table-cell/>
          <table:table-cell table:formula="of:=[.$C$2]*[.$E$2]/1000000000*[.C80]*[.$G$2]*2" office:value-type="float" office:value="0.193818746825489" calcext:value-type="float">
            <text:p>0.1938187468</text:p>
          </table:table-cell>
          <table:table-cell table:formula="of:=[.I80]/([.$C$3]/[.$E$3])" office:value-type="float" office:value="3849.12284604705" calcext:value-type="float">
            <text:p>3849.1228460471</text:p>
          </table:table-cell>
          <table:table-cell table:formula="of:=MIN([.$E$3];INT([.J80]))" office:value-type="float" office:value="3849" calcext:value-type="float">
            <text:p>3849</text:p>
          </table:table-cell>
          <table:table-cell table:formula="of:=[.K80]*([.$C$3]/[.$E$3])/([.$E$2]/1000000000*[.C80]*[.$G$2]*2)" office:value-type="float" office:value="4.99984042332246" calcext:value-type="float">
            <text:p>4.99984042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((2)^(1/12))^([.B81]-57)) * 220" office:value-type="float" office:value="622.253967444162" calcext:value-type="float">
            <text:p>622.2539674442</text:p>
          </table:table-cell>
          <table:table-cell table:formula="of:=[.$C$2]*[.$E$2]/1000000000*[.C81]*[.$G$2]" office:value-type="float" office:value="0.102671904628287" calcext:value-type="float">
            <text:p>0.1026719046</text:p>
          </table:table-cell>
          <table:table-cell table:formula="of:=[.D81]/([.$C$3]/[.$E$3])" office:value-type="float" office:value="2039.00180052103" calcext:value-type="float">
            <text:p>2039.001800521</text:p>
          </table:table-cell>
          <table:table-cell table:formula="of:=MIN([.$E$3];INT([.E81]))" office:value-type="float" office:value="2039" calcext:value-type="float">
            <text:p>2039</text:p>
          </table:table-cell>
          <table:table-cell table:formula="of:=[.F81]*([.$C$3]/[.$E$3])/([.$E$2]/1000000000*[.C81]*[.$G$2])" office:value-type="float" office:value="4.99999558479784" calcext:value-type="float">
            <text:p>4.9999955848</text:p>
          </table:table-cell>
          <table:table-cell/>
          <table:table-cell table:formula="of:=[.$C$2]*[.$E$2]/1000000000*[.C81]*[.$G$2]*2" office:value-type="float" office:value="0.205343809256574" calcext:value-type="float">
            <text:p>0.2053438093</text:p>
          </table:table-cell>
          <table:table-cell table:formula="of:=[.I81]/([.$C$3]/[.$E$3])" office:value-type="float" office:value="4078.00360104206" calcext:value-type="float">
            <text:p>4078.0036010421</text:p>
          </table:table-cell>
          <table:table-cell table:formula="of:=MIN([.$E$3];INT([.J81]))" office:value-type="float" office:value="4078" calcext:value-type="float">
            <text:p>4078</text:p>
          </table:table-cell>
          <table:table-cell table:formula="of:=[.K81]*([.$C$3]/[.$E$3])/([.$E$2]/1000000000*[.C81]*[.$G$2]*2)" office:value-type="float" office:value="4.99999558479784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((2)^(1/12))^([.B82]-57)) * 220" office:value-type="float" office:value="659.25511382574" calcext:value-type="float">
            <text:p>659.2551138257</text:p>
          </table:table-cell>
          <table:table-cell table:formula="of:=[.$C$2]*[.$E$2]/1000000000*[.C82]*[.$G$2]" office:value-type="float" office:value="0.108777093781247" calcext:value-type="float">
            <text:p>0.1087770938</text:p>
          </table:table-cell>
          <table:table-cell table:formula="of:=[.D82]/([.$C$3]/[.$E$3])" office:value-type="float" office:value="2160.24715698419" calcext:value-type="float">
            <text:p>2160.2471569842</text:p>
          </table:table-cell>
          <table:table-cell table:formula="of:=MIN([.$E$3];INT([.E82]))" office:value-type="float" office:value="2160" calcext:value-type="float">
            <text:p>2160</text:p>
          </table:table-cell>
          <table:table-cell table:formula="of:=[.F82]*([.$C$3]/[.$E$3])/([.$E$2]/1000000000*[.C82]*[.$G$2])" office:value-type="float" office:value="4.9994279428088" calcext:value-type="float">
            <text:p>4.9994279428</text:p>
          </table:table-cell>
          <table:table-cell/>
          <table:table-cell table:formula="of:=[.$C$2]*[.$E$2]/1000000000*[.C82]*[.$G$2]*2" office:value-type="float" office:value="0.217554187562494" calcext:value-type="float">
            <text:p>0.2175541876</text:p>
          </table:table-cell>
          <table:table-cell table:formula="of:=[.I82]/([.$C$3]/[.$E$3])" office:value-type="float" office:value="4320.49431396837" calcext:value-type="float">
            <text:p>4320.4943139684</text:p>
          </table:table-cell>
          <table:table-cell table:formula="of:=MIN([.$E$3];INT([.J82]))" office:value-type="float" office:value="4320" calcext:value-type="float">
            <text:p>4320</text:p>
          </table:table-cell>
          <table:table-cell table:formula="of:=[.K82]*([.$C$3]/[.$E$3])/([.$E$2]/1000000000*[.C82]*[.$G$2]*2)" office:value-type="float" office:value="4.9994279428088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((2)^(1/12))^([.B83]-57)) * 220" office:value-type="float" office:value="698.456462866008" calcext:value-type="float">
            <text:p>698.456462866</text:p>
          </table:table-cell>
          <table:table-cell table:formula="of:=[.$C$2]*[.$E$2]/1000000000*[.C83]*[.$G$2]" office:value-type="float" office:value="0.115245316372891" calcext:value-type="float">
            <text:p>0.1152453164</text:p>
          </table:table-cell>
          <table:table-cell table:formula="of:=[.D83]/([.$C$3]/[.$E$3])" office:value-type="float" office:value="2288.70213751934" calcext:value-type="float">
            <text:p>2288.7021375193</text:p>
          </table:table-cell>
          <table:table-cell table:formula="of:=MIN([.$E$3];INT([.E83]))" office:value-type="float" office:value="2288" calcext:value-type="float">
            <text:p>2288</text:p>
          </table:table-cell>
          <table:table-cell table:formula="of:=[.F83]*([.$C$3]/[.$E$3])/([.$E$2]/1000000000*[.C83]*[.$G$2])" office:value-type="float" office:value="4.99846607929484" calcext:value-type="float">
            <text:p>4.9984660793</text:p>
          </table:table-cell>
          <table:table-cell/>
          <table:table-cell table:formula="of:=[.$C$2]*[.$E$2]/1000000000*[.C83]*[.$G$2]*2" office:value-type="float" office:value="0.230490632745783" calcext:value-type="float">
            <text:p>0.2304906327</text:p>
          </table:table-cell>
          <table:table-cell table:formula="of:=[.I83]/([.$C$3]/[.$E$3])" office:value-type="float" office:value="4577.40427503867" calcext:value-type="float">
            <text:p>4577.4042750387</text:p>
          </table:table-cell>
          <table:table-cell table:formula="of:=MIN([.$E$3];INT([.J83]))" office:value-type="float" office:value="4577" calcext:value-type="float">
            <text:p>4577</text:p>
          </table:table-cell>
          <table:table-cell table:formula="of:=[.K83]*([.$C$3]/[.$E$3])/([.$E$2]/1000000000*[.C83]*[.$G$2]*2)" office:value-type="float" office:value="4.99955840142755" calcext:value-type="float">
            <text:p>4.99955840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((2)^(1/12))^([.B84]-57)) * 220" office:value-type="float" office:value="739.98884542327" calcext:value-type="float">
            <text:p>739.9888454233</text:p>
          </table:table-cell>
          <table:table-cell table:formula="of:=[.$C$2]*[.$E$2]/1000000000*[.C84]*[.$G$2]" office:value-type="float" office:value="0.122098159494839" calcext:value-type="float">
            <text:p>0.1220981595</text:p>
          </table:table-cell>
          <table:table-cell table:formula="of:=[.D84]/([.$C$3]/[.$E$3])" office:value-type="float" office:value="2424.79544868297" calcext:value-type="float">
            <text:p>2424.795448683</text:p>
          </table:table-cell>
          <table:table-cell table:formula="of:=MIN([.$E$3];INT([.E84]))" office:value-type="float" office:value="2424" calcext:value-type="float">
            <text:p>2424</text:p>
          </table:table-cell>
          <table:table-cell table:formula="of:=[.F84]*([.$C$3]/[.$E$3])/([.$E$2]/1000000000*[.C84]*[.$G$2])" office:value-type="float" office:value="4.99835976126687" calcext:value-type="float">
            <text:p>4.9983597613</text:p>
          </table:table-cell>
          <table:table-cell/>
          <table:table-cell table:formula="of:=[.$C$2]*[.$E$2]/1000000000*[.C84]*[.$G$2]*2" office:value-type="float" office:value="0.244196318989679" calcext:value-type="float">
            <text:p>0.244196319</text:p>
          </table:table-cell>
          <table:table-cell table:formula="of:=[.I84]/([.$C$3]/[.$E$3])" office:value-type="float" office:value="4849.59089736594" calcext:value-type="float">
            <text:p>4849.5908973659</text:p>
          </table:table-cell>
          <table:table-cell table:formula="of:=MIN([.$E$3];INT([.J84]))" office:value-type="float" office:value="4849" calcext:value-type="float">
            <text:p>4849</text:p>
          </table:table-cell>
          <table:table-cell table:formula="of:=[.K84]*([.$C$3]/[.$E$3])/([.$E$2]/1000000000*[.C84]*[.$G$2]*2)" office:value-type="float" office:value="4.99939077606911" calcext:value-type="float">
            <text:p>4.999390776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((2)^(1/12))^([.B85]-57)) * 220" office:value-type="float" office:value="783.990871963499" calcext:value-type="float">
            <text:p>783.9908719635</text:p>
          </table:table-cell>
          <table:table-cell table:formula="of:=[.$C$2]*[.$E$2]/1000000000*[.C85]*[.$G$2]" office:value-type="float" office:value="0.129358493873977" calcext:value-type="float">
            <text:p>0.1293584939</text:p>
          </table:table-cell>
          <table:table-cell table:formula="of:=[.D85]/([.$C$3]/[.$E$3])" office:value-type="float" office:value="2568.98128924999" calcext:value-type="float">
            <text:p>2568.98128925</text:p>
          </table:table-cell>
          <table:table-cell table:formula="of:=MIN([.$E$3];INT([.E85]))" office:value-type="float" office:value="2568" calcext:value-type="float">
            <text:p>2568</text:p>
          </table:table-cell>
          <table:table-cell table:formula="of:=[.F85]*([.$C$3]/[.$E$3])/([.$E$2]/1000000000*[.C85]*[.$G$2])" office:value-type="float" office:value="4.99809011989674" calcext:value-type="float">
            <text:p>4.9980901199</text:p>
          </table:table-cell>
          <table:table-cell/>
          <table:table-cell table:formula="of:=[.$C$2]*[.$E$2]/1000000000*[.C85]*[.$G$2]*2" office:value-type="float" office:value="0.258716987747955" calcext:value-type="float">
            <text:p>0.2587169877</text:p>
          </table:table-cell>
          <table:table-cell table:formula="of:=[.I85]/([.$C$3]/[.$E$3])" office:value-type="float" office:value="5137.96257849999" calcext:value-type="float">
            <text:p>5137.9625785</text:p>
          </table:table-cell>
          <table:table-cell table:formula="of:=MIN([.$E$3];INT([.J85]))" office:value-type="float" office:value="5137" calcext:value-type="float">
            <text:p>5137</text:p>
          </table:table-cell>
          <table:table-cell table:formula="of:=[.K85]*([.$C$3]/[.$E$3])/([.$E$2]/1000000000*[.C85]*[.$G$2]*2)" office:value-type="float" office:value="4.99906326828457" calcext:value-type="float">
            <text:p>4.999063268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(2)^(1/12))^([.B86]-57)) * 220" office:value-type="float" office:value="830.609395159891" calcext:value-type="float">
            <text:p>830.6093951599</text:p>
          </table:table-cell>
          <table:table-cell table:formula="of:=[.$C$2]*[.$E$2]/1000000000*[.C86]*[.$G$2]" office:value-type="float" office:value="0.137050550201382" calcext:value-type="float">
            <text:p>0.1370505502</text:p>
          </table:table-cell>
          <table:table-cell table:formula="of:=[.D86]/([.$C$3]/[.$E$3])" office:value-type="float" office:value="2721.74086605993" calcext:value-type="float">
            <text:p>2721.7408660599</text:p>
          </table:table-cell>
          <table:table-cell table:formula="of:=MIN([.$E$3];INT([.E86]))" office:value-type="float" office:value="2721" calcext:value-type="float">
            <text:p>2721</text:p>
          </table:table-cell>
          <table:table-cell table:formula="of:=[.F86]*([.$C$3]/[.$E$3])/([.$E$2]/1000000000*[.C86]*[.$G$2])" office:value-type="float" office:value="4.99863898494311" calcext:value-type="float">
            <text:p>4.9986389849</text:p>
          </table:table-cell>
          <table:table-cell/>
          <table:table-cell table:formula="of:=[.$C$2]*[.$E$2]/1000000000*[.C86]*[.$G$2]*2" office:value-type="float" office:value="0.274101100402764" calcext:value-type="float">
            <text:p>0.2741011004</text:p>
          </table:table-cell>
          <table:table-cell table:formula="of:=[.I86]/([.$C$3]/[.$E$3])" office:value-type="float" office:value="5443.48173211986" calcext:value-type="float">
            <text:p>5443.4817321199</text:p>
          </table:table-cell>
          <table:table-cell table:formula="of:=MIN([.$E$3];INT([.J86]))" office:value-type="float" office:value="5443" calcext:value-type="float">
            <text:p>5443</text:p>
          </table:table-cell>
          <table:table-cell table:formula="of:=[.K86]*([.$C$3]/[.$E$3])/([.$E$2]/1000000000*[.C86]*[.$G$2]*2)" office:value-type="float" office:value="4.99955751470881" calcext:value-type="float">
            <text:p>4.99955751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((2)^(1/12))^([.B87]-57)) * 220" office:value-type="float" office:value="880.000000000001" calcext:value-type="float">
            <text:p>880</text:p>
          </table:table-cell>
          <table:table-cell table:formula="of:=[.$C$2]*[.$E$2]/1000000000*[.C87]*[.$G$2]" office:value-type="float" office:value="0.1452" calcext:value-type="float">
            <text:p>0.1452</text:p>
          </table:table-cell>
          <table:table-cell table:formula="of:=[.D87]/([.$C$3]/[.$E$3])" office:value-type="float" office:value="2883.584" calcext:value-type="float">
            <text:p>2883.584</text:p>
          </table:table-cell>
          <table:table-cell table:formula="of:=MIN([.$E$3];INT([.E87]))" office:value-type="float" office:value="2883" calcext:value-type="float">
            <text:p>2883</text:p>
          </table:table-cell>
          <table:table-cell table:formula="of:=[.F87]*([.$C$3]/[.$E$3])/([.$E$2]/1000000000*[.C87]*[.$G$2])" office:value-type="float" office:value="4.9989873712713" calcext:value-type="float">
            <text:p>4.9989873713</text:p>
          </table:table-cell>
          <table:table-cell/>
          <table:table-cell table:formula="of:=[.$C$2]*[.$E$2]/1000000000*[.C87]*[.$G$2]*2" office:value-type="float" office:value="0.2904" calcext:value-type="float">
            <text:p>0.2904</text:p>
          </table:table-cell>
          <table:table-cell table:formula="of:=[.I87]/([.$C$3]/[.$E$3])" office:value-type="float" office:value="5767.16800000001" calcext:value-type="float">
            <text:p>5767.168</text:p>
          </table:table-cell>
          <table:table-cell table:formula="of:=MIN([.$E$3];INT([.J87]))" office:value-type="float" office:value="5767" calcext:value-type="float">
            <text:p>5767</text:p>
          </table:table-cell>
          <table:table-cell table:formula="of:=[.K87]*([.$C$3]/[.$E$3])/([.$E$2]/1000000000*[.C87]*[.$G$2]*2)" office:value-type="float" office:value="4.99985434792258" calcext:value-type="float">
            <text:p>4.999854347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((2)^(1/12))^([.B88]-57)) * 220" office:value-type="float" office:value="932.327523036181" calcext:value-type="float">
            <text:p>932.3275230362</text:p>
          </table:table-cell>
          <table:table-cell table:formula="of:=[.$C$2]*[.$E$2]/1000000000*[.C88]*[.$G$2]" office:value-type="float" office:value="0.15383404130097" calcext:value-type="float">
            <text:p>0.1538340413</text:p>
          </table:table-cell>
          <table:table-cell table:formula="of:=[.D88]/([.$C$3]/[.$E$3])" office:value-type="float" office:value="3055.05082748496" calcext:value-type="float">
            <text:p>3055.050827485</text:p>
          </table:table-cell>
          <table:table-cell table:formula="of:=MIN([.$E$3];INT([.E88]))" office:value-type="float" office:value="3055" calcext:value-type="float">
            <text:p>3055</text:p>
          </table:table-cell>
          <table:table-cell table:formula="of:=[.F88]*([.$C$3]/[.$E$3])/([.$E$2]/1000000000*[.C88]*[.$G$2])" office:value-type="float" office:value="4.99991681401092" calcext:value-type="float">
            <text:p>4.999916814</text:p>
          </table:table-cell>
          <table:table-cell/>
          <table:table-cell table:formula="of:=[.$C$2]*[.$E$2]/1000000000*[.C88]*[.$G$2]*2" office:value-type="float" office:value="0.30766808260194" calcext:value-type="float">
            <text:p>0.3076680826</text:p>
          </table:table-cell>
          <table:table-cell table:formula="of:=[.I88]/([.$C$3]/[.$E$3])" office:value-type="float" office:value="6110.10165496992" calcext:value-type="float">
            <text:p>6110.1016549699</text:p>
          </table:table-cell>
          <table:table-cell table:formula="of:=MIN([.$E$3];INT([.J88]))" office:value-type="float" office:value="6110" calcext:value-type="float">
            <text:p>6110</text:p>
          </table:table-cell>
          <table:table-cell table:formula="of:=[.K88]*([.$C$3]/[.$E$3])/([.$E$2]/1000000000*[.C88]*[.$G$2]*2)" office:value-type="float" office:value="4.99991681401092" calcext:value-type="float">
            <text:p>4.9999168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((2)^(1/12))^([.B89]-57)) * 220" office:value-type="float" office:value="987.766602512249" calcext:value-type="float">
            <text:p>987.7666025123</text:p>
          </table:table-cell>
          <table:table-cell table:formula="of:=[.$C$2]*[.$E$2]/1000000000*[.C89]*[.$G$2]" office:value-type="float" office:value="0.162981489414521" calcext:value-type="float">
            <text:p>0.1629814894</text:p>
          </table:table-cell>
          <table:table-cell table:formula="of:=[.D89]/([.$C$3]/[.$E$3])" office:value-type="float" office:value="3236.71360311214" calcext:value-type="float">
            <text:p>3236.7136031121</text:p>
          </table:table-cell>
          <table:table-cell table:formula="of:=MIN([.$E$3];INT([.E89]))" office:value-type="float" office:value="3236" calcext:value-type="float">
            <text:p>3236</text:p>
          </table:table-cell>
          <table:table-cell table:formula="of:=[.F89]*([.$C$3]/[.$E$3])/([.$E$2]/1000000000*[.C89]*[.$G$2])" office:value-type="float" office:value="4.99889764248611" calcext:value-type="float">
            <text:p>4.9988976425</text:p>
          </table:table-cell>
          <table:table-cell/>
          <table:table-cell table:formula="of:=[.$C$2]*[.$E$2]/1000000000*[.C89]*[.$G$2]*2" office:value-type="float" office:value="0.325962978829042" calcext:value-type="float">
            <text:p>0.3259629788</text:p>
          </table:table-cell>
          <table:table-cell table:formula="of:=[.I89]/([.$C$3]/[.$E$3])" office:value-type="float" office:value="6473.42720622428" calcext:value-type="float">
            <text:p>6473.4272062243</text:p>
          </table:table-cell>
          <table:table-cell table:formula="of:=MIN([.$E$3];INT([.J89]))" office:value-type="float" office:value="6473" calcext:value-type="float">
            <text:p>6473</text:p>
          </table:table-cell>
          <table:table-cell table:formula="of:=[.K89]*([.$C$3]/[.$E$3])/([.$E$2]/1000000000*[.C89]*[.$G$2]*2)" office:value-type="float" office:value="4.99967003087339" calcext:value-type="float">
            <text:p>4.999670030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((2)^(1/12))^([.B90]-57)) * 220" office:value-type="float" office:value="1046.5022612024" calcext:value-type="float">
            <text:p>1046.5022612024</text:p>
          </table:table-cell>
          <table:table-cell table:formula="of:=[.$C$2]*[.$E$2]/1000000000*[.C90]*[.$G$2]" office:value-type="float" office:value="0.172672873098395" calcext:value-type="float">
            <text:p>0.1726728731</text:p>
          </table:table-cell>
          <table:table-cell table:formula="of:=[.D90]/([.$C$3]/[.$E$3])" office:value-type="float" office:value="3429.17860950801" calcext:value-type="float">
            <text:p>3429.178609508</text:p>
          </table:table-cell>
          <table:table-cell table:formula="of:=MIN([.$E$3];INT([.E90]))" office:value-type="float" office:value="3429" calcext:value-type="float">
            <text:p>3429</text:p>
          </table:table-cell>
          <table:table-cell table:formula="of:=[.F90]*([.$C$3]/[.$E$3])/([.$E$2]/1000000000*[.C90]*[.$G$2])" office:value-type="float" office:value="4.99973957392083" calcext:value-type="float">
            <text:p>4.9997395739</text:p>
          </table:table-cell>
          <table:table-cell/>
          <table:table-cell table:formula="of:=[.$C$2]*[.$E$2]/1000000000*[.C90]*[.$G$2]*2" office:value-type="float" office:value="0.34534574619679" calcext:value-type="float">
            <text:p>0.3453457462</text:p>
          </table:table-cell>
          <table:table-cell table:formula="of:=[.I90]/([.$C$3]/[.$E$3])" office:value-type="float" office:value="6858.35721901602" calcext:value-type="float">
            <text:p>6858.357219016</text:p>
          </table:table-cell>
          <table:table-cell table:formula="of:=MIN([.$E$3];INT([.J90]))" office:value-type="float" office:value="6858" calcext:value-type="float">
            <text:p>6858</text:p>
          </table:table-cell>
          <table:table-cell table:formula="of:=[.K90]*([.$C$3]/[.$E$3])/([.$E$2]/1000000000*[.C90]*[.$G$2]*2)" office:value-type="float" office:value="4.99973957392083" calcext:value-type="float">
            <text:p>4.999739573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((2)^(1/12))^([.B91]-57)) * 220" office:value-type="float" office:value="1108.73052390749" calcext:value-type="float">
            <text:p>1108.7305239075</text:p>
          </table:table-cell>
          <table:table-cell table:formula="of:=[.$C$2]*[.$E$2]/1000000000*[.C91]*[.$G$2]" office:value-type="float" office:value="0.182940536444736" calcext:value-type="float">
            <text:p>0.1829405364</text:p>
          </table:table-cell>
          <table:table-cell table:formula="of:=[.D91]/([.$C$3]/[.$E$3])" office:value-type="float" office:value="3633.08818074006" calcext:value-type="float">
            <text:p>3633.0881807401</text:p>
          </table:table-cell>
          <table:table-cell table:formula="of:=MIN([.$E$3];INT([.E91]))" office:value-type="float" office:value="3633" calcext:value-type="float">
            <text:p>3633</text:p>
          </table:table-cell>
          <table:table-cell table:formula="of:=[.F91]*([.$C$3]/[.$E$3])/([.$E$2]/1000000000*[.C91]*[.$G$2])" office:value-type="float" office:value="4.99987864216931" calcext:value-type="float">
            <text:p>4.9998786422</text:p>
          </table:table-cell>
          <table:table-cell/>
          <table:table-cell table:formula="of:=[.$C$2]*[.$E$2]/1000000000*[.C91]*[.$G$2]*2" office:value-type="float" office:value="0.365881072889472" calcext:value-type="float">
            <text:p>0.3658810729</text:p>
          </table:table-cell>
          <table:table-cell table:formula="of:=[.I91]/([.$C$3]/[.$E$3])" office:value-type="float" office:value="7266.17636148013" calcext:value-type="float">
            <text:p>7266.1763614801</text:p>
          </table:table-cell>
          <table:table-cell table:formula="of:=MIN([.$E$3];INT([.J91]))" office:value-type="float" office:value="7266" calcext:value-type="float">
            <text:p>7266</text:p>
          </table:table-cell>
          <table:table-cell table:formula="of:=[.K91]*([.$C$3]/[.$E$3])/([.$E$2]/1000000000*[.C91]*[.$G$2]*2)" office:value-type="float" office:value="4.99987864216931" calcext:value-type="float">
            <text:p>4.99987864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((2)^(1/12))^([.B92]-57)) * 220" office:value-type="float" office:value="1174.65907166963" calcext:value-type="float">
            <text:p>1174.6590716696</text:p>
          </table:table-cell>
          <table:table-cell table:formula="of:=[.$C$2]*[.$E$2]/1000000000*[.C92]*[.$G$2]" office:value-type="float" office:value="0.193818746825489" calcext:value-type="float">
            <text:p>0.1938187468</text:p>
          </table:table-cell>
          <table:table-cell table:formula="of:=[.D92]/([.$C$3]/[.$E$3])" office:value-type="float" office:value="3849.12284604705" calcext:value-type="float">
            <text:p>3849.1228460471</text:p>
          </table:table-cell>
          <table:table-cell table:formula="of:=MIN([.$E$3];INT([.E92]))" office:value-type="float" office:value="3849" calcext:value-type="float">
            <text:p>3849</text:p>
          </table:table-cell>
          <table:table-cell table:formula="of:=[.F92]*([.$C$3]/[.$E$3])/([.$E$2]/1000000000*[.C92]*[.$G$2])" office:value-type="float" office:value="4.99984042332245" calcext:value-type="float">
            <text:p>4.9998404233</text:p>
          </table:table-cell>
          <table:table-cell/>
          <table:table-cell table:formula="of:=[.$C$2]*[.$E$2]/1000000000*[.C92]*[.$G$2]*2" office:value-type="float" office:value="0.387637493650978" calcext:value-type="float">
            <text:p>0.3876374937</text:p>
          </table:table-cell>
          <table:table-cell table:formula="of:=[.I92]/([.$C$3]/[.$E$3])" office:value-type="float" office:value="7698.2456920941" calcext:value-type="float">
            <text:p>7698.2456920941</text:p>
          </table:table-cell>
          <table:table-cell table:formula="of:=MIN([.$E$3];INT([.J92]))" office:value-type="float" office:value="7698" calcext:value-type="float">
            <text:p>7698</text:p>
          </table:table-cell>
          <table:table-cell table:formula="of:=[.K92]*([.$C$3]/[.$E$3])/([.$E$2]/1000000000*[.C92]*[.$G$2]*2)" office:value-type="float" office:value="4.99984042332245" calcext:value-type="float">
            <text:p>4.99984042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((2)^(1/12))^([.B93]-57)) * 220" office:value-type="float" office:value="1244.50793488833" calcext:value-type="float">
            <text:p>1244.5079348883</text:p>
          </table:table-cell>
          <table:table-cell table:formula="of:=[.$C$2]*[.$E$2]/1000000000*[.C93]*[.$G$2]" office:value-type="float" office:value="0.205343809256574" calcext:value-type="float">
            <text:p>0.2053438093</text:p>
          </table:table-cell>
          <table:table-cell table:formula="of:=[.D93]/([.$C$3]/[.$E$3])" office:value-type="float" office:value="4078.00360104207" calcext:value-type="float">
            <text:p>4078.0036010421</text:p>
          </table:table-cell>
          <table:table-cell table:formula="of:=MIN([.$E$3];INT([.E93]))" office:value-type="float" office:value="4078" calcext:value-type="float">
            <text:p>4078</text:p>
          </table:table-cell>
          <table:table-cell table:formula="of:=[.F93]*([.$C$3]/[.$E$3])/([.$E$2]/1000000000*[.C93]*[.$G$2])" office:value-type="float" office:value="4.99999558479784" calcext:value-type="float">
            <text:p>4.9999955848</text:p>
          </table:table-cell>
          <table:table-cell/>
          <table:table-cell table:formula="of:=[.$C$2]*[.$E$2]/1000000000*[.C93]*[.$G$2]*2" office:value-type="float" office:value="0.410687618513147" calcext:value-type="float">
            <text:p>0.4106876185</text:p>
          </table:table-cell>
          <table:table-cell table:formula="of:=[.I93]/([.$C$3]/[.$E$3])" office:value-type="float" office:value="8156.00720208413" calcext:value-type="float">
            <text:p>8156.0072020841</text:p>
          </table:table-cell>
          <table:table-cell table:formula="of:=MIN([.$E$3];INT([.J93]))" office:value-type="float" office:value="8156" calcext:value-type="float">
            <text:p>8156</text:p>
          </table:table-cell>
          <table:table-cell table:formula="of:=[.K93]*([.$C$3]/[.$E$3])/([.$E$2]/1000000000*[.C93]*[.$G$2]*2)" office:value-type="float" office:value="4.99999558479784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((2)^(1/12))^([.B94]-57)) * 220" office:value-type="float" office:value="1318.51022765148" calcext:value-type="float">
            <text:p>1318.5102276515</text:p>
          </table:table-cell>
          <table:table-cell table:formula="of:=[.$C$2]*[.$E$2]/1000000000*[.C94]*[.$G$2]" office:value-type="float" office:value="0.217554187562494" calcext:value-type="float">
            <text:p>0.2175541876</text:p>
          </table:table-cell>
          <table:table-cell table:formula="of:=[.D94]/([.$C$3]/[.$E$3])" office:value-type="float" office:value="4320.49431396838" calcext:value-type="float">
            <text:p>4320.4943139684</text:p>
          </table:table-cell>
          <table:table-cell table:formula="of:=MIN([.$E$3];INT([.E94]))" office:value-type="float" office:value="4320" calcext:value-type="float">
            <text:p>4320</text:p>
          </table:table-cell>
          <table:table-cell table:formula="of:=[.F94]*([.$C$3]/[.$E$3])/([.$E$2]/1000000000*[.C94]*[.$G$2])" office:value-type="float" office:value="4.99942794280879" calcext:value-type="float">
            <text:p>4.9994279428</text:p>
          </table:table-cell>
          <table:table-cell/>
          <table:table-cell table:formula="of:=[.$C$2]*[.$E$2]/1000000000*[.C94]*[.$G$2]*2" office:value-type="float" office:value="0.435108375124989" calcext:value-type="float">
            <text:p>0.4351083751</text:p>
          </table:table-cell>
          <table:table-cell table:formula="of:=[.I94]/([.$C$3]/[.$E$3])" office:value-type="float" office:value="8640.98862793675" calcext:value-type="float">
            <text:p>8640.9886279368</text:p>
          </table:table-cell>
          <table:table-cell table:formula="of:=MIN([.$E$3];INT([.J94]))" office:value-type="float" office:value="8640" calcext:value-type="float">
            <text:p>8640</text:p>
          </table:table-cell>
          <table:table-cell table:formula="of:=[.K94]*([.$C$3]/[.$E$3])/([.$E$2]/1000000000*[.C94]*[.$G$2]*2)" office:value-type="float" office:value="4.99942794280879" calcext:value-type="float">
            <text:p>4.99942794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((2)^(1/12))^([.B95]-57)) * 220" office:value-type="float" office:value="1396.91292573202" calcext:value-type="float">
            <text:p>1396.912925732</text:p>
          </table:table-cell>
          <table:table-cell table:formula="of:=[.$C$2]*[.$E$2]/1000000000*[.C95]*[.$G$2]" office:value-type="float" office:value="0.230490632745783" calcext:value-type="float">
            <text:p>0.2304906327</text:p>
          </table:table-cell>
          <table:table-cell table:formula="of:=[.D95]/([.$C$3]/[.$E$3])" office:value-type="float" office:value="4577.40427503867" calcext:value-type="float">
            <text:p>4577.4042750387</text:p>
          </table:table-cell>
          <table:table-cell table:formula="of:=MIN([.$E$3];INT([.E95]))" office:value-type="float" office:value="4577" calcext:value-type="float">
            <text:p>4577</text:p>
          </table:table-cell>
          <table:table-cell table:formula="of:=[.F95]*([.$C$3]/[.$E$3])/([.$E$2]/1000000000*[.C95]*[.$G$2])" office:value-type="float" office:value="4.99955840142755" calcext:value-type="float">
            <text:p>4.9995584014</text:p>
          </table:table-cell>
          <table:table-cell/>
          <table:table-cell table:formula="of:=[.$C$2]*[.$E$2]/1000000000*[.C95]*[.$G$2]*2" office:value-type="float" office:value="0.460981265491566" calcext:value-type="float">
            <text:p>0.4609812655</text:p>
          </table:table-cell>
          <table:table-cell table:formula="of:=[.I95]/([.$C$3]/[.$E$3])" office:value-type="float" office:value="9154.80855007735" calcext:value-type="float">
            <text:p>9154.8085500774</text:p>
          </table:table-cell>
          <table:table-cell table:formula="of:=MIN([.$E$3];INT([.J95]))" office:value-type="float" office:value="9154" calcext:value-type="float">
            <text:p>9154</text:p>
          </table:table-cell>
          <table:table-cell table:formula="of:=[.K95]*([.$C$3]/[.$E$3])/([.$E$2]/1000000000*[.C95]*[.$G$2]*2)" office:value-type="float" office:value="4.99955840142755" calcext:value-type="float">
            <text:p>4.99955840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(2)^(1/12))^([.B96]-57)) * 220" office:value-type="float" office:value="1479.97769084654" calcext:value-type="float">
            <text:p>1479.9776908465</text:p>
          </table:table-cell>
          <table:table-cell table:formula="of:=[.$C$2]*[.$E$2]/1000000000*[.C96]*[.$G$2]" office:value-type="float" office:value="0.244196318989679" calcext:value-type="float">
            <text:p>0.244196319</text:p>
          </table:table-cell>
          <table:table-cell table:formula="of:=[.D96]/([.$C$3]/[.$E$3])" office:value-type="float" office:value="4849.59089736594" calcext:value-type="float">
            <text:p>4849.5908973659</text:p>
          </table:table-cell>
          <table:table-cell table:formula="of:=MIN([.$E$3];INT([.E96]))" office:value-type="float" office:value="4849" calcext:value-type="float">
            <text:p>4849</text:p>
          </table:table-cell>
          <table:table-cell table:formula="of:=[.F96]*([.$C$3]/[.$E$3])/([.$E$2]/1000000000*[.C96]*[.$G$2])" office:value-type="float" office:value="4.99939077606911" calcext:value-type="float">
            <text:p>4.9993907761</text:p>
          </table:table-cell>
          <table:table-cell/>
          <table:table-cell table:formula="of:=[.$C$2]*[.$E$2]/1000000000*[.C96]*[.$G$2]*2" office:value-type="float" office:value="0.488392637979358" calcext:value-type="float">
            <text:p>0.488392638</text:p>
          </table:table-cell>
          <table:table-cell table:formula="of:=[.I96]/([.$C$3]/[.$E$3])" office:value-type="float" office:value="9699.18179473188" calcext:value-type="float">
            <text:p>9699.1817947319</text:p>
          </table:table-cell>
          <table:table-cell table:formula="of:=MIN([.$E$3];INT([.J96]))" office:value-type="float" office:value="9699" calcext:value-type="float">
            <text:p>9699</text:p>
          </table:table-cell>
          <table:table-cell table:formula="of:=[.K96]*([.$C$3]/[.$E$3])/([.$E$2]/1000000000*[.C96]*[.$G$2]*2)" office:value-type="float" office:value="4.99990628347023" calcext:value-type="float">
            <text:p>4.999906283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((2)^(1/12))^([.B97]-57)) * 220" office:value-type="float" office:value="1567.981743927" calcext:value-type="float">
            <text:p>1567.981743927</text:p>
          </table:table-cell>
          <table:table-cell table:formula="of:=[.$C$2]*[.$E$2]/1000000000*[.C97]*[.$G$2]" office:value-type="float" office:value="0.258716987747955" calcext:value-type="float">
            <text:p>0.2587169877</text:p>
          </table:table-cell>
          <table:table-cell table:formula="of:=[.D97]/([.$C$3]/[.$E$3])" office:value-type="float" office:value="5137.96257849999" calcext:value-type="float">
            <text:p>5137.9625785</text:p>
          </table:table-cell>
          <table:table-cell table:formula="of:=MIN([.$E$3];INT([.E97]))" office:value-type="float" office:value="5137" calcext:value-type="float">
            <text:p>5137</text:p>
          </table:table-cell>
          <table:table-cell table:formula="of:=[.F97]*([.$C$3]/[.$E$3])/([.$E$2]/1000000000*[.C97]*[.$G$2])" office:value-type="float" office:value="4.99906326828457" calcext:value-type="float">
            <text:p>4.9990632683</text:p>
          </table:table-cell>
          <table:table-cell/>
          <table:table-cell table:formula="of:=[.$C$2]*[.$E$2]/1000000000*[.C97]*[.$G$2]*2" office:value-type="float" office:value="0.51743397549591" calcext:value-type="float">
            <text:p>0.5174339755</text:p>
          </table:table-cell>
          <table:table-cell table:formula="of:=[.I97]/([.$C$3]/[.$E$3])" office:value-type="float" office:value="10275.925157" calcext:value-type="float">
            <text:p>10275.925157</text:p>
          </table:table-cell>
          <table:table-cell table:formula="of:=MIN([.$E$3];INT([.J97]))" office:value-type="float" office:value="10275" calcext:value-type="float">
            <text:p>10275</text:p>
          </table:table-cell>
          <table:table-cell table:formula="of:=[.K97]*([.$C$3]/[.$E$3])/([.$E$2]/1000000000*[.C97]*[.$G$2]*2)" office:value-type="float" office:value="4.99954984247849" calcext:value-type="float">
            <text:p>4.999549842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((2)^(1/12))^([.B98]-57)) * 220" office:value-type="float" office:value="1661.21879031978" calcext:value-type="float">
            <text:p>1661.2187903198</text:p>
          </table:table-cell>
          <table:table-cell table:formula="of:=[.$C$2]*[.$E$2]/1000000000*[.C98]*[.$G$2]" office:value-type="float" office:value="0.274101100402764" calcext:value-type="float">
            <text:p>0.2741011004</text:p>
          </table:table-cell>
          <table:table-cell table:formula="of:=[.D98]/([.$C$3]/[.$E$3])" office:value-type="float" office:value="5443.48173211987" calcext:value-type="float">
            <text:p>5443.4817321199</text:p>
          </table:table-cell>
          <table:table-cell table:formula="of:=MIN([.$E$3];INT([.E98]))" office:value-type="float" office:value="5443" calcext:value-type="float">
            <text:p>5443</text:p>
          </table:table-cell>
          <table:table-cell table:formula="of:=[.F98]*([.$C$3]/[.$E$3])/([.$E$2]/1000000000*[.C98]*[.$G$2])" office:value-type="float" office:value="4.99955751470881" calcext:value-type="float">
            <text:p>4.9995575147</text:p>
          </table:table-cell>
          <table:table-cell/>
          <table:table-cell table:formula="of:=[.$C$2]*[.$E$2]/1000000000*[.C98]*[.$G$2]*2" office:value-type="float" office:value="0.548202200805528" calcext:value-type="float">
            <text:p>0.5482022008</text:p>
          </table:table-cell>
          <table:table-cell table:formula="of:=[.I98]/([.$C$3]/[.$E$3])" office:value-type="float" office:value="10886.9634642397" calcext:value-type="float">
            <text:p>10886.9634642397</text:p>
          </table:table-cell>
          <table:table-cell table:formula="of:=MIN([.$E$3];INT([.J98]))" office:value-type="float" office:value="10886" calcext:value-type="float">
            <text:p>10886</text:p>
          </table:table-cell>
          <table:table-cell table:formula="of:=[.K98]*([.$C$3]/[.$E$3])/([.$E$2]/1000000000*[.C98]*[.$G$2]*2)" office:value-type="float" office:value="4.99955751470881" calcext:value-type="float">
            <text:p>4.999557514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((2)^(1/12))^([.B99]-57)) * 220" office:value-type="float" office:value="1760" calcext:value-type="float">
            <text:p>1760</text:p>
          </table:table-cell>
          <table:table-cell table:formula="of:=[.$C$2]*[.$E$2]/1000000000*[.C99]*[.$G$2]" office:value-type="float" office:value="0.2904" calcext:value-type="float">
            <text:p>0.2904</text:p>
          </table:table-cell>
          <table:table-cell table:formula="of:=[.D99]/([.$C$3]/[.$E$3])" office:value-type="float" office:value="5767.16800000001" calcext:value-type="float">
            <text:p>5767.168</text:p>
          </table:table-cell>
          <table:table-cell table:formula="of:=MIN([.$E$3];INT([.E99]))" office:value-type="float" office:value="5767" calcext:value-type="float">
            <text:p>5767</text:p>
          </table:table-cell>
          <table:table-cell table:formula="of:=[.F99]*([.$C$3]/[.$E$3])/([.$E$2]/1000000000*[.C99]*[.$G$2])" office:value-type="float" office:value="4.99985434792258" calcext:value-type="float">
            <text:p>4.9998543479</text:p>
          </table:table-cell>
          <table:table-cell/>
          <table:table-cell table:formula="of:=[.$C$2]*[.$E$2]/1000000000*[.C99]*[.$G$2]*2" office:value-type="float" office:value="0.580800000000001" calcext:value-type="float">
            <text:p>0.5808</text:p>
          </table:table-cell>
          <table:table-cell table:formula="of:=[.I99]/([.$C$3]/[.$E$3])" office:value-type="float" office:value="11534.336" calcext:value-type="float">
            <text:p>11534.336</text:p>
          </table:table-cell>
          <table:table-cell table:formula="of:=MIN([.$E$3];INT([.J99]))" office:value-type="float" office:value="11534" calcext:value-type="float">
            <text:p>11534</text:p>
          </table:table-cell>
          <table:table-cell table:formula="of:=[.K99]*([.$C$3]/[.$E$3])/([.$E$2]/1000000000*[.C99]*[.$G$2]*2)" office:value-type="float" office:value="4.99985434792258" calcext:value-type="float">
            <text:p>4.999854347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((2)^(1/12))^([.B100]-57)) * 220" office:value-type="float" office:value="1864.65504607236" calcext:value-type="float">
            <text:p>1864.6550460724</text:p>
          </table:table-cell>
          <table:table-cell table:formula="of:=[.$C$2]*[.$E$2]/1000000000*[.C100]*[.$G$2]" office:value-type="float" office:value="0.30766808260194" calcext:value-type="float">
            <text:p>0.3076680826</text:p>
          </table:table-cell>
          <table:table-cell table:formula="of:=[.D100]/([.$C$3]/[.$E$3])" office:value-type="float" office:value="6110.10165496992" calcext:value-type="float">
            <text:p>6110.1016549699</text:p>
          </table:table-cell>
          <table:table-cell table:formula="of:=MIN([.$E$3];INT([.E100]))" office:value-type="float" office:value="6110" calcext:value-type="float">
            <text:p>6110</text:p>
          </table:table-cell>
          <table:table-cell table:formula="of:=[.F100]*([.$C$3]/[.$E$3])/([.$E$2]/1000000000*[.C100]*[.$G$2])" office:value-type="float" office:value="4.99991681401091" calcext:value-type="float">
            <text:p>4.999916814</text:p>
          </table:table-cell>
          <table:table-cell/>
          <table:table-cell table:formula="of:=[.$C$2]*[.$E$2]/1000000000*[.C100]*[.$G$2]*2" office:value-type="float" office:value="0.61533616520388" calcext:value-type="float">
            <text:p>0.6153361652</text:p>
          </table:table-cell>
          <table:table-cell table:formula="of:=[.I100]/([.$C$3]/[.$E$3])" office:value-type="float" office:value="12220.2033099398" calcext:value-type="float">
            <text:p>12220.2033099398</text:p>
          </table:table-cell>
          <table:table-cell table:formula="of:=MIN([.$E$3];INT([.J100]))" office:value-type="float" office:value="12220" calcext:value-type="float">
            <text:p>12220</text:p>
          </table:table-cell>
          <table:table-cell table:formula="of:=[.K100]*([.$C$3]/[.$E$3])/([.$E$2]/1000000000*[.C100]*[.$G$2]*2)" office:value-type="float" office:value="4.99991681401091" calcext:value-type="float">
            <text:p>4.9999168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((2)^(1/12))^([.B101]-57)) * 220" office:value-type="float" office:value="1975.5332050245" calcext:value-type="float">
            <text:p>1975.5332050245</text:p>
          </table:table-cell>
          <table:table-cell table:formula="of:=[.$C$2]*[.$E$2]/1000000000*[.C101]*[.$G$2]" office:value-type="float" office:value="0.325962978829042" calcext:value-type="float">
            <text:p>0.3259629788</text:p>
          </table:table-cell>
          <table:table-cell table:formula="of:=[.D101]/([.$C$3]/[.$E$3])" office:value-type="float" office:value="6473.42720622428" calcext:value-type="float">
            <text:p>6473.4272062243</text:p>
          </table:table-cell>
          <table:table-cell table:formula="of:=MIN([.$E$3];INT([.E101]))" office:value-type="float" office:value="6473" calcext:value-type="float">
            <text:p>6473</text:p>
          </table:table-cell>
          <table:table-cell table:formula="of:=[.F101]*([.$C$3]/[.$E$3])/([.$E$2]/1000000000*[.C101]*[.$G$2])" office:value-type="float" office:value="4.99967003087339" calcext:value-type="float">
            <text:p>4.9996700309</text:p>
          </table:table-cell>
          <table:table-cell/>
          <table:table-cell table:formula="of:=[.$C$2]*[.$E$2]/1000000000*[.C101]*[.$G$2]*2" office:value-type="float" office:value="0.651925957658085" calcext:value-type="float">
            <text:p>0.6519259577</text:p>
          </table:table-cell>
          <table:table-cell table:formula="of:=[.I101]/([.$C$3]/[.$E$3])" office:value-type="float" office:value="12946.8544124486" calcext:value-type="float">
            <text:p>12946.8544124486</text:p>
          </table:table-cell>
          <table:table-cell table:formula="of:=MIN([.$E$3];INT([.J101]))" office:value-type="float" office:value="12946" calcext:value-type="float">
            <text:p>12946</text:p>
          </table:table-cell>
          <table:table-cell table:formula="of:=[.K101]*([.$C$3]/[.$E$3])/([.$E$2]/1000000000*[.C101]*[.$G$2]*2)" office:value-type="float" office:value="4.99967003087339" calcext:value-type="float">
            <text:p>4.999670030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((2)^(1/12))^([.B102]-57)) * 220" office:value-type="float" office:value="2093.00452240479" calcext:value-type="float">
            <text:p>2093.0045224048</text:p>
          </table:table-cell>
          <table:table-cell table:formula="of:=[.$C$2]*[.$E$2]/1000000000*[.C102]*[.$G$2]" office:value-type="float" office:value="0.345345746196791" calcext:value-type="float">
            <text:p>0.3453457462</text:p>
          </table:table-cell>
          <table:table-cell table:formula="of:=[.D102]/([.$C$3]/[.$E$3])" office:value-type="float" office:value="6858.35721901602" calcext:value-type="float">
            <text:p>6858.357219016</text:p>
          </table:table-cell>
          <table:table-cell table:formula="of:=MIN([.$E$3];INT([.E102]))" office:value-type="float" office:value="6858" calcext:value-type="float">
            <text:p>6858</text:p>
          </table:table-cell>
          <table:table-cell table:formula="of:=[.F102]*([.$C$3]/[.$E$3])/([.$E$2]/1000000000*[.C102]*[.$G$2])" office:value-type="float" office:value="4.99973957392083" calcext:value-type="float">
            <text:p>4.9997395739</text:p>
          </table:table-cell>
          <table:table-cell/>
          <table:table-cell table:formula="of:=[.$C$2]*[.$E$2]/1000000000*[.C102]*[.$G$2]*2" office:value-type="float" office:value="0.690691492393581" calcext:value-type="float">
            <text:p>0.6906914924</text:p>
          </table:table-cell>
          <table:table-cell table:formula="of:=[.I102]/([.$C$3]/[.$E$3])" office:value-type="float" office:value="13716.714438032" calcext:value-type="float">
            <text:p>13716.714438032</text:p>
          </table:table-cell>
          <table:table-cell table:formula="of:=MIN([.$E$3];INT([.J102]))" office:value-type="float" office:value="13716" calcext:value-type="float">
            <text:p>13716</text:p>
          </table:table-cell>
          <table:table-cell table:formula="of:=[.K102]*([.$C$3]/[.$E$3])/([.$E$2]/1000000000*[.C102]*[.$G$2]*2)" office:value-type="float" office:value="4.99973957392083" calcext:value-type="float">
            <text:p>4.999739573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((2)^(1/12))^([.B103]-57)) * 220" office:value-type="float" office:value="2217.46104781498" calcext:value-type="float">
            <text:p>2217.461047815</text:p>
          </table:table-cell>
          <table:table-cell table:formula="of:=[.$C$2]*[.$E$2]/1000000000*[.C103]*[.$G$2]" office:value-type="float" office:value="0.365881072889472" calcext:value-type="float">
            <text:p>0.3658810729</text:p>
          </table:table-cell>
          <table:table-cell table:formula="of:=[.D103]/([.$C$3]/[.$E$3])" office:value-type="float" office:value="7266.17636148013" calcext:value-type="float">
            <text:p>7266.1763614801</text:p>
          </table:table-cell>
          <table:table-cell table:formula="of:=MIN([.$E$3];INT([.E103]))" office:value-type="float" office:value="7266" calcext:value-type="float">
            <text:p>7266</text:p>
          </table:table-cell>
          <table:table-cell table:formula="of:=[.F103]*([.$C$3]/[.$E$3])/([.$E$2]/1000000000*[.C103]*[.$G$2])" office:value-type="float" office:value="4.99987864216931" calcext:value-type="float">
            <text:p>4.9998786422</text:p>
          </table:table-cell>
          <table:table-cell/>
          <table:table-cell table:formula="of:=[.$C$2]*[.$E$2]/1000000000*[.C103]*[.$G$2]*2" office:value-type="float" office:value="0.731762145778944" calcext:value-type="float">
            <text:p>0.7317621458</text:p>
          </table:table-cell>
          <table:table-cell table:formula="of:=[.I103]/([.$C$3]/[.$E$3])" office:value-type="float" office:value="14532.3527229603" calcext:value-type="float">
            <text:p>14532.3527229603</text:p>
          </table:table-cell>
          <table:table-cell table:formula="of:=MIN([.$E$3];INT([.J103]))" office:value-type="float" office:value="14532" calcext:value-type="float">
            <text:p>14532</text:p>
          </table:table-cell>
          <table:table-cell table:formula="of:=[.K103]*([.$C$3]/[.$E$3])/([.$E$2]/1000000000*[.C103]*[.$G$2]*2)" office:value-type="float" office:value="4.99987864216931" calcext:value-type="float">
            <text:p>4.99987864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((2)^(1/12))^([.B104]-57)) * 220" office:value-type="float" office:value="2349.31814333926" calcext:value-type="float">
            <text:p>2349.3181433393</text:p>
          </table:table-cell>
          <table:table-cell table:formula="of:=[.$C$2]*[.$E$2]/1000000000*[.C104]*[.$G$2]" office:value-type="float" office:value="0.387637493650979" calcext:value-type="float">
            <text:p>0.3876374937</text:p>
          </table:table-cell>
          <table:table-cell table:formula="of:=[.D104]/([.$C$3]/[.$E$3])" office:value-type="float" office:value="7698.2456920941" calcext:value-type="float">
            <text:p>7698.2456920941</text:p>
          </table:table-cell>
          <table:table-cell table:formula="of:=MIN([.$E$3];INT([.E104]))" office:value-type="float" office:value="7698" calcext:value-type="float">
            <text:p>7698</text:p>
          </table:table-cell>
          <table:table-cell table:formula="of:=[.F104]*([.$C$3]/[.$E$3])/([.$E$2]/1000000000*[.C104]*[.$G$2])" office:value-type="float" office:value="4.99984042332245" calcext:value-type="float">
            <text:p>4.9998404233</text:p>
          </table:table-cell>
          <table:table-cell/>
          <table:table-cell table:formula="of:=[.$C$2]*[.$E$2]/1000000000*[.C104]*[.$G$2]*2" office:value-type="float" office:value="0.775274987301957" calcext:value-type="float">
            <text:p>0.7752749873</text:p>
          </table:table-cell>
          <table:table-cell table:formula="of:=[.I104]/([.$C$3]/[.$E$3])" office:value-type="float" office:value="15396.4913841882" calcext:value-type="float">
            <text:p>15396.4913841882</text:p>
          </table:table-cell>
          <table:table-cell table:formula="of:=MIN([.$E$3];INT([.J104]))" office:value-type="float" office:value="15396" calcext:value-type="float">
            <text:p>15396</text:p>
          </table:table-cell>
          <table:table-cell table:formula="of:=[.K104]*([.$C$3]/[.$E$3])/([.$E$2]/1000000000*[.C104]*[.$G$2]*2)" office:value-type="float" office:value="4.99984042332245" calcext:value-type="float">
            <text:p>4.99984042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((2)^(1/12))^([.B105]-57)) * 220" office:value-type="float" office:value="2489.01586977665" calcext:value-type="float">
            <text:p>2489.0158697767</text:p>
          </table:table-cell>
          <table:table-cell table:formula="of:=[.$C$2]*[.$E$2]/1000000000*[.C105]*[.$G$2]" office:value-type="float" office:value="0.410687618513148" calcext:value-type="float">
            <text:p>0.4106876185</text:p>
          </table:table-cell>
          <table:table-cell table:formula="of:=[.D105]/([.$C$3]/[.$E$3])" office:value-type="float" office:value="8156.00720208413" calcext:value-type="float">
            <text:p>8156.0072020841</text:p>
          </table:table-cell>
          <table:table-cell table:formula="of:=MIN([.$E$3];INT([.E105]))" office:value-type="float" office:value="8156" calcext:value-type="float">
            <text:p>8156</text:p>
          </table:table-cell>
          <table:table-cell table:formula="of:=[.F105]*([.$C$3]/[.$E$3])/([.$E$2]/1000000000*[.C105]*[.$G$2])" office:value-type="float" office:value="4.99999558479783" calcext:value-type="float">
            <text:p>4.9999955848</text:p>
          </table:table-cell>
          <table:table-cell/>
          <table:table-cell table:formula="of:=[.$C$2]*[.$E$2]/1000000000*[.C105]*[.$G$2]*2" office:value-type="float" office:value="0.821375237026295" calcext:value-type="float">
            <text:p>0.821375237</text:p>
          </table:table-cell>
          <table:table-cell table:formula="of:=[.I105]/([.$C$3]/[.$E$3])" office:value-type="float" office:value="16312.0144041683" calcext:value-type="float">
            <text:p>16312.0144041683</text:p>
          </table:table-cell>
          <table:table-cell table:formula="of:=MIN([.$E$3];INT([.J105]))" office:value-type="float" office:value="16312" calcext:value-type="float">
            <text:p>16312</text:p>
          </table:table-cell>
          <table:table-cell table:formula="of:=[.K105]*([.$C$3]/[.$E$3])/([.$E$2]/1000000000*[.C105]*[.$G$2]*2)" office:value-type="float" office:value="4.99999558479783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(2)^(1/12))^([.B106]-57)) * 220" office:value-type="float" office:value="2637.02045530296" calcext:value-type="float">
            <text:p>2637.020455303</text:p>
          </table:table-cell>
          <table:table-cell table:formula="of:=[.$C$2]*[.$E$2]/1000000000*[.C106]*[.$G$2]" office:value-type="float" office:value="0.435108375124989" calcext:value-type="float">
            <text:p>0.4351083751</text:p>
          </table:table-cell>
          <table:table-cell table:formula="of:=[.D106]/([.$C$3]/[.$E$3])" office:value-type="float" office:value="8640.98862793676" calcext:value-type="float">
            <text:p>8640.9886279368</text:p>
          </table:table-cell>
          <table:table-cell table:formula="of:=MIN([.$E$3];INT([.E106]))" office:value-type="float" office:value="8640" calcext:value-type="float">
            <text:p>8640</text:p>
          </table:table-cell>
          <table:table-cell table:formula="of:=[.F106]*([.$C$3]/[.$E$3])/([.$E$2]/1000000000*[.C106]*[.$G$2])" office:value-type="float" office:value="4.99942794280879" calcext:value-type="float">
            <text:p>4.9994279428</text:p>
          </table:table-cell>
          <table:table-cell/>
          <table:table-cell table:formula="of:=[.$C$2]*[.$E$2]/1000000000*[.C106]*[.$G$2]*2" office:value-type="float" office:value="0.870216750249978" calcext:value-type="float">
            <text:p>0.8702167502</text:p>
          </table:table-cell>
          <table:table-cell table:formula="of:=[.I106]/([.$C$3]/[.$E$3])" office:value-type="float" office:value="17281.9772558735" calcext:value-type="float">
            <text:p>17281.9772558735</text:p>
          </table:table-cell>
          <table:table-cell table:formula="of:=MIN([.$E$3];INT([.J106]))" office:value-type="float" office:value="17281" calcext:value-type="float">
            <text:p>17281</text:p>
          </table:table-cell>
          <table:table-cell table:formula="of:=[.K106]*([.$C$3]/[.$E$3])/([.$E$2]/1000000000*[.C106]*[.$G$2]*2)" office:value-type="float" office:value="4.99971726155548" calcext:value-type="float">
            <text:p>4.99971726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((2)^(1/12))^([.B107]-57)) * 220" office:value-type="float" office:value="2793.82585146404" calcext:value-type="float">
            <text:p>2793.825851464</text:p>
          </table:table-cell>
          <table:table-cell table:formula="of:=[.$C$2]*[.$E$2]/1000000000*[.C107]*[.$G$2]" office:value-type="float" office:value="0.460981265491566" calcext:value-type="float">
            <text:p>0.4609812655</text:p>
          </table:table-cell>
          <table:table-cell table:formula="of:=[.D107]/([.$C$3]/[.$E$3])" office:value-type="float" office:value="9154.80855007736" calcext:value-type="float">
            <text:p>9154.8085500774</text:p>
          </table:table-cell>
          <table:table-cell table:formula="of:=MIN([.$E$3];INT([.E107]))" office:value-type="float" office:value="9154" calcext:value-type="float">
            <text:p>9154</text:p>
          </table:table-cell>
          <table:table-cell table:formula="of:=[.F107]*([.$C$3]/[.$E$3])/([.$E$2]/1000000000*[.C107]*[.$G$2])" office:value-type="float" office:value="4.99955840142755" calcext:value-type="float">
            <text:p>4.9995584014</text:p>
          </table:table-cell>
          <table:table-cell/>
          <table:table-cell table:formula="of:=[.$C$2]*[.$E$2]/1000000000*[.C107]*[.$G$2]*2" office:value-type="float" office:value="0.921962530983132" calcext:value-type="float">
            <text:p>0.921962531</text:p>
          </table:table-cell>
          <table:table-cell table:formula="of:=[.I107]/([.$C$3]/[.$E$3])" office:value-type="float" office:value="18309.6171001547" calcext:value-type="float">
            <text:p>18309.6171001547</text:p>
          </table:table-cell>
          <table:table-cell table:formula="of:=MIN([.$E$3];INT([.J107]))" office:value-type="float" office:value="18309" calcext:value-type="float">
            <text:p>18309</text:p>
          </table:table-cell>
          <table:table-cell table:formula="of:=[.K107]*([.$C$3]/[.$E$3])/([.$E$2]/1000000000*[.C107]*[.$G$2]*2)" office:value-type="float" office:value="4.99983148196073" calcext:value-type="float">
            <text:p>4.99983148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((2)^(1/12))^([.B108]-57)) * 220" office:value-type="float" office:value="2959.95538169308" calcext:value-type="float">
            <text:p>2959.9553816931</text:p>
          </table:table-cell>
          <table:table-cell table:formula="of:=[.$C$2]*[.$E$2]/1000000000*[.C108]*[.$G$2]" office:value-type="float" office:value="0.488392637979358" calcext:value-type="float">
            <text:p>0.488392638</text:p>
          </table:table-cell>
          <table:table-cell table:formula="of:=[.D108]/([.$C$3]/[.$E$3])" office:value-type="float" office:value="9699.18179473189" calcext:value-type="float">
            <text:p>9699.1817947319</text:p>
          </table:table-cell>
          <table:table-cell table:formula="of:=MIN([.$E$3];INT([.E108]))" office:value-type="float" office:value="9699" calcext:value-type="float">
            <text:p>9699</text:p>
          </table:table-cell>
          <table:table-cell table:formula="of:=[.F108]*([.$C$3]/[.$E$3])/([.$E$2]/1000000000*[.C108]*[.$G$2])" office:value-type="float" office:value="4.99990628347023" calcext:value-type="float">
            <text:p>4.9999062835</text:p>
          </table:table-cell>
          <table:table-cell/>
          <table:table-cell table:formula="of:=[.$C$2]*[.$E$2]/1000000000*[.C108]*[.$G$2]*2" office:value-type="float" office:value="0.976785275958717" calcext:value-type="float">
            <text:p>0.976785276</text:p>
          </table:table-cell>
          <table:table-cell table:formula="of:=[.I108]/([.$C$3]/[.$E$3])" office:value-type="float" office:value="19398.3635894638" calcext:value-type="float">
            <text:p>19398.3635894638</text:p>
          </table:table-cell>
          <table:table-cell table:formula="of:=MIN([.$E$3];INT([.J108]))" office:value-type="float" office:value="19398" calcext:value-type="float">
            <text:p>19398</text:p>
          </table:table-cell>
          <table:table-cell table:formula="of:=[.K108]*([.$C$3]/[.$E$3])/([.$E$2]/1000000000*[.C108]*[.$G$2]*2)" office:value-type="float" office:value="4.99990628347023" calcext:value-type="float">
            <text:p>4.999906283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((2)^(1/12))^([.B109]-57)) * 220" office:value-type="float" office:value="3135.963487854" calcext:value-type="float">
            <text:p>3135.963487854</text:p>
          </table:table-cell>
          <table:table-cell table:formula="of:=[.$C$2]*[.$E$2]/1000000000*[.C109]*[.$G$2]" office:value-type="float" office:value="0.51743397549591" calcext:value-type="float">
            <text:p>0.5174339755</text:p>
          </table:table-cell>
          <table:table-cell table:formula="of:=[.D109]/([.$C$3]/[.$E$3])" office:value-type="float" office:value="10275.925157" calcext:value-type="float">
            <text:p>10275.925157</text:p>
          </table:table-cell>
          <table:table-cell table:formula="of:=MIN([.$E$3];INT([.E109]))" office:value-type="float" office:value="10275" calcext:value-type="float">
            <text:p>10275</text:p>
          </table:table-cell>
          <table:table-cell table:formula="of:=[.F109]*([.$C$3]/[.$E$3])/([.$E$2]/1000000000*[.C109]*[.$G$2])" office:value-type="float" office:value="4.99954984247849" calcext:value-type="float">
            <text:p>4.9995498425</text:p>
          </table:table-cell>
          <table:table-cell/>
          <table:table-cell table:formula="of:=[.$C$2]*[.$E$2]/1000000000*[.C109]*[.$G$2]*2" office:value-type="float" office:value="1.03486795099182" calcext:value-type="float">
            <text:p>1.034867951</text:p>
          </table:table-cell>
          <table:table-cell table:formula="of:=[.I109]/([.$C$3]/[.$E$3])" office:value-type="float" office:value="20551.850314" calcext:value-type="float">
            <text:p>20551.850314</text:p>
          </table:table-cell>
          <table:table-cell table:formula="of:=MIN([.$E$3];INT([.J109]))" office:value-type="float" office:value="20551" calcext:value-type="float">
            <text:p>20551</text:p>
          </table:table-cell>
          <table:table-cell table:formula="of:=[.K109]*([.$C$3]/[.$E$3])/([.$E$2]/1000000000*[.C109]*[.$G$2]*2)" office:value-type="float" office:value="4.99979312957544" calcext:value-type="float">
            <text:p>4.999793129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((2)^(1/12))^([.B110]-57)) * 220" office:value-type="float" office:value="3322.43758063957" calcext:value-type="float">
            <text:p>3322.4375806396</text:p>
          </table:table-cell>
          <table:table-cell table:formula="of:=[.$C$2]*[.$E$2]/1000000000*[.C110]*[.$G$2]" office:value-type="float" office:value="0.548202200805529" calcext:value-type="float">
            <text:p>0.5482022008</text:p>
          </table:table-cell>
          <table:table-cell table:formula="of:=[.D110]/([.$C$3]/[.$E$3])" office:value-type="float" office:value="10886.9634642397" calcext:value-type="float">
            <text:p>10886.9634642397</text:p>
          </table:table-cell>
          <table:table-cell table:formula="of:=MIN([.$E$3];INT([.E110]))" office:value-type="float" office:value="10886" calcext:value-type="float">
            <text:p>10886</text:p>
          </table:table-cell>
          <table:table-cell table:formula="of:=[.F110]*([.$C$3]/[.$E$3])/([.$E$2]/1000000000*[.C110]*[.$G$2])" office:value-type="float" office:value="4.99955751470881" calcext:value-type="float">
            <text:p>4.9995575147</text:p>
          </table:table-cell>
          <table:table-cell/>
          <table:table-cell table:formula="of:=[.$C$2]*[.$E$2]/1000000000*[.C110]*[.$G$2]*2" office:value-type="float" office:value="1.09640440161106" calcext:value-type="float">
            <text:p>1.0964044016</text:p>
          </table:table-cell>
          <table:table-cell table:formula="of:=[.I110]/([.$C$3]/[.$E$3])" office:value-type="float" office:value="21773.9269284795" calcext:value-type="float">
            <text:p>21773.9269284795</text:p>
          </table:table-cell>
          <table:table-cell table:formula="of:=MIN([.$E$3];INT([.J110]))" office:value-type="float" office:value="21773" calcext:value-type="float">
            <text:p>21773</text:p>
          </table:table-cell>
          <table:table-cell table:formula="of:=[.K110]*([.$C$3]/[.$E$3])/([.$E$2]/1000000000*[.C110]*[.$G$2]*2)" office:value-type="float" office:value="4.99978714715023" calcext:value-type="float">
            <text:p>4.999787147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((2)^(1/12))^([.B111]-57)) * 220" office:value-type="float" office:value="3520.00000000001" calcext:value-type="float">
            <text:p>3520</text:p>
          </table:table-cell>
          <table:table-cell table:formula="of:=[.$C$2]*[.$E$2]/1000000000*[.C111]*[.$G$2]" office:value-type="float" office:value="0.580800000000001" calcext:value-type="float">
            <text:p>0.5808</text:p>
          </table:table-cell>
          <table:table-cell table:formula="of:=[.D111]/([.$C$3]/[.$E$3])" office:value-type="float" office:value="11534.336" calcext:value-type="float">
            <text:p>11534.336</text:p>
          </table:table-cell>
          <table:table-cell table:formula="of:=MIN([.$E$3];INT([.E111]))" office:value-type="float" office:value="11534" calcext:value-type="float">
            <text:p>11534</text:p>
          </table:table-cell>
          <table:table-cell table:formula="of:=[.F111]*([.$C$3]/[.$E$3])/([.$E$2]/1000000000*[.C111]*[.$G$2])" office:value-type="float" office:value="4.99985434792257" calcext:value-type="float">
            <text:p>4.9998543479</text:p>
          </table:table-cell>
          <table:table-cell/>
          <table:table-cell table:formula="of:=[.$C$2]*[.$E$2]/1000000000*[.C111]*[.$G$2]*2" office:value-type="float" office:value="1.1616" calcext:value-type="float">
            <text:p>1.1616</text:p>
          </table:table-cell>
          <table:table-cell table:formula="of:=[.I111]/([.$C$3]/[.$E$3])" office:value-type="float" office:value="23068.672" calcext:value-type="float">
            <text:p>23068.672</text:p>
          </table:table-cell>
          <table:table-cell table:formula="of:=MIN([.$E$3];INT([.J111]))" office:value-type="float" office:value="23068" calcext:value-type="float">
            <text:p>23068</text:p>
          </table:table-cell>
          <table:table-cell table:formula="of:=[.K111]*([.$C$3]/[.$E$3])/([.$E$2]/1000000000*[.C111]*[.$G$2]*2)" office:value-type="float" office:value="4.99985434792257" calcext:value-type="float">
            <text:p>4.999854347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((2)^(1/12))^([.B112]-57)) * 220" office:value-type="float" office:value="3729.31009214473" calcext:value-type="float">
            <text:p>3729.3100921447</text:p>
          </table:table-cell>
          <table:table-cell table:formula="of:=[.$C$2]*[.$E$2]/1000000000*[.C112]*[.$G$2]" office:value-type="float" office:value="0.61533616520388" calcext:value-type="float">
            <text:p>0.6153361652</text:p>
          </table:table-cell>
          <table:table-cell table:formula="of:=[.D112]/([.$C$3]/[.$E$3])" office:value-type="float" office:value="12220.2033099398" calcext:value-type="float">
            <text:p>12220.2033099398</text:p>
          </table:table-cell>
          <table:table-cell table:formula="of:=MIN([.$E$3];INT([.E112]))" office:value-type="float" office:value="12220" calcext:value-type="float">
            <text:p>12220</text:p>
          </table:table-cell>
          <table:table-cell table:formula="of:=[.F112]*([.$C$3]/[.$E$3])/([.$E$2]/1000000000*[.C112]*[.$G$2])" office:value-type="float" office:value="4.99991681401091" calcext:value-type="float">
            <text:p>4.999916814</text:p>
          </table:table-cell>
          <table:table-cell/>
          <table:table-cell table:formula="of:=[.$C$2]*[.$E$2]/1000000000*[.C112]*[.$G$2]*2" office:value-type="float" office:value="1.23067233040776" calcext:value-type="float">
            <text:p>1.2306723304</text:p>
          </table:table-cell>
          <table:table-cell table:formula="of:=[.I112]/([.$C$3]/[.$E$3])" office:value-type="float" office:value="24440.4066198797" calcext:value-type="float">
            <text:p>24440.4066198797</text:p>
          </table:table-cell>
          <table:table-cell table:formula="of:=MIN([.$E$3];INT([.J112]))" office:value-type="float" office:value="24440" calcext:value-type="float">
            <text:p>24440</text:p>
          </table:table-cell>
          <table:table-cell table:formula="of:=[.K112]*([.$C$3]/[.$E$3])/([.$E$2]/1000000000*[.C112]*[.$G$2]*2)" office:value-type="float" office:value="4.99991681401091" calcext:value-type="float">
            <text:p>4.9999168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((2)^(1/12))^([.B113]-57)) * 220" office:value-type="float" office:value="3951.066410049" calcext:value-type="float">
            <text:p>3951.066410049</text:p>
          </table:table-cell>
          <table:table-cell table:formula="of:=[.$C$2]*[.$E$2]/1000000000*[.C113]*[.$G$2]" office:value-type="float" office:value="0.651925957658085" calcext:value-type="float">
            <text:p>0.6519259577</text:p>
          </table:table-cell>
          <table:table-cell table:formula="of:=[.D113]/([.$C$3]/[.$E$3])" office:value-type="float" office:value="12946.8544124486" calcext:value-type="float">
            <text:p>12946.8544124486</text:p>
          </table:table-cell>
          <table:table-cell table:formula="of:=MIN([.$E$3];INT([.E113]))" office:value-type="float" office:value="12946" calcext:value-type="float">
            <text:p>12946</text:p>
          </table:table-cell>
          <table:table-cell table:formula="of:=[.F113]*([.$C$3]/[.$E$3])/([.$E$2]/1000000000*[.C113]*[.$G$2])" office:value-type="float" office:value="4.99967003087339" calcext:value-type="float">
            <text:p>4.9996700309</text:p>
          </table:table-cell>
          <table:table-cell/>
          <table:table-cell table:formula="of:=[.$C$2]*[.$E$2]/1000000000*[.C113]*[.$G$2]*2" office:value-type="float" office:value="1.30385191531617" calcext:value-type="float">
            <text:p>1.3038519153</text:p>
          </table:table-cell>
          <table:table-cell table:formula="of:=[.I113]/([.$C$3]/[.$E$3])" office:value-type="float" office:value="25893.7088248971" calcext:value-type="float">
            <text:p>25893.7088248971</text:p>
          </table:table-cell>
          <table:table-cell table:formula="of:=MIN([.$E$3];INT([.J113]))" office:value-type="float" office:value="25893" calcext:value-type="float">
            <text:p>25893</text:p>
          </table:table-cell>
          <table:table-cell table:formula="of:=[.K113]*([.$C$3]/[.$E$3])/([.$E$2]/1000000000*[.C113]*[.$G$2]*2)" office:value-type="float" office:value="4.99986312797021" calcext:value-type="float">
            <text:p>4.99986312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((2)^(1/12))^([.B114]-57)) * 220" office:value-type="float" office:value="4186.00904480959" calcext:value-type="float">
            <text:p>4186.0090448096</text:p>
          </table:table-cell>
          <table:table-cell table:formula="of:=[.$C$2]*[.$E$2]/1000000000*[.C114]*[.$G$2]" office:value-type="float" office:value="0.690691492393582" calcext:value-type="float">
            <text:p>0.6906914924</text:p>
          </table:table-cell>
          <table:table-cell table:formula="of:=[.D114]/([.$C$3]/[.$E$3])" office:value-type="float" office:value="13716.7144380321" calcext:value-type="float">
            <text:p>13716.7144380321</text:p>
          </table:table-cell>
          <table:table-cell table:formula="of:=MIN([.$E$3];INT([.E114]))" office:value-type="float" office:value="13716" calcext:value-type="float">
            <text:p>13716</text:p>
          </table:table-cell>
          <table:table-cell table:formula="of:=[.F114]*([.$C$3]/[.$E$3])/([.$E$2]/1000000000*[.C114]*[.$G$2])" office:value-type="float" office:value="4.99973957392082" calcext:value-type="float">
            <text:p>4.9997395739</text:p>
          </table:table-cell>
          <table:table-cell/>
          <table:table-cell table:formula="of:=[.$C$2]*[.$E$2]/1000000000*[.C114]*[.$G$2]*2" office:value-type="float" office:value="1.38138298478716" calcext:value-type="float">
            <text:p>1.3813829848</text:p>
          </table:table-cell>
          <table:table-cell table:formula="of:=[.I114]/([.$C$3]/[.$E$3])" office:value-type="float" office:value="27433.4288760641" calcext:value-type="float">
            <text:p>27433.4288760641</text:p>
          </table:table-cell>
          <table:table-cell table:formula="of:=MIN([.$E$3];INT([.J114]))" office:value-type="float" office:value="27433" calcext:value-type="float">
            <text:p>27433</text:p>
          </table:table-cell>
          <table:table-cell table:formula="of:=[.K114]*([.$C$3]/[.$E$3])/([.$E$2]/1000000000*[.C114]*[.$G$2]*2)" office:value-type="float" office:value="4.99992183331037" calcext:value-type="float">
            <text:p>4.9999218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((2)^(1/12))^([.B115]-57)) * 220" office:value-type="float" office:value="4434.92209562996" calcext:value-type="float">
            <text:p>4434.92209563</text:p>
          </table:table-cell>
          <table:table-cell table:formula="of:=[.$C$2]*[.$E$2]/1000000000*[.C115]*[.$G$2]" office:value-type="float" office:value="0.731762145778944" calcext:value-type="float">
            <text:p>0.7317621458</text:p>
          </table:table-cell>
          <table:table-cell table:formula="of:=[.D115]/([.$C$3]/[.$E$3])" office:value-type="float" office:value="14532.3527229603" calcext:value-type="float">
            <text:p>14532.3527229603</text:p>
          </table:table-cell>
          <table:table-cell table:formula="of:=MIN([.$E$3];INT([.E115]))" office:value-type="float" office:value="14532" calcext:value-type="float">
            <text:p>14532</text:p>
          </table:table-cell>
          <table:table-cell table:formula="of:=[.F115]*([.$C$3]/[.$E$3])/([.$E$2]/1000000000*[.C115]*[.$G$2])" office:value-type="float" office:value="4.99987864216931" calcext:value-type="float">
            <text:p>4.9998786422</text:p>
          </table:table-cell>
          <table:table-cell/>
          <table:table-cell table:formula="of:=[.$C$2]*[.$E$2]/1000000000*[.C115]*[.$G$2]*2" office:value-type="float" office:value="1.46352429155789" calcext:value-type="float">
            <text:p>1.4635242916</text:p>
          </table:table-cell>
          <table:table-cell table:formula="of:=[.I115]/([.$C$3]/[.$E$3])" office:value-type="float" office:value="29064.7054459205" calcext:value-type="float">
            <text:p>29064.7054459205</text:p>
          </table:table-cell>
          <table:table-cell table:formula="of:=MIN([.$E$3];INT([.J115]))" office:value-type="float" office:value="29064" calcext:value-type="float">
            <text:p>29064</text:p>
          </table:table-cell>
          <table:table-cell table:formula="of:=[.K115]*([.$C$3]/[.$E$3])/([.$E$2]/1000000000*[.C115]*[.$G$2]*2)" office:value-type="float" office:value="4.99987864216931" calcext:value-type="float">
            <text:p>4.99987864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((2)^(1/12))^([.B116]-57)) * 220" office:value-type="float" office:value="4698.63628667853" calcext:value-type="float">
            <text:p>4698.6362866785</text:p>
          </table:table-cell>
          <table:table-cell table:formula="of:=[.$C$2]*[.$E$2]/1000000000*[.C116]*[.$G$2]" office:value-type="float" office:value="0.775274987301958" calcext:value-type="float">
            <text:p>0.7752749873</text:p>
          </table:table-cell>
          <table:table-cell table:formula="of:=[.D116]/([.$C$3]/[.$E$3])" office:value-type="float" office:value="15396.4913841882" calcext:value-type="float">
            <text:p>15396.4913841882</text:p>
          </table:table-cell>
          <table:table-cell table:formula="of:=MIN([.$E$3];INT([.E116]))" office:value-type="float" office:value="15396" calcext:value-type="float">
            <text:p>15396</text:p>
          </table:table-cell>
          <table:table-cell table:formula="of:=[.F116]*([.$C$3]/[.$E$3])/([.$E$2]/1000000000*[.C116]*[.$G$2])" office:value-type="float" office:value="4.99984042332245" calcext:value-type="float">
            <text:p>4.9998404233</text:p>
          </table:table-cell>
          <table:table-cell/>
          <table:table-cell table:formula="of:=[.$C$2]*[.$E$2]/1000000000*[.C116]*[.$G$2]*2" office:value-type="float" office:value="1.55054997460392" calcext:value-type="float">
            <text:p>1.5505499746</text:p>
          </table:table-cell>
          <table:table-cell table:formula="of:=[.I116]/([.$C$3]/[.$E$3])" office:value-type="float" office:value="30792.9827683764" calcext:value-type="float">
            <text:p>30792.9827683764</text:p>
          </table:table-cell>
          <table:table-cell table:formula="of:=MIN([.$E$3];INT([.J116]))" office:value-type="float" office:value="30792" calcext:value-type="float">
            <text:p>30792</text:p>
          </table:table-cell>
          <table:table-cell table:formula="of:=[.K116]*([.$C$3]/[.$E$3])/([.$E$2]/1000000000*[.C116]*[.$G$2]*2)" office:value-type="float" office:value="4.99984042332245" calcext:value-type="float">
            <text:p>4.99984042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((2)^(1/12))^([.B117]-57)) * 220" office:value-type="float" office:value="4978.03173955331" calcext:value-type="float">
            <text:p>4978.0317395533</text:p>
          </table:table-cell>
          <table:table-cell table:formula="of:=[.$C$2]*[.$E$2]/1000000000*[.C117]*[.$G$2]" office:value-type="float" office:value="0.821375237026295" calcext:value-type="float">
            <text:p>0.821375237</text:p>
          </table:table-cell>
          <table:table-cell table:formula="of:=[.D117]/([.$C$3]/[.$E$3])" office:value-type="float" office:value="16312.0144041683" calcext:value-type="float">
            <text:p>16312.0144041683</text:p>
          </table:table-cell>
          <table:table-cell table:formula="of:=MIN([.$E$3];INT([.E117]))" office:value-type="float" office:value="16312" calcext:value-type="float">
            <text:p>16312</text:p>
          </table:table-cell>
          <table:table-cell table:formula="of:=[.F117]*([.$C$3]/[.$E$3])/([.$E$2]/1000000000*[.C117]*[.$G$2])" office:value-type="float" office:value="4.99999558479783" calcext:value-type="float">
            <text:p>4.9999955848</text:p>
          </table:table-cell>
          <table:table-cell/>
          <table:table-cell table:formula="of:=[.$C$2]*[.$E$2]/1000000000*[.C117]*[.$G$2]*2" office:value-type="float" office:value="1.64275047405259" calcext:value-type="float">
            <text:p>1.6427504741</text:p>
          </table:table-cell>
          <table:table-cell table:formula="of:=[.I117]/([.$C$3]/[.$E$3])" office:value-type="float" office:value="32624.0288083365" calcext:value-type="float">
            <text:p>32624.0288083365</text:p>
          </table:table-cell>
          <table:table-cell table:formula="of:=MIN([.$E$3];INT([.J117]))" office:value-type="float" office:value="32624" calcext:value-type="float">
            <text:p>32624</text:p>
          </table:table-cell>
          <table:table-cell table:formula="of:=[.K117]*([.$C$3]/[.$E$3])/([.$E$2]/1000000000*[.C117]*[.$G$2]*2)" office:value-type="float" office:value="4.99999558479783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((2)^(1/12))^([.B118]-57)) * 220" office:value-type="float" office:value="5274.04091060593" calcext:value-type="float">
            <text:p>5274.0409106059</text:p>
          </table:table-cell>
          <table:table-cell table:formula="of:=[.$C$2]*[.$E$2]/1000000000*[.C118]*[.$G$2]" office:value-type="float" office:value="0.870216750249979" calcext:value-type="float">
            <text:p>0.8702167502</text:p>
          </table:table-cell>
          <table:table-cell table:formula="of:=[.D118]/([.$C$3]/[.$E$3])" office:value-type="float" office:value="17281.9772558735" calcext:value-type="float">
            <text:p>17281.9772558735</text:p>
          </table:table-cell>
          <table:table-cell table:formula="of:=MIN([.$E$3];INT([.E118]))" office:value-type="float" office:value="17281" calcext:value-type="float">
            <text:p>17281</text:p>
          </table:table-cell>
          <table:table-cell table:formula="of:=[.F118]*([.$C$3]/[.$E$3])/([.$E$2]/1000000000*[.C118]*[.$G$2])" office:value-type="float" office:value="4.99971726155548" calcext:value-type="float">
            <text:p>4.9997172616</text:p>
          </table:table-cell>
          <table:table-cell/>
          <table:table-cell table:formula="of:=[.$C$2]*[.$E$2]/1000000000*[.C118]*[.$G$2]*2" office:value-type="float" office:value="1.74043350049996" calcext:value-type="float">
            <text:p>1.7404335005</text:p>
          </table:table-cell>
          <table:table-cell table:formula="of:=[.I118]/([.$C$3]/[.$E$3])" office:value-type="float" office:value="34563.954511747" calcext:value-type="float">
            <text:p>34563.954511747</text:p>
          </table:table-cell>
          <table:table-cell table:formula="of:=MIN([.$E$3];INT([.J118]))" office:value-type="float" office:value="34563" calcext:value-type="float">
            <text:p>34563</text:p>
          </table:table-cell>
          <table:table-cell table:formula="of:=[.K118]*([.$C$3]/[.$E$3])/([.$E$2]/1000000000*[.C118]*[.$G$2]*2)" office:value-type="float" office:value="4.99986192092882" calcext:value-type="float">
            <text:p>4.999861920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((2)^(1/12))^([.B119]-57)) * 220" office:value-type="float" office:value="5587.65170292808" calcext:value-type="float">
            <text:p>5587.6517029281</text:p>
          </table:table-cell>
          <table:table-cell table:formula="of:=[.$C$2]*[.$E$2]/1000000000*[.C119]*[.$G$2]" office:value-type="float" office:value="0.921962530983132" calcext:value-type="float">
            <text:p>0.921962531</text:p>
          </table:table-cell>
          <table:table-cell table:formula="of:=[.D119]/([.$C$3]/[.$E$3])" office:value-type="float" office:value="18309.6171001547" calcext:value-type="float">
            <text:p>18309.6171001547</text:p>
          </table:table-cell>
          <table:table-cell table:formula="of:=MIN([.$E$3];INT([.E119]))" office:value-type="float" office:value="18309" calcext:value-type="float">
            <text:p>18309</text:p>
          </table:table-cell>
          <table:table-cell table:formula="of:=[.F119]*([.$C$3]/[.$E$3])/([.$E$2]/1000000000*[.C119]*[.$G$2])" office:value-type="float" office:value="4.99983148196073" calcext:value-type="float">
            <text:p>4.999831482</text:p>
          </table:table-cell>
          <table:table-cell/>
          <table:table-cell table:formula="of:=[.$C$2]*[.$E$2]/1000000000*[.C119]*[.$G$2]*2" office:value-type="float" office:value="1.84392506196626" calcext:value-type="float">
            <text:p>1.843925062</text:p>
          </table:table-cell>
          <table:table-cell table:formula="of:=[.I119]/([.$C$3]/[.$E$3])" office:value-type="float" office:value="36619.2342003094" calcext:value-type="float">
            <text:p>36619.2342003094</text:p>
          </table:table-cell>
          <table:table-cell table:formula="of:=MIN([.$E$3];INT([.J119]))" office:value-type="float" office:value="36619" calcext:value-type="float">
            <text:p>36619</text:p>
          </table:table-cell>
          <table:table-cell table:formula="of:=[.K119]*([.$C$3]/[.$E$3])/([.$E$2]/1000000000*[.C119]*[.$G$2]*2)" office:value-type="float" office:value="4.99996802222731" calcext:value-type="float">
            <text:p>4.999968022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((2)^(1/12))^([.B120]-57)) * 220" office:value-type="float" office:value="5919.91076338617" calcext:value-type="float">
            <text:p>5919.9107633862</text:p>
          </table:table-cell>
          <table:table-cell table:formula="of:=[.$C$2]*[.$E$2]/1000000000*[.C120]*[.$G$2]" office:value-type="float" office:value="0.976785275958717" calcext:value-type="float">
            <text:p>0.976785276</text:p>
          </table:table-cell>
          <table:table-cell table:formula="of:=[.D120]/([.$C$3]/[.$E$3])" office:value-type="float" office:value="19398.3635894638" calcext:value-type="float">
            <text:p>19398.3635894638</text:p>
          </table:table-cell>
          <table:table-cell table:formula="of:=MIN([.$E$3];INT([.E120]))" office:value-type="float" office:value="19398" calcext:value-type="float">
            <text:p>19398</text:p>
          </table:table-cell>
          <table:table-cell table:formula="of:=[.F120]*([.$C$3]/[.$E$3])/([.$E$2]/1000000000*[.C120]*[.$G$2])" office:value-type="float" office:value="4.99990628347022" calcext:value-type="float">
            <text:p>4.9999062835</text:p>
          </table:table-cell>
          <table:table-cell/>
          <table:table-cell table:formula="of:=[.$C$2]*[.$E$2]/1000000000*[.C120]*[.$G$2]*2" office:value-type="float" office:value="1.95357055191743" calcext:value-type="float">
            <text:p>1.9535705519</text:p>
          </table:table-cell>
          <table:table-cell table:formula="of:=[.I120]/([.$C$3]/[.$E$3])" office:value-type="float" office:value="38796.7271789276" calcext:value-type="float">
            <text:p>38796.7271789276</text:p>
          </table:table-cell>
          <table:table-cell table:formula="of:=MIN([.$E$3];INT([.J120]))" office:value-type="float" office:value="38796" calcext:value-type="float">
            <text:p>38796</text:p>
          </table:table-cell>
          <table:table-cell table:formula="of:=[.K120]*([.$C$3]/[.$E$3])/([.$E$2]/1000000000*[.C120]*[.$G$2]*2)" office:value-type="float" office:value="4.99990628347022" calcext:value-type="float">
            <text:p>4.999906283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((2)^(1/12))^([.B121]-57)) * 220" office:value-type="float" office:value="6271.926975708" calcext:value-type="float">
            <text:p>6271.926975708</text:p>
          </table:table-cell>
          <table:table-cell table:formula="of:=[.$C$2]*[.$E$2]/1000000000*[.C121]*[.$G$2]" office:value-type="float" office:value="1.03486795099182" calcext:value-type="float">
            <text:p>1.034867951</text:p>
          </table:table-cell>
          <table:table-cell table:formula="of:=[.D121]/([.$C$3]/[.$E$3])" office:value-type="float" office:value="20551.850314" calcext:value-type="float">
            <text:p>20551.850314</text:p>
          </table:table-cell>
          <table:table-cell table:formula="of:=MIN([.$E$3];INT([.E121]))" office:value-type="float" office:value="20551" calcext:value-type="float">
            <text:p>20551</text:p>
          </table:table-cell>
          <table:table-cell table:formula="of:=[.F121]*([.$C$3]/[.$E$3])/([.$E$2]/1000000000*[.C121]*[.$G$2])" office:value-type="float" office:value="4.99979312957544" calcext:value-type="float">
            <text:p>4.9997931296</text:p>
          </table:table-cell>
          <table:table-cell/>
          <table:table-cell table:formula="of:=[.$C$2]*[.$E$2]/1000000000*[.C121]*[.$G$2]*2" office:value-type="float" office:value="2.06973590198364" calcext:value-type="float">
            <text:p>2.069735902</text:p>
          </table:table-cell>
          <table:table-cell table:formula="of:=[.I121]/([.$C$3]/[.$E$3])" office:value-type="float" office:value="41103.700628" calcext:value-type="float">
            <text:p>41103.700628</text:p>
          </table:table-cell>
          <table:table-cell table:formula="of:=MIN([.$E$3];INT([.J121]))" office:value-type="float" office:value="41103" calcext:value-type="float">
            <text:p>41103</text:p>
          </table:table-cell>
          <table:table-cell table:formula="of:=[.K121]*([.$C$3]/[.$E$3])/([.$E$2]/1000000000*[.C121]*[.$G$2]*2)" office:value-type="float" office:value="4.99991477312392" calcext:value-type="float">
            <text:p>4.99991477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((2)^(1/12))^([.B122]-57)) * 220" office:value-type="float" office:value="6644.87516127914" calcext:value-type="float">
            <text:p>6644.8751612791</text:p>
          </table:table-cell>
          <table:table-cell table:formula="of:=[.$C$2]*[.$E$2]/1000000000*[.C122]*[.$G$2]" office:value-type="float" office:value="1.09640440161106" calcext:value-type="float">
            <text:p>1.0964044016</text:p>
          </table:table-cell>
          <table:table-cell table:formula="of:=[.D122]/([.$C$3]/[.$E$3])" office:value-type="float" office:value="21773.9269284795" calcext:value-type="float">
            <text:p>21773.9269284795</text:p>
          </table:table-cell>
          <table:table-cell table:formula="of:=MIN([.$E$3];INT([.E122]))" office:value-type="float" office:value="21773" calcext:value-type="float">
            <text:p>21773</text:p>
          </table:table-cell>
          <table:table-cell table:formula="of:=[.F122]*([.$C$3]/[.$E$3])/([.$E$2]/1000000000*[.C122]*[.$G$2])" office:value-type="float" office:value="4.99978714715023" calcext:value-type="float">
            <text:p>4.9997871472</text:p>
          </table:table-cell>
          <table:table-cell/>
          <table:table-cell table:formula="of:=[.$C$2]*[.$E$2]/1000000000*[.C122]*[.$G$2]*2" office:value-type="float" office:value="2.19280880322212" calcext:value-type="float">
            <text:p>2.1928088032</text:p>
          </table:table-cell>
          <table:table-cell table:formula="of:=[.I122]/([.$C$3]/[.$E$3])" office:value-type="float" office:value="43547.853856959" calcext:value-type="float">
            <text:p>43547.853856959</text:p>
          </table:table-cell>
          <table:table-cell table:formula="of:=MIN([.$E$3];INT([.J122]))" office:value-type="float" office:value="43547" calcext:value-type="float">
            <text:p>43547</text:p>
          </table:table-cell>
          <table:table-cell table:formula="of:=[.K122]*([.$C$3]/[.$E$3])/([.$E$2]/1000000000*[.C122]*[.$G$2]*2)" office:value-type="float" office:value="4.99990196337094" calcext:value-type="float">
            <text:p>4.999901963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((2)^(1/12))^([.B123]-57)) * 220" office:value-type="float" office:value="7040.00000000002" calcext:value-type="float">
            <text:p>7040</text:p>
          </table:table-cell>
          <table:table-cell table:formula="of:=[.$C$2]*[.$E$2]/1000000000*[.C123]*[.$G$2]" office:value-type="float" office:value="1.1616" calcext:value-type="float">
            <text:p>1.1616</text:p>
          </table:table-cell>
          <table:table-cell table:formula="of:=[.D123]/([.$C$3]/[.$E$3])" office:value-type="float" office:value="23068.6720000001" calcext:value-type="float">
            <text:p>23068.6720000001</text:p>
          </table:table-cell>
          <table:table-cell table:formula="of:=MIN([.$E$3];INT([.E123]))" office:value-type="float" office:value="23068" calcext:value-type="float">
            <text:p>23068</text:p>
          </table:table-cell>
          <table:table-cell table:formula="of:=[.F123]*([.$C$3]/[.$E$3])/([.$E$2]/1000000000*[.C123]*[.$G$2])" office:value-type="float" office:value="4.99985434792257" calcext:value-type="float">
            <text:p>4.9998543479</text:p>
          </table:table-cell>
          <table:table-cell/>
          <table:table-cell table:formula="of:=[.$C$2]*[.$E$2]/1000000000*[.C123]*[.$G$2]*2" office:value-type="float" office:value="2.32320000000001" calcext:value-type="float">
            <text:p>2.3232</text:p>
          </table:table-cell>
          <table:table-cell table:formula="of:=[.I123]/([.$C$3]/[.$E$3])" office:value-type="float" office:value="46137.3440000001" calcext:value-type="float">
            <text:p>46137.3440000001</text:p>
          </table:table-cell>
          <table:table-cell table:formula="of:=MIN([.$E$3];INT([.J123]))" office:value-type="float" office:value="46137" calcext:value-type="float">
            <text:p>46137</text:p>
          </table:table-cell>
          <table:table-cell table:formula="of:=[.K123]*([.$C$3]/[.$E$3])/([.$E$2]/1000000000*[.C123]*[.$G$2]*2)" office:value-type="float" office:value="4.99996272000398" calcext:value-type="float">
            <text:p>4.9999627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((2)^(1/12))^([.B124]-57)) * 220" office:value-type="float" office:value="7458.62018428946" calcext:value-type="float">
            <text:p>7458.6201842895</text:p>
          </table:table-cell>
          <table:table-cell table:formula="of:=[.$C$2]*[.$E$2]/1000000000*[.C124]*[.$G$2]" office:value-type="float" office:value="1.23067233040776" calcext:value-type="float">
            <text:p>1.2306723304</text:p>
          </table:table-cell>
          <table:table-cell table:formula="of:=[.D124]/([.$C$3]/[.$E$3])" office:value-type="float" office:value="24440.4066198797" calcext:value-type="float">
            <text:p>24440.4066198797</text:p>
          </table:table-cell>
          <table:table-cell table:formula="of:=MIN([.$E$3];INT([.E124]))" office:value-type="float" office:value="24440" calcext:value-type="float">
            <text:p>24440</text:p>
          </table:table-cell>
          <table:table-cell table:formula="of:=[.F124]*([.$C$3]/[.$E$3])/([.$E$2]/1000000000*[.C124]*[.$G$2])" office:value-type="float" office:value="4.99991681401091" calcext:value-type="float">
            <text:p>4.999916814</text:p>
          </table:table-cell>
          <table:table-cell/>
          <table:table-cell table:formula="of:=[.$C$2]*[.$E$2]/1000000000*[.C124]*[.$G$2]*2" office:value-type="float" office:value="2.46134466081552" calcext:value-type="float">
            <text:p>2.4613446608</text:p>
          </table:table-cell>
          <table:table-cell table:formula="of:=[.I124]/([.$C$3]/[.$E$3])" office:value-type="float" office:value="48880.8132397594" calcext:value-type="float">
            <text:p>48880.8132397594</text:p>
          </table:table-cell>
          <table:table-cell table:formula="of:=MIN([.$E$3];INT([.J124]))" office:value-type="float" office:value="48880" calcext:value-type="float">
            <text:p>48880</text:p>
          </table:table-cell>
          <table:table-cell table:formula="of:=[.K124]*([.$C$3]/[.$E$3])/([.$E$2]/1000000000*[.C124]*[.$G$2]*2)" office:value-type="float" office:value="4.99991681401091" calcext:value-type="float">
            <text:p>4.99991681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((2)^(1/12))^([.B125]-57)) * 220" office:value-type="float" office:value="7902.13282009801" calcext:value-type="float">
            <text:p>7902.132820098</text:p>
          </table:table-cell>
          <table:table-cell table:formula="of:=[.$C$2]*[.$E$2]/1000000000*[.C125]*[.$G$2]" office:value-type="float" office:value="1.30385191531617" calcext:value-type="float">
            <text:p>1.3038519153</text:p>
          </table:table-cell>
          <table:table-cell table:formula="of:=[.D125]/([.$C$3]/[.$E$3])" office:value-type="float" office:value="25893.7088248971" calcext:value-type="float">
            <text:p>25893.7088248971</text:p>
          </table:table-cell>
          <table:table-cell table:formula="of:=MIN([.$E$3];INT([.E125]))" office:value-type="float" office:value="25893" calcext:value-type="float">
            <text:p>25893</text:p>
          </table:table-cell>
          <table:table-cell table:formula="of:=[.F125]*([.$C$3]/[.$E$3])/([.$E$2]/1000000000*[.C125]*[.$G$2])" office:value-type="float" office:value="4.99986312797021" calcext:value-type="float">
            <text:p>4.999863128</text:p>
          </table:table-cell>
          <table:table-cell/>
          <table:table-cell table:formula="of:=[.$C$2]*[.$E$2]/1000000000*[.C125]*[.$G$2]*2" office:value-type="float" office:value="2.60770383063234" calcext:value-type="float">
            <text:p>2.6077038306</text:p>
          </table:table-cell>
          <table:table-cell table:formula="of:=[.I125]/([.$C$3]/[.$E$3])" office:value-type="float" office:value="51787.4176497943" calcext:value-type="float">
            <text:p>51787.4176497943</text:p>
          </table:table-cell>
          <table:table-cell table:formula="of:=MIN([.$E$3];INT([.J125]))" office:value-type="float" office:value="51787" calcext:value-type="float">
            <text:p>51787</text:p>
          </table:table-cell>
          <table:table-cell table:formula="of:=[.K125]*([.$C$3]/[.$E$3])/([.$E$2]/1000000000*[.C125]*[.$G$2]*2)" office:value-type="float" office:value="4.99995967651862" calcext:value-type="float">
            <text:p>4.999959676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((2)^(1/12))^([.B126]-57)) * 220" office:value-type="float" office:value="8372.01808961918" calcext:value-type="float">
            <text:p>8372.0180896192</text:p>
          </table:table-cell>
          <table:table-cell table:formula="of:=[.$C$2]*[.$E$2]/1000000000*[.C126]*[.$G$2]" office:value-type="float" office:value="1.38138298478716" calcext:value-type="float">
            <text:p>1.3813829848</text:p>
          </table:table-cell>
          <table:table-cell table:formula="of:=[.D126]/([.$C$3]/[.$E$3])" office:value-type="float" office:value="27433.4288760641" calcext:value-type="float">
            <text:p>27433.4288760641</text:p>
          </table:table-cell>
          <table:table-cell table:formula="of:=MIN([.$E$3];INT([.E126]))" office:value-type="float" office:value="27433" calcext:value-type="float">
            <text:p>27433</text:p>
          </table:table-cell>
          <table:table-cell table:formula="of:=[.F126]*([.$C$3]/[.$E$3])/([.$E$2]/1000000000*[.C126]*[.$G$2])" office:value-type="float" office:value="4.99992183331036" calcext:value-type="float">
            <text:p>4.9999218333</text:p>
          </table:table-cell>
          <table:table-cell/>
          <table:table-cell table:formula="of:=[.$C$2]*[.$E$2]/1000000000*[.C126]*[.$G$2]*2" office:value-type="float" office:value="2.76276596957433" calcext:value-type="float">
            <text:p>2.7627659696</text:p>
          </table:table-cell>
          <table:table-cell table:formula="of:=[.I126]/([.$C$3]/[.$E$3])" office:value-type="float" office:value="54866.8577521283" calcext:value-type="float">
            <text:p>54866.8577521283</text:p>
          </table:table-cell>
          <table:table-cell table:formula="of:=MIN([.$E$3];INT([.J126]))" office:value-type="float" office:value="54866" calcext:value-type="float">
            <text:p>54866</text:p>
          </table:table-cell>
          <table:table-cell table:formula="of:=[.K126]*([.$C$3]/[.$E$3])/([.$E$2]/1000000000*[.C126]*[.$G$2]*2)" office:value-type="float" office:value="4.99992183331036" calcext:value-type="float">
            <text:p>4.999921833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((2)^(1/12))^([.B127]-57)) * 220" office:value-type="float" office:value="8869.84419125993" calcext:value-type="float">
            <text:p>8869.8441912599</text:p>
          </table:table-cell>
          <table:table-cell table:formula="of:=[.$C$2]*[.$E$2]/1000000000*[.C127]*[.$G$2]" office:value-type="float" office:value="1.46352429155789" calcext:value-type="float">
            <text:p>1.4635242916</text:p>
          </table:table-cell>
          <table:table-cell table:formula="of:=[.D127]/([.$C$3]/[.$E$3])" office:value-type="float" office:value="29064.7054459205" calcext:value-type="float">
            <text:p>29064.7054459205</text:p>
          </table:table-cell>
          <table:table-cell table:formula="of:=MIN([.$E$3];INT([.E127]))" office:value-type="float" office:value="29064" calcext:value-type="float">
            <text:p>29064</text:p>
          </table:table-cell>
          <table:table-cell table:formula="of:=[.F127]*([.$C$3]/[.$E$3])/([.$E$2]/1000000000*[.C127]*[.$G$2])" office:value-type="float" office:value="4.99987864216931" calcext:value-type="float">
            <text:p>4.9998786422</text:p>
          </table:table-cell>
          <table:table-cell/>
          <table:table-cell table:formula="of:=[.$C$2]*[.$E$2]/1000000000*[.C127]*[.$G$2]*2" office:value-type="float" office:value="2.92704858311578" calcext:value-type="float">
            <text:p>2.9270485831</text:p>
          </table:table-cell>
          <table:table-cell table:formula="of:=[.I127]/([.$C$3]/[.$E$3])" office:value-type="float" office:value="58129.4108918411" calcext:value-type="float">
            <text:p>58129.4108918411</text:p>
          </table:table-cell>
          <table:table-cell table:formula="of:=MIN([.$E$3];INT([.J127]))" office:value-type="float" office:value="58129" calcext:value-type="float">
            <text:p>58129</text:p>
          </table:table-cell>
          <table:table-cell table:formula="of:=[.K127]*([.$C$3]/[.$E$3])/([.$E$2]/1000000000*[.C127]*[.$G$2]*2)" office:value-type="float" office:value="4.99996465714732" calcext:value-type="float">
            <text:p>4.999964657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((2)^(1/12))^([.B128]-57)) * 220" office:value-type="float" office:value="9397.27257335707" calcext:value-type="float">
            <text:p>9397.2725733571</text:p>
          </table:table-cell>
          <table:table-cell table:formula="of:=[.$C$2]*[.$E$2]/1000000000*[.C128]*[.$G$2]" office:value-type="float" office:value="1.55054997460392" calcext:value-type="float">
            <text:p>1.5505499746</text:p>
          </table:table-cell>
          <table:table-cell table:formula="of:=[.D128]/([.$C$3]/[.$E$3])" office:value-type="float" office:value="30792.9827683764" calcext:value-type="float">
            <text:p>30792.9827683764</text:p>
          </table:table-cell>
          <table:table-cell table:formula="of:=MIN([.$E$3];INT([.E128]))" office:value-type="float" office:value="30792" calcext:value-type="float">
            <text:p>30792</text:p>
          </table:table-cell>
          <table:table-cell table:formula="of:=[.F128]*([.$C$3]/[.$E$3])/([.$E$2]/1000000000*[.C128]*[.$G$2])" office:value-type="float" office:value="4.99984042332244" calcext:value-type="float">
            <text:p>4.9998404233</text:p>
          </table:table-cell>
          <table:table-cell/>
          <table:table-cell table:formula="of:=[.$C$2]*[.$E$2]/1000000000*[.C128]*[.$G$2]*2" office:value-type="float" office:value="3.10109994920783" calcext:value-type="float">
            <text:p>3.1010999492</text:p>
          </table:table-cell>
          <table:table-cell table:formula="of:=[.I128]/([.$C$3]/[.$E$3])" office:value-type="float" office:value="61585.9655367529" calcext:value-type="float">
            <text:p>61585.9655367529</text:p>
          </table:table-cell>
          <table:table-cell table:formula="of:=MIN([.$E$3];INT([.J128]))" office:value-type="float" office:value="61585" calcext:value-type="float">
            <text:p>61585</text:p>
          </table:table-cell>
          <table:table-cell table:formula="of:=[.K128]*([.$C$3]/[.$E$3])/([.$E$2]/1000000000*[.C128]*[.$G$2]*2)" office:value-type="float" office:value="4.9999216106507" calcext:value-type="float">
            <text:p>4.99992161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((2)^(1/12))^([.B129]-57)) * 220" office:value-type="float" office:value="9956.06347910662" calcext:value-type="float">
            <text:p>9956.0634791066</text:p>
          </table:table-cell>
          <table:table-cell table:formula="of:=[.$C$2]*[.$E$2]/1000000000*[.C129]*[.$G$2]" office:value-type="float" office:value="1.64275047405259" calcext:value-type="float">
            <text:p>1.6427504741</text:p>
          </table:table-cell>
          <table:table-cell table:formula="of:=[.D129]/([.$C$3]/[.$E$3])" office:value-type="float" office:value="32624.0288083366" calcext:value-type="float">
            <text:p>32624.0288083366</text:p>
          </table:table-cell>
          <table:table-cell table:formula="of:=MIN([.$E$3];INT([.E129]))" office:value-type="float" office:value="32624" calcext:value-type="float">
            <text:p>32624</text:p>
          </table:table-cell>
          <table:table-cell table:formula="of:=[.F129]*([.$C$3]/[.$E$3])/([.$E$2]/1000000000*[.C129]*[.$G$2])" office:value-type="float" office:value="4.99999558479783" calcext:value-type="float">
            <text:p>4.9999955848</text:p>
          </table:table-cell>
          <table:table-cell/>
          <table:table-cell table:formula="of:=[.$C$2]*[.$E$2]/1000000000*[.C129]*[.$G$2]*2" office:value-type="float" office:value="3.28550094810518" calcext:value-type="float">
            <text:p>3.2855009481</text:p>
          </table:table-cell>
          <table:table-cell table:formula="of:=[.I129]/([.$C$3]/[.$E$3])" office:value-type="float" office:value="65248.0576166731" calcext:value-type="float">
            <text:p>65248.0576166731</text:p>
          </table:table-cell>
          <table:table-cell table:formula="of:=MIN([.$E$3];INT([.J129]))" office:value-type="float" office:value="65248" calcext:value-type="float">
            <text:p>65248</text:p>
          </table:table-cell>
          <table:table-cell table:formula="of:=[.K129]*([.$C$3]/[.$E$3])/([.$E$2]/1000000000*[.C129]*[.$G$2]*2)" office:value-type="float" office:value="4.99999558479783" calcext:value-type="float">
            <text:p>4.999995584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((2)^(1/12))^([.B130]-57)) * 220" office:value-type="float" office:value="10548.0818212119" calcext:value-type="float">
            <text:p>10548.0818212119</text:p>
          </table:table-cell>
          <table:table-cell table:formula="of:=[.$C$2]*[.$E$2]/1000000000*[.C130]*[.$G$2]" office:value-type="float" office:value="1.74043350049996" calcext:value-type="float">
            <text:p>1.7404335005</text:p>
          </table:table-cell>
          <table:table-cell table:formula="of:=[.D130]/([.$C$3]/[.$E$3])" office:value-type="float" office:value="34563.9545117471" calcext:value-type="float">
            <text:p>34563.9545117471</text:p>
          </table:table-cell>
          <table:table-cell table:formula="of:=MIN([.$E$3];INT([.E130]))" office:value-type="float" office:value="34563" calcext:value-type="float">
            <text:p>34563</text:p>
          </table:table-cell>
          <table:table-cell table:formula="of:=[.F130]*([.$C$3]/[.$E$3])/([.$E$2]/1000000000*[.C130]*[.$G$2])" office:value-type="float" office:value="4.99986192092882" calcext:value-type="float">
            <text:p>4.9998619209</text:p>
          </table:table-cell>
          <table:table-cell/>
          <table:table-cell table:formula="of:=[.$C$2]*[.$E$2]/1000000000*[.C130]*[.$G$2]*2" office:value-type="float" office:value="3.48086700099992" calcext:value-type="float">
            <text:p>3.480867001</text:p>
          </table:table-cell>
          <table:table-cell table:formula="of:=[.I130]/([.$C$3]/[.$E$3])" office:value-type="float" office:value="69127.9090234941" calcext:value-type="float">
            <text:p>69127.9090234941</text:p>
          </table:table-cell>
          <table:table-cell table:formula="of:=MIN([.$E$3];INT([.J130]))" office:value-type="float" office:value="65536" calcext:value-type="float">
            <text:p>65536</text:p>
          </table:table-cell>
          <table:table-cell table:formula="of:=[.K130]*([.$C$3]/[.$E$3])/([.$E$2]/1000000000*[.C130]*[.$G$2]*2)" office:value-type="float" office:value="4.74019834577426" calcext:value-type="float">
            <text:p>4.740198345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((2)^(1/12))^([.B131]-57)) * 220" office:value-type="float" office:value="11175.3034058562" calcext:value-type="float">
            <text:p>11175.3034058562</text:p>
          </table:table-cell>
          <table:table-cell table:formula="of:=[.$C$2]*[.$E$2]/1000000000*[.C131]*[.$G$2]" office:value-type="float" office:value="1.84392506196627" calcext:value-type="float">
            <text:p>1.843925062</text:p>
          </table:table-cell>
          <table:table-cell table:formula="of:=[.D131]/([.$C$3]/[.$E$3])" office:value-type="float" office:value="36619.2342003095" calcext:value-type="float">
            <text:p>36619.2342003095</text:p>
          </table:table-cell>
          <table:table-cell table:formula="of:=MIN([.$E$3];INT([.E131]))" office:value-type="float" office:value="36619" calcext:value-type="float">
            <text:p>36619</text:p>
          </table:table-cell>
          <table:table-cell table:formula="of:=[.F131]*([.$C$3]/[.$E$3])/([.$E$2]/1000000000*[.C131]*[.$G$2])" office:value-type="float" office:value="4.99996802222731" calcext:value-type="float">
            <text:p>4.9999680222</text:p>
          </table:table-cell>
          <table:table-cell/>
          <table:table-cell table:formula="of:=[.$C$2]*[.$E$2]/1000000000*[.C131]*[.$G$2]*2" office:value-type="float" office:value="3.68785012393253" calcext:value-type="float">
            <text:p>3.6878501239</text:p>
          </table:table-cell>
          <table:table-cell table:formula="of:=[.I131]/([.$C$3]/[.$E$3])" office:value-type="float" office:value="73238.4684006189" calcext:value-type="float">
            <text:p>73238.4684006189</text:p>
          </table:table-cell>
          <table:table-cell table:formula="of:=MIN([.$E$3];INT([.J131]))" office:value-type="float" office:value="65536" calcext:value-type="float">
            <text:p>65536</text:p>
          </table:table-cell>
          <table:table-cell table:formula="of:=[.K131]*([.$C$3]/[.$E$3])/([.$E$2]/1000000000*[.C131]*[.$G$2]*2)" office:value-type="float" office:value="4.47415145559258" calcext:value-type="float">
            <text:p>4.474151455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((2)^(1/12))^([.B132]-57)) * 220" office:value-type="float" office:value="11839.8215267723" calcext:value-type="float">
            <text:p>11839.8215267723</text:p>
          </table:table-cell>
          <table:table-cell table:formula="of:=[.$C$2]*[.$E$2]/1000000000*[.C132]*[.$G$2]" office:value-type="float" office:value="1.95357055191744" calcext:value-type="float">
            <text:p>1.9535705519</text:p>
          </table:table-cell>
          <table:table-cell table:formula="of:=[.D132]/([.$C$3]/[.$E$3])" office:value-type="float" office:value="38796.7271789276" calcext:value-type="float">
            <text:p>38796.7271789276</text:p>
          </table:table-cell>
          <table:table-cell table:formula="of:=MIN([.$E$3];INT([.E132]))" office:value-type="float" office:value="38796" calcext:value-type="float">
            <text:p>38796</text:p>
          </table:table-cell>
          <table:table-cell table:formula="of:=[.F132]*([.$C$3]/[.$E$3])/([.$E$2]/1000000000*[.C132]*[.$G$2])" office:value-type="float" office:value="4.99990628347022" calcext:value-type="float">
            <text:p>4.9999062835</text:p>
          </table:table-cell>
          <table:table-cell/>
          <table:table-cell table:formula="of:=[.$C$2]*[.$E$2]/1000000000*[.C132]*[.$G$2]*2" office:value-type="float" office:value="3.90714110383487" calcext:value-type="float">
            <text:p>3.9071411038</text:p>
          </table:table-cell>
          <table:table-cell table:formula="of:=[.I132]/([.$C$3]/[.$E$3])" office:value-type="float" office:value="77593.4543578552" calcext:value-type="float">
            <text:p>77593.4543578552</text:p>
          </table:table-cell>
          <table:table-cell table:formula="of:=MIN([.$E$3];INT([.J132]))" office:value-type="float" office:value="65536" calcext:value-type="float">
            <text:p>65536</text:p>
          </table:table-cell>
          <table:table-cell table:formula="of:=[.K132]*([.$C$3]/[.$E$3])/([.$E$2]/1000000000*[.C132]*[.$G$2]*2)" office:value-type="float" office:value="4.22303662998124" calcext:value-type="float">
            <text:p>4.2230366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((2)^(1/12))^([.B133]-57)) * 220" office:value-type="float" office:value="12543.853951416" calcext:value-type="float">
            <text:p>12543.853951416</text:p>
          </table:table-cell>
          <table:table-cell table:formula="of:=[.$C$2]*[.$E$2]/1000000000*[.C133]*[.$G$2]" office:value-type="float" office:value="2.06973590198364" calcext:value-type="float">
            <text:p>2.069735902</text:p>
          </table:table-cell>
          <table:table-cell table:formula="of:=[.D133]/([.$C$3]/[.$E$3])" office:value-type="float" office:value="41103.700628" calcext:value-type="float">
            <text:p>41103.700628</text:p>
          </table:table-cell>
          <table:table-cell table:formula="of:=MIN([.$E$3];INT([.E133]))" office:value-type="float" office:value="41103" calcext:value-type="float">
            <text:p>41103</text:p>
          </table:table-cell>
          <table:table-cell table:formula="of:=[.F133]*([.$C$3]/[.$E$3])/([.$E$2]/1000000000*[.C133]*[.$G$2])" office:value-type="float" office:value="4.99991477312392" calcext:value-type="float">
            <text:p>4.9999147731</text:p>
          </table:table-cell>
          <table:table-cell/>
          <table:table-cell table:formula="of:=[.$C$2]*[.$E$2]/1000000000*[.C133]*[.$G$2]*2" office:value-type="float" office:value="4.13947180396729" calcext:value-type="float">
            <text:p>4.139471804</text:p>
          </table:table-cell>
          <table:table-cell table:formula="of:=[.I133]/([.$C$3]/[.$E$3])" office:value-type="float" office:value="82207.401256" calcext:value-type="float">
            <text:p>82207.401256</text:p>
          </table:table-cell>
          <table:table-cell table:formula="of:=MIN([.$E$3];INT([.J133]))" office:value-type="float" office:value="65536" calcext:value-type="float">
            <text:p>65536</text:p>
          </table:table-cell>
          <table:table-cell table:formula="of:=[.K133]*([.$C$3]/[.$E$3])/([.$E$2]/1000000000*[.C133]*[.$G$2]*2)" office:value-type="float" office:value="3.98601579655316" calcext:value-type="float">
            <text:p>3.986015796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((2)^(1/12))^([.B134]-57)) * 220" office:value-type="float" office:value="13289.7503225583" calcext:value-type="float">
            <text:p>13289.7503225583</text:p>
          </table:table-cell>
          <table:table-cell table:formula="of:=[.$C$2]*[.$E$2]/1000000000*[.C134]*[.$G$2]" office:value-type="float" office:value="2.19280880322212" calcext:value-type="float">
            <text:p>2.1928088032</text:p>
          </table:table-cell>
          <table:table-cell table:formula="of:=[.D134]/([.$C$3]/[.$E$3])" office:value-type="float" office:value="43547.853856959" calcext:value-type="float">
            <text:p>43547.853856959</text:p>
          </table:table-cell>
          <table:table-cell table:formula="of:=MIN([.$E$3];INT([.E134]))" office:value-type="float" office:value="43547" calcext:value-type="float">
            <text:p>43547</text:p>
          </table:table-cell>
          <table:table-cell table:formula="of:=[.F134]*([.$C$3]/[.$E$3])/([.$E$2]/1000000000*[.C134]*[.$G$2])" office:value-type="float" office:value="4.99990196337094" calcext:value-type="float">
            <text:p>4.9999019634</text:p>
          </table:table-cell>
          <table:table-cell/>
          <table:table-cell table:formula="of:=[.$C$2]*[.$E$2]/1000000000*[.C134]*[.$G$2]*2" office:value-type="float" office:value="4.38561760644423" calcext:value-type="float">
            <text:p>4.3856176064</text:p>
          </table:table-cell>
          <table:table-cell table:formula="of:=[.I134]/([.$C$3]/[.$E$3])" office:value-type="float" office:value="87095.707713918" calcext:value-type="float">
            <text:p>87095.707713918</text:p>
          </table:table-cell>
          <table:table-cell table:formula="of:=MIN([.$E$3];INT([.J134]))" office:value-type="float" office:value="65536" calcext:value-type="float">
            <text:p>65536</text:p>
          </table:table-cell>
          <table:table-cell table:formula="of:=[.K134]*([.$C$3]/[.$E$3])/([.$E$2]/1000000000*[.C134]*[.$G$2]*2)" office:value-type="float" office:value="3.76229792030999" calcext:value-type="float">
            <text:p>3.7622979203</text:p>
          </table:table-cell>
          <table:table-cell table:number-columns-repeated="101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litude Plots" table:style-name="ta4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'Aplitude Plots'.O38" table:end-x="35.86pt" table:end-y="9.01pt" draw:z-index="0" draw:name="Diagramm 1" draw:style-name="gr1" draw:text-style-name="P1" svg:width="833.22pt" svg:height="505.36pt" svg:x="19.39pt" svg:y="13.66pt">
              <loext:p draw:notify-on-update-of-ranges="'Aplitude Data'.G5:'Aplitude Data'.G5 'Aplitude Data'.G6:'Aplitude Data'.G134 'Aplitude Data'.L5:'Aplitude Data'.L5 'Aplitude Data'.L6:'Aplitude Data'.L134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tchTable" table:style-name="ta5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table:formula="of:=12*64" office:value-type="float" office:value="768" calcext:value-type="float">
            <text:p>768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sI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12/768*[.A5]" office:value-type="float" office:value="0" calcext:value-type="float">
            <text:p>0</text:p>
          </table:table-cell>
          <table:table-cell table:formula="of:=(((2)^(1/12))^([.B5]-69)) * 440" office:value-type="float" office:value="8.17579891564368" calcext:value-type="float">
            <text:p>8.1757989156</text:p>
          </table:table-cell>
          <table:table-cell table:formula="of:=[.C5]*512" office:value-type="float" office:value="4186.00904480957" calcext:value-type="float">
            <text:p>4186.00904480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12/768*[.A6]" office:value-type="float" office:value="0.015625" calcext:value-type="float">
            <text:p>0.015625</text:p>
          </table:table-cell>
          <table:table-cell table:formula="of:=(((2)^(1/12))^([.B6]-69)) * 440" office:value-type="float" office:value="8.18318119440045" calcext:value-type="float">
            <text:p>8.1831811944</text:p>
          </table:table-cell>
          <table:table-cell table:formula="of:=[.C6]*512" office:value-type="float" office:value="4189.78877153303" calcext:value-type="float">
            <text:p>4189.7887715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12/768*[.A7]" office:value-type="float" office:value="0.03125" calcext:value-type="float">
            <text:p>0.03125</text:p>
          </table:table-cell>
          <table:table-cell table:formula="of:=(((2)^(1/12))^([.B7]-69)) * 440" office:value-type="float" office:value="8.19057013893267" calcext:value-type="float">
            <text:p>8.1905701389</text:p>
          </table:table-cell>
          <table:table-cell table:formula="of:=[.C7]*512" office:value-type="float" office:value="4193.57191113353" calcext:value-type="float">
            <text:p>4193.571911133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12/768*[.A8]" office:value-type="float" office:value="0.046875" calcext:value-type="float">
            <text:p>0.046875</text:p>
          </table:table-cell>
          <table:table-cell table:formula="of:=(((2)^(1/12))^([.B8]-69)) * 440" office:value-type="float" office:value="8.19796575525914" calcext:value-type="float">
            <text:p>8.1979657553</text:p>
          </table:table-cell>
          <table:table-cell table:formula="of:=[.C8]*512" office:value-type="float" office:value="4197.35846669268" calcext:value-type="float">
            <text:p>4197.35846669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12/768*[.A9]" office:value-type="float" office:value="0.0625" calcext:value-type="float">
            <text:p>0.0625</text:p>
          </table:table-cell>
          <table:table-cell table:formula="of:=(((2)^(1/12))^([.B9]-69)) * 440" office:value-type="float" office:value="8.20536804940412" calcext:value-type="float">
            <text:p>8.2053680494</text:p>
          </table:table-cell>
          <table:table-cell table:formula="of:=[.C9]*512" office:value-type="float" office:value="4201.14844129491" calcext:value-type="float">
            <text:p>4201.14844129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12/768*[.A10]" office:value-type="float" office:value="0.078125" calcext:value-type="float">
            <text:p>0.078125</text:p>
          </table:table-cell>
          <table:table-cell table:formula="of:=(((2)^(1/12))^([.B10]-69)) * 440" office:value-type="float" office:value="8.21277702739729" calcext:value-type="float">
            <text:p>8.2127770274</text:p>
          </table:table-cell>
          <table:table-cell table:formula="of:=[.C10]*512" office:value-type="float" office:value="4204.94183802741" calcext:value-type="float">
            <text:p>4204.941838027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12/768*[.A11]" office:value-type="float" office:value="0.09375" calcext:value-type="float">
            <text:p>0.09375</text:p>
          </table:table-cell>
          <table:table-cell table:formula="of:=(((2)^(1/12))^([.B11]-69)) * 440" office:value-type="float" office:value="8.22019269527379" calcext:value-type="float">
            <text:p>8.2201926953</text:p>
          </table:table-cell>
          <table:table-cell table:formula="of:=[.C11]*512" office:value-type="float" office:value="4208.73865998018" calcext:value-type="float">
            <text:p>4208.73865998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12/768*[.A12]" office:value-type="float" office:value="0.109375" calcext:value-type="float">
            <text:p>0.109375</text:p>
          </table:table-cell>
          <table:table-cell table:formula="of:=(((2)^(1/12))^([.B12]-69)) * 440" office:value-type="float" office:value="8.2276150590742" calcext:value-type="float">
            <text:p>8.2276150591</text:p>
          </table:table-cell>
          <table:table-cell table:formula="of:=[.C12]*512" office:value-type="float" office:value="4212.53891024599" calcext:value-type="float">
            <text:p>4212.5389102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12/768*[.A13]" office:value-type="float" office:value="0.125" calcext:value-type="float">
            <text:p>0.125</text:p>
          </table:table-cell>
          <table:table-cell table:formula="of:=(((2)^(1/12))^([.B13]-69)) * 440" office:value-type="float" office:value="8.23504412484455" calcext:value-type="float">
            <text:p>8.2350441248</text:p>
          </table:table-cell>
          <table:table-cell table:formula="of:=[.C13]*512" office:value-type="float" office:value="4216.34259192041" calcext:value-type="float">
            <text:p>4216.34259192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12/768*[.A14]" office:value-type="float" office:value="0.140625" calcext:value-type="float">
            <text:p>0.140625</text:p>
          </table:table-cell>
          <table:table-cell table:formula="of:=(((2)^(1/12))^([.B14]-69)) * 440" office:value-type="float" office:value="8.24247989863634" calcext:value-type="float">
            <text:p>8.2424798986</text:p>
          </table:table-cell>
          <table:table-cell table:formula="of:=[.C14]*512" office:value-type="float" office:value="4220.14970810181" calcext:value-type="float">
            <text:p>4220.14970810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12/768*[.A15]" office:value-type="float" office:value="0.15625" calcext:value-type="float">
            <text:p>0.15625</text:p>
          </table:table-cell>
          <table:table-cell table:formula="of:=(((2)^(1/12))^([.B15]-69)) * 440" office:value-type="float" office:value="8.24992238650654" calcext:value-type="float">
            <text:p>8.2499223865</text:p>
          </table:table-cell>
          <table:table-cell table:formula="of:=[.C15]*512" office:value-type="float" office:value="4223.96026189135" calcext:value-type="float">
            <text:p>4223.96026189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12/768*[.A16]" office:value-type="float" office:value="0.171875" calcext:value-type="float">
            <text:p>0.171875</text:p>
          </table:table-cell>
          <table:table-cell table:formula="of:=(((2)^(1/12))^([.B16]-69)) * 440" office:value-type="float" office:value="8.25737159451756" calcext:value-type="float">
            <text:p>8.2573715945</text:p>
          </table:table-cell>
          <table:table-cell table:formula="of:=[.C16]*512" office:value-type="float" office:value="4227.77425639299" calcext:value-type="float">
            <text:p>4227.77425639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12/768*[.A17]" office:value-type="float" office:value="0.1875" calcext:value-type="float">
            <text:p>0.1875</text:p>
          </table:table-cell>
          <table:table-cell table:formula="of:=(((2)^(1/12))^([.B17]-69)) * 440" office:value-type="float" office:value="8.26482752873731" calcext:value-type="float">
            <text:p>8.2648275287</text:p>
          </table:table-cell>
          <table:table-cell table:formula="of:=[.C17]*512" office:value-type="float" office:value="4231.5916947135" calcext:value-type="float">
            <text:p>4231.591694713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12/768*[.A18]" office:value-type="float" office:value="0.203125" calcext:value-type="float">
            <text:p>0.203125</text:p>
          </table:table-cell>
          <table:table-cell table:formula="of:=(((2)^(1/12))^([.B18]-69)) * 440" office:value-type="float" office:value="8.27229019523918" calcext:value-type="float">
            <text:p>8.2722901952</text:p>
          </table:table-cell>
          <table:table-cell table:formula="of:=[.C18]*512" office:value-type="float" office:value="4235.41257996246" calcext:value-type="float">
            <text:p>4235.412579962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12/768*[.A19]" office:value-type="float" office:value="0.21875" calcext:value-type="float">
            <text:p>0.21875</text:p>
          </table:table-cell>
          <table:table-cell table:formula="of:=(((2)^(1/12))^([.B19]-69)) * 440" office:value-type="float" office:value="8.27975960010202" calcext:value-type="float">
            <text:p>8.2797596001</text:p>
          </table:table-cell>
          <table:table-cell table:formula="of:=[.C19]*512" office:value-type="float" office:value="4239.23691525224" calcext:value-type="float">
            <text:p>4239.236915252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12/768*[.A20]" office:value-type="float" office:value="0.234375" calcext:value-type="float">
            <text:p>0.234375</text:p>
          </table:table-cell>
          <table:table-cell table:formula="of:=(((2)^(1/12))^([.B20]-69)) * 440" office:value-type="float" office:value="8.2872357494102" calcext:value-type="float">
            <text:p>8.2872357494</text:p>
          </table:table-cell>
          <table:table-cell table:formula="of:=[.C20]*512" office:value-type="float" office:value="4243.06470369802" calcext:value-type="float">
            <text:p>4243.06470369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2/768*[.A21]" office:value-type="float" office:value="0.25" calcext:value-type="float">
            <text:p>0.25</text:p>
          </table:table-cell>
          <table:table-cell table:formula="of:=(((2)^(1/12))^([.B21]-69)) * 440" office:value-type="float" office:value="8.29471864925356" calcext:value-type="float">
            <text:p>8.2947186493</text:p>
          </table:table-cell>
          <table:table-cell table:formula="of:=[.C21]*512" office:value-type="float" office:value="4246.89594841782" calcext:value-type="float">
            <text:p>4246.895948417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12/768*[.A22]" office:value-type="float" office:value="0.265625" calcext:value-type="float">
            <text:p>0.265625</text:p>
          </table:table-cell>
          <table:table-cell table:formula="of:=(((2)^(1/12))^([.B22]-69)) * 440" office:value-type="float" office:value="8.30220830572745" calcext:value-type="float">
            <text:p>8.3022083057</text:p>
          </table:table-cell>
          <table:table-cell table:formula="of:=[.C22]*512" office:value-type="float" office:value="4250.73065253246" calcext:value-type="float">
            <text:p>4250.730652532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12/768*[.A23]" office:value-type="float" office:value="0.28125" calcext:value-type="float">
            <text:p>0.28125</text:p>
          </table:table-cell>
          <table:table-cell table:formula="of:=(((2)^(1/12))^([.B23]-69)) * 440" office:value-type="float" office:value="8.30970472493272" calcext:value-type="float">
            <text:p>8.3097047249</text:p>
          </table:table-cell>
          <table:table-cell table:formula="of:=[.C23]*512" office:value-type="float" office:value="4254.56881916556" calcext:value-type="float">
            <text:p>4254.568819165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12/768*[.A24]" office:value-type="float" office:value="0.296875" calcext:value-type="float">
            <text:p>0.296875</text:p>
          </table:table-cell>
          <table:table-cell table:formula="of:=(((2)^(1/12))^([.B24]-69)) * 440" office:value-type="float" office:value="8.31720791297573" calcext:value-type="float">
            <text:p>8.317207913</text:p>
          </table:table-cell>
          <table:table-cell table:formula="of:=[.C24]*512" office:value-type="float" office:value="4258.41045144357" calcext:value-type="float">
            <text:p>4258.410451443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12/768*[.A25]" office:value-type="float" office:value="0.3125" calcext:value-type="float">
            <text:p>0.3125</text:p>
          </table:table-cell>
          <table:table-cell table:formula="of:=(((2)^(1/12))^([.B25]-69)) * 440" office:value-type="float" office:value="8.32471787596836" calcext:value-type="float">
            <text:p>8.324717876</text:p>
          </table:table-cell>
          <table:table-cell table:formula="of:=[.C25]*512" office:value-type="float" office:value="4262.2555524958" calcext:value-type="float">
            <text:p>4262.255552495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2/768*[.A26]" office:value-type="float" office:value="0.328125" calcext:value-type="float">
            <text:p>0.328125</text:p>
          </table:table-cell>
          <table:table-cell table:formula="of:=(((2)^(1/12))^([.B26]-69)) * 440" office:value-type="float" office:value="8.33223462002798" calcext:value-type="float">
            <text:p>8.33223462</text:p>
          </table:table-cell>
          <table:table-cell table:formula="of:=[.C26]*512" office:value-type="float" office:value="4266.10412545433" calcext:value-type="float">
            <text:p>4266.104125454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12/768*[.A27]" office:value-type="float" office:value="0.34375" calcext:value-type="float">
            <text:p>0.34375</text:p>
          </table:table-cell>
          <table:table-cell table:formula="of:=(((2)^(1/12))^([.B27]-69)) * 440" office:value-type="float" office:value="8.33975815127753" calcext:value-type="float">
            <text:p>8.3397581513</text:p>
          </table:table-cell>
          <table:table-cell table:formula="of:=[.C27]*512" office:value-type="float" office:value="4269.9561734541" calcext:value-type="float">
            <text:p>4269.956173454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12/768*[.A28]" office:value-type="float" office:value="0.359375" calcext:value-type="float">
            <text:p>0.359375</text:p>
          </table:table-cell>
          <table:table-cell table:formula="of:=(((2)^(1/12))^([.B28]-69)) * 440" office:value-type="float" office:value="8.34728847584544" calcext:value-type="float">
            <text:p>8.3472884758</text:p>
          </table:table-cell>
          <table:table-cell table:formula="of:=[.C28]*512" office:value-type="float" office:value="4273.81169963287" calcext:value-type="float">
            <text:p>4273.811699632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12/768*[.A29]" office:value-type="float" office:value="0.375" calcext:value-type="float">
            <text:p>0.375</text:p>
          </table:table-cell>
          <table:table-cell table:formula="of:=(((2)^(1/12))^([.B29]-69)) * 440" office:value-type="float" office:value="8.3548255998657" calcext:value-type="float">
            <text:p>8.3548255999</text:p>
          </table:table-cell>
          <table:table-cell table:formula="of:=[.C29]*512" office:value-type="float" office:value="4277.67070713124" calcext:value-type="float">
            <text:p>4277.67070713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12/768*[.A30]" office:value-type="float" office:value="0.390625" calcext:value-type="float">
            <text:p>0.390625</text:p>
          </table:table-cell>
          <table:table-cell table:formula="of:=(((2)^(1/12))^([.B30]-69)) * 440" office:value-type="float" office:value="8.36236952947781" calcext:value-type="float">
            <text:p>8.3623695295</text:p>
          </table:table-cell>
          <table:table-cell table:formula="of:=[.C30]*512" office:value-type="float" office:value="4281.53319909264" calcext:value-type="float">
            <text:p>4281.533199092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12/768*[.A31]" office:value-type="float" office:value="0.40625" calcext:value-type="float">
            <text:p>0.40625</text:p>
          </table:table-cell>
          <table:table-cell table:formula="of:=(((2)^(1/12))^([.B31]-69)) * 440" office:value-type="float" office:value="8.36992027082685" calcext:value-type="float">
            <text:p>8.3699202708</text:p>
          </table:table-cell>
          <table:table-cell table:formula="of:=[.C31]*512" office:value-type="float" office:value="4285.39917866335" calcext:value-type="float">
            <text:p>4285.399178663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12/768*[.A32]" office:value-type="float" office:value="0.421875" calcext:value-type="float">
            <text:p>0.421875</text:p>
          </table:table-cell>
          <table:table-cell table:formula="of:=(((2)^(1/12))^([.B32]-69)) * 440" office:value-type="float" office:value="8.37747783006341" calcext:value-type="float">
            <text:p>8.3774778301</text:p>
          </table:table-cell>
          <table:table-cell table:formula="of:=[.C32]*512" office:value-type="float" office:value="4289.26864899247" calcext:value-type="float">
            <text:p>4289.268648992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12/768*[.A33]" office:value-type="float" office:value="0.4375" calcext:value-type="float">
            <text:p>0.4375</text:p>
          </table:table-cell>
          <table:table-cell table:formula="of:=(((2)^(1/12))^([.B33]-69)) * 440" office:value-type="float" office:value="8.38504221334366" calcext:value-type="float">
            <text:p>8.3850422133</text:p>
          </table:table-cell>
          <table:table-cell table:formula="of:=[.C33]*512" office:value-type="float" office:value="4293.14161323195" calcext:value-type="float">
            <text:p>4293.14161323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12/768*[.A34]" office:value-type="float" office:value="0.453125" calcext:value-type="float">
            <text:p>0.453125</text:p>
          </table:table-cell>
          <table:table-cell table:formula="of:=(((2)^(1/12))^([.B34]-69)) * 440" office:value-type="float" office:value="8.39261342682932" calcext:value-type="float">
            <text:p>8.3926134268</text:p>
          </table:table-cell>
          <table:table-cell table:formula="of:=[.C34]*512" office:value-type="float" office:value="4297.01807453661" calcext:value-type="float">
            <text:p>4297.018074536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12/768*[.A35]" office:value-type="float" office:value="0.46875" calcext:value-type="float">
            <text:p>0.46875</text:p>
          </table:table-cell>
          <table:table-cell table:formula="of:=(((2)^(1/12))^([.B35]-69)) * 440" office:value-type="float" office:value="8.40019147668768" calcext:value-type="float">
            <text:p>8.4001914767</text:p>
          </table:table-cell>
          <table:table-cell table:formula="of:=[.C35]*512" office:value-type="float" office:value="4300.89803606409" calcext:value-type="float">
            <text:p>4300.89803606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12/768*[.A36]" office:value-type="float" office:value="0.484375" calcext:value-type="float">
            <text:p>0.484375</text:p>
          </table:table-cell>
          <table:table-cell table:formula="of:=(((2)^(1/12))^([.B36]-69)) * 440" office:value-type="float" office:value="8.40777636909159" calcext:value-type="float">
            <text:p>8.4077763691</text:p>
          </table:table-cell>
          <table:table-cell table:formula="of:=[.C36]*512" office:value-type="float" office:value="4304.7815009749" calcext:value-type="float">
            <text:p>4304.78150097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2/768*[.A37]" office:value-type="float" office:value="0.5" calcext:value-type="float">
            <text:p>0.5</text:p>
          </table:table-cell>
          <table:table-cell table:formula="of:=(((2)^(1/12))^([.B37]-69)) * 440" office:value-type="float" office:value="8.41536811021948" calcext:value-type="float">
            <text:p>8.4153681102</text:p>
          </table:table-cell>
          <table:table-cell table:formula="of:=[.C37]*512" office:value-type="float" office:value="4308.66847243237" calcext:value-type="float">
            <text:p>4308.668472432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12/768*[.A38]" office:value-type="float" office:value="0.515625" calcext:value-type="float">
            <text:p>0.515625</text:p>
          </table:table-cell>
          <table:table-cell table:formula="of:=(((2)^(1/12))^([.B38]-69)) * 440" office:value-type="float" office:value="8.42296670625535" calcext:value-type="float">
            <text:p>8.4229667063</text:p>
          </table:table-cell>
          <table:table-cell table:formula="of:=[.C38]*512" office:value-type="float" office:value="4312.55895360274" calcext:value-type="float">
            <text:p>4312.558953602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12/768*[.A39]" office:value-type="float" office:value="0.53125" calcext:value-type="float">
            <text:p>0.53125</text:p>
          </table:table-cell>
          <table:table-cell table:formula="of:=(((2)^(1/12))^([.B39]-69)) * 440" office:value-type="float" office:value="8.43057216338879" calcext:value-type="float">
            <text:p>8.4305721634</text:p>
          </table:table-cell>
          <table:table-cell table:formula="of:=[.C39]*512" office:value-type="float" office:value="4316.45294765506" calcext:value-type="float">
            <text:p>4316.452947655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12/768*[.A40]" office:value-type="float" office:value="0.546875" calcext:value-type="float">
            <text:p>0.546875</text:p>
          </table:table-cell>
          <table:table-cell table:formula="of:=(((2)^(1/12))^([.B40]-69)) * 440" office:value-type="float" office:value="8.43818448781499" calcext:value-type="float">
            <text:p>8.4381844878</text:p>
          </table:table-cell>
          <table:table-cell table:formula="of:=[.C40]*512" office:value-type="float" office:value="4320.35045776127" calcext:value-type="float">
            <text:p>4320.35045776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12/768*[.A41]" office:value-type="float" office:value="0.5625" calcext:value-type="float">
            <text:p>0.5625</text:p>
          </table:table-cell>
          <table:table-cell table:formula="of:=(((2)^(1/12))^([.B41]-69)) * 440" office:value-type="float" office:value="8.44580368573471" calcext:value-type="float">
            <text:p>8.4458036857</text:p>
          </table:table-cell>
          <table:table-cell table:formula="of:=[.C41]*512" office:value-type="float" office:value="4324.25148709617" calcext:value-type="float">
            <text:p>4324.251487096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12/768*[.A42]" office:value-type="float" office:value="0.578125" calcext:value-type="float">
            <text:p>0.578125</text:p>
          </table:table-cell>
          <table:table-cell table:formula="of:=(((2)^(1/12))^([.B42]-69)) * 440" office:value-type="float" office:value="8.45342976335432" calcext:value-type="float">
            <text:p>8.4534297634</text:p>
          </table:table-cell>
          <table:table-cell table:formula="of:=[.C42]*512" office:value-type="float" office:value="4328.15603883741" calcext:value-type="float">
            <text:p>4328.156038837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12/768*[.A43]" office:value-type="float" office:value="0.59375" calcext:value-type="float">
            <text:p>0.59375</text:p>
          </table:table-cell>
          <table:table-cell table:formula="of:=(((2)^(1/12))^([.B43]-69)) * 440" office:value-type="float" office:value="8.46106272688581" calcext:value-type="float">
            <text:p>8.4610627269</text:p>
          </table:table-cell>
          <table:table-cell table:formula="of:=[.C43]*512" office:value-type="float" office:value="4332.06411616553" calcext:value-type="float">
            <text:p>4332.064116165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12/768*[.A44]" office:value-type="float" office:value="0.609375" calcext:value-type="float">
            <text:p>0.609375</text:p>
          </table:table-cell>
          <table:table-cell table:formula="of:=(((2)^(1/12))^([.B44]-69)) * 440" office:value-type="float" office:value="8.46870258254675" calcext:value-type="float">
            <text:p>8.4687025825</text:p>
          </table:table-cell>
          <table:table-cell table:formula="of:=[.C44]*512" office:value-type="float" office:value="4335.97572226393" calcext:value-type="float">
            <text:p>4335.975722263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12/768*[.A45]" office:value-type="float" office:value="0.625" calcext:value-type="float">
            <text:p>0.625</text:p>
          </table:table-cell>
          <table:table-cell table:formula="of:=(((2)^(1/12))^([.B45]-69)) * 440" office:value-type="float" office:value="8.47634933656034" calcext:value-type="float">
            <text:p>8.4763493366</text:p>
          </table:table-cell>
          <table:table-cell table:formula="of:=[.C45]*512" office:value-type="float" office:value="4339.8908603189" calcext:value-type="float">
            <text:p>4339.89086031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2/768*[.A46]" office:value-type="float" office:value="0.640625" calcext:value-type="float">
            <text:p>0.640625</text:p>
          </table:table-cell>
          <table:table-cell table:formula="of:=(((2)^(1/12))^([.B46]-69)) * 440" office:value-type="float" office:value="8.48400299515541" calcext:value-type="float">
            <text:p>8.4840029952</text:p>
          </table:table-cell>
          <table:table-cell table:formula="of:=[.C46]*512" office:value-type="float" office:value="4343.80953351957" calcext:value-type="float">
            <text:p>4343.809533519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12/768*[.A47]" office:value-type="float" office:value="0.65625" calcext:value-type="float">
            <text:p>0.65625</text:p>
          </table:table-cell>
          <table:table-cell table:formula="of:=(((2)^(1/12))^([.B47]-69)) * 440" office:value-type="float" office:value="8.49166356456639" calcext:value-type="float">
            <text:p>8.4916635646</text:p>
          </table:table-cell>
          <table:table-cell table:formula="of:=[.C47]*512" office:value-type="float" office:value="4347.73174505799" calcext:value-type="float">
            <text:p>4347.73174505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12/768*[.A48]" office:value-type="float" office:value="0.671875" calcext:value-type="float">
            <text:p>0.671875</text:p>
          </table:table-cell>
          <table:table-cell table:formula="of:=(((2)^(1/12))^([.B48]-69)) * 440" office:value-type="float" office:value="8.49933105103336" calcext:value-type="float">
            <text:p>8.499331051</text:p>
          </table:table-cell>
          <table:table-cell table:formula="of:=[.C48]*512" office:value-type="float" office:value="4351.65749812908" calcext:value-type="float">
            <text:p>4351.657498129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12/768*[.A49]" office:value-type="float" office:value="0.6875" calcext:value-type="float">
            <text:p>0.6875</text:p>
          </table:table-cell>
          <table:table-cell table:formula="of:=(((2)^(1/12))^([.B49]-69)) * 440" office:value-type="float" office:value="8.50700546080202" calcext:value-type="float">
            <text:p>8.5070054608</text:p>
          </table:table-cell>
          <table:table-cell table:formula="of:=[.C49]*512" office:value-type="float" office:value="4355.58679593063" calcext:value-type="float">
            <text:p>4355.586795930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12/768*[.A50]" office:value-type="float" office:value="0.703125" calcext:value-type="float">
            <text:p>0.703125</text:p>
          </table:table-cell>
          <table:table-cell table:formula="of:=(((2)^(1/12))^([.B50]-69)) * 440" office:value-type="float" office:value="8.51468680012371" calcext:value-type="float">
            <text:p>8.5146868001</text:p>
          </table:table-cell>
          <table:table-cell table:formula="of:=[.C50]*512" office:value-type="float" office:value="4359.51964166334" calcext:value-type="float">
            <text:p>4359.519641663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12/768*[.A51]" office:value-type="float" office:value="0.71875" calcext:value-type="float">
            <text:p>0.71875</text:p>
          </table:table-cell>
          <table:table-cell table:formula="of:=(((2)^(1/12))^([.B51]-69)) * 440" office:value-type="float" office:value="8.52237507525544" calcext:value-type="float">
            <text:p>8.5223750753</text:p>
          </table:table-cell>
          <table:table-cell table:formula="of:=[.C51]*512" office:value-type="float" office:value="4363.45603853078" calcext:value-type="float">
            <text:p>4363.456038530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12/768*[.A52]" office:value-type="float" office:value="0.734375" calcext:value-type="float">
            <text:p>0.734375</text:p>
          </table:table-cell>
          <table:table-cell table:formula="of:=(((2)^(1/12))^([.B52]-69)) * 440" office:value-type="float" office:value="8.53007029245983" calcext:value-type="float">
            <text:p>8.5300702925</text:p>
          </table:table-cell>
          <table:table-cell table:formula="of:=[.C52]*512" office:value-type="float" office:value="4367.39598973943" calcext:value-type="float">
            <text:p>4367.395989739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12/768*[.A53]" office:value-type="float" office:value="0.75" calcext:value-type="float">
            <text:p>0.75</text:p>
          </table:table-cell>
          <table:table-cell table:formula="of:=(((2)^(1/12))^([.B53]-69)) * 440" office:value-type="float" office:value="8.53777245800518" calcext:value-type="float">
            <text:p>8.537772458</text:p>
          </table:table-cell>
          <table:table-cell table:formula="of:=[.C53]*512" office:value-type="float" office:value="4371.33949849865" calcext:value-type="float">
            <text:p>4371.339498498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12/768*[.A54]" office:value-type="float" office:value="0.765625" calcext:value-type="float">
            <text:p>0.765625</text:p>
          </table:table-cell>
          <table:table-cell table:formula="of:=(((2)^(1/12))^([.B54]-69)) * 440" office:value-type="float" office:value="8.54548157816544" calcext:value-type="float">
            <text:p>8.5454815782</text:p>
          </table:table-cell>
          <table:table-cell table:formula="of:=[.C54]*512" office:value-type="float" office:value="4375.28656802071" calcext:value-type="float">
            <text:p>4375.28656802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12/768*[.A55]" office:value-type="float" office:value="0.78125" calcext:value-type="float">
            <text:p>0.78125</text:p>
          </table:table-cell>
          <table:table-cell table:formula="of:=(((2)^(1/12))^([.B55]-69)) * 440" office:value-type="float" office:value="8.55319765922025" calcext:value-type="float">
            <text:p>8.5531976592</text:p>
          </table:table-cell>
          <table:table-cell table:formula="of:=[.C55]*512" office:value-type="float" office:value="4379.23720152077" calcext:value-type="float">
            <text:p>4379.237201520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12/768*[.A56]" office:value-type="float" office:value="0.796875" calcext:value-type="float">
            <text:p>0.796875</text:p>
          </table:table-cell>
          <table:table-cell table:formula="of:=(((2)^(1/12))^([.B56]-69)) * 440" office:value-type="float" office:value="8.56092070745487" calcext:value-type="float">
            <text:p>8.5609207075</text:p>
          </table:table-cell>
          <table:table-cell table:formula="of:=[.C56]*512" office:value-type="float" office:value="4383.19140221689" calcext:value-type="float">
            <text:p>4383.191402216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12/768*[.A57]" office:value-type="float" office:value="0.8125" calcext:value-type="float">
            <text:p>0.8125</text:p>
          </table:table-cell>
          <table:table-cell table:formula="of:=(((2)^(1/12))^([.B57]-69)) * 440" office:value-type="float" office:value="8.56865072916029" calcext:value-type="float">
            <text:p>8.5686507292</text:p>
          </table:table-cell>
          <table:table-cell table:formula="of:=[.C57]*512" office:value-type="float" office:value="4387.14917333007" calcext:value-type="float">
            <text:p>4387.149173330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12/768*[.A58]" office:value-type="float" office:value="0.828125" calcext:value-type="float">
            <text:p>0.828125</text:p>
          </table:table-cell>
          <table:table-cell table:formula="of:=(((2)^(1/12))^([.B58]-69)) * 440" office:value-type="float" office:value="8.57638773063314" calcext:value-type="float">
            <text:p>8.5763877306</text:p>
          </table:table-cell>
          <table:table-cell table:formula="of:=[.C58]*512" office:value-type="float" office:value="4391.11051808417" calcext:value-type="float">
            <text:p>4391.110518084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12/768*[.A59]" office:value-type="float" office:value="0.84375" calcext:value-type="float">
            <text:p>0.84375</text:p>
          </table:table-cell>
          <table:table-cell table:formula="of:=(((2)^(1/12))^([.B59]-69)) * 440" office:value-type="float" office:value="8.58413171817576" calcext:value-type="float">
            <text:p>8.5841317182</text:p>
          </table:table-cell>
          <table:table-cell table:formula="of:=[.C59]*512" office:value-type="float" office:value="4395.07543970599" calcext:value-type="float">
            <text:p>4395.0754397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12/768*[.A60]" office:value-type="float" office:value="0.859375" calcext:value-type="float">
            <text:p>0.859375</text:p>
          </table:table-cell>
          <table:table-cell table:formula="of:=(((2)^(1/12))^([.B60]-69)) * 440" office:value-type="float" office:value="8.59188269809616" calcext:value-type="float">
            <text:p>8.5918826981</text:p>
          </table:table-cell>
          <table:table-cell table:formula="of:=[.C60]*512" office:value-type="float" office:value="4399.04394142524" calcext:value-type="float">
            <text:p>4399.043941425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12/768*[.A61]" office:value-type="float" office:value="0.875" calcext:value-type="float">
            <text:p>0.875</text:p>
          </table:table-cell>
          <table:table-cell table:formula="of:=(((2)^(1/12))^([.B61]-69)) * 440" office:value-type="float" office:value="8.59964067670807" calcext:value-type="float">
            <text:p>8.5996406767</text:p>
          </table:table-cell>
          <table:table-cell table:formula="of:=[.C61]*512" office:value-type="float" office:value="4403.01602647453" calcext:value-type="float">
            <text:p>4403.016026474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12/768*[.A62]" office:value-type="float" office:value="0.890625" calcext:value-type="float">
            <text:p>0.890625</text:p>
          </table:table-cell>
          <table:table-cell table:formula="of:=(((2)^(1/12))^([.B62]-69)) * 440" office:value-type="float" office:value="8.6074056603309" calcext:value-type="float">
            <text:p>8.6074056603</text:p>
          </table:table-cell>
          <table:table-cell table:formula="of:=[.C62]*512" office:value-type="float" office:value="4406.99169808942" calcext:value-type="float">
            <text:p>4406.991698089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12/768*[.A63]" office:value-type="float" office:value="0.90625" calcext:value-type="float">
            <text:p>0.90625</text:p>
          </table:table-cell>
          <table:table-cell table:formula="of:=(((2)^(1/12))^([.B63]-69)) * 440" office:value-type="float" office:value="8.61517765528978" calcext:value-type="float">
            <text:p>8.6151776553</text:p>
          </table:table-cell>
          <table:table-cell table:formula="of:=[.C63]*512" office:value-type="float" office:value="4410.97095950837" calcext:value-type="float">
            <text:p>4410.970959508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12/768*[.A64]" office:value-type="float" office:value="0.921875" calcext:value-type="float">
            <text:p>0.921875</text:p>
          </table:table-cell>
          <table:table-cell table:formula="of:=(((2)^(1/12))^([.B64]-69)) * 440" office:value-type="float" office:value="8.62295666791554" calcext:value-type="float">
            <text:p>8.6229566679</text:p>
          </table:table-cell>
          <table:table-cell table:formula="of:=[.C64]*512" office:value-type="float" office:value="4414.95381397275" calcext:value-type="float">
            <text:p>4414.953813972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12/768*[.A65]" office:value-type="float" office:value="0.9375" calcext:value-type="float">
            <text:p>0.9375</text:p>
          </table:table-cell>
          <table:table-cell table:formula="of:=(((2)^(1/12))^([.B65]-69)) * 440" office:value-type="float" office:value="8.63074270454473" calcext:value-type="float">
            <text:p>8.6307427045</text:p>
          </table:table-cell>
          <table:table-cell table:formula="of:=[.C65]*512" office:value-type="float" office:value="4418.9402647269" calcext:value-type="float">
            <text:p>4418.940264726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12/768*[.A66]" office:value-type="float" office:value="0.953125" calcext:value-type="float">
            <text:p>0.953125</text:p>
          </table:table-cell>
          <table:table-cell table:formula="of:=(((2)^(1/12))^([.B66]-69)) * 440" office:value-type="float" office:value="8.63853577151963" calcext:value-type="float">
            <text:p>8.6385357715</text:p>
          </table:table-cell>
          <table:table-cell table:formula="of:=[.C66]*512" office:value-type="float" office:value="4422.93031501805" calcext:value-type="float">
            <text:p>4422.930315018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12/768*[.A67]" office:value-type="float" office:value="0.96875" calcext:value-type="float">
            <text:p>0.96875</text:p>
          </table:table-cell>
          <table:table-cell table:formula="of:=(((2)^(1/12))^([.B67]-69)) * 440" office:value-type="float" office:value="8.64633587518823" calcext:value-type="float">
            <text:p>8.6463358752</text:p>
          </table:table-cell>
          <table:table-cell table:formula="of:=[.C67]*512" office:value-type="float" office:value="4426.92396809637" calcext:value-type="float">
            <text:p>4426.923968096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12/768*[.A68]" office:value-type="float" office:value="0.984375" calcext:value-type="float">
            <text:p>0.984375</text:p>
          </table:table-cell>
          <table:table-cell table:formula="of:=(((2)^(1/12))^([.B68]-69)) * 440" office:value-type="float" office:value="8.65414302190428" calcext:value-type="float">
            <text:p>8.6541430219</text:p>
          </table:table-cell>
          <table:table-cell table:formula="of:=[.C68]*512" office:value-type="float" office:value="4430.92122721499" calcext:value-type="float">
            <text:p>4430.92122721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12/768*[.A69]" office:value-type="float" office:value="1" calcext:value-type="float">
            <text:p>1</text:p>
          </table:table-cell>
          <table:table-cell table:formula="of:=(((2)^(1/12))^([.B69]-69)) * 440" office:value-type="float" office:value="8.66195721802723" calcext:value-type="float">
            <text:p>8.661957218</text:p>
          </table:table-cell>
          <table:table-cell table:formula="of:=[.C69]*512" office:value-type="float" office:value="4434.92209562994" calcext:value-type="float">
            <text:p>4434.922095629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12/768*[.A70]" office:value-type="float" office:value="1.015625" calcext:value-type="float">
            <text:p>1.015625</text:p>
          </table:table-cell>
          <table:table-cell table:formula="of:=(((2)^(1/12))^([.B70]-69)) * 440" office:value-type="float" office:value="8.6697784699223" calcext:value-type="float">
            <text:p>8.6697784699</text:p>
          </table:table-cell>
          <table:table-cell table:formula="of:=[.C70]*512" office:value-type="float" office:value="4438.92657660022" calcext:value-type="float">
            <text:p>4438.92657660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12/768*[.A71]" office:value-type="float" office:value="1.03125" calcext:value-type="float">
            <text:p>1.03125</text:p>
          </table:table-cell>
          <table:table-cell table:formula="of:=(((2)^(1/12))^([.B71]-69)) * 440" office:value-type="float" office:value="8.67760678396045" calcext:value-type="float">
            <text:p>8.677606784</text:p>
          </table:table-cell>
          <table:table-cell table:formula="of:=[.C71]*512" office:value-type="float" office:value="4442.93467338775" calcext:value-type="float">
            <text:p>4442.934673387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12/768*[.A72]" office:value-type="float" office:value="1.046875" calcext:value-type="float">
            <text:p>1.046875</text:p>
          </table:table-cell>
          <table:table-cell table:formula="of:=(((2)^(1/12))^([.B72]-69)) * 440" office:value-type="float" office:value="8.68544216651839" calcext:value-type="float">
            <text:p>8.6854421665</text:p>
          </table:table-cell>
          <table:table-cell table:formula="of:=[.C72]*512" office:value-type="float" office:value="4446.94638925741" calcext:value-type="float">
            <text:p>4446.946389257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12/768*[.A73]" office:value-type="float" office:value="1.0625" calcext:value-type="float">
            <text:p>1.0625</text:p>
          </table:table-cell>
          <table:table-cell table:formula="of:=(((2)^(1/12))^([.B73]-69)) * 440" office:value-type="float" office:value="8.69328462397858" calcext:value-type="float">
            <text:p>8.693284624</text:p>
          </table:table-cell>
          <table:table-cell table:formula="of:=[.C73]*512" office:value-type="float" office:value="4450.96172747703" calcext:value-type="float">
            <text:p>4450.96172747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12/768*[.A74]" office:value-type="float" office:value="1.078125" calcext:value-type="float">
            <text:p>1.078125</text:p>
          </table:table-cell>
          <table:table-cell table:formula="of:=(((2)^(1/12))^([.B74]-69)) * 440" office:value-type="float" office:value="8.70113416272927" calcext:value-type="float">
            <text:p>8.7011341627</text:p>
          </table:table-cell>
          <table:table-cell table:formula="of:=[.C74]*512" office:value-type="float" office:value="4454.98069131739" calcext:value-type="float">
            <text:p>4454.980691317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12/768*[.A75]" office:value-type="float" office:value="1.09375" calcext:value-type="float">
            <text:p>1.09375</text:p>
          </table:table-cell>
          <table:table-cell table:formula="of:=(((2)^(1/12))^([.B75]-69)) * 440" office:value-type="float" office:value="8.70899078916445" calcext:value-type="float">
            <text:p>8.7089907892</text:p>
          </table:table-cell>
          <table:table-cell table:formula="of:=[.C75]*512" office:value-type="float" office:value="4459.0032840522" calcext:value-type="float">
            <text:p>4459.003284052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12/768*[.A76]" office:value-type="float" office:value="1.109375" calcext:value-type="float">
            <text:p>1.109375</text:p>
          </table:table-cell>
          <table:table-cell table:formula="of:=(((2)^(1/12))^([.B76]-69)) * 440" office:value-type="float" office:value="8.71685450968388" calcext:value-type="float">
            <text:p>8.7168545097</text:p>
          </table:table-cell>
          <table:table-cell table:formula="of:=[.C76]*512" office:value-type="float" office:value="4463.02950895815" calcext:value-type="float">
            <text:p>4463.029508958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12/768*[.A77]" office:value-type="float" office:value="1.125" calcext:value-type="float">
            <text:p>1.125</text:p>
          </table:table-cell>
          <table:table-cell table:formula="of:=(((2)^(1/12))^([.B77]-69)) * 440" office:value-type="float" office:value="8.72472533069314" calcext:value-type="float">
            <text:p>8.7247253307</text:p>
          </table:table-cell>
          <table:table-cell table:formula="of:=[.C77]*512" office:value-type="float" office:value="4467.05936931489" calcext:value-type="float">
            <text:p>4467.059369314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12/768*[.A78]" office:value-type="float" office:value="1.140625" calcext:value-type="float">
            <text:p>1.140625</text:p>
          </table:table-cell>
          <table:table-cell table:formula="of:=(((2)^(1/12))^([.B78]-69)) * 440" office:value-type="float" office:value="8.73260325860355" calcext:value-type="float">
            <text:p>8.7326032586</text:p>
          </table:table-cell>
          <table:table-cell table:formula="of:=[.C78]*512" office:value-type="float" office:value="4471.09286840502" calcext:value-type="float">
            <text:p>4471.09286840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12/768*[.A79]" office:value-type="float" office:value="1.15625" calcext:value-type="float">
            <text:p>1.15625</text:p>
          </table:table-cell>
          <table:table-cell table:formula="of:=(((2)^(1/12))^([.B79]-69)) * 440" office:value-type="float" office:value="8.74048829983223" calcext:value-type="float">
            <text:p>8.7404882998</text:p>
          </table:table-cell>
          <table:table-cell table:formula="of:=[.C79]*512" office:value-type="float" office:value="4475.1300095141" calcext:value-type="float">
            <text:p>4475.130009514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12/768*[.A80]" office:value-type="float" office:value="1.171875" calcext:value-type="float">
            <text:p>1.171875</text:p>
          </table:table-cell>
          <table:table-cell table:formula="of:=(((2)^(1/12))^([.B80]-69)) * 440" office:value-type="float" office:value="8.74838046080212" calcext:value-type="float">
            <text:p>8.7483804608</text:p>
          </table:table-cell>
          <table:table-cell table:formula="of:=[.C80]*512" office:value-type="float" office:value="4479.17079593068" calcext:value-type="float">
            <text:p>4479.170795930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12/768*[.A81]" office:value-type="float" office:value="1.1875" calcext:value-type="float">
            <text:p>1.1875</text:p>
          </table:table-cell>
          <table:table-cell table:formula="of:=(((2)^(1/12))^([.B81]-69)) * 440" office:value-type="float" office:value="8.75627974794192" calcext:value-type="float">
            <text:p>8.7562797479</text:p>
          </table:table-cell>
          <table:table-cell table:formula="of:=[.C81]*512" office:value-type="float" office:value="4483.21523094626" calcext:value-type="float">
            <text:p>4483.215230946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12/768*[.A82]" office:value-type="float" office:value="1.203125" calcext:value-type="float">
            <text:p>1.203125</text:p>
          </table:table-cell>
          <table:table-cell table:formula="of:=(((2)^(1/12))^([.B82]-69)) * 440" office:value-type="float" office:value="8.76418616768616" calcext:value-type="float">
            <text:p>8.7641861677</text:p>
          </table:table-cell>
          <table:table-cell table:formula="of:=[.C82]*512" office:value-type="float" office:value="4487.26331785531" calcext:value-type="float">
            <text:p>4487.263317855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12/768*[.A83]" office:value-type="float" office:value="1.21875" calcext:value-type="float">
            <text:p>1.21875</text:p>
          </table:table-cell>
          <table:table-cell table:formula="of:=(((2)^(1/12))^([.B83]-69)) * 440" office:value-type="float" office:value="8.77209972647517" calcext:value-type="float">
            <text:p>8.7720997265</text:p>
          </table:table-cell>
          <table:table-cell table:formula="of:=[.C83]*512" office:value-type="float" office:value="4491.31505995529" calcext:value-type="float">
            <text:p>4491.315059955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12/768*[.A84]" office:value-type="float" office:value="1.234375" calcext:value-type="float">
            <text:p>1.234375</text:p>
          </table:table-cell>
          <table:table-cell table:formula="of:=(((2)^(1/12))^([.B84]-69)) * 440" office:value-type="float" office:value="8.78002043075511" calcext:value-type="float">
            <text:p>8.7800204308</text:p>
          </table:table-cell>
          <table:table-cell table:formula="of:=[.C84]*512" office:value-type="float" office:value="4495.37046054661" calcext:value-type="float">
            <text:p>4495.370460546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12/768*[.A85]" office:value-type="float" office:value="1.25" calcext:value-type="float">
            <text:p>1.25</text:p>
          </table:table-cell>
          <table:table-cell table:formula="of:=(((2)^(1/12))^([.B85]-69)) * 440" office:value-type="float" office:value="8.78794828697794" calcext:value-type="float">
            <text:p>8.787948287</text:p>
          </table:table-cell>
          <table:table-cell table:formula="of:=[.C85]*512" office:value-type="float" office:value="4499.4295229327" calcext:value-type="float">
            <text:p>4499.429522932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2/768*[.A86]" office:value-type="float" office:value="1.265625" calcext:value-type="float">
            <text:p>1.265625</text:p>
          </table:table-cell>
          <table:table-cell table:formula="of:=(((2)^(1/12))^([.B86]-69)) * 440" office:value-type="float" office:value="8.79588330160145" calcext:value-type="float">
            <text:p>8.7958833016</text:p>
          </table:table-cell>
          <table:table-cell table:formula="of:=[.C86]*512" office:value-type="float" office:value="4503.49225041994" calcext:value-type="float">
            <text:p>4503.4922504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12/768*[.A87]" office:value-type="float" office:value="1.28125" calcext:value-type="float">
            <text:p>1.28125</text:p>
          </table:table-cell>
          <table:table-cell table:formula="of:=(((2)^(1/12))^([.B87]-69)) * 440" office:value-type="float" office:value="8.80382548108928" calcext:value-type="float">
            <text:p>8.8038254811</text:p>
          </table:table-cell>
          <table:table-cell table:formula="of:=[.C87]*512" office:value-type="float" office:value="4507.55864631771" calcext:value-type="float">
            <text:p>4507.558646317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12/768*[.A88]" office:value-type="float" office:value="1.296875" calcext:value-type="float">
            <text:p>1.296875</text:p>
          </table:table-cell>
          <table:table-cell table:formula="of:=(((2)^(1/12))^([.B88]-69)) * 440" office:value-type="float" office:value="8.81177483191089" calcext:value-type="float">
            <text:p>8.8117748319</text:p>
          </table:table-cell>
          <table:table-cell table:formula="of:=[.C88]*512" office:value-type="float" office:value="4511.62871393838" calcext:value-type="float">
            <text:p>4511.628713938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12/768*[.A89]" office:value-type="float" office:value="1.3125" calcext:value-type="float">
            <text:p>1.3125</text:p>
          </table:table-cell>
          <table:table-cell table:formula="of:=(((2)^(1/12))^([.B89]-69)) * 440" office:value-type="float" office:value="8.81973136054157" calcext:value-type="float">
            <text:p>8.8197313605</text:p>
          </table:table-cell>
          <table:table-cell table:formula="of:=[.C89]*512" office:value-type="float" office:value="4515.70245659729" calcext:value-type="float">
            <text:p>4515.702456597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12/768*[.A90]" office:value-type="float" office:value="1.328125" calcext:value-type="float">
            <text:p>1.328125</text:p>
          </table:table-cell>
          <table:table-cell table:formula="of:=(((2)^(1/12))^([.B90]-69)) * 440" office:value-type="float" office:value="8.8276950734625" calcext:value-type="float">
            <text:p>8.8276950735</text:p>
          </table:table-cell>
          <table:table-cell table:formula="of:=[.C90]*512" office:value-type="float" office:value="4519.7798776128" calcext:value-type="float">
            <text:p>4519.779877612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12/768*[.A91]" office:value-type="float" office:value="1.34375" calcext:value-type="float">
            <text:p>1.34375</text:p>
          </table:table-cell>
          <table:table-cell table:formula="of:=(((2)^(1/12))^([.B91]-69)) * 440" office:value-type="float" office:value="8.83566597716065" calcext:value-type="float">
            <text:p>8.8356659772</text:p>
          </table:table-cell>
          <table:table-cell table:formula="of:=[.C91]*512" office:value-type="float" office:value="4523.86098030625" calcext:value-type="float">
            <text:p>4523.860980306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12/768*[.A92]" office:value-type="float" office:value="1.359375" calcext:value-type="float">
            <text:p>1.359375</text:p>
          </table:table-cell>
          <table:table-cell table:formula="of:=(((2)^(1/12))^([.B92]-69)) * 440" office:value-type="float" office:value="8.8436440781289" calcext:value-type="float">
            <text:p>8.8436440781</text:p>
          </table:table-cell>
          <table:table-cell table:formula="of:=[.C92]*512" office:value-type="float" office:value="4527.945768002" calcext:value-type="float">
            <text:p>4527.94576800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12/768*[.A93]" office:value-type="float" office:value="1.375" calcext:value-type="float">
            <text:p>1.375</text:p>
          </table:table-cell>
          <table:table-cell table:formula="of:=(((2)^(1/12))^([.B93]-69)) * 440" office:value-type="float" office:value="8.85162938286597" calcext:value-type="float">
            <text:p>8.8516293829</text:p>
          </table:table-cell>
          <table:table-cell table:formula="of:=[.C93]*512" office:value-type="float" office:value="4532.03424402738" calcext:value-type="float">
            <text:p>4532.034244027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12/768*[.A94]" office:value-type="float" office:value="1.390625" calcext:value-type="float">
            <text:p>1.390625</text:p>
          </table:table-cell>
          <table:table-cell table:formula="of:=(((2)^(1/12))^([.B94]-69)) * 440" office:value-type="float" office:value="8.85962189787645" calcext:value-type="float">
            <text:p>8.8596218979</text:p>
          </table:table-cell>
          <table:table-cell table:formula="of:=[.C94]*512" office:value-type="float" office:value="4536.12641171274" calcext:value-type="float">
            <text:p>4536.126411712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12/768*[.A95]" office:value-type="float" office:value="1.40625" calcext:value-type="float">
            <text:p>1.40625</text:p>
          </table:table-cell>
          <table:table-cell table:formula="of:=(((2)^(1/12))^([.B95]-69)) * 440" office:value-type="float" office:value="8.8676216296708" calcext:value-type="float">
            <text:p>8.8676216297</text:p>
          </table:table-cell>
          <table:table-cell table:formula="of:=[.C95]*512" office:value-type="float" office:value="4540.22227439145" calcext:value-type="float">
            <text:p>4540.222274391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12/768*[.A96]" office:value-type="float" office:value="1.421875" calcext:value-type="float">
            <text:p>1.421875</text:p>
          </table:table-cell>
          <table:table-cell table:formula="of:=(((2)^(1/12))^([.B96]-69)) * 440" office:value-type="float" office:value="8.87562858476537" calcext:value-type="float">
            <text:p>8.8756285848</text:p>
          </table:table-cell>
          <table:table-cell table:formula="of:=[.C96]*512" office:value-type="float" office:value="4544.32183539987" calcext:value-type="float">
            <text:p>4544.321835399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12/768*[.A97]" office:value-type="float" office:value="1.4375" calcext:value-type="float">
            <text:p>1.4375</text:p>
          </table:table-cell>
          <table:table-cell table:formula="of:=(((2)^(1/12))^([.B97]-69)) * 440" office:value-type="float" office:value="8.88364276968239" calcext:value-type="float">
            <text:p>8.8836427697</text:p>
          </table:table-cell>
          <table:table-cell table:formula="of:=[.C97]*512" office:value-type="float" office:value="4548.42509807738" calcext:value-type="float">
            <text:p>4548.425098077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12/768*[.A98]" office:value-type="float" office:value="1.453125" calcext:value-type="float">
            <text:p>1.453125</text:p>
          </table:table-cell>
          <table:table-cell table:formula="of:=(((2)^(1/12))^([.B98]-69)) * 440" office:value-type="float" office:value="8.89166419094996" calcext:value-type="float">
            <text:p>8.8916641909</text:p>
          </table:table-cell>
          <table:table-cell table:formula="of:=[.C98]*512" office:value-type="float" office:value="4552.53206576638" calcext:value-type="float">
            <text:p>4552.532065766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12/768*[.A99]" office:value-type="float" office:value="1.46875" calcext:value-type="float">
            <text:p>1.46875</text:p>
          </table:table-cell>
          <table:table-cell table:formula="of:=(((2)^(1/12))^([.B99]-69)) * 440" office:value-type="float" office:value="8.89969285510211" calcext:value-type="float">
            <text:p>8.8996928551</text:p>
          </table:table-cell>
          <table:table-cell table:formula="of:=[.C99]*512" office:value-type="float" office:value="4556.64274181228" calcext:value-type="float">
            <text:p>4556.642741812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12/768*[.A100]" office:value-type="float" office:value="1.484375" calcext:value-type="float">
            <text:p>1.484375</text:p>
          </table:table-cell>
          <table:table-cell table:formula="of:=(((2)^(1/12))^([.B100]-69)) * 440" office:value-type="float" office:value="8.90772876867874" calcext:value-type="float">
            <text:p>8.9077287687</text:p>
          </table:table-cell>
          <table:table-cell table:formula="of:=[.C100]*512" office:value-type="float" office:value="4560.75712956352" calcext:value-type="float">
            <text:p>4560.757129563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12/768*[.A101]" office:value-type="float" office:value="1.5" calcext:value-type="float">
            <text:p>1.5</text:p>
          </table:table-cell>
          <table:table-cell table:formula="of:=(((2)^(1/12))^([.B101]-69)) * 440" office:value-type="float" office:value="8.91577193822567" calcext:value-type="float">
            <text:p>8.9157719382</text:p>
          </table:table-cell>
          <table:table-cell table:formula="of:=[.C101]*512" office:value-type="float" office:value="4564.87523237154" calcext:value-type="float">
            <text:p>4564.875232371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12/768*[.A102]" office:value-type="float" office:value="1.515625" calcext:value-type="float">
            <text:p>1.515625</text:p>
          </table:table-cell>
          <table:table-cell table:formula="of:=(((2)^(1/12))^([.B102]-69)) * 440" office:value-type="float" office:value="8.92382237029462" calcext:value-type="float">
            <text:p>8.9238223703</text:p>
          </table:table-cell>
          <table:table-cell table:formula="of:=[.C102]*512" office:value-type="float" office:value="4568.99705359084" calcext:value-type="float">
            <text:p>4568.99705359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12/768*[.A103]" office:value-type="float" office:value="1.53125" calcext:value-type="float">
            <text:p>1.53125</text:p>
          </table:table-cell>
          <table:table-cell table:formula="of:=(((2)^(1/12))^([.B103]-69)) * 440" office:value-type="float" office:value="8.93188007144323" calcext:value-type="float">
            <text:p>8.9318800714</text:p>
          </table:table-cell>
          <table:table-cell table:formula="of:=[.C103]*512" office:value-type="float" office:value="4573.12259657893" calcext:value-type="float">
            <text:p>4573.122596578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12/768*[.A104]" office:value-type="float" office:value="1.546875" calcext:value-type="float">
            <text:p>1.546875</text:p>
          </table:table-cell>
          <table:table-cell table:formula="of:=(((2)^(1/12))^([.B104]-69)) * 440" office:value-type="float" office:value="8.93994504823507" calcext:value-type="float">
            <text:p>8.9399450482</text:p>
          </table:table-cell>
          <table:table-cell table:formula="of:=[.C104]*512" office:value-type="float" office:value="4577.25186469636" calcext:value-type="float">
            <text:p>4577.251864696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12/768*[.A105]" office:value-type="float" office:value="1.5625" calcext:value-type="float">
            <text:p>1.5625</text:p>
          </table:table-cell>
          <table:table-cell table:formula="of:=(((2)^(1/12))^([.B105]-69)) * 440" office:value-type="float" office:value="8.94801730723963" calcext:value-type="float">
            <text:p>8.9480173072</text:p>
          </table:table-cell>
          <table:table-cell table:formula="of:=[.C105]*512" office:value-type="float" office:value="4581.38486130669" calcext:value-type="float">
            <text:p>4581.384861306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12/768*[.A106]" office:value-type="float" office:value="1.578125" calcext:value-type="float">
            <text:p>1.578125</text:p>
          </table:table-cell>
          <table:table-cell table:formula="of:=(((2)^(1/12))^([.B106]-69)) * 440" office:value-type="float" office:value="8.95609685503233" calcext:value-type="float">
            <text:p>8.956096855</text:p>
          </table:table-cell>
          <table:table-cell table:formula="of:=[.C106]*512" office:value-type="float" office:value="4585.52158977655" calcext:value-type="float">
            <text:p>4585.5215897766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12/768*[.A107]" office:value-type="float" office:value="1.59375" calcext:value-type="float">
            <text:p>1.59375</text:p>
          </table:table-cell>
          <table:table-cell table:formula="of:=(((2)^(1/12))^([.B107]-69)) * 440" office:value-type="float" office:value="8.96418369819453" calcext:value-type="float">
            <text:p>8.9641836982</text:p>
          </table:table-cell>
          <table:table-cell table:formula="of:=[.C107]*512" office:value-type="float" office:value="4589.6620534756" calcext:value-type="float">
            <text:p>4589.662053475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12/768*[.A108]" office:value-type="float" office:value="1.609375" calcext:value-type="float">
            <text:p>1.609375</text:p>
          </table:table-cell>
          <table:table-cell table:formula="of:=(((2)^(1/12))^([.B108]-69)) * 440" office:value-type="float" office:value="8.97227784331353" calcext:value-type="float">
            <text:p>8.9722778433</text:p>
          </table:table-cell>
          <table:table-cell table:formula="of:=[.C108]*512" office:value-type="float" office:value="4593.80625577653" calcext:value-type="float">
            <text:p>4593.806255776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12/768*[.A109]" office:value-type="float" office:value="1.625" calcext:value-type="float">
            <text:p>1.625</text:p>
          </table:table-cell>
          <table:table-cell table:formula="of:=(((2)^(1/12))^([.B109]-69)) * 440" office:value-type="float" office:value="8.98037929698258" calcext:value-type="float">
            <text:p>8.980379297</text:p>
          </table:table-cell>
          <table:table-cell table:formula="of:=[.C109]*512" office:value-type="float" office:value="4597.95420005508" calcext:value-type="float">
            <text:p>4597.954200055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12/768*[.A110]" office:value-type="float" office:value="1.640625" calcext:value-type="float">
            <text:p>1.640625</text:p>
          </table:table-cell>
          <table:table-cell table:formula="of:=(((2)^(1/12))^([.B110]-69)) * 440" office:value-type="float" office:value="8.98848806580088" calcext:value-type="float">
            <text:p>8.9884880658</text:p>
          </table:table-cell>
          <table:table-cell table:formula="of:=[.C110]*512" office:value-type="float" office:value="4602.10588969005" calcext:value-type="float">
            <text:p>4602.105889690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12/768*[.A111]" office:value-type="float" office:value="1.65625" calcext:value-type="float">
            <text:p>1.65625</text:p>
          </table:table-cell>
          <table:table-cell table:formula="of:=(((2)^(1/12))^([.B111]-69)) * 440" office:value-type="float" office:value="8.99660415637359" calcext:value-type="float">
            <text:p>8.9966041564</text:p>
          </table:table-cell>
          <table:table-cell table:formula="of:=[.C111]*512" office:value-type="float" office:value="4606.26132806328" calcext:value-type="float">
            <text:p>4606.2613280633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12/768*[.A112]" office:value-type="float" office:value="1.671875" calcext:value-type="float">
            <text:p>1.671875</text:p>
          </table:table-cell>
          <table:table-cell table:formula="of:=(((2)^(1/12))^([.B112]-69)) * 440" office:value-type="float" office:value="9.00472757531184" calcext:value-type="float">
            <text:p>9.0047275753</text:p>
          </table:table-cell>
          <table:table-cell table:formula="of:=[.C112]*512" office:value-type="float" office:value="4610.42051855966" calcext:value-type="float">
            <text:p>4610.420518559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12/768*[.A113]" office:value-type="float" office:value="1.6875" calcext:value-type="float">
            <text:p>1.6875</text:p>
          </table:table-cell>
          <table:table-cell table:formula="of:=(((2)^(1/12))^([.B113]-69)) * 440" office:value-type="float" office:value="9.01285832923273" calcext:value-type="float">
            <text:p>9.0128583292</text:p>
          </table:table-cell>
          <table:table-cell table:formula="of:=[.C113]*512" office:value-type="float" office:value="4614.58346456716" calcext:value-type="float">
            <text:p>4614.5834645672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12/768*[.A114]" office:value-type="float" office:value="1.703125" calcext:value-type="float">
            <text:p>1.703125</text:p>
          </table:table-cell>
          <table:table-cell table:formula="of:=(((2)^(1/12))^([.B114]-69)) * 440" office:value-type="float" office:value="9.02099642475932" calcext:value-type="float">
            <text:p>9.0209964248</text:p>
          </table:table-cell>
          <table:table-cell table:formula="of:=[.C114]*512" office:value-type="float" office:value="4618.75016947677" calcext:value-type="float">
            <text:p>4618.7501694768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12/768*[.A115]" office:value-type="float" office:value="1.71875" calcext:value-type="float">
            <text:p>1.71875</text:p>
          </table:table-cell>
          <table:table-cell table:formula="of:=(((2)^(1/12))^([.B115]-69)) * 440" office:value-type="float" office:value="9.02914186852066" calcext:value-type="float">
            <text:p>9.0291418685</text:p>
          </table:table-cell>
          <table:table-cell table:formula="of:=[.C115]*512" office:value-type="float" office:value="4622.92063668258" calcext:value-type="float">
            <text:p>4622.920636682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12/768*[.A116]" office:value-type="float" office:value="1.734375" calcext:value-type="float">
            <text:p>1.734375</text:p>
          </table:table-cell>
          <table:table-cell table:formula="of:=(((2)^(1/12))^([.B116]-69)) * 440" office:value-type="float" office:value="9.03729466715179" calcext:value-type="float">
            <text:p>9.0372946672</text:p>
          </table:table-cell>
          <table:table-cell table:formula="of:=[.C116]*512" office:value-type="float" office:value="4627.09486958172" calcext:value-type="float">
            <text:p>4627.0948695817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12/768*[.A117]" office:value-type="float" office:value="1.75" calcext:value-type="float">
            <text:p>1.75</text:p>
          </table:table-cell>
          <table:table-cell table:formula="of:=(((2)^(1/12))^([.B117]-69)) * 440" office:value-type="float" office:value="9.04545482729373" calcext:value-type="float">
            <text:p>9.0454548273</text:p>
          </table:table-cell>
          <table:table-cell table:formula="of:=[.C117]*512" office:value-type="float" office:value="4631.27287157439" calcext:value-type="float">
            <text:p>4631.272871574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12/768*[.A118]" office:value-type="float" office:value="1.765625" calcext:value-type="float">
            <text:p>1.765625</text:p>
          </table:table-cell>
          <table:table-cell table:formula="of:=(((2)^(1/12))^([.B118]-69)) * 440" office:value-type="float" office:value="9.05362235559352" calcext:value-type="float">
            <text:p>9.0536223556</text:p>
          </table:table-cell>
          <table:table-cell table:formula="of:=[.C118]*512" office:value-type="float" office:value="4635.45464606388" calcext:value-type="float">
            <text:p>4635.4546460639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12/768*[.A119]" office:value-type="float" office:value="1.78125" calcext:value-type="float">
            <text:p>1.78125</text:p>
          </table:table-cell>
          <table:table-cell table:formula="of:=(((2)^(1/12))^([.B119]-69)) * 440" office:value-type="float" office:value="9.06179725870416" calcext:value-type="float">
            <text:p>9.0617972587</text:p>
          </table:table-cell>
          <table:table-cell table:formula="of:=[.C119]*512" office:value-type="float" office:value="4639.64019645653" calcext:value-type="float">
            <text:p>4639.640196456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12/768*[.A120]" office:value-type="float" office:value="1.796875" calcext:value-type="float">
            <text:p>1.796875</text:p>
          </table:table-cell>
          <table:table-cell table:formula="of:=(((2)^(1/12))^([.B120]-69)) * 440" office:value-type="float" office:value="9.06997954328471" calcext:value-type="float">
            <text:p>9.0699795433</text:p>
          </table:table-cell>
          <table:table-cell table:formula="of:=[.C120]*512" office:value-type="float" office:value="4643.82952616177" calcext:value-type="float">
            <text:p>4643.829526161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12/768*[.A121]" office:value-type="float" office:value="1.8125" calcext:value-type="float">
            <text:p>1.8125</text:p>
          </table:table-cell>
          <table:table-cell table:formula="of:=(((2)^(1/12))^([.B121]-69)) * 440" office:value-type="float" office:value="9.07816921600019" calcext:value-type="float">
            <text:p>9.078169216</text:p>
          </table:table-cell>
          <table:table-cell table:formula="of:=[.C121]*512" office:value-type="float" office:value="4648.0226385921" calcext:value-type="float">
            <text:p>4648.022638592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12/768*[.A122]" office:value-type="float" office:value="1.828125" calcext:value-type="float">
            <text:p>1.828125</text:p>
          </table:table-cell>
          <table:table-cell table:formula="of:=(((2)^(1/12))^([.B122]-69)) * 440" office:value-type="float" office:value="9.08636628352168" calcext:value-type="float">
            <text:p>9.0863662835</text:p>
          </table:table-cell>
          <table:table-cell table:formula="of:=[.C122]*512" office:value-type="float" office:value="4652.2195371631" calcext:value-type="float">
            <text:p>4652.219537163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12/768*[.A123]" office:value-type="float" office:value="1.84375" calcext:value-type="float">
            <text:p>1.84375</text:p>
          </table:table-cell>
          <table:table-cell table:formula="of:=(((2)^(1/12))^([.B123]-69)) * 440" office:value-type="float" office:value="9.09457075252626" calcext:value-type="float">
            <text:p>9.0945707525</text:p>
          </table:table-cell>
          <table:table-cell table:formula="of:=[.C123]*512" office:value-type="float" office:value="4656.42022529345" calcext:value-type="float">
            <text:p>4656.420225293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12/768*[.A124]" office:value-type="float" office:value="1.859375" calcext:value-type="float">
            <text:p>1.859375</text:p>
          </table:table-cell>
          <table:table-cell table:formula="of:=(((2)^(1/12))^([.B124]-69)) * 440" office:value-type="float" office:value="9.10278262969705" calcext:value-type="float">
            <text:p>9.1027826297</text:p>
          </table:table-cell>
          <table:table-cell table:formula="of:=[.C124]*512" office:value-type="float" office:value="4660.62470640489" calcext:value-type="float">
            <text:p>4660.624706404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12/768*[.A125]" office:value-type="float" office:value="1.875" calcext:value-type="float">
            <text:p>1.875</text:p>
          </table:table-cell>
          <table:table-cell table:formula="of:=(((2)^(1/12))^([.B125]-69)) * 440" office:value-type="float" office:value="9.1110019217232" calcext:value-type="float">
            <text:p>9.1110019217</text:p>
          </table:table-cell>
          <table:table-cell table:formula="of:=[.C125]*512" office:value-type="float" office:value="4664.83298392228" calcext:value-type="float">
            <text:p>4664.8329839223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12/768*[.A126]" office:value-type="float" office:value="1.890625" calcext:value-type="float">
            <text:p>1.890625</text:p>
          </table:table-cell>
          <table:table-cell table:formula="of:=(((2)^(1/12))^([.B126]-69)) * 440" office:value-type="float" office:value="9.11922863529989" calcext:value-type="float">
            <text:p>9.1192286353</text:p>
          </table:table-cell>
          <table:table-cell table:formula="of:=[.C126]*512" office:value-type="float" office:value="4669.04506127354" calcext:value-type="float">
            <text:p>4669.0450612736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12/768*[.A127]" office:value-type="float" office:value="1.90625" calcext:value-type="float">
            <text:p>1.90625</text:p>
          </table:table-cell>
          <table:table-cell table:formula="of:=(((2)^(1/12))^([.B127]-69)) * 440" office:value-type="float" office:value="9.12746277712837" calcext:value-type="float">
            <text:p>9.1274627771</text:p>
          </table:table-cell>
          <table:table-cell table:formula="of:=[.C127]*512" office:value-type="float" office:value="4673.26094188972" calcext:value-type="float">
            <text:p>4673.2609418897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12/768*[.A128]" office:value-type="float" office:value="1.921875" calcext:value-type="float">
            <text:p>1.921875</text:p>
          </table:table-cell>
          <table:table-cell table:formula="of:=(((2)^(1/12))^([.B128]-69)) * 440" office:value-type="float" office:value="9.13570435391591" calcext:value-type="float">
            <text:p>9.1357043539</text:p>
          </table:table-cell>
          <table:table-cell table:formula="of:=[.C128]*512" office:value-type="float" office:value="4677.48062920495" calcext:value-type="float">
            <text:p>4677.48062920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12/768*[.A129]" office:value-type="float" office:value="1.9375" calcext:value-type="float">
            <text:p>1.9375</text:p>
          </table:table-cell>
          <table:table-cell table:formula="of:=(((2)^(1/12))^([.B129]-69)) * 440" office:value-type="float" office:value="9.14395337237587" calcext:value-type="float">
            <text:p>9.1439533724</text:p>
          </table:table-cell>
          <table:table-cell table:formula="of:=[.C129]*512" office:value-type="float" office:value="4681.70412665644" calcext:value-type="float">
            <text:p>4681.704126656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12/768*[.A130]" office:value-type="float" office:value="1.953125" calcext:value-type="float">
            <text:p>1.953125</text:p>
          </table:table-cell>
          <table:table-cell table:formula="of:=(((2)^(1/12))^([.B130]-69)) * 440" office:value-type="float" office:value="9.15220983922765" calcext:value-type="float">
            <text:p>9.1522098392</text:p>
          </table:table-cell>
          <table:table-cell table:formula="of:=[.C130]*512" office:value-type="float" office:value="4685.93143768455" calcext:value-type="float">
            <text:p>4685.9314376846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12/768*[.A131]" office:value-type="float" office:value="1.96875" calcext:value-type="float">
            <text:p>1.96875</text:p>
          </table:table-cell>
          <table:table-cell table:formula="of:=(((2)^(1/12))^([.B131]-69)) * 440" office:value-type="float" office:value="9.16047376119671" calcext:value-type="float">
            <text:p>9.1604737612</text:p>
          </table:table-cell>
          <table:table-cell table:formula="of:=[.C131]*512" office:value-type="float" office:value="4690.16256573272" calcext:value-type="float">
            <text:p>4690.1625657327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12/768*[.A132]" office:value-type="float" office:value="1.984375" calcext:value-type="float">
            <text:p>1.984375</text:p>
          </table:table-cell>
          <table:table-cell table:formula="of:=(((2)^(1/12))^([.B132]-69)) * 440" office:value-type="float" office:value="9.16874514501461" calcext:value-type="float">
            <text:p>9.168745145</text:p>
          </table:table-cell>
          <table:table-cell table:formula="of:=[.C132]*512" office:value-type="float" office:value="4694.39751424748" calcext:value-type="float">
            <text:p>4694.397514247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12/768*[.A133]" office:value-type="float" office:value="2" calcext:value-type="float">
            <text:p>2</text:p>
          </table:table-cell>
          <table:table-cell table:formula="of:=(((2)^(1/12))^([.B133]-69)) * 440" office:value-type="float" office:value="9.17702399741896" calcext:value-type="float">
            <text:p>9.1770239974</text:p>
          </table:table-cell>
          <table:table-cell table:formula="of:=[.C133]*512" office:value-type="float" office:value="4698.63628667851" calcext:value-type="float">
            <text:p>4698.636286678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12/768*[.A134]" office:value-type="float" office:value="2.015625" calcext:value-type="float">
            <text:p>2.015625</text:p>
          </table:table-cell>
          <table:table-cell table:formula="of:=(((2)^(1/12))^([.B134]-69)) * 440" office:value-type="float" office:value="9.18531032515348" calcext:value-type="float">
            <text:p>9.1853103252</text:p>
          </table:table-cell>
          <table:table-cell table:formula="of:=[.C134]*512" office:value-type="float" office:value="4702.87888647858" calcext:value-type="float">
            <text:p>4702.878886478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12/768*[.A135]" office:value-type="float" office:value="2.03125" calcext:value-type="float">
            <text:p>2.03125</text:p>
          </table:table-cell>
          <table:table-cell table:formula="of:=(((2)^(1/12))^([.B135]-69)) * 440" office:value-type="float" office:value="9.19360413496795" calcext:value-type="float">
            <text:p>9.193604135</text:p>
          </table:table-cell>
          <table:table-cell table:formula="of:=[.C135]*512" office:value-type="float" office:value="4707.12531710359" calcext:value-type="float">
            <text:p>4707.1253171036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12/768*[.A136]" office:value-type="float" office:value="2.046875" calcext:value-type="float">
            <text:p>2.046875</text:p>
          </table:table-cell>
          <table:table-cell table:formula="of:=(((2)^(1/12))^([.B136]-69)) * 440" office:value-type="float" office:value="9.20190543361827" calcext:value-type="float">
            <text:p>9.2019054336</text:p>
          </table:table-cell>
          <table:table-cell table:formula="of:=[.C136]*512" office:value-type="float" office:value="4711.37558201256" calcext:value-type="float">
            <text:p>4711.375582012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12/768*[.A137]" office:value-type="float" office:value="2.0625" calcext:value-type="float">
            <text:p>2.0625</text:p>
          </table:table-cell>
          <table:table-cell table:formula="of:=(((2)^(1/12))^([.B137]-69)) * 440" office:value-type="float" office:value="9.21021422786643" calcext:value-type="float">
            <text:p>9.2102142279</text:p>
          </table:table-cell>
          <table:table-cell table:formula="of:=[.C137]*512" office:value-type="float" office:value="4715.62968466761" calcext:value-type="float">
            <text:p>4715.6296846676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12/768*[.A138]" office:value-type="float" office:value="2.078125" calcext:value-type="float">
            <text:p>2.078125</text:p>
          </table:table-cell>
          <table:table-cell table:formula="of:=(((2)^(1/12))^([.B138]-69)) * 440" office:value-type="float" office:value="9.21853052448053" calcext:value-type="float">
            <text:p>9.2185305245</text:p>
          </table:table-cell>
          <table:table-cell table:formula="of:=[.C138]*512" office:value-type="float" office:value="4719.88762853403" calcext:value-type="float">
            <text:p>4719.887628534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12/768*[.A139]" office:value-type="float" office:value="2.09375" calcext:value-type="float">
            <text:p>2.09375</text:p>
          </table:table-cell>
          <table:table-cell table:formula="of:=(((2)^(1/12))^([.B139]-69)) * 440" office:value-type="float" office:value="9.22685433023476" calcext:value-type="float">
            <text:p>9.2268543302</text:p>
          </table:table-cell>
          <table:table-cell table:formula="of:=[.C139]*512" office:value-type="float" office:value="4724.1494170802" calcext:value-type="float">
            <text:p>4724.149417080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12/768*[.A140]" office:value-type="float" office:value="2.109375" calcext:value-type="float">
            <text:p>2.109375</text:p>
          </table:table-cell>
          <table:table-cell table:formula="of:=(((2)^(1/12))^([.B140]-69)) * 440" office:value-type="float" office:value="9.23518565190946" calcext:value-type="float">
            <text:p>9.2351856519</text:p>
          </table:table-cell>
          <table:table-cell table:formula="of:=[.C140]*512" office:value-type="float" office:value="4728.41505377765" calcext:value-type="float">
            <text:p>4728.415053777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12/768*[.A141]" office:value-type="float" office:value="2.125" calcext:value-type="float">
            <text:p>2.125</text:p>
          </table:table-cell>
          <table:table-cell table:formula="of:=(((2)^(1/12))^([.B141]-69)) * 440" office:value-type="float" office:value="9.24352449629108" calcext:value-type="float">
            <text:p>9.2435244963</text:p>
          </table:table-cell>
          <table:table-cell table:formula="of:=[.C141]*512" office:value-type="float" office:value="4732.68454210103" calcext:value-type="float">
            <text:p>4732.68454210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12/768*[.A142]" office:value-type="float" office:value="2.140625" calcext:value-type="float">
            <text:p>2.140625</text:p>
          </table:table-cell>
          <table:table-cell table:formula="of:=(((2)^(1/12))^([.B142]-69)) * 440" office:value-type="float" office:value="9.25187087017218" calcext:value-type="float">
            <text:p>9.2518708702</text:p>
          </table:table-cell>
          <table:table-cell table:formula="of:=[.C142]*512" office:value-type="float" office:value="4736.95788552816" calcext:value-type="float">
            <text:p>4736.9578855282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12/768*[.A143]" office:value-type="float" office:value="2.15625" calcext:value-type="float">
            <text:p>2.15625</text:p>
          </table:table-cell>
          <table:table-cell table:formula="of:=(((2)^(1/12))^([.B143]-69)) * 440" office:value-type="float" office:value="9.26022478035148" calcext:value-type="float">
            <text:p>9.2602247804</text:p>
          </table:table-cell>
          <table:table-cell table:formula="of:=[.C143]*512" office:value-type="float" office:value="4741.23508753996" calcext:value-type="float">
            <text:p>4741.2350875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12/768*[.A144]" office:value-type="float" office:value="2.171875" calcext:value-type="float">
            <text:p>2.171875</text:p>
          </table:table-cell>
          <table:table-cell table:formula="of:=(((2)^(1/12))^([.B144]-69)) * 440" office:value-type="float" office:value="9.26858623363381" calcext:value-type="float">
            <text:p>9.2685862336</text:p>
          </table:table-cell>
          <table:table-cell table:formula="of:=[.C144]*512" office:value-type="float" office:value="4745.51615162051" calcext:value-type="float">
            <text:p>4745.516151620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12/768*[.A145]" office:value-type="float" office:value="2.1875" calcext:value-type="float">
            <text:p>2.1875</text:p>
          </table:table-cell>
          <table:table-cell table:formula="of:=(((2)^(1/12))^([.B145]-69)) * 440" office:value-type="float" office:value="9.27695523683017" calcext:value-type="float">
            <text:p>9.2769552368</text:p>
          </table:table-cell>
          <table:table-cell table:formula="of:=[.C145]*512" office:value-type="float" office:value="4749.80108125705" calcext:value-type="float">
            <text:p>4749.801081257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12/768*[.A146]" office:value-type="float" office:value="2.203125" calcext:value-type="float">
            <text:p>2.203125</text:p>
          </table:table-cell>
          <table:table-cell table:formula="of:=(((2)^(1/12))^([.B146]-69)) * 440" office:value-type="float" office:value="9.28533179675771" calcext:value-type="float">
            <text:p>9.2853317968</text:p>
          </table:table-cell>
          <table:table-cell table:formula="of:=[.C146]*512" office:value-type="float" office:value="4754.08987993995" calcext:value-type="float">
            <text:p>4754.0898799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12/768*[.A147]" office:value-type="float" office:value="2.21875" calcext:value-type="float">
            <text:p>2.21875</text:p>
          </table:table-cell>
          <table:table-cell table:formula="of:=(((2)^(1/12))^([.B147]-69)) * 440" office:value-type="float" office:value="9.29371592023971" calcext:value-type="float">
            <text:p>9.2937159202</text:p>
          </table:table-cell>
          <table:table-cell table:formula="of:=[.C147]*512" office:value-type="float" office:value="4758.38255116273" calcext:value-type="float">
            <text:p>4758.3825511627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12/768*[.A148]" office:value-type="float" office:value="2.234375" calcext:value-type="float">
            <text:p>2.234375</text:p>
          </table:table-cell>
          <table:table-cell table:formula="of:=(((2)^(1/12))^([.B148]-69)) * 440" office:value-type="float" office:value="9.30210761410564" calcext:value-type="float">
            <text:p>9.3021076141</text:p>
          </table:table-cell>
          <table:table-cell table:formula="of:=[.C148]*512" office:value-type="float" office:value="4762.67909842209" calcext:value-type="float">
            <text:p>4762.679098422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12/768*[.A149]" office:value-type="float" office:value="2.25" calcext:value-type="float">
            <text:p>2.25</text:p>
          </table:table-cell>
          <table:table-cell table:formula="of:=(((2)^(1/12))^([.B149]-69)) * 440" office:value-type="float" office:value="9.31050688519111" calcext:value-type="float">
            <text:p>9.3105068852</text:p>
          </table:table-cell>
          <table:table-cell table:formula="of:=[.C149]*512" office:value-type="float" office:value="4766.97952521785" calcext:value-type="float">
            <text:p>4766.979525217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12/768*[.A150]" office:value-type="float" office:value="2.265625" calcext:value-type="float">
            <text:p>2.265625</text:p>
          </table:table-cell>
          <table:table-cell table:formula="of:=(((2)^(1/12))^([.B150]-69)) * 440" office:value-type="float" office:value="9.31891374033793" calcext:value-type="float">
            <text:p>9.3189137403</text:p>
          </table:table-cell>
          <table:table-cell table:formula="of:=[.C150]*512" office:value-type="float" office:value="4771.28383505302" calcext:value-type="float">
            <text:p>4771.283835053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12/768*[.A151]" office:value-type="float" office:value="2.28125" calcext:value-type="float">
            <text:p>2.28125</text:p>
          </table:table-cell>
          <table:table-cell table:formula="of:=(((2)^(1/12))^([.B151]-69)) * 440" office:value-type="float" office:value="9.32732818639406" calcext:value-type="float">
            <text:p>9.3273281864</text:p>
          </table:table-cell>
          <table:table-cell table:formula="of:=[.C151]*512" office:value-type="float" office:value="4775.59203143376" calcext:value-type="float">
            <text:p>4775.592031433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12/768*[.A152]" office:value-type="float" office:value="2.296875" calcext:value-type="float">
            <text:p>2.296875</text:p>
          </table:table-cell>
          <table:table-cell table:formula="of:=(((2)^(1/12))^([.B152]-69)) * 440" office:value-type="float" office:value="9.33575023021367" calcext:value-type="float">
            <text:p>9.3357502302</text:p>
          </table:table-cell>
          <table:table-cell table:formula="of:=[.C152]*512" office:value-type="float" office:value="4779.9041178694" calcext:value-type="float">
            <text:p>4779.904117869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12/768*[.A153]" office:value-type="float" office:value="2.3125" calcext:value-type="float">
            <text:p>2.3125</text:p>
          </table:table-cell>
          <table:table-cell table:formula="of:=(((2)^(1/12))^([.B153]-69)) * 440" office:value-type="float" office:value="9.34417987865709" calcext:value-type="float">
            <text:p>9.3441798787</text:p>
          </table:table-cell>
          <table:table-cell table:formula="of:=[.C153]*512" office:value-type="float" office:value="4784.22009787243" calcext:value-type="float">
            <text:p>4784.220097872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12/768*[.A154]" office:value-type="float" office:value="2.328125" calcext:value-type="float">
            <text:p>2.328125</text:p>
          </table:table-cell>
          <table:table-cell table:formula="of:=(((2)^(1/12))^([.B154]-69)) * 440" office:value-type="float" office:value="9.35261713859088" calcext:value-type="float">
            <text:p>9.3526171386</text:p>
          </table:table-cell>
          <table:table-cell table:formula="of:=[.C154]*512" office:value-type="float" office:value="4788.53997495853" calcext:value-type="float">
            <text:p>4788.539974958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12/768*[.A155]" office:value-type="float" office:value="2.34375" calcext:value-type="float">
            <text:p>2.34375</text:p>
          </table:table-cell>
          <table:table-cell table:formula="of:=(((2)^(1/12))^([.B155]-69)) * 440" office:value-type="float" office:value="9.36106201688777" calcext:value-type="float">
            <text:p>9.3610620169</text:p>
          </table:table-cell>
          <table:table-cell table:formula="of:=[.C155]*512" office:value-type="float" office:value="4792.86375264654" calcext:value-type="float">
            <text:p>4792.863752646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12/768*[.A156]" office:value-type="float" office:value="2.359375" calcext:value-type="float">
            <text:p>2.359375</text:p>
          </table:table-cell>
          <table:table-cell table:formula="of:=(((2)^(1/12))^([.B156]-69)) * 440" office:value-type="float" office:value="9.3695145204267" calcext:value-type="float">
            <text:p>9.3695145204</text:p>
          </table:table-cell>
          <table:table-cell table:formula="of:=[.C156]*512" office:value-type="float" office:value="4797.19143445847" calcext:value-type="float">
            <text:p>4797.191434458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12/768*[.A157]" office:value-type="float" office:value="2.375" calcext:value-type="float">
            <text:p>2.375</text:p>
          </table:table-cell>
          <table:table-cell table:formula="of:=(((2)^(1/12))^([.B157]-69)) * 440" office:value-type="float" office:value="9.37797465609284" calcext:value-type="float">
            <text:p>9.3779746561</text:p>
          </table:table-cell>
          <table:table-cell table:formula="of:=[.C157]*512" office:value-type="float" office:value="4801.52302391953" calcext:value-type="float">
            <text:p>4801.523023919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12/768*[.A158]" office:value-type="float" office:value="2.390625" calcext:value-type="float">
            <text:p>2.390625</text:p>
          </table:table-cell>
          <table:table-cell table:formula="of:=(((2)^(1/12))^([.B158]-69)) * 440" office:value-type="float" office:value="9.38644243077756" calcext:value-type="float">
            <text:p>9.3864424308</text:p>
          </table:table-cell>
          <table:table-cell table:formula="of:=[.C158]*512" office:value-type="float" office:value="4805.85852455811" calcext:value-type="float">
            <text:p>4805.858524558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12/768*[.A159]" office:value-type="float" office:value="2.40625" calcext:value-type="float">
            <text:p>2.40625</text:p>
          </table:table-cell>
          <table:table-cell table:formula="of:=(((2)^(1/12))^([.B159]-69)) * 440" office:value-type="float" office:value="9.39491785137844" calcext:value-type="float">
            <text:p>9.3949178514</text:p>
          </table:table-cell>
          <table:table-cell table:formula="of:=[.C159]*512" office:value-type="float" office:value="4810.19793990576" calcext:value-type="float">
            <text:p>4810.197939905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12/768*[.A160]" office:value-type="float" office:value="2.421875" calcext:value-type="float">
            <text:p>2.421875</text:p>
          </table:table-cell>
          <table:table-cell table:formula="of:=(((2)^(1/12))^([.B160]-69)) * 440" office:value-type="float" office:value="9.40340092479934" calcext:value-type="float">
            <text:p>9.4034009248</text:p>
          </table:table-cell>
          <table:table-cell table:formula="of:=[.C160]*512" office:value-type="float" office:value="4814.54127349726" calcext:value-type="float">
            <text:p>4814.5412734973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12/768*[.A161]" office:value-type="float" office:value="2.4375" calcext:value-type="float">
            <text:p>2.4375</text:p>
          </table:table-cell>
          <table:table-cell table:formula="of:=(((2)^(1/12))^([.B161]-69)) * 440" office:value-type="float" office:value="9.41189165795028" calcext:value-type="float">
            <text:p>9.411891658</text:p>
          </table:table-cell>
          <table:table-cell table:formula="of:=[.C161]*512" office:value-type="float" office:value="4818.88852887055" calcext:value-type="float">
            <text:p>4818.8885288706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12/768*[.A162]" office:value-type="float" office:value="2.453125" calcext:value-type="float">
            <text:p>2.453125</text:p>
          </table:table-cell>
          <table:table-cell table:formula="of:=(((2)^(1/12))^([.B162]-69)) * 440" office:value-type="float" office:value="9.42039005774759" calcext:value-type="float">
            <text:p>9.4203900577</text:p>
          </table:table-cell>
          <table:table-cell table:formula="of:=[.C162]*512" office:value-type="float" office:value="4823.23970956677" calcext:value-type="float">
            <text:p>4823.2397095668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12/768*[.A163]" office:value-type="float" office:value="2.46875" calcext:value-type="float">
            <text:p>2.46875</text:p>
          </table:table-cell>
          <table:table-cell table:formula="of:=(((2)^(1/12))^([.B163]-69)) * 440" office:value-type="float" office:value="9.42889613111379" calcext:value-type="float">
            <text:p>9.4288961311</text:p>
          </table:table-cell>
          <table:table-cell table:formula="of:=[.C163]*512" office:value-type="float" office:value="4827.59481913026" calcext:value-type="float">
            <text:p>4827.5948191303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12/768*[.A164]" office:value-type="float" office:value="2.484375" calcext:value-type="float">
            <text:p>2.484375</text:p>
          </table:table-cell>
          <table:table-cell table:formula="of:=(((2)^(1/12))^([.B164]-69)) * 440" office:value-type="float" office:value="9.43740988497769" calcext:value-type="float">
            <text:p>9.437409885</text:p>
          </table:table-cell>
          <table:table-cell table:formula="of:=[.C164]*512" office:value-type="float" office:value="4831.95386110858" calcext:value-type="float">
            <text:p>4831.953861108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12/768*[.A165]" office:value-type="float" office:value="2.5" calcext:value-type="float">
            <text:p>2.5</text:p>
          </table:table-cell>
          <table:table-cell table:formula="of:=(((2)^(1/12))^([.B165]-69)) * 440" office:value-type="float" office:value="9.44593132627434" calcext:value-type="float">
            <text:p>9.4459313263</text:p>
          </table:table-cell>
          <table:table-cell table:formula="of:=[.C165]*512" office:value-type="float" office:value="4836.31683905246" calcext:value-type="float">
            <text:p>4836.316839052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2/768*[.A166]" office:value-type="float" office:value="2.515625" calcext:value-type="float">
            <text:p>2.515625</text:p>
          </table:table-cell>
          <table:table-cell table:formula="of:=(((2)^(1/12))^([.B166]-69)) * 440" office:value-type="float" office:value="9.45446046194503" calcext:value-type="float">
            <text:p>9.4544604619</text:p>
          </table:table-cell>
          <table:table-cell table:formula="of:=[.C166]*512" office:value-type="float" office:value="4840.68375651586" calcext:value-type="float">
            <text:p>4840.6837565159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12/768*[.A167]" office:value-type="float" office:value="2.53125" calcext:value-type="float">
            <text:p>2.53125</text:p>
          </table:table-cell>
          <table:table-cell table:formula="of:=(((2)^(1/12))^([.B167]-69)) * 440" office:value-type="float" office:value="9.46299729893737" calcext:value-type="float">
            <text:p>9.4629972989</text:p>
          </table:table-cell>
          <table:table-cell table:formula="of:=[.C167]*512" office:value-type="float" office:value="4845.05461705593" calcext:value-type="float">
            <text:p>4845.0546170559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12/768*[.A168]" office:value-type="float" office:value="2.546875" calcext:value-type="float">
            <text:p>2.546875</text:p>
          </table:table-cell>
          <table:table-cell table:formula="of:=(((2)^(1/12))^([.B168]-69)) * 440" office:value-type="float" office:value="9.47154184420519" calcext:value-type="float">
            <text:p>9.4715418442</text:p>
          </table:table-cell>
          <table:table-cell table:formula="of:=[.C168]*512" office:value-type="float" office:value="4849.42942423306" calcext:value-type="float">
            <text:p>4849.429424233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12/768*[.A169]" office:value-type="float" office:value="2.5625" calcext:value-type="float">
            <text:p>2.5625</text:p>
          </table:table-cell>
          <table:table-cell table:formula="of:=(((2)^(1/12))^([.B169]-69)) * 440" office:value-type="float" office:value="9.48009410470863" calcext:value-type="float">
            <text:p>9.4800941047</text:p>
          </table:table-cell>
          <table:table-cell table:formula="of:=[.C169]*512" office:value-type="float" office:value="4853.80818161082" calcext:value-type="float">
            <text:p>4853.8081816108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12/768*[.A170]" office:value-type="float" office:value="2.578125" calcext:value-type="float">
            <text:p>2.578125</text:p>
          </table:table-cell>
          <table:table-cell table:formula="of:=(((2)^(1/12))^([.B170]-69)) * 440" office:value-type="float" office:value="9.48865408741411" calcext:value-type="float">
            <text:p>9.4886540874</text:p>
          </table:table-cell>
          <table:table-cell table:formula="of:=[.C170]*512" office:value-type="float" office:value="4858.19089275602" calcext:value-type="float">
            <text:p>4858.190892756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12/768*[.A171]" office:value-type="float" office:value="2.59375" calcext:value-type="float">
            <text:p>2.59375</text:p>
          </table:table-cell>
          <table:table-cell table:formula="of:=(((2)^(1/12))^([.B171]-69)) * 440" office:value-type="float" office:value="9.49722179929433" calcext:value-type="float">
            <text:p>9.4972217993</text:p>
          </table:table-cell>
          <table:table-cell table:formula="of:=[.C171]*512" office:value-type="float" office:value="4862.5775612387" calcext:value-type="float">
            <text:p>4862.577561238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12/768*[.A172]" office:value-type="float" office:value="2.609375" calcext:value-type="float">
            <text:p>2.609375</text:p>
          </table:table-cell>
          <table:table-cell table:formula="of:=(((2)^(1/12))^([.B172]-69)) * 440" office:value-type="float" office:value="9.5057972473283" calcext:value-type="float">
            <text:p>9.5057972473</text:p>
          </table:table-cell>
          <table:table-cell table:formula="of:=[.C172]*512" office:value-type="float" office:value="4866.96819063209" calcext:value-type="float">
            <text:p>4866.968190632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12/768*[.A173]" office:value-type="float" office:value="2.625" calcext:value-type="float">
            <text:p>2.625</text:p>
          </table:table-cell>
          <table:table-cell table:formula="of:=(((2)^(1/12))^([.B173]-69)) * 440" office:value-type="float" office:value="9.51438043850132" calcext:value-type="float">
            <text:p>9.5143804385</text:p>
          </table:table-cell>
          <table:table-cell table:formula="of:=[.C173]*512" office:value-type="float" office:value="4871.36278451268" calcext:value-type="float">
            <text:p>4871.3627845127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12/768*[.A174]" office:value-type="float" office:value="2.640625" calcext:value-type="float">
            <text:p>2.640625</text:p>
          </table:table-cell>
          <table:table-cell table:formula="of:=(((2)^(1/12))^([.B174]-69)) * 440" office:value-type="float" office:value="9.522971379805" calcext:value-type="float">
            <text:p>9.5229713798</text:p>
          </table:table-cell>
          <table:table-cell table:formula="of:=[.C174]*512" office:value-type="float" office:value="4875.76134646016" calcext:value-type="float">
            <text:p>4875.761346460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12/768*[.A175]" office:value-type="float" office:value="2.65625" calcext:value-type="float">
            <text:p>2.65625</text:p>
          </table:table-cell>
          <table:table-cell table:formula="of:=(((2)^(1/12))^([.B175]-69)) * 440" office:value-type="float" office:value="9.53157007823726" calcext:value-type="float">
            <text:p>9.5315700782</text:p>
          </table:table-cell>
          <table:table-cell table:formula="of:=[.C175]*512" office:value-type="float" office:value="4880.16388005748" calcext:value-type="float">
            <text:p>4880.163880057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12/768*[.A176]" office:value-type="float" office:value="2.671875" calcext:value-type="float">
            <text:p>2.671875</text:p>
          </table:table-cell>
          <table:table-cell table:formula="of:=(((2)^(1/12))^([.B176]-69)) * 440" office:value-type="float" office:value="9.54017654080236" calcext:value-type="float">
            <text:p>9.5401765408</text:p>
          </table:table-cell>
          <table:table-cell table:formula="of:=[.C176]*512" office:value-type="float" office:value="4884.57038889081" calcext:value-type="float">
            <text:p>4884.5703888908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12/768*[.A177]" office:value-type="float" office:value="2.6875" calcext:value-type="float">
            <text:p>2.6875</text:p>
          </table:table-cell>
          <table:table-cell table:formula="of:=(((2)^(1/12))^([.B177]-69)) * 440" office:value-type="float" office:value="9.54879077451085" calcext:value-type="float">
            <text:p>9.5487907745</text:p>
          </table:table-cell>
          <table:table-cell table:formula="of:=[.C177]*512" office:value-type="float" office:value="4888.98087654956" calcext:value-type="float">
            <text:p>4888.980876549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12/768*[.A178]" office:value-type="float" office:value="2.703125" calcext:value-type="float">
            <text:p>2.703125</text:p>
          </table:table-cell>
          <table:table-cell table:formula="of:=(((2)^(1/12))^([.B178]-69)) * 440" office:value-type="float" office:value="9.55741278637965" calcext:value-type="float">
            <text:p>9.5574127864</text:p>
          </table:table-cell>
          <table:table-cell table:formula="of:=[.C178]*512" office:value-type="float" office:value="4893.39534662638" calcext:value-type="float">
            <text:p>4893.395346626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12/768*[.A179]" office:value-type="float" office:value="2.71875" calcext:value-type="float">
            <text:p>2.71875</text:p>
          </table:table-cell>
          <table:table-cell table:formula="of:=(((2)^(1/12))^([.B179]-69)) * 440" office:value-type="float" office:value="9.56604258343197" calcext:value-type="float">
            <text:p>9.5660425834</text:p>
          </table:table-cell>
          <table:table-cell table:formula="of:=[.C179]*512" office:value-type="float" office:value="4897.81380271717" calcext:value-type="float">
            <text:p>4897.8138027172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12/768*[.A180]" office:value-type="float" office:value="2.734375" calcext:value-type="float">
            <text:p>2.734375</text:p>
          </table:table-cell>
          <table:table-cell table:formula="of:=(((2)^(1/12))^([.B180]-69)) * 440" office:value-type="float" office:value="9.57468017269739" calcext:value-type="float">
            <text:p>9.5746801727</text:p>
          </table:table-cell>
          <table:table-cell table:formula="of:=[.C180]*512" office:value-type="float" office:value="4902.23624842106" calcext:value-type="float">
            <text:p>4902.236248421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12/768*[.A181]" office:value-type="float" office:value="2.75" calcext:value-type="float">
            <text:p>2.75</text:p>
          </table:table-cell>
          <table:table-cell table:formula="of:=(((2)^(1/12))^([.B181]-69)) * 440" office:value-type="float" office:value="9.58332556121184" calcext:value-type="float">
            <text:p>9.5833255612</text:p>
          </table:table-cell>
          <table:table-cell table:formula="of:=[.C181]*512" office:value-type="float" office:value="4906.66268734046" calcext:value-type="float">
            <text:p>4906.662687340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12/768*[.A182]" office:value-type="float" office:value="2.765625" calcext:value-type="float">
            <text:p>2.765625</text:p>
          </table:table-cell>
          <table:table-cell table:formula="of:=(((2)^(1/12))^([.B182]-69)) * 440" office:value-type="float" office:value="9.5919787560176" calcext:value-type="float">
            <text:p>9.591978756</text:p>
          </table:table-cell>
          <table:table-cell table:formula="of:=[.C182]*512" office:value-type="float" office:value="4911.09312308101" calcext:value-type="float">
            <text:p>4911.09312308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12/768*[.A183]" office:value-type="float" office:value="2.78125" calcext:value-type="float">
            <text:p>2.78125</text:p>
          </table:table-cell>
          <table:table-cell table:formula="of:=(((2)^(1/12))^([.B183]-69)) * 440" office:value-type="float" office:value="9.60063976416329" calcext:value-type="float">
            <text:p>9.6006397642</text:p>
          </table:table-cell>
          <table:table-cell table:formula="of:=[.C183]*512" office:value-type="float" office:value="4915.52755925161" calcext:value-type="float">
            <text:p>4915.5275592516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12/768*[.A184]" office:value-type="float" office:value="2.796875" calcext:value-type="float">
            <text:p>2.796875</text:p>
          </table:table-cell>
          <table:table-cell table:formula="of:=(((2)^(1/12))^([.B184]-69)) * 440" office:value-type="float" office:value="9.60930859270392" calcext:value-type="float">
            <text:p>9.6093085927</text:p>
          </table:table-cell>
          <table:table-cell table:formula="of:=[.C184]*512" office:value-type="float" office:value="4919.96599946441" calcext:value-type="float">
            <text:p>4919.965999464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12/768*[.A185]" office:value-type="float" office:value="2.8125" calcext:value-type="float">
            <text:p>2.8125</text:p>
          </table:table-cell>
          <table:table-cell table:formula="of:=(((2)^(1/12))^([.B185]-69)) * 440" office:value-type="float" office:value="9.61798524870086" calcext:value-type="float">
            <text:p>9.6179852487</text:p>
          </table:table-cell>
          <table:table-cell table:formula="of:=[.C185]*512" office:value-type="float" office:value="4924.40844733484" calcext:value-type="float">
            <text:p>4924.4084473348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12/768*[.A186]" office:value-type="float" office:value="2.828125" calcext:value-type="float">
            <text:p>2.828125</text:p>
          </table:table-cell>
          <table:table-cell table:formula="of:=(((2)^(1/12))^([.B186]-69)) * 440" office:value-type="float" office:value="9.62666973922185" calcext:value-type="float">
            <text:p>9.6266697392</text:p>
          </table:table-cell>
          <table:table-cell table:formula="of:=[.C186]*512" office:value-type="float" office:value="4928.85490648159" calcext:value-type="float">
            <text:p>4928.8549064816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12/768*[.A187]" office:value-type="float" office:value="2.84375" calcext:value-type="float">
            <text:p>2.84375</text:p>
          </table:table-cell>
          <table:table-cell table:formula="of:=(((2)^(1/12))^([.B187]-69)) * 440" office:value-type="float" office:value="9.63536207134102" calcext:value-type="float">
            <text:p>9.6353620713</text:p>
          </table:table-cell>
          <table:table-cell table:formula="of:=[.C187]*512" office:value-type="float" office:value="4933.3053805266" calcext:value-type="float">
            <text:p>4933.305380526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12/768*[.A188]" office:value-type="float" office:value="2.859375" calcext:value-type="float">
            <text:p>2.859375</text:p>
          </table:table-cell>
          <table:table-cell table:formula="of:=(((2)^(1/12))^([.B188]-69)) * 440" office:value-type="float" office:value="9.64406225213888" calcext:value-type="float">
            <text:p>9.6440622521</text:p>
          </table:table-cell>
          <table:table-cell table:formula="of:=[.C188]*512" office:value-type="float" office:value="4937.75987309511" calcext:value-type="float">
            <text:p>4937.759873095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12/768*[.A189]" office:value-type="float" office:value="2.875" calcext:value-type="float">
            <text:p>2.875</text:p>
          </table:table-cell>
          <table:table-cell table:formula="of:=(((2)^(1/12))^([.B189]-69)) * 440" office:value-type="float" office:value="9.65277028870234" calcext:value-type="float">
            <text:p>9.6527702887</text:p>
          </table:table-cell>
          <table:table-cell table:formula="of:=[.C189]*512" office:value-type="float" office:value="4942.2183878156" calcext:value-type="float">
            <text:p>4942.2183878156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12/768*[.A190]" office:value-type="float" office:value="2.890625" calcext:value-type="float">
            <text:p>2.890625</text:p>
          </table:table-cell>
          <table:table-cell table:formula="of:=(((2)^(1/12))^([.B190]-69)) * 440" office:value-type="float" office:value="9.66148618812471" calcext:value-type="float">
            <text:p>9.6614861881</text:p>
          </table:table-cell>
          <table:table-cell table:formula="of:=[.C190]*512" office:value-type="float" office:value="4946.68092831985" calcext:value-type="float">
            <text:p>4946.680928319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12/768*[.A191]" office:value-type="float" office:value="2.90625" calcext:value-type="float">
            <text:p>2.90625</text:p>
          </table:table-cell>
          <table:table-cell table:formula="of:=(((2)^(1/12))^([.B191]-69)) * 440" office:value-type="float" office:value="9.6702099575057" calcext:value-type="float">
            <text:p>9.6702099575</text:p>
          </table:table-cell>
          <table:table-cell table:formula="of:=[.C191]*512" office:value-type="float" office:value="4951.14749824292" calcext:value-type="float">
            <text:p>4951.1474982429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12/768*[.A192]" office:value-type="float" office:value="2.921875" calcext:value-type="float">
            <text:p>2.921875</text:p>
          </table:table-cell>
          <table:table-cell table:formula="of:=(((2)^(1/12))^([.B192]-69)) * 440" office:value-type="float" office:value="9.67894160395144" calcext:value-type="float">
            <text:p>9.678941604</text:p>
          </table:table-cell>
          <table:table-cell table:formula="of:=[.C192]*512" office:value-type="float" office:value="4955.61810122314" calcext:value-type="float">
            <text:p>4955.618101223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12/768*[.A193]" office:value-type="float" office:value="2.9375" calcext:value-type="float">
            <text:p>2.9375</text:p>
          </table:table-cell>
          <table:table-cell table:formula="of:=(((2)^(1/12))^([.B193]-69)) * 440" office:value-type="float" office:value="9.68768113457445" calcext:value-type="float">
            <text:p>9.6876811346</text:p>
          </table:table-cell>
          <table:table-cell table:formula="of:=[.C193]*512" office:value-type="float" office:value="4960.09274090212" calcext:value-type="float">
            <text:p>4960.092740902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12/768*[.A194]" office:value-type="float" office:value="2.953125" calcext:value-type="float">
            <text:p>2.953125</text:p>
          </table:table-cell>
          <table:table-cell table:formula="of:=(((2)^(1/12))^([.B194]-69)) * 440" office:value-type="float" office:value="9.69642855649371" calcext:value-type="float">
            <text:p>9.6964285565</text:p>
          </table:table-cell>
          <table:table-cell table:formula="of:=[.C194]*512" office:value-type="float" office:value="4964.57142092478" calcext:value-type="float">
            <text:p>4964.5714209248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12/768*[.A195]" office:value-type="float" office:value="2.96875" calcext:value-type="float">
            <text:p>2.96875</text:p>
          </table:table-cell>
          <table:table-cell table:formula="of:=(((2)^(1/12))^([.B195]-69)) * 440" office:value-type="float" office:value="9.7051838768346" calcext:value-type="float">
            <text:p>9.7051838768</text:p>
          </table:table-cell>
          <table:table-cell table:formula="of:=[.C195]*512" office:value-type="float" office:value="4969.05414493931" calcext:value-type="float">
            <text:p>4969.0541449393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12/768*[.A196]" office:value-type="float" office:value="2.984375" calcext:value-type="float">
            <text:p>2.984375</text:p>
          </table:table-cell>
          <table:table-cell table:formula="of:=(((2)^(1/12))^([.B196]-69)) * 440" office:value-type="float" office:value="9.71394710272894" calcext:value-type="float">
            <text:p>9.7139471027</text:p>
          </table:table-cell>
          <table:table-cell table:formula="of:=[.C196]*512" office:value-type="float" office:value="4973.54091659722" calcext:value-type="float">
            <text:p>4973.540916597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12/768*[.A197]" office:value-type="float" office:value="3" calcext:value-type="float">
            <text:p>3</text:p>
          </table:table-cell>
          <table:table-cell table:formula="of:=(((2)^(1/12))^([.B197]-69)) * 440" office:value-type="float" office:value="9.722718241315" calcext:value-type="float">
            <text:p>9.7227182413</text:p>
          </table:table-cell>
          <table:table-cell table:formula="of:=[.C197]*512" office:value-type="float" office:value="4978.03173955328" calcext:value-type="float">
            <text:p>4978.031739553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12/768*[.A198]" office:value-type="float" office:value="3.015625" calcext:value-type="float">
            <text:p>3.015625</text:p>
          </table:table-cell>
          <table:table-cell table:formula="of:=(((2)^(1/12))^([.B198]-69)) * 440" office:value-type="float" office:value="9.73149729973749" calcext:value-type="float">
            <text:p>9.7314972997</text:p>
          </table:table-cell>
          <table:table-cell table:formula="of:=[.C198]*512" office:value-type="float" office:value="4982.52661746559" calcext:value-type="float">
            <text:p>4982.526617465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12/768*[.A199]" office:value-type="float" office:value="3.03125" calcext:value-type="float">
            <text:p>3.03125</text:p>
          </table:table-cell>
          <table:table-cell table:formula="of:=(((2)^(1/12))^([.B199]-69)) * 440" office:value-type="float" office:value="9.74028428514756" calcext:value-type="float">
            <text:p>9.7402842851</text:p>
          </table:table-cell>
          <table:table-cell table:formula="of:=[.C199]*512" office:value-type="float" office:value="4987.02555399555" calcext:value-type="float">
            <text:p>4987.025553995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12/768*[.A200]" office:value-type="float" office:value="3.046875" calcext:value-type="float">
            <text:p>3.046875</text:p>
          </table:table-cell>
          <table:table-cell table:formula="of:=(((2)^(1/12))^([.B200]-69)) * 440" office:value-type="float" office:value="9.74907920470283" calcext:value-type="float">
            <text:p>9.7490792047</text:p>
          </table:table-cell>
          <table:table-cell table:formula="of:=[.C200]*512" office:value-type="float" office:value="4991.52855280785" calcext:value-type="float">
            <text:p>4991.5285528079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12/768*[.A201]" office:value-type="float" office:value="3.0625" calcext:value-type="float">
            <text:p>3.0625</text:p>
          </table:table-cell>
          <table:table-cell table:formula="of:=(((2)^(1/12))^([.B201]-69)) * 440" office:value-type="float" office:value="9.75788206556738" calcext:value-type="float">
            <text:p>9.7578820656</text:p>
          </table:table-cell>
          <table:table-cell table:formula="of:=[.C201]*512" office:value-type="float" office:value="4996.0356175705" calcext:value-type="float">
            <text:p>4996.035617570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12/768*[.A202]" office:value-type="float" office:value="3.078125" calcext:value-type="float">
            <text:p>3.078125</text:p>
          </table:table-cell>
          <table:table-cell table:formula="of:=(((2)^(1/12))^([.B202]-69)) * 440" office:value-type="float" office:value="9.76669287491176" calcext:value-type="float">
            <text:p>9.7666928749</text:p>
          </table:table-cell>
          <table:table-cell table:formula="of:=[.C202]*512" office:value-type="float" office:value="5000.54675195482" calcext:value-type="float">
            <text:p>5000.546751954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12/768*[.A203]" office:value-type="float" office:value="3.09375" calcext:value-type="float">
            <text:p>3.09375</text:p>
          </table:table-cell>
          <table:table-cell table:formula="of:=(((2)^(1/12))^([.B203]-69)) * 440" office:value-type="float" office:value="9.77551163991299" calcext:value-type="float">
            <text:p>9.7755116399</text:p>
          </table:table-cell>
          <table:table-cell table:formula="of:=[.C203]*512" office:value-type="float" office:value="5005.06195963545" calcext:value-type="float">
            <text:p>5005.061959635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12/768*[.A204]" office:value-type="float" office:value="3.109375" calcext:value-type="float">
            <text:p>3.109375</text:p>
          </table:table-cell>
          <table:table-cell table:formula="of:=(((2)^(1/12))^([.B204]-69)) * 440" office:value-type="float" office:value="9.78433836775457" calcext:value-type="float">
            <text:p>9.7843383678</text:p>
          </table:table-cell>
          <table:table-cell table:formula="of:=[.C204]*512" office:value-type="float" office:value="5009.58124429034" calcext:value-type="float">
            <text:p>5009.5812442903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12/768*[.A205]" office:value-type="float" office:value="3.125" calcext:value-type="float">
            <text:p>3.125</text:p>
          </table:table-cell>
          <table:table-cell table:formula="of:=(((2)^(1/12))^([.B205]-69)) * 440" office:value-type="float" office:value="9.7931730656265" calcext:value-type="float">
            <text:p>9.7931730656</text:p>
          </table:table-cell>
          <table:table-cell table:formula="of:=[.C205]*512" office:value-type="float" office:value="5014.10460960077" calcext:value-type="float">
            <text:p>5014.1046096008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12/768*[.A206]" office:value-type="float" office:value="3.140625" calcext:value-type="float">
            <text:p>3.140625</text:p>
          </table:table-cell>
          <table:table-cell table:formula="of:=(((2)^(1/12))^([.B206]-69)) * 440" office:value-type="float" office:value="9.80201574072525" calcext:value-type="float">
            <text:p>9.8020157407</text:p>
          </table:table-cell>
          <table:table-cell table:formula="of:=[.C206]*512" office:value-type="float" office:value="5018.63205925133" calcext:value-type="float">
            <text:p>5018.6320592513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12/768*[.A207]" office:value-type="float" office:value="3.15625" calcext:value-type="float">
            <text:p>3.15625</text:p>
          </table:table-cell>
          <table:table-cell table:formula="of:=(((2)^(1/12))^([.B207]-69)) * 440" office:value-type="float" office:value="9.8108664002538" calcext:value-type="float">
            <text:p>9.8108664003</text:p>
          </table:table-cell>
          <table:table-cell table:formula="of:=[.C207]*512" office:value-type="float" office:value="5023.16359692995" calcext:value-type="float">
            <text:p>5023.1635969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12/768*[.A208]" office:value-type="float" office:value="3.171875" calcext:value-type="float">
            <text:p>3.171875</text:p>
          </table:table-cell>
          <table:table-cell table:formula="of:=(((2)^(1/12))^([.B208]-69)) * 440" office:value-type="float" office:value="9.81972505142164" calcext:value-type="float">
            <text:p>9.8197250514</text:p>
          </table:table-cell>
          <table:table-cell table:formula="of:=[.C208]*512" office:value-type="float" office:value="5027.69922632788" calcext:value-type="float">
            <text:p>5027.6992263279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12/768*[.A209]" office:value-type="float" office:value="3.1875" calcext:value-type="float">
            <text:p>3.1875</text:p>
          </table:table-cell>
          <table:table-cell table:formula="of:=(((2)^(1/12))^([.B209]-69)) * 440" office:value-type="float" office:value="9.82859170144477" calcext:value-type="float">
            <text:p>9.8285917014</text:p>
          </table:table-cell>
          <table:table-cell table:formula="of:=[.C209]*512" office:value-type="float" office:value="5032.23895113972" calcext:value-type="float">
            <text:p>5032.238951139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12/768*[.A210]" office:value-type="float" office:value="3.203125" calcext:value-type="float">
            <text:p>3.203125</text:p>
          </table:table-cell>
          <table:table-cell table:formula="of:=(((2)^(1/12))^([.B210]-69)) * 440" office:value-type="float" office:value="9.83746635754568" calcext:value-type="float">
            <text:p>9.8374663575</text:p>
          </table:table-cell>
          <table:table-cell table:formula="of:=[.C210]*512" office:value-type="float" office:value="5036.78277506339" calcext:value-type="float">
            <text:p>5036.7827750634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12/768*[.A211]" office:value-type="float" office:value="3.21875" calcext:value-type="float">
            <text:p>3.21875</text:p>
          </table:table-cell>
          <table:table-cell table:formula="of:=(((2)^(1/12))^([.B211]-69)) * 440" office:value-type="float" office:value="9.84634902695341" calcext:value-type="float">
            <text:p>9.846349027</text:p>
          </table:table-cell>
          <table:table-cell table:formula="of:=[.C211]*512" office:value-type="float" office:value="5041.33070180015" calcext:value-type="float">
            <text:p>5041.3307018002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12/768*[.A212]" office:value-type="float" office:value="3.234375" calcext:value-type="float">
            <text:p>3.234375</text:p>
          </table:table-cell>
          <table:table-cell table:formula="of:=(((2)^(1/12))^([.B212]-69)) * 440" office:value-type="float" office:value="9.85523971690352" calcext:value-type="float">
            <text:p>9.8552397169</text:p>
          </table:table-cell>
          <table:table-cell table:formula="of:=[.C212]*512" office:value-type="float" office:value="5045.8827350546" calcext:value-type="float">
            <text:p>5045.8827350546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12/768*[.A213]" office:value-type="float" office:value="3.25" calcext:value-type="float">
            <text:p>3.25</text:p>
          </table:table-cell>
          <table:table-cell table:formula="of:=(((2)^(1/12))^([.B213]-69)) * 440" office:value-type="float" office:value="9.8641384346381" calcext:value-type="float">
            <text:p>9.8641384346</text:p>
          </table:table-cell>
          <table:table-cell table:formula="of:=[.C213]*512" office:value-type="float" office:value="5050.43887853471" calcext:value-type="float">
            <text:p>5050.4388785347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12/768*[.A214]" office:value-type="float" office:value="3.265625" calcext:value-type="float">
            <text:p>3.265625</text:p>
          </table:table-cell>
          <table:table-cell table:formula="of:=(((2)^(1/12))^([.B214]-69)) * 440" office:value-type="float" office:value="9.87304518740578" calcext:value-type="float">
            <text:p>9.8730451874</text:p>
          </table:table-cell>
          <table:table-cell table:formula="of:=[.C214]*512" office:value-type="float" office:value="5054.99913595176" calcext:value-type="float">
            <text:p>5054.999135951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12/768*[.A215]" office:value-type="float" office:value="3.28125" calcext:value-type="float">
            <text:p>3.28125</text:p>
          </table:table-cell>
          <table:table-cell table:formula="of:=(((2)^(1/12))^([.B215]-69)) * 440" office:value-type="float" office:value="9.88195998246173" calcext:value-type="float">
            <text:p>9.8819599825</text:p>
          </table:table-cell>
          <table:table-cell table:formula="of:=[.C215]*512" office:value-type="float" office:value="5059.5635110204" calcext:value-type="float">
            <text:p>5059.563511020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12/768*[.A216]" office:value-type="float" office:value="3.296875" calcext:value-type="float">
            <text:p>3.296875</text:p>
          </table:table-cell>
          <table:table-cell table:formula="of:=(((2)^(1/12))^([.B216]-69)) * 440" office:value-type="float" office:value="9.89088282706768" calcext:value-type="float">
            <text:p>9.8908828271</text:p>
          </table:table-cell>
          <table:table-cell table:formula="of:=[.C216]*512" office:value-type="float" office:value="5064.13200745865" calcext:value-type="float">
            <text:p>5064.1320074587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12/768*[.A217]" office:value-type="float" office:value="3.3125" calcext:value-type="float">
            <text:p>3.3125</text:p>
          </table:table-cell>
          <table:table-cell table:formula="of:=(((2)^(1/12))^([.B217]-69)) * 440" office:value-type="float" office:value="9.89981372849191" calcext:value-type="float">
            <text:p>9.8998137285</text:p>
          </table:table-cell>
          <table:table-cell table:formula="of:=[.C217]*512" office:value-type="float" office:value="5068.70462898786" calcext:value-type="float">
            <text:p>5068.7046289879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12/768*[.A218]" office:value-type="float" office:value="3.328125" calcext:value-type="float">
            <text:p>3.328125</text:p>
          </table:table-cell>
          <table:table-cell table:formula="of:=(((2)^(1/12))^([.B218]-69)) * 440" office:value-type="float" office:value="9.90875269400928" calcext:value-type="float">
            <text:p>9.908752694</text:p>
          </table:table-cell>
          <table:table-cell table:formula="of:=[.C218]*512" office:value-type="float" office:value="5073.28137933275" calcext:value-type="float">
            <text:p>5073.2813793328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12/768*[.A219]" office:value-type="float" office:value="3.34375" calcext:value-type="float">
            <text:p>3.34375</text:p>
          </table:table-cell>
          <table:table-cell table:formula="of:=(((2)^(1/12))^([.B219]-69)) * 440" office:value-type="float" office:value="9.91769973090118" calcext:value-type="float">
            <text:p>9.9176997309</text:p>
          </table:table-cell>
          <table:table-cell table:formula="of:=[.C219]*512" office:value-type="float" office:value="5077.86226222141" calcext:value-type="float">
            <text:p>5077.8622622214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12/768*[.A220]" office:value-type="float" office:value="3.359375" calcext:value-type="float">
            <text:p>3.359375</text:p>
          </table:table-cell>
          <table:table-cell table:formula="of:=(((2)^(1/12))^([.B220]-69)) * 440" office:value-type="float" office:value="9.92665484645562" calcext:value-type="float">
            <text:p>9.9266548465</text:p>
          </table:table-cell>
          <table:table-cell table:formula="of:=[.C220]*512" office:value-type="float" office:value="5082.44728138528" calcext:value-type="float">
            <text:p>5082.4472813853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12/768*[.A221]" office:value-type="float" office:value="3.375" calcext:value-type="float">
            <text:p>3.375</text:p>
          </table:table-cell>
          <table:table-cell table:formula="of:=(((2)^(1/12))^([.B221]-69)) * 440" office:value-type="float" office:value="9.93561804796717" calcext:value-type="float">
            <text:p>9.935618048</text:p>
          </table:table-cell>
          <table:table-cell table:formula="of:=[.C221]*512" office:value-type="float" office:value="5087.03644055919" calcext:value-type="float">
            <text:p>5087.0364405592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12/768*[.A222]" office:value-type="float" office:value="3.390625" calcext:value-type="float">
            <text:p>3.390625</text:p>
          </table:table-cell>
          <table:table-cell table:formula="of:=(((2)^(1/12))^([.B222]-69)) * 440" office:value-type="float" office:value="9.94458934273697" calcext:value-type="float">
            <text:p>9.9445893427</text:p>
          </table:table-cell>
          <table:table-cell table:formula="of:=[.C222]*512" office:value-type="float" office:value="5091.62974348133" calcext:value-type="float">
            <text:p>5091.6297434813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12/768*[.A223]" office:value-type="float" office:value="3.40625" calcext:value-type="float">
            <text:p>3.40625</text:p>
          </table:table-cell>
          <table:table-cell table:formula="of:=(((2)^(1/12))^([.B223]-69)) * 440" office:value-type="float" office:value="9.95356873807279" calcext:value-type="float">
            <text:p>9.9535687381</text:p>
          </table:table-cell>
          <table:table-cell table:formula="of:=[.C223]*512" office:value-type="float" office:value="5096.22719389327" calcext:value-type="float">
            <text:p>5096.227193893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12/768*[.A224]" office:value-type="float" office:value="3.421875" calcext:value-type="float">
            <text:p>3.421875</text:p>
          </table:table-cell>
          <table:table-cell table:formula="of:=(((2)^(1/12))^([.B224]-69)) * 440" office:value-type="float" office:value="9.96255624128896" calcext:value-type="float">
            <text:p>9.9625562413</text:p>
          </table:table-cell>
          <table:table-cell table:formula="of:=[.C224]*512" office:value-type="float" office:value="5100.82879553995" calcext:value-type="float">
            <text:p>5100.82879554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12/768*[.A225]" office:value-type="float" office:value="3.4375" calcext:value-type="float">
            <text:p>3.4375</text:p>
          </table:table-cell>
          <table:table-cell table:formula="of:=(((2)^(1/12))^([.B225]-69)) * 440" office:value-type="float" office:value="9.97155185970645" calcext:value-type="float">
            <text:p>9.9715518597</text:p>
          </table:table-cell>
          <table:table-cell table:formula="of:=[.C225]*512" office:value-type="float" office:value="5105.4345521697" calcext:value-type="float">
            <text:p>5105.4345521697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12/768*[.A226]" office:value-type="float" office:value="3.453125" calcext:value-type="float">
            <text:p>3.453125</text:p>
          </table:table-cell>
          <table:table-cell table:formula="of:=(((2)^(1/12))^([.B226]-69)) * 440" office:value-type="float" office:value="9.9805556006528" calcext:value-type="float">
            <text:p>9.9805556007</text:p>
          </table:table-cell>
          <table:table-cell table:formula="of:=[.C226]*512" office:value-type="float" office:value="5110.04446753423" calcext:value-type="float">
            <text:p>5110.0444675342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12/768*[.A227]" office:value-type="float" office:value="3.46875" calcext:value-type="float">
            <text:p>3.46875</text:p>
          </table:table-cell>
          <table:table-cell table:formula="of:=(((2)^(1/12))^([.B227]-69)) * 440" office:value-type="float" office:value="9.98956747146221" calcext:value-type="float">
            <text:p>9.9895674715</text:p>
          </table:table-cell>
          <table:table-cell table:formula="of:=[.C227]*512" office:value-type="float" office:value="5114.65854538865" calcext:value-type="float">
            <text:p>5114.6585453887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12/768*[.A228]" office:value-type="float" office:value="3.484375" calcext:value-type="float">
            <text:p>3.484375</text:p>
          </table:table-cell>
          <table:table-cell table:formula="of:=(((2)^(1/12))^([.B228]-69)) * 440" office:value-type="float" office:value="9.99858747947547" calcext:value-type="float">
            <text:p>9.9985874795</text:p>
          </table:table-cell>
          <table:table-cell table:formula="of:=[.C228]*512" office:value-type="float" office:value="5119.27678949144" calcext:value-type="float">
            <text:p>5119.2767894914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12/768*[.A229]" office:value-type="float" office:value="3.5" calcext:value-type="float">
            <text:p>3.5</text:p>
          </table:table-cell>
          <table:table-cell table:formula="of:=(((2)^(1/12))^([.B229]-69)) * 440" office:value-type="float" office:value="10.00761563204" calcext:value-type="float">
            <text:p>10.007615632</text:p>
          </table:table-cell>
          <table:table-cell table:formula="of:=[.C229]*512" office:value-type="float" office:value="5123.89920360449" calcext:value-type="float">
            <text:p>5123.899203604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12/768*[.A230]" office:value-type="float" office:value="3.515625" calcext:value-type="float">
            <text:p>3.515625</text:p>
          </table:table-cell>
          <table:table-cell table:formula="of:=(((2)^(1/12))^([.B230]-69)) * 440" office:value-type="float" office:value="10.0166519365099" calcext:value-type="float">
            <text:p>10.0166519365</text:p>
          </table:table-cell>
          <table:table-cell table:formula="of:=[.C230]*512" office:value-type="float" office:value="5128.52579149307" calcext:value-type="float">
            <text:p>5128.5257914931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12/768*[.A231]" office:value-type="float" office:value="3.53125" calcext:value-type="float">
            <text:p>3.53125</text:p>
          </table:table-cell>
          <table:table-cell table:formula="of:=(((2)^(1/12))^([.B231]-69)) * 440" office:value-type="float" office:value="10.0256964002458" calcext:value-type="float">
            <text:p>10.0256964002</text:p>
          </table:table-cell>
          <table:table-cell table:formula="of:=[.C231]*512" office:value-type="float" office:value="5133.15655692587" calcext:value-type="float">
            <text:p>5133.1565569259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12/768*[.A232]" office:value-type="float" office:value="3.546875" calcext:value-type="float">
            <text:p>3.546875</text:p>
          </table:table-cell>
          <table:table-cell table:formula="of:=(((2)^(1/12))^([.B232]-69)) * 440" office:value-type="float" office:value="10.0347490306152" calcext:value-type="float">
            <text:p>10.0347490306</text:p>
          </table:table-cell>
          <table:table-cell table:formula="of:=[.C232]*512" office:value-type="float" office:value="5137.79150367497" calcext:value-type="float">
            <text:p>5137.791503675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12/768*[.A233]" office:value-type="float" office:value="3.5625" calcext:value-type="float">
            <text:p>3.5625</text:p>
          </table:table-cell>
          <table:table-cell table:formula="of:=(((2)^(1/12))^([.B233]-69)) * 440" office:value-type="float" office:value="10.0438098349919" calcext:value-type="float">
            <text:p>10.043809835</text:p>
          </table:table-cell>
          <table:table-cell table:formula="of:=[.C233]*512" office:value-type="float" office:value="5142.43063551586" calcext:value-type="float">
            <text:p>5142.430635515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12/768*[.A234]" office:value-type="float" office:value="3.578125" calcext:value-type="float">
            <text:p>3.578125</text:p>
          </table:table-cell>
          <table:table-cell table:formula="of:=(((2)^(1/12))^([.B234]-69)) * 440" office:value-type="float" office:value="10.0528788207567" calcext:value-type="float">
            <text:p>10.0528788208</text:p>
          </table:table-cell>
          <table:table-cell table:formula="of:=[.C234]*512" office:value-type="float" office:value="5147.07395622744" calcext:value-type="float">
            <text:p>5147.073956227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12/768*[.A235]" office:value-type="float" office:value="3.59375" calcext:value-type="float">
            <text:p>3.59375</text:p>
          </table:table-cell>
          <table:table-cell table:formula="of:=(((2)^(1/12))^([.B235]-69)) * 440" office:value-type="float" office:value="10.0619559952969" calcext:value-type="float">
            <text:p>10.0619559953</text:p>
          </table:table-cell>
          <table:table-cell table:formula="of:=[.C235]*512" office:value-type="float" office:value="5151.72146959203" calcext:value-type="float">
            <text:p>5151.721469592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12/768*[.A236]" office:value-type="float" office:value="3.609375" calcext:value-type="float">
            <text:p>3.609375</text:p>
          </table:table-cell>
          <table:table-cell table:formula="of:=(((2)^(1/12))^([.B236]-69)) * 440" office:value-type="float" office:value="10.0710413660065" calcext:value-type="float">
            <text:p>10.071041366</text:p>
          </table:table-cell>
          <table:table-cell table:formula="of:=[.C236]*512" office:value-type="float" office:value="5156.37317939533" calcext:value-type="float">
            <text:p>5156.3731793953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12/768*[.A237]" office:value-type="float" office:value="3.625" calcext:value-type="float">
            <text:p>3.625</text:p>
          </table:table-cell>
          <table:table-cell table:formula="of:=(((2)^(1/12))^([.B237]-69)) * 440" office:value-type="float" office:value="10.0801349402862" calcext:value-type="float">
            <text:p>10.0801349403</text:p>
          </table:table-cell>
          <table:table-cell table:formula="of:=[.C237]*512" office:value-type="float" office:value="5161.02908942651" calcext:value-type="float">
            <text:p>5161.0290894265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12/768*[.A238]" office:value-type="float" office:value="3.640625" calcext:value-type="float">
            <text:p>3.640625</text:p>
          </table:table-cell>
          <table:table-cell table:formula="of:=(((2)^(1/12))^([.B238]-69)) * 440" office:value-type="float" office:value="10.0892367255432" calcext:value-type="float">
            <text:p>10.0892367255</text:p>
          </table:table-cell>
          <table:table-cell table:formula="of:=[.C238]*512" office:value-type="float" office:value="5165.68920347812" calcext:value-type="float">
            <text:p>5165.6892034781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12/768*[.A239]" office:value-type="float" office:value="3.65625" calcext:value-type="float">
            <text:p>3.65625</text:p>
          </table:table-cell>
          <table:table-cell table:formula="of:=(((2)^(1/12))^([.B239]-69)) * 440" office:value-type="float" office:value="10.0983467291917" calcext:value-type="float">
            <text:p>10.0983467292</text:p>
          </table:table-cell>
          <table:table-cell table:formula="of:=[.C239]*512" office:value-type="float" office:value="5170.35352534616" calcext:value-type="float">
            <text:p>5170.3535253462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12/768*[.A240]" office:value-type="float" office:value="3.671875" calcext:value-type="float">
            <text:p>3.671875</text:p>
          </table:table-cell>
          <table:table-cell table:formula="of:=(((2)^(1/12))^([.B240]-69)) * 440" office:value-type="float" office:value="10.1074649586524" calcext:value-type="float">
            <text:p>10.1074649587</text:p>
          </table:table-cell>
          <table:table-cell table:formula="of:=[.C240]*512" office:value-type="float" office:value="5175.02205883004" calcext:value-type="float">
            <text:p>5175.022058830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12/768*[.A241]" office:value-type="float" office:value="3.6875" calcext:value-type="float">
            <text:p>3.6875</text:p>
          </table:table-cell>
          <table:table-cell table:formula="of:=(((2)^(1/12))^([.B241]-69)) * 440" office:value-type="float" office:value="10.1165914213528" calcext:value-type="float">
            <text:p>10.1165914214</text:p>
          </table:table-cell>
          <table:table-cell table:formula="of:=[.C241]*512" office:value-type="float" office:value="5179.69480773262" calcext:value-type="float">
            <text:p>5179.6948077326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12/768*[.A242]" office:value-type="float" office:value="3.703125" calcext:value-type="float">
            <text:p>3.703125</text:p>
          </table:table-cell>
          <table:table-cell table:formula="of:=(((2)^(1/12))^([.B242]-69)) * 440" office:value-type="float" office:value="10.1257261247269" calcext:value-type="float">
            <text:p>10.1257261247</text:p>
          </table:table-cell>
          <table:table-cell table:formula="of:=[.C242]*512" office:value-type="float" office:value="5184.37177586016" calcext:value-type="float">
            <text:p>5184.3717758602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12/768*[.A243]" office:value-type="float" office:value="3.71875" calcext:value-type="float">
            <text:p>3.71875</text:p>
          </table:table-cell>
          <table:table-cell table:formula="of:=(((2)^(1/12))^([.B243]-69)) * 440" office:value-type="float" office:value="10.1348690762156" calcext:value-type="float">
            <text:p>10.1348690762</text:p>
          </table:table-cell>
          <table:table-cell table:formula="of:=[.C243]*512" office:value-type="float" office:value="5189.0529670224" calcext:value-type="float">
            <text:p>5189.0529670224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12/768*[.A244]" office:value-type="float" office:value="3.734375" calcext:value-type="float">
            <text:p>3.734375</text:p>
          </table:table-cell>
          <table:table-cell table:formula="of:=(((2)^(1/12))^([.B244]-69)) * 440" office:value-type="float" office:value="10.1440202832666" calcext:value-type="float">
            <text:p>10.1440202833</text:p>
          </table:table-cell>
          <table:table-cell table:formula="of:=[.C244]*512" office:value-type="float" office:value="5193.73838503248" calcext:value-type="float">
            <text:p>5193.738385032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12/768*[.A245]" office:value-type="float" office:value="3.75" calcext:value-type="float">
            <text:p>3.75</text:p>
          </table:table-cell>
          <table:table-cell table:formula="of:=(((2)^(1/12))^([.B245]-69)) * 440" office:value-type="float" office:value="10.153179753334" calcext:value-type="float">
            <text:p>10.1531797533</text:p>
          </table:table-cell>
          <table:table-cell table:formula="of:=[.C245]*512" office:value-type="float" office:value="5198.42803370702" calcext:value-type="float">
            <text:p>5198.428033707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12/768*[.A246]" office:value-type="float" office:value="3.765625" calcext:value-type="float">
            <text:p>3.765625</text:p>
          </table:table-cell>
          <table:table-cell table:formula="of:=(((2)^(1/12))^([.B246]-69)) * 440" office:value-type="float" office:value="10.162347493879" calcext:value-type="float">
            <text:p>10.1623474939</text:p>
          </table:table-cell>
          <table:table-cell table:formula="of:=[.C246]*512" office:value-type="float" office:value="5203.12191686606" calcext:value-type="float">
            <text:p>5203.121916866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12/768*[.A247]" office:value-type="float" office:value="3.78125" calcext:value-type="float">
            <text:p>3.78125</text:p>
          </table:table-cell>
          <table:table-cell table:formula="of:=(((2)^(1/12))^([.B247]-69)) * 440" office:value-type="float" office:value="10.1715235123693" calcext:value-type="float">
            <text:p>10.1715235124</text:p>
          </table:table-cell>
          <table:table-cell table:formula="of:=[.C247]*512" office:value-type="float" office:value="5207.8200383331" calcext:value-type="float">
            <text:p>5207.8200383331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12/768*[.A248]" office:value-type="float" office:value="3.796875" calcext:value-type="float">
            <text:p>3.796875</text:p>
          </table:table-cell>
          <table:table-cell table:formula="of:=(((2)^(1/12))^([.B248]-69)) * 440" office:value-type="float" office:value="10.1807078162795" calcext:value-type="float">
            <text:p>10.1807078163</text:p>
          </table:table-cell>
          <table:table-cell table:formula="of:=[.C248]*512" office:value-type="float" office:value="5212.52240193509" calcext:value-type="float">
            <text:p>5212.522401935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12/768*[.A249]" office:value-type="float" office:value="3.8125" calcext:value-type="float">
            <text:p>3.8125</text:p>
          </table:table-cell>
          <table:table-cell table:formula="of:=(((2)^(1/12))^([.B249]-69)) * 440" office:value-type="float" office:value="10.1899004130907" calcext:value-type="float">
            <text:p>10.1899004131</text:p>
          </table:table-cell>
          <table:table-cell table:formula="of:=[.C249]*512" office:value-type="float" office:value="5217.22901150242" calcext:value-type="float">
            <text:p>5217.2290115024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12/768*[.A250]" office:value-type="float" office:value="3.828125" calcext:value-type="float">
            <text:p>3.828125</text:p>
          </table:table-cell>
          <table:table-cell table:formula="of:=(((2)^(1/12))^([.B250]-69)) * 440" office:value-type="float" office:value="10.199101310291" calcext:value-type="float">
            <text:p>10.1991013103</text:p>
          </table:table-cell>
          <table:table-cell table:formula="of:=[.C250]*512" office:value-type="float" office:value="5221.93987086898" calcext:value-type="float">
            <text:p>5221.939870869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12/768*[.A251]" office:value-type="float" office:value="3.84375" calcext:value-type="float">
            <text:p>3.84375</text:p>
          </table:table-cell>
          <table:table-cell table:formula="of:=(((2)^(1/12))^([.B251]-69)) * 440" office:value-type="float" office:value="10.2083105153751" calcext:value-type="float">
            <text:p>10.2083105154</text:p>
          </table:table-cell>
          <table:table-cell table:formula="of:=[.C251]*512" office:value-type="float" office:value="5226.65498387207" calcext:value-type="float">
            <text:p>5226.6549838721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12/768*[.A252]" office:value-type="float" office:value="3.859375" calcext:value-type="float">
            <text:p>3.859375</text:p>
          </table:table-cell>
          <table:table-cell table:formula="of:=(((2)^(1/12))^([.B252]-69)) * 440" office:value-type="float" office:value="10.2175280358447" calcext:value-type="float">
            <text:p>10.2175280358</text:p>
          </table:table-cell>
          <table:table-cell table:formula="of:=[.C252]*512" office:value-type="float" office:value="5231.3743543525" calcext:value-type="float">
            <text:p>5231.3743543525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12/768*[.A253]" office:value-type="float" office:value="3.875" calcext:value-type="float">
            <text:p>3.875</text:p>
          </table:table-cell>
          <table:table-cell table:formula="of:=(((2)^(1/12))^([.B253]-69)) * 440" office:value-type="float" office:value="10.2267538792081" calcext:value-type="float">
            <text:p>10.2267538792</text:p>
          </table:table-cell>
          <table:table-cell table:formula="of:=[.C253]*512" office:value-type="float" office:value="5236.09798615452" calcext:value-type="float">
            <text:p>5236.0979861545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12/768*[.A254]" office:value-type="float" office:value="3.890625" calcext:value-type="float">
            <text:p>3.890625</text:p>
          </table:table-cell>
          <table:table-cell table:formula="of:=(((2)^(1/12))^([.B254]-69)) * 440" office:value-type="float" office:value="10.2359880529802" calcext:value-type="float">
            <text:p>10.235988053</text:p>
          </table:table-cell>
          <table:table-cell table:formula="of:=[.C254]*512" office:value-type="float" office:value="5240.82588312586" calcext:value-type="float">
            <text:p>5240.825883125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12/768*[.A255]" office:value-type="float" office:value="3.90625" calcext:value-type="float">
            <text:p>3.90625</text:p>
          </table:table-cell>
          <table:table-cell table:formula="of:=(((2)^(1/12))^([.B255]-69)) * 440" office:value-type="float" office:value="10.2452305646831" calcext:value-type="float">
            <text:p>10.2452305647</text:p>
          </table:table-cell>
          <table:table-cell table:formula="of:=[.C255]*512" office:value-type="float" office:value="5245.55804911773" calcext:value-type="float">
            <text:p>5245.5580491177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12/768*[.A256]" office:value-type="float" office:value="3.921875" calcext:value-type="float">
            <text:p>3.921875</text:p>
          </table:table-cell>
          <table:table-cell table:formula="of:=(((2)^(1/12))^([.B256]-69)) * 440" office:value-type="float" office:value="10.2544814218453" calcext:value-type="float">
            <text:p>10.2544814218</text:p>
          </table:table-cell>
          <table:table-cell table:formula="of:=[.C256]*512" office:value-type="float" office:value="5250.2944879848" calcext:value-type="float">
            <text:p>5250.2944879848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12/768*[.A257]" office:value-type="float" office:value="3.9375" calcext:value-type="float">
            <text:p>3.9375</text:p>
          </table:table-cell>
          <table:table-cell table:formula="of:=(((2)^(1/12))^([.B257]-69)) * 440" office:value-type="float" office:value="10.2637406320024" calcext:value-type="float">
            <text:p>10.263740632</text:p>
          </table:table-cell>
          <table:table-cell table:formula="of:=[.C257]*512" office:value-type="float" office:value="5255.03520358524" calcext:value-type="float">
            <text:p>5255.0352035852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12/768*[.A258]" office:value-type="float" office:value="3.953125" calcext:value-type="float">
            <text:p>3.953125</text:p>
          </table:table-cell>
          <table:table-cell table:formula="of:=(((2)^(1/12))^([.B258]-69)) * 440" office:value-type="float" office:value="10.2730082026967" calcext:value-type="float">
            <text:p>10.2730082027</text:p>
          </table:table-cell>
          <table:table-cell table:formula="of:=[.C258]*512" office:value-type="float" office:value="5259.78019978069" calcext:value-type="float">
            <text:p>5259.7801997807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12/768*[.A259]" office:value-type="float" office:value="3.96875" calcext:value-type="float">
            <text:p>3.96875</text:p>
          </table:table-cell>
          <table:table-cell table:formula="of:=(((2)^(1/12))^([.B259]-69)) * 440" office:value-type="float" office:value="10.2822841414771" calcext:value-type="float">
            <text:p>10.2822841415</text:p>
          </table:table-cell>
          <table:table-cell table:formula="of:=[.C259]*512" office:value-type="float" office:value="5264.52948043629" calcext:value-type="float">
            <text:p>5264.5294804363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12/768*[.A260]" office:value-type="float" office:value="3.984375" calcext:value-type="float">
            <text:p>3.984375</text:p>
          </table:table-cell>
          <table:table-cell table:formula="of:=(((2)^(1/12))^([.B260]-69)) * 440" office:value-type="float" office:value="10.2915684558997" calcext:value-type="float">
            <text:p>10.2915684559</text:p>
          </table:table-cell>
          <table:table-cell table:formula="of:=[.C260]*512" office:value-type="float" office:value="5269.28304942065" calcext:value-type="float">
            <text:p>5269.2830494207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12/768*[.A261]" office:value-type="float" office:value="4" calcext:value-type="float">
            <text:p>4</text:p>
          </table:table-cell>
          <table:table-cell table:formula="of:=(((2)^(1/12))^([.B261]-69)) * 440" office:value-type="float" office:value="10.3008611535272" calcext:value-type="float">
            <text:p>10.3008611535</text:p>
          </table:table-cell>
          <table:table-cell table:formula="of:=[.C261]*512" office:value-type="float" office:value="5274.0409106059" calcext:value-type="float">
            <text:p>5274.0409106059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12/768*[.A262]" office:value-type="float" office:value="4.015625" calcext:value-type="float">
            <text:p>4.015625</text:p>
          </table:table-cell>
          <table:table-cell table:formula="of:=(((2)^(1/12))^([.B262]-69)) * 440" office:value-type="float" office:value="10.310162241929" calcext:value-type="float">
            <text:p>10.3101622419</text:p>
          </table:table-cell>
          <table:table-cell table:formula="of:=[.C262]*512" office:value-type="float" office:value="5278.80306786765" calcext:value-type="float">
            <text:p>5278.8030678677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12/768*[.A263]" office:value-type="float" office:value="4.03125" calcext:value-type="float">
            <text:p>4.03125</text:p>
          </table:table-cell>
          <table:table-cell table:formula="of:=(((2)^(1/12))^([.B263]-69)) * 440" office:value-type="float" office:value="10.3194717286816" calcext:value-type="float">
            <text:p>10.3194717287</text:p>
          </table:table-cell>
          <table:table-cell table:formula="of:=[.C263]*512" office:value-type="float" office:value="5283.569525085" calcext:value-type="float">
            <text:p>5283.56952508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12/768*[.A264]" office:value-type="float" office:value="4.046875" calcext:value-type="float">
            <text:p>4.046875</text:p>
          </table:table-cell>
          <table:table-cell table:formula="of:=(((2)^(1/12))^([.B264]-69)) * 440" office:value-type="float" office:value="10.3287896213683" calcext:value-type="float">
            <text:p>10.3287896214</text:p>
          </table:table-cell>
          <table:table-cell table:formula="of:=[.C264]*512" office:value-type="float" office:value="5288.34028614058" calcext:value-type="float">
            <text:p>5288.3402861406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12/768*[.A265]" office:value-type="float" office:value="4.0625" calcext:value-type="float">
            <text:p>4.0625</text:p>
          </table:table-cell>
          <table:table-cell table:formula="of:=(((2)^(1/12))^([.B265]-69)) * 440" office:value-type="float" office:value="10.3381159275791" calcext:value-type="float">
            <text:p>10.3381159276</text:p>
          </table:table-cell>
          <table:table-cell table:formula="of:=[.C265]*512" office:value-type="float" office:value="5293.11535492049" calcext:value-type="float">
            <text:p>5293.1153549205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12/768*[.A266]" office:value-type="float" office:value="4.078125" calcext:value-type="float">
            <text:p>4.078125</text:p>
          </table:table-cell>
          <table:table-cell table:formula="of:=(((2)^(1/12))^([.B266]-69)) * 440" office:value-type="float" office:value="10.3474506549109" calcext:value-type="float">
            <text:p>10.3474506549</text:p>
          </table:table-cell>
          <table:table-cell table:formula="of:=[.C266]*512" office:value-type="float" office:value="5297.89473531438" calcext:value-type="float">
            <text:p>5297.8947353144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12/768*[.A267]" office:value-type="float" office:value="4.09375" calcext:value-type="float">
            <text:p>4.09375</text:p>
          </table:table-cell>
          <table:table-cell table:formula="of:=(((2)^(1/12))^([.B267]-69)) * 440" office:value-type="float" office:value="10.3567938109675" calcext:value-type="float">
            <text:p>10.356793811</text:p>
          </table:table-cell>
          <table:table-cell table:formula="of:=[.C267]*512" office:value-type="float" office:value="5302.67843121537" calcext:value-type="float">
            <text:p>5302.6784312154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12/768*[.A268]" office:value-type="float" office:value="4.109375" calcext:value-type="float">
            <text:p>4.109375</text:p>
          </table:table-cell>
          <table:table-cell table:formula="of:=(((2)^(1/12))^([.B268]-69)) * 440" office:value-type="float" office:value="10.3661454033596" calcext:value-type="float">
            <text:p>10.3661454034</text:p>
          </table:table-cell>
          <table:table-cell table:formula="of:=[.C268]*512" office:value-type="float" office:value="5307.46644652013" calcext:value-type="float">
            <text:p>5307.466446520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12/768*[.A269]" office:value-type="float" office:value="4.125" calcext:value-type="float">
            <text:p>4.125</text:p>
          </table:table-cell>
          <table:table-cell table:formula="of:=(((2)^(1/12))^([.B269]-69)) * 440" office:value-type="float" office:value="10.3755054397048" calcext:value-type="float">
            <text:p>10.3755054397</text:p>
          </table:table-cell>
          <table:table-cell table:formula="of:=[.C269]*512" office:value-type="float" office:value="5312.25878512883" calcext:value-type="float">
            <text:p>5312.2587851288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12/768*[.A270]" office:value-type="float" office:value="4.140625" calcext:value-type="float">
            <text:p>4.140625</text:p>
          </table:table-cell>
          <table:table-cell table:formula="of:=(((2)^(1/12))^([.B270]-69)) * 440" office:value-type="float" office:value="10.3848739276273" calcext:value-type="float">
            <text:p>10.3848739276</text:p>
          </table:table-cell>
          <table:table-cell table:formula="of:=[.C270]*512" office:value-type="float" office:value="5317.05545094517" calcext:value-type="float">
            <text:p>5317.0554509452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12/768*[.A271]" office:value-type="float" office:value="4.15625" calcext:value-type="float">
            <text:p>4.15625</text:p>
          </table:table-cell>
          <table:table-cell table:formula="of:=(((2)^(1/12))^([.B271]-69)) * 440" office:value-type="float" office:value="10.3942508747585" calcext:value-type="float">
            <text:p>10.3942508748</text:p>
          </table:table-cell>
          <table:table-cell table:formula="of:=[.C271]*512" office:value-type="float" office:value="5321.85644787637" calcext:value-type="float">
            <text:p>5321.8564478764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12/768*[.A272]" office:value-type="float" office:value="4.171875" calcext:value-type="float">
            <text:p>4.171875</text:p>
          </table:table-cell>
          <table:table-cell table:formula="of:=(((2)^(1/12))^([.B272]-69)) * 440" office:value-type="float" office:value="10.4036362887367" calcext:value-type="float">
            <text:p>10.4036362887</text:p>
          </table:table-cell>
          <table:table-cell table:formula="of:=[.C272]*512" office:value-type="float" office:value="5326.66177983317" calcext:value-type="float">
            <text:p>5326.6617798332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12/768*[.A273]" office:value-type="float" office:value="4.1875" calcext:value-type="float">
            <text:p>4.1875</text:p>
          </table:table-cell>
          <table:table-cell table:formula="of:=(((2)^(1/12))^([.B273]-69)) * 440" office:value-type="float" office:value="10.4130301772068" calcext:value-type="float">
            <text:p>10.4130301772</text:p>
          </table:table-cell>
          <table:table-cell table:formula="of:=[.C273]*512" office:value-type="float" office:value="5331.47145072986" calcext:value-type="float">
            <text:p>5331.4714507299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12/768*[.A274]" office:value-type="float" office:value="4.203125" calcext:value-type="float">
            <text:p>4.203125</text:p>
          </table:table-cell>
          <table:table-cell table:formula="of:=(((2)^(1/12))^([.B274]-69)) * 440" office:value-type="float" office:value="10.4224325478208" calcext:value-type="float">
            <text:p>10.4224325478</text:p>
          </table:table-cell>
          <table:table-cell table:formula="of:=[.C274]*512" office:value-type="float" office:value="5336.28546448426" calcext:value-type="float">
            <text:p>5336.2854644843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12/768*[.A275]" office:value-type="float" office:value="4.21875" calcext:value-type="float">
            <text:p>4.21875</text:p>
          </table:table-cell>
          <table:table-cell table:formula="of:=(((2)^(1/12))^([.B275]-69)) * 440" office:value-type="float" office:value="10.4318434082377" calcext:value-type="float">
            <text:p>10.4318434082</text:p>
          </table:table-cell>
          <table:table-cell table:formula="of:=[.C275]*512" office:value-type="float" office:value="5341.1038250177" calcext:value-type="float">
            <text:p>5341.1038250177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12/768*[.A276]" office:value-type="float" office:value="4.234375" calcext:value-type="float">
            <text:p>4.234375</text:p>
          </table:table-cell>
          <table:table-cell table:formula="of:=(((2)^(1/12))^([.B276]-69)) * 440" office:value-type="float" office:value="10.4412627661232" calcext:value-type="float">
            <text:p>10.4412627661</text:p>
          </table:table-cell>
          <table:table-cell table:formula="of:=[.C276]*512" office:value-type="float" office:value="5345.92653625509" calcext:value-type="float">
            <text:p>5345.926536255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12/768*[.A277]" office:value-type="float" office:value="4.25" calcext:value-type="float">
            <text:p>4.25</text:p>
          </table:table-cell>
          <table:table-cell table:formula="of:=(((2)^(1/12))^([.B277]-69)) * 440" office:value-type="float" office:value="10.4506906291501" calcext:value-type="float">
            <text:p>10.4506906292</text:p>
          </table:table-cell>
          <table:table-cell table:formula="of:=[.C277]*512" office:value-type="float" office:value="5350.75360212487" calcext:value-type="float">
            <text:p>5350.7536021249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12/768*[.A278]" office:value-type="float" office:value="4.265625" calcext:value-type="float">
            <text:p>4.265625</text:p>
          </table:table-cell>
          <table:table-cell table:formula="of:=(((2)^(1/12))^([.B278]-69)) * 440" office:value-type="float" office:value="10.4601270049981" calcext:value-type="float">
            <text:p>10.460127005</text:p>
          </table:table-cell>
          <table:table-cell table:formula="of:=[.C278]*512" office:value-type="float" office:value="5355.58502655901" calcext:value-type="float">
            <text:p>5355.585026559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12/768*[.A279]" office:value-type="float" office:value="4.28125" calcext:value-type="float">
            <text:p>4.28125</text:p>
          </table:table-cell>
          <table:table-cell table:formula="of:=(((2)^(1/12))^([.B279]-69)) * 440" office:value-type="float" office:value="10.4695719013536" calcext:value-type="float">
            <text:p>10.4695719014</text:p>
          </table:table-cell>
          <table:table-cell table:formula="of:=[.C279]*512" office:value-type="float" office:value="5360.42081349306" calcext:value-type="float">
            <text:p>5360.4208134931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12/768*[.A280]" office:value-type="float" office:value="4.296875" calcext:value-type="float">
            <text:p>4.296875</text:p>
          </table:table-cell>
          <table:table-cell table:formula="of:=(((2)^(1/12))^([.B280]-69)) * 440" office:value-type="float" office:value="10.4790253259103" calcext:value-type="float">
            <text:p>10.4790253259</text:p>
          </table:table-cell>
          <table:table-cell table:formula="of:=[.C280]*512" office:value-type="float" office:value="5365.26096686609" calcext:value-type="float">
            <text:p>5365.260966866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12/768*[.A281]" office:value-type="float" office:value="4.3125" calcext:value-type="float">
            <text:p>4.3125</text:p>
          </table:table-cell>
          <table:table-cell table:formula="of:=(((2)^(1/12))^([.B281]-69)) * 440" office:value-type="float" office:value="10.4884872863687" calcext:value-type="float">
            <text:p>10.4884872864</text:p>
          </table:table-cell>
          <table:table-cell table:formula="of:=[.C281]*512" office:value-type="float" office:value="5370.10549062076" calcext:value-type="float">
            <text:p>5370.1054906208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12/768*[.A282]" office:value-type="float" office:value="4.328125" calcext:value-type="float">
            <text:p>4.328125</text:p>
          </table:table-cell>
          <table:table-cell table:formula="of:=(((2)^(1/12))^([.B282]-69)) * 440" office:value-type="float" office:value="10.4979577904361" calcext:value-type="float">
            <text:p>10.4979577904</text:p>
          </table:table-cell>
          <table:table-cell table:formula="of:=[.C282]*512" office:value-type="float" office:value="5374.95438870327" calcext:value-type="float">
            <text:p>5374.954388703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12/768*[.A283]" office:value-type="float" office:value="4.34375" calcext:value-type="float">
            <text:p>4.34375</text:p>
          </table:table-cell>
          <table:table-cell table:formula="of:=(((2)^(1/12))^([.B283]-69)) * 440" office:value-type="float" office:value="10.5074368458269" calcext:value-type="float">
            <text:p>10.5074368458</text:p>
          </table:table-cell>
          <table:table-cell table:formula="of:=[.C283]*512" office:value-type="float" office:value="5379.80766506338" calcext:value-type="float">
            <text:p>5379.8076650634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12/768*[.A284]" office:value-type="float" office:value="4.359375" calcext:value-type="float">
            <text:p>4.359375</text:p>
          </table:table-cell>
          <table:table-cell table:formula="of:=(((2)^(1/12))^([.B284]-69)) * 440" office:value-type="float" office:value="10.5169244602626" calcext:value-type="float">
            <text:p>10.5169244603</text:p>
          </table:table-cell>
          <table:table-cell table:formula="of:=[.C284]*512" office:value-type="float" office:value="5384.66532365444" calcext:value-type="float">
            <text:p>5384.665323654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12/768*[.A285]" office:value-type="float" office:value="4.375" calcext:value-type="float">
            <text:p>4.375</text:p>
          </table:table-cell>
          <table:table-cell table:formula="of:=(((2)^(1/12))^([.B285]-69)) * 440" office:value-type="float" office:value="10.5264206414714" calcext:value-type="float">
            <text:p>10.5264206415</text:p>
          </table:table-cell>
          <table:table-cell table:formula="of:=[.C285]*512" office:value-type="float" office:value="5389.52736843333" calcext:value-type="float">
            <text:p>5389.5273684333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12/768*[.A286]" office:value-type="float" office:value="4.390625" calcext:value-type="float">
            <text:p>4.390625</text:p>
          </table:table-cell>
          <table:table-cell table:formula="of:=(((2)^(1/12))^([.B286]-69)) * 440" office:value-type="float" office:value="10.5359253971886" calcext:value-type="float">
            <text:p>10.5359253972</text:p>
          </table:table-cell>
          <table:table-cell table:formula="of:=[.C286]*512" office:value-type="float" office:value="5394.39380336056" calcext:value-type="float">
            <text:p>5394.3938033606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12/768*[.A287]" office:value-type="float" office:value="4.40625" calcext:value-type="float">
            <text:p>4.40625</text:p>
          </table:table-cell>
          <table:table-cell table:formula="of:=(((2)^(1/12))^([.B287]-69)) * 440" office:value-type="float" office:value="10.5454387351565" calcext:value-type="float">
            <text:p>10.5454387352</text:p>
          </table:table-cell>
          <table:table-cell table:formula="of:=[.C287]*512" office:value-type="float" office:value="5399.26463240015" calcext:value-type="float">
            <text:p>5399.2646324002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12/768*[.A288]" office:value-type="float" office:value="4.421875" calcext:value-type="float">
            <text:p>4.421875</text:p>
          </table:table-cell>
          <table:table-cell table:formula="of:=(((2)^(1/12))^([.B288]-69)) * 440" office:value-type="float" office:value="10.5549606631245" calcext:value-type="float">
            <text:p>10.5549606631</text:p>
          </table:table-cell>
          <table:table-cell table:formula="of:=[.C288]*512" office:value-type="float" office:value="5404.13985951975" calcext:value-type="float">
            <text:p>5404.1398595198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12/768*[.A289]" office:value-type="float" office:value="4.4375" calcext:value-type="float">
            <text:p>4.4375</text:p>
          </table:table-cell>
          <table:table-cell table:formula="of:=(((2)^(1/12))^([.B289]-69)) * 440" office:value-type="float" office:value="10.5644911888488" calcext:value-type="float">
            <text:p>10.5644911888</text:p>
          </table:table-cell>
          <table:table-cell table:formula="of:=[.C289]*512" office:value-type="float" office:value="5409.01948869057" calcext:value-type="float">
            <text:p>5409.0194886906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12/768*[.A290]" office:value-type="float" office:value="4.453125" calcext:value-type="float">
            <text:p>4.453125</text:p>
          </table:table-cell>
          <table:table-cell table:formula="of:=(((2)^(1/12))^([.B290]-69)) * 440" office:value-type="float" office:value="10.5740303200926" calcext:value-type="float">
            <text:p>10.5740303201</text:p>
          </table:table-cell>
          <table:table-cell table:formula="of:=[.C290]*512" office:value-type="float" office:value="5413.90352388742" calcext:value-type="float">
            <text:p>5413.9035238874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12/768*[.A291]" office:value-type="float" office:value="4.46875" calcext:value-type="float">
            <text:p>4.46875</text:p>
          </table:table-cell>
          <table:table-cell table:formula="of:=(((2)^(1/12))^([.B291]-69)) * 440" office:value-type="float" office:value="10.5835780646263" calcext:value-type="float">
            <text:p>10.5835780646</text:p>
          </table:table-cell>
          <table:table-cell table:formula="of:=[.C291]*512" office:value-type="float" office:value="5418.79196908867" calcext:value-type="float">
            <text:p>5418.7919690887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12/768*[.A292]" office:value-type="float" office:value="4.484375" calcext:value-type="float">
            <text:p>4.484375</text:p>
          </table:table-cell>
          <table:table-cell table:formula="of:=(((2)^(1/12))^([.B292]-69)) * 440" office:value-type="float" office:value="10.5931344302272" calcext:value-type="float">
            <text:p>10.5931344302</text:p>
          </table:table-cell>
          <table:table-cell table:formula="of:=[.C292]*512" office:value-type="float" office:value="5423.68482827632" calcext:value-type="float">
            <text:p>5423.6848282763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12/768*[.A293]" office:value-type="float" office:value="4.5" calcext:value-type="float">
            <text:p>4.5</text:p>
          </table:table-cell>
          <table:table-cell table:formula="of:=(((2)^(1/12))^([.B293]-69)) * 440" office:value-type="float" office:value="10.6026994246796" calcext:value-type="float">
            <text:p>10.6026994247</text:p>
          </table:table-cell>
          <table:table-cell table:formula="of:=[.C293]*512" office:value-type="float" office:value="5428.58210543594" calcext:value-type="float">
            <text:p>5428.5821054359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12/768*[.A294]" office:value-type="float" office:value="4.515625" calcext:value-type="float">
            <text:p>4.515625</text:p>
          </table:table-cell>
          <table:table-cell table:formula="of:=(((2)^(1/12))^([.B294]-69)) * 440" office:value-type="float" office:value="10.6122730557748" calcext:value-type="float">
            <text:p>10.6122730558</text:p>
          </table:table-cell>
          <table:table-cell table:formula="of:=[.C294]*512" office:value-type="float" office:value="5433.4838045567" calcext:value-type="float">
            <text:p>5433.4838045567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12/768*[.A295]" office:value-type="float" office:value="4.53125" calcext:value-type="float">
            <text:p>4.53125</text:p>
          </table:table-cell>
          <table:table-cell table:formula="of:=(((2)^(1/12))^([.B295]-69)) * 440" office:value-type="float" office:value="10.6218553313113" calcext:value-type="float">
            <text:p>10.6218553313</text:p>
          </table:table-cell>
          <table:table-cell table:formula="of:=[.C295]*512" office:value-type="float" office:value="5438.38992963139" calcext:value-type="float">
            <text:p>5438.3899296314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12/768*[.A296]" office:value-type="float" office:value="4.546875" calcext:value-type="float">
            <text:p>4.546875</text:p>
          </table:table-cell>
          <table:table-cell table:formula="of:=(((2)^(1/12))^([.B296]-69)) * 440" office:value-type="float" office:value="10.6314462590945" calcext:value-type="float">
            <text:p>10.6314462591</text:p>
          </table:table-cell>
          <table:table-cell table:formula="of:=[.C296]*512" office:value-type="float" office:value="5443.30048465638" calcext:value-type="float">
            <text:p>5443.3004846564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12/768*[.A297]" office:value-type="float" office:value="4.5625" calcext:value-type="float">
            <text:p>4.5625</text:p>
          </table:table-cell>
          <table:table-cell table:formula="of:=(((2)^(1/12))^([.B297]-69)) * 440" office:value-type="float" office:value="10.6410458469369" calcext:value-type="float">
            <text:p>10.6410458469</text:p>
          </table:table-cell>
          <table:table-cell table:formula="of:=[.C297]*512" office:value-type="float" office:value="5448.21547363167" calcext:value-type="float">
            <text:p>5448.2154736317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12/768*[.A298]" office:value-type="float" office:value="4.578125" calcext:value-type="float">
            <text:p>4.578125</text:p>
          </table:table-cell>
          <table:table-cell table:formula="of:=(((2)^(1/12))^([.B298]-69)) * 440" office:value-type="float" office:value="10.6506541026579" calcext:value-type="float">
            <text:p>10.6506541027</text:p>
          </table:table-cell>
          <table:table-cell table:formula="of:=[.C298]*512" office:value-type="float" office:value="5453.13490056087" calcext:value-type="float">
            <text:p>5453.1349005609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12/768*[.A299]" office:value-type="float" office:value="4.59375" calcext:value-type="float">
            <text:p>4.59375</text:p>
          </table:table-cell>
          <table:table-cell table:formula="of:=(((2)^(1/12))^([.B299]-69)) * 440" office:value-type="float" office:value="10.6602710340843" calcext:value-type="float">
            <text:p>10.6602710341</text:p>
          </table:table-cell>
          <table:table-cell table:formula="of:=[.C299]*512" office:value-type="float" office:value="5458.05876945119" calcext:value-type="float">
            <text:p>5458.0587694512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12/768*[.A300]" office:value-type="float" office:value="4.609375" calcext:value-type="float">
            <text:p>4.609375</text:p>
          </table:table-cell>
          <table:table-cell table:formula="of:=(((2)^(1/12))^([.B300]-69)) * 440" office:value-type="float" office:value="10.6698966490497" calcext:value-type="float">
            <text:p>10.669896649</text:p>
          </table:table-cell>
          <table:table-cell table:formula="of:=[.C300]*512" office:value-type="float" office:value="5462.98708431346" calcext:value-type="float">
            <text:p>5462.987084313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12/768*[.A301]" office:value-type="float" office:value="4.625" calcext:value-type="float">
            <text:p>4.625</text:p>
          </table:table-cell>
          <table:table-cell table:formula="of:=(((2)^(1/12))^([.B301]-69)) * 440" office:value-type="float" office:value="10.6795309553948" calcext:value-type="float">
            <text:p>10.6795309554</text:p>
          </table:table-cell>
          <table:table-cell table:formula="of:=[.C301]*512" office:value-type="float" office:value="5467.91984916215" calcext:value-type="float">
            <text:p>5467.919849162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12/768*[.A302]" office:value-type="float" office:value="4.640625" calcext:value-type="float">
            <text:p>4.640625</text:p>
          </table:table-cell>
          <table:table-cell table:formula="of:=(((2)^(1/12))^([.B302]-69)) * 440" office:value-type="float" office:value="10.6891739609675" calcext:value-type="float">
            <text:p>10.689173961</text:p>
          </table:table-cell>
          <table:table-cell table:formula="of:=[.C302]*512" office:value-type="float" office:value="5472.85706801534" calcext:value-type="float">
            <text:p>5472.8570680153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12/768*[.A303]" office:value-type="float" office:value="4.65625" calcext:value-type="float">
            <text:p>4.65625</text:p>
          </table:table-cell>
          <table:table-cell table:formula="of:=(((2)^(1/12))^([.B303]-69)) * 440" office:value-type="float" office:value="10.6988256736225" calcext:value-type="float">
            <text:p>10.6988256736</text:p>
          </table:table-cell>
          <table:table-cell table:formula="of:=[.C303]*512" office:value-type="float" office:value="5477.79874489474" calcext:value-type="float">
            <text:p>5477.798744894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12/768*[.A304]" office:value-type="float" office:value="4.671875" calcext:value-type="float">
            <text:p>4.671875</text:p>
          </table:table-cell>
          <table:table-cell table:formula="of:=(((2)^(1/12))^([.B304]-69)) * 440" office:value-type="float" office:value="10.708486101222" calcext:value-type="float">
            <text:p>10.7084861012</text:p>
          </table:table-cell>
          <table:table-cell table:formula="of:=[.C304]*512" office:value-type="float" office:value="5482.74488382569" calcext:value-type="float">
            <text:p>5482.744883825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12/768*[.A305]" office:value-type="float" office:value="4.6875" calcext:value-type="float">
            <text:p>4.6875</text:p>
          </table:table-cell>
          <table:table-cell table:formula="of:=(((2)^(1/12))^([.B305]-69)) * 440" office:value-type="float" office:value="10.7181552516351" calcext:value-type="float">
            <text:p>10.7181552516</text:p>
          </table:table-cell>
          <table:table-cell table:formula="of:=[.C305]*512" office:value-type="float" office:value="5487.69548883717" calcext:value-type="float">
            <text:p>5487.6954888372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12/768*[.A306]" office:value-type="float" office:value="4.703125" calcext:value-type="float">
            <text:p>4.703125</text:p>
          </table:table-cell>
          <table:table-cell table:formula="of:=(((2)^(1/12))^([.B306]-69)) * 440" office:value-type="float" office:value="10.7278331327379" calcext:value-type="float">
            <text:p>10.7278331327</text:p>
          </table:table-cell>
          <table:table-cell table:formula="of:=[.C306]*512" office:value-type="float" office:value="5492.6505639618" calcext:value-type="float">
            <text:p>5492.6505639618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12/768*[.A307]" office:value-type="float" office:value="4.71875" calcext:value-type="float">
            <text:p>4.71875</text:p>
          </table:table-cell>
          <table:table-cell table:formula="of:=(((2)^(1/12))^([.B307]-69)) * 440" office:value-type="float" office:value="10.7375197524137" calcext:value-type="float">
            <text:p>10.7375197524</text:p>
          </table:table-cell>
          <table:table-cell table:formula="of:=[.C307]*512" office:value-type="float" office:value="5497.61011323583" calcext:value-type="float">
            <text:p>5497.6101132358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12/768*[.A308]" office:value-type="float" office:value="4.734375" calcext:value-type="float">
            <text:p>4.734375</text:p>
          </table:table-cell>
          <table:table-cell table:formula="of:=(((2)^(1/12))^([.B308]-69)) * 440" office:value-type="float" office:value="10.7472151185531" calcext:value-type="float">
            <text:p>10.7472151186</text:p>
          </table:table-cell>
          <table:table-cell table:formula="of:=[.C308]*512" office:value-type="float" office:value="5502.57414069916" calcext:value-type="float">
            <text:p>5502.5741406992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12/768*[.A309]" office:value-type="float" office:value="4.75" calcext:value-type="float">
            <text:p>4.75</text:p>
          </table:table-cell>
          <table:table-cell table:formula="of:=(((2)^(1/12))^([.B309]-69)) * 440" office:value-type="float" office:value="10.7569192390534" calcext:value-type="float">
            <text:p>10.7569192391</text:p>
          </table:table-cell>
          <table:table-cell table:formula="of:=[.C309]*512" office:value-type="float" office:value="5507.54265039535" calcext:value-type="float">
            <text:p>5507.5426503954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12/768*[.A310]" office:value-type="float" office:value="4.765625" calcext:value-type="float">
            <text:p>4.765625</text:p>
          </table:table-cell>
          <table:table-cell table:formula="of:=(((2)^(1/12))^([.B310]-69)) * 440" office:value-type="float" office:value="10.7666321218195" calcext:value-type="float">
            <text:p>10.7666321218</text:p>
          </table:table-cell>
          <table:table-cell table:formula="of:=[.C310]*512" office:value-type="float" office:value="5512.51564637159" calcext:value-type="float">
            <text:p>5512.515646371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12/768*[.A311]" office:value-type="float" office:value="4.78125" calcext:value-type="float">
            <text:p>4.78125</text:p>
          </table:table-cell>
          <table:table-cell table:formula="of:=(((2)^(1/12))^([.B311]-69)) * 440" office:value-type="float" office:value="10.7763537747631" calcext:value-type="float">
            <text:p>10.7763537748</text:p>
          </table:table-cell>
          <table:table-cell table:formula="of:=[.C311]*512" office:value-type="float" office:value="5517.49313267873" calcext:value-type="float">
            <text:p>5517.4931326787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12/768*[.A312]" office:value-type="float" office:value="4.796875" calcext:value-type="float">
            <text:p>4.796875</text:p>
          </table:table-cell>
          <table:table-cell table:formula="of:=(((2)^(1/12))^([.B312]-69)) * 440" office:value-type="float" office:value="10.7860842058033" calcext:value-type="float">
            <text:p>10.7860842058</text:p>
          </table:table-cell>
          <table:table-cell table:formula="of:=[.C312]*512" office:value-type="float" office:value="5522.47511337129" calcext:value-type="float">
            <text:p>5522.4751133713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12/768*[.A313]" office:value-type="float" office:value="4.8125" calcext:value-type="float">
            <text:p>4.8125</text:p>
          </table:table-cell>
          <table:table-cell table:formula="of:=(((2)^(1/12))^([.B313]-69)) * 440" office:value-type="float" office:value="10.7958234228661" calcext:value-type="float">
            <text:p>10.7958234229</text:p>
          </table:table-cell>
          <table:table-cell table:formula="of:=[.C313]*512" office:value-type="float" office:value="5527.46159250745" calcext:value-type="float">
            <text:p>5527.461592507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12/768*[.A314]" office:value-type="float" office:value="4.828125" calcext:value-type="float">
            <text:p>4.828125</text:p>
          </table:table-cell>
          <table:table-cell table:formula="of:=(((2)^(1/12))^([.B314]-69)) * 440" office:value-type="float" office:value="10.8055714338848" calcext:value-type="float">
            <text:p>10.8055714339</text:p>
          </table:table-cell>
          <table:table-cell table:formula="of:=[.C314]*512" office:value-type="float" office:value="5532.45257414903" calcext:value-type="float">
            <text:p>5532.452574149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12/768*[.A315]" office:value-type="float" office:value="4.84375" calcext:value-type="float">
            <text:p>4.84375</text:p>
          </table:table-cell>
          <table:table-cell table:formula="of:=(((2)^(1/12))^([.B315]-69)) * 440" office:value-type="float" office:value="10.8153282467999" calcext:value-type="float">
            <text:p>10.8153282468</text:p>
          </table:table-cell>
          <table:table-cell table:formula="of:=[.C315]*512" office:value-type="float" office:value="5537.44806236154" calcext:value-type="float">
            <text:p>5537.448062361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12/768*[.A316]" office:value-type="float" office:value="4.859375" calcext:value-type="float">
            <text:p>4.859375</text:p>
          </table:table-cell>
          <table:table-cell table:formula="of:=(((2)^(1/12))^([.B316]-69)) * 440" office:value-type="float" office:value="10.8250938695589" calcext:value-type="float">
            <text:p>10.8250938696</text:p>
          </table:table-cell>
          <table:table-cell table:formula="of:=[.C316]*512" office:value-type="float" office:value="5542.44806121416" calcext:value-type="float">
            <text:p>5542.448061214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12/768*[.A317]" office:value-type="float" office:value="4.875" calcext:value-type="float">
            <text:p>4.875</text:p>
          </table:table-cell>
          <table:table-cell table:formula="of:=(((2)^(1/12))^([.B317]-69)) * 440" office:value-type="float" office:value="10.8348683101167" calcext:value-type="float">
            <text:p>10.8348683101</text:p>
          </table:table-cell>
          <table:table-cell table:formula="of:=[.C317]*512" office:value-type="float" office:value="5547.45257477975" calcext:value-type="float">
            <text:p>5547.4525747798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12/768*[.A318]" office:value-type="float" office:value="4.890625" calcext:value-type="float">
            <text:p>4.890625</text:p>
          </table:table-cell>
          <table:table-cell table:formula="of:=(((2)^(1/12))^([.B318]-69)) * 440" office:value-type="float" office:value="10.8446515764352" calcext:value-type="float">
            <text:p>10.8446515764</text:p>
          </table:table-cell>
          <table:table-cell table:formula="of:=[.C318]*512" office:value-type="float" office:value="5552.46160713481" calcext:value-type="float">
            <text:p>5552.4616071348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12/768*[.A319]" office:value-type="float" office:value="4.90625" calcext:value-type="float">
            <text:p>4.90625</text:p>
          </table:table-cell>
          <table:table-cell table:formula="of:=(((2)^(1/12))^([.B319]-69)) * 440" office:value-type="float" office:value="10.8544436764835" calcext:value-type="float">
            <text:p>10.8544436765</text:p>
          </table:table-cell>
          <table:table-cell table:formula="of:=[.C319]*512" office:value-type="float" office:value="5557.47516235958" calcext:value-type="float">
            <text:p>5557.4751623596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12/768*[.A320]" office:value-type="float" office:value="4.921875" calcext:value-type="float">
            <text:p>4.921875</text:p>
          </table:table-cell>
          <table:table-cell table:formula="of:=(((2)^(1/12))^([.B320]-69)) * 440" office:value-type="float" office:value="10.8642446182381" calcext:value-type="float">
            <text:p>10.8642446182</text:p>
          </table:table-cell>
          <table:table-cell table:formula="of:=[.C320]*512" office:value-type="float" office:value="5562.49324453793" calcext:value-type="float">
            <text:p>5562.4932445379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12/768*[.A321]" office:value-type="float" office:value="4.9375" calcext:value-type="float">
            <text:p>4.9375</text:p>
          </table:table-cell>
          <table:table-cell table:formula="of:=(((2)^(1/12))^([.B321]-69)) * 440" office:value-type="float" office:value="10.8740544096825" calcext:value-type="float">
            <text:p>10.8740544097</text:p>
          </table:table-cell>
          <table:table-cell table:formula="of:=[.C321]*512" office:value-type="float" office:value="5567.51585775745" calcext:value-type="float">
            <text:p>5567.515857757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12/768*[.A322]" office:value-type="float" office:value="4.953125" calcext:value-type="float">
            <text:p>4.953125</text:p>
          </table:table-cell>
          <table:table-cell table:formula="of:=(((2)^(1/12))^([.B322]-69)) * 440" office:value-type="float" office:value="10.8838730588074" calcext:value-type="float">
            <text:p>10.8838730588</text:p>
          </table:table-cell>
          <table:table-cell table:formula="of:=[.C322]*512" office:value-type="float" office:value="5572.5430061094" calcext:value-type="float">
            <text:p>5572.5430061094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12/768*[.A323]" office:value-type="float" office:value="4.96875" calcext:value-type="float">
            <text:p>4.96875</text:p>
          </table:table-cell>
          <table:table-cell table:formula="of:=(((2)^(1/12))^([.B323]-69)) * 440" office:value-type="float" office:value="10.8937005736109" calcext:value-type="float">
            <text:p>10.8937005736</text:p>
          </table:table-cell>
          <table:table-cell table:formula="of:=[.C323]*512" office:value-type="float" office:value="5577.57469368876" calcext:value-type="float">
            <text:p>5577.5746936888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12/768*[.A324]" office:value-type="float" office:value="4.984375" calcext:value-type="float">
            <text:p>4.984375</text:p>
          </table:table-cell>
          <table:table-cell table:formula="of:=(((2)^(1/12))^([.B324]-69)) * 440" office:value-type="float" office:value="10.903536962098" calcext:value-type="float">
            <text:p>10.9035369621</text:p>
          </table:table-cell>
          <table:table-cell table:formula="of:=[.C324]*512" office:value-type="float" office:value="5582.61092459419" calcext:value-type="float">
            <text:p>5582.6109245942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12/768*[.A325]" office:value-type="float" office:value="5" calcext:value-type="float">
            <text:p>5</text:p>
          </table:table-cell>
          <table:table-cell table:formula="of:=(((2)^(1/12))^([.B325]-69)) * 440" office:value-type="float" office:value="10.9133822322813" calcext:value-type="float">
            <text:p>10.9133822323</text:p>
          </table:table-cell>
          <table:table-cell table:formula="of:=[.C325]*512" office:value-type="float" office:value="5587.65170292805" calcext:value-type="float">
            <text:p>5587.651702928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2/768*[.A326]" office:value-type="float" office:value="5.015625" calcext:value-type="float">
            <text:p>5.015625</text:p>
          </table:table-cell>
          <table:table-cell table:formula="of:=(((2)^(1/12))^([.B326]-69)) * 440" office:value-type="float" office:value="10.9232363921805" calcext:value-type="float">
            <text:p>10.9232363922</text:p>
          </table:table-cell>
          <table:table-cell table:formula="of:=[.C326]*512" office:value-type="float" office:value="5592.6970327964" calcext:value-type="float">
            <text:p>5592.697032796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12/768*[.A327]" office:value-type="float" office:value="5.03125" calcext:value-type="float">
            <text:p>5.03125</text:p>
          </table:table-cell>
          <table:table-cell table:formula="of:=(((2)^(1/12))^([.B327]-69)) * 440" office:value-type="float" office:value="10.9330994498223" calcext:value-type="float">
            <text:p>10.9330994498</text:p>
          </table:table-cell>
          <table:table-cell table:formula="of:=[.C327]*512" office:value-type="float" office:value="5597.74691830903" calcext:value-type="float">
            <text:p>5597.746918309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12/768*[.A328]" office:value-type="float" office:value="5.046875" calcext:value-type="float">
            <text:p>5.046875</text:p>
          </table:table-cell>
          <table:table-cell table:formula="of:=(((2)^(1/12))^([.B328]-69)) * 440" office:value-type="float" office:value="10.9429714132411" calcext:value-type="float">
            <text:p>10.9429714132</text:p>
          </table:table-cell>
          <table:table-cell table:formula="of:=[.C328]*512" office:value-type="float" office:value="5602.80136357942" calcext:value-type="float">
            <text:p>5602.801363579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12/768*[.A329]" office:value-type="float" office:value="5.0625" calcext:value-type="float">
            <text:p>5.0625</text:p>
          </table:table-cell>
          <table:table-cell table:formula="of:=(((2)^(1/12))^([.B329]-69)) * 440" office:value-type="float" office:value="10.9528522904781" calcext:value-type="float">
            <text:p>10.9528522905</text:p>
          </table:table-cell>
          <table:table-cell table:formula="of:=[.C329]*512" office:value-type="float" office:value="5607.86037272476" calcext:value-type="float">
            <text:p>5607.8603727248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12/768*[.A330]" office:value-type="float" office:value="5.078125" calcext:value-type="float">
            <text:p>5.078125</text:p>
          </table:table-cell>
          <table:table-cell table:formula="of:=(((2)^(1/12))^([.B330]-69)) * 440" office:value-type="float" office:value="10.962742089582" calcext:value-type="float">
            <text:p>10.9627420896</text:p>
          </table:table-cell>
          <table:table-cell table:formula="of:=[.C330]*512" office:value-type="float" office:value="5612.92394986599" calcext:value-type="float">
            <text:p>5612.923949866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12/768*[.A331]" office:value-type="float" office:value="5.09375" calcext:value-type="float">
            <text:p>5.09375</text:p>
          </table:table-cell>
          <table:table-cell table:formula="of:=(((2)^(1/12))^([.B331]-69)) * 440" office:value-type="float" office:value="10.9726408186088" calcext:value-type="float">
            <text:p>10.9726408186</text:p>
          </table:table-cell>
          <table:table-cell table:formula="of:=[.C331]*512" office:value-type="float" office:value="5617.99209912773" calcext:value-type="float">
            <text:p>5617.9920991277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12/768*[.A332]" office:value-type="float" office:value="5.109375" calcext:value-type="float">
            <text:p>5.109375</text:p>
          </table:table-cell>
          <table:table-cell table:formula="of:=(((2)^(1/12))^([.B332]-69)) * 440" office:value-type="float" office:value="10.9825484856218" calcext:value-type="float">
            <text:p>10.9825484856</text:p>
          </table:table-cell>
          <table:table-cell table:formula="of:=[.C332]*512" office:value-type="float" office:value="5623.06482463835" calcext:value-type="float">
            <text:p>5623.0648246384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12/768*[.A333]" office:value-type="float" office:value="5.125" calcext:value-type="float">
            <text:p>5.125</text:p>
          </table:table-cell>
          <table:table-cell table:formula="of:=(((2)^(1/12))^([.B333]-69)) * 440" office:value-type="float" office:value="10.9924650986913" calcext:value-type="float">
            <text:p>10.9924650987</text:p>
          </table:table-cell>
          <table:table-cell table:formula="of:=[.C333]*512" office:value-type="float" office:value="5628.14213052994" calcext:value-type="float">
            <text:p>5628.14213053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12/768*[.A334]" office:value-type="float" office:value="5.140625" calcext:value-type="float">
            <text:p>5.140625</text:p>
          </table:table-cell>
          <table:table-cell table:formula="of:=(((2)^(1/12))^([.B334]-69)) * 440" office:value-type="float" office:value="11.0023906658952" calcext:value-type="float">
            <text:p>11.0023906659</text:p>
          </table:table-cell>
          <table:table-cell table:formula="of:=[.C334]*512" office:value-type="float" office:value="5633.22402093833" calcext:value-type="float">
            <text:p>5633.2240209383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12/768*[.A335]" office:value-type="float" office:value="5.15625" calcext:value-type="float">
            <text:p>5.15625</text:p>
          </table:table-cell>
          <table:table-cell table:formula="of:=(((2)^(1/12))^([.B335]-69)) * 440" office:value-type="float" office:value="11.0123251953185" calcext:value-type="float">
            <text:p>11.0123251953</text:p>
          </table:table-cell>
          <table:table-cell table:formula="of:=[.C335]*512" office:value-type="float" office:value="5638.31050000307" calcext:value-type="float">
            <text:p>5638.3105000031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12/768*[.A336]" office:value-type="float" office:value="5.171875" calcext:value-type="float">
            <text:p>5.171875</text:p>
          </table:table-cell>
          <table:table-cell table:formula="of:=(((2)^(1/12))^([.B336]-69)) * 440" office:value-type="float" office:value="11.0222686950536" calcext:value-type="float">
            <text:p>11.0222686951</text:p>
          </table:table-cell>
          <table:table-cell table:formula="of:=[.C336]*512" office:value-type="float" office:value="5643.40157186744" calcext:value-type="float">
            <text:p>5643.401571867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12/768*[.A337]" office:value-type="float" office:value="5.1875" calcext:value-type="float">
            <text:p>5.1875</text:p>
          </table:table-cell>
          <table:table-cell table:formula="of:=(((2)^(1/12))^([.B337]-69)) * 440" office:value-type="float" office:value="11.0322211732002" calcext:value-type="float">
            <text:p>11.0322211732</text:p>
          </table:table-cell>
          <table:table-cell table:formula="of:=[.C337]*512" office:value-type="float" office:value="5648.4972406785" calcext:value-type="float">
            <text:p>5648.4972406785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12/768*[.A338]" office:value-type="float" office:value="5.203125" calcext:value-type="float">
            <text:p>5.203125</text:p>
          </table:table-cell>
          <table:table-cell table:formula="of:=(((2)^(1/12))^([.B338]-69)) * 440" office:value-type="float" office:value="11.0421826378653" calcext:value-type="float">
            <text:p>11.0421826379</text:p>
          </table:table-cell>
          <table:table-cell table:formula="of:=[.C338]*512" office:value-type="float" office:value="5653.59751058702" calcext:value-type="float">
            <text:p>5653.597510587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12/768*[.A339]" office:value-type="float" office:value="5.21875" calcext:value-type="float">
            <text:p>5.21875</text:p>
          </table:table-cell>
          <table:table-cell table:formula="of:=(((2)^(1/12))^([.B339]-69)) * 440" office:value-type="float" office:value="11.0521530971631" calcext:value-type="float">
            <text:p>11.0521530972</text:p>
          </table:table-cell>
          <table:table-cell table:formula="of:=[.C339]*512" office:value-type="float" office:value="5658.70238574752" calcext:value-type="float">
            <text:p>5658.702385747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12/768*[.A340]" office:value-type="float" office:value="5.234375" calcext:value-type="float">
            <text:p>5.234375</text:p>
          </table:table-cell>
          <table:table-cell table:formula="of:=(((2)^(1/12))^([.B340]-69)) * 440" office:value-type="float" office:value="11.0621325592154" calcext:value-type="float">
            <text:p>11.0621325592</text:p>
          </table:table-cell>
          <table:table-cell table:formula="of:=[.C340]*512" office:value-type="float" office:value="5663.81187031829" calcext:value-type="float">
            <text:p>5663.8118703183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12/768*[.A341]" office:value-type="float" office:value="5.25" calcext:value-type="float">
            <text:p>5.25</text:p>
          </table:table-cell>
          <table:table-cell table:formula="of:=(((2)^(1/12))^([.B341]-69)) * 440" office:value-type="float" office:value="11.0721210321511" calcext:value-type="float">
            <text:p>11.0721210322</text:p>
          </table:table-cell>
          <table:table-cell table:formula="of:=[.C341]*512" office:value-type="float" office:value="5668.92596846136" calcext:value-type="float">
            <text:p>5668.9259684614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12/768*[.A342]" office:value-type="float" office:value="5.265625" calcext:value-type="float">
            <text:p>5.265625</text:p>
          </table:table-cell>
          <table:table-cell table:formula="of:=(((2)^(1/12))^([.B342]-69)) * 440" office:value-type="float" office:value="11.0821185241065" calcext:value-type="float">
            <text:p>11.0821185241</text:p>
          </table:table-cell>
          <table:table-cell table:formula="of:=[.C342]*512" office:value-type="float" office:value="5674.04468434252" calcext:value-type="float">
            <text:p>5674.044684342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12/768*[.A343]" office:value-type="float" office:value="5.28125" calcext:value-type="float">
            <text:p>5.28125</text:p>
          </table:table-cell>
          <table:table-cell table:formula="of:=(((2)^(1/12))^([.B343]-69)) * 440" office:value-type="float" office:value="11.0921250432252" calcext:value-type="float">
            <text:p>11.0921250432</text:p>
          </table:table-cell>
          <table:table-cell table:formula="of:=[.C343]*512" office:value-type="float" office:value="5679.16802213133" calcext:value-type="float">
            <text:p>5679.1680221313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12/768*[.A344]" office:value-type="float" office:value="5.296875" calcext:value-type="float">
            <text:p>5.296875</text:p>
          </table:table-cell>
          <table:table-cell table:formula="of:=(((2)^(1/12))^([.B344]-69)) * 440" office:value-type="float" office:value="11.1021405976584" calcext:value-type="float">
            <text:p>11.1021405977</text:p>
          </table:table-cell>
          <table:table-cell table:formula="of:=[.C344]*512" office:value-type="float" office:value="5684.29598600109" calcext:value-type="float">
            <text:p>5684.295986001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12/768*[.A345]" office:value-type="float" office:value="5.3125" calcext:value-type="float">
            <text:p>5.3125</text:p>
          </table:table-cell>
          <table:table-cell table:formula="of:=(((2)^(1/12))^([.B345]-69)) * 440" office:value-type="float" office:value="11.1121651955643" calcext:value-type="float">
            <text:p>11.1121651956</text:p>
          </table:table-cell>
          <table:table-cell table:formula="of:=[.C345]*512" office:value-type="float" office:value="5689.42858012891" calcext:value-type="float">
            <text:p>5689.4285801289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12/768*[.A346]" office:value-type="float" office:value="5.328125" calcext:value-type="float">
            <text:p>5.328125</text:p>
          </table:table-cell>
          <table:table-cell table:formula="of:=(((2)^(1/12))^([.B346]-69)) * 440" office:value-type="float" office:value="11.1221988451087" calcext:value-type="float">
            <text:p>11.1221988451</text:p>
          </table:table-cell>
          <table:table-cell table:formula="of:=[.C346]*512" office:value-type="float" office:value="5694.56580869564" calcext:value-type="float">
            <text:p>5694.5658086956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12/768*[.A347]" office:value-type="float" office:value="5.34375" calcext:value-type="float">
            <text:p>5.34375</text:p>
          </table:table-cell>
          <table:table-cell table:formula="of:=(((2)^(1/12))^([.B347]-69)) * 440" office:value-type="float" office:value="11.1322415544647" calcext:value-type="float">
            <text:p>11.1322415545</text:p>
          </table:table-cell>
          <table:table-cell table:formula="of:=[.C347]*512" office:value-type="float" office:value="5699.7076758859" calcext:value-type="float">
            <text:p>5699.7076758859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12/768*[.A348]" office:value-type="float" office:value="5.359375" calcext:value-type="float">
            <text:p>5.359375</text:p>
          </table:table-cell>
          <table:table-cell table:formula="of:=(((2)^(1/12))^([.B348]-69)) * 440" office:value-type="float" office:value="11.1422933318127" calcext:value-type="float">
            <text:p>11.1422933318</text:p>
          </table:table-cell>
          <table:table-cell table:formula="of:=[.C348]*512" office:value-type="float" office:value="5704.85418588812" calcext:value-type="float">
            <text:p>5704.854185888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12/768*[.A349]" office:value-type="float" office:value="5.375" calcext:value-type="float">
            <text:p>5.375</text:p>
          </table:table-cell>
          <table:table-cell table:formula="of:=(((2)^(1/12))^([.B349]-69)) * 440" office:value-type="float" office:value="11.1523541853408" calcext:value-type="float">
            <text:p>11.1523541853</text:p>
          </table:table-cell>
          <table:table-cell table:formula="of:=[.C349]*512" office:value-type="float" office:value="5710.00534289449" calcext:value-type="float">
            <text:p>5710.005342894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12/768*[.A350]" office:value-type="float" office:value="5.390625" calcext:value-type="float">
            <text:p>5.390625</text:p>
          </table:table-cell>
          <table:table-cell table:formula="of:=(((2)^(1/12))^([.B350]-69)) * 440" office:value-type="float" office:value="11.1624241232441" calcext:value-type="float">
            <text:p>11.1624241232</text:p>
          </table:table-cell>
          <table:table-cell table:formula="of:=[.C350]*512" office:value-type="float" office:value="5715.16115110098" calcext:value-type="float">
            <text:p>5715.16115110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12/768*[.A351]" office:value-type="float" office:value="5.40625" calcext:value-type="float">
            <text:p>5.40625</text:p>
          </table:table-cell>
          <table:table-cell table:formula="of:=(((2)^(1/12))^([.B351]-69)) * 440" office:value-type="float" office:value="11.1725031537253" calcext:value-type="float">
            <text:p>11.1725031537</text:p>
          </table:table-cell>
          <table:table-cell table:formula="of:=[.C351]*512" office:value-type="float" office:value="5720.32161470737" calcext:value-type="float">
            <text:p>5720.3216147074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12/768*[.A352]" office:value-type="float" office:value="5.421875" calcext:value-type="float">
            <text:p>5.421875</text:p>
          </table:table-cell>
          <table:table-cell table:formula="of:=(((2)^(1/12))^([.B352]-69)) * 440" office:value-type="float" office:value="11.1825912849945" calcext:value-type="float">
            <text:p>11.182591285</text:p>
          </table:table-cell>
          <table:table-cell table:formula="of:=[.C352]*512" office:value-type="float" office:value="5725.4867379172" calcext:value-type="float">
            <text:p>5725.4867379172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12/768*[.A353]" office:value-type="float" office:value="5.4375" calcext:value-type="float">
            <text:p>5.4375</text:p>
          </table:table-cell>
          <table:table-cell table:formula="of:=(((2)^(1/12))^([.B353]-69)) * 440" office:value-type="float" office:value="11.1926885252692" calcext:value-type="float">
            <text:p>11.1926885253</text:p>
          </table:table-cell>
          <table:table-cell table:formula="of:=[.C353]*512" office:value-type="float" office:value="5730.65652493785" calcext:value-type="float">
            <text:p>5730.6565249379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12/768*[.A354]" office:value-type="float" office:value="5.453125" calcext:value-type="float">
            <text:p>5.453125</text:p>
          </table:table-cell>
          <table:table-cell table:formula="of:=(((2)^(1/12))^([.B354]-69)) * 440" office:value-type="float" office:value="11.2027948827743" calcext:value-type="float">
            <text:p>11.2027948828</text:p>
          </table:table-cell>
          <table:table-cell table:formula="of:=[.C354]*512" office:value-type="float" office:value="5735.83097998046" calcext:value-type="float">
            <text:p>5735.830979980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12/768*[.A355]" office:value-type="float" office:value="5.46875" calcext:value-type="float">
            <text:p>5.46875</text:p>
          </table:table-cell>
          <table:table-cell table:formula="of:=(((2)^(1/12))^([.B355]-69)) * 440" office:value-type="float" office:value="11.2129103657422" calcext:value-type="float">
            <text:p>11.2129103657</text:p>
          </table:table-cell>
          <table:table-cell table:formula="of:=[.C355]*512" office:value-type="float" office:value="5741.01010725998" calcext:value-type="float">
            <text:p>5741.01010726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12/768*[.A356]" office:value-type="float" office:value="5.484375" calcext:value-type="float">
            <text:p>5.484375</text:p>
          </table:table-cell>
          <table:table-cell table:formula="of:=(((2)^(1/12))^([.B356]-69)) * 440" office:value-type="float" office:value="11.2230349824125" calcext:value-type="float">
            <text:p>11.2230349824</text:p>
          </table:table-cell>
          <table:table-cell table:formula="of:=[.C356]*512" office:value-type="float" office:value="5746.19391099519" calcext:value-type="float">
            <text:p>5746.1939109952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12/768*[.A357]" office:value-type="float" office:value="5.5" calcext:value-type="float">
            <text:p>5.5</text:p>
          </table:table-cell>
          <table:table-cell table:formula="of:=(((2)^(1/12))^([.B357]-69)) * 440" office:value-type="float" office:value="11.2331687410325" calcext:value-type="float">
            <text:p>11.233168741</text:p>
          </table:table-cell>
          <table:table-cell table:formula="of:=[.C357]*512" office:value-type="float" office:value="5751.38239540866" calcext:value-type="float">
            <text:p>5751.3823954087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12/768*[.A358]" office:value-type="float" office:value="5.515625" calcext:value-type="float">
            <text:p>5.515625</text:p>
          </table:table-cell>
          <table:table-cell table:formula="of:=(((2)^(1/12))^([.B358]-69)) * 440" office:value-type="float" office:value="11.2433116498569" calcext:value-type="float">
            <text:p>11.2433116499</text:p>
          </table:table-cell>
          <table:table-cell table:formula="of:=[.C358]*512" office:value-type="float" office:value="5756.57556472676" calcext:value-type="float">
            <text:p>5756.5755647268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12/768*[.A359]" office:value-type="float" office:value="5.53125" calcext:value-type="float">
            <text:p>5.53125</text:p>
          </table:table-cell>
          <table:table-cell table:formula="of:=(((2)^(1/12))^([.B359]-69)) * 440" office:value-type="float" office:value="11.2534637171479" calcext:value-type="float">
            <text:p>11.2534637171</text:p>
          </table:table-cell>
          <table:table-cell table:formula="of:=[.C359]*512" office:value-type="float" office:value="5761.7734231797" calcext:value-type="float">
            <text:p>5761.7734231797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12/768*[.A360]" office:value-type="float" office:value="5.546875" calcext:value-type="float">
            <text:p>5.546875</text:p>
          </table:table-cell>
          <table:table-cell table:formula="of:=(((2)^(1/12))^([.B360]-69)) * 440" office:value-type="float" office:value="11.2636249511748" calcext:value-type="float">
            <text:p>11.2636249512</text:p>
          </table:table-cell>
          <table:table-cell table:formula="of:=[.C360]*512" office:value-type="float" office:value="5766.9759750015" calcext:value-type="float">
            <text:p>5766.9759750015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12/768*[.A361]" office:value-type="float" office:value="5.5625" calcext:value-type="float">
            <text:p>5.5625</text:p>
          </table:table-cell>
          <table:table-cell table:formula="of:=(((2)^(1/12))^([.B361]-69)) * 440" office:value-type="float" office:value="11.2737953602149" calcext:value-type="float">
            <text:p>11.2737953602</text:p>
          </table:table-cell>
          <table:table-cell table:formula="of:=[.C361]*512" office:value-type="float" office:value="5772.18322443001" calcext:value-type="float">
            <text:p>5772.18322443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12/768*[.A362]" office:value-type="float" office:value="5.578125" calcext:value-type="float">
            <text:p>5.578125</text:p>
          </table:table-cell>
          <table:table-cell table:formula="of:=(((2)^(1/12))^([.B362]-69)) * 440" office:value-type="float" office:value="11.2839749525525" calcext:value-type="float">
            <text:p>11.2839749526</text:p>
          </table:table-cell>
          <table:table-cell table:formula="of:=[.C362]*512" office:value-type="float" office:value="5777.39517570689" calcext:value-type="float">
            <text:p>5777.3951757069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12/768*[.A363]" office:value-type="float" office:value="5.59375" calcext:value-type="float">
            <text:p>5.59375</text:p>
          </table:table-cell>
          <table:table-cell table:formula="of:=(((2)^(1/12))^([.B363]-69)) * 440" office:value-type="float" office:value="11.2941637364798" calcext:value-type="float">
            <text:p>11.2941637365</text:p>
          </table:table-cell>
          <table:table-cell table:formula="of:=[.C363]*512" office:value-type="float" office:value="5782.61183307764" calcext:value-type="float">
            <text:p>5782.6118330776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12/768*[.A364]" office:value-type="float" office:value="5.609375" calcext:value-type="float">
            <text:p>5.609375</text:p>
          </table:table-cell>
          <table:table-cell table:formula="of:=(((2)^(1/12))^([.B364]-69)) * 440" office:value-type="float" office:value="11.3043617202961" calcext:value-type="float">
            <text:p>11.3043617203</text:p>
          </table:table-cell>
          <table:table-cell table:formula="of:=[.C364]*512" office:value-type="float" office:value="5787.8332007916" calcext:value-type="float">
            <text:p>5787.8332007916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12/768*[.A365]" office:value-type="float" office:value="5.625" calcext:value-type="float">
            <text:p>5.625</text:p>
          </table:table-cell>
          <table:table-cell table:formula="of:=(((2)^(1/12))^([.B365]-69)) * 440" office:value-type="float" office:value="11.3145689123085" calcext:value-type="float">
            <text:p>11.3145689123</text:p>
          </table:table-cell>
          <table:table-cell table:formula="of:=[.C365]*512" office:value-type="float" office:value="5793.05928310194" calcext:value-type="float">
            <text:p>5793.0592831019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12/768*[.A366]" office:value-type="float" office:value="5.640625" calcext:value-type="float">
            <text:p>5.640625</text:p>
          </table:table-cell>
          <table:table-cell table:formula="of:=(((2)^(1/12))^([.B366]-69)) * 440" office:value-type="float" office:value="11.3247853208314" calcext:value-type="float">
            <text:p>11.3247853208</text:p>
          </table:table-cell>
          <table:table-cell table:formula="of:=[.C366]*512" office:value-type="float" office:value="5798.29008426567" calcext:value-type="float">
            <text:p>5798.2900842657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12/768*[.A367]" office:value-type="float" office:value="5.65625" calcext:value-type="float">
            <text:p>5.65625</text:p>
          </table:table-cell>
          <table:table-cell table:formula="of:=(((2)^(1/12))^([.B367]-69)) * 440" office:value-type="float" office:value="11.3350109541868" calcext:value-type="float">
            <text:p>11.3350109542</text:p>
          </table:table-cell>
          <table:table-cell table:formula="of:=[.C367]*512" office:value-type="float" office:value="5803.52560854364" calcext:value-type="float">
            <text:p>5803.5256085436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12/768*[.A368]" office:value-type="float" office:value="5.671875" calcext:value-type="float">
            <text:p>5.671875</text:p>
          </table:table-cell>
          <table:table-cell table:formula="of:=(((2)^(1/12))^([.B368]-69)) * 440" office:value-type="float" office:value="11.3452458207042" calcext:value-type="float">
            <text:p>11.3452458207</text:p>
          </table:table-cell>
          <table:table-cell table:formula="of:=[.C368]*512" office:value-type="float" office:value="5808.76586020056" calcext:value-type="float">
            <text:p>5808.7658602006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12/768*[.A369]" office:value-type="float" office:value="5.6875" calcext:value-type="float">
            <text:p>5.6875</text:p>
          </table:table-cell>
          <table:table-cell table:formula="of:=(((2)^(1/12))^([.B369]-69)) * 440" office:value-type="float" office:value="11.3554899287207" calcext:value-type="float">
            <text:p>11.3554899287</text:p>
          </table:table-cell>
          <table:table-cell table:formula="of:=[.C369]*512" office:value-type="float" office:value="5814.01084350498" calcext:value-type="float">
            <text:p>5814.010843505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12/768*[.A370]" office:value-type="float" office:value="5.703125" calcext:value-type="float">
            <text:p>5.703125</text:p>
          </table:table-cell>
          <table:table-cell table:formula="of:=(((2)^(1/12))^([.B370]-69)) * 440" office:value-type="float" office:value="11.3657432865807" calcext:value-type="float">
            <text:p>11.3657432866</text:p>
          </table:table-cell>
          <table:table-cell table:formula="of:=[.C370]*512" office:value-type="float" office:value="5819.2605627293" calcext:value-type="float">
            <text:p>5819.2605627293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12/768*[.A371]" office:value-type="float" office:value="5.71875" calcext:value-type="float">
            <text:p>5.71875</text:p>
          </table:table-cell>
          <table:table-cell table:formula="of:=(((2)^(1/12))^([.B371]-69)) * 440" office:value-type="float" office:value="11.3760059026363" calcext:value-type="float">
            <text:p>11.3760059026</text:p>
          </table:table-cell>
          <table:table-cell table:formula="of:=[.C371]*512" office:value-type="float" office:value="5824.51502214979" calcext:value-type="float">
            <text:p>5824.5150221498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12/768*[.A372]" office:value-type="float" office:value="5.734375" calcext:value-type="float">
            <text:p>5.734375</text:p>
          </table:table-cell>
          <table:table-cell table:formula="of:=(((2)^(1/12))^([.B372]-69)) * 440" office:value-type="float" office:value="11.3862777852472" calcext:value-type="float">
            <text:p>11.3862777852</text:p>
          </table:table-cell>
          <table:table-cell table:formula="of:=[.C372]*512" office:value-type="float" office:value="5829.77422604658" calcext:value-type="float">
            <text:p>5829.774226046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12/768*[.A373]" office:value-type="float" office:value="5.75" calcext:value-type="float">
            <text:p>5.75</text:p>
          </table:table-cell>
          <table:table-cell table:formula="of:=(((2)^(1/12))^([.B373]-69)) * 440" office:value-type="float" office:value="11.3965589427806" calcext:value-type="float">
            <text:p>11.3965589428</text:p>
          </table:table-cell>
          <table:table-cell table:formula="of:=[.C373]*512" office:value-type="float" office:value="5835.03817870365" calcext:value-type="float">
            <text:p>5835.0381787037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12/768*[.A374]" office:value-type="float" office:value="5.765625" calcext:value-type="float">
            <text:p>5.765625</text:p>
          </table:table-cell>
          <table:table-cell table:formula="of:=(((2)^(1/12))^([.B374]-69)) * 440" office:value-type="float" office:value="11.4068493836111" calcext:value-type="float">
            <text:p>11.4068493836</text:p>
          </table:table-cell>
          <table:table-cell table:formula="of:=[.C374]*512" office:value-type="float" office:value="5840.30688440887" calcext:value-type="float">
            <text:p>5840.3068844089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12/768*[.A375]" office:value-type="float" office:value="5.78125" calcext:value-type="float">
            <text:p>5.78125</text:p>
          </table:table-cell>
          <table:table-cell table:formula="of:=(((2)^(1/12))^([.B375]-69)) * 440" office:value-type="float" office:value="11.417149116121" calcext:value-type="float">
            <text:p>11.4171491161</text:p>
          </table:table-cell>
          <table:table-cell table:formula="of:=[.C375]*512" office:value-type="float" office:value="5845.58034745397" calcext:value-type="float">
            <text:p>5845.580347454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12/768*[.A376]" office:value-type="float" office:value="5.796875" calcext:value-type="float">
            <text:p>5.796875</text:p>
          </table:table-cell>
          <table:table-cell table:formula="of:=(((2)^(1/12))^([.B376]-69)) * 440" office:value-type="float" office:value="11.4274581487003" calcext:value-type="float">
            <text:p>11.4274581487</text:p>
          </table:table-cell>
          <table:table-cell table:formula="of:=[.C376]*512" office:value-type="float" office:value="5850.85857213455" calcext:value-type="float">
            <text:p>5850.8585721346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12/768*[.A377]" office:value-type="float" office:value="5.8125" calcext:value-type="float">
            <text:p>5.8125</text:p>
          </table:table-cell>
          <table:table-cell table:formula="of:=(((2)^(1/12))^([.B377]-69)) * 440" office:value-type="float" office:value="11.4377764897463" calcext:value-type="float">
            <text:p>11.4377764897</text:p>
          </table:table-cell>
          <table:table-cell table:formula="of:=[.C377]*512" office:value-type="float" office:value="5856.1415627501" calcext:value-type="float">
            <text:p>5856.1415627501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12/768*[.A378]" office:value-type="float" office:value="5.828125" calcext:value-type="float">
            <text:p>5.828125</text:p>
          </table:table-cell>
          <table:table-cell table:formula="of:=(((2)^(1/12))^([.B378]-69)) * 440" office:value-type="float" office:value="11.448104147664" calcext:value-type="float">
            <text:p>11.4481041477</text:p>
          </table:table-cell>
          <table:table-cell table:formula="of:=[.C378]*512" office:value-type="float" office:value="5861.42932360398" calcext:value-type="float">
            <text:p>5861.429323604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12/768*[.A379]" office:value-type="float" office:value="5.84375" calcext:value-type="float">
            <text:p>5.84375</text:p>
          </table:table-cell>
          <table:table-cell table:formula="of:=(((2)^(1/12))^([.B379]-69)) * 440" office:value-type="float" office:value="11.4584411308661" calcext:value-type="float">
            <text:p>11.4584411309</text:p>
          </table:table-cell>
          <table:table-cell table:formula="of:=[.C379]*512" office:value-type="float" office:value="5866.72185900344" calcext:value-type="float">
            <text:p>5866.7218590035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12/768*[.A380]" office:value-type="float" office:value="5.859375" calcext:value-type="float">
            <text:p>5.859375</text:p>
          </table:table-cell>
          <table:table-cell table:formula="of:=(((2)^(1/12))^([.B380]-69)) * 440" office:value-type="float" office:value="11.4687874477727" calcext:value-type="float">
            <text:p>11.4687874478</text:p>
          </table:table-cell>
          <table:table-cell table:formula="of:=[.C380]*512" office:value-type="float" office:value="5872.01917325964" calcext:value-type="float">
            <text:p>5872.0191732596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12/768*[.A381]" office:value-type="float" office:value="5.875" calcext:value-type="float">
            <text:p>5.875</text:p>
          </table:table-cell>
          <table:table-cell table:formula="of:=(((2)^(1/12))^([.B381]-69)) * 440" office:value-type="float" office:value="11.4791431068117" calcext:value-type="float">
            <text:p>11.4791431068</text:p>
          </table:table-cell>
          <table:table-cell table:formula="of:=[.C381]*512" office:value-type="float" office:value="5877.32127068759" calcext:value-type="float">
            <text:p>5877.3212706876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12/768*[.A382]" office:value-type="float" office:value="5.890625" calcext:value-type="float">
            <text:p>5.890625</text:p>
          </table:table-cell>
          <table:table-cell table:formula="of:=(((2)^(1/12))^([.B382]-69)) * 440" office:value-type="float" office:value="11.4895081164184" calcext:value-type="float">
            <text:p>11.4895081164</text:p>
          </table:table-cell>
          <table:table-cell table:formula="of:=[.C382]*512" office:value-type="float" office:value="5882.62815560624" calcext:value-type="float">
            <text:p>5882.628155606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12/768*[.A383]" office:value-type="float" office:value="5.90625" calcext:value-type="float">
            <text:p>5.90625</text:p>
          </table:table-cell>
          <table:table-cell table:formula="of:=(((2)^(1/12))^([.B383]-69)) * 440" office:value-type="float" office:value="11.4998824850359" calcext:value-type="float">
            <text:p>11.499882485</text:p>
          </table:table-cell>
          <table:table-cell table:formula="of:=[.C383]*512" office:value-type="float" office:value="5887.9398323384" calcext:value-type="float">
            <text:p>5887.9398323384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12/768*[.A384]" office:value-type="float" office:value="5.921875" calcext:value-type="float">
            <text:p>5.921875</text:p>
          </table:table-cell>
          <table:table-cell table:formula="of:=(((2)^(1/12))^([.B384]-69)) * 440" office:value-type="float" office:value="11.5102662211149" calcext:value-type="float">
            <text:p>11.5102662211</text:p>
          </table:table-cell>
          <table:table-cell table:formula="of:=[.C384]*512" office:value-type="float" office:value="5893.25630521083" calcext:value-type="float">
            <text:p>5893.2563052108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12/768*[.A385]" office:value-type="float" office:value="5.9375" calcext:value-type="float">
            <text:p>5.9375</text:p>
          </table:table-cell>
          <table:table-cell table:formula="of:=(((2)^(1/12))^([.B385]-69)) * 440" office:value-type="float" office:value="11.5206593331136" calcext:value-type="float">
            <text:p>11.5206593331</text:p>
          </table:table-cell>
          <table:table-cell table:formula="of:=[.C385]*512" office:value-type="float" office:value="5898.57757855415" calcext:value-type="float">
            <text:p>5898.5775785542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12/768*[.A386]" office:value-type="float" office:value="5.953125" calcext:value-type="float">
            <text:p>5.953125</text:p>
          </table:table-cell>
          <table:table-cell table:formula="of:=(((2)^(1/12))^([.B386]-69)) * 440" office:value-type="float" office:value="11.5310618294979" calcext:value-type="float">
            <text:p>11.5310618295</text:p>
          </table:table-cell>
          <table:table-cell table:formula="of:=[.C386]*512" office:value-type="float" office:value="5903.90365670292" calcext:value-type="float">
            <text:p>5903.9036567029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12/768*[.A387]" office:value-type="float" office:value="5.96875" calcext:value-type="float">
            <text:p>5.96875</text:p>
          </table:table-cell>
          <table:table-cell table:formula="of:=(((2)^(1/12))^([.B387]-69)) * 440" office:value-type="float" office:value="11.5414737187414" calcext:value-type="float">
            <text:p>11.5414737187</text:p>
          </table:table-cell>
          <table:table-cell table:formula="of:=[.C387]*512" office:value-type="float" office:value="5909.2345439956" calcext:value-type="float">
            <text:p>5909.2345439956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12/768*[.A388]" office:value-type="float" office:value="5.984375" calcext:value-type="float">
            <text:p>5.984375</text:p>
          </table:table-cell>
          <table:table-cell table:formula="of:=(((2)^(1/12))^([.B388]-69)) * 440" office:value-type="float" office:value="11.5518950093253" calcext:value-type="float">
            <text:p>11.5518950093</text:p>
          </table:table-cell>
          <table:table-cell table:formula="of:=[.C388]*512" office:value-type="float" office:value="5914.57024477457" calcext:value-type="float">
            <text:p>5914.5702447746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12/768*[.A389]" office:value-type="float" office:value="6" calcext:value-type="float">
            <text:p>6</text:p>
          </table:table-cell>
          <table:table-cell table:formula="of:=(((2)^(1/12))^([.B389]-69)) * 440" office:value-type="float" office:value="11.5623257097385" calcext:value-type="float">
            <text:p>11.5623257097</text:p>
          </table:table-cell>
          <table:table-cell table:formula="of:=[.C389]*512" office:value-type="float" office:value="5919.91076338613" calcext:value-type="float">
            <text:p>5919.910763386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12/768*[.A390]" office:value-type="float" office:value="6.015625" calcext:value-type="float">
            <text:p>6.015625</text:p>
          </table:table-cell>
          <table:table-cell table:formula="of:=(((2)^(1/12))^([.B390]-69)) * 440" office:value-type="float" office:value="11.5727658284776" calcext:value-type="float">
            <text:p>11.5727658285</text:p>
          </table:table-cell>
          <table:table-cell table:formula="of:=[.C390]*512" office:value-type="float" office:value="5925.25610418053" calcext:value-type="float">
            <text:p>5925.256104180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12/768*[.A391]" office:value-type="float" office:value="6.03125" calcext:value-type="float">
            <text:p>6.03125</text:p>
          </table:table-cell>
          <table:table-cell table:formula="of:=(((2)^(1/12))^([.B391]-69)) * 440" office:value-type="float" office:value="11.5832153740467" calcext:value-type="float">
            <text:p>11.583215374</text:p>
          </table:table-cell>
          <table:table-cell table:formula="of:=[.C391]*512" office:value-type="float" office:value="5930.60627151189" calcext:value-type="float">
            <text:p>5930.6062715119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12/768*[.A392]" office:value-type="float" office:value="6.046875" calcext:value-type="float">
            <text:p>6.046875</text:p>
          </table:table-cell>
          <table:table-cell table:formula="of:=(((2)^(1/12))^([.B392]-69)) * 440" office:value-type="float" office:value="11.5936743549577" calcext:value-type="float">
            <text:p>11.593674355</text:p>
          </table:table-cell>
          <table:table-cell table:formula="of:=[.C392]*512" office:value-type="float" office:value="5935.96126973833" calcext:value-type="float">
            <text:p>5935.9612697383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12/768*[.A393]" office:value-type="float" office:value="6.0625" calcext:value-type="float">
            <text:p>6.0625</text:p>
          </table:table-cell>
          <table:table-cell table:formula="of:=(((2)^(1/12))^([.B393]-69)) * 440" office:value-type="float" office:value="11.6041427797302" calcext:value-type="float">
            <text:p>11.6041427797</text:p>
          </table:table-cell>
          <table:table-cell table:formula="of:=[.C393]*512" office:value-type="float" office:value="5941.32110322185" calcext:value-type="float">
            <text:p>5941.3211032219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12/768*[.A394]" office:value-type="float" office:value="6.078125" calcext:value-type="float">
            <text:p>6.078125</text:p>
          </table:table-cell>
          <table:table-cell table:formula="of:=(((2)^(1/12))^([.B394]-69)) * 440" office:value-type="float" office:value="11.6146206568914" calcext:value-type="float">
            <text:p>11.6146206569</text:p>
          </table:table-cell>
          <table:table-cell table:formula="of:=[.C394]*512" office:value-type="float" office:value="5946.68577632842" calcext:value-type="float">
            <text:p>5946.6857763284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12/768*[.A395]" office:value-type="float" office:value="6.09375" calcext:value-type="float">
            <text:p>6.09375</text:p>
          </table:table-cell>
          <table:table-cell table:formula="of:=(((2)^(1/12))^([.B395]-69)) * 440" office:value-type="float" office:value="11.6251079949764" calcext:value-type="float">
            <text:p>11.625107995</text:p>
          </table:table-cell>
          <table:table-cell table:formula="of:=[.C395]*512" office:value-type="float" office:value="5952.05529342794" calcext:value-type="float">
            <text:p>5952.0552934279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12/768*[.A396]" office:value-type="float" office:value="6.109375" calcext:value-type="float">
            <text:p>6.109375</text:p>
          </table:table-cell>
          <table:table-cell table:formula="of:=(((2)^(1/12))^([.B396]-69)) * 440" office:value-type="float" office:value="11.6356048025278" calcext:value-type="float">
            <text:p>11.6356048025</text:p>
          </table:table-cell>
          <table:table-cell table:formula="of:=[.C396]*512" office:value-type="float" office:value="5957.42965889426" calcext:value-type="float">
            <text:p>5957.4296588943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12/768*[.A397]" office:value-type="float" office:value="6.125" calcext:value-type="float">
            <text:p>6.125</text:p>
          </table:table-cell>
          <table:table-cell table:formula="of:=(((2)^(1/12))^([.B397]-69)) * 440" office:value-type="float" office:value="11.646111088096" calcext:value-type="float">
            <text:p>11.6461110881</text:p>
          </table:table-cell>
          <table:table-cell table:formula="of:=[.C397]*512" office:value-type="float" office:value="5962.80887710517" calcext:value-type="float">
            <text:p>5962.808877105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12/768*[.A398]" office:value-type="float" office:value="6.140625" calcext:value-type="float">
            <text:p>6.140625</text:p>
          </table:table-cell>
          <table:table-cell table:formula="of:=(((2)^(1/12))^([.B398]-69)) * 440" office:value-type="float" office:value="11.6566268602391" calcext:value-type="float">
            <text:p>11.6566268602</text:p>
          </table:table-cell>
          <table:table-cell table:formula="of:=[.C398]*512" office:value-type="float" office:value="5968.19295244244" calcext:value-type="float">
            <text:p>5968.1929524424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12/768*[.A399]" office:value-type="float" office:value="6.15625" calcext:value-type="float">
            <text:p>6.15625</text:p>
          </table:table-cell>
          <table:table-cell table:formula="of:=(((2)^(1/12))^([.B399]-69)) * 440" office:value-type="float" office:value="11.667152127523" calcext:value-type="float">
            <text:p>11.6671521275</text:p>
          </table:table-cell>
          <table:table-cell table:formula="of:=[.C399]*512" office:value-type="float" office:value="5973.58188929175" calcext:value-type="float">
            <text:p>5973.5818892918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12/768*[.A400]" office:value-type="float" office:value="6.171875" calcext:value-type="float">
            <text:p>6.171875</text:p>
          </table:table-cell>
          <table:table-cell table:formula="of:=(((2)^(1/12))^([.B400]-69)) * 440" office:value-type="float" office:value="11.6776868985211" calcext:value-type="float">
            <text:p>11.6776868985</text:p>
          </table:table-cell>
          <table:table-cell table:formula="of:=[.C400]*512" office:value-type="float" office:value="5978.97569204279" calcext:value-type="float">
            <text:p>5978.9756920428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12/768*[.A401]" office:value-type="float" office:value="6.1875" calcext:value-type="float">
            <text:p>6.1875</text:p>
          </table:table-cell>
          <table:table-cell table:formula="of:=(((2)^(1/12))^([.B401]-69)) * 440" office:value-type="float" office:value="11.6882311818148" calcext:value-type="float">
            <text:p>11.6882311818</text:p>
          </table:table-cell>
          <table:table-cell table:formula="of:=[.C401]*512" office:value-type="float" office:value="5984.37436508919" calcext:value-type="float">
            <text:p>5984.3743650892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12/768*[.A402]" office:value-type="float" office:value="6.203125" calcext:value-type="float">
            <text:p>6.203125</text:p>
          </table:table-cell>
          <table:table-cell table:formula="of:=(((2)^(1/12))^([.B402]-69)) * 440" office:value-type="float" office:value="11.6987849859932" calcext:value-type="float">
            <text:p>11.698784986</text:p>
          </table:table-cell>
          <table:table-cell table:formula="of:=[.C402]*512" office:value-type="float" office:value="5989.77791282853" calcext:value-type="float">
            <text:p>5989.7779128285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12/768*[.A403]" office:value-type="float" office:value="6.21875" calcext:value-type="float">
            <text:p>6.21875</text:p>
          </table:table-cell>
          <table:table-cell table:formula="of:=(((2)^(1/12))^([.B403]-69)) * 440" office:value-type="float" office:value="11.7093483196531" calcext:value-type="float">
            <text:p>11.7093483197</text:p>
          </table:table-cell>
          <table:table-cell table:formula="of:=[.C403]*512" office:value-type="float" office:value="5995.1863396624" calcext:value-type="float">
            <text:p>5995.1863396624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12/768*[.A404]" office:value-type="float" office:value="6.234375" calcext:value-type="float">
            <text:p>6.234375</text:p>
          </table:table-cell>
          <table:table-cell table:formula="of:=(((2)^(1/12))^([.B404]-69)) * 440" office:value-type="float" office:value="11.7199211913991" calcext:value-type="float">
            <text:p>11.7199211914</text:p>
          </table:table-cell>
          <table:table-cell table:formula="of:=[.C404]*512" office:value-type="float" office:value="6000.59964999632" calcext:value-type="float">
            <text:p>6000.599649996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12/768*[.A405]" office:value-type="float" office:value="6.25" calcext:value-type="float">
            <text:p>6.25</text:p>
          </table:table-cell>
          <table:table-cell table:formula="of:=(((2)^(1/12))^([.B405]-69)) * 440" office:value-type="float" office:value="11.7305036098434" calcext:value-type="float">
            <text:p>11.7305036098</text:p>
          </table:table-cell>
          <table:table-cell table:formula="of:=[.C405]*512" office:value-type="float" office:value="6006.01784823984" calcext:value-type="float">
            <text:p>6006.0178482398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12/768*[.A406]" office:value-type="float" office:value="6.265625" calcext:value-type="float">
            <text:p>6.265625</text:p>
          </table:table-cell>
          <table:table-cell table:formula="of:=(((2)^(1/12))^([.B406]-69)) * 440" office:value-type="float" office:value="11.7410955836063" calcext:value-type="float">
            <text:p>11.7410955836</text:p>
          </table:table-cell>
          <table:table-cell table:formula="of:=[.C406]*512" office:value-type="float" office:value="6011.44093880644" calcext:value-type="float">
            <text:p>6011.4409388064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12/768*[.A407]" office:value-type="float" office:value="6.28125" calcext:value-type="float">
            <text:p>6.28125</text:p>
          </table:table-cell>
          <table:table-cell table:formula="of:=(((2)^(1/12))^([.B407]-69)) * 440" office:value-type="float" office:value="11.7516971213157" calcext:value-type="float">
            <text:p>11.7516971213</text:p>
          </table:table-cell>
          <table:table-cell table:formula="of:=[.C407]*512" office:value-type="float" office:value="6016.86892611361" calcext:value-type="float">
            <text:p>6016.8689261136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12/768*[.A408]" office:value-type="float" office:value="6.296875" calcext:value-type="float">
            <text:p>6.296875</text:p>
          </table:table-cell>
          <table:table-cell table:formula="of:=(((2)^(1/12))^([.B408]-69)) * 440" office:value-type="float" office:value="11.7623082316071" calcext:value-type="float">
            <text:p>11.7623082316</text:p>
          </table:table-cell>
          <table:table-cell table:formula="of:=[.C408]*512" office:value-type="float" office:value="6022.30181458284" calcext:value-type="float">
            <text:p>6022.3018145828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12/768*[.A409]" office:value-type="float" office:value="6.3125" calcext:value-type="float">
            <text:p>6.3125</text:p>
          </table:table-cell>
          <table:table-cell table:formula="of:=(((2)^(1/12))^([.B409]-69)) * 440" office:value-type="float" office:value="11.7729289231242" calcext:value-type="float">
            <text:p>11.7729289231</text:p>
          </table:table-cell>
          <table:table-cell table:formula="of:=[.C409]*512" office:value-type="float" office:value="6027.73960863959" calcext:value-type="float">
            <text:p>6027.7396086396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12/768*[.A410]" office:value-type="float" office:value="6.328125" calcext:value-type="float">
            <text:p>6.328125</text:p>
          </table:table-cell>
          <table:table-cell table:formula="of:=(((2)^(1/12))^([.B410]-69)) * 440" office:value-type="float" office:value="11.7835592045182" calcext:value-type="float">
            <text:p>11.7835592045</text:p>
          </table:table-cell>
          <table:table-cell table:formula="of:=[.C410]*512" office:value-type="float" office:value="6033.18231271332" calcext:value-type="float">
            <text:p>6033.1823127133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12/768*[.A411]" office:value-type="float" office:value="6.34375" calcext:value-type="float">
            <text:p>6.34375</text:p>
          </table:table-cell>
          <table:table-cell table:formula="of:=(((2)^(1/12))^([.B411]-69)) * 440" office:value-type="float" office:value="11.7941990844483" calcext:value-type="float">
            <text:p>11.7941990844</text:p>
          </table:table-cell>
          <table:table-cell table:formula="of:=[.C411]*512" office:value-type="float" office:value="6038.62993123751" calcext:value-type="float">
            <text:p>6038.6299312375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12/768*[.A412]" office:value-type="float" office:value="6.359375" calcext:value-type="float">
            <text:p>6.359375</text:p>
          </table:table-cell>
          <table:table-cell table:formula="of:=(((2)^(1/12))^([.B412]-69)) * 440" office:value-type="float" office:value="11.8048485715813" calcext:value-type="float">
            <text:p>11.8048485716</text:p>
          </table:table-cell>
          <table:table-cell table:formula="of:=[.C412]*512" office:value-type="float" office:value="6044.08246864961" calcext:value-type="float">
            <text:p>6044.0824686496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12/768*[.A413]" office:value-type="float" office:value="6.375" calcext:value-type="float">
            <text:p>6.375</text:p>
          </table:table-cell>
          <table:table-cell table:formula="of:=(((2)^(1/12))^([.B413]-69)) * 440" office:value-type="float" office:value="11.815507674592" calcext:value-type="float">
            <text:p>11.8155076746</text:p>
          </table:table-cell>
          <table:table-cell table:formula="of:=[.C413]*512" office:value-type="float" office:value="6049.53992939111" calcext:value-type="float">
            <text:p>6049.5399293911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12/768*[.A414]" office:value-type="float" office:value="6.390625" calcext:value-type="float">
            <text:p>6.390625</text:p>
          </table:table-cell>
          <table:table-cell table:formula="of:=(((2)^(1/12))^([.B414]-69)) * 440" office:value-type="float" office:value="11.826176402163" calcext:value-type="float">
            <text:p>11.8261764022</text:p>
          </table:table-cell>
          <table:table-cell table:formula="of:=[.C414]*512" office:value-type="float" office:value="6055.00231790748" calcext:value-type="float">
            <text:p>6055.002317907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12/768*[.A415]" office:value-type="float" office:value="6.40625" calcext:value-type="float">
            <text:p>6.40625</text:p>
          </table:table-cell>
          <table:table-cell table:formula="of:=(((2)^(1/12))^([.B415]-69)) * 440" office:value-type="float" office:value="11.8368547629848" calcext:value-type="float">
            <text:p>11.836854763</text:p>
          </table:table-cell>
          <table:table-cell table:formula="of:=[.C415]*512" office:value-type="float" office:value="6060.46963864823" calcext:value-type="float">
            <text:p>6060.4696386482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12/768*[.A416]" office:value-type="float" office:value="6.421875" calcext:value-type="float">
            <text:p>6.421875</text:p>
          </table:table-cell>
          <table:table-cell table:formula="of:=(((2)^(1/12))^([.B416]-69)) * 440" office:value-type="float" office:value="11.8475427657556" calcext:value-type="float">
            <text:p>11.8475427658</text:p>
          </table:table-cell>
          <table:table-cell table:formula="of:=[.C416]*512" office:value-type="float" office:value="6065.94189606687" calcext:value-type="float">
            <text:p>6065.9418960669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12/768*[.A417]" office:value-type="float" office:value="6.4375" calcext:value-type="float">
            <text:p>6.4375</text:p>
          </table:table-cell>
          <table:table-cell table:formula="of:=(((2)^(1/12))^([.B417]-69)) * 440" office:value-type="float" office:value="11.8582404191815" calcext:value-type="float">
            <text:p>11.8582404192</text:p>
          </table:table-cell>
          <table:table-cell table:formula="of:=[.C417]*512" office:value-type="float" office:value="6071.41909462094" calcext:value-type="float">
            <text:p>6071.4190946209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12/768*[.A418]" office:value-type="float" office:value="6.453125" calcext:value-type="float">
            <text:p>6.453125</text:p>
          </table:table-cell>
          <table:table-cell table:formula="of:=(((2)^(1/12))^([.B418]-69)) * 440" office:value-type="float" office:value="11.8689477319766" calcext:value-type="float">
            <text:p>11.868947732</text:p>
          </table:table-cell>
          <table:table-cell table:formula="of:=[.C418]*512" office:value-type="float" office:value="6076.901238772" calcext:value-type="float">
            <text:p>6076.901238772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12/768*[.A419]" office:value-type="float" office:value="6.46875" calcext:value-type="float">
            <text:p>6.46875</text:p>
          </table:table-cell>
          <table:table-cell table:formula="of:=(((2)^(1/12))^([.B419]-69)) * 440" office:value-type="float" office:value="11.8796647128626" calcext:value-type="float">
            <text:p>11.8796647129</text:p>
          </table:table-cell>
          <table:table-cell table:formula="of:=[.C419]*512" office:value-type="float" office:value="6082.38833298565" calcext:value-type="float">
            <text:p>6082.3883329857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12/768*[.A420]" office:value-type="float" office:value="6.484375" calcext:value-type="float">
            <text:p>6.484375</text:p>
          </table:table-cell>
          <table:table-cell table:formula="of:=(((2)^(1/12))^([.B420]-69)) * 440" office:value-type="float" office:value="11.8903913705694" calcext:value-type="float">
            <text:p>11.8903913706</text:p>
          </table:table-cell>
          <table:table-cell table:formula="of:=[.C420]*512" office:value-type="float" office:value="6087.88038173151" calcext:value-type="float">
            <text:p>6087.880381731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12/768*[.A421]" office:value-type="float" office:value="6.5" calcext:value-type="float">
            <text:p>6.5</text:p>
          </table:table-cell>
          <table:table-cell table:formula="of:=(((2)^(1/12))^([.B421]-69)) * 440" office:value-type="float" office:value="11.9011277138344" calcext:value-type="float">
            <text:p>11.9011277138</text:p>
          </table:table-cell>
          <table:table-cell table:formula="of:=[.C421]*512" office:value-type="float" office:value="6093.37738948323" calcext:value-type="float">
            <text:p>6093.3773894832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12/768*[.A422]" office:value-type="float" office:value="6.515625" calcext:value-type="float">
            <text:p>6.515625</text:p>
          </table:table-cell>
          <table:table-cell table:formula="of:=(((2)^(1/12))^([.B422]-69)) * 440" office:value-type="float" office:value="11.9118737514034" calcext:value-type="float">
            <text:p>11.9118737514</text:p>
          </table:table-cell>
          <table:table-cell table:formula="of:=[.C422]*512" office:value-type="float" office:value="6098.87936071852" calcext:value-type="float">
            <text:p>6098.8793607185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12/768*[.A423]" office:value-type="float" office:value="6.53125" calcext:value-type="float">
            <text:p>6.53125</text:p>
          </table:table-cell>
          <table:table-cell table:formula="of:=(((2)^(1/12))^([.B423]-69)) * 440" office:value-type="float" office:value="11.9226294920295" calcext:value-type="float">
            <text:p>11.922629492</text:p>
          </table:table-cell>
          <table:table-cell table:formula="of:=[.C423]*512" office:value-type="float" office:value="6104.38629991911" calcext:value-type="float">
            <text:p>6104.3862999191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12/768*[.A424]" office:value-type="float" office:value="6.546875" calcext:value-type="float">
            <text:p>6.546875</text:p>
          </table:table-cell>
          <table:table-cell table:formula="of:=(((2)^(1/12))^([.B424]-69)) * 440" office:value-type="float" office:value="11.9333949444742" calcext:value-type="float">
            <text:p>11.9333949445</text:p>
          </table:table-cell>
          <table:table-cell table:formula="of:=[.C424]*512" office:value-type="float" office:value="6109.89821157081" calcext:value-type="float">
            <text:p>6109.8982115708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12/768*[.A425]" office:value-type="float" office:value="6.5625" calcext:value-type="float">
            <text:p>6.5625</text:p>
          </table:table-cell>
          <table:table-cell table:formula="of:=(((2)^(1/12))^([.B425]-69)) * 440" office:value-type="float" office:value="11.9441701175067" calcext:value-type="float">
            <text:p>11.9441701175</text:p>
          </table:table-cell>
          <table:table-cell table:formula="of:=[.C425]*512" office:value-type="float" office:value="6115.41510016343" calcext:value-type="float">
            <text:p>6115.4151001634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12/768*[.A426]" office:value-type="float" office:value="6.578125" calcext:value-type="float">
            <text:p>6.578125</text:p>
          </table:table-cell>
          <table:table-cell table:formula="of:=(((2)^(1/12))^([.B426]-69)) * 440" office:value-type="float" office:value="11.9549550199041" calcext:value-type="float">
            <text:p>11.9549550199</text:p>
          </table:table-cell>
          <table:table-cell table:formula="of:=[.C426]*512" office:value-type="float" office:value="6120.93697019088" calcext:value-type="float">
            <text:p>6120.9369701909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12/768*[.A427]" office:value-type="float" office:value="6.59375" calcext:value-type="float">
            <text:p>6.59375</text:p>
          </table:table-cell>
          <table:table-cell table:formula="of:=(((2)^(1/12))^([.B427]-69)) * 440" office:value-type="float" office:value="11.9657496604514" calcext:value-type="float">
            <text:p>11.9657496605</text:p>
          </table:table-cell>
          <table:table-cell table:formula="of:=[.C427]*512" office:value-type="float" office:value="6126.46382615111" calcext:value-type="float">
            <text:p>6126.463826151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12/768*[.A428]" office:value-type="float" office:value="6.609375" calcext:value-type="float">
            <text:p>6.609375</text:p>
          </table:table-cell>
          <table:table-cell table:formula="of:=(((2)^(1/12))^([.B428]-69)) * 440" office:value-type="float" office:value="11.9765540479417" calcext:value-type="float">
            <text:p>11.9765540479</text:p>
          </table:table-cell>
          <table:table-cell table:formula="of:=[.C428]*512" office:value-type="float" office:value="6131.99567254613" calcext:value-type="float">
            <text:p>6131.9956725461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12/768*[.A429]" office:value-type="float" office:value="6.625" calcext:value-type="float">
            <text:p>6.625</text:p>
          </table:table-cell>
          <table:table-cell table:formula="of:=(((2)^(1/12))^([.B429]-69)) * 440" office:value-type="float" office:value="11.9873681911758" calcext:value-type="float">
            <text:p>11.9873681912</text:p>
          </table:table-cell>
          <table:table-cell table:formula="of:=[.C429]*512" office:value-type="float" office:value="6137.53251388202" calcext:value-type="float">
            <text:p>6137.532513882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12/768*[.A430]" office:value-type="float" office:value="6.640625" calcext:value-type="float">
            <text:p>6.640625</text:p>
          </table:table-cell>
          <table:table-cell table:formula="of:=(((2)^(1/12))^([.B430]-69)) * 440" office:value-type="float" office:value="11.9981920989627" calcext:value-type="float">
            <text:p>11.998192099</text:p>
          </table:table-cell>
          <table:table-cell table:formula="of:=[.C430]*512" office:value-type="float" office:value="6143.07435466893" calcext:value-type="float">
            <text:p>6143.0743546689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12/768*[.A431]" office:value-type="float" office:value="6.65625" calcext:value-type="float">
            <text:p>6.65625</text:p>
          </table:table-cell>
          <table:table-cell table:formula="of:=(((2)^(1/12))^([.B431]-69)) * 440" office:value-type="float" office:value="12.0090257801193" calcext:value-type="float">
            <text:p>12.0090257801</text:p>
          </table:table-cell>
          <table:table-cell table:formula="of:=[.C431]*512" office:value-type="float" office:value="6148.62119942106" calcext:value-type="float">
            <text:p>6148.6211994211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12/768*[.A432]" office:value-type="float" office:value="6.671875" calcext:value-type="float">
            <text:p>6.671875</text:p>
          </table:table-cell>
          <table:table-cell table:formula="of:=(((2)^(1/12))^([.B432]-69)) * 440" office:value-type="float" office:value="12.0198692434702" calcext:value-type="float">
            <text:p>12.0198692435</text:p>
          </table:table-cell>
          <table:table-cell table:formula="of:=[.C432]*512" office:value-type="float" office:value="6154.17305265672" calcext:value-type="float">
            <text:p>6154.1730526567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12/768*[.A433]" office:value-type="float" office:value="6.6875" calcext:value-type="float">
            <text:p>6.6875</text:p>
          </table:table-cell>
          <table:table-cell table:formula="of:=(((2)^(1/12))^([.B433]-69)) * 440" office:value-type="float" office:value="12.0307224978482" calcext:value-type="float">
            <text:p>12.0307224978</text:p>
          </table:table-cell>
          <table:table-cell table:formula="of:=[.C433]*512" office:value-type="float" office:value="6159.72991889828" calcext:value-type="float">
            <text:p>6159.7299188983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12/768*[.A434]" office:value-type="float" office:value="6.703125" calcext:value-type="float">
            <text:p>6.703125</text:p>
          </table:table-cell>
          <table:table-cell table:formula="of:=(((2)^(1/12))^([.B434]-69)) * 440" office:value-type="float" office:value="12.0415855520941" calcext:value-type="float">
            <text:p>12.0415855521</text:p>
          </table:table-cell>
          <table:table-cell table:formula="of:=[.C434]*512" office:value-type="float" office:value="6165.29180267219" calcext:value-type="float">
            <text:p>6165.2918026722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12/768*[.A435]" office:value-type="float" office:value="6.71875" calcext:value-type="float">
            <text:p>6.71875</text:p>
          </table:table-cell>
          <table:table-cell table:formula="of:=(((2)^(1/12))^([.B435]-69)) * 440" office:value-type="float" office:value="12.0524584150567" calcext:value-type="float">
            <text:p>12.0524584151</text:p>
          </table:table-cell>
          <table:table-cell table:formula="of:=[.C435]*512" office:value-type="float" office:value="6170.85870850902" calcext:value-type="float">
            <text:p>6170.858708509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12/768*[.A436]" office:value-type="float" office:value="6.734375" calcext:value-type="float">
            <text:p>6.734375</text:p>
          </table:table-cell>
          <table:table-cell table:formula="of:=(((2)^(1/12))^([.B436]-69)) * 440" office:value-type="float" office:value="12.0633410955925" calcext:value-type="float">
            <text:p>12.0633410956</text:p>
          </table:table-cell>
          <table:table-cell table:formula="of:=[.C436]*512" office:value-type="float" office:value="6176.43064094337" calcext:value-type="float">
            <text:p>6176.4306409434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12/768*[.A437]" office:value-type="float" office:value="6.75" calcext:value-type="float">
            <text:p>6.75</text:p>
          </table:table-cell>
          <table:table-cell table:formula="of:=(((2)^(1/12))^([.B437]-69)) * 440" office:value-type="float" office:value="12.0742336025664" calcext:value-type="float">
            <text:p>12.0742336026</text:p>
          </table:table-cell>
          <table:table-cell table:formula="of:=[.C437]*512" office:value-type="float" office:value="6182.007604514" calcext:value-type="float">
            <text:p>6182.007604514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12/768*[.A438]" office:value-type="float" office:value="6.765625" calcext:value-type="float">
            <text:p>6.765625</text:p>
          </table:table-cell>
          <table:table-cell table:formula="of:=(((2)^(1/12))^([.B438]-69)) * 440" office:value-type="float" office:value="12.085135944851" calcext:value-type="float">
            <text:p>12.0851359449</text:p>
          </table:table-cell>
          <table:table-cell table:formula="of:=[.C438]*512" office:value-type="float" office:value="6187.58960376372" calcext:value-type="float">
            <text:p>6187.5896037637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12/768*[.A439]" office:value-type="float" office:value="6.78125" calcext:value-type="float">
            <text:p>6.78125</text:p>
          </table:table-cell>
          <table:table-cell table:formula="of:=(((2)^(1/12))^([.B439]-69)) * 440" office:value-type="float" office:value="12.0960481313271" calcext:value-type="float">
            <text:p>12.0960481313</text:p>
          </table:table-cell>
          <table:table-cell table:formula="of:=[.C439]*512" office:value-type="float" office:value="6193.17664323947" calcext:value-type="float">
            <text:p>6193.176643239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12/768*[.A440]" office:value-type="float" office:value="6.796875" calcext:value-type="float">
            <text:p>6.796875</text:p>
          </table:table-cell>
          <table:table-cell table:formula="of:=(((2)^(1/12))^([.B440]-69)) * 440" office:value-type="float" office:value="12.1069701708834" calcext:value-type="float">
            <text:p>12.1069701709</text:p>
          </table:table-cell>
          <table:table-cell table:formula="of:=[.C440]*512" office:value-type="float" office:value="6198.76872749228" calcext:value-type="float">
            <text:p>6198.7687274923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12/768*[.A441]" office:value-type="float" office:value="6.8125" calcext:value-type="float">
            <text:p>6.8125</text:p>
          </table:table-cell>
          <table:table-cell table:formula="of:=(((2)^(1/12))^([.B441]-69)) * 440" office:value-type="float" office:value="12.1179020724166" calcext:value-type="float">
            <text:p>12.1179020724</text:p>
          </table:table-cell>
          <table:table-cell table:formula="of:=[.C441]*512" office:value-type="float" office:value="6204.3658610773" calcext:value-type="float">
            <text:p>6204.3658610773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12/768*[.A442]" office:value-type="float" office:value="6.828125" calcext:value-type="float">
            <text:p>6.828125</text:p>
          </table:table-cell>
          <table:table-cell table:formula="of:=(((2)^(1/12))^([.B442]-69)) * 440" office:value-type="float" office:value="12.1288438448316" calcext:value-type="float">
            <text:p>12.1288438448</text:p>
          </table:table-cell>
          <table:table-cell table:formula="of:=[.C442]*512" office:value-type="float" office:value="6209.96804855378" calcext:value-type="float">
            <text:p>6209.9680485538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12/768*[.A443]" office:value-type="float" office:value="6.84375" calcext:value-type="float">
            <text:p>6.84375</text:p>
          </table:table-cell>
          <table:table-cell table:formula="of:=(((2)^(1/12))^([.B443]-69)) * 440" office:value-type="float" office:value="12.1397954970412" calcext:value-type="float">
            <text:p>12.139795497</text:p>
          </table:table-cell>
          <table:table-cell table:formula="of:=[.C443]*512" office:value-type="float" office:value="6215.5752944851" calcext:value-type="float">
            <text:p>6215.5752944851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12/768*[.A444]" office:value-type="float" office:value="6.859375" calcext:value-type="float">
            <text:p>6.859375</text:p>
          </table:table-cell>
          <table:table-cell table:formula="of:=(((2)^(1/12))^([.B444]-69)) * 440" office:value-type="float" office:value="12.1507570379663" calcext:value-type="float">
            <text:p>12.150757038</text:p>
          </table:table-cell>
          <table:table-cell table:formula="of:=[.C444]*512" office:value-type="float" office:value="6221.18760343876" calcext:value-type="float">
            <text:p>6221.1876034388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12/768*[.A445]" office:value-type="float" office:value="6.875" calcext:value-type="float">
            <text:p>6.875</text:p>
          </table:table-cell>
          <table:table-cell table:formula="of:=(((2)^(1/12))^([.B445]-69)) * 440" office:value-type="float" office:value="12.1617284765359" calcext:value-type="float">
            <text:p>12.1617284765</text:p>
          </table:table-cell>
          <table:table-cell table:formula="of:=[.C445]*512" office:value-type="float" office:value="6226.80497998638" calcext:value-type="float">
            <text:p>6226.804979986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12/768*[.A446]" office:value-type="float" office:value="6.890625" calcext:value-type="float">
            <text:p>6.890625</text:p>
          </table:table-cell>
          <table:table-cell table:formula="of:=(((2)^(1/12))^([.B446]-69)) * 440" office:value-type="float" office:value="12.1727098216869" calcext:value-type="float">
            <text:p>12.1727098217</text:p>
          </table:table-cell>
          <table:table-cell table:formula="of:=[.C446]*512" office:value-type="float" office:value="6232.4274287037" calcext:value-type="float">
            <text:p>6232.4274287037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12/768*[.A447]" office:value-type="float" office:value="6.90625" calcext:value-type="float">
            <text:p>6.90625</text:p>
          </table:table-cell>
          <table:table-cell table:formula="of:=(((2)^(1/12))^([.B447]-69)) * 440" office:value-type="float" office:value="12.1837010823644" calcext:value-type="float">
            <text:p>12.1837010824</text:p>
          </table:table-cell>
          <table:table-cell table:formula="of:=[.C447]*512" office:value-type="float" office:value="6238.0549541706" calcext:value-type="float">
            <text:p>6238.0549541706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12/768*[.A448]" office:value-type="float" office:value="6.921875" calcext:value-type="float">
            <text:p>6.921875</text:p>
          </table:table-cell>
          <table:table-cell table:formula="of:=(((2)^(1/12))^([.B448]-69)) * 440" office:value-type="float" office:value="12.1947022675217" calcext:value-type="float">
            <text:p>12.1947022675</text:p>
          </table:table-cell>
          <table:table-cell table:formula="of:=[.C448]*512" office:value-type="float" office:value="6243.68756097109" calcext:value-type="float">
            <text:p>6243.6875609711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12/768*[.A449]" office:value-type="float" office:value="6.9375" calcext:value-type="float">
            <text:p>6.9375</text:p>
          </table:table-cell>
          <table:table-cell table:formula="of:=(((2)^(1/12))^([.B449]-69)) * 440" office:value-type="float" office:value="12.2057133861198" calcext:value-type="float">
            <text:p>12.2057133861</text:p>
          </table:table-cell>
          <table:table-cell table:formula="of:=[.C449]*512" office:value-type="float" office:value="6249.32525369334" calcext:value-type="float">
            <text:p>6249.3252536933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12/768*[.A450]" office:value-type="float" office:value="6.953125" calcext:value-type="float">
            <text:p>6.953125</text:p>
          </table:table-cell>
          <table:table-cell table:formula="of:=(((2)^(1/12))^([.B450]-69)) * 440" office:value-type="float" office:value="12.2167344471282" calcext:value-type="float">
            <text:p>12.2167344471</text:p>
          </table:table-cell>
          <table:table-cell table:formula="of:=[.C450]*512" office:value-type="float" office:value="6254.96803692963" calcext:value-type="float">
            <text:p>6254.9680369296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12/768*[.A451]" office:value-type="float" office:value="6.96875" calcext:value-type="float">
            <text:p>6.96875</text:p>
          </table:table-cell>
          <table:table-cell table:formula="of:=(((2)^(1/12))^([.B451]-69)) * 440" office:value-type="float" office:value="12.2277654595242" calcext:value-type="float">
            <text:p>12.2277654595</text:p>
          </table:table-cell>
          <table:table-cell table:formula="of:=[.C451]*512" office:value-type="float" office:value="6260.61591527641" calcext:value-type="float">
            <text:p>6260.615915276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12/768*[.A452]" office:value-type="float" office:value="6.984375" calcext:value-type="float">
            <text:p>6.984375</text:p>
          </table:table-cell>
          <table:table-cell table:formula="of:=(((2)^(1/12))^([.B452]-69)) * 440" office:value-type="float" office:value="12.2388064322935" calcext:value-type="float">
            <text:p>12.2388064323</text:p>
          </table:table-cell>
          <table:table-cell table:formula="of:=[.C452]*512" office:value-type="float" office:value="6266.26889333428" calcext:value-type="float">
            <text:p>6266.2688933343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12/768*[.A453]" office:value-type="float" office:value="7" calcext:value-type="float">
            <text:p>7</text:p>
          </table:table-cell>
          <table:table-cell table:formula="of:=(((2)^(1/12))^([.B453]-69)) * 440" office:value-type="float" office:value="12.2498573744296" calcext:value-type="float">
            <text:p>12.2498573744</text:p>
          </table:table-cell>
          <table:table-cell table:formula="of:=[.C453]*512" office:value-type="float" office:value="6271.92697570797" calcext:value-type="float">
            <text:p>6271.926975708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12/768*[.A454]" office:value-type="float" office:value="7.015625" calcext:value-type="float">
            <text:p>7.015625</text:p>
          </table:table-cell>
          <table:table-cell table:formula="of:=(((2)^(1/12))^([.B454]-69)) * 440" office:value-type="float" office:value="12.2609182949344" calcext:value-type="float">
            <text:p>12.2609182949</text:p>
          </table:table-cell>
          <table:table-cell table:formula="of:=[.C454]*512" office:value-type="float" office:value="6277.5901670064" calcext:value-type="float">
            <text:p>6277.590167006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12/768*[.A455]" office:value-type="float" office:value="7.03125" calcext:value-type="float">
            <text:p>7.03125</text:p>
          </table:table-cell>
          <table:table-cell table:formula="of:=(((2)^(1/12))^([.B455]-69)) * 440" office:value-type="float" office:value="12.2719892028176" calcext:value-type="float">
            <text:p>12.2719892028</text:p>
          </table:table-cell>
          <table:table-cell table:formula="of:=[.C455]*512" office:value-type="float" office:value="6283.25847184264" calcext:value-type="float">
            <text:p>6283.2584718426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12/768*[.A456]" office:value-type="float" office:value="7.046875" calcext:value-type="float">
            <text:p>7.046875</text:p>
          </table:table-cell>
          <table:table-cell table:formula="of:=(((2)^(1/12))^([.B456]-69)) * 440" office:value-type="float" office:value="12.2830701070975" calcext:value-type="float">
            <text:p>12.2830701071</text:p>
          </table:table-cell>
          <table:table-cell table:formula="of:=[.C456]*512" office:value-type="float" office:value="6288.9318948339" calcext:value-type="float">
            <text:p>6288.9318948339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12/768*[.A457]" office:value-type="float" office:value="7.0625" calcext:value-type="float">
            <text:p>7.0625</text:p>
          </table:table-cell>
          <table:table-cell table:formula="of:=(((2)^(1/12))^([.B457]-69)) * 440" office:value-type="float" office:value="12.2941610168" calcext:value-type="float">
            <text:p>12.2941610168</text:p>
          </table:table-cell>
          <table:table-cell table:formula="of:=[.C457]*512" office:value-type="float" office:value="6294.6104406016" calcext:value-type="float">
            <text:p>6294.6104406016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12/768*[.A458]" office:value-type="float" office:value="7.078125" calcext:value-type="float">
            <text:p>7.078125</text:p>
          </table:table-cell>
          <table:table-cell table:formula="of:=(((2)^(1/12))^([.B458]-69)) * 440" office:value-type="float" office:value="12.3052619409596" calcext:value-type="float">
            <text:p>12.305261941</text:p>
          </table:table-cell>
          <table:table-cell table:formula="of:=[.C458]*512" office:value-type="float" office:value="6300.29411377131" calcext:value-type="float">
            <text:p>6300.2941137713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12/768*[.A459]" office:value-type="float" office:value="7.09375" calcext:value-type="float">
            <text:p>7.09375</text:p>
          </table:table-cell>
          <table:table-cell table:formula="of:=(((2)^(1/12))^([.B459]-69)) * 440" office:value-type="float" office:value="12.3163728886187" calcext:value-type="float">
            <text:p>12.3163728886</text:p>
          </table:table-cell>
          <table:table-cell table:formula="of:=[.C459]*512" office:value-type="float" office:value="6305.98291897279" calcext:value-type="float">
            <text:p>6305.9829189728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12/768*[.A460]" office:value-type="float" office:value="7.109375" calcext:value-type="float">
            <text:p>7.109375</text:p>
          </table:table-cell>
          <table:table-cell table:formula="of:=(((2)^(1/12))^([.B460]-69)) * 440" office:value-type="float" office:value="12.327493868828" calcext:value-type="float">
            <text:p>12.3274938688</text:p>
          </table:table-cell>
          <table:table-cell table:formula="of:=[.C460]*512" office:value-type="float" office:value="6311.67686083995" calcext:value-type="float">
            <text:p>6311.67686084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12/768*[.A461]" office:value-type="float" office:value="7.125" calcext:value-type="float">
            <text:p>7.125</text:p>
          </table:table-cell>
          <table:table-cell table:formula="of:=(((2)^(1/12))^([.B461]-69)) * 440" office:value-type="float" office:value="12.3386248906463" calcext:value-type="float">
            <text:p>12.3386248906</text:p>
          </table:table-cell>
          <table:table-cell table:formula="of:=[.C461]*512" office:value-type="float" office:value="6317.37594401092" calcext:value-type="float">
            <text:p>6317.3759440109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12/768*[.A462]" office:value-type="float" office:value="7.140625" calcext:value-type="float">
            <text:p>7.140625</text:p>
          </table:table-cell>
          <table:table-cell table:formula="of:=(((2)^(1/12))^([.B462]-69)) * 440" office:value-type="float" office:value="12.3497659631406" calcext:value-type="float">
            <text:p>12.3497659631</text:p>
          </table:table-cell>
          <table:table-cell table:formula="of:=[.C462]*512" office:value-type="float" office:value="6323.080173128" calcext:value-type="float">
            <text:p>6323.080173128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12/768*[.A463]" office:value-type="float" office:value="7.15625" calcext:value-type="float">
            <text:p>7.15625</text:p>
          </table:table-cell>
          <table:table-cell table:formula="of:=(((2)^(1/12))^([.B463]-69)) * 440" office:value-type="float" office:value="12.3609170953861" calcext:value-type="float">
            <text:p>12.3609170954</text:p>
          </table:table-cell>
          <table:table-cell table:formula="of:=[.C463]*512" office:value-type="float" office:value="6328.78955283769" calcext:value-type="float">
            <text:p>6328.7895528377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12/768*[.A464]" office:value-type="float" office:value="7.171875" calcext:value-type="float">
            <text:p>7.171875</text:p>
          </table:table-cell>
          <table:table-cell table:formula="of:=(((2)^(1/12))^([.B464]-69)) * 440" office:value-type="float" office:value="12.3720782964661" calcext:value-type="float">
            <text:p>12.3720782965</text:p>
          </table:table-cell>
          <table:table-cell table:formula="of:=[.C464]*512" office:value-type="float" office:value="6334.50408779067" calcext:value-type="float">
            <text:p>6334.5040877907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12/768*[.A465]" office:value-type="float" office:value="7.1875" calcext:value-type="float">
            <text:p>7.1875</text:p>
          </table:table-cell>
          <table:table-cell table:formula="of:=(((2)^(1/12))^([.B465]-69)) * 440" office:value-type="float" office:value="12.3832495754723" calcext:value-type="float">
            <text:p>12.3832495755</text:p>
          </table:table-cell>
          <table:table-cell table:formula="of:=[.C465]*512" office:value-type="float" office:value="6340.22378264183" calcext:value-type="float">
            <text:p>6340.2237826418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12/768*[.A466]" office:value-type="float" office:value="7.203125" calcext:value-type="float">
            <text:p>7.203125</text:p>
          </table:table-cell>
          <table:table-cell table:formula="of:=(((2)^(1/12))^([.B466]-69)) * 440" office:value-type="float" office:value="12.3944309415044" calcext:value-type="float">
            <text:p>12.3944309415</text:p>
          </table:table-cell>
          <table:table-cell table:formula="of:=[.C466]*512" office:value-type="float" office:value="6345.94864205028" calcext:value-type="float">
            <text:p>6345.9486420503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12/768*[.A467]" office:value-type="float" office:value="7.21875" calcext:value-type="float">
            <text:p>7.21875</text:p>
          </table:table-cell>
          <table:table-cell table:formula="of:=(((2)^(1/12))^([.B467]-69)) * 440" office:value-type="float" office:value="12.4056224036705" calcext:value-type="float">
            <text:p>12.4056224037</text:p>
          </table:table-cell>
          <table:table-cell table:formula="of:=[.C467]*512" office:value-type="float" office:value="6351.6786706793" calcext:value-type="float">
            <text:p>6351.6786706793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12/768*[.A468]" office:value-type="float" office:value="7.234375" calcext:value-type="float">
            <text:p>7.234375</text:p>
          </table:table-cell>
          <table:table-cell table:formula="of:=(((2)^(1/12))^([.B468]-69)) * 440" office:value-type="float" office:value="12.4168239710867" calcext:value-type="float">
            <text:p>12.4168239711</text:p>
          </table:table-cell>
          <table:table-cell table:formula="of:=[.C468]*512" office:value-type="float" office:value="6357.41387319641" calcext:value-type="float">
            <text:p>6357.4138731964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12/768*[.A469]" office:value-type="float" office:value="7.25" calcext:value-type="float">
            <text:p>7.25</text:p>
          </table:table-cell>
          <table:table-cell table:formula="of:=(((2)^(1/12))^([.B469]-69)) * 440" office:value-type="float" office:value="12.4280356528776" calcext:value-type="float">
            <text:p>12.4280356529</text:p>
          </table:table-cell>
          <table:table-cell table:formula="of:=[.C469]*512" office:value-type="float" office:value="6363.15425427333" calcext:value-type="float">
            <text:p>6363.1542542733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12/768*[.A470]" office:value-type="float" office:value="7.265625" calcext:value-type="float">
            <text:p>7.265625</text:p>
          </table:table-cell>
          <table:table-cell table:formula="of:=(((2)^(1/12))^([.B470]-69)) * 440" office:value-type="float" office:value="12.4392574581758" calcext:value-type="float">
            <text:p>12.4392574582</text:p>
          </table:table-cell>
          <table:table-cell table:formula="of:=[.C470]*512" office:value-type="float" office:value="6368.89981858602" calcext:value-type="float">
            <text:p>6368.899818586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12/768*[.A471]" office:value-type="float" office:value="7.28125" calcext:value-type="float">
            <text:p>7.28125</text:p>
          </table:table-cell>
          <table:table-cell table:formula="of:=(((2)^(1/12))^([.B471]-69)) * 440" office:value-type="float" office:value="12.4504893961223" calcext:value-type="float">
            <text:p>12.4504893961</text:p>
          </table:table-cell>
          <table:table-cell table:formula="of:=[.C471]*512" office:value-type="float" office:value="6374.65057081462" calcext:value-type="float">
            <text:p>6374.6505708146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12/768*[.A472]" office:value-type="float" office:value="7.296875" calcext:value-type="float">
            <text:p>7.296875</text:p>
          </table:table-cell>
          <table:table-cell table:formula="of:=(((2)^(1/12))^([.B472]-69)) * 440" office:value-type="float" office:value="12.4617314758663" calcext:value-type="float">
            <text:p>12.4617314759</text:p>
          </table:table-cell>
          <table:table-cell table:formula="of:=[.C472]*512" office:value-type="float" office:value="6380.40651564354" calcext:value-type="float">
            <text:p>6380.4065156435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12/768*[.A473]" office:value-type="float" office:value="7.3125" calcext:value-type="float">
            <text:p>7.3125</text:p>
          </table:table-cell>
          <table:table-cell table:formula="of:=(((2)^(1/12))^([.B473]-69)) * 440" office:value-type="float" office:value="12.4729837065652" calcext:value-type="float">
            <text:p>12.4729837066</text:p>
          </table:table-cell>
          <table:table-cell table:formula="of:=[.C473]*512" office:value-type="float" office:value="6386.16765776139" calcext:value-type="float">
            <text:p>6386.1676577614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12/768*[.A474]" office:value-type="float" office:value="7.328125" calcext:value-type="float">
            <text:p>7.328125</text:p>
          </table:table-cell>
          <table:table-cell table:formula="of:=(((2)^(1/12))^([.B474]-69)) * 440" office:value-type="float" office:value="12.4842460973848" calcext:value-type="float">
            <text:p>12.4842460974</text:p>
          </table:table-cell>
          <table:table-cell table:formula="of:=[.C474]*512" office:value-type="float" office:value="6391.93400186103" calcext:value-type="float">
            <text:p>6391.93400186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12/768*[.A475]" office:value-type="float" office:value="7.34375" calcext:value-type="float">
            <text:p>7.34375</text:p>
          </table:table-cell>
          <table:table-cell table:formula="of:=(((2)^(1/12))^([.B475]-69)) * 440" office:value-type="float" office:value="12.4955186574991" calcext:value-type="float">
            <text:p>12.4955186575</text:p>
          </table:table-cell>
          <table:table-cell table:formula="of:=[.C475]*512" office:value-type="float" office:value="6397.70555263955" calcext:value-type="float">
            <text:p>6397.7055526396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12/768*[.A476]" office:value-type="float" office:value="7.359375" calcext:value-type="float">
            <text:p>7.359375</text:p>
          </table:table-cell>
          <table:table-cell table:formula="of:=(((2)^(1/12))^([.B476]-69)) * 440" office:value-type="float" office:value="12.5068013960904" calcext:value-type="float">
            <text:p>12.5068013961</text:p>
          </table:table-cell>
          <table:table-cell table:formula="of:=[.C476]*512" office:value-type="float" office:value="6403.48231479829" calcext:value-type="float">
            <text:p>6403.4823147983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12/768*[.A477]" office:value-type="float" office:value="7.375" calcext:value-type="float">
            <text:p>7.375</text:p>
          </table:table-cell>
          <table:table-cell table:formula="of:=(((2)^(1/12))^([.B477]-69)) * 440" office:value-type="float" office:value="12.5180943223492" calcext:value-type="float">
            <text:p>12.5180943223</text:p>
          </table:table-cell>
          <table:table-cell table:formula="of:=[.C477]*512" office:value-type="float" office:value="6409.26429304281" calcext:value-type="float">
            <text:p>6409.2642930428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12/768*[.A478]" office:value-type="float" office:value="7.390625" calcext:value-type="float">
            <text:p>7.390625</text:p>
          </table:table-cell>
          <table:table-cell table:formula="of:=(((2)^(1/12))^([.B478]-69)) * 440" office:value-type="float" office:value="12.5293974454745" calcext:value-type="float">
            <text:p>12.5293974455</text:p>
          </table:table-cell>
          <table:table-cell table:formula="of:=[.C478]*512" office:value-type="float" office:value="6415.05149208296" calcext:value-type="float">
            <text:p>6415.051492083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12/768*[.A479]" office:value-type="float" office:value="7.40625" calcext:value-type="float">
            <text:p>7.40625</text:p>
          </table:table-cell>
          <table:table-cell table:formula="of:=(((2)^(1/12))^([.B479]-69)) * 440" office:value-type="float" office:value="12.5407107746735" calcext:value-type="float">
            <text:p>12.5407107747</text:p>
          </table:table-cell>
          <table:table-cell table:formula="of:=[.C479]*512" office:value-type="float" office:value="6420.84391663281" calcext:value-type="float">
            <text:p>6420.8439166328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12/768*[.A480]" office:value-type="float" office:value="7.421875" calcext:value-type="float">
            <text:p>7.421875</text:p>
          </table:table-cell>
          <table:table-cell table:formula="of:=(((2)^(1/12))^([.B480]-69)) * 440" office:value-type="float" office:value="12.5520343191615" calcext:value-type="float">
            <text:p>12.5520343192</text:p>
          </table:table-cell>
          <table:table-cell table:formula="of:=[.C480]*512" office:value-type="float" office:value="6426.6415714107" calcext:value-type="float">
            <text:p>6426.6415714107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12/768*[.A481]" office:value-type="float" office:value="7.4375" calcext:value-type="float">
            <text:p>7.4375</text:p>
          </table:table-cell>
          <table:table-cell table:formula="of:=(((2)^(1/12))^([.B481]-69)) * 440" office:value-type="float" office:value="12.5633680881625" calcext:value-type="float">
            <text:p>12.5633680882</text:p>
          </table:table-cell>
          <table:table-cell table:formula="of:=[.C481]*512" office:value-type="float" office:value="6432.44446113921" calcext:value-type="float">
            <text:p>6432.4444611392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12/768*[.A482]" office:value-type="float" office:value="7.453125" calcext:value-type="float">
            <text:p>7.453125</text:p>
          </table:table-cell>
          <table:table-cell table:formula="of:=(((2)^(1/12))^([.B482]-69)) * 440" office:value-type="float" office:value="12.5747120909086" calcext:value-type="float">
            <text:p>12.5747120909</text:p>
          </table:table-cell>
          <table:table-cell table:formula="of:=[.C482]*512" office:value-type="float" office:value="6438.25259054522" calcext:value-type="float">
            <text:p>6438.2525905452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12/768*[.A483]" office:value-type="float" office:value="7.46875" calcext:value-type="float">
            <text:p>7.46875</text:p>
          </table:table-cell>
          <table:table-cell table:formula="of:=(((2)^(1/12))^([.B483]-69)) * 440" office:value-type="float" office:value="12.5860663366403" calcext:value-type="float">
            <text:p>12.5860663366</text:p>
          </table:table-cell>
          <table:table-cell table:formula="of:=[.C483]*512" office:value-type="float" office:value="6444.06596435985" calcext:value-type="float">
            <text:p>6444.0659643599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12/768*[.A484]" office:value-type="float" office:value="7.484375" calcext:value-type="float">
            <text:p>7.484375</text:p>
          </table:table-cell>
          <table:table-cell table:formula="of:=(((2)^(1/12))^([.B484]-69)) * 440" office:value-type="float" office:value="12.5974308346065" calcext:value-type="float">
            <text:p>12.5974308346</text:p>
          </table:table-cell>
          <table:table-cell table:formula="of:=[.C484]*512" office:value-type="float" office:value="6449.88458731851" calcext:value-type="float">
            <text:p>6449.884587318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12/768*[.A485]" office:value-type="float" office:value="7.5" calcext:value-type="float">
            <text:p>7.5</text:p>
          </table:table-cell>
          <table:table-cell table:formula="of:=(((2)^(1/12))^([.B485]-69)) * 440" office:value-type="float" office:value="12.6088055940642" calcext:value-type="float">
            <text:p>12.6088055941</text:p>
          </table:table-cell>
          <table:table-cell table:formula="of:=[.C485]*512" office:value-type="float" office:value="6455.70846416087" calcext:value-type="float">
            <text:p>6455.7084641609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12/768*[.A486]" office:value-type="float" office:value="7.515625" calcext:value-type="float">
            <text:p>7.515625</text:p>
          </table:table-cell>
          <table:table-cell table:formula="of:=(((2)^(1/12))^([.B486]-69)) * 440" office:value-type="float" office:value="12.6201906242791" calcext:value-type="float">
            <text:p>12.6201906243</text:p>
          </table:table-cell>
          <table:table-cell table:formula="of:=[.C486]*512" office:value-type="float" office:value="6461.53759963088" calcext:value-type="float">
            <text:p>6461.5375996309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12/768*[.A487]" office:value-type="float" office:value="7.53125" calcext:value-type="float">
            <text:p>7.53125</text:p>
          </table:table-cell>
          <table:table-cell table:formula="of:=(((2)^(1/12))^([.B487]-69)) * 440" office:value-type="float" office:value="12.631585934525" calcext:value-type="float">
            <text:p>12.6315859345</text:p>
          </table:table-cell>
          <table:table-cell table:formula="of:=[.C487]*512" office:value-type="float" office:value="6467.37199847679" calcext:value-type="float">
            <text:p>6467.3719984768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12/768*[.A488]" office:value-type="float" office:value="7.546875" calcext:value-type="float">
            <text:p>7.546875</text:p>
          </table:table-cell>
          <table:table-cell table:formula="of:=(((2)^(1/12))^([.B488]-69)) * 440" office:value-type="float" office:value="12.6429915340842" calcext:value-type="float">
            <text:p>12.6429915341</text:p>
          </table:table-cell>
          <table:table-cell table:formula="of:=[.C488]*512" office:value-type="float" office:value="6473.21166545113" calcext:value-type="float">
            <text:p>6473.211665451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12/768*[.A489]" office:value-type="float" office:value="7.5625" calcext:value-type="float">
            <text:p>7.5625</text:p>
          </table:table-cell>
          <table:table-cell table:formula="of:=(((2)^(1/12))^([.B489]-69)) * 440" office:value-type="float" office:value="12.6544074322475" calcext:value-type="float">
            <text:p>12.6544074322</text:p>
          </table:table-cell>
          <table:table-cell table:formula="of:=[.C489]*512" office:value-type="float" office:value="6479.05660531071" calcext:value-type="float">
            <text:p>6479.0566053107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12/768*[.A490]" office:value-type="float" office:value="7.578125" calcext:value-type="float">
            <text:p>7.578125</text:p>
          </table:table-cell>
          <table:table-cell table:formula="of:=(((2)^(1/12))^([.B490]-69)) * 440" office:value-type="float" office:value="12.6658336383138" calcext:value-type="float">
            <text:p>12.6658336383</text:p>
          </table:table-cell>
          <table:table-cell table:formula="of:=[.C490]*512" office:value-type="float" office:value="6484.90682281664" calcext:value-type="float">
            <text:p>6484.9068228167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12/768*[.A491]" office:value-type="float" office:value="7.59375" calcext:value-type="float">
            <text:p>7.59375</text:p>
          </table:table-cell>
          <table:table-cell table:formula="of:=(((2)^(1/12))^([.B491]-69)) * 440" office:value-type="float" office:value="12.6772701615905" calcext:value-type="float">
            <text:p>12.6772701616</text:p>
          </table:table-cell>
          <table:table-cell table:formula="of:=[.C491]*512" office:value-type="float" office:value="6490.76232273435" calcext:value-type="float">
            <text:p>6490.7623227344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12/768*[.A492]" office:value-type="float" office:value="7.609375" calcext:value-type="float">
            <text:p>7.609375</text:p>
          </table:table-cell>
          <table:table-cell table:formula="of:=(((2)^(1/12))^([.B492]-69)) * 440" office:value-type="float" office:value="12.6887170113936" calcext:value-type="float">
            <text:p>12.6887170114</text:p>
          </table:table-cell>
          <table:table-cell table:formula="of:=[.C492]*512" office:value-type="float" office:value="6496.62310983354" calcext:value-type="float">
            <text:p>6496.6231098335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12/768*[.A493]" office:value-type="float" office:value="7.625" calcext:value-type="float">
            <text:p>7.625</text:p>
          </table:table-cell>
          <table:table-cell table:formula="of:=(((2)^(1/12))^([.B493]-69)) * 440" office:value-type="float" office:value="12.7001741970473" calcext:value-type="float">
            <text:p>12.700174197</text:p>
          </table:table-cell>
          <table:table-cell table:formula="of:=[.C493]*512" office:value-type="float" office:value="6502.48918888823" calcext:value-type="float">
            <text:p>6502.4891888882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12/768*[.A494]" office:value-type="float" office:value="7.640625" calcext:value-type="float">
            <text:p>7.640625</text:p>
          </table:table-cell>
          <table:table-cell table:formula="of:=(((2)^(1/12))^([.B494]-69)) * 440" office:value-type="float" office:value="12.7116417278843" calcext:value-type="float">
            <text:p>12.7116417279</text:p>
          </table:table-cell>
          <table:table-cell table:formula="of:=[.C494]*512" office:value-type="float" office:value="6508.36056467677" calcext:value-type="float">
            <text:p>6508.3605646768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12/768*[.A495]" office:value-type="float" office:value="7.65625" calcext:value-type="float">
            <text:p>7.65625</text:p>
          </table:table-cell>
          <table:table-cell table:formula="of:=(((2)^(1/12))^([.B495]-69)) * 440" office:value-type="float" office:value="12.7231196132457" calcext:value-type="float">
            <text:p>12.7231196132</text:p>
          </table:table-cell>
          <table:table-cell table:formula="of:=[.C495]*512" office:value-type="float" office:value="6514.2372419818" calcext:value-type="float">
            <text:p>6514.2372419818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12/768*[.A496]" office:value-type="float" office:value="7.671875" calcext:value-type="float">
            <text:p>7.671875</text:p>
          </table:table-cell>
          <table:table-cell table:formula="of:=(((2)^(1/12))^([.B496]-69)) * 440" office:value-type="float" office:value="12.734607862481" calcext:value-type="float">
            <text:p>12.7346078625</text:p>
          </table:table-cell>
          <table:table-cell table:formula="of:=[.C496]*512" office:value-type="float" office:value="6520.11922559028" calcext:value-type="float">
            <text:p>6520.1192255903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12/768*[.A497]" office:value-type="float" office:value="7.6875" calcext:value-type="float">
            <text:p>7.6875</text:p>
          </table:table-cell>
          <table:table-cell table:formula="of:=(((2)^(1/12))^([.B497]-69)) * 440" office:value-type="float" office:value="12.7461064849482" calcext:value-type="float">
            <text:p>12.7461064849</text:p>
          </table:table-cell>
          <table:table-cell table:formula="of:=[.C497]*512" office:value-type="float" office:value="6526.0065202935" calcext:value-type="float">
            <text:p>6526.0065202935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12/768*[.A498]" office:value-type="float" office:value="7.703125" calcext:value-type="float">
            <text:p>7.703125</text:p>
          </table:table-cell>
          <table:table-cell table:formula="of:=(((2)^(1/12))^([.B498]-69)) * 440" office:value-type="float" office:value="12.7576154900138" calcext:value-type="float">
            <text:p>12.75761549</text:p>
          </table:table-cell>
          <table:table-cell table:formula="of:=[.C498]*512" office:value-type="float" office:value="6531.89913088708" calcext:value-type="float">
            <text:p>6531.899130887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12/768*[.A499]" office:value-type="float" office:value="7.71875" calcext:value-type="float">
            <text:p>7.71875</text:p>
          </table:table-cell>
          <table:table-cell table:formula="of:=(((2)^(1/12))^([.B499]-69)) * 440" office:value-type="float" office:value="12.7691348870527" calcext:value-type="float">
            <text:p>12.7691348871</text:p>
          </table:table-cell>
          <table:table-cell table:formula="of:=[.C499]*512" office:value-type="float" office:value="6537.79706217097" calcext:value-type="float">
            <text:p>6537.797062171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12/768*[.A500]" office:value-type="float" office:value="7.734375" calcext:value-type="float">
            <text:p>7.734375</text:p>
          </table:table-cell>
          <table:table-cell table:formula="of:=(((2)^(1/12))^([.B500]-69)) * 440" office:value-type="float" office:value="12.7806646854481" calcext:value-type="float">
            <text:p>12.7806646854</text:p>
          </table:table-cell>
          <table:table-cell table:formula="of:=[.C500]*512" office:value-type="float" office:value="6543.70031894943" calcext:value-type="float">
            <text:p>6543.700318949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12/768*[.A501]" office:value-type="float" office:value="7.75" calcext:value-type="float">
            <text:p>7.75</text:p>
          </table:table-cell>
          <table:table-cell table:formula="of:=(((2)^(1/12))^([.B501]-69)) * 440" office:value-type="float" office:value="12.792204894592" calcext:value-type="float">
            <text:p>12.7922048946</text:p>
          </table:table-cell>
          <table:table-cell table:formula="of:=[.C501]*512" office:value-type="float" office:value="6549.6089060311" calcext:value-type="float">
            <text:p>6549.6089060311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12/768*[.A502]" office:value-type="float" office:value="7.765625" calcext:value-type="float">
            <text:p>7.765625</text:p>
          </table:table-cell>
          <table:table-cell table:formula="of:=(((2)^(1/12))^([.B502]-69)) * 440" office:value-type="float" office:value="12.8037555238846" calcext:value-type="float">
            <text:p>12.8037555239</text:p>
          </table:table-cell>
          <table:table-cell table:formula="of:=[.C502]*512" office:value-type="float" office:value="6555.52282822892" calcext:value-type="float">
            <text:p>6555.5228282289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12/768*[.A503]" office:value-type="float" office:value="7.78125" calcext:value-type="float">
            <text:p>7.78125</text:p>
          </table:table-cell>
          <table:table-cell table:formula="of:=(((2)^(1/12))^([.B503]-69)) * 440" office:value-type="float" office:value="12.8153165827348" calcext:value-type="float">
            <text:p>12.8153165827</text:p>
          </table:table-cell>
          <table:table-cell table:formula="of:=[.C503]*512" office:value-type="float" office:value="6561.4420903602" calcext:value-type="float">
            <text:p>6561.4420903602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12/768*[.A504]" office:value-type="float" office:value="7.796875" calcext:value-type="float">
            <text:p>7.796875</text:p>
          </table:table-cell>
          <table:table-cell table:formula="of:=(((2)^(1/12))^([.B504]-69)) * 440" office:value-type="float" office:value="12.8268880805598" calcext:value-type="float">
            <text:p>12.8268880806</text:p>
          </table:table-cell>
          <table:table-cell table:formula="of:=[.C504]*512" office:value-type="float" office:value="6567.3666972466" calcext:value-type="float">
            <text:p>6567.3666972466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12/768*[.A505]" office:value-type="float" office:value="7.8125" calcext:value-type="float">
            <text:p>7.8125</text:p>
          </table:table-cell>
          <table:table-cell table:formula="of:=(((2)^(1/12))^([.B505]-69)) * 440" office:value-type="float" office:value="12.8384700267854" calcext:value-type="float">
            <text:p>12.8384700268</text:p>
          </table:table-cell>
          <table:table-cell table:formula="of:=[.C505]*512" office:value-type="float" office:value="6573.29665371413" calcext:value-type="float">
            <text:p>6573.296653714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table:formula="of:=12/768*[.A506]" office:value-type="float" office:value="7.828125" calcext:value-type="float">
            <text:p>7.828125</text:p>
          </table:table-cell>
          <table:table-cell table:formula="of:=(((2)^(1/12))^([.B506]-69)) * 440" office:value-type="float" office:value="12.850062430846" calcext:value-type="float">
            <text:p>12.8500624308</text:p>
          </table:table-cell>
          <table:table-cell table:formula="of:=[.C506]*512" office:value-type="float" office:value="6579.23196459314" calcext:value-type="float">
            <text:p>6579.2319645932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table:formula="of:=12/768*[.A507]" office:value-type="float" office:value="7.84375" calcext:value-type="float">
            <text:p>7.84375</text:p>
          </table:table-cell>
          <table:table-cell table:formula="of:=(((2)^(1/12))^([.B507]-69)) * 440" office:value-type="float" office:value="12.8616653021843" calcext:value-type="float">
            <text:p>12.8616653022</text:p>
          </table:table-cell>
          <table:table-cell table:formula="of:=[.C507]*512" office:value-type="float" office:value="6585.17263471838" calcext:value-type="float">
            <text:p>6585.1726347184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table:formula="of:=12/768*[.A508]" office:value-type="float" office:value="7.859375" calcext:value-type="float">
            <text:p>7.859375</text:p>
          </table:table-cell>
          <table:table-cell table:formula="of:=(((2)^(1/12))^([.B508]-69)) * 440" office:value-type="float" office:value="12.8732786502518" calcext:value-type="float">
            <text:p>12.8732786503</text:p>
          </table:table-cell>
          <table:table-cell table:formula="of:=[.C508]*512" office:value-type="float" office:value="6591.11866892892" calcext:value-type="float">
            <text:p>6591.1186689289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table:formula="of:=12/768*[.A509]" office:value-type="float" office:value="7.875" calcext:value-type="float">
            <text:p>7.875</text:p>
          </table:table-cell>
          <table:table-cell table:formula="of:=(((2)^(1/12))^([.B509]-69)) * 440" office:value-type="float" office:value="12.8849024845083" calcext:value-type="float">
            <text:p>12.8849024845</text:p>
          </table:table-cell>
          <table:table-cell table:formula="of:=[.C509]*512" office:value-type="float" office:value="6597.07007206824" calcext:value-type="float">
            <text:p>6597.0700720682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table:formula="of:=12/768*[.A510]" office:value-type="float" office:value="7.890625" calcext:value-type="float">
            <text:p>7.890625</text:p>
          </table:table-cell>
          <table:table-cell table:formula="of:=(((2)^(1/12))^([.B510]-69)) * 440" office:value-type="float" office:value="12.8965368144222" calcext:value-type="float">
            <text:p>12.8965368144</text:p>
          </table:table-cell>
          <table:table-cell table:formula="of:=[.C510]*512" office:value-type="float" office:value="6603.02684898416" calcext:value-type="float">
            <text:p>6603.0268489842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table:formula="of:=12/768*[.A511]" office:value-type="float" office:value="7.90625" calcext:value-type="float">
            <text:p>7.90625</text:p>
          </table:table-cell>
          <table:table-cell table:formula="of:=(((2)^(1/12))^([.B511]-69)) * 440" office:value-type="float" office:value="12.9081816494705" calcext:value-type="float">
            <text:p>12.9081816495</text:p>
          </table:table-cell>
          <table:table-cell table:formula="of:=[.C511]*512" office:value-type="float" office:value="6608.98900452891" calcext:value-type="float">
            <text:p>6608.9890045289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table:formula="of:=12/768*[.A512]" office:value-type="float" office:value="7.921875" calcext:value-type="float">
            <text:p>7.921875</text:p>
          </table:table-cell>
          <table:table-cell table:formula="of:=(((2)^(1/12))^([.B512]-69)) * 440" office:value-type="float" office:value="12.9198369991388" calcext:value-type="float">
            <text:p>12.9198369991</text:p>
          </table:table-cell>
          <table:table-cell table:formula="of:=[.C512]*512" office:value-type="float" office:value="6614.95654355907" calcext:value-type="float">
            <text:p>6614.956543559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table:formula="of:=12/768*[.A513]" office:value-type="float" office:value="7.9375" calcext:value-type="float">
            <text:p>7.9375</text:p>
          </table:table-cell>
          <table:table-cell table:formula="of:=(((2)^(1/12))^([.B513]-69)) * 440" office:value-type="float" office:value="12.9315028729212" calcext:value-type="float">
            <text:p>12.9315028729</text:p>
          </table:table-cell>
          <table:table-cell table:formula="of:=[.C513]*512" office:value-type="float" office:value="6620.92947093563" calcext:value-type="float">
            <text:p>6620.9294709356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table:formula="of:=12/768*[.A514]" office:value-type="float" office:value="7.953125" calcext:value-type="float">
            <text:p>7.953125</text:p>
          </table:table-cell>
          <table:table-cell table:formula="of:=(((2)^(1/12))^([.B514]-69)) * 440" office:value-type="float" office:value="12.9431792803202" calcext:value-type="float">
            <text:p>12.9431792803</text:p>
          </table:table-cell>
          <table:table-cell table:formula="of:=[.C514]*512" office:value-type="float" office:value="6626.90779152395" calcext:value-type="float">
            <text:p>6626.907791524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12/768*[.A515]" office:value-type="float" office:value="7.96875" calcext:value-type="float">
            <text:p>7.96875</text:p>
          </table:table-cell>
          <table:table-cell table:formula="of:=(((2)^(1/12))^([.B515]-69)) * 440" office:value-type="float" office:value="12.9548662308473" calcext:value-type="float">
            <text:p>12.9548662308</text:p>
          </table:table-cell>
          <table:table-cell table:formula="of:=[.C515]*512" office:value-type="float" office:value="6632.8915101938" calcext:value-type="float">
            <text:p>6632.8915101938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table:formula="of:=12/768*[.A516]" office:value-type="float" office:value="7.984375" calcext:value-type="float">
            <text:p>7.984375</text:p>
          </table:table-cell>
          <table:table-cell table:formula="of:=(((2)^(1/12))^([.B516]-69)) * 440" office:value-type="float" office:value="12.9665637340221" calcext:value-type="float">
            <text:p>12.966563734</text:p>
          </table:table-cell>
          <table:table-cell table:formula="of:=[.C516]*512" office:value-type="float" office:value="6638.88063181933" calcext:value-type="float">
            <text:p>6638.880631819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table:formula="of:=12/768*[.A517]" office:value-type="float" office:value="8" calcext:value-type="float">
            <text:p>8</text:p>
          </table:table-cell>
          <table:table-cell table:formula="of:=(((2)^(1/12))^([.B517]-69)) * 440" office:value-type="float" office:value="12.9782717993733" calcext:value-type="float">
            <text:p>12.9782717994</text:p>
          </table:table-cell>
          <table:table-cell table:formula="of:=[.C517]*512" office:value-type="float" office:value="6644.87516127911" calcext:value-type="float">
            <text:p>6644.8751612791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table:formula="of:=12/768*[.A518]" office:value-type="float" office:value="8.015625" calcext:value-type="float">
            <text:p>8.015625</text:p>
          </table:table-cell>
          <table:table-cell table:formula="of:=(((2)^(1/12))^([.B518]-69)) * 440" office:value-type="float" office:value="12.9899904364377" calcext:value-type="float">
            <text:p>12.9899904364</text:p>
          </table:table-cell>
          <table:table-cell table:formula="of:=[.C518]*512" office:value-type="float" office:value="6650.87510345609" calcext:value-type="float">
            <text:p>6650.875103456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table:formula="of:=12/768*[.A519]" office:value-type="float" office:value="8.03125" calcext:value-type="float">
            <text:p>8.03125</text:p>
          </table:table-cell>
          <table:table-cell table:formula="of:=(((2)^(1/12))^([.B519]-69)) * 440" office:value-type="float" office:value="13.001719654761" calcext:value-type="float">
            <text:p>13.0017196548</text:p>
          </table:table-cell>
          <table:table-cell table:formula="of:=[.C519]*512" office:value-type="float" office:value="6656.88046323765" calcext:value-type="float">
            <text:p>6656.8804632377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table:formula="of:=12/768*[.A520]" office:value-type="float" office:value="8.046875" calcext:value-type="float">
            <text:p>8.046875</text:p>
          </table:table-cell>
          <table:table-cell table:formula="of:=(((2)^(1/12))^([.B520]-69)) * 440" office:value-type="float" office:value="13.0134594638976" calcext:value-type="float">
            <text:p>13.0134594639</text:p>
          </table:table-cell>
          <table:table-cell table:formula="of:=[.C520]*512" office:value-type="float" office:value="6662.89124551559" calcext:value-type="float">
            <text:p>6662.8912455156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table:formula="of:=12/768*[.A521]" office:value-type="float" office:value="8.0625" calcext:value-type="float">
            <text:p>8.0625</text:p>
          </table:table-cell>
          <table:table-cell table:formula="of:=(((2)^(1/12))^([.B521]-69)) * 440" office:value-type="float" office:value="13.0252098734104" calcext:value-type="float">
            <text:p>13.0252098734</text:p>
          </table:table-cell>
          <table:table-cell table:formula="of:=[.C521]*512" office:value-type="float" office:value="6668.9074551861" calcext:value-type="float">
            <text:p>6668.9074551861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table:formula="of:=12/768*[.A522]" office:value-type="float" office:value="8.078125" calcext:value-type="float">
            <text:p>8.078125</text:p>
          </table:table-cell>
          <table:table-cell table:formula="of:=(((2)^(1/12))^([.B522]-69)) * 440" office:value-type="float" office:value="13.0369708928707" calcext:value-type="float">
            <text:p>13.0369708929</text:p>
          </table:table-cell>
          <table:table-cell table:formula="of:=[.C522]*512" office:value-type="float" office:value="6674.92909714981" calcext:value-type="float">
            <text:p>6674.9290971498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table:formula="of:=12/768*[.A523]" office:value-type="float" office:value="8.09375" calcext:value-type="float">
            <text:p>8.09375</text:p>
          </table:table-cell>
          <table:table-cell table:formula="of:=(((2)^(1/12))^([.B523]-69)) * 440" office:value-type="float" office:value="13.0487425318589" calcext:value-type="float">
            <text:p>13.0487425319</text:p>
          </table:table-cell>
          <table:table-cell table:formula="of:=[.C523]*512" office:value-type="float" office:value="6680.95617631177" calcext:value-type="float">
            <text:p>6680.9561763118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table:formula="of:=12/768*[.A524]" office:value-type="float" office:value="8.109375" calcext:value-type="float">
            <text:p>8.109375</text:p>
          </table:table-cell>
          <table:table-cell table:formula="of:=(((2)^(1/12))^([.B524]-69)) * 440" office:value-type="float" office:value="13.0605247999638" calcext:value-type="float">
            <text:p>13.0605248</text:p>
          </table:table-cell>
          <table:table-cell table:formula="of:=[.C524]*512" office:value-type="float" office:value="6686.98869758146" calcext:value-type="float">
            <text:p>6686.988697581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12/768*[.A525]" office:value-type="float" office:value="8.125" calcext:value-type="float">
            <text:p>8.125</text:p>
          </table:table-cell>
          <table:table-cell table:formula="of:=(((2)^(1/12))^([.B525]-69)) * 440" office:value-type="float" office:value="13.0723177067828" calcext:value-type="float">
            <text:p>13.0723177068</text:p>
          </table:table-cell>
          <table:table-cell table:formula="of:=[.C525]*512" office:value-type="float" office:value="6693.02666587278" calcext:value-type="float">
            <text:p>6693.0266658728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table:formula="of:=12/768*[.A526]" office:value-type="float" office:value="8.140625" calcext:value-type="float">
            <text:p>8.140625</text:p>
          </table:table-cell>
          <table:table-cell table:formula="of:=(((2)^(1/12))^([.B526]-69)) * 440" office:value-type="float" office:value="13.0841212619221" calcext:value-type="float">
            <text:p>13.0841212619</text:p>
          </table:table-cell>
          <table:table-cell table:formula="of:=[.C526]*512" office:value-type="float" office:value="6699.0700861041" calcext:value-type="float">
            <text:p>6699.0700861041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table:formula="of:=12/768*[.A527]" office:value-type="float" office:value="8.15625" calcext:value-type="float">
            <text:p>8.15625</text:p>
          </table:table-cell>
          <table:table-cell table:formula="of:=(((2)^(1/12))^([.B527]-69)) * 440" office:value-type="float" office:value="13.0959354749965" calcext:value-type="float">
            <text:p>13.095935475</text:p>
          </table:table-cell>
          <table:table-cell table:formula="of:=[.C527]*512" office:value-type="float" office:value="6705.1189631982" calcext:value-type="float">
            <text:p>6705.1189631982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table:formula="of:=12/768*[.A528]" office:value-type="float" office:value="8.171875" calcext:value-type="float">
            <text:p>8.171875</text:p>
          </table:table-cell>
          <table:table-cell table:formula="of:=(((2)^(1/12))^([.B528]-69)) * 440" office:value-type="float" office:value="13.1077603556295" calcext:value-type="float">
            <text:p>13.1077603556</text:p>
          </table:table-cell>
          <table:table-cell table:formula="of:=[.C528]*512" office:value-type="float" office:value="6711.17330208231" calcext:value-type="float">
            <text:p>6711.1733020823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table:formula="of:=12/768*[.A529]" office:value-type="float" office:value="8.1875" calcext:value-type="float">
            <text:p>8.1875</text:p>
          </table:table-cell>
          <table:table-cell table:formula="of:=(((2)^(1/12))^([.B529]-69)) * 440" office:value-type="float" office:value="13.1195959134533" calcext:value-type="float">
            <text:p>13.1195959135</text:p>
          </table:table-cell>
          <table:table-cell table:formula="of:=[.C529]*512" office:value-type="float" office:value="6717.23310768811" calcext:value-type="float">
            <text:p>6717.233107688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table:formula="of:=12/768*[.A530]" office:value-type="float" office:value="8.203125" calcext:value-type="float">
            <text:p>8.203125</text:p>
          </table:table-cell>
          <table:table-cell table:formula="of:=(((2)^(1/12))^([.B530]-69)) * 440" office:value-type="float" office:value="13.1314421581089" calcext:value-type="float">
            <text:p>13.1314421581</text:p>
          </table:table-cell>
          <table:table-cell table:formula="of:=[.C530]*512" office:value-type="float" office:value="6723.29838495175" calcext:value-type="float">
            <text:p>6723.2983849518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table:formula="of:=12/768*[.A531]" office:value-type="float" office:value="8.21875" calcext:value-type="float">
            <text:p>8.21875</text:p>
          </table:table-cell>
          <table:table-cell table:formula="of:=(((2)^(1/12))^([.B531]-69)) * 440" office:value-type="float" office:value="13.1432990992458" calcext:value-type="float">
            <text:p>13.1432990992</text:p>
          </table:table-cell>
          <table:table-cell table:formula="of:=[.C531]*512" office:value-type="float" office:value="6729.36913881383" calcext:value-type="float">
            <text:p>6729.3691388138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table:formula="of:=12/768*[.A532]" office:value-type="float" office:value="8.234375" calcext:value-type="float">
            <text:p>8.234375</text:p>
          </table:table-cell>
          <table:table-cell table:formula="of:=(((2)^(1/12))^([.B532]-69)) * 440" office:value-type="float" office:value="13.1551667465222" calcext:value-type="float">
            <text:p>13.1551667465</text:p>
          </table:table-cell>
          <table:table-cell table:formula="of:=[.C532]*512" office:value-type="float" office:value="6735.44537421938" calcext:value-type="float">
            <text:p>6735.4453742194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table:formula="of:=12/768*[.A533]" office:value-type="float" office:value="8.25" calcext:value-type="float">
            <text:p>8.25</text:p>
          </table:table-cell>
          <table:table-cell table:formula="of:=(((2)^(1/12))^([.B533]-69)) * 440" office:value-type="float" office:value="13.1670451096054" calcext:value-type="float">
            <text:p>13.1670451096</text:p>
          </table:table-cell>
          <table:table-cell table:formula="of:=[.C533]*512" office:value-type="float" office:value="6741.52709611794" calcext:value-type="float">
            <text:p>6741.527096118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table:formula="of:=12/768*[.A534]" office:value-type="float" office:value="8.265625" calcext:value-type="float">
            <text:p>8.265625</text:p>
          </table:table-cell>
          <table:table-cell table:formula="of:=(((2)^(1/12))^([.B534]-69)) * 440" office:value-type="float" office:value="13.1789341981709" calcext:value-type="float">
            <text:p>13.1789341982</text:p>
          </table:table-cell>
          <table:table-cell table:formula="of:=[.C534]*512" office:value-type="float" office:value="6747.61430946349" calcext:value-type="float">
            <text:p>6747.6143094635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12/768*[.A535]" office:value-type="float" office:value="8.28125" calcext:value-type="float">
            <text:p>8.28125</text:p>
          </table:table-cell>
          <table:table-cell table:formula="of:=(((2)^(1/12))^([.B535]-69)) * 440" office:value-type="float" office:value="13.1908340219033" calcext:value-type="float">
            <text:p>13.1908340219</text:p>
          </table:table-cell>
          <table:table-cell table:formula="of:=[.C535]*512" office:value-type="float" office:value="6753.7070192145" calcext:value-type="float">
            <text:p>6753.7070192145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table:formula="of:=12/768*[.A536]" office:value-type="float" office:value="8.296875" calcext:value-type="float">
            <text:p>8.296875</text:p>
          </table:table-cell>
          <table:table-cell table:formula="of:=(((2)^(1/12))^([.B536]-69)) * 440" office:value-type="float" office:value="13.2027445904959" calcext:value-type="float">
            <text:p>13.2027445905</text:p>
          </table:table-cell>
          <table:table-cell table:formula="of:=[.C536]*512" office:value-type="float" office:value="6759.80523033391" calcext:value-type="float">
            <text:p>6759.8052303339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table:formula="of:=12/768*[.A537]" office:value-type="float" office:value="8.3125" calcext:value-type="float">
            <text:p>8.3125</text:p>
          </table:table-cell>
          <table:table-cell table:formula="of:=(((2)^(1/12))^([.B537]-69)) * 440" office:value-type="float" office:value="13.2146659136507" calcext:value-type="float">
            <text:p>13.2146659137</text:p>
          </table:table-cell>
          <table:table-cell table:formula="of:=[.C537]*512" office:value-type="float" office:value="6765.90894778913" calcext:value-type="float">
            <text:p>6765.9089477891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table:formula="of:=12/768*[.A538]" office:value-type="float" office:value="8.328125" calcext:value-type="float">
            <text:p>8.328125</text:p>
          </table:table-cell>
          <table:table-cell table:formula="of:=(((2)^(1/12))^([.B538]-69)) * 440" office:value-type="float" office:value="13.2265980010783" calcext:value-type="float">
            <text:p>13.2265980011</text:p>
          </table:table-cell>
          <table:table-cell table:formula="of:=[.C538]*512" office:value-type="float" office:value="6772.01817655208" calcext:value-type="float">
            <text:p>6772.0181765521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table:formula="of:=12/768*[.A539]" office:value-type="float" office:value="8.34375" calcext:value-type="float">
            <text:p>8.34375</text:p>
          </table:table-cell>
          <table:table-cell table:formula="of:=(((2)^(1/12))^([.B539]-69)) * 440" office:value-type="float" office:value="13.2385408624983" calcext:value-type="float">
            <text:p>13.2385408625</text:p>
          </table:table-cell>
          <table:table-cell table:formula="of:=[.C539]*512" office:value-type="float" office:value="6778.13292159914" calcext:value-type="float">
            <text:p>6778.1329215992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table:formula="of:=12/768*[.A540]" office:value-type="float" office:value="8.359375" calcext:value-type="float">
            <text:p>8.359375</text:p>
          </table:table-cell>
          <table:table-cell table:formula="of:=(((2)^(1/12))^([.B540]-69)) * 440" office:value-type="float" office:value="13.2504945076391" calcext:value-type="float">
            <text:p>13.2504945076</text:p>
          </table:table-cell>
          <table:table-cell table:formula="of:=[.C540]*512" office:value-type="float" office:value="6784.25318791121" calcext:value-type="float">
            <text:p>6784.2531879112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table:formula="of:=12/768*[.A541]" office:value-type="float" office:value="8.375" calcext:value-type="float">
            <text:p>8.375</text:p>
          </table:table-cell>
          <table:table-cell table:formula="of:=(((2)^(1/12))^([.B541]-69)) * 440" office:value-type="float" office:value="13.2624589462377" calcext:value-type="float">
            <text:p>13.2624589462</text:p>
          </table:table-cell>
          <table:table-cell table:formula="of:=[.C541]*512" office:value-type="float" office:value="6790.37898047368" calcext:value-type="float">
            <text:p>6790.3789804737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table:formula="of:=12/768*[.A542]" office:value-type="float" office:value="8.390625" calcext:value-type="float">
            <text:p>8.390625</text:p>
          </table:table-cell>
          <table:table-cell table:formula="of:=(((2)^(1/12))^([.B542]-69)) * 440" office:value-type="float" office:value="13.2744341880399" calcext:value-type="float">
            <text:p>13.274434188</text:p>
          </table:table-cell>
          <table:table-cell table:formula="of:=[.C542]*512" office:value-type="float" office:value="6796.51030427643" calcext:value-type="float">
            <text:p>6796.5103042764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table:formula="of:=12/768*[.A543]" office:value-type="float" office:value="8.40625" calcext:value-type="float">
            <text:p>8.40625</text:p>
          </table:table-cell>
          <table:table-cell table:formula="of:=(((2)^(1/12))^([.B543]-69)) * 440" office:value-type="float" office:value="13.2864202428005" calcext:value-type="float">
            <text:p>13.2864202428</text:p>
          </table:table-cell>
          <table:table-cell table:formula="of:=[.C543]*512" office:value-type="float" office:value="6802.64716431386" calcext:value-type="float">
            <text:p>6802.6471643139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table:formula="of:=12/768*[.A544]" office:value-type="float" office:value="8.421875" calcext:value-type="float">
            <text:p>8.421875</text:p>
          </table:table-cell>
          <table:table-cell table:formula="of:=(((2)^(1/12))^([.B544]-69)) * 440" office:value-type="float" office:value="13.2984171202829" calcext:value-type="float">
            <text:p>13.2984171203</text:p>
          </table:table-cell>
          <table:table-cell table:formula="of:=[.C544]*512" office:value-type="float" office:value="6808.78956558486" calcext:value-type="float">
            <text:p>6808.7895655849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12/768*[.A545]" office:value-type="float" office:value="8.4375" calcext:value-type="float">
            <text:p>8.4375</text:p>
          </table:table-cell>
          <table:table-cell table:formula="of:=(((2)^(1/12))^([.B545]-69)) * 440" office:value-type="float" office:value="13.3104248302595" calcext:value-type="float">
            <text:p>13.3104248303</text:p>
          </table:table-cell>
          <table:table-cell table:formula="of:=[.C545]*512" office:value-type="float" office:value="6814.93751309286" calcext:value-type="float">
            <text:p>6814.9375130929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table:formula="of:=12/768*[.A546]" office:value-type="float" office:value="8.453125" calcext:value-type="float">
            <text:p>8.453125</text:p>
          </table:table-cell>
          <table:table-cell table:formula="of:=(((2)^(1/12))^([.B546]-69)) * 440" office:value-type="float" office:value="13.3224433825113" calcext:value-type="float">
            <text:p>13.3224433825</text:p>
          </table:table-cell>
          <table:table-cell table:formula="of:=[.C546]*512" office:value-type="float" office:value="6821.09101184579" calcext:value-type="float">
            <text:p>6821.0910118458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table:formula="of:=12/768*[.A547]" office:value-type="float" office:value="8.46875" calcext:value-type="float">
            <text:p>8.46875</text:p>
          </table:table-cell>
          <table:table-cell table:formula="of:=(((2)^(1/12))^([.B547]-69)) * 440" office:value-type="float" office:value="13.3344727868283" calcext:value-type="float">
            <text:p>13.3344727868</text:p>
          </table:table-cell>
          <table:table-cell table:formula="of:=[.C547]*512" office:value-type="float" office:value="6827.25006685611" calcext:value-type="float">
            <text:p>6827.2500668561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table:formula="of:=12/768*[.A548]" office:value-type="float" office:value="8.484375" calcext:value-type="float">
            <text:p>8.484375</text:p>
          </table:table-cell>
          <table:table-cell table:formula="of:=(((2)^(1/12))^([.B548]-69)) * 440" office:value-type="float" office:value="13.3465130530094" calcext:value-type="float">
            <text:p>13.346513053</text:p>
          </table:table-cell>
          <table:table-cell table:formula="of:=[.C548]*512" office:value-type="float" office:value="6833.4146831408" calcext:value-type="float">
            <text:p>6833.4146831408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table:formula="of:=12/768*[.A549]" office:value-type="float" office:value="8.5" calcext:value-type="float">
            <text:p>8.5</text:p>
          </table:table-cell>
          <table:table-cell table:formula="of:=(((2)^(1/12))^([.B549]-69)) * 440" office:value-type="float" office:value="13.358564190862" calcext:value-type="float">
            <text:p>13.3585641909</text:p>
          </table:table-cell>
          <table:table-cell table:formula="of:=[.C549]*512" office:value-type="float" office:value="6839.58486572137" calcext:value-type="float">
            <text:p>6839.5848657214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table:formula="of:=12/768*[.A550]" office:value-type="float" office:value="8.515625" calcext:value-type="float">
            <text:p>8.515625</text:p>
          </table:table-cell>
          <table:table-cell table:formula="of:=(((2)^(1/12))^([.B550]-69)) * 440" office:value-type="float" office:value="13.3706262102029" calcext:value-type="float">
            <text:p>13.3706262102</text:p>
          </table:table-cell>
          <table:table-cell table:formula="of:=[.C550]*512" office:value-type="float" office:value="6845.76061962387" calcext:value-type="float">
            <text:p>6845.7606196239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table:formula="of:=12/768*[.A551]" office:value-type="float" office:value="8.53125" calcext:value-type="float">
            <text:p>8.53125</text:p>
          </table:table-cell>
          <table:table-cell table:formula="of:=(((2)^(1/12))^([.B551]-69)) * 440" office:value-type="float" office:value="13.3826991208572" calcext:value-type="float">
            <text:p>13.3826991209</text:p>
          </table:table-cell>
          <table:table-cell table:formula="of:=[.C551]*512" office:value-type="float" office:value="6851.94194987888" calcext:value-type="float">
            <text:p>6851.9419498789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table:formula="of:=12/768*[.A552]" office:value-type="float" office:value="8.546875" calcext:value-type="float">
            <text:p>8.546875</text:p>
          </table:table-cell>
          <table:table-cell table:formula="of:=(((2)^(1/12))^([.B552]-69)) * 440" office:value-type="float" office:value="13.3947829326593" calcext:value-type="float">
            <text:p>13.3947829327</text:p>
          </table:table-cell>
          <table:table-cell table:formula="of:=[.C552]*512" office:value-type="float" office:value="6858.12886152154" calcext:value-type="float">
            <text:p>6858.128861521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table:formula="of:=12/768*[.A553]" office:value-type="float" office:value="8.5625" calcext:value-type="float">
            <text:p>8.5625</text:p>
          </table:table-cell>
          <table:table-cell table:formula="of:=(((2)^(1/12))^([.B553]-69)) * 440" office:value-type="float" office:value="13.4068776554522" calcext:value-type="float">
            <text:p>13.4068776555</text:p>
          </table:table-cell>
          <table:table-cell table:formula="of:=[.C553]*512" office:value-type="float" office:value="6864.32135959151" calcext:value-type="float">
            <text:p>6864.3213595915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table:formula="of:=12/768*[.A554]" office:value-type="float" office:value="8.578125" calcext:value-type="float">
            <text:p>8.578125</text:p>
          </table:table-cell>
          <table:table-cell table:formula="of:=(((2)^(1/12))^([.B554]-69)) * 440" office:value-type="float" office:value="13.4189832990879" calcext:value-type="float">
            <text:p>13.4189832991</text:p>
          </table:table-cell>
          <table:table-cell table:formula="of:=[.C554]*512" office:value-type="float" office:value="6870.51944913303" calcext:value-type="float">
            <text:p>6870.519449133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12/768*[.A555]" office:value-type="float" office:value="8.59375" calcext:value-type="float">
            <text:p>8.59375</text:p>
          </table:table-cell>
          <table:table-cell table:formula="of:=(((2)^(1/12))^([.B555]-69)) * 440" office:value-type="float" office:value="13.4310998734275" calcext:value-type="float">
            <text:p>13.4310998734</text:p>
          </table:table-cell>
          <table:table-cell table:formula="of:=[.C555]*512" office:value-type="float" office:value="6876.72313519486" calcext:value-type="float">
            <text:p>6876.7231351949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table:formula="of:=12/768*[.A556]" office:value-type="float" office:value="8.609375" calcext:value-type="float">
            <text:p>8.609375</text:p>
          </table:table-cell>
          <table:table-cell table:formula="of:=(((2)^(1/12))^([.B556]-69)) * 440" office:value-type="float" office:value="13.4432273883405" calcext:value-type="float">
            <text:p>13.4432273883</text:p>
          </table:table-cell>
          <table:table-cell table:formula="of:=[.C556]*512" office:value-type="float" office:value="6882.93242283035" calcext:value-type="float">
            <text:p>6882.9324228304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table:formula="of:=12/768*[.A557]" office:value-type="float" office:value="8.625" calcext:value-type="float">
            <text:p>8.625</text:p>
          </table:table-cell>
          <table:table-cell table:formula="of:=(((2)^(1/12))^([.B557]-69)) * 440" office:value-type="float" office:value="13.4553658537058" calcext:value-type="float">
            <text:p>13.4553658537</text:p>
          </table:table-cell>
          <table:table-cell table:formula="of:=[.C557]*512" office:value-type="float" office:value="6889.14731709739" calcext:value-type="float">
            <text:p>6889.1473170974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table:formula="of:=12/768*[.A558]" office:value-type="float" office:value="8.640625" calcext:value-type="float">
            <text:p>8.640625</text:p>
          </table:table-cell>
          <table:table-cell table:formula="of:=(((2)^(1/12))^([.B558]-69)) * 440" office:value-type="float" office:value="13.4675152794111" calcext:value-type="float">
            <text:p>13.4675152794</text:p>
          </table:table-cell>
          <table:table-cell table:formula="of:=[.C558]*512" office:value-type="float" office:value="6895.36782305846" calcext:value-type="float">
            <text:p>6895.3678230585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table:formula="of:=12/768*[.A559]" office:value-type="float" office:value="8.65625" calcext:value-type="float">
            <text:p>8.65625</text:p>
          </table:table-cell>
          <table:table-cell table:formula="of:=(((2)^(1/12))^([.B559]-69)) * 440" office:value-type="float" office:value="13.4796756753527" calcext:value-type="float">
            <text:p>13.4796756754</text:p>
          </table:table-cell>
          <table:table-cell table:formula="of:=[.C559]*512" office:value-type="float" office:value="6901.5939457806" calcext:value-type="float">
            <text:p>6901.5939457806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table:formula="of:=12/768*[.A560]" office:value-type="float" office:value="8.671875" calcext:value-type="float">
            <text:p>8.671875</text:p>
          </table:table-cell>
          <table:table-cell table:formula="of:=(((2)^(1/12))^([.B560]-69)) * 440" office:value-type="float" office:value="13.4918470514363" calcext:value-type="float">
            <text:p>13.4918470514</text:p>
          </table:table-cell>
          <table:table-cell table:formula="of:=[.C560]*512" office:value-type="float" office:value="6907.82569033541" calcext:value-type="float">
            <text:p>6907.8256903354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table:formula="of:=12/768*[.A561]" office:value-type="float" office:value="8.6875" calcext:value-type="float">
            <text:p>8.6875</text:p>
          </table:table-cell>
          <table:table-cell table:formula="of:=(((2)^(1/12))^([.B561]-69)) * 440" office:value-type="float" office:value="13.5040294175763" calcext:value-type="float">
            <text:p>13.5040294176</text:p>
          </table:table-cell>
          <table:table-cell table:formula="of:=[.C561]*512" office:value-type="float" office:value="6914.06306179909" calcext:value-type="float">
            <text:p>6914.063061799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table:formula="of:=12/768*[.A562]" office:value-type="float" office:value="8.703125" calcext:value-type="float">
            <text:p>8.703125</text:p>
          </table:table-cell>
          <table:table-cell table:formula="of:=(((2)^(1/12))^([.B562]-69)) * 440" office:value-type="float" office:value="13.5162227836961" calcext:value-type="float">
            <text:p>13.5162227837</text:p>
          </table:table-cell>
          <table:table-cell table:formula="of:=[.C562]*512" office:value-type="float" office:value="6920.30606525242" calcext:value-type="float">
            <text:p>6920.3060652524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table:formula="of:=12/768*[.A563]" office:value-type="float" office:value="8.71875" calcext:value-type="float">
            <text:p>8.71875</text:p>
          </table:table-cell>
          <table:table-cell table:formula="of:=(((2)^(1/12))^([.B563]-69)) * 440" office:value-type="float" office:value="13.5284271597281" calcext:value-type="float">
            <text:p>13.5284271597</text:p>
          </table:table-cell>
          <table:table-cell table:formula="of:=[.C563]*512" office:value-type="float" office:value="6926.55470578076" calcext:value-type="float">
            <text:p>6926.5547057808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table:formula="of:=12/768*[.A564]" office:value-type="float" office:value="8.734375" calcext:value-type="float">
            <text:p>8.734375</text:p>
          </table:table-cell>
          <table:table-cell table:formula="of:=(((2)^(1/12))^([.B564]-69)) * 440" office:value-type="float" office:value="13.5406425556134" calcext:value-type="float">
            <text:p>13.5406425556</text:p>
          </table:table-cell>
          <table:table-cell table:formula="of:=[.C564]*512" office:value-type="float" office:value="6932.80898847407" calcext:value-type="float">
            <text:p>6932.8089884741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12/768*[.A565]" office:value-type="float" office:value="8.75" calcext:value-type="float">
            <text:p>8.75</text:p>
          </table:table-cell>
          <table:table-cell table:formula="of:=(((2)^(1/12))^([.B565]-69)) * 440" office:value-type="float" office:value="13.5528689813025" calcext:value-type="float">
            <text:p>13.5528689813</text:p>
          </table:table-cell>
          <table:table-cell table:formula="of:=[.C565]*512" office:value-type="float" office:value="6939.0689184269" calcext:value-type="float">
            <text:p>6939.0689184269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table:formula="of:=12/768*[.A566]" office:value-type="float" office:value="8.765625" calcext:value-type="float">
            <text:p>8.765625</text:p>
          </table:table-cell>
          <table:table-cell table:formula="of:=(((2)^(1/12))^([.B566]-69)) * 440" office:value-type="float" office:value="13.5651064467547" calcext:value-type="float">
            <text:p>13.5651064468</text:p>
          </table:table-cell>
          <table:table-cell table:formula="of:=[.C566]*512" office:value-type="float" office:value="6945.33450073841" calcext:value-type="float">
            <text:p>6945.334500738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table:formula="of:=12/768*[.A567]" office:value-type="float" office:value="8.78125" calcext:value-type="float">
            <text:p>8.78125</text:p>
          </table:table-cell>
          <table:table-cell table:formula="of:=(((2)^(1/12))^([.B567]-69)) * 440" office:value-type="float" office:value="13.5773549619382" calcext:value-type="float">
            <text:p>13.5773549619</text:p>
          </table:table-cell>
          <table:table-cell table:formula="of:=[.C567]*512" office:value-type="float" office:value="6951.60574051234" calcext:value-type="float">
            <text:p>6951.6057405123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table:formula="of:=12/768*[.A568]" office:value-type="float" office:value="8.796875" calcext:value-type="float">
            <text:p>8.796875</text:p>
          </table:table-cell>
          <table:table-cell table:formula="of:=(((2)^(1/12))^([.B568]-69)) * 440" office:value-type="float" office:value="13.5896145368302" calcext:value-type="float">
            <text:p>13.5896145368</text:p>
          </table:table-cell>
          <table:table-cell table:formula="of:=[.C568]*512" office:value-type="float" office:value="6957.88264285707" calcext:value-type="float">
            <text:p>6957.8826428571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table:formula="of:=12/768*[.A569]" office:value-type="float" office:value="8.8125" calcext:value-type="float">
            <text:p>8.8125</text:p>
          </table:table-cell>
          <table:table-cell table:formula="of:=(((2)^(1/12))^([.B569]-69)) * 440" office:value-type="float" office:value="13.6018851814171" calcext:value-type="float">
            <text:p>13.6018851814</text:p>
          </table:table-cell>
          <table:table-cell table:formula="of:=[.C569]*512" office:value-type="float" office:value="6964.16521288557" calcext:value-type="float">
            <text:p>6964.1652128856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table:formula="of:=12/768*[.A570]" office:value-type="float" office:value="8.828125" calcext:value-type="float">
            <text:p>8.828125</text:p>
          </table:table-cell>
          <table:table-cell table:formula="of:=(((2)^(1/12))^([.B570]-69)) * 440" office:value-type="float" office:value="13.6141669056942" calcext:value-type="float">
            <text:p>13.6141669057</text:p>
          </table:table-cell>
          <table:table-cell table:formula="of:=[.C570]*512" office:value-type="float" office:value="6970.45345571544" calcext:value-type="float">
            <text:p>6970.4534557154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table:formula="of:=12/768*[.A571]" office:value-type="float" office:value="8.84375" calcext:value-type="float">
            <text:p>8.84375</text:p>
          </table:table-cell>
          <table:table-cell table:formula="of:=(((2)^(1/12))^([.B571]-69)) * 440" office:value-type="float" office:value="13.6264597196658" calcext:value-type="float">
            <text:p>13.6264597197</text:p>
          </table:table-cell>
          <table:table-cell table:formula="of:=[.C571]*512" office:value-type="float" office:value="6976.74737646889" calcext:value-type="float">
            <text:p>6976.7473764689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table:formula="of:=12/768*[.A572]" office:value-type="float" office:value="8.859375" calcext:value-type="float">
            <text:p>8.859375</text:p>
          </table:table-cell>
          <table:table-cell table:formula="of:=(((2)^(1/12))^([.B572]-69)) * 440" office:value-type="float" office:value="13.6387636333452" calcext:value-type="float">
            <text:p>13.6387636333</text:p>
          </table:table-cell>
          <table:table-cell table:formula="of:=[.C572]*512" office:value-type="float" office:value="6983.04698027275" calcext:value-type="float">
            <text:p>6983.0469802728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table:formula="of:=12/768*[.A573]" office:value-type="float" office:value="8.875" calcext:value-type="float">
            <text:p>8.875</text:p>
          </table:table-cell>
          <table:table-cell table:formula="of:=(((2)^(1/12))^([.B573]-69)) * 440" office:value-type="float" office:value="13.6510786567549" calcext:value-type="float">
            <text:p>13.6510786568</text:p>
          </table:table-cell>
          <table:table-cell table:formula="of:=[.C573]*512" office:value-type="float" office:value="6989.35227225851" calcext:value-type="float">
            <text:p>6989.3522722585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table:formula="of:=12/768*[.A574]" office:value-type="float" office:value="8.890625" calcext:value-type="float">
            <text:p>8.890625</text:p>
          </table:table-cell>
          <table:table-cell table:formula="of:=(((2)^(1/12))^([.B574]-69)) * 440" office:value-type="float" office:value="13.6634047999263" calcext:value-type="float">
            <text:p>13.6634047999</text:p>
          </table:table-cell>
          <table:table-cell table:formula="of:=[.C574]*512" office:value-type="float" office:value="6995.66325756227" calcext:value-type="float">
            <text:p>6995.6632575623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12/768*[.A575]" office:value-type="float" office:value="8.90625" calcext:value-type="float">
            <text:p>8.90625</text:p>
          </table:table-cell>
          <table:table-cell table:formula="of:=(((2)^(1/12))^([.B575]-69)) * 440" office:value-type="float" office:value="13.6757420728999" calcext:value-type="float">
            <text:p>13.6757420729</text:p>
          </table:table-cell>
          <table:table-cell table:formula="of:=[.C575]*512" office:value-type="float" office:value="7001.97994132476" calcext:value-type="float">
            <text:p>7001.9799413248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table:formula="of:=12/768*[.A576]" office:value-type="float" office:value="8.921875" calcext:value-type="float">
            <text:p>8.921875</text:p>
          </table:table-cell>
          <table:table-cell table:formula="of:=(((2)^(1/12))^([.B576]-69)) * 440" office:value-type="float" office:value="13.6880904857253" calcext:value-type="float">
            <text:p>13.6880904857</text:p>
          </table:table-cell>
          <table:table-cell table:formula="of:=[.C576]*512" office:value-type="float" office:value="7008.30232869137" calcext:value-type="float">
            <text:p>7008.3023286914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table:formula="of:=12/768*[.A577]" office:value-type="float" office:value="8.9375" calcext:value-type="float">
            <text:p>8.9375</text:p>
          </table:table-cell>
          <table:table-cell table:formula="of:=(((2)^(1/12))^([.B577]-69)) * 440" office:value-type="float" office:value="13.7004500484612" calcext:value-type="float">
            <text:p>13.7004500485</text:p>
          </table:table-cell>
          <table:table-cell table:formula="of:=[.C577]*512" office:value-type="float" office:value="7014.63042481212" calcext:value-type="float">
            <text:p>7014.630424812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table:formula="of:=12/768*[.A578]" office:value-type="float" office:value="8.953125" calcext:value-type="float">
            <text:p>8.953125</text:p>
          </table:table-cell>
          <table:table-cell table:formula="of:=(((2)^(1/12))^([.B578]-69)) * 440" office:value-type="float" office:value="13.7128207711752" calcext:value-type="float">
            <text:p>13.7128207712</text:p>
          </table:table-cell>
          <table:table-cell table:formula="of:=[.C578]*512" office:value-type="float" office:value="7020.96423484169" calcext:value-type="float">
            <text:p>7020.9642348417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table:formula="of:=12/768*[.A579]" office:value-type="float" office:value="8.96875" calcext:value-type="float">
            <text:p>8.96875</text:p>
          </table:table-cell>
          <table:table-cell table:formula="of:=(((2)^(1/12))^([.B579]-69)) * 440" office:value-type="float" office:value="13.7252026639442" calcext:value-type="float">
            <text:p>13.7252026639</text:p>
          </table:table-cell>
          <table:table-cell table:formula="of:=[.C579]*512" office:value-type="float" office:value="7027.30376393942" calcext:value-type="float">
            <text:p>7027.3037639394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table:formula="of:=12/768*[.A580]" office:value-type="float" office:value="8.984375" calcext:value-type="float">
            <text:p>8.984375</text:p>
          </table:table-cell>
          <table:table-cell table:formula="of:=(((2)^(1/12))^([.B580]-69)) * 440" office:value-type="float" office:value="13.7375957368541" calcext:value-type="float">
            <text:p>13.7375957369</text:p>
          </table:table-cell>
          <table:table-cell table:formula="of:=[.C580]*512" office:value-type="float" office:value="7033.6490172693" calcext:value-type="float">
            <text:p>7033.6490172693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12/768*[.A581]" office:value-type="float" office:value="9" calcext:value-type="float">
            <text:p>9</text:p>
          </table:table-cell>
          <table:table-cell table:formula="of:=(((2)^(1/12))^([.B581]-69)) * 440" office:value-type="float" office:value="13.75" calcext:value-type="float">
            <text:p>13.75</text:p>
          </table:table-cell>
          <table:table-cell table:formula="of:=[.C581]*512" office:value-type="float" office:value="7039.99999999998" calcext:value-type="float">
            <text:p>704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table:formula="of:=12/768*[.A582]" office:value-type="float" office:value="9.015625" calcext:value-type="float">
            <text:p>9.015625</text:p>
          </table:table-cell>
          <table:table-cell table:formula="of:=(((2)^(1/12))^([.B582]-69)) * 440" office:value-type="float" office:value="13.7624154634859" calcext:value-type="float">
            <text:p>13.7624154635</text:p>
          </table:table-cell>
          <table:table-cell table:formula="of:=[.C582]*512" office:value-type="float" office:value="7046.35671730479" calcext:value-type="float">
            <text:p>7046.3567173048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table:formula="of:=12/768*[.A583]" office:value-type="float" office:value="9.03125" calcext:value-type="float">
            <text:p>9.03125</text:p>
          </table:table-cell>
          <table:table-cell table:formula="of:=(((2)^(1/12))^([.B583]-69)) * 440" office:value-type="float" office:value="13.7748421374252" calcext:value-type="float">
            <text:p>13.7748421374</text:p>
          </table:table-cell>
          <table:table-cell table:formula="of:=[.C583]*512" office:value-type="float" office:value="7052.71917436171" calcext:value-type="float">
            <text:p>7052.7191743617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table:formula="of:=12/768*[.A584]" office:value-type="float" office:value="9.046875" calcext:value-type="float">
            <text:p>9.046875</text:p>
          </table:table-cell>
          <table:table-cell table:formula="of:=(((2)^(1/12))^([.B584]-69)) * 440" office:value-type="float" office:value="13.7872800319402" calcext:value-type="float">
            <text:p>13.7872800319</text:p>
          </table:table-cell>
          <table:table-cell table:formula="of:=[.C584]*512" office:value-type="float" office:value="7059.08737635341" calcext:value-type="float">
            <text:p>7059.0873763534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12/768*[.A585]" office:value-type="float" office:value="9.0625" calcext:value-type="float">
            <text:p>9.0625</text:p>
          </table:table-cell>
          <table:table-cell table:formula="of:=(((2)^(1/12))^([.B585]-69)) * 440" office:value-type="float" office:value="13.7997291571626" calcext:value-type="float">
            <text:p>13.7997291572</text:p>
          </table:table-cell>
          <table:table-cell table:formula="of:=[.C585]*512" office:value-type="float" office:value="7065.46132846724" calcext:value-type="float">
            <text:p>7065.4613284673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table:formula="of:=12/768*[.A586]" office:value-type="float" office:value="9.078125" calcext:value-type="float">
            <text:p>9.078125</text:p>
          </table:table-cell>
          <table:table-cell table:formula="of:=(((2)^(1/12))^([.B586]-69)) * 440" office:value-type="float" office:value="13.8121895232329" calcext:value-type="float">
            <text:p>13.8121895232</text:p>
          </table:table-cell>
          <table:table-cell table:formula="of:=[.C586]*512" office:value-type="float" office:value="7071.84103589524" calcext:value-type="float">
            <text:p>7071.8410358952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table:formula="of:=12/768*[.A587]" office:value-type="float" office:value="9.09375" calcext:value-type="float">
            <text:p>9.09375</text:p>
          </table:table-cell>
          <table:table-cell table:formula="of:=(((2)^(1/12))^([.B587]-69)) * 440" office:value-type="float" office:value="13.824661140301" calcext:value-type="float">
            <text:p>13.8246611403</text:p>
          </table:table-cell>
          <table:table-cell table:formula="of:=[.C587]*512" office:value-type="float" office:value="7078.22650383411" calcext:value-type="float">
            <text:p>7078.2265038341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table:formula="of:=12/768*[.A588]" office:value-type="float" office:value="9.109375" calcext:value-type="float">
            <text:p>9.109375</text:p>
          </table:table-cell>
          <table:table-cell table:formula="of:=(((2)^(1/12))^([.B588]-69)) * 440" office:value-type="float" office:value="13.8371440185259" calcext:value-type="float">
            <text:p>13.8371440185</text:p>
          </table:table-cell>
          <table:table-cell table:formula="of:=[.C588]*512" office:value-type="float" office:value="7084.61773748529" calcext:value-type="float">
            <text:p>7084.6177374853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table:formula="of:=12/768*[.A589]" office:value-type="float" office:value="9.125" calcext:value-type="float">
            <text:p>9.125</text:p>
          </table:table-cell>
          <table:table-cell table:formula="of:=(((2)^(1/12))^([.B589]-69)) * 440" office:value-type="float" office:value="13.8496381680759" calcext:value-type="float">
            <text:p>13.8496381681</text:p>
          </table:table-cell>
          <table:table-cell table:formula="of:=[.C589]*512" office:value-type="float" office:value="7091.01474205486" calcext:value-type="float">
            <text:p>7091.0147420549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table:formula="of:=12/768*[.A590]" office:value-type="float" office:value="9.140625" calcext:value-type="float">
            <text:p>9.140625</text:p>
          </table:table-cell>
          <table:table-cell table:formula="of:=(((2)^(1/12))^([.B590]-69)) * 440" office:value-type="float" office:value="13.8621435991282" calcext:value-type="float">
            <text:p>13.8621435991</text:p>
          </table:table-cell>
          <table:table-cell table:formula="of:=[.C590]*512" office:value-type="float" office:value="7097.41752275364" calcext:value-type="float">
            <text:p>7097.4175227536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table:formula="of:=12/768*[.A591]" office:value-type="float" office:value="9.15625" calcext:value-type="float">
            <text:p>9.15625</text:p>
          </table:table-cell>
          <table:table-cell table:formula="of:=(((2)^(1/12))^([.B591]-69)) * 440" office:value-type="float" office:value="13.8746603218694" calcext:value-type="float">
            <text:p>13.8746603219</text:p>
          </table:table-cell>
          <table:table-cell table:formula="of:=[.C591]*512" office:value-type="float" office:value="7103.82608479715" calcext:value-type="float">
            <text:p>7103.8260847972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table:formula="of:=12/768*[.A592]" office:value-type="float" office:value="9.171875" calcext:value-type="float">
            <text:p>9.171875</text:p>
          </table:table-cell>
          <table:table-cell table:formula="of:=(((2)^(1/12))^([.B592]-69)) * 440" office:value-type="float" office:value="13.8871883464953" calcext:value-type="float">
            <text:p>13.8871883465</text:p>
          </table:table-cell>
          <table:table-cell table:formula="of:=[.C592]*512" office:value-type="float" office:value="7110.24043340561" calcext:value-type="float">
            <text:p>7110.2404334056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table:formula="of:=12/768*[.A593]" office:value-type="float" office:value="9.1875" calcext:value-type="float">
            <text:p>9.1875</text:p>
          </table:table-cell>
          <table:table-cell table:formula="of:=(((2)^(1/12))^([.B593]-69)) * 440" office:value-type="float" office:value="13.8997276832108" calcext:value-type="float">
            <text:p>13.8997276832</text:p>
          </table:table-cell>
          <table:table-cell table:formula="of:=[.C593]*512" office:value-type="float" office:value="7116.66057380395" calcext:value-type="float">
            <text:p>7116.660573804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table:formula="of:=12/768*[.A594]" office:value-type="float" office:value="9.203125" calcext:value-type="float">
            <text:p>9.203125</text:p>
          </table:table-cell>
          <table:table-cell table:formula="of:=(((2)^(1/12))^([.B594]-69)) * 440" office:value-type="float" office:value="13.9122783422302" calcext:value-type="float">
            <text:p>13.9122783422</text:p>
          </table:table-cell>
          <table:table-cell table:formula="of:=[.C594]*512" office:value-type="float" office:value="7123.08651122184" calcext:value-type="float">
            <text:p>7123.0865112218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12/768*[.A595]" office:value-type="float" office:value="9.21875" calcext:value-type="float">
            <text:p>9.21875</text:p>
          </table:table-cell>
          <table:table-cell table:formula="of:=(((2)^(1/12))^([.B595]-69)) * 440" office:value-type="float" office:value="13.9248403337766" calcext:value-type="float">
            <text:p>13.9248403338</text:p>
          </table:table-cell>
          <table:table-cell table:formula="of:=[.C595]*512" office:value-type="float" office:value="7129.51825089364" calcext:value-type="float">
            <text:p>7129.5182508937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table:formula="of:=12/768*[.A596]" office:value-type="float" office:value="9.234375" calcext:value-type="float">
            <text:p>9.234375</text:p>
          </table:table-cell>
          <table:table-cell table:formula="of:=(((2)^(1/12))^([.B596]-69)) * 440" office:value-type="float" office:value="13.9374136680829" calcext:value-type="float">
            <text:p>13.9374136681</text:p>
          </table:table-cell>
          <table:table-cell table:formula="of:=[.C596]*512" office:value-type="float" office:value="7135.95579805847" calcext:value-type="float">
            <text:p>7135.9557980585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table:formula="of:=12/768*[.A597]" office:value-type="float" office:value="9.25" calcext:value-type="float">
            <text:p>9.25</text:p>
          </table:table-cell>
          <table:table-cell table:formula="of:=(((2)^(1/12))^([.B597]-69)) * 440" office:value-type="float" office:value="13.9499983553909" calcext:value-type="float">
            <text:p>13.9499983554</text:p>
          </table:table-cell>
          <table:table-cell table:formula="of:=[.C597]*512" office:value-type="float" office:value="7142.39915796015" calcext:value-type="float">
            <text:p>7142.3991579602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table:formula="of:=12/768*[.A598]" office:value-type="float" office:value="9.265625" calcext:value-type="float">
            <text:p>9.265625</text:p>
          </table:table-cell>
          <table:table-cell table:formula="of:=(((2)^(1/12))^([.B598]-69)) * 440" office:value-type="float" office:value="13.9625944059517" calcext:value-type="float">
            <text:p>13.962594406</text:p>
          </table:table-cell>
          <table:table-cell table:formula="of:=[.C598]*512" office:value-type="float" office:value="7148.84833584725" calcext:value-type="float">
            <text:p>7148.8483358473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table:formula="of:=12/768*[.A599]" office:value-type="float" office:value="9.28125" calcext:value-type="float">
            <text:p>9.28125</text:p>
          </table:table-cell>
          <table:table-cell table:formula="of:=(((2)^(1/12))^([.B599]-69)) * 440" office:value-type="float" office:value="13.9752018300256" calcext:value-type="float">
            <text:p>13.97520183</text:p>
          </table:table-cell>
          <table:table-cell table:formula="of:=[.C599]*512" office:value-type="float" office:value="7155.30333697309" calcext:value-type="float">
            <text:p>7155.303336973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table:formula="of:=12/768*[.A600]" office:value-type="float" office:value="9.296875" calcext:value-type="float">
            <text:p>9.296875</text:p>
          </table:table-cell>
          <table:table-cell table:formula="of:=(((2)^(1/12))^([.B600]-69)) * 440" office:value-type="float" office:value="13.9878206378823" calcext:value-type="float">
            <text:p>13.9878206379</text:p>
          </table:table-cell>
          <table:table-cell table:formula="of:=[.C600]*512" office:value-type="float" office:value="7161.76416659571" calcext:value-type="float">
            <text:p>7161.7641665957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table:formula="of:=12/768*[.A601]" office:value-type="float" office:value="9.3125" calcext:value-type="float">
            <text:p>9.3125</text:p>
          </table:table-cell>
          <table:table-cell table:formula="of:=(((2)^(1/12))^([.B601]-69)) * 440" office:value-type="float" office:value="14.0004508398006" calcext:value-type="float">
            <text:p>14.0004508398</text:p>
          </table:table-cell>
          <table:table-cell table:formula="of:=[.C601]*512" office:value-type="float" office:value="7168.23082997792" calcext:value-type="float">
            <text:p>7168.2308299779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table:formula="of:=12/768*[.A602]" office:value-type="float" office:value="9.328125" calcext:value-type="float">
            <text:p>9.328125</text:p>
          </table:table-cell>
          <table:table-cell table:formula="of:=(((2)^(1/12))^([.B602]-69)) * 440" office:value-type="float" office:value="14.0130924460689" calcext:value-type="float">
            <text:p>14.0130924461</text:p>
          </table:table-cell>
          <table:table-cell table:formula="of:=[.C602]*512" office:value-type="float" office:value="7174.70333238726" calcext:value-type="float">
            <text:p>7174.7033323873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table:formula="of:=12/768*[.A603]" office:value-type="float" office:value="9.34375" calcext:value-type="float">
            <text:p>9.34375</text:p>
          </table:table-cell>
          <table:table-cell table:formula="of:=(((2)^(1/12))^([.B603]-69)) * 440" office:value-type="float" office:value="14.0257454669844" calcext:value-type="float">
            <text:p>14.025745467</text:p>
          </table:table-cell>
          <table:table-cell table:formula="of:=[.C603]*512" office:value-type="float" office:value="7181.18167909604" calcext:value-type="float">
            <text:p>7181.181679096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table:formula="of:=12/768*[.A604]" office:value-type="float" office:value="9.359375" calcext:value-type="float">
            <text:p>9.359375</text:p>
          </table:table-cell>
          <table:table-cell table:formula="of:=(((2)^(1/12))^([.B604]-69)) * 440" office:value-type="float" office:value="14.0384099128542" calcext:value-type="float">
            <text:p>14.0384099129</text:p>
          </table:table-cell>
          <table:table-cell table:formula="of:=[.C604]*512" office:value-type="float" office:value="7187.66587538133" calcext:value-type="float">
            <text:p>7187.665875381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table:formula="of:=12/768*[.A605]" office:value-type="float" office:value="9.375" calcext:value-type="float">
            <text:p>9.375</text:p>
          </table:table-cell>
          <table:table-cell table:formula="of:=(((2)^(1/12))^([.B605]-69)) * 440" office:value-type="float" office:value="14.0510857939941" calcext:value-type="float">
            <text:p>14.051085794</text:p>
          </table:table-cell>
          <table:table-cell table:formula="of:=[.C605]*512" office:value-type="float" office:value="7194.15592652496" calcext:value-type="float">
            <text:p>7194.155926525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table:formula="of:=12/768*[.A606]" office:value-type="float" office:value="9.390625" calcext:value-type="float">
            <text:p>9.390625</text:p>
          </table:table-cell>
          <table:table-cell table:formula="of:=(((2)^(1/12))^([.B606]-69)) * 440" office:value-type="float" office:value="14.0637731207296" calcext:value-type="float">
            <text:p>14.0637731207</text:p>
          </table:table-cell>
          <table:table-cell table:formula="of:=[.C606]*512" office:value-type="float" office:value="7200.65183781354" calcext:value-type="float">
            <text:p>7200.6518378136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table:formula="of:=12/768*[.A607]" office:value-type="float" office:value="9.40625" calcext:value-type="float">
            <text:p>9.40625</text:p>
          </table:table-cell>
          <table:table-cell table:formula="of:=(((2)^(1/12))^([.B607]-69)) * 440" office:value-type="float" office:value="14.0764719033954" calcext:value-type="float">
            <text:p>14.0764719034</text:p>
          </table:table-cell>
          <table:table-cell table:formula="of:=[.C607]*512" office:value-type="float" office:value="7207.15361453844" calcext:value-type="float">
            <text:p>7207.153614538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12/768*[.A608]" office:value-type="float" office:value="9.421875" calcext:value-type="float">
            <text:p>9.421875</text:p>
          </table:table-cell>
          <table:table-cell table:formula="of:=(((2)^(1/12))^([.B608]-69)) * 440" office:value-type="float" office:value="14.0891821523356" calcext:value-type="float">
            <text:p>14.0891821523</text:p>
          </table:table-cell>
          <table:table-cell table:formula="of:=[.C608]*512" office:value-type="float" office:value="7213.66126199582" calcext:value-type="float">
            <text:p>7213.6612619958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12/768*[.A609]" office:value-type="float" office:value="9.4375" calcext:value-type="float">
            <text:p>9.4375</text:p>
          </table:table-cell>
          <table:table-cell table:formula="of:=(((2)^(1/12))^([.B609]-69)) * 440" office:value-type="float" office:value="14.1019038779035" calcext:value-type="float">
            <text:p>14.1019038779</text:p>
          </table:table-cell>
          <table:table-cell table:formula="of:=[.C609]*512" office:value-type="float" office:value="7220.1747854866" calcext:value-type="float">
            <text:p>7220.1747854866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table:formula="of:=12/768*[.A610]" office:value-type="float" office:value="9.453125" calcext:value-type="float">
            <text:p>9.453125</text:p>
          </table:table-cell>
          <table:table-cell table:formula="of:=(((2)^(1/12))^([.B610]-69)) * 440" office:value-type="float" office:value="14.1146370904619" calcext:value-type="float">
            <text:p>14.1146370905</text:p>
          </table:table-cell>
          <table:table-cell table:formula="of:=[.C610]*512" office:value-type="float" office:value="7226.69419031652" calcext:value-type="float">
            <text:p>7226.6941903165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12/768*[.A611]" office:value-type="float" office:value="9.46875" calcext:value-type="float">
            <text:p>9.46875</text:p>
          </table:table-cell>
          <table:table-cell table:formula="of:=(((2)^(1/12))^([.B611]-69)) * 440" office:value-type="float" office:value="14.127381800383" calcext:value-type="float">
            <text:p>14.1273818004</text:p>
          </table:table-cell>
          <table:table-cell table:formula="of:=[.C611]*512" office:value-type="float" office:value="7233.21948179608" calcext:value-type="float">
            <text:p>7233.2194817961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12/768*[.A612]" office:value-type="float" office:value="9.484375" calcext:value-type="float">
            <text:p>9.484375</text:p>
          </table:table-cell>
          <table:table-cell table:formula="of:=(((2)^(1/12))^([.B612]-69)) * 440" office:value-type="float" office:value="14.140138018048" calcext:value-type="float">
            <text:p>14.140138018</text:p>
          </table:table-cell>
          <table:table-cell table:formula="of:=[.C612]*512" office:value-type="float" office:value="7239.75066524059" calcext:value-type="float">
            <text:p>7239.7506652406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12/768*[.A613]" office:value-type="float" office:value="9.5" calcext:value-type="float">
            <text:p>9.5</text:p>
          </table:table-cell>
          <table:table-cell table:formula="of:=(((2)^(1/12))^([.B613]-69)) * 440" office:value-type="float" office:value="14.152905753848" calcext:value-type="float">
            <text:p>14.1529057538</text:p>
          </table:table-cell>
          <table:table-cell table:formula="of:=[.C613]*512" office:value-type="float" office:value="7246.28774597017" calcext:value-type="float">
            <text:p>7246.2877459702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table:formula="of:=12/768*[.A614]" office:value-type="float" office:value="9.515625" calcext:value-type="float">
            <text:p>9.515625</text:p>
          </table:table-cell>
          <table:table-cell table:formula="of:=(((2)^(1/12))^([.B614]-69)) * 440" office:value-type="float" office:value="14.165685018183" calcext:value-type="float">
            <text:p>14.1656850182</text:p>
          </table:table-cell>
          <table:table-cell table:formula="of:=[.C614]*512" office:value-type="float" office:value="7252.83072930971" calcext:value-type="float">
            <text:p>7252.8307293097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12/768*[.A615]" office:value-type="float" office:value="9.53125" calcext:value-type="float">
            <text:p>9.53125</text:p>
          </table:table-cell>
          <table:table-cell table:formula="of:=(((2)^(1/12))^([.B615]-69)) * 440" office:value-type="float" office:value="14.1784758214628" calcext:value-type="float">
            <text:p>14.1784758215</text:p>
          </table:table-cell>
          <table:table-cell table:formula="of:=[.C615]*512" office:value-type="float" office:value="7259.37962058895" calcext:value-type="float">
            <text:p>7259.379620589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table:formula="of:=12/768*[.A616]" office:value-type="float" office:value="9.546875" calcext:value-type="float">
            <text:p>9.546875</text:p>
          </table:table-cell>
          <table:table-cell table:formula="of:=(((2)^(1/12))^([.B616]-69)) * 440" office:value-type="float" office:value="14.1912781741063" calcext:value-type="float">
            <text:p>14.1912781741</text:p>
          </table:table-cell>
          <table:table-cell table:formula="of:=[.C616]*512" office:value-type="float" office:value="7265.9344251424" calcext:value-type="float">
            <text:p>7265.9344251424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table:formula="of:=12/768*[.A617]" office:value-type="float" office:value="9.5625" calcext:value-type="float">
            <text:p>9.5625</text:p>
          </table:table-cell>
          <table:table-cell table:formula="of:=(((2)^(1/12))^([.B617]-69)) * 440" office:value-type="float" office:value="14.2040920865419" calcext:value-type="float">
            <text:p>14.2040920865</text:p>
          </table:table-cell>
          <table:table-cell table:formula="of:=[.C617]*512" office:value-type="float" office:value="7272.49514830943" calcext:value-type="float">
            <text:p>7272.4951483094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table:formula="of:=12/768*[.A618]" office:value-type="float" office:value="9.578125" calcext:value-type="float">
            <text:p>9.578125</text:p>
          </table:table-cell>
          <table:table-cell table:formula="of:=(((2)^(1/12))^([.B618]-69)) * 440" office:value-type="float" office:value="14.2169175692074" calcext:value-type="float">
            <text:p>14.2169175692</text:p>
          </table:table-cell>
          <table:table-cell table:formula="of:=[.C618]*512" office:value-type="float" office:value="7279.0617954342" calcext:value-type="float">
            <text:p>7279.0617954342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table:formula="of:=12/768*[.A619]" office:value-type="float" office:value="9.59375" calcext:value-type="float">
            <text:p>9.59375</text:p>
          </table:table-cell>
          <table:table-cell table:formula="of:=(((2)^(1/12))^([.B619]-69)) * 440" office:value-type="float" office:value="14.2297546325502" calcext:value-type="float">
            <text:p>14.2297546326</text:p>
          </table:table-cell>
          <table:table-cell table:formula="of:=[.C619]*512" office:value-type="float" office:value="7285.6343718657" calcext:value-type="float">
            <text:p>7285.6343718657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table:formula="of:=12/768*[.A620]" office:value-type="float" office:value="9.609375" calcext:value-type="float">
            <text:p>9.609375</text:p>
          </table:table-cell>
          <table:table-cell table:formula="of:=(((2)^(1/12))^([.B620]-69)) * 440" office:value-type="float" office:value="14.2426032870269" calcext:value-type="float">
            <text:p>14.242603287</text:p>
          </table:table-cell>
          <table:table-cell table:formula="of:=[.C620]*512" office:value-type="float" office:value="7292.21288295776" calcext:value-type="float">
            <text:p>7292.2128829578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table:formula="of:=12/768*[.A621]" office:value-type="float" office:value="9.625" calcext:value-type="float">
            <text:p>9.625</text:p>
          </table:table-cell>
          <table:table-cell table:formula="of:=(((2)^(1/12))^([.B621]-69)) * 440" office:value-type="float" office:value="14.2554635431036" calcext:value-type="float">
            <text:p>14.2554635431</text:p>
          </table:table-cell>
          <table:table-cell table:formula="of:=[.C621]*512" office:value-type="float" office:value="7298.79733406904" calcext:value-type="float">
            <text:p>7298.797334069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table:formula="of:=12/768*[.A622]" office:value-type="float" office:value="9.640625" calcext:value-type="float">
            <text:p>9.640625</text:p>
          </table:table-cell>
          <table:table-cell table:formula="of:=(((2)^(1/12))^([.B622]-69)) * 440" office:value-type="float" office:value="14.2683354112559" calcext:value-type="float">
            <text:p>14.2683354113</text:p>
          </table:table-cell>
          <table:table-cell table:formula="of:=[.C622]*512" office:value-type="float" office:value="7305.38773056304" calcext:value-type="float">
            <text:p>7305.387730563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table:formula="of:=12/768*[.A623]" office:value-type="float" office:value="9.65625" calcext:value-type="float">
            <text:p>9.65625</text:p>
          </table:table-cell>
          <table:table-cell table:formula="of:=(((2)^(1/12))^([.B623]-69)) * 440" office:value-type="float" office:value="14.2812189019689" calcext:value-type="float">
            <text:p>14.281218902</text:p>
          </table:table-cell>
          <table:table-cell table:formula="of:=[.C623]*512" office:value-type="float" office:value="7311.98407780809" calcext:value-type="float">
            <text:p>7311.984077808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table:formula="of:=12/768*[.A624]" office:value-type="float" office:value="9.671875" calcext:value-type="float">
            <text:p>9.671875</text:p>
          </table:table-cell>
          <table:table-cell table:formula="of:=(((2)^(1/12))^([.B624]-69)) * 440" office:value-type="float" office:value="14.2941140257371" calcext:value-type="float">
            <text:p>14.2941140257</text:p>
          </table:table-cell>
          <table:table-cell table:formula="of:=[.C624]*512" office:value-type="float" office:value="7318.58638117739" calcext:value-type="float">
            <text:p>7318.5863811774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12/768*[.A625]" office:value-type="float" office:value="9.6875" calcext:value-type="float">
            <text:p>9.6875</text:p>
          </table:table-cell>
          <table:table-cell table:formula="of:=(((2)^(1/12))^([.B625]-69)) * 440" office:value-type="float" office:value="14.3070207930644" calcext:value-type="float">
            <text:p>14.3070207931</text:p>
          </table:table-cell>
          <table:table-cell table:formula="of:=[.C625]*512" office:value-type="float" office:value="7325.19464604897" calcext:value-type="float">
            <text:p>7325.194646049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12/768*[.A626]" office:value-type="float" office:value="9.703125" calcext:value-type="float">
            <text:p>9.703125</text:p>
          </table:table-cell>
          <table:table-cell table:formula="of:=(((2)^(1/12))^([.B626]-69)) * 440" office:value-type="float" office:value="14.3199392144643" calcext:value-type="float">
            <text:p>14.3199392145</text:p>
          </table:table-cell>
          <table:table-cell table:formula="of:=[.C626]*512" office:value-type="float" office:value="7331.80887780573" calcext:value-type="float">
            <text:p>7331.8088778057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table:formula="of:=12/768*[.A627]" office:value-type="float" office:value="9.71875" calcext:value-type="float">
            <text:p>9.71875</text:p>
          </table:table-cell>
          <table:table-cell table:formula="of:=(((2)^(1/12))^([.B627]-69)) * 440" office:value-type="float" office:value="14.3328693004598" calcext:value-type="float">
            <text:p>14.3328693005</text:p>
          </table:table-cell>
          <table:table-cell table:formula="of:=[.C627]*512" office:value-type="float" office:value="7338.42908183542" calcext:value-type="float">
            <text:p>7338.4290818354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table:formula="of:=12/768*[.A628]" office:value-type="float" office:value="9.734375" calcext:value-type="float">
            <text:p>9.734375</text:p>
          </table:table-cell>
          <table:table-cell table:formula="of:=(((2)^(1/12))^([.B628]-69)) * 440" office:value-type="float" office:value="14.3458110615834" calcext:value-type="float">
            <text:p>14.3458110616</text:p>
          </table:table-cell>
          <table:table-cell table:formula="of:=[.C628]*512" office:value-type="float" office:value="7345.05526353068" calcext:value-type="float">
            <text:p>7345.0552635307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12/768*[.A629]" office:value-type="float" office:value="9.75" calcext:value-type="float">
            <text:p>9.75</text:p>
          </table:table-cell>
          <table:table-cell table:formula="of:=(((2)^(1/12))^([.B629]-69)) * 440" office:value-type="float" office:value="14.3587645083769" calcext:value-type="float">
            <text:p>14.3587645084</text:p>
          </table:table-cell>
          <table:table-cell table:formula="of:=[.C629]*512" office:value-type="float" office:value="7351.68742828897" calcext:value-type="float">
            <text:p>7351.687428289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table:formula="of:=12/768*[.A630]" office:value-type="float" office:value="9.765625" calcext:value-type="float">
            <text:p>9.765625</text:p>
          </table:table-cell>
          <table:table-cell table:formula="of:=(((2)^(1/12))^([.B630]-69)) * 440" office:value-type="float" office:value="14.371729651392" calcext:value-type="float">
            <text:p>14.3717296514</text:p>
          </table:table-cell>
          <table:table-cell table:formula="of:=[.C630]*512" office:value-type="float" office:value="7358.32558151268" calcext:value-type="float">
            <text:p>7358.3255815127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table:formula="of:=12/768*[.A631]" office:value-type="float" office:value="9.78125" calcext:value-type="float">
            <text:p>9.78125</text:p>
          </table:table-cell>
          <table:table-cell table:formula="of:=(((2)^(1/12))^([.B631]-69)) * 440" office:value-type="float" office:value="14.3847065011895" calcext:value-type="float">
            <text:p>14.3847065012</text:p>
          </table:table-cell>
          <table:table-cell table:formula="of:=[.C631]*512" office:value-type="float" office:value="7364.96972860905" calcext:value-type="float">
            <text:p>7364.9697286091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table:formula="of:=12/768*[.A632]" office:value-type="float" office:value="9.796875" calcext:value-type="float">
            <text:p>9.796875</text:p>
          </table:table-cell>
          <table:table-cell table:formula="of:=(((2)^(1/12))^([.B632]-69)) * 440" office:value-type="float" office:value="14.3976950683402" calcext:value-type="float">
            <text:p>14.3976950683</text:p>
          </table:table-cell>
          <table:table-cell table:formula="of:=[.C632]*512" office:value-type="float" office:value="7371.61987499018" calcext:value-type="float">
            <text:p>7371.6198749902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table:formula="of:=12/768*[.A633]" office:value-type="float" office:value="9.8125" calcext:value-type="float">
            <text:p>9.8125</text:p>
          </table:table-cell>
          <table:table-cell table:formula="of:=(((2)^(1/12))^([.B633]-69)) * 440" office:value-type="float" office:value="14.410695363424" calcext:value-type="float">
            <text:p>14.4106953634</text:p>
          </table:table-cell>
          <table:table-cell table:formula="of:=[.C633]*512" office:value-type="float" office:value="7378.27602607311" calcext:value-type="float">
            <text:p>7378.2760260731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table:formula="of:=12/768*[.A634]" office:value-type="float" office:value="9.828125" calcext:value-type="float">
            <text:p>9.828125</text:p>
          </table:table-cell>
          <table:table-cell table:formula="of:=(((2)^(1/12))^([.B634]-69)) * 440" office:value-type="float" office:value="14.4237073970307" calcext:value-type="float">
            <text:p>14.423707397</text:p>
          </table:table-cell>
          <table:table-cell table:formula="of:=[.C634]*512" office:value-type="float" office:value="7384.93818727972" calcext:value-type="float">
            <text:p>7384.9381872797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12/768*[.A635]" office:value-type="float" office:value="9.84375" calcext:value-type="float">
            <text:p>9.84375</text:p>
          </table:table-cell>
          <table:table-cell table:formula="of:=(((2)^(1/12))^([.B635]-69)) * 440" office:value-type="float" office:value="14.4367311797594" calcext:value-type="float">
            <text:p>14.4367311798</text:p>
          </table:table-cell>
          <table:table-cell table:formula="of:=[.C635]*512" office:value-type="float" office:value="7391.60636403682" calcext:value-type="float">
            <text:p>7391.6063640368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table:formula="of:=12/768*[.A636]" office:value-type="float" office:value="9.859375" calcext:value-type="float">
            <text:p>9.859375</text:p>
          </table:table-cell>
          <table:table-cell table:formula="of:=(((2)^(1/12))^([.B636]-69)) * 440" office:value-type="float" office:value="14.449766722219" calcext:value-type="float">
            <text:p>14.4497667222</text:p>
          </table:table-cell>
          <table:table-cell table:formula="of:=[.C636]*512" office:value-type="float" office:value="7398.28056177611" calcext:value-type="float">
            <text:p>7398.280561776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12/768*[.A637]" office:value-type="float" office:value="9.875" calcext:value-type="float">
            <text:p>9.875</text:p>
          </table:table-cell>
          <table:table-cell table:formula="of:=(((2)^(1/12))^([.B637]-69)) * 440" office:value-type="float" office:value="14.4628140350277" calcext:value-type="float">
            <text:p>14.462814035</text:p>
          </table:table-cell>
          <table:table-cell table:formula="of:=[.C637]*512" office:value-type="float" office:value="7404.96078593418" calcext:value-type="float">
            <text:p>7404.9607859342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12/768*[.A638]" office:value-type="float" office:value="9.890625" calcext:value-type="float">
            <text:p>9.890625</text:p>
          </table:table-cell>
          <table:table-cell table:formula="of:=(((2)^(1/12))^([.B638]-69)) * 440" office:value-type="float" office:value="14.4758731288136" calcext:value-type="float">
            <text:p>14.4758731288</text:p>
          </table:table-cell>
          <table:table-cell table:formula="of:=[.C638]*512" office:value-type="float" office:value="7411.64704195255" calcext:value-type="float">
            <text:p>7411.6470419526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12/768*[.A639]" office:value-type="float" office:value="9.90625" calcext:value-type="float">
            <text:p>9.90625</text:p>
          </table:table-cell>
          <table:table-cell table:formula="of:=(((2)^(1/12))^([.B639]-69)) * 440" office:value-type="float" office:value="14.4889440142142" calcext:value-type="float">
            <text:p>14.4889440142</text:p>
          </table:table-cell>
          <table:table-cell table:formula="of:=[.C639]*512" office:value-type="float" office:value="7418.33933527765" calcext:value-type="float">
            <text:p>7418.3393352777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table:formula="of:=12/768*[.A640]" office:value-type="float" office:value="9.921875" calcext:value-type="float">
            <text:p>9.921875</text:p>
          </table:table-cell>
          <table:table-cell table:formula="of:=(((2)^(1/12))^([.B640]-69)) * 440" office:value-type="float" office:value="14.5020267018766" calcext:value-type="float">
            <text:p>14.5020267019</text:p>
          </table:table-cell>
          <table:table-cell table:formula="of:=[.C640]*512" office:value-type="float" office:value="7425.03767136081" calcext:value-type="float">
            <text:p>7425.0376713608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table:formula="of:=12/768*[.A641]" office:value-type="float" office:value="9.9375" calcext:value-type="float">
            <text:p>9.9375</text:p>
          </table:table-cell>
          <table:table-cell table:formula="of:=(((2)^(1/12))^([.B641]-69)) * 440" office:value-type="float" office:value="14.5151212024576" calcext:value-type="float">
            <text:p>14.5151212025</text:p>
          </table:table-cell>
          <table:table-cell table:formula="of:=[.C641]*512" office:value-type="float" office:value="7431.7420556583" calcext:value-type="float">
            <text:p>7431.7420556583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table:formula="of:=12/768*[.A642]" office:value-type="float" office:value="9.953125" calcext:value-type="float">
            <text:p>9.953125</text:p>
          </table:table-cell>
          <table:table-cell table:formula="of:=(((2)^(1/12))^([.B642]-69)) * 440" office:value-type="float" office:value="14.5282275266237" calcext:value-type="float">
            <text:p>14.5282275266</text:p>
          </table:table-cell>
          <table:table-cell table:formula="of:=[.C642]*512" office:value-type="float" office:value="7438.45249363132" calcext:value-type="float">
            <text:p>7438.4524936313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table:formula="of:=12/768*[.A643]" office:value-type="float" office:value="9.96875" calcext:value-type="float">
            <text:p>9.96875</text:p>
          </table:table-cell>
          <table:table-cell table:formula="of:=(((2)^(1/12))^([.B643]-69)) * 440" office:value-type="float" office:value="14.5413456850508" calcext:value-type="float">
            <text:p>14.5413456851</text:p>
          </table:table-cell>
          <table:table-cell table:formula="of:=[.C643]*512" office:value-type="float" office:value="7445.16899074598" calcext:value-type="float">
            <text:p>7445.168990746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table:formula="of:=12/768*[.A644]" office:value-type="float" office:value="9.984375" calcext:value-type="float">
            <text:p>9.984375</text:p>
          </table:table-cell>
          <table:table-cell table:formula="of:=(((2)^(1/12))^([.B644]-69)) * 440" office:value-type="float" office:value="14.5544756884245" calcext:value-type="float">
            <text:p>14.5544756884</text:p>
          </table:table-cell>
          <table:table-cell table:formula="of:=[.C644]*512" office:value-type="float" office:value="7451.89155247335" calcext:value-type="float">
            <text:p>7451.891552473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12/768*[.A645]" office:value-type="float" office:value="10" calcext:value-type="float">
            <text:p>10</text:p>
          </table:table-cell>
          <table:table-cell table:formula="of:=(((2)^(1/12))^([.B645]-69)) * 440" office:value-type="float" office:value="14.5676175474403" calcext:value-type="float">
            <text:p>14.5676175474</text:p>
          </table:table-cell>
          <table:table-cell table:formula="of:=[.C645]*512" office:value-type="float" office:value="7458.62018428942" calcext:value-type="float">
            <text:p>7458.6201842894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2/768*[.A646]" office:value-type="float" office:value="10.015625" calcext:value-type="float">
            <text:p>10.015625</text:p>
          </table:table-cell>
          <table:table-cell table:formula="of:=(((2)^(1/12))^([.B646]-69)) * 440" office:value-type="float" office:value="14.580771272803" calcext:value-type="float">
            <text:p>14.5807712728</text:p>
          </table:table-cell>
          <table:table-cell table:formula="of:=[.C646]*512" office:value-type="float" office:value="7465.35489167513" calcext:value-type="float">
            <text:p>7465.3548916751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table:formula="of:=12/768*[.A647]" office:value-type="float" office:value="10.03125" calcext:value-type="float">
            <text:p>10.03125</text:p>
          </table:table-cell>
          <table:table-cell table:formula="of:=(((2)^(1/12))^([.B647]-69)) * 440" office:value-type="float" office:value="14.5939368752273" calcext:value-type="float">
            <text:p>14.5939368752</text:p>
          </table:table-cell>
          <table:table-cell table:formula="of:=[.C647]*512" office:value-type="float" office:value="7472.09568011639" calcext:value-type="float">
            <text:p>7472.0956801164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table:formula="of:=12/768*[.A648]" office:value-type="float" office:value="10.046875" calcext:value-type="float">
            <text:p>10.046875</text:p>
          </table:table-cell>
          <table:table-cell table:formula="of:=(((2)^(1/12))^([.B648]-69)) * 440" office:value-type="float" office:value="14.6071143654375" calcext:value-type="float">
            <text:p>14.6071143654</text:p>
          </table:table-cell>
          <table:table-cell table:formula="of:=[.C648]*512" office:value-type="float" office:value="7478.84255510402" calcext:value-type="float">
            <text:p>7478.842555104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table:formula="of:=12/768*[.A649]" office:value-type="float" office:value="10.0625" calcext:value-type="float">
            <text:p>10.0625</text:p>
          </table:table-cell>
          <table:table-cell table:formula="of:=(((2)^(1/12))^([.B649]-69)) * 440" office:value-type="float" office:value="14.6203037541677" calcext:value-type="float">
            <text:p>14.6203037542</text:p>
          </table:table-cell>
          <table:table-cell table:formula="of:=[.C649]*512" office:value-type="float" office:value="7485.59552213384" calcext:value-type="float">
            <text:p>7485.5955221338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table:formula="of:=12/768*[.A650]" office:value-type="float" office:value="10.078125" calcext:value-type="float">
            <text:p>10.078125</text:p>
          </table:table-cell>
          <table:table-cell table:formula="of:=(((2)^(1/12))^([.B650]-69)) * 440" office:value-type="float" office:value="14.6335050521614" calcext:value-type="float">
            <text:p>14.6335050522</text:p>
          </table:table-cell>
          <table:table-cell table:formula="of:=[.C650]*512" office:value-type="float" office:value="7492.35458670661" calcext:value-type="float">
            <text:p>7492.3545867066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table:formula="of:=12/768*[.A651]" office:value-type="float" office:value="10.09375" calcext:value-type="float">
            <text:p>10.09375</text:p>
          </table:table-cell>
          <table:table-cell table:formula="of:=(((2)^(1/12))^([.B651]-69)) * 440" office:value-type="float" office:value="14.646718270172" calcext:value-type="float">
            <text:p>14.6467182702</text:p>
          </table:table-cell>
          <table:table-cell table:formula="of:=[.C651]*512" office:value-type="float" office:value="7499.11975432807" calcext:value-type="float">
            <text:p>7499.1197543281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table:formula="of:=12/768*[.A652]" office:value-type="float" office:value="10.109375" calcext:value-type="float">
            <text:p>10.109375</text:p>
          </table:table-cell>
          <table:table-cell table:formula="of:=(((2)^(1/12))^([.B652]-69)) * 440" office:value-type="float" office:value="14.6599434189627" calcext:value-type="float">
            <text:p>14.659943419</text:p>
          </table:table-cell>
          <table:table-cell table:formula="of:=[.C652]*512" office:value-type="float" office:value="7505.89103050891" calcext:value-type="float">
            <text:p>7505.8910305089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table:formula="of:=12/768*[.A653]" office:value-type="float" office:value="10.125" calcext:value-type="float">
            <text:p>10.125</text:p>
          </table:table-cell>
          <table:table-cell table:formula="of:=(((2)^(1/12))^([.B653]-69)) * 440" office:value-type="float" office:value="14.6731805093063" calcext:value-type="float">
            <text:p>14.6731805093</text:p>
          </table:table-cell>
          <table:table-cell table:formula="of:=[.C653]*512" office:value-type="float" office:value="7512.66842076482" calcext:value-type="float">
            <text:p>7512.6684207648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table:formula="of:=12/768*[.A654]" office:value-type="float" office:value="10.140625" calcext:value-type="float">
            <text:p>10.140625</text:p>
          </table:table-cell>
          <table:table-cell table:formula="of:=(((2)^(1/12))^([.B654]-69)) * 440" office:value-type="float" office:value="14.6864295519853" calcext:value-type="float">
            <text:p>14.686429552</text:p>
          </table:table-cell>
          <table:table-cell table:formula="of:=[.C654]*512" office:value-type="float" office:value="7519.45193061646" calcext:value-type="float">
            <text:p>7519.451930616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12/768*[.A655]" office:value-type="float" office:value="10.15625" calcext:value-type="float">
            <text:p>10.15625</text:p>
          </table:table-cell>
          <table:table-cell table:formula="of:=(((2)^(1/12))^([.B655]-69)) * 440" office:value-type="float" office:value="14.6996905577919" calcext:value-type="float">
            <text:p>14.6996905578</text:p>
          </table:table-cell>
          <table:table-cell table:formula="of:=[.C655]*512" office:value-type="float" office:value="7526.24156558947" calcext:value-type="float">
            <text:p>7526.2415655895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table:formula="of:=12/768*[.A656]" office:value-type="float" office:value="10.171875" calcext:value-type="float">
            <text:p>10.171875</text:p>
          </table:table-cell>
          <table:table-cell table:formula="of:=(((2)^(1/12))^([.B656]-69)) * 440" office:value-type="float" office:value="14.7129635375283" calcext:value-type="float">
            <text:p>14.7129635375</text:p>
          </table:table-cell>
          <table:table-cell table:formula="of:=[.C656]*512" office:value-type="float" office:value="7533.03733121448" calcext:value-type="float">
            <text:p>7533.0373312145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table:formula="of:=12/768*[.A657]" office:value-type="float" office:value="10.1875" calcext:value-type="float">
            <text:p>10.1875</text:p>
          </table:table-cell>
          <table:table-cell table:formula="of:=(((2)^(1/12))^([.B657]-69)) * 440" office:value-type="float" office:value="14.7262485020061" calcext:value-type="float">
            <text:p>14.726248502</text:p>
          </table:table-cell>
          <table:table-cell table:formula="of:=[.C657]*512" office:value-type="float" office:value="7539.83923302713" calcext:value-type="float">
            <text:p>7539.8392330271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table:formula="of:=12/768*[.A658]" office:value-type="float" office:value="10.203125" calcext:value-type="float">
            <text:p>10.203125</text:p>
          </table:table-cell>
          <table:table-cell table:formula="of:=(((2)^(1/12))^([.B658]-69)) * 440" office:value-type="float" office:value="14.739545462047" calcext:value-type="float">
            <text:p>14.739545462</text:p>
          </table:table-cell>
          <table:table-cell table:formula="of:=[.C658]*512" office:value-type="float" office:value="7546.64727656805" calcext:value-type="float">
            <text:p>7546.647276568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table:formula="of:=12/768*[.A659]" office:value-type="float" office:value="10.21875" calcext:value-type="float">
            <text:p>10.21875</text:p>
          </table:table-cell>
          <table:table-cell table:formula="of:=(((2)^(1/12))^([.B659]-69)) * 440" office:value-type="float" office:value="14.7528544284821" calcext:value-type="float">
            <text:p>14.7528544285</text:p>
          </table:table-cell>
          <table:table-cell table:formula="of:=[.C659]*512" office:value-type="float" office:value="7553.46146738285" calcext:value-type="float">
            <text:p>7553.4614673829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table:formula="of:=12/768*[.A660]" office:value-type="float" office:value="10.234375" calcext:value-type="float">
            <text:p>10.234375</text:p>
          </table:table-cell>
          <table:table-cell table:formula="of:=(((2)^(1/12))^([.B660]-69)) * 440" office:value-type="float" office:value="14.7661754121527" calcext:value-type="float">
            <text:p>14.7661754122</text:p>
          </table:table-cell>
          <table:table-cell table:formula="of:=[.C660]*512" office:value-type="float" office:value="7560.28181102218" calcext:value-type="float">
            <text:p>7560.2818110222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table:formula="of:=12/768*[.A661]" office:value-type="float" office:value="10.25" calcext:value-type="float">
            <text:p>10.25</text:p>
          </table:table-cell>
          <table:table-cell table:formula="of:=(((2)^(1/12))^([.B661]-69)) * 440" office:value-type="float" office:value="14.7795084239095" calcext:value-type="float">
            <text:p>14.7795084239</text:p>
          </table:table-cell>
          <table:table-cell table:formula="of:=[.C661]*512" office:value-type="float" office:value="7567.10831304168" calcext:value-type="float">
            <text:p>7567.1083130417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table:formula="of:=12/768*[.A662]" office:value-type="float" office:value="10.265625" calcext:value-type="float">
            <text:p>10.265625</text:p>
          </table:table-cell>
          <table:table-cell table:formula="of:=(((2)^(1/12))^([.B662]-69)) * 440" office:value-type="float" office:value="14.7928534746133" calcext:value-type="float">
            <text:p>14.7928534746</text:p>
          </table:table-cell>
          <table:table-cell table:formula="of:=[.C662]*512" office:value-type="float" office:value="7573.94097900203" calcext:value-type="float">
            <text:p>7573.940979002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table:formula="of:=12/768*[.A663]" office:value-type="float" office:value="10.28125" calcext:value-type="float">
            <text:p>10.28125</text:p>
          </table:table-cell>
          <table:table-cell table:formula="of:=(((2)^(1/12))^([.B663]-69)) * 440" office:value-type="float" office:value="14.8062105751346" calcext:value-type="float">
            <text:p>14.8062105751</text:p>
          </table:table-cell>
          <table:table-cell table:formula="of:=[.C663]*512" office:value-type="float" office:value="7580.7798144689" calcext:value-type="float">
            <text:p>7580.7798144689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table:formula="of:=12/768*[.A664]" office:value-type="float" office:value="10.296875" calcext:value-type="float">
            <text:p>10.296875</text:p>
          </table:table-cell>
          <table:table-cell table:formula="of:=(((2)^(1/12))^([.B664]-69)) * 440" office:value-type="float" office:value="14.8195797363535" calcext:value-type="float">
            <text:p>14.8195797364</text:p>
          </table:table-cell>
          <table:table-cell table:formula="of:=[.C664]*512" office:value-type="float" office:value="7587.62482501301" calcext:value-type="float">
            <text:p>7587.624825013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12/768*[.A665]" office:value-type="float" office:value="10.3125" calcext:value-type="float">
            <text:p>10.3125</text:p>
          </table:table-cell>
          <table:table-cell table:formula="of:=(((2)^(1/12))^([.B665]-69)) * 440" office:value-type="float" office:value="14.8329609691604" calcext:value-type="float">
            <text:p>14.8329609692</text:p>
          </table:table-cell>
          <table:table-cell table:formula="of:=[.C665]*512" office:value-type="float" office:value="7594.4760162101" calcext:value-type="float">
            <text:p>7594.4760162101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table:formula="of:=12/768*[.A666]" office:value-type="float" office:value="10.328125" calcext:value-type="float">
            <text:p>10.328125</text:p>
          </table:table-cell>
          <table:table-cell table:formula="of:=(((2)^(1/12))^([.B666]-69)) * 440" office:value-type="float" office:value="14.846354284455" calcext:value-type="float">
            <text:p>14.8463542845</text:p>
          </table:table-cell>
          <table:table-cell table:formula="of:=[.C666]*512" office:value-type="float" office:value="7601.33339364095" calcext:value-type="float">
            <text:p>7601.33339364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table:formula="of:=12/768*[.A667]" office:value-type="float" office:value="10.34375" calcext:value-type="float">
            <text:p>10.34375</text:p>
          </table:table-cell>
          <table:table-cell table:formula="of:=(((2)^(1/12))^([.B667]-69)) * 440" office:value-type="float" office:value="14.8597596931472" calcext:value-type="float">
            <text:p>14.8597596931</text:p>
          </table:table-cell>
          <table:table-cell table:formula="of:=[.C667]*512" office:value-type="float" office:value="7608.19696289137" calcext:value-type="float">
            <text:p>7608.1969628914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table:formula="of:=12/768*[.A668]" office:value-type="float" office:value="10.359375" calcext:value-type="float">
            <text:p>10.359375</text:p>
          </table:table-cell>
          <table:table-cell table:formula="of:=(((2)^(1/12))^([.B668]-69)) * 440" office:value-type="float" office:value="14.8731772061567" calcext:value-type="float">
            <text:p>14.8731772062</text:p>
          </table:table-cell>
          <table:table-cell table:formula="of:=[.C668]*512" office:value-type="float" office:value="7615.06672955222" calcext:value-type="float">
            <text:p>7615.0667295522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table:formula="of:=12/768*[.A669]" office:value-type="float" office:value="10.375" calcext:value-type="float">
            <text:p>10.375</text:p>
          </table:table-cell>
          <table:table-cell table:formula="of:=(((2)^(1/12))^([.B669]-69)) * 440" office:value-type="float" office:value="14.8866068344129" calcext:value-type="float">
            <text:p>14.8866068344</text:p>
          </table:table-cell>
          <table:table-cell table:formula="of:=[.C669]*512" office:value-type="float" office:value="7621.9426992194" calcext:value-type="float">
            <text:p>7621.9426992194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table:formula="of:=12/768*[.A670]" office:value-type="float" office:value="10.390625" calcext:value-type="float">
            <text:p>10.390625</text:p>
          </table:table-cell>
          <table:table-cell table:formula="of:=(((2)^(1/12))^([.B670]-69)) * 440" office:value-type="float" office:value="14.9000485888552" calcext:value-type="float">
            <text:p>14.9000485889</text:p>
          </table:table-cell>
          <table:table-cell table:formula="of:=[.C670]*512" office:value-type="float" office:value="7628.82487749388" calcext:value-type="float">
            <text:p>7628.8248774939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table:formula="of:=12/768*[.A671]" office:value-type="float" office:value="10.40625" calcext:value-type="float">
            <text:p>10.40625</text:p>
          </table:table-cell>
          <table:table-cell table:formula="of:=(((2)^(1/12))^([.B671]-69)) * 440" office:value-type="float" office:value="14.913502480433" calcext:value-type="float">
            <text:p>14.9135024804</text:p>
          </table:table-cell>
          <table:table-cell table:formula="of:=[.C671]*512" office:value-type="float" office:value="7635.71326998168" calcext:value-type="float">
            <text:p>7635.7132699817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table:formula="of:=12/768*[.A672]" office:value-type="float" office:value="10.421875" calcext:value-type="float">
            <text:p>10.421875</text:p>
          </table:table-cell>
          <table:table-cell table:formula="of:=(((2)^(1/12))^([.B672]-69)) * 440" office:value-type="float" office:value="14.9269685201052" calcext:value-type="float">
            <text:p>14.9269685201</text:p>
          </table:table-cell>
          <table:table-cell table:formula="of:=[.C672]*512" office:value-type="float" office:value="7642.60788229387" calcext:value-type="float">
            <text:p>7642.6078822939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table:formula="of:=12/768*[.A673]" office:value-type="float" office:value="10.4375" calcext:value-type="float">
            <text:p>10.4375</text:p>
          </table:table-cell>
          <table:table-cell table:formula="of:=(((2)^(1/12))^([.B673]-69)) * 440" office:value-type="float" office:value="14.940446718841" calcext:value-type="float">
            <text:p>14.9404467188</text:p>
          </table:table-cell>
          <table:table-cell table:formula="of:=[.C673]*512" office:value-type="float" office:value="7649.5087200466" calcext:value-type="float">
            <text:p>7649.5087200466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table:formula="of:=12/768*[.A674]" office:value-type="float" office:value="10.453125" calcext:value-type="float">
            <text:p>10.453125</text:p>
          </table:table-cell>
          <table:table-cell table:formula="of:=(((2)^(1/12))^([.B674]-69)) * 440" office:value-type="float" office:value="14.9539370876193" calcext:value-type="float">
            <text:p>14.9539370876</text:p>
          </table:table-cell>
          <table:table-cell table:formula="of:=[.C674]*512" office:value-type="float" office:value="7656.41578886108" calcext:value-type="float">
            <text:p>7656.415788861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12/768*[.A675]" office:value-type="float" office:value="10.46875" calcext:value-type="float">
            <text:p>10.46875</text:p>
          </table:table-cell>
          <table:table-cell table:formula="of:=(((2)^(1/12))^([.B675]-69)) * 440" office:value-type="float" office:value="14.9674396374289" calcext:value-type="float">
            <text:p>14.9674396374</text:p>
          </table:table-cell>
          <table:table-cell table:formula="of:=[.C675]*512" office:value-type="float" office:value="7663.32909436361" calcext:value-type="float">
            <text:p>7663.3290943636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table:formula="of:=12/768*[.A676]" office:value-type="float" office:value="10.484375" calcext:value-type="float">
            <text:p>10.484375</text:p>
          </table:table-cell>
          <table:table-cell table:formula="of:=(((2)^(1/12))^([.B676]-69)) * 440" office:value-type="float" office:value="14.9809543792687" calcext:value-type="float">
            <text:p>14.9809543793</text:p>
          </table:table-cell>
          <table:table-cell table:formula="of:=[.C676]*512" office:value-type="float" office:value="7670.24864218556" calcext:value-type="float">
            <text:p>7670.2486421856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table:formula="of:=12/768*[.A677]" office:value-type="float" office:value="10.5" calcext:value-type="float">
            <text:p>10.5</text:p>
          </table:table-cell>
          <table:table-cell table:formula="of:=(((2)^(1/12))^([.B677]-69)) * 440" office:value-type="float" office:value="14.9944813241473" calcext:value-type="float">
            <text:p>14.9944813241</text:p>
          </table:table-cell>
          <table:table-cell table:formula="of:=[.C677]*512" office:value-type="float" office:value="7677.1744379634" calcext:value-type="float">
            <text:p>7677.1744379634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table:formula="of:=12/768*[.A678]" office:value-type="float" office:value="10.515625" calcext:value-type="float">
            <text:p>10.515625</text:p>
          </table:table-cell>
          <table:table-cell table:formula="of:=(((2)^(1/12))^([.B678]-69)) * 440" office:value-type="float" office:value="15.0080204830833" calcext:value-type="float">
            <text:p>15.0080204831</text:p>
          </table:table-cell>
          <table:table-cell table:formula="of:=[.C678]*512" office:value-type="float" office:value="7684.10648733865" calcext:value-type="float">
            <text:p>7684.1064873387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table:formula="of:=12/768*[.A679]" office:value-type="float" office:value="10.53125" calcext:value-type="float">
            <text:p>10.53125</text:p>
          </table:table-cell>
          <table:table-cell table:formula="of:=(((2)^(1/12))^([.B679]-69)) * 440" office:value-type="float" office:value="15.0215718671054" calcext:value-type="float">
            <text:p>15.0215718671</text:p>
          </table:table-cell>
          <table:table-cell table:formula="of:=[.C679]*512" office:value-type="float" office:value="7691.04479595797" calcext:value-type="float">
            <text:p>7691.044795958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table:formula="of:=12/768*[.A680]" office:value-type="float" office:value="10.546875" calcext:value-type="float">
            <text:p>10.546875</text:p>
          </table:table-cell>
          <table:table-cell table:formula="of:=(((2)^(1/12))^([.B680]-69)) * 440" office:value-type="float" office:value="15.0351354872521" calcext:value-type="float">
            <text:p>15.0351354873</text:p>
          </table:table-cell>
          <table:table-cell table:formula="of:=[.C680]*512" office:value-type="float" office:value="7697.9893694731" calcext:value-type="float">
            <text:p>7697.9893694731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table:formula="of:=12/768*[.A681]" office:value-type="float" office:value="10.5625" calcext:value-type="float">
            <text:p>10.5625</text:p>
          </table:table-cell>
          <table:table-cell table:formula="of:=(((2)^(1/12))^([.B681]-69)) * 440" office:value-type="float" office:value="15.048711354572" calcext:value-type="float">
            <text:p>15.0487113546</text:p>
          </table:table-cell>
          <table:table-cell table:formula="of:=[.C681]*512" office:value-type="float" office:value="7704.94021354087" calcext:value-type="float">
            <text:p>7704.9402135409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table:formula="of:=12/768*[.A682]" office:value-type="float" office:value="10.578125" calcext:value-type="float">
            <text:p>10.578125</text:p>
          </table:table-cell>
          <table:table-cell table:formula="of:=(((2)^(1/12))^([.B682]-69)) * 440" office:value-type="float" office:value="15.0622994801235" calcext:value-type="float">
            <text:p>15.0622994801</text:p>
          </table:table-cell>
          <table:table-cell table:formula="of:=[.C682]*512" office:value-type="float" office:value="7711.89733382324" calcext:value-type="float">
            <text:p>7711.8973338232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table:formula="of:=12/768*[.A683]" office:value-type="float" office:value="10.59375" calcext:value-type="float">
            <text:p>10.59375</text:p>
          </table:table-cell>
          <table:table-cell table:formula="of:=(((2)^(1/12))^([.B683]-69)) * 440" office:value-type="float" office:value="15.0758998749751" calcext:value-type="float">
            <text:p>15.075899875</text:p>
          </table:table-cell>
          <table:table-cell table:formula="of:=[.C683]*512" office:value-type="float" office:value="7718.86073598727" calcext:value-type="float">
            <text:p>7718.8607359873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table:formula="of:=12/768*[.A684]" office:value-type="float" office:value="10.609375" calcext:value-type="float">
            <text:p>10.609375</text:p>
          </table:table-cell>
          <table:table-cell table:formula="of:=(((2)^(1/12))^([.B684]-69)) * 440" office:value-type="float" office:value="15.0895125502054" calcext:value-type="float">
            <text:p>15.0895125502</text:p>
          </table:table-cell>
          <table:table-cell table:formula="of:=[.C684]*512" office:value-type="float" office:value="7725.83042570515" calcext:value-type="float">
            <text:p>7725.8304257052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12/768*[.A685]" office:value-type="float" office:value="10.625" calcext:value-type="float">
            <text:p>10.625</text:p>
          </table:table-cell>
          <table:table-cell table:formula="of:=(((2)^(1/12))^([.B685]-69)) * 440" office:value-type="float" office:value="15.1031375169027" calcext:value-type="float">
            <text:p>15.1031375169</text:p>
          </table:table-cell>
          <table:table-cell table:formula="of:=[.C685]*512" office:value-type="float" office:value="7732.80640865416" calcext:value-type="float">
            <text:p>7732.806408654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table:formula="of:=12/768*[.A686]" office:value-type="float" office:value="10.640625" calcext:value-type="float">
            <text:p>10.640625</text:p>
          </table:table-cell>
          <table:table-cell table:formula="of:=(((2)^(1/12))^([.B686]-69)) * 440" office:value-type="float" office:value="15.1167747861655" calcext:value-type="float">
            <text:p>15.1167747862</text:p>
          </table:table-cell>
          <table:table-cell table:formula="of:=[.C686]*512" office:value-type="float" office:value="7739.78869051674" calcext:value-type="float">
            <text:p>7739.7886905168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table:formula="of:=12/768*[.A687]" office:value-type="float" office:value="10.65625" calcext:value-type="float">
            <text:p>10.65625</text:p>
          </table:table-cell>
          <table:table-cell table:formula="of:=(((2)^(1/12))^([.B687]-69)) * 440" office:value-type="float" office:value="15.1304243691025" calcext:value-type="float">
            <text:p>15.1304243691</text:p>
          </table:table-cell>
          <table:table-cell table:formula="of:=[.C687]*512" office:value-type="float" office:value="7746.77727698046" calcext:value-type="float">
            <text:p>7746.7772769805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table:formula="of:=12/768*[.A688]" office:value-type="float" office:value="10.671875" calcext:value-type="float">
            <text:p>10.671875</text:p>
          </table:table-cell>
          <table:table-cell table:formula="of:=(((2)^(1/12))^([.B688]-69)) * 440" office:value-type="float" office:value="15.144086276832" calcext:value-type="float">
            <text:p>15.1440862768</text:p>
          </table:table-cell>
          <table:table-cell table:formula="of:=[.C688]*512" office:value-type="float" office:value="7753.77217373799" calcext:value-type="float">
            <text:p>7753.772173738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table:formula="of:=12/768*[.A689]" office:value-type="float" office:value="10.6875" calcext:value-type="float">
            <text:p>10.6875</text:p>
          </table:table-cell>
          <table:table-cell table:formula="of:=(((2)^(1/12))^([.B689]-69)) * 440" office:value-type="float" office:value="15.1577605204828" calcext:value-type="float">
            <text:p>15.1577605205</text:p>
          </table:table-cell>
          <table:table-cell table:formula="of:=[.C689]*512" office:value-type="float" office:value="7760.77338648718" calcext:value-type="float">
            <text:p>7760.7733864872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table:formula="of:=12/768*[.A690]" office:value-type="float" office:value="10.703125" calcext:value-type="float">
            <text:p>10.703125</text:p>
          </table:table-cell>
          <table:table-cell table:formula="of:=(((2)^(1/12))^([.B690]-69)) * 440" office:value-type="float" office:value="15.1714471111934" calcext:value-type="float">
            <text:p>15.1714471112</text:p>
          </table:table-cell>
          <table:table-cell table:formula="of:=[.C690]*512" office:value-type="float" office:value="7767.78092093101" calcext:value-type="float">
            <text:p>7767.780920931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table:formula="of:=12/768*[.A691]" office:value-type="float" office:value="10.71875" calcext:value-type="float">
            <text:p>10.71875</text:p>
          </table:table-cell>
          <table:table-cell table:formula="of:=(((2)^(1/12))^([.B691]-69)) * 440" office:value-type="float" office:value="15.1851460601125" calcext:value-type="float">
            <text:p>15.1851460601</text:p>
          </table:table-cell>
          <table:table-cell table:formula="of:=[.C691]*512" office:value-type="float" office:value="7774.7947827776" calcext:value-type="float">
            <text:p>7774.7947827776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table:formula="of:=12/768*[.A692]" office:value-type="float" office:value="10.734375" calcext:value-type="float">
            <text:p>10.734375</text:p>
          </table:table-cell>
          <table:table-cell table:formula="of:=(((2)^(1/12))^([.B692]-69)) * 440" office:value-type="float" office:value="15.1988573783989" calcext:value-type="float">
            <text:p>15.1988573784</text:p>
          </table:table-cell>
          <table:table-cell table:formula="of:=[.C692]*512" office:value-type="float" office:value="7781.81497774024" calcext:value-type="float">
            <text:p>7781.81497774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table:formula="of:=12/768*[.A693]" office:value-type="float" office:value="10.75" calcext:value-type="float">
            <text:p>10.75</text:p>
          </table:table-cell>
          <table:table-cell table:formula="of:=(((2)^(1/12))^([.B693]-69)) * 440" office:value-type="float" office:value="15.2125810772214" calcext:value-type="float">
            <text:p>15.2125810772</text:p>
          </table:table-cell>
          <table:table-cell table:formula="of:=[.C693]*512" office:value-type="float" office:value="7788.84151153737" calcext:value-type="float">
            <text:p>7788.8415115374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table:formula="of:=12/768*[.A694]" office:value-type="float" office:value="10.765625" calcext:value-type="float">
            <text:p>10.765625</text:p>
          </table:table-cell>
          <table:table-cell table:formula="of:=(((2)^(1/12))^([.B694]-69)) * 440" office:value-type="float" office:value="15.226317167759" calcext:value-type="float">
            <text:p>15.2263171678</text:p>
          </table:table-cell>
          <table:table-cell table:formula="of:=[.C694]*512" office:value-type="float" office:value="7795.87438989259" calcext:value-type="float">
            <text:p>7795.8743898926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12/768*[.A695]" office:value-type="float" office:value="10.78125" calcext:value-type="float">
            <text:p>10.78125</text:p>
          </table:table-cell>
          <table:table-cell table:formula="of:=(((2)^(1/12))^([.B695]-69)) * 440" office:value-type="float" office:value="15.2400656612005" calcext:value-type="float">
            <text:p>15.2400656612</text:p>
          </table:table-cell>
          <table:table-cell table:formula="of:=[.C695]*512" office:value-type="float" office:value="7802.91361853468" calcext:value-type="float">
            <text:p>7802.9136185347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table:formula="of:=12/768*[.A696]" office:value-type="float" office:value="10.796875" calcext:value-type="float">
            <text:p>10.796875</text:p>
          </table:table-cell>
          <table:table-cell table:formula="of:=(((2)^(1/12))^([.B696]-69)) * 440" office:value-type="float" office:value="15.2538265687453" calcext:value-type="float">
            <text:p>15.2538265687</text:p>
          </table:table-cell>
          <table:table-cell table:formula="of:=[.C696]*512" office:value-type="float" office:value="7809.95920319758" calcext:value-type="float">
            <text:p>7809.9592031976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table:formula="of:=12/768*[.A697]" office:value-type="float" office:value="10.8125" calcext:value-type="float">
            <text:p>10.8125</text:p>
          </table:table-cell>
          <table:table-cell table:formula="of:=(((2)^(1/12))^([.B697]-69)) * 440" office:value-type="float" office:value="15.2675999016024" calcext:value-type="float">
            <text:p>15.2675999016</text:p>
          </table:table-cell>
          <table:table-cell table:formula="of:=[.C697]*512" office:value-type="float" office:value="7817.01114962042" calcext:value-type="float">
            <text:p>7817.0111496204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table:formula="of:=12/768*[.A698]" office:value-type="float" office:value="10.828125" calcext:value-type="float">
            <text:p>10.828125</text:p>
          </table:table-cell>
          <table:table-cell table:formula="of:=(((2)^(1/12))^([.B698]-69)) * 440" office:value-type="float" office:value="15.2813856709912" calcext:value-type="float">
            <text:p>15.281385671</text:p>
          </table:table-cell>
          <table:table-cell table:formula="of:=[.C698]*512" office:value-type="float" office:value="7824.0694635475" calcext:value-type="float">
            <text:p>7824.0694635475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table:formula="of:=12/768*[.A699]" office:value-type="float" office:value="10.84375" calcext:value-type="float">
            <text:p>10.84375</text:p>
          </table:table-cell>
          <table:table-cell table:formula="of:=(((2)^(1/12))^([.B699]-69)) * 440" office:value-type="float" office:value="15.2951838881412" calcext:value-type="float">
            <text:p>15.2951838881</text:p>
          </table:table-cell>
          <table:table-cell table:formula="of:=[.C699]*512" office:value-type="float" office:value="7831.13415072831" calcext:value-type="float">
            <text:p>7831.1341507283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table:formula="of:=12/768*[.A700]" office:value-type="float" office:value="10.859375" calcext:value-type="float">
            <text:p>10.859375</text:p>
          </table:table-cell>
          <table:table-cell table:formula="of:=(((2)^(1/12))^([.B700]-69)) * 440" office:value-type="float" office:value="15.3089945642921" calcext:value-type="float">
            <text:p>15.3089945643</text:p>
          </table:table-cell>
          <table:table-cell table:formula="of:=[.C700]*512" office:value-type="float" office:value="7838.20521691754" calcext:value-type="float">
            <text:p>7838.2052169175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table:formula="of:=12/768*[.A701]" office:value-type="float" office:value="10.875" calcext:value-type="float">
            <text:p>10.875</text:p>
          </table:table-cell>
          <table:table-cell table:formula="of:=(((2)^(1/12))^([.B701]-69)) * 440" office:value-type="float" office:value="15.3228177106935" calcext:value-type="float">
            <text:p>15.3228177107</text:p>
          </table:table-cell>
          <table:table-cell table:formula="of:=[.C701]*512" office:value-type="float" office:value="7845.28266787507" calcext:value-type="float">
            <text:p>7845.2826678751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table:formula="of:=12/768*[.A702]" office:value-type="float" office:value="10.890625" calcext:value-type="float">
            <text:p>10.890625</text:p>
          </table:table-cell>
          <table:table-cell table:formula="of:=(((2)^(1/12))^([.B702]-69)) * 440" office:value-type="float" office:value="15.3366533386054" calcext:value-type="float">
            <text:p>15.3366533386</text:p>
          </table:table-cell>
          <table:table-cell table:formula="of:=[.C702]*512" office:value-type="float" office:value="7852.36650936597" calcext:value-type="float">
            <text:p>7852.366509366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table:formula="of:=12/768*[.A703]" office:value-type="float" office:value="10.90625" calcext:value-type="float">
            <text:p>10.90625</text:p>
          </table:table-cell>
          <table:table-cell table:formula="of:=(((2)^(1/12))^([.B703]-69)) * 440" office:value-type="float" office:value="15.3505014592979" calcext:value-type="float">
            <text:p>15.3505014593</text:p>
          </table:table-cell>
          <table:table-cell table:formula="of:=[.C703]*512" office:value-type="float" office:value="7859.45674716053" calcext:value-type="float">
            <text:p>7859.4567471605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table:formula="of:=12/768*[.A704]" office:value-type="float" office:value="10.921875" calcext:value-type="float">
            <text:p>10.921875</text:p>
          </table:table-cell>
          <table:table-cell table:formula="of:=(((2)^(1/12))^([.B704]-69)) * 440" office:value-type="float" office:value="15.3643620840513" calcext:value-type="float">
            <text:p>15.3643620841</text:p>
          </table:table-cell>
          <table:table-cell table:formula="of:=[.C704]*512" office:value-type="float" office:value="7866.55338703426" calcext:value-type="float">
            <text:p>7866.5533870343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table:formula="of:=12/768*[.A705]" office:value-type="float" office:value="10.9375" calcext:value-type="float">
            <text:p>10.9375</text:p>
          </table:table-cell>
          <table:table-cell table:formula="of:=(((2)^(1/12))^([.B705]-69)) * 440" office:value-type="float" office:value="15.378235224156" calcext:value-type="float">
            <text:p>15.3782352242</text:p>
          </table:table-cell>
          <table:table-cell table:formula="of:=[.C705]*512" office:value-type="float" office:value="7873.65643476786" calcext:value-type="float">
            <text:p>7873.6564347679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table:formula="of:=12/768*[.A706]" office:value-type="float" office:value="10.953125" calcext:value-type="float">
            <text:p>10.953125</text:p>
          </table:table-cell>
          <table:table-cell table:formula="of:=(((2)^(1/12))^([.B706]-69)) * 440" office:value-type="float" office:value="15.3921208909126" calcext:value-type="float">
            <text:p>15.3921208909</text:p>
          </table:table-cell>
          <table:table-cell table:formula="of:=[.C706]*512" office:value-type="float" office:value="7880.76589614726" calcext:value-type="float">
            <text:p>7880.7658961473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table:formula="of:=12/768*[.A707]" office:value-type="float" office:value="10.96875" calcext:value-type="float">
            <text:p>10.96875</text:p>
          </table:table-cell>
          <table:table-cell table:formula="of:=(((2)^(1/12))^([.B707]-69)) * 440" office:value-type="float" office:value="15.4060190956321" calcext:value-type="float">
            <text:p>15.4060190956</text:p>
          </table:table-cell>
          <table:table-cell table:formula="of:=[.C707]*512" office:value-type="float" office:value="7887.88177696361" calcext:value-type="float">
            <text:p>7887.8817769636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table:formula="of:=12/768*[.A708]" office:value-type="float" office:value="10.984375" calcext:value-type="float">
            <text:p>10.984375</text:p>
          </table:table-cell>
          <table:table-cell table:formula="of:=(((2)^(1/12))^([.B708]-69)) * 440" office:value-type="float" office:value="15.4199298496354" calcext:value-type="float">
            <text:p>15.4199298496</text:p>
          </table:table-cell>
          <table:table-cell table:formula="of:=[.C708]*512" office:value-type="float" office:value="7895.00408301331" calcext:value-type="float">
            <text:p>7895.0040830133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table:formula="of:=12/768*[.A709]" office:value-type="float" office:value="11" calcext:value-type="float">
            <text:p>11</text:p>
          </table:table-cell>
          <table:table-cell table:formula="of:=(((2)^(1/12))^([.B709]-69)) * 440" office:value-type="float" office:value="15.4338531642538" calcext:value-type="float">
            <text:p>15.4338531643</text:p>
          </table:table-cell>
          <table:table-cell table:formula="of:=[.C709]*512" office:value-type="float" office:value="7902.13282009797" calcext:value-type="float">
            <text:p>7902.132820098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table:formula="of:=12/768*[.A710]" office:value-type="float" office:value="11.015625" calcext:value-type="float">
            <text:p>11.015625</text:p>
          </table:table-cell>
          <table:table-cell table:formula="of:=(((2)^(1/12))^([.B710]-69)) * 440" office:value-type="float" office:value="15.447789050829" calcext:value-type="float">
            <text:p>15.4477890508</text:p>
          </table:table-cell>
          <table:table-cell table:formula="of:=[.C710]*512" office:value-type="float" office:value="7909.26799402444" calcext:value-type="float">
            <text:p>7909.2679940244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table:formula="of:=12/768*[.A711]" office:value-type="float" office:value="11.03125" calcext:value-type="float">
            <text:p>11.03125</text:p>
          </table:table-cell>
          <table:table-cell table:formula="of:=(((2)^(1/12))^([.B711]-69)) * 440" office:value-type="float" office:value="15.4617375207126" calcext:value-type="float">
            <text:p>15.4617375207</text:p>
          </table:table-cell>
          <table:table-cell table:formula="of:=[.C711]*512" office:value-type="float" office:value="7916.40961060483" calcext:value-type="float">
            <text:p>7916.4096106048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table:formula="of:=12/768*[.A712]" office:value-type="float" office:value="11.046875" calcext:value-type="float">
            <text:p>11.046875</text:p>
          </table:table-cell>
          <table:table-cell table:formula="of:=(((2)^(1/12))^([.B712]-69)) * 440" office:value-type="float" office:value="15.4756985852666" calcext:value-type="float">
            <text:p>15.4756985853</text:p>
          </table:table-cell>
          <table:table-cell table:formula="of:=[.C712]*512" office:value-type="float" office:value="7923.55767565648" calcext:value-type="float">
            <text:p>7923.5576756565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table:formula="of:=12/768*[.A713]" office:value-type="float" office:value="11.0625" calcext:value-type="float">
            <text:p>11.0625</text:p>
          </table:table-cell>
          <table:table-cell table:formula="of:=(((2)^(1/12))^([.B713]-69)) * 440" office:value-type="float" office:value="15.4896722558633" calcext:value-type="float">
            <text:p>15.4896722559</text:p>
          </table:table-cell>
          <table:table-cell table:formula="of:=[.C713]*512" office:value-type="float" office:value="7930.712195002" calcext:value-type="float">
            <text:p>7930.712195002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table:formula="of:=12/768*[.A714]" office:value-type="float" office:value="11.078125" calcext:value-type="float">
            <text:p>11.078125</text:p>
          </table:table-cell>
          <table:table-cell table:formula="of:=(((2)^(1/12))^([.B714]-69)) * 440" office:value-type="float" office:value="15.5036585438852" calcext:value-type="float">
            <text:p>15.5036585439</text:p>
          </table:table-cell>
          <table:table-cell table:formula="of:=[.C714]*512" office:value-type="float" office:value="7937.87317446925" calcext:value-type="float">
            <text:p>7937.8731744693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12/768*[.A715]" office:value-type="float" office:value="11.09375" calcext:value-type="float">
            <text:p>11.09375</text:p>
          </table:table-cell>
          <table:table-cell table:formula="of:=(((2)^(1/12))^([.B715]-69)) * 440" office:value-type="float" office:value="15.5176574607253" calcext:value-type="float">
            <text:p>15.5176574607</text:p>
          </table:table-cell>
          <table:table-cell table:formula="of:=[.C715]*512" office:value-type="float" office:value="7945.04061989133" calcext:value-type="float">
            <text:p>7945.0406198913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table:formula="of:=12/768*[.A716]" office:value-type="float" office:value="11.109375" calcext:value-type="float">
            <text:p>11.109375</text:p>
          </table:table-cell>
          <table:table-cell table:formula="of:=(((2)^(1/12))^([.B716]-69)) * 440" office:value-type="float" office:value="15.5316690177864" calcext:value-type="float">
            <text:p>15.5316690178</text:p>
          </table:table-cell>
          <table:table-cell table:formula="of:=[.C716]*512" office:value-type="float" office:value="7952.21453710665" calcext:value-type="float">
            <text:p>7952.2145371067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table:formula="of:=12/768*[.A717]" office:value-type="float" office:value="11.125" calcext:value-type="float">
            <text:p>11.125</text:p>
          </table:table-cell>
          <table:table-cell table:formula="of:=(((2)^(1/12))^([.B717]-69)) * 440" office:value-type="float" office:value="15.5456932264821" calcext:value-type="float">
            <text:p>15.5456932265</text:p>
          </table:table-cell>
          <table:table-cell table:formula="of:=[.C717]*512" office:value-type="float" office:value="7959.39493195886" calcext:value-type="float">
            <text:p>7959.3949319589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table:formula="of:=12/768*[.A718]" office:value-type="float" office:value="11.140625" calcext:value-type="float">
            <text:p>11.140625</text:p>
          </table:table-cell>
          <table:table-cell table:formula="of:=(((2)^(1/12))^([.B718]-69)) * 440" office:value-type="float" office:value="15.5597300982361" calcext:value-type="float">
            <text:p>15.5597300982</text:p>
          </table:table-cell>
          <table:table-cell table:formula="of:=[.C718]*512" office:value-type="float" office:value="7966.58181029689" calcext:value-type="float">
            <text:p>7966.5818102969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table:formula="of:=12/768*[.A719]" office:value-type="float" office:value="11.15625" calcext:value-type="float">
            <text:p>11.15625</text:p>
          </table:table-cell>
          <table:table-cell table:formula="of:=(((2)^(1/12))^([.B719]-69)) * 440" office:value-type="float" office:value="15.5737796444824" calcext:value-type="float">
            <text:p>15.5737796445</text:p>
          </table:table-cell>
          <table:table-cell table:formula="of:=[.C719]*512" office:value-type="float" office:value="7973.77517797496" calcext:value-type="float">
            <text:p>7973.775177975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table:formula="of:=12/768*[.A720]" office:value-type="float" office:value="11.171875" calcext:value-type="float">
            <text:p>11.171875</text:p>
          </table:table-cell>
          <table:table-cell table:formula="of:=(((2)^(1/12))^([.B720]-69)) * 440" office:value-type="float" office:value="15.5878418766652" calcext:value-type="float">
            <text:p>15.5878418767</text:p>
          </table:table-cell>
          <table:table-cell table:formula="of:=[.C720]*512" office:value-type="float" office:value="7980.97504085258" calcext:value-type="float">
            <text:p>7980.9750408526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table:formula="of:=12/768*[.A721]" office:value-type="float" office:value="11.1875" calcext:value-type="float">
            <text:p>11.1875</text:p>
          </table:table-cell>
          <table:table-cell table:formula="of:=(((2)^(1/12))^([.B721]-69)) * 440" office:value-type="float" office:value="15.6019168062393" calcext:value-type="float">
            <text:p>15.6019168062</text:p>
          </table:table-cell>
          <table:table-cell table:formula="of:=[.C721]*512" office:value-type="float" office:value="7988.18140479454" calcext:value-type="float">
            <text:p>7988.1814047946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formula="of:=12/768*[.A722]" office:value-type="float" office:value="11.203125" calcext:value-type="float">
            <text:p>11.203125</text:p>
          </table:table-cell>
          <table:table-cell table:formula="of:=(((2)^(1/12))^([.B722]-69)) * 440" office:value-type="float" office:value="15.6160044446698" calcext:value-type="float">
            <text:p>15.6160044447</text:p>
          </table:table-cell>
          <table:table-cell table:formula="of:=[.C722]*512" office:value-type="float" office:value="7995.39427567093" calcext:value-type="float">
            <text:p>7995.3942756709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formula="of:=12/768*[.A723]" office:value-type="float" office:value="11.21875" calcext:value-type="float">
            <text:p>11.21875</text:p>
          </table:table-cell>
          <table:table-cell table:formula="of:=(((2)^(1/12))^([.B723]-69)) * 440" office:value-type="float" office:value="15.6301048034319" calcext:value-type="float">
            <text:p>15.6301048034</text:p>
          </table:table-cell>
          <table:table-cell table:formula="of:=[.C723]*512" office:value-type="float" office:value="8002.61365935714" calcext:value-type="float">
            <text:p>8002.6136593571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formula="of:=12/768*[.A724]" office:value-type="float" office:value="11.234375" calcext:value-type="float">
            <text:p>11.234375</text:p>
          </table:table-cell>
          <table:table-cell table:formula="of:=(((2)^(1/12))^([.B724]-69)) * 440" office:value-type="float" office:value="15.6442178940114" calcext:value-type="float">
            <text:p>15.644217894</text:p>
          </table:table-cell>
          <table:table-cell table:formula="of:=[.C724]*512" office:value-type="float" office:value="8009.83956173385" calcext:value-type="float">
            <text:p>8009.8395617339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12/768*[.A725]" office:value-type="float" office:value="11.25" calcext:value-type="float">
            <text:p>11.25</text:p>
          </table:table-cell>
          <table:table-cell table:formula="of:=(((2)^(1/12))^([.B725]-69)) * 440" office:value-type="float" office:value="15.6583437279045" calcext:value-type="float">
            <text:p>15.6583437279</text:p>
          </table:table-cell>
          <table:table-cell table:formula="of:=[.C725]*512" office:value-type="float" office:value="8017.07198868709" calcext:value-type="float">
            <text:p>8017.0719886871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table:formula="of:=12/768*[.A726]" office:value-type="float" office:value="11.265625" calcext:value-type="float">
            <text:p>11.265625</text:p>
          </table:table-cell>
          <table:table-cell table:formula="of:=(((2)^(1/12))^([.B726]-69)) * 440" office:value-type="float" office:value="15.6724823166175" calcext:value-type="float">
            <text:p>15.6724823166</text:p>
          </table:table-cell>
          <table:table-cell table:formula="of:=[.C726]*512" office:value-type="float" office:value="8024.31094610816" calcext:value-type="float">
            <text:p>8024.3109461082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table:formula="of:=12/768*[.A727]" office:value-type="float" office:value="11.28125" calcext:value-type="float">
            <text:p>11.28125</text:p>
          </table:table-cell>
          <table:table-cell table:formula="of:=(((2)^(1/12))^([.B727]-69)) * 440" office:value-type="float" office:value="15.6866336716674" calcext:value-type="float">
            <text:p>15.6866336717</text:p>
          </table:table-cell>
          <table:table-cell table:formula="of:=[.C727]*512" office:value-type="float" office:value="8031.55643989371" calcext:value-type="float">
            <text:p>8031.5564398937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table:formula="of:=12/768*[.A728]" office:value-type="float" office:value="11.296875" calcext:value-type="float">
            <text:p>11.296875</text:p>
          </table:table-cell>
          <table:table-cell table:formula="of:=(((2)^(1/12))^([.B728]-69)) * 440" office:value-type="float" office:value="15.7007978045814" calcext:value-type="float">
            <text:p>15.7007978046</text:p>
          </table:table-cell>
          <table:table-cell table:formula="of:=[.C728]*512" office:value-type="float" office:value="8038.8084759457" calcext:value-type="float">
            <text:p>8038.8084759457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table:formula="of:=12/768*[.A729]" office:value-type="float" office:value="11.3125" calcext:value-type="float">
            <text:p>11.3125</text:p>
          </table:table-cell>
          <table:table-cell table:formula="of:=(((2)^(1/12))^([.B729]-69)) * 440" office:value-type="float" office:value="15.7149747268973" calcext:value-type="float">
            <text:p>15.7149747269</text:p>
          </table:table-cell>
          <table:table-cell table:formula="of:=[.C729]*512" office:value-type="float" office:value="8046.06706017141" calcext:value-type="float">
            <text:p>8046.0670601714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table:formula="of:=12/768*[.A730]" office:value-type="float" office:value="11.328125" calcext:value-type="float">
            <text:p>11.328125</text:p>
          </table:table-cell>
          <table:table-cell table:formula="of:=(((2)^(1/12))^([.B730]-69)) * 440" office:value-type="float" office:value="15.7291644501631" calcext:value-type="float">
            <text:p>15.7291644502</text:p>
          </table:table-cell>
          <table:table-cell table:formula="of:=[.C730]*512" office:value-type="float" office:value="8053.33219848349" calcext:value-type="float">
            <text:p>8053.3321984835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table:formula="of:=12/768*[.A731]" office:value-type="float" office:value="11.34375" calcext:value-type="float">
            <text:p>11.34375</text:p>
          </table:table-cell>
          <table:table-cell table:formula="of:=(((2)^(1/12))^([.B731]-69)) * 440" office:value-type="float" office:value="15.7433669859373" calcext:value-type="float">
            <text:p>15.7433669859</text:p>
          </table:table-cell>
          <table:table-cell table:formula="of:=[.C731]*512" office:value-type="float" office:value="8060.60389679988" calcext:value-type="float">
            <text:p>8060.6038967999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table:formula="of:=12/768*[.A732]" office:value-type="float" office:value="11.359375" calcext:value-type="float">
            <text:p>11.359375</text:p>
          </table:table-cell>
          <table:table-cell table:formula="of:=(((2)^(1/12))^([.B732]-69)) * 440" office:value-type="float" office:value="15.7575823457889" calcext:value-type="float">
            <text:p>15.7575823458</text:p>
          </table:table-cell>
          <table:table-cell table:formula="of:=[.C732]*512" office:value-type="float" office:value="8067.88216104391" calcext:value-type="float">
            <text:p>8067.8821610439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table:formula="of:=12/768*[.A733]" office:value-type="float" office:value="11.375" calcext:value-type="float">
            <text:p>11.375</text:p>
          </table:table-cell>
          <table:table-cell table:formula="of:=(((2)^(1/12))^([.B733]-69)) * 440" office:value-type="float" office:value="15.7718105412973" calcext:value-type="float">
            <text:p>15.7718105413</text:p>
          </table:table-cell>
          <table:table-cell table:formula="of:=[.C733]*512" office:value-type="float" office:value="8075.16699714423" calcext:value-type="float">
            <text:p>8075.1669971442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table:formula="of:=12/768*[.A734]" office:value-type="float" office:value="11.390625" calcext:value-type="float">
            <text:p>11.390625</text:p>
          </table:table-cell>
          <table:table-cell table:formula="of:=(((2)^(1/12))^([.B734]-69)) * 440" office:value-type="float" office:value="15.7860515840524" calcext:value-type="float">
            <text:p>15.7860515841</text:p>
          </table:table-cell>
          <table:table-cell table:formula="of:=[.C734]*512" office:value-type="float" office:value="8082.45841103484" calcext:value-type="float">
            <text:p>8082.458411034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12/768*[.A735]" office:value-type="float" office:value="11.40625" calcext:value-type="float">
            <text:p>11.40625</text:p>
          </table:table-cell>
          <table:table-cell table:formula="of:=(((2)^(1/12))^([.B735]-69)) * 440" office:value-type="float" office:value="15.8003054856545" calcext:value-type="float">
            <text:p>15.8003054857</text:p>
          </table:table-cell>
          <table:table-cell table:formula="of:=[.C735]*512" office:value-type="float" office:value="8089.75640865512" calcext:value-type="float">
            <text:p>8089.7564086551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table:formula="of:=12/768*[.A736]" office:value-type="float" office:value="11.421875" calcext:value-type="float">
            <text:p>11.421875</text:p>
          </table:table-cell>
          <table:table-cell table:formula="of:=(((2)^(1/12))^([.B736]-69)) * 440" office:value-type="float" office:value="15.8145722577145" calcext:value-type="float">
            <text:p>15.8145722577</text:p>
          </table:table-cell>
          <table:table-cell table:formula="of:=[.C736]*512" office:value-type="float" office:value="8097.0609959498" calcext:value-type="float">
            <text:p>8097.0609959498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table:formula="of:=12/768*[.A737]" office:value-type="float" office:value="11.4375" calcext:value-type="float">
            <text:p>11.4375</text:p>
          </table:table-cell>
          <table:table-cell table:formula="of:=(((2)^(1/12))^([.B737]-69)) * 440" office:value-type="float" office:value="15.8288519118535" calcext:value-type="float">
            <text:p>15.8288519119</text:p>
          </table:table-cell>
          <table:table-cell table:formula="of:=[.C737]*512" office:value-type="float" office:value="8104.37217886898" calcext:value-type="float">
            <text:p>8104.372178869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table:formula="of:=12/768*[.A738]" office:value-type="float" office:value="11.453125" calcext:value-type="float">
            <text:p>11.453125</text:p>
          </table:table-cell>
          <table:table-cell table:formula="of:=(((2)^(1/12))^([.B738]-69)) * 440" office:value-type="float" office:value="15.8431444597034" calcext:value-type="float">
            <text:p>15.8431444597</text:p>
          </table:table-cell>
          <table:table-cell table:formula="of:=[.C738]*512" office:value-type="float" office:value="8111.68996336813" calcext:value-type="float">
            <text:p>8111.689963368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table:formula="of:=12/768*[.A739]" office:value-type="float" office:value="11.46875" calcext:value-type="float">
            <text:p>11.46875</text:p>
          </table:table-cell>
          <table:table-cell table:formula="of:=(((2)^(1/12))^([.B739]-69)) * 440" office:value-type="float" office:value="15.8574499129064" calcext:value-type="float">
            <text:p>15.8574499129</text:p>
          </table:table-cell>
          <table:table-cell table:formula="of:=[.C739]*512" office:value-type="float" office:value="8119.01435540809" calcext:value-type="float">
            <text:p>8119.0143554081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table:formula="of:=12/768*[.A740]" office:value-type="float" office:value="11.484375" calcext:value-type="float">
            <text:p>11.484375</text:p>
          </table:table-cell>
          <table:table-cell table:formula="of:=(((2)^(1/12))^([.B740]-69)) * 440" office:value-type="float" office:value="15.8717682831154" calcext:value-type="float">
            <text:p>15.8717682831</text:p>
          </table:table-cell>
          <table:table-cell table:formula="of:=[.C740]*512" office:value-type="float" office:value="8126.3453609551" calcext:value-type="float">
            <text:p>8126.3453609551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table:formula="of:=12/768*[.A741]" office:value-type="float" office:value="11.5" calcext:value-type="float">
            <text:p>11.5</text:p>
          </table:table-cell>
          <table:table-cell table:formula="of:=(((2)^(1/12))^([.B741]-69)) * 440" office:value-type="float" office:value="15.8860995819937" calcext:value-type="float">
            <text:p>15.886099582</text:p>
          </table:table-cell>
          <table:table-cell table:formula="of:=[.C741]*512" office:value-type="float" office:value="8133.68298598078" calcext:value-type="float">
            <text:p>8133.6829859808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formula="of:=12/768*[.A742]" office:value-type="float" office:value="11.515625" calcext:value-type="float">
            <text:p>11.515625</text:p>
          </table:table-cell>
          <table:table-cell table:formula="of:=(((2)^(1/12))^([.B742]-69)) * 440" office:value-type="float" office:value="15.9004438212151" calcext:value-type="float">
            <text:p>15.9004438212</text:p>
          </table:table-cell>
          <table:table-cell table:formula="of:=[.C742]*512" office:value-type="float" office:value="8141.02723646214" calcext:value-type="float">
            <text:p>8141.0272364622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formula="of:=12/768*[.A743]" office:value-type="float" office:value="11.53125" calcext:value-type="float">
            <text:p>11.53125</text:p>
          </table:table-cell>
          <table:table-cell table:formula="of:=(((2)^(1/12))^([.B743]-69)) * 440" office:value-type="float" office:value="15.914801012464" calcext:value-type="float">
            <text:p>15.9148010125</text:p>
          </table:table-cell>
          <table:table-cell table:formula="of:=[.C743]*512" office:value-type="float" office:value="8148.37811838159" calcext:value-type="float">
            <text:p>8148.3781183816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table:formula="of:=12/768*[.A744]" office:value-type="float" office:value="11.546875" calcext:value-type="float">
            <text:p>11.546875</text:p>
          </table:table-cell>
          <table:table-cell table:formula="of:=(((2)^(1/12))^([.B744]-69)) * 440" office:value-type="float" office:value="15.9291711674354" calcext:value-type="float">
            <text:p>15.9291711674</text:p>
          </table:table-cell>
          <table:table-cell table:formula="of:=[.C744]*512" office:value-type="float" office:value="8155.73563772693" calcext:value-type="float">
            <text:p>8155.7356377269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12/768*[.A745]" office:value-type="float" office:value="11.5625" calcext:value-type="float">
            <text:p>11.5625</text:p>
          </table:table-cell>
          <table:table-cell table:formula="of:=(((2)^(1/12))^([.B745]-69)) * 440" office:value-type="float" office:value="15.9435542978347" calcext:value-type="float">
            <text:p>15.9435542978</text:p>
          </table:table-cell>
          <table:table-cell table:formula="of:=[.C745]*512" office:value-type="float" office:value="8163.09980049138" calcext:value-type="float">
            <text:p>8163.0998004914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formula="of:=12/768*[.A746]" office:value-type="float" office:value="11.578125" calcext:value-type="float">
            <text:p>11.578125</text:p>
          </table:table-cell>
          <table:table-cell table:formula="of:=(((2)^(1/12))^([.B746]-69)) * 440" office:value-type="float" office:value="15.9579504153781" calcext:value-type="float">
            <text:p>15.9579504154</text:p>
          </table:table-cell>
          <table:table-cell table:formula="of:=[.C746]*512" office:value-type="float" office:value="8170.47061267357" calcext:value-type="float">
            <text:p>8170.4706126736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table:formula="of:=12/768*[.A747]" office:value-type="float" office:value="11.59375" calcext:value-type="float">
            <text:p>11.59375</text:p>
          </table:table-cell>
          <table:table-cell table:formula="of:=(((2)^(1/12))^([.B747]-69)) * 440" office:value-type="float" office:value="15.9723595317921" calcext:value-type="float">
            <text:p>15.9723595318</text:p>
          </table:table-cell>
          <table:table-cell table:formula="of:=[.C747]*512" office:value-type="float" office:value="8177.84808027755" calcext:value-type="float">
            <text:p>8177.8480802776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formula="of:=12/768*[.A748]" office:value-type="float" office:value="11.609375" calcext:value-type="float">
            <text:p>11.609375</text:p>
          </table:table-cell>
          <table:table-cell table:formula="of:=(((2)^(1/12))^([.B748]-69)) * 440" office:value-type="float" office:value="15.986781658814" calcext:value-type="float">
            <text:p>15.9867816588</text:p>
          </table:table-cell>
          <table:table-cell table:formula="of:=[.C748]*512" office:value-type="float" office:value="8185.23220931277" calcext:value-type="float">
            <text:p>8185.2322093128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formula="of:=12/768*[.A749]" office:value-type="float" office:value="11.625" calcext:value-type="float">
            <text:p>11.625</text:p>
          </table:table-cell>
          <table:table-cell table:formula="of:=(((2)^(1/12))^([.B749]-69)) * 440" office:value-type="float" office:value="16.0012168081917" calcext:value-type="float">
            <text:p>16.0012168082</text:p>
          </table:table-cell>
          <table:table-cell table:formula="of:=[.C749]*512" office:value-type="float" office:value="8192.62300579413" calcext:value-type="float">
            <text:p>8192.6230057941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formula="of:=12/768*[.A750]" office:value-type="float" office:value="11.640625" calcext:value-type="float">
            <text:p>11.640625</text:p>
          </table:table-cell>
          <table:table-cell table:formula="of:=(((2)^(1/12))^([.B750]-69)) * 440" office:value-type="float" office:value="16.0156649916835" calcext:value-type="float">
            <text:p>16.0156649917</text:p>
          </table:table-cell>
          <table:table-cell table:formula="of:=[.C750]*512" office:value-type="float" office:value="8200.02047574195" calcext:value-type="float">
            <text:p>8200.020475742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table:formula="of:=12/768*[.A751]" office:value-type="float" office:value="11.65625" calcext:value-type="float">
            <text:p>11.65625</text:p>
          </table:table-cell>
          <table:table-cell table:formula="of:=(((2)^(1/12))^([.B751]-69)) * 440" office:value-type="float" office:value="16.0301262210586" calcext:value-type="float">
            <text:p>16.0301262211</text:p>
          </table:table-cell>
          <table:table-cell table:formula="of:=[.C751]*512" office:value-type="float" office:value="8207.42462518199" calcext:value-type="float">
            <text:p>8207.424625182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table:formula="of:=12/768*[.A752]" office:value-type="float" office:value="11.671875" calcext:value-type="float">
            <text:p>11.671875</text:p>
          </table:table-cell>
          <table:table-cell table:formula="of:=(((2)^(1/12))^([.B752]-69)) * 440" office:value-type="float" office:value="16.0446005080966" calcext:value-type="float">
            <text:p>16.0446005081</text:p>
          </table:table-cell>
          <table:table-cell table:formula="of:=[.C752]*512" office:value-type="float" office:value="8214.83546014545" calcext:value-type="float">
            <text:p>8214.835460145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table:formula="of:=12/768*[.A753]" office:value-type="float" office:value="11.6875" calcext:value-type="float">
            <text:p>11.6875</text:p>
          </table:table-cell>
          <table:table-cell table:formula="of:=(((2)^(1/12))^([.B753]-69)) * 440" office:value-type="float" office:value="16.0590878645878" calcext:value-type="float">
            <text:p>16.0590878646</text:p>
          </table:table-cell>
          <table:table-cell table:formula="of:=[.C753]*512" office:value-type="float" office:value="8222.25298666898" calcext:value-type="float">
            <text:p>8222.252986669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table:formula="of:=12/768*[.A754]" office:value-type="float" office:value="11.703125" calcext:value-type="float">
            <text:p>11.703125</text:p>
          </table:table-cell>
          <table:table-cell table:formula="of:=(((2)^(1/12))^([.B754]-69)) * 440" office:value-type="float" office:value="16.0735883023333" calcext:value-type="float">
            <text:p>16.0735883023</text:p>
          </table:table-cell>
          <table:table-cell table:formula="of:=[.C754]*512" office:value-type="float" office:value="8229.67721079466" calcext:value-type="float">
            <text:p>8229.6772107947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12/768*[.A755]" office:value-type="float" office:value="11.71875" calcext:value-type="float">
            <text:p>11.71875</text:p>
          </table:table-cell>
          <table:table-cell table:formula="of:=(((2)^(1/12))^([.B755]-69)) * 440" office:value-type="float" office:value="16.0881018331447" calcext:value-type="float">
            <text:p>16.0881018331</text:p>
          </table:table-cell>
          <table:table-cell table:formula="of:=[.C755]*512" office:value-type="float" office:value="8237.10813857006" calcext:value-type="float">
            <text:p>8237.10813857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formula="of:=12/768*[.A756]" office:value-type="float" office:value="11.734375" calcext:value-type="float">
            <text:p>11.734375</text:p>
          </table:table-cell>
          <table:table-cell table:formula="of:=(((2)^(1/12))^([.B756]-69)) * 440" office:value-type="float" office:value="16.1026284688441" calcext:value-type="float">
            <text:p>16.1026284688</text:p>
          </table:table-cell>
          <table:table-cell table:formula="of:=[.C756]*512" office:value-type="float" office:value="8244.54577604818" calcext:value-type="float">
            <text:p>8244.545776048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table:formula="of:=12/768*[.A757]" office:value-type="float" office:value="11.75" calcext:value-type="float">
            <text:p>11.75</text:p>
          </table:table-cell>
          <table:table-cell table:formula="of:=(((2)^(1/12))^([.B757]-69)) * 440" office:value-type="float" office:value="16.1171682212647" calcext:value-type="float">
            <text:p>16.1171682213</text:p>
          </table:table-cell>
          <table:table-cell table:formula="of:=[.C757]*512" office:value-type="float" office:value="8251.99012928751" calcext:value-type="float">
            <text:p>8251.9901292875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formula="of:=12/768*[.A758]" office:value-type="float" office:value="11.765625" calcext:value-type="float">
            <text:p>11.765625</text:p>
          </table:table-cell>
          <table:table-cell table:formula="of:=(((2)^(1/12))^([.B758]-69)) * 440" office:value-type="float" office:value="16.13172110225" calcext:value-type="float">
            <text:p>16.1317211023</text:p>
          </table:table-cell>
          <table:table-cell table:formula="of:=[.C758]*512" office:value-type="float" office:value="8259.44120435199" calcext:value-type="float">
            <text:p>8259.441204352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formula="of:=12/768*[.A759]" office:value-type="float" office:value="11.78125" calcext:value-type="float">
            <text:p>11.78125</text:p>
          </table:table-cell>
          <table:table-cell table:formula="of:=(((2)^(1/12))^([.B759]-69)) * 440" office:value-type="float" office:value="16.1462871236544" calcext:value-type="float">
            <text:p>16.1462871237</text:p>
          </table:table-cell>
          <table:table-cell table:formula="of:=[.C759]*512" office:value-type="float" office:value="8266.89900731104" calcext:value-type="float">
            <text:p>8266.899007311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formula="of:=12/768*[.A760]" office:value-type="float" office:value="11.796875" calcext:value-type="float">
            <text:p>11.796875</text:p>
          </table:table-cell>
          <table:table-cell table:formula="of:=(((2)^(1/12))^([.B760]-69)) * 440" office:value-type="float" office:value="16.1608662973429" calcext:value-type="float">
            <text:p>16.1608662973</text:p>
          </table:table-cell>
          <table:table-cell table:formula="of:=[.C760]*512" office:value-type="float" office:value="8274.36354423956" calcext:value-type="float">
            <text:p>8274.3635442396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formula="of:=12/768*[.A761]" office:value-type="float" office:value="11.8125" calcext:value-type="float">
            <text:p>11.8125</text:p>
          </table:table-cell>
          <table:table-cell table:formula="of:=(((2)^(1/12))^([.B761]-69)) * 440" office:value-type="float" office:value="16.1754586351913" calcext:value-type="float">
            <text:p>16.1754586352</text:p>
          </table:table-cell>
          <table:table-cell table:formula="of:=[.C761]*512" office:value-type="float" office:value="8281.83482121796" calcext:value-type="float">
            <text:p>8281.83482121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table:formula="of:=12/768*[.A762]" office:value-type="float" office:value="11.828125" calcext:value-type="float">
            <text:p>11.828125</text:p>
          </table:table-cell>
          <table:table-cell table:formula="of:=(((2)^(1/12))^([.B762]-69)) * 440" office:value-type="float" office:value="16.1900641490861" calcext:value-type="float">
            <text:p>16.1900641491</text:p>
          </table:table-cell>
          <table:table-cell table:formula="of:=[.C762]*512" office:value-type="float" office:value="8289.3128443321" calcext:value-type="float">
            <text:p>8289.3128443321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table:formula="of:=12/768*[.A763]" office:value-type="float" office:value="11.84375" calcext:value-type="float">
            <text:p>11.84375</text:p>
          </table:table-cell>
          <table:table-cell table:formula="of:=(((2)^(1/12))^([.B763]-69)) * 440" office:value-type="float" office:value="16.2046828509245" calcext:value-type="float">
            <text:p>16.2046828509</text:p>
          </table:table-cell>
          <table:table-cell table:formula="of:=[.C763]*512" office:value-type="float" office:value="8296.79761967337" calcext:value-type="float">
            <text:p>8296.7976196734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table:formula="of:=12/768*[.A764]" office:value-type="float" office:value="11.859375" calcext:value-type="float">
            <text:p>11.859375</text:p>
          </table:table-cell>
          <table:table-cell table:formula="of:=(((2)^(1/12))^([.B764]-69)) * 440" office:value-type="float" office:value="16.2193147526145" calcext:value-type="float">
            <text:p>16.2193147526</text:p>
          </table:table-cell>
          <table:table-cell table:formula="of:=[.C764]*512" office:value-type="float" office:value="8304.28915333863" calcext:value-type="float">
            <text:p>8304.2891533386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12/768*[.A765]" office:value-type="float" office:value="11.875" calcext:value-type="float">
            <text:p>11.875</text:p>
          </table:table-cell>
          <table:table-cell table:formula="of:=(((2)^(1/12))^([.B765]-69)) * 440" office:value-type="float" office:value="16.2339598660747" calcext:value-type="float">
            <text:p>16.2339598661</text:p>
          </table:table-cell>
          <table:table-cell table:formula="of:=[.C765]*512" office:value-type="float" office:value="8311.78745143026" calcext:value-type="float">
            <text:p>8311.78745143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table:formula="of:=12/768*[.A766]" office:value-type="float" office:value="11.890625" calcext:value-type="float">
            <text:p>11.890625</text:p>
          </table:table-cell>
          <table:table-cell table:formula="of:=(((2)^(1/12))^([.B766]-69)) * 440" office:value-type="float" office:value="16.2486182032347" calcext:value-type="float">
            <text:p>16.2486182032</text:p>
          </table:table-cell>
          <table:table-cell table:formula="of:=[.C766]*512" office:value-type="float" office:value="8319.29252005617" calcext:value-type="float">
            <text:p>8319.2925200562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table:formula="of:=12/768*[.A767]" office:value-type="float" office:value="11.90625" calcext:value-type="float">
            <text:p>11.90625</text:p>
          </table:table-cell>
          <table:table-cell table:formula="of:=(((2)^(1/12))^([.B767]-69)) * 440" office:value-type="float" office:value="16.2632897760347" calcext:value-type="float">
            <text:p>16.263289776</text:p>
          </table:table-cell>
          <table:table-cell table:formula="of:=[.C767]*512" office:value-type="float" office:value="8326.80436532974" calcext:value-type="float">
            <text:p>8326.8043653297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table:formula="of:=12/768*[.A768]" office:value-type="float" office:value="11.921875" calcext:value-type="float">
            <text:p>11.921875</text:p>
          </table:table-cell>
          <table:table-cell table:formula="of:=(((2)^(1/12))^([.B768]-69)) * 440" office:value-type="float" office:value="16.2779745964256" calcext:value-type="float">
            <text:p>16.2779745964</text:p>
          </table:table-cell>
          <table:table-cell table:formula="of:=[.C768]*512" office:value-type="float" office:value="8334.32299336991" calcext:value-type="float">
            <text:p>8334.3229933699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table:formula="of:=12/768*[.A769]" office:value-type="float" office:value="11.9375" calcext:value-type="float">
            <text:p>11.9375</text:p>
          </table:table-cell>
          <table:table-cell table:formula="of:=(((2)^(1/12))^([.B769]-69)) * 440" office:value-type="float" office:value="16.2926726763694" calcext:value-type="float">
            <text:p>16.2926726764</text:p>
          </table:table-cell>
          <table:table-cell table:formula="of:=[.C769]*512" office:value-type="float" office:value="8341.84841030113" calcext:value-type="float">
            <text:p>8341.8484103011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table:formula="of:=12/768*[.A770]" office:value-type="float" office:value="11.953125" calcext:value-type="float">
            <text:p>11.953125</text:p>
          </table:table-cell>
          <table:table-cell table:formula="of:=(((2)^(1/12))^([.B770]-69)) * 440" office:value-type="float" office:value="16.3073840278386" calcext:value-type="float">
            <text:p>16.3073840278</text:p>
          </table:table-cell>
          <table:table-cell table:formula="of:=[.C770]*512" office:value-type="float" office:value="8349.38062225338" calcext:value-type="float">
            <text:p>8349.3806222534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formula="of:=12/768*[.A771]" office:value-type="float" office:value="11.96875" calcext:value-type="float">
            <text:p>11.96875</text:p>
          </table:table-cell>
          <table:table-cell table:formula="of:=(((2)^(1/12))^([.B771]-69)) * 440" office:value-type="float" office:value="16.3221086628167" calcext:value-type="float">
            <text:p>16.3221086628</text:p>
          </table:table-cell>
          <table:table-cell table:formula="of:=[.C771]*512" office:value-type="float" office:value="8356.91963536216" calcext:value-type="float">
            <text:p>8356.9196353622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formula="of:=12/768*[.A772]" office:value-type="float" office:value="11.984375" calcext:value-type="float">
            <text:p>11.984375</text:p>
          </table:table-cell>
          <table:table-cell table:formula="of:=(((2)^(1/12))^([.B772]-69)) * 440" office:value-type="float" office:value="16.336846593298" calcext:value-type="float">
            <text:p>16.3368465933</text:p>
          </table:table-cell>
          <table:table-cell table:formula="of:=[.C772]*512" office:value-type="float" office:value="8364.46545576855" calcext:value-type="float">
            <text:p>8364.4654557686</text:p>
          </table:table-cell>
        </table:table-row>
        <table:table-row table:style-name="ro2" table:number-rows-repeated="104780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itchTableExport" table:style-name="ta5">
        <office:forms form:automatic-focus="false" form:apply-design-mode="false"/>
        <table:table-column table:style-name="co21" table:default-cell-style-name="Default"/>
        <table:table-row table:style-name="ro2">
          <table:table-cell table:formula="of:=INT([PitchTable.D5])" office:value-type="float" office:value="4186" calcext:value-type="float">
            <text:p>4186</text:p>
          </table:table-cell>
        </table:table-row>
        <table:table-row table:style-name="ro2">
          <table:table-cell table:formula="of:=INT([PitchTable.D6])" office:value-type="float" office:value="4189" calcext:value-type="float">
            <text:p>4189</text:p>
          </table:table-cell>
        </table:table-row>
        <table:table-row table:style-name="ro2">
          <table:table-cell table:formula="of:=INT([PitchTable.D7])" office:value-type="float" office:value="4193" calcext:value-type="float">
            <text:p>4193</text:p>
          </table:table-cell>
        </table:table-row>
        <table:table-row table:style-name="ro2">
          <table:table-cell table:formula="of:=INT([PitchTable.D8])" office:value-type="float" office:value="4197" calcext:value-type="float">
            <text:p>4197</text:p>
          </table:table-cell>
        </table:table-row>
        <table:table-row table:style-name="ro2">
          <table:table-cell table:formula="of:=INT([PitchTable.D9])" office:value-type="float" office:value="4201" calcext:value-type="float">
            <text:p>4201</text:p>
          </table:table-cell>
        </table:table-row>
        <table:table-row table:style-name="ro2">
          <table:table-cell table:formula="of:=INT([PitchTable.D10])" office:value-type="float" office:value="4204" calcext:value-type="float">
            <text:p>4204</text:p>
          </table:table-cell>
        </table:table-row>
        <table:table-row table:style-name="ro2">
          <table:table-cell table:formula="of:=INT([PitchTable.D11])" office:value-type="float" office:value="4208" calcext:value-type="float">
            <text:p>4208</text:p>
          </table:table-cell>
        </table:table-row>
        <table:table-row table:style-name="ro2">
          <table:table-cell table:formula="of:=INT([PitchTable.D12])" office:value-type="float" office:value="4212" calcext:value-type="float">
            <text:p>4212</text:p>
          </table:table-cell>
        </table:table-row>
        <table:table-row table:style-name="ro2">
          <table:table-cell table:formula="of:=INT([PitchTable.D13])" office:value-type="float" office:value="4216" calcext:value-type="float">
            <text:p>4216</text:p>
          </table:table-cell>
        </table:table-row>
        <table:table-row table:style-name="ro2">
          <table:table-cell table:formula="of:=INT([PitchTable.D14])" office:value-type="float" office:value="4220" calcext:value-type="float">
            <text:p>4220</text:p>
          </table:table-cell>
        </table:table-row>
        <table:table-row table:style-name="ro2">
          <table:table-cell table:formula="of:=INT([PitchTable.D15])" office:value-type="float" office:value="4223" calcext:value-type="float">
            <text:p>4223</text:p>
          </table:table-cell>
        </table:table-row>
        <table:table-row table:style-name="ro2">
          <table:table-cell table:formula="of:=INT([PitchTable.D16])" office:value-type="float" office:value="4227" calcext:value-type="float">
            <text:p>4227</text:p>
          </table:table-cell>
        </table:table-row>
        <table:table-row table:style-name="ro2">
          <table:table-cell table:formula="of:=INT([PitchTable.D17])" office:value-type="float" office:value="4231" calcext:value-type="float">
            <text:p>4231</text:p>
          </table:table-cell>
        </table:table-row>
        <table:table-row table:style-name="ro2">
          <table:table-cell table:formula="of:=INT([PitchTable.D18])" office:value-type="float" office:value="4235" calcext:value-type="float">
            <text:p>4235</text:p>
          </table:table-cell>
        </table:table-row>
        <table:table-row table:style-name="ro2">
          <table:table-cell table:formula="of:=INT([PitchTable.D19])" office:value-type="float" office:value="4239" calcext:value-type="float">
            <text:p>4239</text:p>
          </table:table-cell>
        </table:table-row>
        <table:table-row table:style-name="ro2">
          <table:table-cell table:formula="of:=INT([PitchTable.D20])" office:value-type="float" office:value="4243" calcext:value-type="float">
            <text:p>4243</text:p>
          </table:table-cell>
        </table:table-row>
        <table:table-row table:style-name="ro2">
          <table:table-cell table:formula="of:=INT([PitchTable.D21])" office:value-type="float" office:value="4246" calcext:value-type="float">
            <text:p>4246</text:p>
          </table:table-cell>
        </table:table-row>
        <table:table-row table:style-name="ro2">
          <table:table-cell table:formula="of:=INT([PitchTable.D22])" office:value-type="float" office:value="4250" calcext:value-type="float">
            <text:p>4250</text:p>
          </table:table-cell>
        </table:table-row>
        <table:table-row table:style-name="ro2">
          <table:table-cell table:formula="of:=INT([PitchTable.D23])" office:value-type="float" office:value="4254" calcext:value-type="float">
            <text:p>4254</text:p>
          </table:table-cell>
        </table:table-row>
        <table:table-row table:style-name="ro2">
          <table:table-cell table:formula="of:=INT([PitchTable.D24])" office:value-type="float" office:value="4258" calcext:value-type="float">
            <text:p>4258</text:p>
          </table:table-cell>
        </table:table-row>
        <table:table-row table:style-name="ro2">
          <table:table-cell table:formula="of:=INT([PitchTable.D25])" office:value-type="float" office:value="4262" calcext:value-type="float">
            <text:p>4262</text:p>
          </table:table-cell>
        </table:table-row>
        <table:table-row table:style-name="ro2">
          <table:table-cell table:formula="of:=INT([PitchTable.D26])" office:value-type="float" office:value="4266" calcext:value-type="float">
            <text:p>4266</text:p>
          </table:table-cell>
        </table:table-row>
        <table:table-row table:style-name="ro2">
          <table:table-cell table:formula="of:=INT([PitchTable.D27])" office:value-type="float" office:value="4269" calcext:value-type="float">
            <text:p>4269</text:p>
          </table:table-cell>
        </table:table-row>
        <table:table-row table:style-name="ro2">
          <table:table-cell table:formula="of:=INT([PitchTable.D28])" office:value-type="float" office:value="4273" calcext:value-type="float">
            <text:p>4273</text:p>
          </table:table-cell>
        </table:table-row>
        <table:table-row table:style-name="ro2">
          <table:table-cell table:formula="of:=INT([PitchTable.D29])" office:value-type="float" office:value="4277" calcext:value-type="float">
            <text:p>4277</text:p>
          </table:table-cell>
        </table:table-row>
        <table:table-row table:style-name="ro2">
          <table:table-cell table:formula="of:=INT([PitchTable.D30])" office:value-type="float" office:value="4281" calcext:value-type="float">
            <text:p>4281</text:p>
          </table:table-cell>
        </table:table-row>
        <table:table-row table:style-name="ro2">
          <table:table-cell table:formula="of:=INT([PitchTable.D31])" office:value-type="float" office:value="4285" calcext:value-type="float">
            <text:p>4285</text:p>
          </table:table-cell>
        </table:table-row>
        <table:table-row table:style-name="ro2">
          <table:table-cell table:formula="of:=INT([PitchTable.D32])" office:value-type="float" office:value="4289" calcext:value-type="float">
            <text:p>4289</text:p>
          </table:table-cell>
        </table:table-row>
        <table:table-row table:style-name="ro2">
          <table:table-cell table:formula="of:=INT([PitchTable.D33])" office:value-type="float" office:value="4293" calcext:value-type="float">
            <text:p>4293</text:p>
          </table:table-cell>
        </table:table-row>
        <table:table-row table:style-name="ro2">
          <table:table-cell table:formula="of:=INT([PitchTable.D34])" office:value-type="float" office:value="4297" calcext:value-type="float">
            <text:p>4297</text:p>
          </table:table-cell>
        </table:table-row>
        <table:table-row table:style-name="ro2">
          <table:table-cell table:formula="of:=INT([PitchTable.D35])" office:value-type="float" office:value="4300" calcext:value-type="float">
            <text:p>4300</text:p>
          </table:table-cell>
        </table:table-row>
        <table:table-row table:style-name="ro2">
          <table:table-cell table:formula="of:=INT([PitchTable.D36])" office:value-type="float" office:value="4304" calcext:value-type="float">
            <text:p>4304</text:p>
          </table:table-cell>
        </table:table-row>
        <table:table-row table:style-name="ro2">
          <table:table-cell table:formula="of:=INT([PitchTable.D37])" office:value-type="float" office:value="4308" calcext:value-type="float">
            <text:p>4308</text:p>
          </table:table-cell>
        </table:table-row>
        <table:table-row table:style-name="ro2">
          <table:table-cell table:formula="of:=INT([PitchTable.D38])" office:value-type="float" office:value="4312" calcext:value-type="float">
            <text:p>4312</text:p>
          </table:table-cell>
        </table:table-row>
        <table:table-row table:style-name="ro2">
          <table:table-cell table:formula="of:=INT([PitchTable.D39])" office:value-type="float" office:value="4316" calcext:value-type="float">
            <text:p>4316</text:p>
          </table:table-cell>
        </table:table-row>
        <table:table-row table:style-name="ro2">
          <table:table-cell table:formula="of:=INT([PitchTable.D40])" office:value-type="float" office:value="4320" calcext:value-type="float">
            <text:p>4320</text:p>
          </table:table-cell>
        </table:table-row>
        <table:table-row table:style-name="ro2">
          <table:table-cell table:formula="of:=INT([PitchTable.D41])" office:value-type="float" office:value="4324" calcext:value-type="float">
            <text:p>4324</text:p>
          </table:table-cell>
        </table:table-row>
        <table:table-row table:style-name="ro2">
          <table:table-cell table:formula="of:=INT([PitchTable.D42])" office:value-type="float" office:value="4328" calcext:value-type="float">
            <text:p>4328</text:p>
          </table:table-cell>
        </table:table-row>
        <table:table-row table:style-name="ro2">
          <table:table-cell table:formula="of:=INT([PitchTable.D43])" office:value-type="float" office:value="4332" calcext:value-type="float">
            <text:p>4332</text:p>
          </table:table-cell>
        </table:table-row>
        <table:table-row table:style-name="ro2">
          <table:table-cell table:formula="of:=INT([PitchTable.D44])" office:value-type="float" office:value="4335" calcext:value-type="float">
            <text:p>4335</text:p>
          </table:table-cell>
        </table:table-row>
        <table:table-row table:style-name="ro2">
          <table:table-cell table:formula="of:=INT([PitchTable.D45])" office:value-type="float" office:value="4339" calcext:value-type="float">
            <text:p>4339</text:p>
          </table:table-cell>
        </table:table-row>
        <table:table-row table:style-name="ro2">
          <table:table-cell table:formula="of:=INT([PitchTable.D46])" office:value-type="float" office:value="4343" calcext:value-type="float">
            <text:p>4343</text:p>
          </table:table-cell>
        </table:table-row>
        <table:table-row table:style-name="ro2">
          <table:table-cell table:formula="of:=INT([PitchTable.D47])" office:value-type="float" office:value="4347" calcext:value-type="float">
            <text:p>4347</text:p>
          </table:table-cell>
        </table:table-row>
        <table:table-row table:style-name="ro2">
          <table:table-cell table:formula="of:=INT([PitchTable.D48])" office:value-type="float" office:value="4351" calcext:value-type="float">
            <text:p>4351</text:p>
          </table:table-cell>
        </table:table-row>
        <table:table-row table:style-name="ro2">
          <table:table-cell table:formula="of:=INT([PitchTable.D49])" office:value-type="float" office:value="4355" calcext:value-type="float">
            <text:p>4355</text:p>
          </table:table-cell>
        </table:table-row>
        <table:table-row table:style-name="ro2">
          <table:table-cell table:formula="of:=INT([PitchTable.D50])" office:value-type="float" office:value="4359" calcext:value-type="float">
            <text:p>4359</text:p>
          </table:table-cell>
        </table:table-row>
        <table:table-row table:style-name="ro2">
          <table:table-cell table:formula="of:=INT([PitchTable.D51])" office:value-type="float" office:value="4363" calcext:value-type="float">
            <text:p>4363</text:p>
          </table:table-cell>
        </table:table-row>
        <table:table-row table:style-name="ro2">
          <table:table-cell table:formula="of:=INT([PitchTable.D52])" office:value-type="float" office:value="4367" calcext:value-type="float">
            <text:p>4367</text:p>
          </table:table-cell>
        </table:table-row>
        <table:table-row table:style-name="ro2">
          <table:table-cell table:formula="of:=INT([PitchTable.D53])" office:value-type="float" office:value="4371" calcext:value-type="float">
            <text:p>4371</text:p>
          </table:table-cell>
        </table:table-row>
        <table:table-row table:style-name="ro2">
          <table:table-cell table:formula="of:=INT([PitchTable.D54])" office:value-type="float" office:value="4375" calcext:value-type="float">
            <text:p>4375</text:p>
          </table:table-cell>
        </table:table-row>
        <table:table-row table:style-name="ro2">
          <table:table-cell table:formula="of:=INT([PitchTable.D55])" office:value-type="float" office:value="4379" calcext:value-type="float">
            <text:p>4379</text:p>
          </table:table-cell>
        </table:table-row>
        <table:table-row table:style-name="ro2">
          <table:table-cell table:formula="of:=INT([PitchTable.D56])" office:value-type="float" office:value="4383" calcext:value-type="float">
            <text:p>4383</text:p>
          </table:table-cell>
        </table:table-row>
        <table:table-row table:style-name="ro2">
          <table:table-cell table:formula="of:=INT([PitchTable.D57])" office:value-type="float" office:value="4387" calcext:value-type="float">
            <text:p>4387</text:p>
          </table:table-cell>
        </table:table-row>
        <table:table-row table:style-name="ro2">
          <table:table-cell table:formula="of:=INT([PitchTable.D58])" office:value-type="float" office:value="4391" calcext:value-type="float">
            <text:p>4391</text:p>
          </table:table-cell>
        </table:table-row>
        <table:table-row table:style-name="ro2">
          <table:table-cell table:formula="of:=INT([PitchTable.D59])" office:value-type="float" office:value="4395" calcext:value-type="float">
            <text:p>4395</text:p>
          </table:table-cell>
        </table:table-row>
        <table:table-row table:style-name="ro2">
          <table:table-cell table:formula="of:=INT([PitchTable.D60])" office:value-type="float" office:value="4399" calcext:value-type="float">
            <text:p>4399</text:p>
          </table:table-cell>
        </table:table-row>
        <table:table-row table:style-name="ro2">
          <table:table-cell table:formula="of:=INT([PitchTable.D61])" office:value-type="float" office:value="4403" calcext:value-type="float">
            <text:p>4403</text:p>
          </table:table-cell>
        </table:table-row>
        <table:table-row table:style-name="ro2">
          <table:table-cell table:formula="of:=INT([PitchTable.D62])" office:value-type="float" office:value="4406" calcext:value-type="float">
            <text:p>4406</text:p>
          </table:table-cell>
        </table:table-row>
        <table:table-row table:style-name="ro2">
          <table:table-cell table:formula="of:=INT([PitchTable.D63])" office:value-type="float" office:value="4410" calcext:value-type="float">
            <text:p>4410</text:p>
          </table:table-cell>
        </table:table-row>
        <table:table-row table:style-name="ro2">
          <table:table-cell table:formula="of:=INT([PitchTable.D64])" office:value-type="float" office:value="4414" calcext:value-type="float">
            <text:p>4414</text:p>
          </table:table-cell>
        </table:table-row>
        <table:table-row table:style-name="ro2">
          <table:table-cell table:formula="of:=INT([PitchTable.D65])" office:value-type="float" office:value="4418" calcext:value-type="float">
            <text:p>4418</text:p>
          </table:table-cell>
        </table:table-row>
        <table:table-row table:style-name="ro2">
          <table:table-cell table:formula="of:=INT([PitchTable.D66])" office:value-type="float" office:value="4422" calcext:value-type="float">
            <text:p>4422</text:p>
          </table:table-cell>
        </table:table-row>
        <table:table-row table:style-name="ro2">
          <table:table-cell table:formula="of:=INT([PitchTable.D67])" office:value-type="float" office:value="4426" calcext:value-type="float">
            <text:p>4426</text:p>
          </table:table-cell>
        </table:table-row>
        <table:table-row table:style-name="ro2">
          <table:table-cell table:formula="of:=INT([PitchTable.D68])" office:value-type="float" office:value="4430" calcext:value-type="float">
            <text:p>4430</text:p>
          </table:table-cell>
        </table:table-row>
        <table:table-row table:style-name="ro2">
          <table:table-cell table:formula="of:=INT([PitchTable.D69])" office:value-type="float" office:value="4434" calcext:value-type="float">
            <text:p>4434</text:p>
          </table:table-cell>
        </table:table-row>
        <table:table-row table:style-name="ro2">
          <table:table-cell table:formula="of:=INT([PitchTable.D70])" office:value-type="float" office:value="4438" calcext:value-type="float">
            <text:p>4438</text:p>
          </table:table-cell>
        </table:table-row>
        <table:table-row table:style-name="ro2">
          <table:table-cell table:formula="of:=INT([PitchTable.D71])" office:value-type="float" office:value="4442" calcext:value-type="float">
            <text:p>4442</text:p>
          </table:table-cell>
        </table:table-row>
        <table:table-row table:style-name="ro2">
          <table:table-cell table:formula="of:=INT([PitchTable.D72])" office:value-type="float" office:value="4446" calcext:value-type="float">
            <text:p>4446</text:p>
          </table:table-cell>
        </table:table-row>
        <table:table-row table:style-name="ro2">
          <table:table-cell table:formula="of:=INT([PitchTable.D73])" office:value-type="float" office:value="4450" calcext:value-type="float">
            <text:p>4450</text:p>
          </table:table-cell>
        </table:table-row>
        <table:table-row table:style-name="ro2">
          <table:table-cell table:formula="of:=INT([PitchTable.D74])" office:value-type="float" office:value="4454" calcext:value-type="float">
            <text:p>4454</text:p>
          </table:table-cell>
        </table:table-row>
        <table:table-row table:style-name="ro2">
          <table:table-cell table:formula="of:=INT([PitchTable.D75])" office:value-type="float" office:value="4459" calcext:value-type="float">
            <text:p>4459</text:p>
          </table:table-cell>
        </table:table-row>
        <table:table-row table:style-name="ro2">
          <table:table-cell table:formula="of:=INT([PitchTable.D76])" office:value-type="float" office:value="4463" calcext:value-type="float">
            <text:p>4463</text:p>
          </table:table-cell>
        </table:table-row>
        <table:table-row table:style-name="ro2">
          <table:table-cell table:formula="of:=INT([PitchTable.D77])" office:value-type="float" office:value="4467" calcext:value-type="float">
            <text:p>4467</text:p>
          </table:table-cell>
        </table:table-row>
        <table:table-row table:style-name="ro2">
          <table:table-cell table:formula="of:=INT([PitchTable.D78])" office:value-type="float" office:value="4471" calcext:value-type="float">
            <text:p>4471</text:p>
          </table:table-cell>
        </table:table-row>
        <table:table-row table:style-name="ro2">
          <table:table-cell table:formula="of:=INT([PitchTable.D79])" office:value-type="float" office:value="4475" calcext:value-type="float">
            <text:p>4475</text:p>
          </table:table-cell>
        </table:table-row>
        <table:table-row table:style-name="ro2">
          <table:table-cell table:formula="of:=INT([PitchTable.D80])" office:value-type="float" office:value="4479" calcext:value-type="float">
            <text:p>4479</text:p>
          </table:table-cell>
        </table:table-row>
        <table:table-row table:style-name="ro2">
          <table:table-cell table:formula="of:=INT([PitchTable.D81])" office:value-type="float" office:value="4483" calcext:value-type="float">
            <text:p>4483</text:p>
          </table:table-cell>
        </table:table-row>
        <table:table-row table:style-name="ro2">
          <table:table-cell table:formula="of:=INT([PitchTable.D82])" office:value-type="float" office:value="4487" calcext:value-type="float">
            <text:p>4487</text:p>
          </table:table-cell>
        </table:table-row>
        <table:table-row table:style-name="ro2">
          <table:table-cell table:formula="of:=INT([PitchTable.D83])" office:value-type="float" office:value="4491" calcext:value-type="float">
            <text:p>4491</text:p>
          </table:table-cell>
        </table:table-row>
        <table:table-row table:style-name="ro2">
          <table:table-cell table:formula="of:=INT([PitchTable.D84])" office:value-type="float" office:value="4495" calcext:value-type="float">
            <text:p>4495</text:p>
          </table:table-cell>
        </table:table-row>
        <table:table-row table:style-name="ro2">
          <table:table-cell table:formula="of:=INT([PitchTable.D85])" office:value-type="float" office:value="4499" calcext:value-type="float">
            <text:p>4499</text:p>
          </table:table-cell>
        </table:table-row>
        <table:table-row table:style-name="ro2">
          <table:table-cell table:formula="of:=INT([PitchTable.D86])" office:value-type="float" office:value="4503" calcext:value-type="float">
            <text:p>4503</text:p>
          </table:table-cell>
        </table:table-row>
        <table:table-row table:style-name="ro2">
          <table:table-cell table:formula="of:=INT([PitchTable.D87])" office:value-type="float" office:value="4507" calcext:value-type="float">
            <text:p>4507</text:p>
          </table:table-cell>
        </table:table-row>
        <table:table-row table:style-name="ro2">
          <table:table-cell table:formula="of:=INT([PitchTable.D88])" office:value-type="float" office:value="4511" calcext:value-type="float">
            <text:p>4511</text:p>
          </table:table-cell>
        </table:table-row>
        <table:table-row table:style-name="ro2">
          <table:table-cell table:formula="of:=INT([PitchTable.D89])" office:value-type="float" office:value="4515" calcext:value-type="float">
            <text:p>4515</text:p>
          </table:table-cell>
        </table:table-row>
        <table:table-row table:style-name="ro2">
          <table:table-cell table:formula="of:=INT([PitchTable.D90])" office:value-type="float" office:value="4519" calcext:value-type="float">
            <text:p>4519</text:p>
          </table:table-cell>
        </table:table-row>
        <table:table-row table:style-name="ro2">
          <table:table-cell table:formula="of:=INT([PitchTable.D91])" office:value-type="float" office:value="4523" calcext:value-type="float">
            <text:p>4523</text:p>
          </table:table-cell>
        </table:table-row>
        <table:table-row table:style-name="ro2">
          <table:table-cell table:formula="of:=INT([PitchTable.D92])" office:value-type="float" office:value="4527" calcext:value-type="float">
            <text:p>4527</text:p>
          </table:table-cell>
        </table:table-row>
        <table:table-row table:style-name="ro2">
          <table:table-cell table:formula="of:=INT([PitchTable.D93])" office:value-type="float" office:value="4532" calcext:value-type="float">
            <text:p>4532</text:p>
          </table:table-cell>
        </table:table-row>
        <table:table-row table:style-name="ro2">
          <table:table-cell table:formula="of:=INT([PitchTable.D94])" office:value-type="float" office:value="4536" calcext:value-type="float">
            <text:p>4536</text:p>
          </table:table-cell>
        </table:table-row>
        <table:table-row table:style-name="ro2">
          <table:table-cell table:formula="of:=INT([PitchTable.D95])" office:value-type="float" office:value="4540" calcext:value-type="float">
            <text:p>4540</text:p>
          </table:table-cell>
        </table:table-row>
        <table:table-row table:style-name="ro2">
          <table:table-cell table:formula="of:=INT([PitchTable.D96])" office:value-type="float" office:value="4544" calcext:value-type="float">
            <text:p>4544</text:p>
          </table:table-cell>
        </table:table-row>
        <table:table-row table:style-name="ro2">
          <table:table-cell table:formula="of:=INT([PitchTable.D97])" office:value-type="float" office:value="4548" calcext:value-type="float">
            <text:p>4548</text:p>
          </table:table-cell>
        </table:table-row>
        <table:table-row table:style-name="ro2">
          <table:table-cell table:formula="of:=INT([PitchTable.D98])" office:value-type="float" office:value="4552" calcext:value-type="float">
            <text:p>4552</text:p>
          </table:table-cell>
        </table:table-row>
        <table:table-row table:style-name="ro2">
          <table:table-cell table:formula="of:=INT([PitchTable.D99])" office:value-type="float" office:value="4556" calcext:value-type="float">
            <text:p>4556</text:p>
          </table:table-cell>
        </table:table-row>
        <table:table-row table:style-name="ro2">
          <table:table-cell table:formula="of:=INT([PitchTable.D100])" office:value-type="float" office:value="4560" calcext:value-type="float">
            <text:p>4560</text:p>
          </table:table-cell>
        </table:table-row>
        <table:table-row table:style-name="ro2">
          <table:table-cell table:formula="of:=INT([PitchTable.D101])" office:value-type="float" office:value="4564" calcext:value-type="float">
            <text:p>4564</text:p>
          </table:table-cell>
        </table:table-row>
        <table:table-row table:style-name="ro2">
          <table:table-cell table:formula="of:=INT([PitchTable.D102])" office:value-type="float" office:value="4568" calcext:value-type="float">
            <text:p>4568</text:p>
          </table:table-cell>
        </table:table-row>
        <table:table-row table:style-name="ro2">
          <table:table-cell table:formula="of:=INT([PitchTable.D103])" office:value-type="float" office:value="4573" calcext:value-type="float">
            <text:p>4573</text:p>
          </table:table-cell>
        </table:table-row>
        <table:table-row table:style-name="ro2">
          <table:table-cell table:formula="of:=INT([PitchTable.D104])" office:value-type="float" office:value="4577" calcext:value-type="float">
            <text:p>4577</text:p>
          </table:table-cell>
        </table:table-row>
        <table:table-row table:style-name="ro2">
          <table:table-cell table:formula="of:=INT([PitchTable.D105])" office:value-type="float" office:value="4581" calcext:value-type="float">
            <text:p>4581</text:p>
          </table:table-cell>
        </table:table-row>
        <table:table-row table:style-name="ro2">
          <table:table-cell table:formula="of:=INT([PitchTable.D106])" office:value-type="float" office:value="4585" calcext:value-type="float">
            <text:p>4585</text:p>
          </table:table-cell>
        </table:table-row>
        <table:table-row table:style-name="ro2">
          <table:table-cell table:formula="of:=INT([PitchTable.D107])" office:value-type="float" office:value="4589" calcext:value-type="float">
            <text:p>4589</text:p>
          </table:table-cell>
        </table:table-row>
        <table:table-row table:style-name="ro2">
          <table:table-cell table:formula="of:=INT([PitchTable.D108])" office:value-type="float" office:value="4593" calcext:value-type="float">
            <text:p>4593</text:p>
          </table:table-cell>
        </table:table-row>
        <table:table-row table:style-name="ro2">
          <table:table-cell table:formula="of:=INT([PitchTable.D109])" office:value-type="float" office:value="4597" calcext:value-type="float">
            <text:p>4597</text:p>
          </table:table-cell>
        </table:table-row>
        <table:table-row table:style-name="ro2">
          <table:table-cell table:formula="of:=INT([PitchTable.D110])" office:value-type="float" office:value="4602" calcext:value-type="float">
            <text:p>4602</text:p>
          </table:table-cell>
        </table:table-row>
        <table:table-row table:style-name="ro2">
          <table:table-cell table:formula="of:=INT([PitchTable.D111])" office:value-type="float" office:value="4606" calcext:value-type="float">
            <text:p>4606</text:p>
          </table:table-cell>
        </table:table-row>
        <table:table-row table:style-name="ro2">
          <table:table-cell table:formula="of:=INT([PitchTable.D112])" office:value-type="float" office:value="4610" calcext:value-type="float">
            <text:p>4610</text:p>
          </table:table-cell>
        </table:table-row>
        <table:table-row table:style-name="ro2">
          <table:table-cell table:formula="of:=INT([PitchTable.D113])" office:value-type="float" office:value="4614" calcext:value-type="float">
            <text:p>4614</text:p>
          </table:table-cell>
        </table:table-row>
        <table:table-row table:style-name="ro2">
          <table:table-cell table:formula="of:=INT([PitchTable.D114])" office:value-type="float" office:value="4618" calcext:value-type="float">
            <text:p>4618</text:p>
          </table:table-cell>
        </table:table-row>
        <table:table-row table:style-name="ro2">
          <table:table-cell table:formula="of:=INT([PitchTable.D115])" office:value-type="float" office:value="4622" calcext:value-type="float">
            <text:p>4622</text:p>
          </table:table-cell>
        </table:table-row>
        <table:table-row table:style-name="ro2">
          <table:table-cell table:formula="of:=INT([PitchTable.D116])" office:value-type="float" office:value="4627" calcext:value-type="float">
            <text:p>4627</text:p>
          </table:table-cell>
        </table:table-row>
        <table:table-row table:style-name="ro2">
          <table:table-cell table:formula="of:=INT([PitchTable.D117])" office:value-type="float" office:value="4631" calcext:value-type="float">
            <text:p>4631</text:p>
          </table:table-cell>
        </table:table-row>
        <table:table-row table:style-name="ro2">
          <table:table-cell table:formula="of:=INT([PitchTable.D118])" office:value-type="float" office:value="4635" calcext:value-type="float">
            <text:p>4635</text:p>
          </table:table-cell>
        </table:table-row>
        <table:table-row table:style-name="ro2">
          <table:table-cell table:formula="of:=INT([PitchTable.D119])" office:value-type="float" office:value="4639" calcext:value-type="float">
            <text:p>4639</text:p>
          </table:table-cell>
        </table:table-row>
        <table:table-row table:style-name="ro2">
          <table:table-cell table:formula="of:=INT([PitchTable.D120])" office:value-type="float" office:value="4643" calcext:value-type="float">
            <text:p>4643</text:p>
          </table:table-cell>
        </table:table-row>
        <table:table-row table:style-name="ro2">
          <table:table-cell table:formula="of:=INT([PitchTable.D121])" office:value-type="float" office:value="4648" calcext:value-type="float">
            <text:p>4648</text:p>
          </table:table-cell>
        </table:table-row>
        <table:table-row table:style-name="ro2">
          <table:table-cell table:formula="of:=INT([PitchTable.D122])" office:value-type="float" office:value="4652" calcext:value-type="float">
            <text:p>4652</text:p>
          </table:table-cell>
        </table:table-row>
        <table:table-row table:style-name="ro2">
          <table:table-cell table:formula="of:=INT([PitchTable.D123])" office:value-type="float" office:value="4656" calcext:value-type="float">
            <text:p>4656</text:p>
          </table:table-cell>
        </table:table-row>
        <table:table-row table:style-name="ro2">
          <table:table-cell table:formula="of:=INT([PitchTable.D124])" office:value-type="float" office:value="4660" calcext:value-type="float">
            <text:p>4660</text:p>
          </table:table-cell>
        </table:table-row>
        <table:table-row table:style-name="ro2">
          <table:table-cell table:formula="of:=INT([PitchTable.D125])" office:value-type="float" office:value="4664" calcext:value-type="float">
            <text:p>4664</text:p>
          </table:table-cell>
        </table:table-row>
        <table:table-row table:style-name="ro2">
          <table:table-cell table:formula="of:=INT([PitchTable.D126])" office:value-type="float" office:value="4669" calcext:value-type="float">
            <text:p>4669</text:p>
          </table:table-cell>
        </table:table-row>
        <table:table-row table:style-name="ro2">
          <table:table-cell table:formula="of:=INT([PitchTable.D127])" office:value-type="float" office:value="4673" calcext:value-type="float">
            <text:p>4673</text:p>
          </table:table-cell>
        </table:table-row>
        <table:table-row table:style-name="ro2">
          <table:table-cell table:formula="of:=INT([PitchTable.D128])" office:value-type="float" office:value="4677" calcext:value-type="float">
            <text:p>4677</text:p>
          </table:table-cell>
        </table:table-row>
        <table:table-row table:style-name="ro2">
          <table:table-cell table:formula="of:=INT([PitchTable.D129])" office:value-type="float" office:value="4681" calcext:value-type="float">
            <text:p>4681</text:p>
          </table:table-cell>
        </table:table-row>
        <table:table-row table:style-name="ro2">
          <table:table-cell table:formula="of:=INT([PitchTable.D130])" office:value-type="float" office:value="4685" calcext:value-type="float">
            <text:p>4685</text:p>
          </table:table-cell>
        </table:table-row>
        <table:table-row table:style-name="ro2">
          <table:table-cell table:formula="of:=INT([PitchTable.D131])" office:value-type="float" office:value="4690" calcext:value-type="float">
            <text:p>4690</text:p>
          </table:table-cell>
        </table:table-row>
        <table:table-row table:style-name="ro2">
          <table:table-cell table:formula="of:=INT([PitchTable.D132])" office:value-type="float" office:value="4694" calcext:value-type="float">
            <text:p>4694</text:p>
          </table:table-cell>
        </table:table-row>
        <table:table-row table:style-name="ro2">
          <table:table-cell table:formula="of:=INT([PitchTable.D133])" office:value-type="float" office:value="4698" calcext:value-type="float">
            <text:p>4698</text:p>
          </table:table-cell>
        </table:table-row>
        <table:table-row table:style-name="ro2">
          <table:table-cell table:formula="of:=INT([PitchTable.D134])" office:value-type="float" office:value="4702" calcext:value-type="float">
            <text:p>4702</text:p>
          </table:table-cell>
        </table:table-row>
        <table:table-row table:style-name="ro2">
          <table:table-cell table:formula="of:=INT([PitchTable.D135])" office:value-type="float" office:value="4707" calcext:value-type="float">
            <text:p>4707</text:p>
          </table:table-cell>
        </table:table-row>
        <table:table-row table:style-name="ro2">
          <table:table-cell table:formula="of:=INT([PitchTable.D136])" office:value-type="float" office:value="4711" calcext:value-type="float">
            <text:p>4711</text:p>
          </table:table-cell>
        </table:table-row>
        <table:table-row table:style-name="ro2">
          <table:table-cell table:formula="of:=INT([PitchTable.D137])" office:value-type="float" office:value="4715" calcext:value-type="float">
            <text:p>4715</text:p>
          </table:table-cell>
        </table:table-row>
        <table:table-row table:style-name="ro2">
          <table:table-cell table:formula="of:=INT([PitchTable.D138])" office:value-type="float" office:value="4719" calcext:value-type="float">
            <text:p>4719</text:p>
          </table:table-cell>
        </table:table-row>
        <table:table-row table:style-name="ro2">
          <table:table-cell table:formula="of:=INT([PitchTable.D139])" office:value-type="float" office:value="4724" calcext:value-type="float">
            <text:p>4724</text:p>
          </table:table-cell>
        </table:table-row>
        <table:table-row table:style-name="ro2">
          <table:table-cell table:formula="of:=INT([PitchTable.D140])" office:value-type="float" office:value="4728" calcext:value-type="float">
            <text:p>4728</text:p>
          </table:table-cell>
        </table:table-row>
        <table:table-row table:style-name="ro2">
          <table:table-cell table:formula="of:=INT([PitchTable.D141])" office:value-type="float" office:value="4732" calcext:value-type="float">
            <text:p>4732</text:p>
          </table:table-cell>
        </table:table-row>
        <table:table-row table:style-name="ro2">
          <table:table-cell table:formula="of:=INT([PitchTable.D142])" office:value-type="float" office:value="4736" calcext:value-type="float">
            <text:p>4736</text:p>
          </table:table-cell>
        </table:table-row>
        <table:table-row table:style-name="ro2">
          <table:table-cell table:formula="of:=INT([PitchTable.D143])" office:value-type="float" office:value="4741" calcext:value-type="float">
            <text:p>4741</text:p>
          </table:table-cell>
        </table:table-row>
        <table:table-row table:style-name="ro2">
          <table:table-cell table:formula="of:=INT([PitchTable.D144])" office:value-type="float" office:value="4745" calcext:value-type="float">
            <text:p>4745</text:p>
          </table:table-cell>
        </table:table-row>
        <table:table-row table:style-name="ro2">
          <table:table-cell table:formula="of:=INT([PitchTable.D145])" office:value-type="float" office:value="4749" calcext:value-type="float">
            <text:p>4749</text:p>
          </table:table-cell>
        </table:table-row>
        <table:table-row table:style-name="ro2">
          <table:table-cell table:formula="of:=INT([PitchTable.D146])" office:value-type="float" office:value="4754" calcext:value-type="float">
            <text:p>4754</text:p>
          </table:table-cell>
        </table:table-row>
        <table:table-row table:style-name="ro2">
          <table:table-cell table:formula="of:=INT([PitchTable.D147])" office:value-type="float" office:value="4758" calcext:value-type="float">
            <text:p>4758</text:p>
          </table:table-cell>
        </table:table-row>
        <table:table-row table:style-name="ro2">
          <table:table-cell table:formula="of:=INT([PitchTable.D148])" office:value-type="float" office:value="4762" calcext:value-type="float">
            <text:p>4762</text:p>
          </table:table-cell>
        </table:table-row>
        <table:table-row table:style-name="ro2">
          <table:table-cell table:formula="of:=INT([PitchTable.D149])" office:value-type="float" office:value="4766" calcext:value-type="float">
            <text:p>4766</text:p>
          </table:table-cell>
        </table:table-row>
        <table:table-row table:style-name="ro2">
          <table:table-cell table:formula="of:=INT([PitchTable.D150])" office:value-type="float" office:value="4771" calcext:value-type="float">
            <text:p>4771</text:p>
          </table:table-cell>
        </table:table-row>
        <table:table-row table:style-name="ro2">
          <table:table-cell table:formula="of:=INT([PitchTable.D151])" office:value-type="float" office:value="4775" calcext:value-type="float">
            <text:p>4775</text:p>
          </table:table-cell>
        </table:table-row>
        <table:table-row table:style-name="ro2">
          <table:table-cell table:formula="of:=INT([PitchTable.D152])" office:value-type="float" office:value="4779" calcext:value-type="float">
            <text:p>4779</text:p>
          </table:table-cell>
        </table:table-row>
        <table:table-row table:style-name="ro2">
          <table:table-cell table:formula="of:=INT([PitchTable.D153])" office:value-type="float" office:value="4784" calcext:value-type="float">
            <text:p>4784</text:p>
          </table:table-cell>
        </table:table-row>
        <table:table-row table:style-name="ro2">
          <table:table-cell table:formula="of:=INT([PitchTable.D154])" office:value-type="float" office:value="4788" calcext:value-type="float">
            <text:p>4788</text:p>
          </table:table-cell>
        </table:table-row>
        <table:table-row table:style-name="ro2">
          <table:table-cell table:formula="of:=INT([PitchTable.D155])" office:value-type="float" office:value="4792" calcext:value-type="float">
            <text:p>4792</text:p>
          </table:table-cell>
        </table:table-row>
        <table:table-row table:style-name="ro2">
          <table:table-cell table:formula="of:=INT([PitchTable.D156])" office:value-type="float" office:value="4797" calcext:value-type="float">
            <text:p>4797</text:p>
          </table:table-cell>
        </table:table-row>
        <table:table-row table:style-name="ro2">
          <table:table-cell table:formula="of:=INT([PitchTable.D157])" office:value-type="float" office:value="4801" calcext:value-type="float">
            <text:p>4801</text:p>
          </table:table-cell>
        </table:table-row>
        <table:table-row table:style-name="ro2">
          <table:table-cell table:formula="of:=INT([PitchTable.D158])" office:value-type="float" office:value="4805" calcext:value-type="float">
            <text:p>4805</text:p>
          </table:table-cell>
        </table:table-row>
        <table:table-row table:style-name="ro2">
          <table:table-cell table:formula="of:=INT([PitchTable.D159])" office:value-type="float" office:value="4810" calcext:value-type="float">
            <text:p>4810</text:p>
          </table:table-cell>
        </table:table-row>
        <table:table-row table:style-name="ro2">
          <table:table-cell table:formula="of:=INT([PitchTable.D160])" office:value-type="float" office:value="4814" calcext:value-type="float">
            <text:p>4814</text:p>
          </table:table-cell>
        </table:table-row>
        <table:table-row table:style-name="ro2">
          <table:table-cell table:formula="of:=INT([PitchTable.D161])" office:value-type="float" office:value="4818" calcext:value-type="float">
            <text:p>4818</text:p>
          </table:table-cell>
        </table:table-row>
        <table:table-row table:style-name="ro2">
          <table:table-cell table:formula="of:=INT([PitchTable.D162])" office:value-type="float" office:value="4823" calcext:value-type="float">
            <text:p>4823</text:p>
          </table:table-cell>
        </table:table-row>
        <table:table-row table:style-name="ro2">
          <table:table-cell table:formula="of:=INT([PitchTable.D163])" office:value-type="float" office:value="4827" calcext:value-type="float">
            <text:p>4827</text:p>
          </table:table-cell>
        </table:table-row>
        <table:table-row table:style-name="ro2">
          <table:table-cell table:formula="of:=INT([PitchTable.D164])" office:value-type="float" office:value="4831" calcext:value-type="float">
            <text:p>4831</text:p>
          </table:table-cell>
        </table:table-row>
        <table:table-row table:style-name="ro2">
          <table:table-cell table:formula="of:=INT([PitchTable.D165])" office:value-type="float" office:value="4836" calcext:value-type="float">
            <text:p>4836</text:p>
          </table:table-cell>
        </table:table-row>
        <table:table-row table:style-name="ro2">
          <table:table-cell table:formula="of:=INT([PitchTable.D166])" office:value-type="float" office:value="4840" calcext:value-type="float">
            <text:p>4840</text:p>
          </table:table-cell>
        </table:table-row>
        <table:table-row table:style-name="ro2">
          <table:table-cell table:formula="of:=INT([PitchTable.D167])" office:value-type="float" office:value="4845" calcext:value-type="float">
            <text:p>4845</text:p>
          </table:table-cell>
        </table:table-row>
        <table:table-row table:style-name="ro2">
          <table:table-cell table:formula="of:=INT([PitchTable.D168])" office:value-type="float" office:value="4849" calcext:value-type="float">
            <text:p>4849</text:p>
          </table:table-cell>
        </table:table-row>
        <table:table-row table:style-name="ro2">
          <table:table-cell table:formula="of:=INT([PitchTable.D169])" office:value-type="float" office:value="4853" calcext:value-type="float">
            <text:p>4853</text:p>
          </table:table-cell>
        </table:table-row>
        <table:table-row table:style-name="ro2">
          <table:table-cell table:formula="of:=INT([PitchTable.D170])" office:value-type="float" office:value="4858" calcext:value-type="float">
            <text:p>4858</text:p>
          </table:table-cell>
        </table:table-row>
        <table:table-row table:style-name="ro2">
          <table:table-cell table:formula="of:=INT([PitchTable.D171])" office:value-type="float" office:value="4862" calcext:value-type="float">
            <text:p>4862</text:p>
          </table:table-cell>
        </table:table-row>
        <table:table-row table:style-name="ro2">
          <table:table-cell table:formula="of:=INT([PitchTable.D172])" office:value-type="float" office:value="4866" calcext:value-type="float">
            <text:p>4866</text:p>
          </table:table-cell>
        </table:table-row>
        <table:table-row table:style-name="ro2">
          <table:table-cell table:formula="of:=INT([PitchTable.D173])" office:value-type="float" office:value="4871" calcext:value-type="float">
            <text:p>4871</text:p>
          </table:table-cell>
        </table:table-row>
        <table:table-row table:style-name="ro2">
          <table:table-cell table:formula="of:=INT([PitchTable.D174])" office:value-type="float" office:value="4875" calcext:value-type="float">
            <text:p>4875</text:p>
          </table:table-cell>
        </table:table-row>
        <table:table-row table:style-name="ro2">
          <table:table-cell table:formula="of:=INT([PitchTable.D175])" office:value-type="float" office:value="4880" calcext:value-type="float">
            <text:p>4880</text:p>
          </table:table-cell>
        </table:table-row>
        <table:table-row table:style-name="ro2">
          <table:table-cell table:formula="of:=INT([PitchTable.D176])" office:value-type="float" office:value="4884" calcext:value-type="float">
            <text:p>4884</text:p>
          </table:table-cell>
        </table:table-row>
        <table:table-row table:style-name="ro2">
          <table:table-cell table:formula="of:=INT([PitchTable.D177])" office:value-type="float" office:value="4888" calcext:value-type="float">
            <text:p>4888</text:p>
          </table:table-cell>
        </table:table-row>
        <table:table-row table:style-name="ro2">
          <table:table-cell table:formula="of:=INT([PitchTable.D178])" office:value-type="float" office:value="4893" calcext:value-type="float">
            <text:p>4893</text:p>
          </table:table-cell>
        </table:table-row>
        <table:table-row table:style-name="ro2">
          <table:table-cell table:formula="of:=INT([PitchTable.D179])" office:value-type="float" office:value="4897" calcext:value-type="float">
            <text:p>4897</text:p>
          </table:table-cell>
        </table:table-row>
        <table:table-row table:style-name="ro2">
          <table:table-cell table:formula="of:=INT([PitchTable.D180])" office:value-type="float" office:value="4902" calcext:value-type="float">
            <text:p>4902</text:p>
          </table:table-cell>
        </table:table-row>
        <table:table-row table:style-name="ro2">
          <table:table-cell table:formula="of:=INT([PitchTable.D181])" office:value-type="float" office:value="4906" calcext:value-type="float">
            <text:p>4906</text:p>
          </table:table-cell>
        </table:table-row>
        <table:table-row table:style-name="ro2">
          <table:table-cell table:formula="of:=INT([PitchTable.D182])" office:value-type="float" office:value="4911" calcext:value-type="float">
            <text:p>4911</text:p>
          </table:table-cell>
        </table:table-row>
        <table:table-row table:style-name="ro2">
          <table:table-cell table:formula="of:=INT([PitchTable.D183])" office:value-type="float" office:value="4915" calcext:value-type="float">
            <text:p>4915</text:p>
          </table:table-cell>
        </table:table-row>
        <table:table-row table:style-name="ro2">
          <table:table-cell table:formula="of:=INT([PitchTable.D184])" office:value-type="float" office:value="4919" calcext:value-type="float">
            <text:p>4919</text:p>
          </table:table-cell>
        </table:table-row>
        <table:table-row table:style-name="ro2">
          <table:table-cell table:formula="of:=INT([PitchTable.D185])" office:value-type="float" office:value="4924" calcext:value-type="float">
            <text:p>4924</text:p>
          </table:table-cell>
        </table:table-row>
        <table:table-row table:style-name="ro2">
          <table:table-cell table:formula="of:=INT([PitchTable.D186])" office:value-type="float" office:value="4928" calcext:value-type="float">
            <text:p>4928</text:p>
          </table:table-cell>
        </table:table-row>
        <table:table-row table:style-name="ro2">
          <table:table-cell table:formula="of:=INT([PitchTable.D187])" office:value-type="float" office:value="4933" calcext:value-type="float">
            <text:p>4933</text:p>
          </table:table-cell>
        </table:table-row>
        <table:table-row table:style-name="ro2">
          <table:table-cell table:formula="of:=INT([PitchTable.D188])" office:value-type="float" office:value="4937" calcext:value-type="float">
            <text:p>4937</text:p>
          </table:table-cell>
        </table:table-row>
        <table:table-row table:style-name="ro2">
          <table:table-cell table:formula="of:=INT([PitchTable.D189])" office:value-type="float" office:value="4942" calcext:value-type="float">
            <text:p>4942</text:p>
          </table:table-cell>
        </table:table-row>
        <table:table-row table:style-name="ro2">
          <table:table-cell table:formula="of:=INT([PitchTable.D190])" office:value-type="float" office:value="4946" calcext:value-type="float">
            <text:p>4946</text:p>
          </table:table-cell>
        </table:table-row>
        <table:table-row table:style-name="ro2">
          <table:table-cell table:formula="of:=INT([PitchTable.D191])" office:value-type="float" office:value="4951" calcext:value-type="float">
            <text:p>4951</text:p>
          </table:table-cell>
        </table:table-row>
        <table:table-row table:style-name="ro2">
          <table:table-cell table:formula="of:=INT([PitchTable.D192])" office:value-type="float" office:value="4955" calcext:value-type="float">
            <text:p>4955</text:p>
          </table:table-cell>
        </table:table-row>
        <table:table-row table:style-name="ro2">
          <table:table-cell table:formula="of:=INT([PitchTable.D193])" office:value-type="float" office:value="4960" calcext:value-type="float">
            <text:p>4960</text:p>
          </table:table-cell>
        </table:table-row>
        <table:table-row table:style-name="ro2">
          <table:table-cell table:formula="of:=INT([PitchTable.D194])" office:value-type="float" office:value="4964" calcext:value-type="float">
            <text:p>4964</text:p>
          </table:table-cell>
        </table:table-row>
        <table:table-row table:style-name="ro2">
          <table:table-cell table:formula="of:=INT([PitchTable.D195])" office:value-type="float" office:value="4969" calcext:value-type="float">
            <text:p>4969</text:p>
          </table:table-cell>
        </table:table-row>
        <table:table-row table:style-name="ro2">
          <table:table-cell table:formula="of:=INT([PitchTable.D196])" office:value-type="float" office:value="4973" calcext:value-type="float">
            <text:p>4973</text:p>
          </table:table-cell>
        </table:table-row>
        <table:table-row table:style-name="ro2">
          <table:table-cell table:formula="of:=INT([PitchTable.D197])" office:value-type="float" office:value="4978" calcext:value-type="float">
            <text:p>4978</text:p>
          </table:table-cell>
        </table:table-row>
        <table:table-row table:style-name="ro2">
          <table:table-cell table:formula="of:=INT([PitchTable.D198])" office:value-type="float" office:value="4982" calcext:value-type="float">
            <text:p>4982</text:p>
          </table:table-cell>
        </table:table-row>
        <table:table-row table:style-name="ro2">
          <table:table-cell table:formula="of:=INT([PitchTable.D199])" office:value-type="float" office:value="4987" calcext:value-type="float">
            <text:p>4987</text:p>
          </table:table-cell>
        </table:table-row>
        <table:table-row table:style-name="ro2">
          <table:table-cell table:formula="of:=INT([PitchTable.D200])" office:value-type="float" office:value="4991" calcext:value-type="float">
            <text:p>4991</text:p>
          </table:table-cell>
        </table:table-row>
        <table:table-row table:style-name="ro2">
          <table:table-cell table:formula="of:=INT([PitchTable.D201])" office:value-type="float" office:value="4996" calcext:value-type="float">
            <text:p>4996</text:p>
          </table:table-cell>
        </table:table-row>
        <table:table-row table:style-name="ro2">
          <table:table-cell table:formula="of:=INT([PitchTable.D202])" office:value-type="float" office:value="5000" calcext:value-type="float">
            <text:p>5000</text:p>
          </table:table-cell>
        </table:table-row>
        <table:table-row table:style-name="ro2">
          <table:table-cell table:formula="of:=INT([PitchTable.D203])" office:value-type="float" office:value="5005" calcext:value-type="float">
            <text:p>5005</text:p>
          </table:table-cell>
        </table:table-row>
        <table:table-row table:style-name="ro2">
          <table:table-cell table:formula="of:=INT([PitchTable.D204])" office:value-type="float" office:value="5009" calcext:value-type="float">
            <text:p>5009</text:p>
          </table:table-cell>
        </table:table-row>
        <table:table-row table:style-name="ro2">
          <table:table-cell table:formula="of:=INT([PitchTable.D205])" office:value-type="float" office:value="5014" calcext:value-type="float">
            <text:p>5014</text:p>
          </table:table-cell>
        </table:table-row>
        <table:table-row table:style-name="ro2">
          <table:table-cell table:formula="of:=INT([PitchTable.D206])" office:value-type="float" office:value="5018" calcext:value-type="float">
            <text:p>5018</text:p>
          </table:table-cell>
        </table:table-row>
        <table:table-row table:style-name="ro2">
          <table:table-cell table:formula="of:=INT([PitchTable.D207])" office:value-type="float" office:value="5023" calcext:value-type="float">
            <text:p>5023</text:p>
          </table:table-cell>
        </table:table-row>
        <table:table-row table:style-name="ro2">
          <table:table-cell table:formula="of:=INT([PitchTable.D208])" office:value-type="float" office:value="5027" calcext:value-type="float">
            <text:p>5027</text:p>
          </table:table-cell>
        </table:table-row>
        <table:table-row table:style-name="ro2">
          <table:table-cell table:formula="of:=INT([PitchTable.D209])" office:value-type="float" office:value="5032" calcext:value-type="float">
            <text:p>5032</text:p>
          </table:table-cell>
        </table:table-row>
        <table:table-row table:style-name="ro2">
          <table:table-cell table:formula="of:=INT([PitchTable.D210])" office:value-type="float" office:value="5036" calcext:value-type="float">
            <text:p>5036</text:p>
          </table:table-cell>
        </table:table-row>
        <table:table-row table:style-name="ro2">
          <table:table-cell table:formula="of:=INT([PitchTable.D211])" office:value-type="float" office:value="5041" calcext:value-type="float">
            <text:p>5041</text:p>
          </table:table-cell>
        </table:table-row>
        <table:table-row table:style-name="ro2">
          <table:table-cell table:formula="of:=INT([PitchTable.D212])" office:value-type="float" office:value="5045" calcext:value-type="float">
            <text:p>5045</text:p>
          </table:table-cell>
        </table:table-row>
        <table:table-row table:style-name="ro2">
          <table:table-cell table:formula="of:=INT([PitchTable.D213])" office:value-type="float" office:value="5050" calcext:value-type="float">
            <text:p>5050</text:p>
          </table:table-cell>
        </table:table-row>
        <table:table-row table:style-name="ro2">
          <table:table-cell table:formula="of:=INT([PitchTable.D214])" office:value-type="float" office:value="5054" calcext:value-type="float">
            <text:p>5054</text:p>
          </table:table-cell>
        </table:table-row>
        <table:table-row table:style-name="ro2">
          <table:table-cell table:formula="of:=INT([PitchTable.D215])" office:value-type="float" office:value="5059" calcext:value-type="float">
            <text:p>5059</text:p>
          </table:table-cell>
        </table:table-row>
        <table:table-row table:style-name="ro2">
          <table:table-cell table:formula="of:=INT([PitchTable.D216])" office:value-type="float" office:value="5064" calcext:value-type="float">
            <text:p>5064</text:p>
          </table:table-cell>
        </table:table-row>
        <table:table-row table:style-name="ro2">
          <table:table-cell table:formula="of:=INT([PitchTable.D217])" office:value-type="float" office:value="5068" calcext:value-type="float">
            <text:p>5068</text:p>
          </table:table-cell>
        </table:table-row>
        <table:table-row table:style-name="ro2">
          <table:table-cell table:formula="of:=INT([PitchTable.D218])" office:value-type="float" office:value="5073" calcext:value-type="float">
            <text:p>5073</text:p>
          </table:table-cell>
        </table:table-row>
        <table:table-row table:style-name="ro2">
          <table:table-cell table:formula="of:=INT([PitchTable.D219])" office:value-type="float" office:value="5077" calcext:value-type="float">
            <text:p>5077</text:p>
          </table:table-cell>
        </table:table-row>
        <table:table-row table:style-name="ro2">
          <table:table-cell table:formula="of:=INT([PitchTable.D220])" office:value-type="float" office:value="5082" calcext:value-type="float">
            <text:p>5082</text:p>
          </table:table-cell>
        </table:table-row>
        <table:table-row table:style-name="ro2">
          <table:table-cell table:formula="of:=INT([PitchTable.D221])" office:value-type="float" office:value="5087" calcext:value-type="float">
            <text:p>5087</text:p>
          </table:table-cell>
        </table:table-row>
        <table:table-row table:style-name="ro2">
          <table:table-cell table:formula="of:=INT([PitchTable.D222])" office:value-type="float" office:value="5091" calcext:value-type="float">
            <text:p>5091</text:p>
          </table:table-cell>
        </table:table-row>
        <table:table-row table:style-name="ro2">
          <table:table-cell table:formula="of:=INT([PitchTable.D223])" office:value-type="float" office:value="5096" calcext:value-type="float">
            <text:p>5096</text:p>
          </table:table-cell>
        </table:table-row>
        <table:table-row table:style-name="ro2">
          <table:table-cell table:formula="of:=INT([PitchTable.D224])" office:value-type="float" office:value="5100" calcext:value-type="float">
            <text:p>5100</text:p>
          </table:table-cell>
        </table:table-row>
        <table:table-row table:style-name="ro2">
          <table:table-cell table:formula="of:=INT([PitchTable.D225])" office:value-type="float" office:value="5105" calcext:value-type="float">
            <text:p>5105</text:p>
          </table:table-cell>
        </table:table-row>
        <table:table-row table:style-name="ro2">
          <table:table-cell table:formula="of:=INT([PitchTable.D226])" office:value-type="float" office:value="5110" calcext:value-type="float">
            <text:p>5110</text:p>
          </table:table-cell>
        </table:table-row>
        <table:table-row table:style-name="ro2">
          <table:table-cell table:formula="of:=INT([PitchTable.D227])" office:value-type="float" office:value="5114" calcext:value-type="float">
            <text:p>5114</text:p>
          </table:table-cell>
        </table:table-row>
        <table:table-row table:style-name="ro2">
          <table:table-cell table:formula="of:=INT([PitchTable.D228])" office:value-type="float" office:value="5119" calcext:value-type="float">
            <text:p>5119</text:p>
          </table:table-cell>
        </table:table-row>
        <table:table-row table:style-name="ro2">
          <table:table-cell table:formula="of:=INT([PitchTable.D229])" office:value-type="float" office:value="5123" calcext:value-type="float">
            <text:p>5123</text:p>
          </table:table-cell>
        </table:table-row>
        <table:table-row table:style-name="ro2">
          <table:table-cell table:formula="of:=INT([PitchTable.D230])" office:value-type="float" office:value="5128" calcext:value-type="float">
            <text:p>5128</text:p>
          </table:table-cell>
        </table:table-row>
        <table:table-row table:style-name="ro2">
          <table:table-cell table:formula="of:=INT([PitchTable.D231])" office:value-type="float" office:value="5133" calcext:value-type="float">
            <text:p>5133</text:p>
          </table:table-cell>
        </table:table-row>
        <table:table-row table:style-name="ro2">
          <table:table-cell table:formula="of:=INT([PitchTable.D232])" office:value-type="float" office:value="5137" calcext:value-type="float">
            <text:p>5137</text:p>
          </table:table-cell>
        </table:table-row>
        <table:table-row table:style-name="ro2">
          <table:table-cell table:formula="of:=INT([PitchTable.D233])" office:value-type="float" office:value="5142" calcext:value-type="float">
            <text:p>5142</text:p>
          </table:table-cell>
        </table:table-row>
        <table:table-row table:style-name="ro2">
          <table:table-cell table:formula="of:=INT([PitchTable.D234])" office:value-type="float" office:value="5147" calcext:value-type="float">
            <text:p>5147</text:p>
          </table:table-cell>
        </table:table-row>
        <table:table-row table:style-name="ro2">
          <table:table-cell table:formula="of:=INT([PitchTable.D235])" office:value-type="float" office:value="5151" calcext:value-type="float">
            <text:p>5151</text:p>
          </table:table-cell>
        </table:table-row>
        <table:table-row table:style-name="ro2">
          <table:table-cell table:formula="of:=INT([PitchTable.D236])" office:value-type="float" office:value="5156" calcext:value-type="float">
            <text:p>5156</text:p>
          </table:table-cell>
        </table:table-row>
        <table:table-row table:style-name="ro2">
          <table:table-cell table:formula="of:=INT([PitchTable.D237])" office:value-type="float" office:value="5161" calcext:value-type="float">
            <text:p>5161</text:p>
          </table:table-cell>
        </table:table-row>
        <table:table-row table:style-name="ro2">
          <table:table-cell table:formula="of:=INT([PitchTable.D238])" office:value-type="float" office:value="5165" calcext:value-type="float">
            <text:p>5165</text:p>
          </table:table-cell>
        </table:table-row>
        <table:table-row table:style-name="ro2">
          <table:table-cell table:formula="of:=INT([PitchTable.D239])" office:value-type="float" office:value="5170" calcext:value-type="float">
            <text:p>5170</text:p>
          </table:table-cell>
        </table:table-row>
        <table:table-row table:style-name="ro2">
          <table:table-cell table:formula="of:=INT([PitchTable.D240])" office:value-type="float" office:value="5175" calcext:value-type="float">
            <text:p>5175</text:p>
          </table:table-cell>
        </table:table-row>
        <table:table-row table:style-name="ro2">
          <table:table-cell table:formula="of:=INT([PitchTable.D241])" office:value-type="float" office:value="5179" calcext:value-type="float">
            <text:p>5179</text:p>
          </table:table-cell>
        </table:table-row>
        <table:table-row table:style-name="ro2">
          <table:table-cell table:formula="of:=INT([PitchTable.D242])" office:value-type="float" office:value="5184" calcext:value-type="float">
            <text:p>5184</text:p>
          </table:table-cell>
        </table:table-row>
        <table:table-row table:style-name="ro2">
          <table:table-cell table:formula="of:=INT([PitchTable.D243])" office:value-type="float" office:value="5189" calcext:value-type="float">
            <text:p>5189</text:p>
          </table:table-cell>
        </table:table-row>
        <table:table-row table:style-name="ro2">
          <table:table-cell table:formula="of:=INT([PitchTable.D244])" office:value-type="float" office:value="5193" calcext:value-type="float">
            <text:p>5193</text:p>
          </table:table-cell>
        </table:table-row>
        <table:table-row table:style-name="ro2">
          <table:table-cell table:formula="of:=INT([PitchTable.D245])" office:value-type="float" office:value="5198" calcext:value-type="float">
            <text:p>5198</text:p>
          </table:table-cell>
        </table:table-row>
        <table:table-row table:style-name="ro2">
          <table:table-cell table:formula="of:=INT([PitchTable.D246])" office:value-type="float" office:value="5203" calcext:value-type="float">
            <text:p>5203</text:p>
          </table:table-cell>
        </table:table-row>
        <table:table-row table:style-name="ro2">
          <table:table-cell table:formula="of:=INT([PitchTable.D247])" office:value-type="float" office:value="5207" calcext:value-type="float">
            <text:p>5207</text:p>
          </table:table-cell>
        </table:table-row>
        <table:table-row table:style-name="ro2">
          <table:table-cell table:formula="of:=INT([PitchTable.D248])" office:value-type="float" office:value="5212" calcext:value-type="float">
            <text:p>5212</text:p>
          </table:table-cell>
        </table:table-row>
        <table:table-row table:style-name="ro2">
          <table:table-cell table:formula="of:=INT([PitchTable.D249])" office:value-type="float" office:value="5217" calcext:value-type="float">
            <text:p>5217</text:p>
          </table:table-cell>
        </table:table-row>
        <table:table-row table:style-name="ro2">
          <table:table-cell table:formula="of:=INT([PitchTable.D250])" office:value-type="float" office:value="5221" calcext:value-type="float">
            <text:p>5221</text:p>
          </table:table-cell>
        </table:table-row>
        <table:table-row table:style-name="ro2">
          <table:table-cell table:formula="of:=INT([PitchTable.D251])" office:value-type="float" office:value="5226" calcext:value-type="float">
            <text:p>5226</text:p>
          </table:table-cell>
        </table:table-row>
        <table:table-row table:style-name="ro2">
          <table:table-cell table:formula="of:=INT([PitchTable.D252])" office:value-type="float" office:value="5231" calcext:value-type="float">
            <text:p>5231</text:p>
          </table:table-cell>
        </table:table-row>
        <table:table-row table:style-name="ro2">
          <table:table-cell table:formula="of:=INT([PitchTable.D253])" office:value-type="float" office:value="5236" calcext:value-type="float">
            <text:p>5236</text:p>
          </table:table-cell>
        </table:table-row>
        <table:table-row table:style-name="ro2">
          <table:table-cell table:formula="of:=INT([PitchTable.D254])" office:value-type="float" office:value="5240" calcext:value-type="float">
            <text:p>5240</text:p>
          </table:table-cell>
        </table:table-row>
        <table:table-row table:style-name="ro2">
          <table:table-cell table:formula="of:=INT([PitchTable.D255])" office:value-type="float" office:value="5245" calcext:value-type="float">
            <text:p>5245</text:p>
          </table:table-cell>
        </table:table-row>
        <table:table-row table:style-name="ro2">
          <table:table-cell table:formula="of:=INT([PitchTable.D256])" office:value-type="float" office:value="5250" calcext:value-type="float">
            <text:p>5250</text:p>
          </table:table-cell>
        </table:table-row>
        <table:table-row table:style-name="ro2">
          <table:table-cell table:formula="of:=INT([PitchTable.D257])" office:value-type="float" office:value="5255" calcext:value-type="float">
            <text:p>5255</text:p>
          </table:table-cell>
        </table:table-row>
        <table:table-row table:style-name="ro2">
          <table:table-cell table:formula="of:=INT([PitchTable.D258])" office:value-type="float" office:value="5259" calcext:value-type="float">
            <text:p>5259</text:p>
          </table:table-cell>
        </table:table-row>
        <table:table-row table:style-name="ro2">
          <table:table-cell table:formula="of:=INT([PitchTable.D259])" office:value-type="float" office:value="5264" calcext:value-type="float">
            <text:p>5264</text:p>
          </table:table-cell>
        </table:table-row>
        <table:table-row table:style-name="ro2">
          <table:table-cell table:formula="of:=INT([PitchTable.D260])" office:value-type="float" office:value="5269" calcext:value-type="float">
            <text:p>5269</text:p>
          </table:table-cell>
        </table:table-row>
        <table:table-row table:style-name="ro2">
          <table:table-cell table:formula="of:=INT([PitchTable.D261])" office:value-type="float" office:value="5274" calcext:value-type="float">
            <text:p>5274</text:p>
          </table:table-cell>
        </table:table-row>
        <table:table-row table:style-name="ro2">
          <table:table-cell table:formula="of:=INT([PitchTable.D262])" office:value-type="float" office:value="5278" calcext:value-type="float">
            <text:p>5278</text:p>
          </table:table-cell>
        </table:table-row>
        <table:table-row table:style-name="ro2">
          <table:table-cell table:formula="of:=INT([PitchTable.D263])" office:value-type="float" office:value="5283" calcext:value-type="float">
            <text:p>5283</text:p>
          </table:table-cell>
        </table:table-row>
        <table:table-row table:style-name="ro2">
          <table:table-cell table:formula="of:=INT([PitchTable.D264])" office:value-type="float" office:value="5288" calcext:value-type="float">
            <text:p>5288</text:p>
          </table:table-cell>
        </table:table-row>
        <table:table-row table:style-name="ro2">
          <table:table-cell table:formula="of:=INT([PitchTable.D265])" office:value-type="float" office:value="5293" calcext:value-type="float">
            <text:p>5293</text:p>
          </table:table-cell>
        </table:table-row>
        <table:table-row table:style-name="ro2">
          <table:table-cell table:formula="of:=INT([PitchTable.D266])" office:value-type="float" office:value="5297" calcext:value-type="float">
            <text:p>5297</text:p>
          </table:table-cell>
        </table:table-row>
        <table:table-row table:style-name="ro2">
          <table:table-cell table:formula="of:=INT([PitchTable.D267])" office:value-type="float" office:value="5302" calcext:value-type="float">
            <text:p>5302</text:p>
          </table:table-cell>
        </table:table-row>
        <table:table-row table:style-name="ro2">
          <table:table-cell table:formula="of:=INT([PitchTable.D268])" office:value-type="float" office:value="5307" calcext:value-type="float">
            <text:p>5307</text:p>
          </table:table-cell>
        </table:table-row>
        <table:table-row table:style-name="ro2">
          <table:table-cell table:formula="of:=INT([PitchTable.D269])" office:value-type="float" office:value="5312" calcext:value-type="float">
            <text:p>5312</text:p>
          </table:table-cell>
        </table:table-row>
        <table:table-row table:style-name="ro2">
          <table:table-cell table:formula="of:=INT([PitchTable.D270])" office:value-type="float" office:value="5317" calcext:value-type="float">
            <text:p>5317</text:p>
          </table:table-cell>
        </table:table-row>
        <table:table-row table:style-name="ro2">
          <table:table-cell table:formula="of:=INT([PitchTable.D271])" office:value-type="float" office:value="5321" calcext:value-type="float">
            <text:p>5321</text:p>
          </table:table-cell>
        </table:table-row>
        <table:table-row table:style-name="ro2">
          <table:table-cell table:formula="of:=INT([PitchTable.D272])" office:value-type="float" office:value="5326" calcext:value-type="float">
            <text:p>5326</text:p>
          </table:table-cell>
        </table:table-row>
        <table:table-row table:style-name="ro2">
          <table:table-cell table:formula="of:=INT([PitchTable.D273])" office:value-type="float" office:value="5331" calcext:value-type="float">
            <text:p>5331</text:p>
          </table:table-cell>
        </table:table-row>
        <table:table-row table:style-name="ro2">
          <table:table-cell table:formula="of:=INT([PitchTable.D274])" office:value-type="float" office:value="5336" calcext:value-type="float">
            <text:p>5336</text:p>
          </table:table-cell>
        </table:table-row>
        <table:table-row table:style-name="ro2">
          <table:table-cell table:formula="of:=INT([PitchTable.D275])" office:value-type="float" office:value="5341" calcext:value-type="float">
            <text:p>5341</text:p>
          </table:table-cell>
        </table:table-row>
        <table:table-row table:style-name="ro2">
          <table:table-cell table:formula="of:=INT([PitchTable.D276])" office:value-type="float" office:value="5345" calcext:value-type="float">
            <text:p>5345</text:p>
          </table:table-cell>
        </table:table-row>
        <table:table-row table:style-name="ro2">
          <table:table-cell table:formula="of:=INT([PitchTable.D277])" office:value-type="float" office:value="5350" calcext:value-type="float">
            <text:p>5350</text:p>
          </table:table-cell>
        </table:table-row>
        <table:table-row table:style-name="ro2">
          <table:table-cell table:formula="of:=INT([PitchTable.D278])" office:value-type="float" office:value="5355" calcext:value-type="float">
            <text:p>5355</text:p>
          </table:table-cell>
        </table:table-row>
        <table:table-row table:style-name="ro2">
          <table:table-cell table:formula="of:=INT([PitchTable.D279])" office:value-type="float" office:value="5360" calcext:value-type="float">
            <text:p>5360</text:p>
          </table:table-cell>
        </table:table-row>
        <table:table-row table:style-name="ro2">
          <table:table-cell table:formula="of:=INT([PitchTable.D280])" office:value-type="float" office:value="5365" calcext:value-type="float">
            <text:p>5365</text:p>
          </table:table-cell>
        </table:table-row>
        <table:table-row table:style-name="ro2">
          <table:table-cell table:formula="of:=INT([PitchTable.D281])" office:value-type="float" office:value="5370" calcext:value-type="float">
            <text:p>5370</text:p>
          </table:table-cell>
        </table:table-row>
        <table:table-row table:style-name="ro2">
          <table:table-cell table:formula="of:=INT([PitchTable.D282])" office:value-type="float" office:value="5374" calcext:value-type="float">
            <text:p>5374</text:p>
          </table:table-cell>
        </table:table-row>
        <table:table-row table:style-name="ro2">
          <table:table-cell table:formula="of:=INT([PitchTable.D283])" office:value-type="float" office:value="5379" calcext:value-type="float">
            <text:p>5379</text:p>
          </table:table-cell>
        </table:table-row>
        <table:table-row table:style-name="ro2">
          <table:table-cell table:formula="of:=INT([PitchTable.D284])" office:value-type="float" office:value="5384" calcext:value-type="float">
            <text:p>5384</text:p>
          </table:table-cell>
        </table:table-row>
        <table:table-row table:style-name="ro2">
          <table:table-cell table:formula="of:=INT([PitchTable.D285])" office:value-type="float" office:value="5389" calcext:value-type="float">
            <text:p>5389</text:p>
          </table:table-cell>
        </table:table-row>
        <table:table-row table:style-name="ro2">
          <table:table-cell table:formula="of:=INT([PitchTable.D286])" office:value-type="float" office:value="5394" calcext:value-type="float">
            <text:p>5394</text:p>
          </table:table-cell>
        </table:table-row>
        <table:table-row table:style-name="ro2">
          <table:table-cell table:formula="of:=INT([PitchTable.D287])" office:value-type="float" office:value="5399" calcext:value-type="float">
            <text:p>5399</text:p>
          </table:table-cell>
        </table:table-row>
        <table:table-row table:style-name="ro2">
          <table:table-cell table:formula="of:=INT([PitchTable.D288])" office:value-type="float" office:value="5404" calcext:value-type="float">
            <text:p>5404</text:p>
          </table:table-cell>
        </table:table-row>
        <table:table-row table:style-name="ro2">
          <table:table-cell table:formula="of:=INT([PitchTable.D289])" office:value-type="float" office:value="5409" calcext:value-type="float">
            <text:p>5409</text:p>
          </table:table-cell>
        </table:table-row>
        <table:table-row table:style-name="ro2">
          <table:table-cell table:formula="of:=INT([PitchTable.D290])" office:value-type="float" office:value="5413" calcext:value-type="float">
            <text:p>5413</text:p>
          </table:table-cell>
        </table:table-row>
        <table:table-row table:style-name="ro2">
          <table:table-cell table:formula="of:=INT([PitchTable.D291])" office:value-type="float" office:value="5418" calcext:value-type="float">
            <text:p>5418</text:p>
          </table:table-cell>
        </table:table-row>
        <table:table-row table:style-name="ro2">
          <table:table-cell table:formula="of:=INT([PitchTable.D292])" office:value-type="float" office:value="5423" calcext:value-type="float">
            <text:p>5423</text:p>
          </table:table-cell>
        </table:table-row>
        <table:table-row table:style-name="ro2">
          <table:table-cell table:formula="of:=INT([PitchTable.D293])" office:value-type="float" office:value="5428" calcext:value-type="float">
            <text:p>5428</text:p>
          </table:table-cell>
        </table:table-row>
        <table:table-row table:style-name="ro2">
          <table:table-cell table:formula="of:=INT([PitchTable.D294])" office:value-type="float" office:value="5433" calcext:value-type="float">
            <text:p>5433</text:p>
          </table:table-cell>
        </table:table-row>
        <table:table-row table:style-name="ro2">
          <table:table-cell table:formula="of:=INT([PitchTable.D295])" office:value-type="float" office:value="5438" calcext:value-type="float">
            <text:p>5438</text:p>
          </table:table-cell>
        </table:table-row>
        <table:table-row table:style-name="ro2">
          <table:table-cell table:formula="of:=INT([PitchTable.D296])" office:value-type="float" office:value="5443" calcext:value-type="float">
            <text:p>5443</text:p>
          </table:table-cell>
        </table:table-row>
        <table:table-row table:style-name="ro2">
          <table:table-cell table:formula="of:=INT([PitchTable.D297])" office:value-type="float" office:value="5448" calcext:value-type="float">
            <text:p>5448</text:p>
          </table:table-cell>
        </table:table-row>
        <table:table-row table:style-name="ro2">
          <table:table-cell table:formula="of:=INT([PitchTable.D298])" office:value-type="float" office:value="5453" calcext:value-type="float">
            <text:p>5453</text:p>
          </table:table-cell>
        </table:table-row>
        <table:table-row table:style-name="ro2">
          <table:table-cell table:formula="of:=INT([PitchTable.D299])" office:value-type="float" office:value="5458" calcext:value-type="float">
            <text:p>5458</text:p>
          </table:table-cell>
        </table:table-row>
        <table:table-row table:style-name="ro2">
          <table:table-cell table:formula="of:=INT([PitchTable.D300])" office:value-type="float" office:value="5462" calcext:value-type="float">
            <text:p>5462</text:p>
          </table:table-cell>
        </table:table-row>
        <table:table-row table:style-name="ro2">
          <table:table-cell table:formula="of:=INT([PitchTable.D301])" office:value-type="float" office:value="5467" calcext:value-type="float">
            <text:p>5467</text:p>
          </table:table-cell>
        </table:table-row>
        <table:table-row table:style-name="ro2">
          <table:table-cell table:formula="of:=INT([PitchTable.D302])" office:value-type="float" office:value="5472" calcext:value-type="float">
            <text:p>5472</text:p>
          </table:table-cell>
        </table:table-row>
        <table:table-row table:style-name="ro2">
          <table:table-cell table:formula="of:=INT([PitchTable.D303])" office:value-type="float" office:value="5477" calcext:value-type="float">
            <text:p>5477</text:p>
          </table:table-cell>
        </table:table-row>
        <table:table-row table:style-name="ro2">
          <table:table-cell table:formula="of:=INT([PitchTable.D304])" office:value-type="float" office:value="5482" calcext:value-type="float">
            <text:p>5482</text:p>
          </table:table-cell>
        </table:table-row>
        <table:table-row table:style-name="ro2">
          <table:table-cell table:formula="of:=INT([PitchTable.D305])" office:value-type="float" office:value="5487" calcext:value-type="float">
            <text:p>5487</text:p>
          </table:table-cell>
        </table:table-row>
        <table:table-row table:style-name="ro2">
          <table:table-cell table:formula="of:=INT([PitchTable.D306])" office:value-type="float" office:value="5492" calcext:value-type="float">
            <text:p>5492</text:p>
          </table:table-cell>
        </table:table-row>
        <table:table-row table:style-name="ro2">
          <table:table-cell table:formula="of:=INT([PitchTable.D307])" office:value-type="float" office:value="5497" calcext:value-type="float">
            <text:p>5497</text:p>
          </table:table-cell>
        </table:table-row>
        <table:table-row table:style-name="ro2">
          <table:table-cell table:formula="of:=INT([PitchTable.D308])" office:value-type="float" office:value="5502" calcext:value-type="float">
            <text:p>5502</text:p>
          </table:table-cell>
        </table:table-row>
        <table:table-row table:style-name="ro2">
          <table:table-cell table:formula="of:=INT([PitchTable.D309])" office:value-type="float" office:value="5507" calcext:value-type="float">
            <text:p>5507</text:p>
          </table:table-cell>
        </table:table-row>
        <table:table-row table:style-name="ro2">
          <table:table-cell table:formula="of:=INT([PitchTable.D310])" office:value-type="float" office:value="5512" calcext:value-type="float">
            <text:p>5512</text:p>
          </table:table-cell>
        </table:table-row>
        <table:table-row table:style-name="ro2">
          <table:table-cell table:formula="of:=INT([PitchTable.D311])" office:value-type="float" office:value="5517" calcext:value-type="float">
            <text:p>5517</text:p>
          </table:table-cell>
        </table:table-row>
        <table:table-row table:style-name="ro2">
          <table:table-cell table:formula="of:=INT([PitchTable.D312])" office:value-type="float" office:value="5522" calcext:value-type="float">
            <text:p>5522</text:p>
          </table:table-cell>
        </table:table-row>
        <table:table-row table:style-name="ro2">
          <table:table-cell table:formula="of:=INT([PitchTable.D313])" office:value-type="float" office:value="5527" calcext:value-type="float">
            <text:p>5527</text:p>
          </table:table-cell>
        </table:table-row>
        <table:table-row table:style-name="ro2">
          <table:table-cell table:formula="of:=INT([PitchTable.D314])" office:value-type="float" office:value="5532" calcext:value-type="float">
            <text:p>5532</text:p>
          </table:table-cell>
        </table:table-row>
        <table:table-row table:style-name="ro2">
          <table:table-cell table:formula="of:=INT([PitchTable.D315])" office:value-type="float" office:value="5537" calcext:value-type="float">
            <text:p>5537</text:p>
          </table:table-cell>
        </table:table-row>
        <table:table-row table:style-name="ro2">
          <table:table-cell table:formula="of:=INT([PitchTable.D316])" office:value-type="float" office:value="5542" calcext:value-type="float">
            <text:p>5542</text:p>
          </table:table-cell>
        </table:table-row>
        <table:table-row table:style-name="ro2">
          <table:table-cell table:formula="of:=INT([PitchTable.D317])" office:value-type="float" office:value="5547" calcext:value-type="float">
            <text:p>5547</text:p>
          </table:table-cell>
        </table:table-row>
        <table:table-row table:style-name="ro2">
          <table:table-cell table:formula="of:=INT([PitchTable.D318])" office:value-type="float" office:value="5552" calcext:value-type="float">
            <text:p>5552</text:p>
          </table:table-cell>
        </table:table-row>
        <table:table-row table:style-name="ro2">
          <table:table-cell table:formula="of:=INT([PitchTable.D319])" office:value-type="float" office:value="5557" calcext:value-type="float">
            <text:p>5557</text:p>
          </table:table-cell>
        </table:table-row>
        <table:table-row table:style-name="ro2">
          <table:table-cell table:formula="of:=INT([PitchTable.D320])" office:value-type="float" office:value="5562" calcext:value-type="float">
            <text:p>5562</text:p>
          </table:table-cell>
        </table:table-row>
        <table:table-row table:style-name="ro2">
          <table:table-cell table:formula="of:=INT([PitchTable.D321])" office:value-type="float" office:value="5567" calcext:value-type="float">
            <text:p>5567</text:p>
          </table:table-cell>
        </table:table-row>
        <table:table-row table:style-name="ro2">
          <table:table-cell table:formula="of:=INT([PitchTable.D322])" office:value-type="float" office:value="5572" calcext:value-type="float">
            <text:p>5572</text:p>
          </table:table-cell>
        </table:table-row>
        <table:table-row table:style-name="ro2">
          <table:table-cell table:formula="of:=INT([PitchTable.D323])" office:value-type="float" office:value="5577" calcext:value-type="float">
            <text:p>5577</text:p>
          </table:table-cell>
        </table:table-row>
        <table:table-row table:style-name="ro2">
          <table:table-cell table:formula="of:=INT([PitchTable.D324])" office:value-type="float" office:value="5582" calcext:value-type="float">
            <text:p>5582</text:p>
          </table:table-cell>
        </table:table-row>
        <table:table-row table:style-name="ro2">
          <table:table-cell table:formula="of:=INT([PitchTable.D325])" office:value-type="float" office:value="5587" calcext:value-type="float">
            <text:p>5587</text:p>
          </table:table-cell>
        </table:table-row>
        <table:table-row table:style-name="ro2">
          <table:table-cell table:formula="of:=INT([PitchTable.D326])" office:value-type="float" office:value="5592" calcext:value-type="float">
            <text:p>5592</text:p>
          </table:table-cell>
        </table:table-row>
        <table:table-row table:style-name="ro2">
          <table:table-cell table:formula="of:=INT([PitchTable.D327])" office:value-type="float" office:value="5597" calcext:value-type="float">
            <text:p>5597</text:p>
          </table:table-cell>
        </table:table-row>
        <table:table-row table:style-name="ro2">
          <table:table-cell table:formula="of:=INT([PitchTable.D328])" office:value-type="float" office:value="5602" calcext:value-type="float">
            <text:p>5602</text:p>
          </table:table-cell>
        </table:table-row>
        <table:table-row table:style-name="ro2">
          <table:table-cell table:formula="of:=INT([PitchTable.D329])" office:value-type="float" office:value="5607" calcext:value-type="float">
            <text:p>5607</text:p>
          </table:table-cell>
        </table:table-row>
        <table:table-row table:style-name="ro2">
          <table:table-cell table:formula="of:=INT([PitchTable.D330])" office:value-type="float" office:value="5612" calcext:value-type="float">
            <text:p>5612</text:p>
          </table:table-cell>
        </table:table-row>
        <table:table-row table:style-name="ro2">
          <table:table-cell table:formula="of:=INT([PitchTable.D331])" office:value-type="float" office:value="5617" calcext:value-type="float">
            <text:p>5617</text:p>
          </table:table-cell>
        </table:table-row>
        <table:table-row table:style-name="ro2">
          <table:table-cell table:formula="of:=INT([PitchTable.D332])" office:value-type="float" office:value="5623" calcext:value-type="float">
            <text:p>5623</text:p>
          </table:table-cell>
        </table:table-row>
        <table:table-row table:style-name="ro2">
          <table:table-cell table:formula="of:=INT([PitchTable.D333])" office:value-type="float" office:value="5628" calcext:value-type="float">
            <text:p>5628</text:p>
          </table:table-cell>
        </table:table-row>
        <table:table-row table:style-name="ro2">
          <table:table-cell table:formula="of:=INT([PitchTable.D334])" office:value-type="float" office:value="5633" calcext:value-type="float">
            <text:p>5633</text:p>
          </table:table-cell>
        </table:table-row>
        <table:table-row table:style-name="ro2">
          <table:table-cell table:formula="of:=INT([PitchTable.D335])" office:value-type="float" office:value="5638" calcext:value-type="float">
            <text:p>5638</text:p>
          </table:table-cell>
        </table:table-row>
        <table:table-row table:style-name="ro2">
          <table:table-cell table:formula="of:=INT([PitchTable.D336])" office:value-type="float" office:value="5643" calcext:value-type="float">
            <text:p>5643</text:p>
          </table:table-cell>
        </table:table-row>
        <table:table-row table:style-name="ro2">
          <table:table-cell table:formula="of:=INT([PitchTable.D337])" office:value-type="float" office:value="5648" calcext:value-type="float">
            <text:p>5648</text:p>
          </table:table-cell>
        </table:table-row>
        <table:table-row table:style-name="ro2">
          <table:table-cell table:formula="of:=INT([PitchTable.D338])" office:value-type="float" office:value="5653" calcext:value-type="float">
            <text:p>5653</text:p>
          </table:table-cell>
        </table:table-row>
        <table:table-row table:style-name="ro2">
          <table:table-cell table:formula="of:=INT([PitchTable.D339])" office:value-type="float" office:value="5658" calcext:value-type="float">
            <text:p>5658</text:p>
          </table:table-cell>
        </table:table-row>
        <table:table-row table:style-name="ro2">
          <table:table-cell table:formula="of:=INT([PitchTable.D340])" office:value-type="float" office:value="5663" calcext:value-type="float">
            <text:p>5663</text:p>
          </table:table-cell>
        </table:table-row>
        <table:table-row table:style-name="ro2">
          <table:table-cell table:formula="of:=INT([PitchTable.D341])" office:value-type="float" office:value="5668" calcext:value-type="float">
            <text:p>5668</text:p>
          </table:table-cell>
        </table:table-row>
        <table:table-row table:style-name="ro2">
          <table:table-cell table:formula="of:=INT([PitchTable.D342])" office:value-type="float" office:value="5674" calcext:value-type="float">
            <text:p>5674</text:p>
          </table:table-cell>
        </table:table-row>
        <table:table-row table:style-name="ro2">
          <table:table-cell table:formula="of:=INT([PitchTable.D343])" office:value-type="float" office:value="5679" calcext:value-type="float">
            <text:p>5679</text:p>
          </table:table-cell>
        </table:table-row>
        <table:table-row table:style-name="ro2">
          <table:table-cell table:formula="of:=INT([PitchTable.D344])" office:value-type="float" office:value="5684" calcext:value-type="float">
            <text:p>5684</text:p>
          </table:table-cell>
        </table:table-row>
        <table:table-row table:style-name="ro2">
          <table:table-cell table:formula="of:=INT([PitchTable.D345])" office:value-type="float" office:value="5689" calcext:value-type="float">
            <text:p>5689</text:p>
          </table:table-cell>
        </table:table-row>
        <table:table-row table:style-name="ro2">
          <table:table-cell table:formula="of:=INT([PitchTable.D346])" office:value-type="float" office:value="5694" calcext:value-type="float">
            <text:p>5694</text:p>
          </table:table-cell>
        </table:table-row>
        <table:table-row table:style-name="ro2">
          <table:table-cell table:formula="of:=INT([PitchTable.D347])" office:value-type="float" office:value="5699" calcext:value-type="float">
            <text:p>5699</text:p>
          </table:table-cell>
        </table:table-row>
        <table:table-row table:style-name="ro2">
          <table:table-cell table:formula="of:=INT([PitchTable.D348])" office:value-type="float" office:value="5704" calcext:value-type="float">
            <text:p>5704</text:p>
          </table:table-cell>
        </table:table-row>
        <table:table-row table:style-name="ro2">
          <table:table-cell table:formula="of:=INT([PitchTable.D349])" office:value-type="float" office:value="5710" calcext:value-type="float">
            <text:p>5710</text:p>
          </table:table-cell>
        </table:table-row>
        <table:table-row table:style-name="ro2">
          <table:table-cell table:formula="of:=INT([PitchTable.D350])" office:value-type="float" office:value="5715" calcext:value-type="float">
            <text:p>5715</text:p>
          </table:table-cell>
        </table:table-row>
        <table:table-row table:style-name="ro2">
          <table:table-cell table:formula="of:=INT([PitchTable.D351])" office:value-type="float" office:value="5720" calcext:value-type="float">
            <text:p>5720</text:p>
          </table:table-cell>
        </table:table-row>
        <table:table-row table:style-name="ro2">
          <table:table-cell table:formula="of:=INT([PitchTable.D352])" office:value-type="float" office:value="5725" calcext:value-type="float">
            <text:p>5725</text:p>
          </table:table-cell>
        </table:table-row>
        <table:table-row table:style-name="ro2">
          <table:table-cell table:formula="of:=INT([PitchTable.D353])" office:value-type="float" office:value="5730" calcext:value-type="float">
            <text:p>5730</text:p>
          </table:table-cell>
        </table:table-row>
        <table:table-row table:style-name="ro2">
          <table:table-cell table:formula="of:=INT([PitchTable.D354])" office:value-type="float" office:value="5735" calcext:value-type="float">
            <text:p>5735</text:p>
          </table:table-cell>
        </table:table-row>
        <table:table-row table:style-name="ro2">
          <table:table-cell table:formula="of:=INT([PitchTable.D355])" office:value-type="float" office:value="5741" calcext:value-type="float">
            <text:p>5741</text:p>
          </table:table-cell>
        </table:table-row>
        <table:table-row table:style-name="ro2">
          <table:table-cell table:formula="of:=INT([PitchTable.D356])" office:value-type="float" office:value="5746" calcext:value-type="float">
            <text:p>5746</text:p>
          </table:table-cell>
        </table:table-row>
        <table:table-row table:style-name="ro2">
          <table:table-cell table:formula="of:=INT([PitchTable.D357])" office:value-type="float" office:value="5751" calcext:value-type="float">
            <text:p>5751</text:p>
          </table:table-cell>
        </table:table-row>
        <table:table-row table:style-name="ro2">
          <table:table-cell table:formula="of:=INT([PitchTable.D358])" office:value-type="float" office:value="5756" calcext:value-type="float">
            <text:p>5756</text:p>
          </table:table-cell>
        </table:table-row>
        <table:table-row table:style-name="ro2">
          <table:table-cell table:formula="of:=INT([PitchTable.D359])" office:value-type="float" office:value="5761" calcext:value-type="float">
            <text:p>5761</text:p>
          </table:table-cell>
        </table:table-row>
        <table:table-row table:style-name="ro2">
          <table:table-cell table:formula="of:=INT([PitchTable.D360])" office:value-type="float" office:value="5766" calcext:value-type="float">
            <text:p>5766</text:p>
          </table:table-cell>
        </table:table-row>
        <table:table-row table:style-name="ro2">
          <table:table-cell table:formula="of:=INT([PitchTable.D361])" office:value-type="float" office:value="5772" calcext:value-type="float">
            <text:p>5772</text:p>
          </table:table-cell>
        </table:table-row>
        <table:table-row table:style-name="ro2">
          <table:table-cell table:formula="of:=INT([PitchTable.D362])" office:value-type="float" office:value="5777" calcext:value-type="float">
            <text:p>5777</text:p>
          </table:table-cell>
        </table:table-row>
        <table:table-row table:style-name="ro2">
          <table:table-cell table:formula="of:=INT([PitchTable.D363])" office:value-type="float" office:value="5782" calcext:value-type="float">
            <text:p>5782</text:p>
          </table:table-cell>
        </table:table-row>
        <table:table-row table:style-name="ro2">
          <table:table-cell table:formula="of:=INT([PitchTable.D364])" office:value-type="float" office:value="5787" calcext:value-type="float">
            <text:p>5787</text:p>
          </table:table-cell>
        </table:table-row>
        <table:table-row table:style-name="ro2">
          <table:table-cell table:formula="of:=INT([PitchTable.D365])" office:value-type="float" office:value="5793" calcext:value-type="float">
            <text:p>5793</text:p>
          </table:table-cell>
        </table:table-row>
        <table:table-row table:style-name="ro2">
          <table:table-cell table:formula="of:=INT([PitchTable.D366])" office:value-type="float" office:value="5798" calcext:value-type="float">
            <text:p>5798</text:p>
          </table:table-cell>
        </table:table-row>
        <table:table-row table:style-name="ro2">
          <table:table-cell table:formula="of:=INT([PitchTable.D367])" office:value-type="float" office:value="5803" calcext:value-type="float">
            <text:p>5803</text:p>
          </table:table-cell>
        </table:table-row>
        <table:table-row table:style-name="ro2">
          <table:table-cell table:formula="of:=INT([PitchTable.D368])" office:value-type="float" office:value="5808" calcext:value-type="float">
            <text:p>5808</text:p>
          </table:table-cell>
        </table:table-row>
        <table:table-row table:style-name="ro2">
          <table:table-cell table:formula="of:=INT([PitchTable.D369])" office:value-type="float" office:value="5814" calcext:value-type="float">
            <text:p>5814</text:p>
          </table:table-cell>
        </table:table-row>
        <table:table-row table:style-name="ro2">
          <table:table-cell table:formula="of:=INT([PitchTable.D370])" office:value-type="float" office:value="5819" calcext:value-type="float">
            <text:p>5819</text:p>
          </table:table-cell>
        </table:table-row>
        <table:table-row table:style-name="ro2">
          <table:table-cell table:formula="of:=INT([PitchTable.D371])" office:value-type="float" office:value="5824" calcext:value-type="float">
            <text:p>5824</text:p>
          </table:table-cell>
        </table:table-row>
        <table:table-row table:style-name="ro2">
          <table:table-cell table:formula="of:=INT([PitchTable.D372])" office:value-type="float" office:value="5829" calcext:value-type="float">
            <text:p>5829</text:p>
          </table:table-cell>
        </table:table-row>
        <table:table-row table:style-name="ro2">
          <table:table-cell table:formula="of:=INT([PitchTable.D373])" office:value-type="float" office:value="5835" calcext:value-type="float">
            <text:p>5835</text:p>
          </table:table-cell>
        </table:table-row>
        <table:table-row table:style-name="ro2">
          <table:table-cell table:formula="of:=INT([PitchTable.D374])" office:value-type="float" office:value="5840" calcext:value-type="float">
            <text:p>5840</text:p>
          </table:table-cell>
        </table:table-row>
        <table:table-row table:style-name="ro2">
          <table:table-cell table:formula="of:=INT([PitchTable.D375])" office:value-type="float" office:value="5845" calcext:value-type="float">
            <text:p>5845</text:p>
          </table:table-cell>
        </table:table-row>
        <table:table-row table:style-name="ro2">
          <table:table-cell table:formula="of:=INT([PitchTable.D376])" office:value-type="float" office:value="5850" calcext:value-type="float">
            <text:p>5850</text:p>
          </table:table-cell>
        </table:table-row>
        <table:table-row table:style-name="ro2">
          <table:table-cell table:formula="of:=INT([PitchTable.D377])" office:value-type="float" office:value="5856" calcext:value-type="float">
            <text:p>5856</text:p>
          </table:table-cell>
        </table:table-row>
        <table:table-row table:style-name="ro2">
          <table:table-cell table:formula="of:=INT([PitchTable.D378])" office:value-type="float" office:value="5861" calcext:value-type="float">
            <text:p>5861</text:p>
          </table:table-cell>
        </table:table-row>
        <table:table-row table:style-name="ro2">
          <table:table-cell table:formula="of:=INT([PitchTable.D379])" office:value-type="float" office:value="5866" calcext:value-type="float">
            <text:p>5866</text:p>
          </table:table-cell>
        </table:table-row>
        <table:table-row table:style-name="ro2">
          <table:table-cell table:formula="of:=INT([PitchTable.D380])" office:value-type="float" office:value="5872" calcext:value-type="float">
            <text:p>5872</text:p>
          </table:table-cell>
        </table:table-row>
        <table:table-row table:style-name="ro2">
          <table:table-cell table:formula="of:=INT([PitchTable.D381])" office:value-type="float" office:value="5877" calcext:value-type="float">
            <text:p>5877</text:p>
          </table:table-cell>
        </table:table-row>
        <table:table-row table:style-name="ro2">
          <table:table-cell table:formula="of:=INT([PitchTable.D382])" office:value-type="float" office:value="5882" calcext:value-type="float">
            <text:p>5882</text:p>
          </table:table-cell>
        </table:table-row>
        <table:table-row table:style-name="ro2">
          <table:table-cell table:formula="of:=INT([PitchTable.D383])" office:value-type="float" office:value="5887" calcext:value-type="float">
            <text:p>5887</text:p>
          </table:table-cell>
        </table:table-row>
        <table:table-row table:style-name="ro2">
          <table:table-cell table:formula="of:=INT([PitchTable.D384])" office:value-type="float" office:value="5893" calcext:value-type="float">
            <text:p>5893</text:p>
          </table:table-cell>
        </table:table-row>
        <table:table-row table:style-name="ro2">
          <table:table-cell table:formula="of:=INT([PitchTable.D385])" office:value-type="float" office:value="5898" calcext:value-type="float">
            <text:p>5898</text:p>
          </table:table-cell>
        </table:table-row>
        <table:table-row table:style-name="ro2">
          <table:table-cell table:formula="of:=INT([PitchTable.D386])" office:value-type="float" office:value="5903" calcext:value-type="float">
            <text:p>5903</text:p>
          </table:table-cell>
        </table:table-row>
        <table:table-row table:style-name="ro2">
          <table:table-cell table:formula="of:=INT([PitchTable.D387])" office:value-type="float" office:value="5909" calcext:value-type="float">
            <text:p>5909</text:p>
          </table:table-cell>
        </table:table-row>
        <table:table-row table:style-name="ro2">
          <table:table-cell table:formula="of:=INT([PitchTable.D388])" office:value-type="float" office:value="5914" calcext:value-type="float">
            <text:p>5914</text:p>
          </table:table-cell>
        </table:table-row>
        <table:table-row table:style-name="ro2">
          <table:table-cell table:formula="of:=INT([PitchTable.D389])" office:value-type="float" office:value="5919" calcext:value-type="float">
            <text:p>5919</text:p>
          </table:table-cell>
        </table:table-row>
        <table:table-row table:style-name="ro2">
          <table:table-cell table:formula="of:=INT([PitchTable.D390])" office:value-type="float" office:value="5925" calcext:value-type="float">
            <text:p>5925</text:p>
          </table:table-cell>
        </table:table-row>
        <table:table-row table:style-name="ro2">
          <table:table-cell table:formula="of:=INT([PitchTable.D391])" office:value-type="float" office:value="5930" calcext:value-type="float">
            <text:p>5930</text:p>
          </table:table-cell>
        </table:table-row>
        <table:table-row table:style-name="ro2">
          <table:table-cell table:formula="of:=INT([PitchTable.D392])" office:value-type="float" office:value="5935" calcext:value-type="float">
            <text:p>5935</text:p>
          </table:table-cell>
        </table:table-row>
        <table:table-row table:style-name="ro2">
          <table:table-cell table:formula="of:=INT([PitchTable.D393])" office:value-type="float" office:value="5941" calcext:value-type="float">
            <text:p>5941</text:p>
          </table:table-cell>
        </table:table-row>
        <table:table-row table:style-name="ro2">
          <table:table-cell table:formula="of:=INT([PitchTable.D394])" office:value-type="float" office:value="5946" calcext:value-type="float">
            <text:p>5946</text:p>
          </table:table-cell>
        </table:table-row>
        <table:table-row table:style-name="ro2">
          <table:table-cell table:formula="of:=INT([PitchTable.D395])" office:value-type="float" office:value="5952" calcext:value-type="float">
            <text:p>5952</text:p>
          </table:table-cell>
        </table:table-row>
        <table:table-row table:style-name="ro2">
          <table:table-cell table:formula="of:=INT([PitchTable.D396])" office:value-type="float" office:value="5957" calcext:value-type="float">
            <text:p>5957</text:p>
          </table:table-cell>
        </table:table-row>
        <table:table-row table:style-name="ro2">
          <table:table-cell table:formula="of:=INT([PitchTable.D397])" office:value-type="float" office:value="5962" calcext:value-type="float">
            <text:p>5962</text:p>
          </table:table-cell>
        </table:table-row>
        <table:table-row table:style-name="ro2">
          <table:table-cell table:formula="of:=INT([PitchTable.D398])" office:value-type="float" office:value="5968" calcext:value-type="float">
            <text:p>5968</text:p>
          </table:table-cell>
        </table:table-row>
        <table:table-row table:style-name="ro2">
          <table:table-cell table:formula="of:=INT([PitchTable.D399])" office:value-type="float" office:value="5973" calcext:value-type="float">
            <text:p>5973</text:p>
          </table:table-cell>
        </table:table-row>
        <table:table-row table:style-name="ro2">
          <table:table-cell table:formula="of:=INT([PitchTable.D400])" office:value-type="float" office:value="5978" calcext:value-type="float">
            <text:p>5978</text:p>
          </table:table-cell>
        </table:table-row>
        <table:table-row table:style-name="ro2">
          <table:table-cell table:formula="of:=INT([PitchTable.D401])" office:value-type="float" office:value="5984" calcext:value-type="float">
            <text:p>5984</text:p>
          </table:table-cell>
        </table:table-row>
        <table:table-row table:style-name="ro2">
          <table:table-cell table:formula="of:=INT([PitchTable.D402])" office:value-type="float" office:value="5989" calcext:value-type="float">
            <text:p>5989</text:p>
          </table:table-cell>
        </table:table-row>
        <table:table-row table:style-name="ro2">
          <table:table-cell table:formula="of:=INT([PitchTable.D403])" office:value-type="float" office:value="5995" calcext:value-type="float">
            <text:p>5995</text:p>
          </table:table-cell>
        </table:table-row>
        <table:table-row table:style-name="ro2">
          <table:table-cell table:formula="of:=INT([PitchTable.D404])" office:value-type="float" office:value="6000" calcext:value-type="float">
            <text:p>6000</text:p>
          </table:table-cell>
        </table:table-row>
        <table:table-row table:style-name="ro2">
          <table:table-cell table:formula="of:=INT([PitchTable.D405])" office:value-type="float" office:value="6006" calcext:value-type="float">
            <text:p>6006</text:p>
          </table:table-cell>
        </table:table-row>
        <table:table-row table:style-name="ro2">
          <table:table-cell table:formula="of:=INT([PitchTable.D406])" office:value-type="float" office:value="6011" calcext:value-type="float">
            <text:p>6011</text:p>
          </table:table-cell>
        </table:table-row>
        <table:table-row table:style-name="ro2">
          <table:table-cell table:formula="of:=INT([PitchTable.D407])" office:value-type="float" office:value="6016" calcext:value-type="float">
            <text:p>6016</text:p>
          </table:table-cell>
        </table:table-row>
        <table:table-row table:style-name="ro2">
          <table:table-cell table:formula="of:=INT([PitchTable.D408])" office:value-type="float" office:value="6022" calcext:value-type="float">
            <text:p>6022</text:p>
          </table:table-cell>
        </table:table-row>
        <table:table-row table:style-name="ro2">
          <table:table-cell table:formula="of:=INT([PitchTable.D409])" office:value-type="float" office:value="6027" calcext:value-type="float">
            <text:p>6027</text:p>
          </table:table-cell>
        </table:table-row>
        <table:table-row table:style-name="ro2">
          <table:table-cell table:formula="of:=INT([PitchTable.D410])" office:value-type="float" office:value="6033" calcext:value-type="float">
            <text:p>6033</text:p>
          </table:table-cell>
        </table:table-row>
        <table:table-row table:style-name="ro2">
          <table:table-cell table:formula="of:=INT([PitchTable.D411])" office:value-type="float" office:value="6038" calcext:value-type="float">
            <text:p>6038</text:p>
          </table:table-cell>
        </table:table-row>
        <table:table-row table:style-name="ro2">
          <table:table-cell table:formula="of:=INT([PitchTable.D412])" office:value-type="float" office:value="6044" calcext:value-type="float">
            <text:p>6044</text:p>
          </table:table-cell>
        </table:table-row>
        <table:table-row table:style-name="ro2">
          <table:table-cell table:formula="of:=INT([PitchTable.D413])" office:value-type="float" office:value="6049" calcext:value-type="float">
            <text:p>6049</text:p>
          </table:table-cell>
        </table:table-row>
        <table:table-row table:style-name="ro2">
          <table:table-cell table:formula="of:=INT([PitchTable.D414])" office:value-type="float" office:value="6055" calcext:value-type="float">
            <text:p>6055</text:p>
          </table:table-cell>
        </table:table-row>
        <table:table-row table:style-name="ro2">
          <table:table-cell table:formula="of:=INT([PitchTable.D415])" office:value-type="float" office:value="6060" calcext:value-type="float">
            <text:p>6060</text:p>
          </table:table-cell>
        </table:table-row>
        <table:table-row table:style-name="ro2">
          <table:table-cell table:formula="of:=INT([PitchTable.D416])" office:value-type="float" office:value="6065" calcext:value-type="float">
            <text:p>6065</text:p>
          </table:table-cell>
        </table:table-row>
        <table:table-row table:style-name="ro2">
          <table:table-cell table:formula="of:=INT([PitchTable.D417])" office:value-type="float" office:value="6071" calcext:value-type="float">
            <text:p>6071</text:p>
          </table:table-cell>
        </table:table-row>
        <table:table-row table:style-name="ro2">
          <table:table-cell table:formula="of:=INT([PitchTable.D418])" office:value-type="float" office:value="6076" calcext:value-type="float">
            <text:p>6076</text:p>
          </table:table-cell>
        </table:table-row>
        <table:table-row table:style-name="ro2">
          <table:table-cell table:formula="of:=INT([PitchTable.D419])" office:value-type="float" office:value="6082" calcext:value-type="float">
            <text:p>6082</text:p>
          </table:table-cell>
        </table:table-row>
        <table:table-row table:style-name="ro2">
          <table:table-cell table:formula="of:=INT([PitchTable.D420])" office:value-type="float" office:value="6087" calcext:value-type="float">
            <text:p>6087</text:p>
          </table:table-cell>
        </table:table-row>
        <table:table-row table:style-name="ro2">
          <table:table-cell table:formula="of:=INT([PitchTable.D421])" office:value-type="float" office:value="6093" calcext:value-type="float">
            <text:p>6093</text:p>
          </table:table-cell>
        </table:table-row>
        <table:table-row table:style-name="ro2">
          <table:table-cell table:formula="of:=INT([PitchTable.D422])" office:value-type="float" office:value="6098" calcext:value-type="float">
            <text:p>6098</text:p>
          </table:table-cell>
        </table:table-row>
        <table:table-row table:style-name="ro2">
          <table:table-cell table:formula="of:=INT([PitchTable.D423])" office:value-type="float" office:value="6104" calcext:value-type="float">
            <text:p>6104</text:p>
          </table:table-cell>
        </table:table-row>
        <table:table-row table:style-name="ro2">
          <table:table-cell table:formula="of:=INT([PitchTable.D424])" office:value-type="float" office:value="6109" calcext:value-type="float">
            <text:p>6109</text:p>
          </table:table-cell>
        </table:table-row>
        <table:table-row table:style-name="ro2">
          <table:table-cell table:formula="of:=INT([PitchTable.D425])" office:value-type="float" office:value="6115" calcext:value-type="float">
            <text:p>6115</text:p>
          </table:table-cell>
        </table:table-row>
        <table:table-row table:style-name="ro2">
          <table:table-cell table:formula="of:=INT([PitchTable.D426])" office:value-type="float" office:value="6120" calcext:value-type="float">
            <text:p>6120</text:p>
          </table:table-cell>
        </table:table-row>
        <table:table-row table:style-name="ro2">
          <table:table-cell table:formula="of:=INT([PitchTable.D427])" office:value-type="float" office:value="6126" calcext:value-type="float">
            <text:p>6126</text:p>
          </table:table-cell>
        </table:table-row>
        <table:table-row table:style-name="ro2">
          <table:table-cell table:formula="of:=INT([PitchTable.D428])" office:value-type="float" office:value="6131" calcext:value-type="float">
            <text:p>6131</text:p>
          </table:table-cell>
        </table:table-row>
        <table:table-row table:style-name="ro2">
          <table:table-cell table:formula="of:=INT([PitchTable.D429])" office:value-type="float" office:value="6137" calcext:value-type="float">
            <text:p>6137</text:p>
          </table:table-cell>
        </table:table-row>
        <table:table-row table:style-name="ro2">
          <table:table-cell table:formula="of:=INT([PitchTable.D430])" office:value-type="float" office:value="6143" calcext:value-type="float">
            <text:p>6143</text:p>
          </table:table-cell>
        </table:table-row>
        <table:table-row table:style-name="ro2">
          <table:table-cell table:formula="of:=INT([PitchTable.D431])" office:value-type="float" office:value="6148" calcext:value-type="float">
            <text:p>6148</text:p>
          </table:table-cell>
        </table:table-row>
        <table:table-row table:style-name="ro2">
          <table:table-cell table:formula="of:=INT([PitchTable.D432])" office:value-type="float" office:value="6154" calcext:value-type="float">
            <text:p>6154</text:p>
          </table:table-cell>
        </table:table-row>
        <table:table-row table:style-name="ro2">
          <table:table-cell table:formula="of:=INT([PitchTable.D433])" office:value-type="float" office:value="6159" calcext:value-type="float">
            <text:p>6159</text:p>
          </table:table-cell>
        </table:table-row>
        <table:table-row table:style-name="ro2">
          <table:table-cell table:formula="of:=INT([PitchTable.D434])" office:value-type="float" office:value="6165" calcext:value-type="float">
            <text:p>6165</text:p>
          </table:table-cell>
        </table:table-row>
        <table:table-row table:style-name="ro2">
          <table:table-cell table:formula="of:=INT([PitchTable.D435])" office:value-type="float" office:value="6170" calcext:value-type="float">
            <text:p>6170</text:p>
          </table:table-cell>
        </table:table-row>
        <table:table-row table:style-name="ro2">
          <table:table-cell table:formula="of:=INT([PitchTable.D436])" office:value-type="float" office:value="6176" calcext:value-type="float">
            <text:p>6176</text:p>
          </table:table-cell>
        </table:table-row>
        <table:table-row table:style-name="ro2">
          <table:table-cell table:formula="of:=INT([PitchTable.D437])" office:value-type="float" office:value="6182" calcext:value-type="float">
            <text:p>6182</text:p>
          </table:table-cell>
        </table:table-row>
        <table:table-row table:style-name="ro2">
          <table:table-cell table:formula="of:=INT([PitchTable.D438])" office:value-type="float" office:value="6187" calcext:value-type="float">
            <text:p>6187</text:p>
          </table:table-cell>
        </table:table-row>
        <table:table-row table:style-name="ro2">
          <table:table-cell table:formula="of:=INT([PitchTable.D439])" office:value-type="float" office:value="6193" calcext:value-type="float">
            <text:p>6193</text:p>
          </table:table-cell>
        </table:table-row>
        <table:table-row table:style-name="ro2">
          <table:table-cell table:formula="of:=INT([PitchTable.D440])" office:value-type="float" office:value="6198" calcext:value-type="float">
            <text:p>6198</text:p>
          </table:table-cell>
        </table:table-row>
        <table:table-row table:style-name="ro2">
          <table:table-cell table:formula="of:=INT([PitchTable.D441])" office:value-type="float" office:value="6204" calcext:value-type="float">
            <text:p>6204</text:p>
          </table:table-cell>
        </table:table-row>
        <table:table-row table:style-name="ro2">
          <table:table-cell table:formula="of:=INT([PitchTable.D442])" office:value-type="float" office:value="6209" calcext:value-type="float">
            <text:p>6209</text:p>
          </table:table-cell>
        </table:table-row>
        <table:table-row table:style-name="ro2">
          <table:table-cell table:formula="of:=INT([PitchTable.D443])" office:value-type="float" office:value="6215" calcext:value-type="float">
            <text:p>6215</text:p>
          </table:table-cell>
        </table:table-row>
        <table:table-row table:style-name="ro2">
          <table:table-cell table:formula="of:=INT([PitchTable.D444])" office:value-type="float" office:value="6221" calcext:value-type="float">
            <text:p>6221</text:p>
          </table:table-cell>
        </table:table-row>
        <table:table-row table:style-name="ro2">
          <table:table-cell table:formula="of:=INT([PitchTable.D445])" office:value-type="float" office:value="6226" calcext:value-type="float">
            <text:p>6226</text:p>
          </table:table-cell>
        </table:table-row>
        <table:table-row table:style-name="ro2">
          <table:table-cell table:formula="of:=INT([PitchTable.D446])" office:value-type="float" office:value="6232" calcext:value-type="float">
            <text:p>6232</text:p>
          </table:table-cell>
        </table:table-row>
        <table:table-row table:style-name="ro2">
          <table:table-cell table:formula="of:=INT([PitchTable.D447])" office:value-type="float" office:value="6238" calcext:value-type="float">
            <text:p>6238</text:p>
          </table:table-cell>
        </table:table-row>
        <table:table-row table:style-name="ro2">
          <table:table-cell table:formula="of:=INT([PitchTable.D448])" office:value-type="float" office:value="6243" calcext:value-type="float">
            <text:p>6243</text:p>
          </table:table-cell>
        </table:table-row>
        <table:table-row table:style-name="ro2">
          <table:table-cell table:formula="of:=INT([PitchTable.D449])" office:value-type="float" office:value="6249" calcext:value-type="float">
            <text:p>6249</text:p>
          </table:table-cell>
        </table:table-row>
        <table:table-row table:style-name="ro2">
          <table:table-cell table:formula="of:=INT([PitchTable.D450])" office:value-type="float" office:value="6254" calcext:value-type="float">
            <text:p>6254</text:p>
          </table:table-cell>
        </table:table-row>
        <table:table-row table:style-name="ro2">
          <table:table-cell table:formula="of:=INT([PitchTable.D451])" office:value-type="float" office:value="6260" calcext:value-type="float">
            <text:p>6260</text:p>
          </table:table-cell>
        </table:table-row>
        <table:table-row table:style-name="ro2">
          <table:table-cell table:formula="of:=INT([PitchTable.D452])" office:value-type="float" office:value="6266" calcext:value-type="float">
            <text:p>6266</text:p>
          </table:table-cell>
        </table:table-row>
        <table:table-row table:style-name="ro2">
          <table:table-cell table:formula="of:=INT([PitchTable.D453])" office:value-type="float" office:value="6271" calcext:value-type="float">
            <text:p>6271</text:p>
          </table:table-cell>
        </table:table-row>
        <table:table-row table:style-name="ro2">
          <table:table-cell table:formula="of:=INT([PitchTable.D454])" office:value-type="float" office:value="6277" calcext:value-type="float">
            <text:p>6277</text:p>
          </table:table-cell>
        </table:table-row>
        <table:table-row table:style-name="ro2">
          <table:table-cell table:formula="of:=INT([PitchTable.D455])" office:value-type="float" office:value="6283" calcext:value-type="float">
            <text:p>6283</text:p>
          </table:table-cell>
        </table:table-row>
        <table:table-row table:style-name="ro2">
          <table:table-cell table:formula="of:=INT([PitchTable.D456])" office:value-type="float" office:value="6288" calcext:value-type="float">
            <text:p>6288</text:p>
          </table:table-cell>
        </table:table-row>
        <table:table-row table:style-name="ro2">
          <table:table-cell table:formula="of:=INT([PitchTable.D457])" office:value-type="float" office:value="6294" calcext:value-type="float">
            <text:p>6294</text:p>
          </table:table-cell>
        </table:table-row>
        <table:table-row table:style-name="ro2">
          <table:table-cell table:formula="of:=INT([PitchTable.D458])" office:value-type="float" office:value="6300" calcext:value-type="float">
            <text:p>6300</text:p>
          </table:table-cell>
        </table:table-row>
        <table:table-row table:style-name="ro2">
          <table:table-cell table:formula="of:=INT([PitchTable.D459])" office:value-type="float" office:value="6305" calcext:value-type="float">
            <text:p>6305</text:p>
          </table:table-cell>
        </table:table-row>
        <table:table-row table:style-name="ro2">
          <table:table-cell table:formula="of:=INT([PitchTable.D460])" office:value-type="float" office:value="6311" calcext:value-type="float">
            <text:p>6311</text:p>
          </table:table-cell>
        </table:table-row>
        <table:table-row table:style-name="ro2">
          <table:table-cell table:formula="of:=INT([PitchTable.D461])" office:value-type="float" office:value="6317" calcext:value-type="float">
            <text:p>6317</text:p>
          </table:table-cell>
        </table:table-row>
        <table:table-row table:style-name="ro2">
          <table:table-cell table:formula="of:=INT([PitchTable.D462])" office:value-type="float" office:value="6323" calcext:value-type="float">
            <text:p>6323</text:p>
          </table:table-cell>
        </table:table-row>
        <table:table-row table:style-name="ro2">
          <table:table-cell table:formula="of:=INT([PitchTable.D463])" office:value-type="float" office:value="6328" calcext:value-type="float">
            <text:p>6328</text:p>
          </table:table-cell>
        </table:table-row>
        <table:table-row table:style-name="ro2">
          <table:table-cell table:formula="of:=INT([PitchTable.D464])" office:value-type="float" office:value="6334" calcext:value-type="float">
            <text:p>6334</text:p>
          </table:table-cell>
        </table:table-row>
        <table:table-row table:style-name="ro2">
          <table:table-cell table:formula="of:=INT([PitchTable.D465])" office:value-type="float" office:value="6340" calcext:value-type="float">
            <text:p>6340</text:p>
          </table:table-cell>
        </table:table-row>
        <table:table-row table:style-name="ro2">
          <table:table-cell table:formula="of:=INT([PitchTable.D466])" office:value-type="float" office:value="6345" calcext:value-type="float">
            <text:p>6345</text:p>
          </table:table-cell>
        </table:table-row>
        <table:table-row table:style-name="ro2">
          <table:table-cell table:formula="of:=INT([PitchTable.D467])" office:value-type="float" office:value="6351" calcext:value-type="float">
            <text:p>6351</text:p>
          </table:table-cell>
        </table:table-row>
        <table:table-row table:style-name="ro2">
          <table:table-cell table:formula="of:=INT([PitchTable.D468])" office:value-type="float" office:value="6357" calcext:value-type="float">
            <text:p>6357</text:p>
          </table:table-cell>
        </table:table-row>
        <table:table-row table:style-name="ro2">
          <table:table-cell table:formula="of:=INT([PitchTable.D469])" office:value-type="float" office:value="6363" calcext:value-type="float">
            <text:p>6363</text:p>
          </table:table-cell>
        </table:table-row>
        <table:table-row table:style-name="ro2">
          <table:table-cell table:formula="of:=INT([PitchTable.D470])" office:value-type="float" office:value="6368" calcext:value-type="float">
            <text:p>6368</text:p>
          </table:table-cell>
        </table:table-row>
        <table:table-row table:style-name="ro2">
          <table:table-cell table:formula="of:=INT([PitchTable.D471])" office:value-type="float" office:value="6374" calcext:value-type="float">
            <text:p>6374</text:p>
          </table:table-cell>
        </table:table-row>
        <table:table-row table:style-name="ro2">
          <table:table-cell table:formula="of:=INT([PitchTable.D472])" office:value-type="float" office:value="6380" calcext:value-type="float">
            <text:p>6380</text:p>
          </table:table-cell>
        </table:table-row>
        <table:table-row table:style-name="ro2">
          <table:table-cell table:formula="of:=INT([PitchTable.D473])" office:value-type="float" office:value="6386" calcext:value-type="float">
            <text:p>6386</text:p>
          </table:table-cell>
        </table:table-row>
        <table:table-row table:style-name="ro2">
          <table:table-cell table:formula="of:=INT([PitchTable.D474])" office:value-type="float" office:value="6391" calcext:value-type="float">
            <text:p>6391</text:p>
          </table:table-cell>
        </table:table-row>
        <table:table-row table:style-name="ro2">
          <table:table-cell table:formula="of:=INT([PitchTable.D475])" office:value-type="float" office:value="6397" calcext:value-type="float">
            <text:p>6397</text:p>
          </table:table-cell>
        </table:table-row>
        <table:table-row table:style-name="ro2">
          <table:table-cell table:formula="of:=INT([PitchTable.D476])" office:value-type="float" office:value="6403" calcext:value-type="float">
            <text:p>6403</text:p>
          </table:table-cell>
        </table:table-row>
        <table:table-row table:style-name="ro2">
          <table:table-cell table:formula="of:=INT([PitchTable.D477])" office:value-type="float" office:value="6409" calcext:value-type="float">
            <text:p>6409</text:p>
          </table:table-cell>
        </table:table-row>
        <table:table-row table:style-name="ro2">
          <table:table-cell table:formula="of:=INT([PitchTable.D478])" office:value-type="float" office:value="6415" calcext:value-type="float">
            <text:p>6415</text:p>
          </table:table-cell>
        </table:table-row>
        <table:table-row table:style-name="ro2">
          <table:table-cell table:formula="of:=INT([PitchTable.D479])" office:value-type="float" office:value="6420" calcext:value-type="float">
            <text:p>6420</text:p>
          </table:table-cell>
        </table:table-row>
        <table:table-row table:style-name="ro2">
          <table:table-cell table:formula="of:=INT([PitchTable.D480])" office:value-type="float" office:value="6426" calcext:value-type="float">
            <text:p>6426</text:p>
          </table:table-cell>
        </table:table-row>
        <table:table-row table:style-name="ro2">
          <table:table-cell table:formula="of:=INT([PitchTable.D481])" office:value-type="float" office:value="6432" calcext:value-type="float">
            <text:p>6432</text:p>
          </table:table-cell>
        </table:table-row>
        <table:table-row table:style-name="ro2">
          <table:table-cell table:formula="of:=INT([PitchTable.D482])" office:value-type="float" office:value="6438" calcext:value-type="float">
            <text:p>6438</text:p>
          </table:table-cell>
        </table:table-row>
        <table:table-row table:style-name="ro2">
          <table:table-cell table:formula="of:=INT([PitchTable.D483])" office:value-type="float" office:value="6444" calcext:value-type="float">
            <text:p>6444</text:p>
          </table:table-cell>
        </table:table-row>
        <table:table-row table:style-name="ro2">
          <table:table-cell table:formula="of:=INT([PitchTable.D484])" office:value-type="float" office:value="6449" calcext:value-type="float">
            <text:p>6449</text:p>
          </table:table-cell>
        </table:table-row>
        <table:table-row table:style-name="ro2">
          <table:table-cell table:formula="of:=INT([PitchTable.D485])" office:value-type="float" office:value="6455" calcext:value-type="float">
            <text:p>6455</text:p>
          </table:table-cell>
        </table:table-row>
        <table:table-row table:style-name="ro2">
          <table:table-cell table:formula="of:=INT([PitchTable.D486])" office:value-type="float" office:value="6461" calcext:value-type="float">
            <text:p>6461</text:p>
          </table:table-cell>
        </table:table-row>
        <table:table-row table:style-name="ro2">
          <table:table-cell table:formula="of:=INT([PitchTable.D487])" office:value-type="float" office:value="6467" calcext:value-type="float">
            <text:p>6467</text:p>
          </table:table-cell>
        </table:table-row>
        <table:table-row table:style-name="ro2">
          <table:table-cell table:formula="of:=INT([PitchTable.D488])" office:value-type="float" office:value="6473" calcext:value-type="float">
            <text:p>6473</text:p>
          </table:table-cell>
        </table:table-row>
        <table:table-row table:style-name="ro2">
          <table:table-cell table:formula="of:=INT([PitchTable.D489])" office:value-type="float" office:value="6479" calcext:value-type="float">
            <text:p>6479</text:p>
          </table:table-cell>
        </table:table-row>
        <table:table-row table:style-name="ro2">
          <table:table-cell table:formula="of:=INT([PitchTable.D490])" office:value-type="float" office:value="6484" calcext:value-type="float">
            <text:p>6484</text:p>
          </table:table-cell>
        </table:table-row>
        <table:table-row table:style-name="ro2">
          <table:table-cell table:formula="of:=INT([PitchTable.D491])" office:value-type="float" office:value="6490" calcext:value-type="float">
            <text:p>6490</text:p>
          </table:table-cell>
        </table:table-row>
        <table:table-row table:style-name="ro2">
          <table:table-cell table:formula="of:=INT([PitchTable.D492])" office:value-type="float" office:value="6496" calcext:value-type="float">
            <text:p>6496</text:p>
          </table:table-cell>
        </table:table-row>
        <table:table-row table:style-name="ro2">
          <table:table-cell table:formula="of:=INT([PitchTable.D493])" office:value-type="float" office:value="6502" calcext:value-type="float">
            <text:p>6502</text:p>
          </table:table-cell>
        </table:table-row>
        <table:table-row table:style-name="ro2">
          <table:table-cell table:formula="of:=INT([PitchTable.D494])" office:value-type="float" office:value="6508" calcext:value-type="float">
            <text:p>6508</text:p>
          </table:table-cell>
        </table:table-row>
        <table:table-row table:style-name="ro2">
          <table:table-cell table:formula="of:=INT([PitchTable.D495])" office:value-type="float" office:value="6514" calcext:value-type="float">
            <text:p>6514</text:p>
          </table:table-cell>
        </table:table-row>
        <table:table-row table:style-name="ro2">
          <table:table-cell table:formula="of:=INT([PitchTable.D496])" office:value-type="float" office:value="6520" calcext:value-type="float">
            <text:p>6520</text:p>
          </table:table-cell>
        </table:table-row>
        <table:table-row table:style-name="ro2">
          <table:table-cell table:formula="of:=INT([PitchTable.D497])" office:value-type="float" office:value="6526" calcext:value-type="float">
            <text:p>6526</text:p>
          </table:table-cell>
        </table:table-row>
        <table:table-row table:style-name="ro2">
          <table:table-cell table:formula="of:=INT([PitchTable.D498])" office:value-type="float" office:value="6531" calcext:value-type="float">
            <text:p>6531</text:p>
          </table:table-cell>
        </table:table-row>
        <table:table-row table:style-name="ro2">
          <table:table-cell table:formula="of:=INT([PitchTable.D499])" office:value-type="float" office:value="6537" calcext:value-type="float">
            <text:p>6537</text:p>
          </table:table-cell>
        </table:table-row>
        <table:table-row table:style-name="ro2">
          <table:table-cell table:formula="of:=INT([PitchTable.D500])" office:value-type="float" office:value="6543" calcext:value-type="float">
            <text:p>6543</text:p>
          </table:table-cell>
        </table:table-row>
        <table:table-row table:style-name="ro2">
          <table:table-cell table:formula="of:=INT([PitchTable.D501])" office:value-type="float" office:value="6549" calcext:value-type="float">
            <text:p>6549</text:p>
          </table:table-cell>
        </table:table-row>
        <table:table-row table:style-name="ro2">
          <table:table-cell table:formula="of:=INT([PitchTable.D502])" office:value-type="float" office:value="6555" calcext:value-type="float">
            <text:p>6555</text:p>
          </table:table-cell>
        </table:table-row>
        <table:table-row table:style-name="ro2">
          <table:table-cell table:formula="of:=INT([PitchTable.D503])" office:value-type="float" office:value="6561" calcext:value-type="float">
            <text:p>6561</text:p>
          </table:table-cell>
        </table:table-row>
        <table:table-row table:style-name="ro2">
          <table:table-cell table:formula="of:=INT([PitchTable.D504])" office:value-type="float" office:value="6567" calcext:value-type="float">
            <text:p>6567</text:p>
          </table:table-cell>
        </table:table-row>
        <table:table-row table:style-name="ro2">
          <table:table-cell table:formula="of:=INT([PitchTable.D505])" office:value-type="float" office:value="6573" calcext:value-type="float">
            <text:p>6573</text:p>
          </table:table-cell>
        </table:table-row>
        <table:table-row table:style-name="ro2">
          <table:table-cell table:formula="of:=INT([PitchTable.D506])" office:value-type="float" office:value="6579" calcext:value-type="float">
            <text:p>6579</text:p>
          </table:table-cell>
        </table:table-row>
        <table:table-row table:style-name="ro2">
          <table:table-cell table:formula="of:=INT([PitchTable.D507])" office:value-type="float" office:value="6585" calcext:value-type="float">
            <text:p>6585</text:p>
          </table:table-cell>
        </table:table-row>
        <table:table-row table:style-name="ro2">
          <table:table-cell table:formula="of:=INT([PitchTable.D508])" office:value-type="float" office:value="6591" calcext:value-type="float">
            <text:p>6591</text:p>
          </table:table-cell>
        </table:table-row>
        <table:table-row table:style-name="ro2">
          <table:table-cell table:formula="of:=INT([PitchTable.D509])" office:value-type="float" office:value="6597" calcext:value-type="float">
            <text:p>6597</text:p>
          </table:table-cell>
        </table:table-row>
        <table:table-row table:style-name="ro2">
          <table:table-cell table:formula="of:=INT([PitchTable.D510])" office:value-type="float" office:value="6603" calcext:value-type="float">
            <text:p>6603</text:p>
          </table:table-cell>
        </table:table-row>
        <table:table-row table:style-name="ro2">
          <table:table-cell table:formula="of:=INT([PitchTable.D511])" office:value-type="float" office:value="6608" calcext:value-type="float">
            <text:p>6608</text:p>
          </table:table-cell>
        </table:table-row>
        <table:table-row table:style-name="ro2">
          <table:table-cell table:formula="of:=INT([PitchTable.D512])" office:value-type="float" office:value="6614" calcext:value-type="float">
            <text:p>6614</text:p>
          </table:table-cell>
        </table:table-row>
        <table:table-row table:style-name="ro2">
          <table:table-cell table:formula="of:=INT([PitchTable.D513])" office:value-type="float" office:value="6620" calcext:value-type="float">
            <text:p>6620</text:p>
          </table:table-cell>
        </table:table-row>
        <table:table-row table:style-name="ro2">
          <table:table-cell table:formula="of:=INT([PitchTable.D514])" office:value-type="float" office:value="6626" calcext:value-type="float">
            <text:p>6626</text:p>
          </table:table-cell>
        </table:table-row>
        <table:table-row table:style-name="ro2">
          <table:table-cell table:formula="of:=INT([PitchTable.D515])" office:value-type="float" office:value="6632" calcext:value-type="float">
            <text:p>6632</text:p>
          </table:table-cell>
        </table:table-row>
        <table:table-row table:style-name="ro2">
          <table:table-cell table:formula="of:=INT([PitchTable.D516])" office:value-type="float" office:value="6638" calcext:value-type="float">
            <text:p>6638</text:p>
          </table:table-cell>
        </table:table-row>
        <table:table-row table:style-name="ro2">
          <table:table-cell table:formula="of:=INT([PitchTable.D517])" office:value-type="float" office:value="6644" calcext:value-type="float">
            <text:p>6644</text:p>
          </table:table-cell>
        </table:table-row>
        <table:table-row table:style-name="ro2">
          <table:table-cell table:formula="of:=INT([PitchTable.D518])" office:value-type="float" office:value="6650" calcext:value-type="float">
            <text:p>6650</text:p>
          </table:table-cell>
        </table:table-row>
        <table:table-row table:style-name="ro2">
          <table:table-cell table:formula="of:=INT([PitchTable.D519])" office:value-type="float" office:value="6656" calcext:value-type="float">
            <text:p>6656</text:p>
          </table:table-cell>
        </table:table-row>
        <table:table-row table:style-name="ro2">
          <table:table-cell table:formula="of:=INT([PitchTable.D520])" office:value-type="float" office:value="6662" calcext:value-type="float">
            <text:p>6662</text:p>
          </table:table-cell>
        </table:table-row>
        <table:table-row table:style-name="ro2">
          <table:table-cell table:formula="of:=INT([PitchTable.D521])" office:value-type="float" office:value="6668" calcext:value-type="float">
            <text:p>6668</text:p>
          </table:table-cell>
        </table:table-row>
        <table:table-row table:style-name="ro2">
          <table:table-cell table:formula="of:=INT([PitchTable.D522])" office:value-type="float" office:value="6674" calcext:value-type="float">
            <text:p>6674</text:p>
          </table:table-cell>
        </table:table-row>
        <table:table-row table:style-name="ro2">
          <table:table-cell table:formula="of:=INT([PitchTable.D523])" office:value-type="float" office:value="6680" calcext:value-type="float">
            <text:p>6680</text:p>
          </table:table-cell>
        </table:table-row>
        <table:table-row table:style-name="ro2">
          <table:table-cell table:formula="of:=INT([PitchTable.D524])" office:value-type="float" office:value="6686" calcext:value-type="float">
            <text:p>6686</text:p>
          </table:table-cell>
        </table:table-row>
        <table:table-row table:style-name="ro2">
          <table:table-cell table:formula="of:=INT([PitchTable.D525])" office:value-type="float" office:value="6693" calcext:value-type="float">
            <text:p>6693</text:p>
          </table:table-cell>
        </table:table-row>
        <table:table-row table:style-name="ro2">
          <table:table-cell table:formula="of:=INT([PitchTable.D526])" office:value-type="float" office:value="6699" calcext:value-type="float">
            <text:p>6699</text:p>
          </table:table-cell>
        </table:table-row>
        <table:table-row table:style-name="ro2">
          <table:table-cell table:formula="of:=INT([PitchTable.D527])" office:value-type="float" office:value="6705" calcext:value-type="float">
            <text:p>6705</text:p>
          </table:table-cell>
        </table:table-row>
        <table:table-row table:style-name="ro2">
          <table:table-cell table:formula="of:=INT([PitchTable.D528])" office:value-type="float" office:value="6711" calcext:value-type="float">
            <text:p>6711</text:p>
          </table:table-cell>
        </table:table-row>
        <table:table-row table:style-name="ro2">
          <table:table-cell table:formula="of:=INT([PitchTable.D529])" office:value-type="float" office:value="6717" calcext:value-type="float">
            <text:p>6717</text:p>
          </table:table-cell>
        </table:table-row>
        <table:table-row table:style-name="ro2">
          <table:table-cell table:formula="of:=INT([PitchTable.D530])" office:value-type="float" office:value="6723" calcext:value-type="float">
            <text:p>6723</text:p>
          </table:table-cell>
        </table:table-row>
        <table:table-row table:style-name="ro2">
          <table:table-cell table:formula="of:=INT([PitchTable.D531])" office:value-type="float" office:value="6729" calcext:value-type="float">
            <text:p>6729</text:p>
          </table:table-cell>
        </table:table-row>
        <table:table-row table:style-name="ro2">
          <table:table-cell table:formula="of:=INT([PitchTable.D532])" office:value-type="float" office:value="6735" calcext:value-type="float">
            <text:p>6735</text:p>
          </table:table-cell>
        </table:table-row>
        <table:table-row table:style-name="ro2">
          <table:table-cell table:formula="of:=INT([PitchTable.D533])" office:value-type="float" office:value="6741" calcext:value-type="float">
            <text:p>6741</text:p>
          </table:table-cell>
        </table:table-row>
        <table:table-row table:style-name="ro2">
          <table:table-cell table:formula="of:=INT([PitchTable.D534])" office:value-type="float" office:value="6747" calcext:value-type="float">
            <text:p>6747</text:p>
          </table:table-cell>
        </table:table-row>
        <table:table-row table:style-name="ro2">
          <table:table-cell table:formula="of:=INT([PitchTable.D535])" office:value-type="float" office:value="6753" calcext:value-type="float">
            <text:p>6753</text:p>
          </table:table-cell>
        </table:table-row>
        <table:table-row table:style-name="ro2">
          <table:table-cell table:formula="of:=INT([PitchTable.D536])" office:value-type="float" office:value="6759" calcext:value-type="float">
            <text:p>6759</text:p>
          </table:table-cell>
        </table:table-row>
        <table:table-row table:style-name="ro2">
          <table:table-cell table:formula="of:=INT([PitchTable.D537])" office:value-type="float" office:value="6765" calcext:value-type="float">
            <text:p>6765</text:p>
          </table:table-cell>
        </table:table-row>
        <table:table-row table:style-name="ro2">
          <table:table-cell table:formula="of:=INT([PitchTable.D538])" office:value-type="float" office:value="6772" calcext:value-type="float">
            <text:p>6772</text:p>
          </table:table-cell>
        </table:table-row>
        <table:table-row table:style-name="ro2">
          <table:table-cell table:formula="of:=INT([PitchTable.D539])" office:value-type="float" office:value="6778" calcext:value-type="float">
            <text:p>6778</text:p>
          </table:table-cell>
        </table:table-row>
        <table:table-row table:style-name="ro2">
          <table:table-cell table:formula="of:=INT([PitchTable.D540])" office:value-type="float" office:value="6784" calcext:value-type="float">
            <text:p>6784</text:p>
          </table:table-cell>
        </table:table-row>
        <table:table-row table:style-name="ro2">
          <table:table-cell table:formula="of:=INT([PitchTable.D541])" office:value-type="float" office:value="6790" calcext:value-type="float">
            <text:p>6790</text:p>
          </table:table-cell>
        </table:table-row>
        <table:table-row table:style-name="ro2">
          <table:table-cell table:formula="of:=INT([PitchTable.D542])" office:value-type="float" office:value="6796" calcext:value-type="float">
            <text:p>6796</text:p>
          </table:table-cell>
        </table:table-row>
        <table:table-row table:style-name="ro2">
          <table:table-cell table:formula="of:=INT([PitchTable.D543])" office:value-type="float" office:value="6802" calcext:value-type="float">
            <text:p>6802</text:p>
          </table:table-cell>
        </table:table-row>
        <table:table-row table:style-name="ro2">
          <table:table-cell table:formula="of:=INT([PitchTable.D544])" office:value-type="float" office:value="6808" calcext:value-type="float">
            <text:p>6808</text:p>
          </table:table-cell>
        </table:table-row>
        <table:table-row table:style-name="ro2">
          <table:table-cell table:formula="of:=INT([PitchTable.D545])" office:value-type="float" office:value="6814" calcext:value-type="float">
            <text:p>6814</text:p>
          </table:table-cell>
        </table:table-row>
        <table:table-row table:style-name="ro2">
          <table:table-cell table:formula="of:=INT([PitchTable.D546])" office:value-type="float" office:value="6821" calcext:value-type="float">
            <text:p>6821</text:p>
          </table:table-cell>
        </table:table-row>
        <table:table-row table:style-name="ro2">
          <table:table-cell table:formula="of:=INT([PitchTable.D547])" office:value-type="float" office:value="6827" calcext:value-type="float">
            <text:p>6827</text:p>
          </table:table-cell>
        </table:table-row>
        <table:table-row table:style-name="ro2">
          <table:table-cell table:formula="of:=INT([PitchTable.D548])" office:value-type="float" office:value="6833" calcext:value-type="float">
            <text:p>6833</text:p>
          </table:table-cell>
        </table:table-row>
        <table:table-row table:style-name="ro2">
          <table:table-cell table:formula="of:=INT([PitchTable.D549])" office:value-type="float" office:value="6839" calcext:value-type="float">
            <text:p>6839</text:p>
          </table:table-cell>
        </table:table-row>
        <table:table-row table:style-name="ro2">
          <table:table-cell table:formula="of:=INT([PitchTable.D550])" office:value-type="float" office:value="6845" calcext:value-type="float">
            <text:p>6845</text:p>
          </table:table-cell>
        </table:table-row>
        <table:table-row table:style-name="ro2">
          <table:table-cell table:formula="of:=INT([PitchTable.D551])" office:value-type="float" office:value="6851" calcext:value-type="float">
            <text:p>6851</text:p>
          </table:table-cell>
        </table:table-row>
        <table:table-row table:style-name="ro2">
          <table:table-cell table:formula="of:=INT([PitchTable.D552])" office:value-type="float" office:value="6858" calcext:value-type="float">
            <text:p>6858</text:p>
          </table:table-cell>
        </table:table-row>
        <table:table-row table:style-name="ro2">
          <table:table-cell table:formula="of:=INT([PitchTable.D553])" office:value-type="float" office:value="6864" calcext:value-type="float">
            <text:p>6864</text:p>
          </table:table-cell>
        </table:table-row>
        <table:table-row table:style-name="ro2">
          <table:table-cell table:formula="of:=INT([PitchTable.D554])" office:value-type="float" office:value="6870" calcext:value-type="float">
            <text:p>6870</text:p>
          </table:table-cell>
        </table:table-row>
        <table:table-row table:style-name="ro2">
          <table:table-cell table:formula="of:=INT([PitchTable.D555])" office:value-type="float" office:value="6876" calcext:value-type="float">
            <text:p>6876</text:p>
          </table:table-cell>
        </table:table-row>
        <table:table-row table:style-name="ro2">
          <table:table-cell table:formula="of:=INT([PitchTable.D556])" office:value-type="float" office:value="6882" calcext:value-type="float">
            <text:p>6882</text:p>
          </table:table-cell>
        </table:table-row>
        <table:table-row table:style-name="ro2">
          <table:table-cell table:formula="of:=INT([PitchTable.D557])" office:value-type="float" office:value="6889" calcext:value-type="float">
            <text:p>6889</text:p>
          </table:table-cell>
        </table:table-row>
        <table:table-row table:style-name="ro2">
          <table:table-cell table:formula="of:=INT([PitchTable.D558])" office:value-type="float" office:value="6895" calcext:value-type="float">
            <text:p>6895</text:p>
          </table:table-cell>
        </table:table-row>
        <table:table-row table:style-name="ro2">
          <table:table-cell table:formula="of:=INT([PitchTable.D559])" office:value-type="float" office:value="6901" calcext:value-type="float">
            <text:p>6901</text:p>
          </table:table-cell>
        </table:table-row>
        <table:table-row table:style-name="ro2">
          <table:table-cell table:formula="of:=INT([PitchTable.D560])" office:value-type="float" office:value="6907" calcext:value-type="float">
            <text:p>6907</text:p>
          </table:table-cell>
        </table:table-row>
        <table:table-row table:style-name="ro2">
          <table:table-cell table:formula="of:=INT([PitchTable.D561])" office:value-type="float" office:value="6914" calcext:value-type="float">
            <text:p>6914</text:p>
          </table:table-cell>
        </table:table-row>
        <table:table-row table:style-name="ro2">
          <table:table-cell table:formula="of:=INT([PitchTable.D562])" office:value-type="float" office:value="6920" calcext:value-type="float">
            <text:p>6920</text:p>
          </table:table-cell>
        </table:table-row>
        <table:table-row table:style-name="ro2">
          <table:table-cell table:formula="of:=INT([PitchTable.D563])" office:value-type="float" office:value="6926" calcext:value-type="float">
            <text:p>6926</text:p>
          </table:table-cell>
        </table:table-row>
        <table:table-row table:style-name="ro2">
          <table:table-cell table:formula="of:=INT([PitchTable.D564])" office:value-type="float" office:value="6932" calcext:value-type="float">
            <text:p>6932</text:p>
          </table:table-cell>
        </table:table-row>
        <table:table-row table:style-name="ro2">
          <table:table-cell table:formula="of:=INT([PitchTable.D565])" office:value-type="float" office:value="6939" calcext:value-type="float">
            <text:p>6939</text:p>
          </table:table-cell>
        </table:table-row>
        <table:table-row table:style-name="ro2">
          <table:table-cell table:formula="of:=INT([PitchTable.D566])" office:value-type="float" office:value="6945" calcext:value-type="float">
            <text:p>6945</text:p>
          </table:table-cell>
        </table:table-row>
        <table:table-row table:style-name="ro2">
          <table:table-cell table:formula="of:=INT([PitchTable.D567])" office:value-type="float" office:value="6951" calcext:value-type="float">
            <text:p>6951</text:p>
          </table:table-cell>
        </table:table-row>
        <table:table-row table:style-name="ro2">
          <table:table-cell table:formula="of:=INT([PitchTable.D568])" office:value-type="float" office:value="6957" calcext:value-type="float">
            <text:p>6957</text:p>
          </table:table-cell>
        </table:table-row>
        <table:table-row table:style-name="ro2">
          <table:table-cell table:formula="of:=INT([PitchTable.D569])" office:value-type="float" office:value="6964" calcext:value-type="float">
            <text:p>6964</text:p>
          </table:table-cell>
        </table:table-row>
        <table:table-row table:style-name="ro2">
          <table:table-cell table:formula="of:=INT([PitchTable.D570])" office:value-type="float" office:value="6970" calcext:value-type="float">
            <text:p>6970</text:p>
          </table:table-cell>
        </table:table-row>
        <table:table-row table:style-name="ro2">
          <table:table-cell table:formula="of:=INT([PitchTable.D571])" office:value-type="float" office:value="6976" calcext:value-type="float">
            <text:p>6976</text:p>
          </table:table-cell>
        </table:table-row>
        <table:table-row table:style-name="ro2">
          <table:table-cell table:formula="of:=INT([PitchTable.D572])" office:value-type="float" office:value="6983" calcext:value-type="float">
            <text:p>6983</text:p>
          </table:table-cell>
        </table:table-row>
        <table:table-row table:style-name="ro2">
          <table:table-cell table:formula="of:=INT([PitchTable.D573])" office:value-type="float" office:value="6989" calcext:value-type="float">
            <text:p>6989</text:p>
          </table:table-cell>
        </table:table-row>
        <table:table-row table:style-name="ro2">
          <table:table-cell table:formula="of:=INT([PitchTable.D574])" office:value-type="float" office:value="6995" calcext:value-type="float">
            <text:p>6995</text:p>
          </table:table-cell>
        </table:table-row>
        <table:table-row table:style-name="ro2">
          <table:table-cell table:formula="of:=INT([PitchTable.D575])" office:value-type="float" office:value="7001" calcext:value-type="float">
            <text:p>7001</text:p>
          </table:table-cell>
        </table:table-row>
        <table:table-row table:style-name="ro2">
          <table:table-cell table:formula="of:=INT([PitchTable.D576])" office:value-type="float" office:value="7008" calcext:value-type="float">
            <text:p>7008</text:p>
          </table:table-cell>
        </table:table-row>
        <table:table-row table:style-name="ro2">
          <table:table-cell table:formula="of:=INT([PitchTable.D577])" office:value-type="float" office:value="7014" calcext:value-type="float">
            <text:p>7014</text:p>
          </table:table-cell>
        </table:table-row>
        <table:table-row table:style-name="ro2">
          <table:table-cell table:formula="of:=INT([PitchTable.D578])" office:value-type="float" office:value="7020" calcext:value-type="float">
            <text:p>7020</text:p>
          </table:table-cell>
        </table:table-row>
        <table:table-row table:style-name="ro2">
          <table:table-cell table:formula="of:=INT([PitchTable.D579])" office:value-type="float" office:value="7027" calcext:value-type="float">
            <text:p>7027</text:p>
          </table:table-cell>
        </table:table-row>
        <table:table-row table:style-name="ro2">
          <table:table-cell table:formula="of:=INT([PitchTable.D580])" office:value-type="float" office:value="7033" calcext:value-type="float">
            <text:p>7033</text:p>
          </table:table-cell>
        </table:table-row>
        <table:table-row table:style-name="ro2">
          <table:table-cell table:formula="of:=INT([PitchTable.D581])" office:value-type="float" office:value="7039" calcext:value-type="float">
            <text:p>7039</text:p>
          </table:table-cell>
        </table:table-row>
        <table:table-row table:style-name="ro2">
          <table:table-cell table:formula="of:=INT([PitchTable.D582])" office:value-type="float" office:value="7046" calcext:value-type="float">
            <text:p>7046</text:p>
          </table:table-cell>
        </table:table-row>
        <table:table-row table:style-name="ro2">
          <table:table-cell table:formula="of:=INT([PitchTable.D583])" office:value-type="float" office:value="7052" calcext:value-type="float">
            <text:p>7052</text:p>
          </table:table-cell>
        </table:table-row>
        <table:table-row table:style-name="ro2">
          <table:table-cell table:formula="of:=INT([PitchTable.D584])" office:value-type="float" office:value="7059" calcext:value-type="float">
            <text:p>7059</text:p>
          </table:table-cell>
        </table:table-row>
        <table:table-row table:style-name="ro2">
          <table:table-cell table:formula="of:=INT([PitchTable.D585])" office:value-type="float" office:value="7065" calcext:value-type="float">
            <text:p>7065</text:p>
          </table:table-cell>
        </table:table-row>
        <table:table-row table:style-name="ro2">
          <table:table-cell table:formula="of:=INT([PitchTable.D586])" office:value-type="float" office:value="7071" calcext:value-type="float">
            <text:p>7071</text:p>
          </table:table-cell>
        </table:table-row>
        <table:table-row table:style-name="ro2">
          <table:table-cell table:formula="of:=INT([PitchTable.D587])" office:value-type="float" office:value="7078" calcext:value-type="float">
            <text:p>7078</text:p>
          </table:table-cell>
        </table:table-row>
        <table:table-row table:style-name="ro2">
          <table:table-cell table:formula="of:=INT([PitchTable.D588])" office:value-type="float" office:value="7084" calcext:value-type="float">
            <text:p>7084</text:p>
          </table:table-cell>
        </table:table-row>
        <table:table-row table:style-name="ro2">
          <table:table-cell table:formula="of:=INT([PitchTable.D589])" office:value-type="float" office:value="7091" calcext:value-type="float">
            <text:p>7091</text:p>
          </table:table-cell>
        </table:table-row>
        <table:table-row table:style-name="ro2">
          <table:table-cell table:formula="of:=INT([PitchTable.D590])" office:value-type="float" office:value="7097" calcext:value-type="float">
            <text:p>7097</text:p>
          </table:table-cell>
        </table:table-row>
        <table:table-row table:style-name="ro2">
          <table:table-cell table:formula="of:=INT([PitchTable.D591])" office:value-type="float" office:value="7103" calcext:value-type="float">
            <text:p>7103</text:p>
          </table:table-cell>
        </table:table-row>
        <table:table-row table:style-name="ro2">
          <table:table-cell table:formula="of:=INT([PitchTable.D592])" office:value-type="float" office:value="7110" calcext:value-type="float">
            <text:p>7110</text:p>
          </table:table-cell>
        </table:table-row>
        <table:table-row table:style-name="ro2">
          <table:table-cell table:formula="of:=INT([PitchTable.D593])" office:value-type="float" office:value="7116" calcext:value-type="float">
            <text:p>7116</text:p>
          </table:table-cell>
        </table:table-row>
        <table:table-row table:style-name="ro2">
          <table:table-cell table:formula="of:=INT([PitchTable.D594])" office:value-type="float" office:value="7123" calcext:value-type="float">
            <text:p>7123</text:p>
          </table:table-cell>
        </table:table-row>
        <table:table-row table:style-name="ro2">
          <table:table-cell table:formula="of:=INT([PitchTable.D595])" office:value-type="float" office:value="7129" calcext:value-type="float">
            <text:p>7129</text:p>
          </table:table-cell>
        </table:table-row>
        <table:table-row table:style-name="ro2">
          <table:table-cell table:formula="of:=INT([PitchTable.D596])" office:value-type="float" office:value="7135" calcext:value-type="float">
            <text:p>7135</text:p>
          </table:table-cell>
        </table:table-row>
        <table:table-row table:style-name="ro2">
          <table:table-cell table:formula="of:=INT([PitchTable.D597])" office:value-type="float" office:value="7142" calcext:value-type="float">
            <text:p>7142</text:p>
          </table:table-cell>
        </table:table-row>
        <table:table-row table:style-name="ro2">
          <table:table-cell table:formula="of:=INT([PitchTable.D598])" office:value-type="float" office:value="7148" calcext:value-type="float">
            <text:p>7148</text:p>
          </table:table-cell>
        </table:table-row>
        <table:table-row table:style-name="ro2">
          <table:table-cell table:formula="of:=INT([PitchTable.D599])" office:value-type="float" office:value="7155" calcext:value-type="float">
            <text:p>7155</text:p>
          </table:table-cell>
        </table:table-row>
        <table:table-row table:style-name="ro2">
          <table:table-cell table:formula="of:=INT([PitchTable.D600])" office:value-type="float" office:value="7161" calcext:value-type="float">
            <text:p>7161</text:p>
          </table:table-cell>
        </table:table-row>
        <table:table-row table:style-name="ro2">
          <table:table-cell table:formula="of:=INT([PitchTable.D601])" office:value-type="float" office:value="7168" calcext:value-type="float">
            <text:p>7168</text:p>
          </table:table-cell>
        </table:table-row>
        <table:table-row table:style-name="ro2">
          <table:table-cell table:formula="of:=INT([PitchTable.D602])" office:value-type="float" office:value="7174" calcext:value-type="float">
            <text:p>7174</text:p>
          </table:table-cell>
        </table:table-row>
        <table:table-row table:style-name="ro2">
          <table:table-cell table:formula="of:=INT([PitchTable.D603])" office:value-type="float" office:value="7181" calcext:value-type="float">
            <text:p>7181</text:p>
          </table:table-cell>
        </table:table-row>
        <table:table-row table:style-name="ro2">
          <table:table-cell table:formula="of:=INT([PitchTable.D604])" office:value-type="float" office:value="7187" calcext:value-type="float">
            <text:p>7187</text:p>
          </table:table-cell>
        </table:table-row>
        <table:table-row table:style-name="ro2">
          <table:table-cell table:formula="of:=INT([PitchTable.D605])" office:value-type="float" office:value="7194" calcext:value-type="float">
            <text:p>7194</text:p>
          </table:table-cell>
        </table:table-row>
        <table:table-row table:style-name="ro2">
          <table:table-cell table:formula="of:=INT([PitchTable.D606])" office:value-type="float" office:value="7200" calcext:value-type="float">
            <text:p>7200</text:p>
          </table:table-cell>
        </table:table-row>
        <table:table-row table:style-name="ro2">
          <table:table-cell table:formula="of:=INT([PitchTable.D607])" office:value-type="float" office:value="7207" calcext:value-type="float">
            <text:p>7207</text:p>
          </table:table-cell>
        </table:table-row>
        <table:table-row table:style-name="ro2">
          <table:table-cell table:formula="of:=INT([PitchTable.D608])" office:value-type="float" office:value="7213" calcext:value-type="float">
            <text:p>7213</text:p>
          </table:table-cell>
        </table:table-row>
        <table:table-row table:style-name="ro2">
          <table:table-cell table:formula="of:=INT([PitchTable.D609])" office:value-type="float" office:value="7220" calcext:value-type="float">
            <text:p>7220</text:p>
          </table:table-cell>
        </table:table-row>
        <table:table-row table:style-name="ro2">
          <table:table-cell table:formula="of:=INT([PitchTable.D610])" office:value-type="float" office:value="7226" calcext:value-type="float">
            <text:p>7226</text:p>
          </table:table-cell>
        </table:table-row>
        <table:table-row table:style-name="ro2">
          <table:table-cell table:formula="of:=INT([PitchTable.D611])" office:value-type="float" office:value="7233" calcext:value-type="float">
            <text:p>7233</text:p>
          </table:table-cell>
        </table:table-row>
        <table:table-row table:style-name="ro2">
          <table:table-cell table:formula="of:=INT([PitchTable.D612])" office:value-type="float" office:value="7239" calcext:value-type="float">
            <text:p>7239</text:p>
          </table:table-cell>
        </table:table-row>
        <table:table-row table:style-name="ro2">
          <table:table-cell table:formula="of:=INT([PitchTable.D613])" office:value-type="float" office:value="7246" calcext:value-type="float">
            <text:p>7246</text:p>
          </table:table-cell>
        </table:table-row>
        <table:table-row table:style-name="ro2">
          <table:table-cell table:formula="of:=INT([PitchTable.D614])" office:value-type="float" office:value="7252" calcext:value-type="float">
            <text:p>7252</text:p>
          </table:table-cell>
        </table:table-row>
        <table:table-row table:style-name="ro2">
          <table:table-cell table:formula="of:=INT([PitchTable.D615])" office:value-type="float" office:value="7259" calcext:value-type="float">
            <text:p>7259</text:p>
          </table:table-cell>
        </table:table-row>
        <table:table-row table:style-name="ro2">
          <table:table-cell table:formula="of:=INT([PitchTable.D616])" office:value-type="float" office:value="7265" calcext:value-type="float">
            <text:p>7265</text:p>
          </table:table-cell>
        </table:table-row>
        <table:table-row table:style-name="ro2">
          <table:table-cell table:formula="of:=INT([PitchTable.D617])" office:value-type="float" office:value="7272" calcext:value-type="float">
            <text:p>7272</text:p>
          </table:table-cell>
        </table:table-row>
        <table:table-row table:style-name="ro2">
          <table:table-cell table:formula="of:=INT([PitchTable.D618])" office:value-type="float" office:value="7279" calcext:value-type="float">
            <text:p>7279</text:p>
          </table:table-cell>
        </table:table-row>
        <table:table-row table:style-name="ro2">
          <table:table-cell table:formula="of:=INT([PitchTable.D619])" office:value-type="float" office:value="7285" calcext:value-type="float">
            <text:p>7285</text:p>
          </table:table-cell>
        </table:table-row>
        <table:table-row table:style-name="ro2">
          <table:table-cell table:formula="of:=INT([PitchTable.D620])" office:value-type="float" office:value="7292" calcext:value-type="float">
            <text:p>7292</text:p>
          </table:table-cell>
        </table:table-row>
        <table:table-row table:style-name="ro2">
          <table:table-cell table:formula="of:=INT([PitchTable.D621])" office:value-type="float" office:value="7298" calcext:value-type="float">
            <text:p>7298</text:p>
          </table:table-cell>
        </table:table-row>
        <table:table-row table:style-name="ro2">
          <table:table-cell table:formula="of:=INT([PitchTable.D622])" office:value-type="float" office:value="7305" calcext:value-type="float">
            <text:p>7305</text:p>
          </table:table-cell>
        </table:table-row>
        <table:table-row table:style-name="ro2">
          <table:table-cell table:formula="of:=INT([PitchTable.D623])" office:value-type="float" office:value="7311" calcext:value-type="float">
            <text:p>7311</text:p>
          </table:table-cell>
        </table:table-row>
        <table:table-row table:style-name="ro2">
          <table:table-cell table:formula="of:=INT([PitchTable.D624])" office:value-type="float" office:value="7318" calcext:value-type="float">
            <text:p>7318</text:p>
          </table:table-cell>
        </table:table-row>
        <table:table-row table:style-name="ro2">
          <table:table-cell table:formula="of:=INT([PitchTable.D625])" office:value-type="float" office:value="7325" calcext:value-type="float">
            <text:p>7325</text:p>
          </table:table-cell>
        </table:table-row>
        <table:table-row table:style-name="ro2">
          <table:table-cell table:formula="of:=INT([PitchTable.D626])" office:value-type="float" office:value="7331" calcext:value-type="float">
            <text:p>7331</text:p>
          </table:table-cell>
        </table:table-row>
        <table:table-row table:style-name="ro2">
          <table:table-cell table:formula="of:=INT([PitchTable.D627])" office:value-type="float" office:value="7338" calcext:value-type="float">
            <text:p>7338</text:p>
          </table:table-cell>
        </table:table-row>
        <table:table-row table:style-name="ro2">
          <table:table-cell table:formula="of:=INT([PitchTable.D628])" office:value-type="float" office:value="7345" calcext:value-type="float">
            <text:p>7345</text:p>
          </table:table-cell>
        </table:table-row>
        <table:table-row table:style-name="ro2">
          <table:table-cell table:formula="of:=INT([PitchTable.D629])" office:value-type="float" office:value="7351" calcext:value-type="float">
            <text:p>7351</text:p>
          </table:table-cell>
        </table:table-row>
        <table:table-row table:style-name="ro2">
          <table:table-cell table:formula="of:=INT([PitchTable.D630])" office:value-type="float" office:value="7358" calcext:value-type="float">
            <text:p>7358</text:p>
          </table:table-cell>
        </table:table-row>
        <table:table-row table:style-name="ro2">
          <table:table-cell table:formula="of:=INT([PitchTable.D631])" office:value-type="float" office:value="7364" calcext:value-type="float">
            <text:p>7364</text:p>
          </table:table-cell>
        </table:table-row>
        <table:table-row table:style-name="ro2">
          <table:table-cell table:formula="of:=INT([PitchTable.D632])" office:value-type="float" office:value="7371" calcext:value-type="float">
            <text:p>7371</text:p>
          </table:table-cell>
        </table:table-row>
        <table:table-row table:style-name="ro2">
          <table:table-cell table:formula="of:=INT([PitchTable.D633])" office:value-type="float" office:value="7378" calcext:value-type="float">
            <text:p>7378</text:p>
          </table:table-cell>
        </table:table-row>
        <table:table-row table:style-name="ro2">
          <table:table-cell table:formula="of:=INT([PitchTable.D634])" office:value-type="float" office:value="7384" calcext:value-type="float">
            <text:p>7384</text:p>
          </table:table-cell>
        </table:table-row>
        <table:table-row table:style-name="ro2">
          <table:table-cell table:formula="of:=INT([PitchTable.D635])" office:value-type="float" office:value="7391" calcext:value-type="float">
            <text:p>7391</text:p>
          </table:table-cell>
        </table:table-row>
        <table:table-row table:style-name="ro2">
          <table:table-cell table:formula="of:=INT([PitchTable.D636])" office:value-type="float" office:value="7398" calcext:value-type="float">
            <text:p>7398</text:p>
          </table:table-cell>
        </table:table-row>
        <table:table-row table:style-name="ro2">
          <table:table-cell table:formula="of:=INT([PitchTable.D637])" office:value-type="float" office:value="7404" calcext:value-type="float">
            <text:p>7404</text:p>
          </table:table-cell>
        </table:table-row>
        <table:table-row table:style-name="ro2">
          <table:table-cell table:formula="of:=INT([PitchTable.D638])" office:value-type="float" office:value="7411" calcext:value-type="float">
            <text:p>7411</text:p>
          </table:table-cell>
        </table:table-row>
        <table:table-row table:style-name="ro2">
          <table:table-cell table:formula="of:=INT([PitchTable.D639])" office:value-type="float" office:value="7418" calcext:value-type="float">
            <text:p>7418</text:p>
          </table:table-cell>
        </table:table-row>
        <table:table-row table:style-name="ro2">
          <table:table-cell table:formula="of:=INT([PitchTable.D640])" office:value-type="float" office:value="7425" calcext:value-type="float">
            <text:p>7425</text:p>
          </table:table-cell>
        </table:table-row>
        <table:table-row table:style-name="ro2">
          <table:table-cell table:formula="of:=INT([PitchTable.D641])" office:value-type="float" office:value="7431" calcext:value-type="float">
            <text:p>7431</text:p>
          </table:table-cell>
        </table:table-row>
        <table:table-row table:style-name="ro2">
          <table:table-cell table:formula="of:=INT([PitchTable.D642])" office:value-type="float" office:value="7438" calcext:value-type="float">
            <text:p>7438</text:p>
          </table:table-cell>
        </table:table-row>
        <table:table-row table:style-name="ro2">
          <table:table-cell table:formula="of:=INT([PitchTable.D643])" office:value-type="float" office:value="7445" calcext:value-type="float">
            <text:p>7445</text:p>
          </table:table-cell>
        </table:table-row>
        <table:table-row table:style-name="ro2">
          <table:table-cell table:formula="of:=INT([PitchTable.D644])" office:value-type="float" office:value="7451" calcext:value-type="float">
            <text:p>7451</text:p>
          </table:table-cell>
        </table:table-row>
        <table:table-row table:style-name="ro2">
          <table:table-cell table:formula="of:=INT([PitchTable.D645])" office:value-type="float" office:value="7458" calcext:value-type="float">
            <text:p>7458</text:p>
          </table:table-cell>
        </table:table-row>
        <table:table-row table:style-name="ro2">
          <table:table-cell table:formula="of:=INT([PitchTable.D646])" office:value-type="float" office:value="7465" calcext:value-type="float">
            <text:p>7465</text:p>
          </table:table-cell>
        </table:table-row>
        <table:table-row table:style-name="ro2">
          <table:table-cell table:formula="of:=INT([PitchTable.D647])" office:value-type="float" office:value="7472" calcext:value-type="float">
            <text:p>7472</text:p>
          </table:table-cell>
        </table:table-row>
        <table:table-row table:style-name="ro2">
          <table:table-cell table:formula="of:=INT([PitchTable.D648])" office:value-type="float" office:value="7478" calcext:value-type="float">
            <text:p>7478</text:p>
          </table:table-cell>
        </table:table-row>
        <table:table-row table:style-name="ro2">
          <table:table-cell table:formula="of:=INT([PitchTable.D649])" office:value-type="float" office:value="7485" calcext:value-type="float">
            <text:p>7485</text:p>
          </table:table-cell>
        </table:table-row>
        <table:table-row table:style-name="ro2">
          <table:table-cell table:formula="of:=INT([PitchTable.D650])" office:value-type="float" office:value="7492" calcext:value-type="float">
            <text:p>7492</text:p>
          </table:table-cell>
        </table:table-row>
        <table:table-row table:style-name="ro2">
          <table:table-cell table:formula="of:=INT([PitchTable.D651])" office:value-type="float" office:value="7499" calcext:value-type="float">
            <text:p>7499</text:p>
          </table:table-cell>
        </table:table-row>
        <table:table-row table:style-name="ro2">
          <table:table-cell table:formula="of:=INT([PitchTable.D652])" office:value-type="float" office:value="7505" calcext:value-type="float">
            <text:p>7505</text:p>
          </table:table-cell>
        </table:table-row>
        <table:table-row table:style-name="ro2">
          <table:table-cell table:formula="of:=INT([PitchTable.D653])" office:value-type="float" office:value="7512" calcext:value-type="float">
            <text:p>7512</text:p>
          </table:table-cell>
        </table:table-row>
        <table:table-row table:style-name="ro2">
          <table:table-cell table:formula="of:=INT([PitchTable.D654])" office:value-type="float" office:value="7519" calcext:value-type="float">
            <text:p>7519</text:p>
          </table:table-cell>
        </table:table-row>
        <table:table-row table:style-name="ro2">
          <table:table-cell table:formula="of:=INT([PitchTable.D655])" office:value-type="float" office:value="7526" calcext:value-type="float">
            <text:p>7526</text:p>
          </table:table-cell>
        </table:table-row>
        <table:table-row table:style-name="ro2">
          <table:table-cell table:formula="of:=INT([PitchTable.D656])" office:value-type="float" office:value="7533" calcext:value-type="float">
            <text:p>7533</text:p>
          </table:table-cell>
        </table:table-row>
        <table:table-row table:style-name="ro2">
          <table:table-cell table:formula="of:=INT([PitchTable.D657])" office:value-type="float" office:value="7539" calcext:value-type="float">
            <text:p>7539</text:p>
          </table:table-cell>
        </table:table-row>
        <table:table-row table:style-name="ro2">
          <table:table-cell table:formula="of:=INT([PitchTable.D658])" office:value-type="float" office:value="7546" calcext:value-type="float">
            <text:p>7546</text:p>
          </table:table-cell>
        </table:table-row>
        <table:table-row table:style-name="ro2">
          <table:table-cell table:formula="of:=INT([PitchTable.D659])" office:value-type="float" office:value="7553" calcext:value-type="float">
            <text:p>7553</text:p>
          </table:table-cell>
        </table:table-row>
        <table:table-row table:style-name="ro2">
          <table:table-cell table:formula="of:=INT([PitchTable.D660])" office:value-type="float" office:value="7560" calcext:value-type="float">
            <text:p>7560</text:p>
          </table:table-cell>
        </table:table-row>
        <table:table-row table:style-name="ro2">
          <table:table-cell table:formula="of:=INT([PitchTable.D661])" office:value-type="float" office:value="7567" calcext:value-type="float">
            <text:p>7567</text:p>
          </table:table-cell>
        </table:table-row>
        <table:table-row table:style-name="ro2">
          <table:table-cell table:formula="of:=INT([PitchTable.D662])" office:value-type="float" office:value="7573" calcext:value-type="float">
            <text:p>7573</text:p>
          </table:table-cell>
        </table:table-row>
        <table:table-row table:style-name="ro2">
          <table:table-cell table:formula="of:=INT([PitchTable.D663])" office:value-type="float" office:value="7580" calcext:value-type="float">
            <text:p>7580</text:p>
          </table:table-cell>
        </table:table-row>
        <table:table-row table:style-name="ro2">
          <table:table-cell table:formula="of:=INT([PitchTable.D664])" office:value-type="float" office:value="7587" calcext:value-type="float">
            <text:p>7587</text:p>
          </table:table-cell>
        </table:table-row>
        <table:table-row table:style-name="ro2">
          <table:table-cell table:formula="of:=INT([PitchTable.D665])" office:value-type="float" office:value="7594" calcext:value-type="float">
            <text:p>7594</text:p>
          </table:table-cell>
        </table:table-row>
        <table:table-row table:style-name="ro2">
          <table:table-cell table:formula="of:=INT([PitchTable.D666])" office:value-type="float" office:value="7601" calcext:value-type="float">
            <text:p>7601</text:p>
          </table:table-cell>
        </table:table-row>
        <table:table-row table:style-name="ro2">
          <table:table-cell table:formula="of:=INT([PitchTable.D667])" office:value-type="float" office:value="7608" calcext:value-type="float">
            <text:p>7608</text:p>
          </table:table-cell>
        </table:table-row>
        <table:table-row table:style-name="ro2">
          <table:table-cell table:formula="of:=INT([PitchTable.D668])" office:value-type="float" office:value="7615" calcext:value-type="float">
            <text:p>7615</text:p>
          </table:table-cell>
        </table:table-row>
        <table:table-row table:style-name="ro2">
          <table:table-cell table:formula="of:=INT([PitchTable.D669])" office:value-type="float" office:value="7621" calcext:value-type="float">
            <text:p>7621</text:p>
          </table:table-cell>
        </table:table-row>
        <table:table-row table:style-name="ro2">
          <table:table-cell table:formula="of:=INT([PitchTable.D670])" office:value-type="float" office:value="7628" calcext:value-type="float">
            <text:p>7628</text:p>
          </table:table-cell>
        </table:table-row>
        <table:table-row table:style-name="ro2">
          <table:table-cell table:formula="of:=INT([PitchTable.D671])" office:value-type="float" office:value="7635" calcext:value-type="float">
            <text:p>7635</text:p>
          </table:table-cell>
        </table:table-row>
        <table:table-row table:style-name="ro2">
          <table:table-cell table:formula="of:=INT([PitchTable.D672])" office:value-type="float" office:value="7642" calcext:value-type="float">
            <text:p>7642</text:p>
          </table:table-cell>
        </table:table-row>
        <table:table-row table:style-name="ro2">
          <table:table-cell table:formula="of:=INT([PitchTable.D673])" office:value-type="float" office:value="7649" calcext:value-type="float">
            <text:p>7649</text:p>
          </table:table-cell>
        </table:table-row>
        <table:table-row table:style-name="ro2">
          <table:table-cell table:formula="of:=INT([PitchTable.D674])" office:value-type="float" office:value="7656" calcext:value-type="float">
            <text:p>7656</text:p>
          </table:table-cell>
        </table:table-row>
        <table:table-row table:style-name="ro2">
          <table:table-cell table:formula="of:=INT([PitchTable.D675])" office:value-type="float" office:value="7663" calcext:value-type="float">
            <text:p>7663</text:p>
          </table:table-cell>
        </table:table-row>
        <table:table-row table:style-name="ro2">
          <table:table-cell table:formula="of:=INT([PitchTable.D676])" office:value-type="float" office:value="7670" calcext:value-type="float">
            <text:p>7670</text:p>
          </table:table-cell>
        </table:table-row>
        <table:table-row table:style-name="ro2">
          <table:table-cell table:formula="of:=INT([PitchTable.D677])" office:value-type="float" office:value="7677" calcext:value-type="float">
            <text:p>7677</text:p>
          </table:table-cell>
        </table:table-row>
        <table:table-row table:style-name="ro2">
          <table:table-cell table:formula="of:=INT([PitchTable.D678])" office:value-type="float" office:value="7684" calcext:value-type="float">
            <text:p>7684</text:p>
          </table:table-cell>
        </table:table-row>
        <table:table-row table:style-name="ro2">
          <table:table-cell table:formula="of:=INT([PitchTable.D679])" office:value-type="float" office:value="7691" calcext:value-type="float">
            <text:p>7691</text:p>
          </table:table-cell>
        </table:table-row>
        <table:table-row table:style-name="ro2">
          <table:table-cell table:formula="of:=INT([PitchTable.D680])" office:value-type="float" office:value="7697" calcext:value-type="float">
            <text:p>7697</text:p>
          </table:table-cell>
        </table:table-row>
        <table:table-row table:style-name="ro2">
          <table:table-cell table:formula="of:=INT([PitchTable.D681])" office:value-type="float" office:value="7704" calcext:value-type="float">
            <text:p>7704</text:p>
          </table:table-cell>
        </table:table-row>
        <table:table-row table:style-name="ro2">
          <table:table-cell table:formula="of:=INT([PitchTable.D682])" office:value-type="float" office:value="7711" calcext:value-type="float">
            <text:p>7711</text:p>
          </table:table-cell>
        </table:table-row>
        <table:table-row table:style-name="ro2">
          <table:table-cell table:formula="of:=INT([PitchTable.D683])" office:value-type="float" office:value="7718" calcext:value-type="float">
            <text:p>7718</text:p>
          </table:table-cell>
        </table:table-row>
        <table:table-row table:style-name="ro2">
          <table:table-cell table:formula="of:=INT([PitchTable.D684])" office:value-type="float" office:value="7725" calcext:value-type="float">
            <text:p>7725</text:p>
          </table:table-cell>
        </table:table-row>
        <table:table-row table:style-name="ro2">
          <table:table-cell table:formula="of:=INT([PitchTable.D685])" office:value-type="float" office:value="7732" calcext:value-type="float">
            <text:p>7732</text:p>
          </table:table-cell>
        </table:table-row>
        <table:table-row table:style-name="ro2">
          <table:table-cell table:formula="of:=INT([PitchTable.D686])" office:value-type="float" office:value="7739" calcext:value-type="float">
            <text:p>7739</text:p>
          </table:table-cell>
        </table:table-row>
        <table:table-row table:style-name="ro2">
          <table:table-cell table:formula="of:=INT([PitchTable.D687])" office:value-type="float" office:value="7746" calcext:value-type="float">
            <text:p>7746</text:p>
          </table:table-cell>
        </table:table-row>
        <table:table-row table:style-name="ro2">
          <table:table-cell table:formula="of:=INT([PitchTable.D688])" office:value-type="float" office:value="7753" calcext:value-type="float">
            <text:p>7753</text:p>
          </table:table-cell>
        </table:table-row>
        <table:table-row table:style-name="ro2">
          <table:table-cell table:formula="of:=INT([PitchTable.D689])" office:value-type="float" office:value="7760" calcext:value-type="float">
            <text:p>7760</text:p>
          </table:table-cell>
        </table:table-row>
        <table:table-row table:style-name="ro2">
          <table:table-cell table:formula="of:=INT([PitchTable.D690])" office:value-type="float" office:value="7767" calcext:value-type="float">
            <text:p>7767</text:p>
          </table:table-cell>
        </table:table-row>
        <table:table-row table:style-name="ro2">
          <table:table-cell table:formula="of:=INT([PitchTable.D691])" office:value-type="float" office:value="7774" calcext:value-type="float">
            <text:p>7774</text:p>
          </table:table-cell>
        </table:table-row>
        <table:table-row table:style-name="ro2">
          <table:table-cell table:formula="of:=INT([PitchTable.D692])" office:value-type="float" office:value="7781" calcext:value-type="float">
            <text:p>7781</text:p>
          </table:table-cell>
        </table:table-row>
        <table:table-row table:style-name="ro2">
          <table:table-cell table:formula="of:=INT([PitchTable.D693])" office:value-type="float" office:value="7788" calcext:value-type="float">
            <text:p>7788</text:p>
          </table:table-cell>
        </table:table-row>
        <table:table-row table:style-name="ro2">
          <table:table-cell table:formula="of:=INT([PitchTable.D694])" office:value-type="float" office:value="7795" calcext:value-type="float">
            <text:p>7795</text:p>
          </table:table-cell>
        </table:table-row>
        <table:table-row table:style-name="ro2">
          <table:table-cell table:formula="of:=INT([PitchTable.D695])" office:value-type="float" office:value="7802" calcext:value-type="float">
            <text:p>7802</text:p>
          </table:table-cell>
        </table:table-row>
        <table:table-row table:style-name="ro2">
          <table:table-cell table:formula="of:=INT([PitchTable.D696])" office:value-type="float" office:value="7809" calcext:value-type="float">
            <text:p>7809</text:p>
          </table:table-cell>
        </table:table-row>
        <table:table-row table:style-name="ro2">
          <table:table-cell table:formula="of:=INT([PitchTable.D697])" office:value-type="float" office:value="7817" calcext:value-type="float">
            <text:p>7817</text:p>
          </table:table-cell>
        </table:table-row>
        <table:table-row table:style-name="ro2">
          <table:table-cell table:formula="of:=INT([PitchTable.D698])" office:value-type="float" office:value="7824" calcext:value-type="float">
            <text:p>7824</text:p>
          </table:table-cell>
        </table:table-row>
        <table:table-row table:style-name="ro2">
          <table:table-cell table:formula="of:=INT([PitchTable.D699])" office:value-type="float" office:value="7831" calcext:value-type="float">
            <text:p>7831</text:p>
          </table:table-cell>
        </table:table-row>
        <table:table-row table:style-name="ro2">
          <table:table-cell table:formula="of:=INT([PitchTable.D700])" office:value-type="float" office:value="7838" calcext:value-type="float">
            <text:p>7838</text:p>
          </table:table-cell>
        </table:table-row>
        <table:table-row table:style-name="ro2">
          <table:table-cell table:formula="of:=INT([PitchTable.D701])" office:value-type="float" office:value="7845" calcext:value-type="float">
            <text:p>7845</text:p>
          </table:table-cell>
        </table:table-row>
        <table:table-row table:style-name="ro2">
          <table:table-cell table:formula="of:=INT([PitchTable.D702])" office:value-type="float" office:value="7852" calcext:value-type="float">
            <text:p>7852</text:p>
          </table:table-cell>
        </table:table-row>
        <table:table-row table:style-name="ro2">
          <table:table-cell table:formula="of:=INT([PitchTable.D703])" office:value-type="float" office:value="7859" calcext:value-type="float">
            <text:p>7859</text:p>
          </table:table-cell>
        </table:table-row>
        <table:table-row table:style-name="ro2">
          <table:table-cell table:formula="of:=INT([PitchTable.D704])" office:value-type="float" office:value="7866" calcext:value-type="float">
            <text:p>7866</text:p>
          </table:table-cell>
        </table:table-row>
        <table:table-row table:style-name="ro2">
          <table:table-cell table:formula="of:=INT([PitchTable.D705])" office:value-type="float" office:value="7873" calcext:value-type="float">
            <text:p>7873</text:p>
          </table:table-cell>
        </table:table-row>
        <table:table-row table:style-name="ro2">
          <table:table-cell table:formula="of:=INT([PitchTable.D706])" office:value-type="float" office:value="7880" calcext:value-type="float">
            <text:p>7880</text:p>
          </table:table-cell>
        </table:table-row>
        <table:table-row table:style-name="ro2">
          <table:table-cell table:formula="of:=INT([PitchTable.D707])" office:value-type="float" office:value="7887" calcext:value-type="float">
            <text:p>7887</text:p>
          </table:table-cell>
        </table:table-row>
        <table:table-row table:style-name="ro2">
          <table:table-cell table:formula="of:=INT([PitchTable.D708])" office:value-type="float" office:value="7895" calcext:value-type="float">
            <text:p>7895</text:p>
          </table:table-cell>
        </table:table-row>
        <table:table-row table:style-name="ro2">
          <table:table-cell table:formula="of:=INT([PitchTable.D709])" office:value-type="float" office:value="7902" calcext:value-type="float">
            <text:p>7902</text:p>
          </table:table-cell>
        </table:table-row>
        <table:table-row table:style-name="ro2">
          <table:table-cell table:formula="of:=INT([PitchTable.D710])" office:value-type="float" office:value="7909" calcext:value-type="float">
            <text:p>7909</text:p>
          </table:table-cell>
        </table:table-row>
        <table:table-row table:style-name="ro2">
          <table:table-cell table:formula="of:=INT([PitchTable.D711])" office:value-type="float" office:value="7916" calcext:value-type="float">
            <text:p>7916</text:p>
          </table:table-cell>
        </table:table-row>
        <table:table-row table:style-name="ro2">
          <table:table-cell table:formula="of:=INT([PitchTable.D712])" office:value-type="float" office:value="7923" calcext:value-type="float">
            <text:p>7923</text:p>
          </table:table-cell>
        </table:table-row>
        <table:table-row table:style-name="ro2">
          <table:table-cell table:formula="of:=INT([PitchTable.D713])" office:value-type="float" office:value="7930" calcext:value-type="float">
            <text:p>7930</text:p>
          </table:table-cell>
        </table:table-row>
        <table:table-row table:style-name="ro2">
          <table:table-cell table:formula="of:=INT([PitchTable.D714])" office:value-type="float" office:value="7937" calcext:value-type="float">
            <text:p>7937</text:p>
          </table:table-cell>
        </table:table-row>
        <table:table-row table:style-name="ro2">
          <table:table-cell table:formula="of:=INT([PitchTable.D715])" office:value-type="float" office:value="7945" calcext:value-type="float">
            <text:p>7945</text:p>
          </table:table-cell>
        </table:table-row>
        <table:table-row table:style-name="ro2">
          <table:table-cell table:formula="of:=INT([PitchTable.D716])" office:value-type="float" office:value="7952" calcext:value-type="float">
            <text:p>7952</text:p>
          </table:table-cell>
        </table:table-row>
        <table:table-row table:style-name="ro2">
          <table:table-cell table:formula="of:=INT([PitchTable.D717])" office:value-type="float" office:value="7959" calcext:value-type="float">
            <text:p>7959</text:p>
          </table:table-cell>
        </table:table-row>
        <table:table-row table:style-name="ro2">
          <table:table-cell table:formula="of:=INT([PitchTable.D718])" office:value-type="float" office:value="7966" calcext:value-type="float">
            <text:p>7966</text:p>
          </table:table-cell>
        </table:table-row>
        <table:table-row table:style-name="ro2">
          <table:table-cell table:formula="of:=INT([PitchTable.D719])" office:value-type="float" office:value="7973" calcext:value-type="float">
            <text:p>7973</text:p>
          </table:table-cell>
        </table:table-row>
        <table:table-row table:style-name="ro2">
          <table:table-cell table:formula="of:=INT([PitchTable.D720])" office:value-type="float" office:value="7980" calcext:value-type="float">
            <text:p>7980</text:p>
          </table:table-cell>
        </table:table-row>
        <table:table-row table:style-name="ro2">
          <table:table-cell table:formula="of:=INT([PitchTable.D721])" office:value-type="float" office:value="7988" calcext:value-type="float">
            <text:p>7988</text:p>
          </table:table-cell>
        </table:table-row>
        <table:table-row table:style-name="ro2">
          <table:table-cell table:formula="of:=INT([PitchTable.D722])" office:value-type="float" office:value="7995" calcext:value-type="float">
            <text:p>7995</text:p>
          </table:table-cell>
        </table:table-row>
        <table:table-row table:style-name="ro2">
          <table:table-cell table:formula="of:=INT([PitchTable.D723])" office:value-type="float" office:value="8002" calcext:value-type="float">
            <text:p>8002</text:p>
          </table:table-cell>
        </table:table-row>
        <table:table-row table:style-name="ro2">
          <table:table-cell table:formula="of:=INT([PitchTable.D724])" office:value-type="float" office:value="8009" calcext:value-type="float">
            <text:p>8009</text:p>
          </table:table-cell>
        </table:table-row>
        <table:table-row table:style-name="ro2">
          <table:table-cell table:formula="of:=INT([PitchTable.D725])" office:value-type="float" office:value="8017" calcext:value-type="float">
            <text:p>8017</text:p>
          </table:table-cell>
        </table:table-row>
        <table:table-row table:style-name="ro2">
          <table:table-cell table:formula="of:=INT([PitchTable.D726])" office:value-type="float" office:value="8024" calcext:value-type="float">
            <text:p>8024</text:p>
          </table:table-cell>
        </table:table-row>
        <table:table-row table:style-name="ro2">
          <table:table-cell table:formula="of:=INT([PitchTable.D727])" office:value-type="float" office:value="8031" calcext:value-type="float">
            <text:p>8031</text:p>
          </table:table-cell>
        </table:table-row>
        <table:table-row table:style-name="ro2">
          <table:table-cell table:formula="of:=INT([PitchTable.D728])" office:value-type="float" office:value="8038" calcext:value-type="float">
            <text:p>8038</text:p>
          </table:table-cell>
        </table:table-row>
        <table:table-row table:style-name="ro2">
          <table:table-cell table:formula="of:=INT([PitchTable.D729])" office:value-type="float" office:value="8046" calcext:value-type="float">
            <text:p>8046</text:p>
          </table:table-cell>
        </table:table-row>
        <table:table-row table:style-name="ro2">
          <table:table-cell table:formula="of:=INT([PitchTable.D730])" office:value-type="float" office:value="8053" calcext:value-type="float">
            <text:p>8053</text:p>
          </table:table-cell>
        </table:table-row>
        <table:table-row table:style-name="ro2">
          <table:table-cell table:formula="of:=INT([PitchTable.D731])" office:value-type="float" office:value="8060" calcext:value-type="float">
            <text:p>8060</text:p>
          </table:table-cell>
        </table:table-row>
        <table:table-row table:style-name="ro2">
          <table:table-cell table:formula="of:=INT([PitchTable.D732])" office:value-type="float" office:value="8067" calcext:value-type="float">
            <text:p>8067</text:p>
          </table:table-cell>
        </table:table-row>
        <table:table-row table:style-name="ro2">
          <table:table-cell table:formula="of:=INT([PitchTable.D733])" office:value-type="float" office:value="8075" calcext:value-type="float">
            <text:p>8075</text:p>
          </table:table-cell>
        </table:table-row>
        <table:table-row table:style-name="ro2">
          <table:table-cell table:formula="of:=INT([PitchTable.D734])" office:value-type="float" office:value="8082" calcext:value-type="float">
            <text:p>8082</text:p>
          </table:table-cell>
        </table:table-row>
        <table:table-row table:style-name="ro2">
          <table:table-cell table:formula="of:=INT([PitchTable.D735])" office:value-type="float" office:value="8089" calcext:value-type="float">
            <text:p>8089</text:p>
          </table:table-cell>
        </table:table-row>
        <table:table-row table:style-name="ro2">
          <table:table-cell table:formula="of:=INT([PitchTable.D736])" office:value-type="float" office:value="8097" calcext:value-type="float">
            <text:p>8097</text:p>
          </table:table-cell>
        </table:table-row>
        <table:table-row table:style-name="ro2">
          <table:table-cell table:formula="of:=INT([PitchTable.D737])" office:value-type="float" office:value="8104" calcext:value-type="float">
            <text:p>8104</text:p>
          </table:table-cell>
        </table:table-row>
        <table:table-row table:style-name="ro2">
          <table:table-cell table:formula="of:=INT([PitchTable.D738])" office:value-type="float" office:value="8111" calcext:value-type="float">
            <text:p>8111</text:p>
          </table:table-cell>
        </table:table-row>
        <table:table-row table:style-name="ro2">
          <table:table-cell table:formula="of:=INT([PitchTable.D739])" office:value-type="float" office:value="8119" calcext:value-type="float">
            <text:p>8119</text:p>
          </table:table-cell>
        </table:table-row>
        <table:table-row table:style-name="ro2">
          <table:table-cell table:formula="of:=INT([PitchTable.D740])" office:value-type="float" office:value="8126" calcext:value-type="float">
            <text:p>8126</text:p>
          </table:table-cell>
        </table:table-row>
        <table:table-row table:style-name="ro2">
          <table:table-cell table:formula="of:=INT([PitchTable.D741])" office:value-type="float" office:value="8133" calcext:value-type="float">
            <text:p>8133</text:p>
          </table:table-cell>
        </table:table-row>
        <table:table-row table:style-name="ro2">
          <table:table-cell table:formula="of:=INT([PitchTable.D742])" office:value-type="float" office:value="8141" calcext:value-type="float">
            <text:p>8141</text:p>
          </table:table-cell>
        </table:table-row>
        <table:table-row table:style-name="ro2">
          <table:table-cell table:formula="of:=INT([PitchTable.D743])" office:value-type="float" office:value="8148" calcext:value-type="float">
            <text:p>8148</text:p>
          </table:table-cell>
        </table:table-row>
        <table:table-row table:style-name="ro2">
          <table:table-cell table:formula="of:=INT([PitchTable.D744])" office:value-type="float" office:value="8155" calcext:value-type="float">
            <text:p>8155</text:p>
          </table:table-cell>
        </table:table-row>
        <table:table-row table:style-name="ro2">
          <table:table-cell table:formula="of:=INT([PitchTable.D745])" office:value-type="float" office:value="8163" calcext:value-type="float">
            <text:p>8163</text:p>
          </table:table-cell>
        </table:table-row>
        <table:table-row table:style-name="ro2">
          <table:table-cell table:formula="of:=INT([PitchTable.D746])" office:value-type="float" office:value="8170" calcext:value-type="float">
            <text:p>8170</text:p>
          </table:table-cell>
        </table:table-row>
        <table:table-row table:style-name="ro2">
          <table:table-cell table:formula="of:=INT([PitchTable.D747])" office:value-type="float" office:value="8177" calcext:value-type="float">
            <text:p>8177</text:p>
          </table:table-cell>
        </table:table-row>
        <table:table-row table:style-name="ro2">
          <table:table-cell table:formula="of:=INT([PitchTable.D748])" office:value-type="float" office:value="8185" calcext:value-type="float">
            <text:p>8185</text:p>
          </table:table-cell>
        </table:table-row>
        <table:table-row table:style-name="ro2">
          <table:table-cell table:formula="of:=INT([PitchTable.D749])" office:value-type="float" office:value="8192" calcext:value-type="float">
            <text:p>8192</text:p>
          </table:table-cell>
        </table:table-row>
        <table:table-row table:style-name="ro2">
          <table:table-cell table:formula="of:=INT([PitchTable.D750])" office:value-type="float" office:value="8200" calcext:value-type="float">
            <text:p>8200</text:p>
          </table:table-cell>
        </table:table-row>
        <table:table-row table:style-name="ro2">
          <table:table-cell table:formula="of:=INT([PitchTable.D751])" office:value-type="float" office:value="8207" calcext:value-type="float">
            <text:p>8207</text:p>
          </table:table-cell>
        </table:table-row>
        <table:table-row table:style-name="ro2">
          <table:table-cell table:formula="of:=INT([PitchTable.D752])" office:value-type="float" office:value="8214" calcext:value-type="float">
            <text:p>8214</text:p>
          </table:table-cell>
        </table:table-row>
        <table:table-row table:style-name="ro2">
          <table:table-cell table:formula="of:=INT([PitchTable.D753])" office:value-type="float" office:value="8222" calcext:value-type="float">
            <text:p>8222</text:p>
          </table:table-cell>
        </table:table-row>
        <table:table-row table:style-name="ro2">
          <table:table-cell table:formula="of:=INT([PitchTable.D754])" office:value-type="float" office:value="8229" calcext:value-type="float">
            <text:p>8229</text:p>
          </table:table-cell>
        </table:table-row>
        <table:table-row table:style-name="ro2">
          <table:table-cell table:formula="of:=INT([PitchTable.D755])" office:value-type="float" office:value="8237" calcext:value-type="float">
            <text:p>8237</text:p>
          </table:table-cell>
        </table:table-row>
        <table:table-row table:style-name="ro2">
          <table:table-cell table:formula="of:=INT([PitchTable.D756])" office:value-type="float" office:value="8244" calcext:value-type="float">
            <text:p>8244</text:p>
          </table:table-cell>
        </table:table-row>
        <table:table-row table:style-name="ro2">
          <table:table-cell table:formula="of:=INT([PitchTable.D757])" office:value-type="float" office:value="8251" calcext:value-type="float">
            <text:p>8251</text:p>
          </table:table-cell>
        </table:table-row>
        <table:table-row table:style-name="ro2">
          <table:table-cell table:formula="of:=INT([PitchTable.D758])" office:value-type="float" office:value="8259" calcext:value-type="float">
            <text:p>8259</text:p>
          </table:table-cell>
        </table:table-row>
        <table:table-row table:style-name="ro2">
          <table:table-cell table:formula="of:=INT([PitchTable.D759])" office:value-type="float" office:value="8266" calcext:value-type="float">
            <text:p>8266</text:p>
          </table:table-cell>
        </table:table-row>
        <table:table-row table:style-name="ro2">
          <table:table-cell table:formula="of:=INT([PitchTable.D760])" office:value-type="float" office:value="8274" calcext:value-type="float">
            <text:p>8274</text:p>
          </table:table-cell>
        </table:table-row>
        <table:table-row table:style-name="ro2">
          <table:table-cell table:formula="of:=INT([PitchTable.D761])" office:value-type="float" office:value="8281" calcext:value-type="float">
            <text:p>8281</text:p>
          </table:table-cell>
        </table:table-row>
        <table:table-row table:style-name="ro2">
          <table:table-cell table:formula="of:=INT([PitchTable.D762])" office:value-type="float" office:value="8289" calcext:value-type="float">
            <text:p>8289</text:p>
          </table:table-cell>
        </table:table-row>
        <table:table-row table:style-name="ro2">
          <table:table-cell table:formula="of:=INT([PitchTable.D763])" office:value-type="float" office:value="8296" calcext:value-type="float">
            <text:p>8296</text:p>
          </table:table-cell>
        </table:table-row>
        <table:table-row table:style-name="ro2">
          <table:table-cell table:formula="of:=INT([PitchTable.D764])" office:value-type="float" office:value="8304" calcext:value-type="float">
            <text:p>8304</text:p>
          </table:table-cell>
        </table:table-row>
        <table:table-row table:style-name="ro2">
          <table:table-cell table:formula="of:=INT([PitchTable.D765])" office:value-type="float" office:value="8311" calcext:value-type="float">
            <text:p>8311</text:p>
          </table:table-cell>
        </table:table-row>
        <table:table-row table:style-name="ro2">
          <table:table-cell table:formula="of:=INT([PitchTable.D766])" office:value-type="float" office:value="8319" calcext:value-type="float">
            <text:p>8319</text:p>
          </table:table-cell>
        </table:table-row>
        <table:table-row table:style-name="ro2">
          <table:table-cell table:formula="of:=INT([PitchTable.D767])" office:value-type="float" office:value="8326" calcext:value-type="float">
            <text:p>8326</text:p>
          </table:table-cell>
        </table:table-row>
        <table:table-row table:style-name="ro2">
          <table:table-cell table:formula="of:=INT([PitchTable.D768])" office:value-type="float" office:value="8334" calcext:value-type="float">
            <text:p>8334</text:p>
          </table:table-cell>
        </table:table-row>
        <table:table-row table:style-name="ro2">
          <table:table-cell table:formula="of:=INT([PitchTable.D769])" office:value-type="float" office:value="8341" calcext:value-type="float">
            <text:p>8341</text:p>
          </table:table-cell>
        </table:table-row>
        <table:table-row table:style-name="ro2">
          <table:table-cell table:formula="of:=INT([PitchTable.D770])" office:value-type="float" office:value="8349" calcext:value-type="float">
            <text:p>8349</text:p>
          </table:table-cell>
        </table:table-row>
        <table:table-row table:style-name="ro2">
          <table:table-cell table:formula="of:=INT([PitchTable.D771])" office:value-type="float" office:value="8356" calcext:value-type="float">
            <text:p>8356</text:p>
          </table:table-cell>
        </table:table-row>
        <table:table-row table:style-name="ro2">
          <table:table-cell table:formula="of:=INT([PitchTable.D772])" office:value-type="float" office:value="8364" calcext:value-type="float">
            <text:p>8364</text:p>
          </table:table-cell>
        </table:table-row>
        <table:table-row table:style-name="ro2" table:number-rows-repeated="350">
          <table:table-cell/>
        </table:table-row>
        <table:table-row table:style-name="ro2">
          <table:table-cell/>
        </table:table-row>
      </table:table>
      <table:table table:name="ExpTable" table:style-name="ta5">
        <office:forms form:automatic-focus="false" form:apply-design-mode="false"/>
        <table:shapes>
          <draw:frame draw:z-index="0" draw:style-name="gr2" draw:text-style-name="P2" svg:width="453.51pt" svg:height="255.09pt" svg:x="443.68pt" svg:y="54.94pt">
            <loext:p draw:notify-on-update-of-ranges="ExpTable.A4:ExpTable.A131 ExpTable.B4:ExpTable.B131 ExpTable.A4:ExpTable.A131 ExpTable.C4:ExpTable.C1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number-columns-repeated="2" table:default-cell-style-name="Default"/>
        <table:table-row table:style-name="ro2">
          <table:table-cell office:value-type="string" calcext:value-type="string">
            <text:p>Decay Table Size</text:p>
          </table:table-cell>
          <table:table-cell office:value-type="string" calcext:value-type="string">
            <text:p>Decay Factor</text:p>
          </table:table-cell>
          <table:table-cell office:value-type="string" calcext:value-type="string">
            <text:p>Attack Factor</text:p>
          </table:table-cell>
          <table:table-cell office:value-type="string" calcext:value-type="string">
            <text:p>AttackScaling</text:p>
          </table:table-cell>
          <table:table-cell office:value-type="string" calcext:value-type="string">
            <text:p>Last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1.398" calcext:value-type="float">
            <text:p>1.398</text:p>
          </table:table-cell>
          <table:table-cell office:value-type="float" office:value="1.333" calcext:value-type="float">
            <text:p>1.333</text:p>
          </table:table-cell>
          <table:table-cell table:formula="of:=[.C131]" office:value-type="float" office:value="65535.7265855231" calcext:value-type="float">
            <text:p>65535.7265855231</text:p>
          </table:table-cell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ExpDecayTable</text:p>
          </table:table-cell>
          <table:table-cell office:value-type="string" calcext:value-type="string">
            <text:p>ExpAttackTable</text:p>
          </table:table-cell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2^(16)-1)*EXP(-[.A4]/[.$A$2]*[.$B$2])" office:value-type="float" office:value="65535" calcext:value-type="float">
            <text:p>65535</text:p>
          </table:table-cell>
          <table:table-cell table:formula="of:=(2^(16)-1)*(1-EXP(-[.A4]/[.$A$2]*[.$C$2]))*[.$D$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2^(16)-1)*EXP(-[.A5]/[.$A$2]*[.$B$2])" office:value-type="float" office:value="60138.2964690867" calcext:value-type="float">
            <text:p>60138.2964690867</text:p>
          </table:table-cell>
          <table:table-cell table:formula="of:=(2^(16)-1)*(1-EXP(-[.A5]/[.$A$2]*[.$C$2]))*[.$D$2]" office:value-type="float" office:value="948.923404872942" calcext:value-type="float">
            <text:p>948.923404872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2^(16)-1)*EXP(-[.A6]/[.$A$2]*[.$B$2])" office:value-type="float" office:value="55186.0029328416" calcext:value-type="float">
            <text:p>55186.0029328416</text:p>
          </table:table-cell>
          <table:table-cell table:formula="of:=(2^(16)-1)*(1-EXP(-[.A6]/[.$A$2]*[.$C$2]))*[.$D$2]" office:value-type="float" office:value="1887.53917872602" calcext:value-type="float">
            <text:p>1887.53917872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2^(16)-1)*EXP(-[.A7]/[.$A$2]*[.$B$2])" office:value-type="float" office:value="50641.5229315498" calcext:value-type="float">
            <text:p>50641.5229315498</text:p>
          </table:table-cell>
          <table:table-cell table:formula="of:=(2^(16)-1)*(1-EXP(-[.A7]/[.$A$2]*[.$C$2]))*[.$D$2]" office:value-type="float" office:value="2815.95928766389" calcext:value-type="float">
            <text:p>2815.9592876639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2^(16)-1)*EXP(-[.A8]/[.$A$2]*[.$B$2])" office:value-type="float" office:value="46471.2736660349" calcext:value-type="float">
            <text:p>46471.2736660349</text:p>
          </table:table-cell>
          <table:table-cell table:formula="of:=(2^(16)-1)*(1-EXP(-[.A8]/[.$A$2]*[.$C$2]))*[.$D$2]" office:value-type="float" office:value="3734.29448156518" calcext:value-type="float">
            <text:p>3734.294481565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2^(16)-1)*EXP(-[.A9]/[.$A$2]*[.$B$2])" office:value-type="float" office:value="42644.4378274826" calcext:value-type="float">
            <text:p>42644.4378274826</text:p>
          </table:table-cell>
          <table:table-cell table:formula="of:=(2^(16)-1)*(1-EXP(-[.A9]/[.$A$2]*[.$C$2]))*[.$D$2]" office:value-type="float" office:value="4642.65430729379" calcext:value-type="float">
            <text:p>4642.654307293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2^(16)-1)*EXP(-[.A10]/[.$A$2]*[.$B$2])" office:value-type="float" office:value="39132.7358636864" calcext:value-type="float">
            <text:p>39132.7358636864</text:p>
          </table:table-cell>
          <table:table-cell table:formula="of:=(2^(16)-1)*(1-EXP(-[.A10]/[.$A$2]*[.$C$2]))*[.$D$2]" office:value-type="float" office:value="5541.1471217665" calcext:value-type="float">
            <text:p>5541.147121766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2^(16)-1)*EXP(-[.A11]/[.$A$2]*[.$B$2])" office:value-type="float" office:value="35910.2169988073" calcext:value-type="float">
            <text:p>35910.2169988073</text:p>
          </table:table-cell>
          <table:table-cell table:formula="of:=(2^(16)-1)*(1-EXP(-[.A11]/[.$A$2]*[.$C$2]))*[.$D$2]" office:value-type="float" office:value="6429.88010487872" calcext:value-type="float">
            <text:p>6429.8801048787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2^(16)-1)*EXP(-[.A12]/[.$A$2]*[.$B$2])" office:value-type="float" office:value="32953.0674623256" calcext:value-type="float">
            <text:p>32953.0674623256</text:p>
          </table:table-cell>
          <table:table-cell table:formula="of:=(2^(16)-1)*(1-EXP(-[.A12]/[.$A$2]*[.$C$2]))*[.$D$2]" office:value-type="float" office:value="7308.95927228985" calcext:value-type="float">
            <text:p>7308.9592722899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2^(16)-1)*EXP(-[.A13]/[.$A$2]*[.$B$2])" office:value-type="float" office:value="30239.4345100352" calcext:value-type="float">
            <text:p>30239.4345100352</text:p>
          </table:table-cell>
          <table:table-cell table:formula="of:=(2^(16)-1)*(1-EXP(-[.A13]/[.$A$2]*[.$C$2]))*[.$D$2]" office:value-type="float" office:value="8178.4894880697" calcext:value-type="float">
            <text:p>8178.489488069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2^(16)-1)*EXP(-[.A14]/[.$A$2]*[.$B$2])" office:value-type="float" office:value="27749.2649366297" calcext:value-type="float">
            <text:p>27749.2649366297</text:p>
          </table:table-cell>
          <table:table-cell table:formula="of:=(2^(16)-1)*(1-EXP(-[.A14]/[.$A$2]*[.$C$2]))*[.$D$2]" office:value-type="float" office:value="9038.5744772076" calcext:value-type="float">
            <text:p>9038.5744772076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2^(16)-1)*EXP(-[.A15]/[.$A$2]*[.$B$2])" office:value-type="float" office:value="25464.1568865228" calcext:value-type="float">
            <text:p>25464.1568865228</text:p>
          </table:table-cell>
          <table:table-cell table:formula="of:=(2^(16)-1)*(1-EXP(-[.A15]/[.$A$2]*[.$C$2]))*[.$D$2]" office:value-type="float" office:value="9889.31683798558" calcext:value-type="float">
            <text:p>9889.3168379856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2^(16)-1)*EXP(-[.A16]/[.$A$2]*[.$B$2])" office:value-type="float" office:value="23367.2238678118" calcext:value-type="float">
            <text:p>23367.2238678118</text:p>
          </table:table-cell>
          <table:table-cell table:formula="of:=(2^(16)-1)*(1-EXP(-[.A16]/[.$A$2]*[.$C$2]))*[.$D$2]" office:value-type="float" office:value="10730.8180542172" calcext:value-type="float">
            <text:p>10730.818054217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2^(16)-1)*EXP(-[.A17]/[.$A$2]*[.$B$2])" office:value-type="float" office:value="21442.9699644767" calcext:value-type="float">
            <text:p>21442.9699644767</text:p>
          </table:table-cell>
          <table:table-cell table:formula="of:=(2^(16)-1)*(1-EXP(-[.A17]/[.$A$2]*[.$C$2]))*[.$D$2]" office:value-type="float" office:value="11563.1785073533" calcext:value-type="float">
            <text:p>11563.178507353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2^(16)-1)*EXP(-[.A18]/[.$A$2]*[.$B$2])" office:value-type="float" office:value="19677.1753246574" calcext:value-type="float">
            <text:p>19677.1753246574</text:p>
          </table:table-cell>
          <table:table-cell table:formula="of:=(2^(16)-1)*(1-EXP(-[.A18]/[.$A$2]*[.$C$2]))*[.$D$2]" office:value-type="float" office:value="12386.4974884567" calcext:value-type="float">
            <text:p>12386.4974884567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2^(16)-1)*EXP(-[.A19]/[.$A$2]*[.$B$2])" office:value-type="float" office:value="18056.7910787892" calcext:value-type="float">
            <text:p>18056.7910787892</text:p>
          </table:table-cell>
          <table:table-cell table:formula="of:=(2^(16)-1)*(1-EXP(-[.A19]/[.$A$2]*[.$C$2]))*[.$D$2]" office:value-type="float" office:value="13200.8732100458" calcext:value-type="float">
            <text:p>13200.8732100458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2^(16)-1)*EXP(-[.A20]/[.$A$2]*[.$B$2])" office:value-type="float" office:value="16569.8429110641" calcext:value-type="float">
            <text:p>16569.8429110641</text:p>
          </table:table-cell>
          <table:table-cell table:formula="of:=(2^(16)-1)*(1-EXP(-[.A20]/[.$A$2]*[.$C$2]))*[.$D$2]" office:value-type="float" office:value="14006.4028178111" calcext:value-type="float">
            <text:p>14006.4028178111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2^(16)-1)*EXP(-[.A21]/[.$A$2]*[.$B$2])" office:value-type="float" office:value="15205.3425716299" calcext:value-type="float">
            <text:p>15205.3425716299</text:p>
          </table:table-cell>
          <table:table-cell table:formula="of:=(2^(16)-1)*(1-EXP(-[.A21]/[.$A$2]*[.$C$2]))*[.$D$2]" office:value-type="float" office:value="14803.1824022027" calcext:value-type="float">
            <text:p>14803.182402202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2^(16)-1)*EXP(-[.A22]/[.$A$2]*[.$B$2])" office:value-type="float" office:value="13953.2066756192" calcext:value-type="float">
            <text:p>13953.2066756192</text:p>
          </table:table-cell>
          <table:table-cell table:formula="of:=(2^(16)-1)*(1-EXP(-[.A22]/[.$A$2]*[.$C$2]))*[.$D$2]" office:value-type="float" office:value="15591.3070098935" calcext:value-type="float">
            <text:p>15591.307009893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2^(16)-1)*EXP(-[.A23]/[.$A$2]*[.$B$2])" office:value-type="float" office:value="12804.1821889499" calcext:value-type="float">
            <text:p>12804.1821889499</text:p>
          </table:table-cell>
          <table:table-cell table:formula="of:=(2^(16)-1)*(1-EXP(-[.A23]/[.$A$2]*[.$C$2]))*[.$D$2]" office:value-type="float" office:value="16370.8706551166" calcext:value-type="float">
            <text:p>16370.870655116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2^(16)-1)*EXP(-[.A24]/[.$A$2]*[.$B$2])" office:value-type="float" office:value="11749.778050252" calcext:value-type="float">
            <text:p>11749.778050252</text:p>
          </table:table-cell>
          <table:table-cell table:formula="of:=(2^(16)-1)*(1-EXP(-[.A24]/[.$A$2]*[.$C$2]))*[.$D$2]" office:value-type="float" office:value="17141.9663308807" calcext:value-type="float">
            <text:p>17141.9663308807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2^(16)-1)*EXP(-[.A25]/[.$A$2]*[.$B$2])" office:value-type="float" office:value="10782.2024236213" calcext:value-type="float">
            <text:p>10782.2024236213</text:p>
          </table:table-cell>
          <table:table-cell table:formula="of:=(2^(16)-1)*(1-EXP(-[.A25]/[.$A$2]*[.$C$2]))*[.$D$2]" office:value-type="float" office:value="17904.6860200626" calcext:value-type="float">
            <text:p>17904.6860200626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2^(16)-1)*EXP(-[.A26]/[.$A$2]*[.$B$2])" office:value-type="float" office:value="9894.30511850836" calcext:value-type="float">
            <text:p>9894.3051185084</text:p>
          </table:table-cell>
          <table:table-cell table:formula="of:=(2^(16)-1)*(1-EXP(-[.A26]/[.$A$2]*[.$C$2]))*[.$D$2]" office:value-type="float" office:value="18659.1207063799" calcext:value-type="float">
            <text:p>18659.1207063799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2^(16)-1)*EXP(-[.A27]/[.$A$2]*[.$B$2])" office:value-type="float" office:value="9079.52475123916" calcext:value-type="float">
            <text:p>9079.5247512392</text:p>
          </table:table-cell>
          <table:table-cell table:formula="of:=(2^(16)-1)*(1-EXP(-[.A27]/[.$A$2]*[.$C$2]))*[.$D$2]" office:value-type="float" office:value="19405.3603852443" calcext:value-type="float">
            <text:p>19405.360385244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2^(16)-1)*EXP(-[.A28]/[.$A$2]*[.$B$2])" office:value-type="float" office:value="8331.84025770095" calcext:value-type="float">
            <text:p>8331.840257701</text:p>
          </table:table-cell>
          <table:table-cell table:formula="of:=(2^(16)-1)*(1-EXP(-[.A28]/[.$A$2]*[.$C$2]))*[.$D$2]" office:value-type="float" office:value="20143.494074497" calcext:value-type="float">
            <text:p>20143.494074497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2^(16)-1)*EXP(-[.A29]/[.$A$2]*[.$B$2])" office:value-type="float" office:value="7645.72639888139" calcext:value-type="float">
            <text:p>7645.7263988814</text:p>
          </table:table-cell>
          <table:table-cell table:formula="of:=(2^(16)-1)*(1-EXP(-[.A29]/[.$A$2]*[.$C$2]))*[.$D$2]" office:value-type="float" office:value="20873.6098250278" calcext:value-type="float">
            <text:p>20873.6098250278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2^(16)-1)*EXP(-[.A30]/[.$A$2]*[.$B$2])" office:value-type="float" office:value="7016.11293045628" calcext:value-type="float">
            <text:p>7016.1129304563</text:p>
          </table:table-cell>
          <table:table-cell table:formula="of:=(2^(16)-1)*(1-EXP(-[.A30]/[.$A$2]*[.$C$2]))*[.$D$2]" office:value-type="float" office:value="21595.794731278" calcext:value-type="float">
            <text:p>21595.794731278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2^(16)-1)*EXP(-[.A31]/[.$A$2]*[.$B$2])" office:value-type="float" office:value="6438.34713469707" calcext:value-type="float">
            <text:p>6438.3471346971</text:p>
          </table:table-cell>
          <table:table-cell table:formula="of:=(2^(16)-1)*(1-EXP(-[.A31]/[.$A$2]*[.$C$2]))*[.$D$2]" office:value-type="float" office:value="22310.1349416301" calcext:value-type="float">
            <text:p>22310.1349416301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2^(16)-1)*EXP(-[.A32]/[.$A$2]*[.$B$2])" office:value-type="float" office:value="5908.15943781655" calcext:value-type="float">
            <text:p>5908.1594378166</text:p>
          </table:table-cell>
          <table:table-cell table:formula="of:=(2^(16)-1)*(1-EXP(-[.A32]/[.$A$2]*[.$C$2]))*[.$D$2]" office:value-type="float" office:value="23016.7156686845" calcext:value-type="float">
            <text:p>23016.7156686845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2^(16)-1)*EXP(-[.A33]/[.$A$2]*[.$B$2])" office:value-type="float" office:value="5421.63185867162" calcext:value-type="float">
            <text:p>5421.6318586716</text:p>
          </table:table-cell>
          <table:table-cell table:formula="of:=(2^(16)-1)*(1-EXP(-[.A33]/[.$A$2]*[.$C$2]))*[.$D$2]" office:value-type="float" office:value="23715.621199424" calcext:value-type="float">
            <text:p>23715.621199424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2^(16)-1)*EXP(-[.A34]/[.$A$2]*[.$B$2])" office:value-type="float" office:value="4975.16905566552" calcext:value-type="float">
            <text:p>4975.1690556655</text:p>
          </table:table-cell>
          <table:table-cell table:formula="of:=(2^(16)-1)*(1-EXP(-[.A34]/[.$A$2]*[.$C$2]))*[.$D$2]" office:value-type="float" office:value="24406.9349052685" calcext:value-type="float">
            <text:p>24406.9349052685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(2^(16)-1)*EXP(-[.A35]/[.$A$2]*[.$B$2])" office:value-type="float" office:value="4565.4717578918" calcext:value-type="float">
            <text:p>4565.4717578918</text:p>
          </table:table-cell>
          <table:table-cell table:formula="of:=(2^(16)-1)*(1-EXP(-[.A35]/[.$A$2]*[.$C$2]))*[.$D$2]" office:value-type="float" office:value="25090.7392520201" calcext:value-type="float">
            <text:p>25090.7392520201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(2^(16)-1)*EXP(-[.A36]/[.$A$2]*[.$B$2])" office:value-type="float" office:value="4189.51238418158" calcext:value-type="float">
            <text:p>4189.5123841816</text:p>
          </table:table-cell>
          <table:table-cell table:formula="of:=(2^(16)-1)*(1-EXP(-[.A36]/[.$A$2]*[.$C$2]))*[.$D$2]" office:value-type="float" office:value="25767.1158097005" calcext:value-type="float">
            <text:p>25767.1158097005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(2^(16)-1)*EXP(-[.A37]/[.$A$2]*[.$B$2])" office:value-type="float" office:value="3844.51266988361" calcext:value-type="float">
            <text:p>3844.5126698836</text:p>
          </table:table-cell>
          <table:table-cell table:formula="of:=(2^(16)-1)*(1-EXP(-[.A37]/[.$A$2]*[.$C$2]))*[.$D$2]" office:value-type="float" office:value="26436.1452622813" calcext:value-type="float">
            <text:p>26436.1452622813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(2^(16)-1)*EXP(-[.A38]/[.$A$2]*[.$B$2])" office:value-type="float" office:value="3527.92313604365" calcext:value-type="float">
            <text:p>3527.9231360437</text:p>
          </table:table-cell>
          <table:table-cell table:formula="of:=(2^(16)-1)*(1-EXP(-[.A38]/[.$A$2]*[.$C$2]))*[.$D$2]" office:value-type="float" office:value="27097.9074173087" calcext:value-type="float">
            <text:p>27097.9074173087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2^(16)-1)*EXP(-[.A39]/[.$A$2]*[.$B$2])" office:value-type="float" office:value="3237.40424926441" calcext:value-type="float">
            <text:p>3237.4042492644</text:p>
          </table:table-cell>
          <table:table-cell table:formula="of:=(2^(16)-1)*(1-EXP(-[.A39]/[.$A$2]*[.$C$2]))*[.$D$2]" office:value-type="float" office:value="27752.4812154236" calcext:value-type="float">
            <text:p>27752.4812154236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(2^(16)-1)*EXP(-[.A40]/[.$A$2]*[.$B$2])" office:value-type="float" office:value="2970.8091330212" calcext:value-type="float">
            <text:p>2970.8091330212</text:p>
          </table:table-cell>
          <table:table-cell table:formula="of:=(2^(16)-1)*(1-EXP(-[.A40]/[.$A$2]*[.$C$2]))*[.$D$2]" office:value-type="float" office:value="28399.9447397781" calcext:value-type="float">
            <text:p>28399.9447397781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(2^(16)-1)*EXP(-[.A41]/[.$A$2]*[.$B$2])" office:value-type="float" office:value="2726.16770267338" calcext:value-type="float">
            <text:p>2726.1677026734</text:p>
          </table:table-cell>
          <table:table-cell table:formula="of:=(2^(16)-1)*(1-EXP(-[.A41]/[.$A$2]*[.$C$2]))*[.$D$2]" office:value-type="float" office:value="29040.3752253503" calcext:value-type="float">
            <text:p>29040.3752253503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(2^(16)-1)*EXP(-[.A42]/[.$A$2]*[.$B$2])" office:value-type="float" office:value="2501.67210693249" calcext:value-type="float">
            <text:p>2501.6721069325</text:p>
          </table:table-cell>
          <table:table-cell table:formula="of:=(2^(16)-1)*(1-EXP(-[.A42]/[.$A$2]*[.$C$2]))*[.$D$2]" office:value-type="float" office:value="29673.8490681574" calcext:value-type="float">
            <text:p>29673.8490681574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(2^(16)-1)*EXP(-[.A43]/[.$A$2]*[.$B$2])" office:value-type="float" office:value="2295.6633682025" calcext:value-type="float">
            <text:p>2295.6633682025</text:p>
          </table:table-cell>
          <table:table-cell table:formula="of:=(2^(16)-1)*(1-EXP(-[.A43]/[.$A$2]*[.$C$2]))*[.$D$2]" office:value-type="float" office:value="30300.4418343689" calcext:value-type="float">
            <text:p>30300.4418343689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2^(16)-1)*EXP(-[.A44]/[.$A$2]*[.$B$2])" office:value-type="float" office:value="2106.61912306682" calcext:value-type="float">
            <text:p>2106.6191230668</text:p>
          </table:table-cell>
          <table:table-cell table:formula="of:=(2^(16)-1)*(1-EXP(-[.A44]/[.$A$2]*[.$C$2]))*[.$D$2]" office:value-type="float" office:value="30920.2282693204" calcext:value-type="float">
            <text:p>30920.2282693204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(2^(16)-1)*EXP(-[.A45]/[.$A$2]*[.$B$2])" office:value-type="float" office:value="1933.14237232685" calcext:value-type="float">
            <text:p>1933.1423723269</text:p>
          </table:table-cell>
          <table:table-cell table:formula="of:=(2^(16)-1)*(1-EXP(-[.A45]/[.$A$2]*[.$C$2]))*[.$D$2]" office:value-type="float" office:value="31533.2823064306" calcext:value-type="float">
            <text:p>31533.2823064306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(2^(16)-1)*EXP(-[.A46]/[.$A$2]*[.$B$2])" office:value-type="float" office:value="1773.95115745702" calcext:value-type="float">
            <text:p>1773.951157457</text:p>
          </table:table-cell>
          <table:table-cell table:formula="of:=(2^(16)-1)*(1-EXP(-[.A46]/[.$A$2]*[.$C$2]))*[.$D$2]" office:value-type="float" office:value="32139.67707602" calcext:value-type="float">
            <text:p>32139.67707602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(2^(16)-1)*EXP(-[.A47]/[.$A$2]*[.$B$2])" office:value-type="float" office:value="1627.86908718746" calcext:value-type="float">
            <text:p>1627.8690871875</text:p>
          </table:table-cell>
          <table:table-cell table:formula="of:=(2^(16)-1)*(1-EXP(-[.A47]/[.$A$2]*[.$C$2]))*[.$D$2]" office:value-type="float" office:value="32739.4849140349" calcext:value-type="float">
            <text:p>32739.4849140349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(2^(16)-1)*EXP(-[.A48]/[.$A$2]*[.$B$2])" office:value-type="float" office:value="1493.81664420754" calcext:value-type="float">
            <text:p>1493.8166442075</text:p>
          </table:table-cell>
          <table:table-cell table:formula="of:=(2^(16)-1)*(1-EXP(-[.A48]/[.$A$2]*[.$C$2]))*[.$D$2]" office:value-type="float" office:value="33332.7773706763" calcext:value-type="float">
            <text:p>33332.7773706763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2^(16)-1)*EXP(-[.A49]/[.$A$2]*[.$B$2])" office:value-type="float" office:value="1370.80320774867" calcext:value-type="float">
            <text:p>1370.8032077487</text:p>
          </table:table-cell>
          <table:table-cell table:formula="of:=(2^(16)-1)*(1-EXP(-[.A49]/[.$A$2]*[.$C$2]))*[.$D$2]" office:value-type="float" office:value="33919.6252189346" calcext:value-type="float">
            <text:p>33919.6252189346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(2^(16)-1)*EXP(-[.A50]/[.$A$2]*[.$B$2])" office:value-type="float" office:value="1257.91973309475" calcext:value-type="float">
            <text:p>1257.9197330948</text:p>
          </table:table-cell>
          <table:table-cell table:formula="of:=(2^(16)-1)*(1-EXP(-[.A50]/[.$A$2]*[.$C$2]))*[.$D$2]" office:value-type="float" office:value="34500.0984630324" calcext:value-type="float">
            <text:p>34500.0984630324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(2^(16)-1)*EXP(-[.A51]/[.$A$2]*[.$B$2])" office:value-type="float" office:value="1154.33203392335" calcext:value-type="float">
            <text:p>1154.3320339234</text:p>
          </table:table-cell>
          <table:table-cell table:formula="of:=(2^(16)-1)*(1-EXP(-[.A51]/[.$A$2]*[.$C$2]))*[.$D$2]" office:value-type="float" office:value="35074.2663467752" calcext:value-type="float">
            <text:p>35074.2663467752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(2^(16)-1)*EXP(-[.A52]/[.$A$2]*[.$B$2])" office:value-type="float" office:value="1059.27461783545" calcext:value-type="float">
            <text:p>1059.2746178355</text:p>
          </table:table-cell>
          <table:table-cell table:formula="of:=(2^(16)-1)*(1-EXP(-[.A52]/[.$A$2]*[.$C$2]))*[.$D$2]" office:value-type="float" office:value="35642.1973618111" calcext:value-type="float">
            <text:p>35642.1973618111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(2^(16)-1)*EXP(-[.A53]/[.$A$2]*[.$B$2])" office:value-type="float" office:value="972.045029519599" calcext:value-type="float">
            <text:p>972.0450295196</text:p>
          </table:table-cell>
          <table:table-cell table:formula="of:=(2^(16)-1)*(1-EXP(-[.A53]/[.$A$2]*[.$C$2]))*[.$D$2]" office:value-type="float" office:value="36203.9592558014" calcext:value-type="float">
            <text:p>36203.9592558014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2^(16)-1)*EXP(-[.A54]/[.$A$2]*[.$B$2])" office:value-type="float" office:value="891.998659747491" calcext:value-type="float">
            <text:p>891.9986597475</text:p>
          </table:table-cell>
          <table:table-cell table:formula="of:=(2^(16)-1)*(1-EXP(-[.A54]/[.$A$2]*[.$C$2]))*[.$D$2]" office:value-type="float" office:value="36759.6190405018" calcext:value-type="float">
            <text:p>36759.6190405018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(2^(16)-1)*EXP(-[.A55]/[.$A$2]*[.$B$2])" office:value-type="float" office:value="818.543981840583" calcext:value-type="float">
            <text:p>818.5439818406</text:p>
          </table:table-cell>
          <table:table-cell table:formula="of:=(2^(16)-1)*(1-EXP(-[.A55]/[.$A$2]*[.$C$2]))*[.$D$2]" office:value-type="float" office:value="37309.2429997563" calcext:value-type="float">
            <text:p>37309.2429997563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(2^(16)-1)*EXP(-[.A56]/[.$A$2]*[.$B$2])" office:value-type="float" office:value="751.138180406131" calcext:value-type="float">
            <text:p>751.1381804061</text:p>
          </table:table-cell>
          <table:table-cell table:formula="of:=(2^(16)-1)*(1-EXP(-[.A56]/[.$A$2]*[.$C$2]))*[.$D$2]" office:value-type="float" office:value="37852.8966974043" calcext:value-type="float">
            <text:p>37852.8966974043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(2^(16)-1)*EXP(-[.A57]/[.$A$2]*[.$B$2])" office:value-type="float" office:value="689.283140039891" calcext:value-type="float">
            <text:p>689.2831400399</text:p>
          </table:table-cell>
          <table:table-cell table:formula="of:=(2^(16)-1)*(1-EXP(-[.A57]/[.$A$2]*[.$C$2]))*[.$D$2]" office:value-type="float" office:value="38390.6449851013" calcext:value-type="float">
            <text:p>38390.6449851013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(2^(16)-1)*EXP(-[.A58]/[.$A$2]*[.$B$2])" office:value-type="float" office:value="632.521764352819" calcext:value-type="float">
            <text:p>632.5217643528</text:p>
          </table:table-cell>
          <table:table-cell table:formula="of:=(2^(16)-1)*(1-EXP(-[.A58]/[.$A$2]*[.$C$2]))*[.$D$2]" office:value-type="float" office:value="38922.5520100549" calcext:value-type="float">
            <text:p>38922.5520100549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2^(16)-1)*EXP(-[.A59]/[.$A$2]*[.$B$2])" office:value-type="float" office:value="580.434598120083" calcext:value-type="float">
            <text:p>580.4345981201</text:p>
          </table:table-cell>
          <table:table-cell table:formula="of:=(2^(16)-1)*(1-EXP(-[.A59]/[.$A$2]*[.$C$2]))*[.$D$2]" office:value-type="float" office:value="39448.6812226773" calcext:value-type="float">
            <text:p>39448.6812226773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(2^(16)-1)*EXP(-[.A60]/[.$A$2]*[.$B$2])" office:value-type="float" office:value="532.636727590765" calcext:value-type="float">
            <text:p>532.6367275908</text:p>
          </table:table-cell>
          <table:table-cell table:formula="of:=(2^(16)-1)*(1-EXP(-[.A60]/[.$A$2]*[.$C$2]))*[.$D$2]" office:value-type="float" office:value="39969.0953841536" calcext:value-type="float">
            <text:p>39969.0953841536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(2^(16)-1)*EXP(-[.A61]/[.$A$2]*[.$B$2])" office:value-type="float" office:value="488.77493605215" calcext:value-type="float">
            <text:p>488.7749360522</text:p>
          </table:table-cell>
          <table:table-cell table:formula="of:=(2^(16)-1)*(1-EXP(-[.A61]/[.$A$2]*[.$C$2]))*[.$D$2]" office:value-type="float" office:value="40483.8565739292" calcext:value-type="float">
            <text:p>40483.8565739292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(2^(16)-1)*EXP(-[.A62]/[.$A$2]*[.$B$2])" office:value-type="float" office:value="448.525093628795" calcext:value-type="float">
            <text:p>448.5250936288</text:p>
          </table:table-cell>
          <table:table-cell table:formula="of:=(2^(16)-1)*(1-EXP(-[.A62]/[.$A$2]*[.$C$2]))*[.$D$2]" office:value-type="float" office:value="40993.0261971143" calcext:value-type="float">
            <text:p>40993.0261971143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(2^(16)-1)*EXP(-[.A63]/[.$A$2]*[.$B$2])" office:value-type="float" office:value="411.589762027518" calcext:value-type="float">
            <text:p>411.5897620275</text:p>
          </table:table-cell>
          <table:table-cell table:formula="of:=(2^(16)-1)*(1-EXP(-[.A63]/[.$A$2]*[.$C$2]))*[.$D$2]" office:value-type="float" office:value="41496.6649918096" calcext:value-type="float">
            <text:p>41496.6649918096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2^(16)-1)*EXP(-[.A64]/[.$A$2]*[.$B$2])" office:value-type="float" office:value="377.695996527836" calcext:value-type="float">
            <text:p>377.6959965278</text:p>
          </table:table-cell>
          <table:table-cell table:formula="of:=(2^(16)-1)*(1-EXP(-[.A64]/[.$A$2]*[.$C$2]))*[.$D$2]" office:value-type="float" office:value="41994.8330363513" calcext:value-type="float">
            <text:p>41994.8330363513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(2^(16)-1)*EXP(-[.A65]/[.$A$2]*[.$B$2])" office:value-type="float" office:value="346.593328975023" calcext:value-type="float">
            <text:p>346.593328975</text:p>
          </table:table-cell>
          <table:table-cell table:formula="of:=(2^(16)-1)*(1-EXP(-[.A65]/[.$A$2]*[.$C$2]))*[.$D$2]" office:value-type="float" office:value="42487.5897564777" calcext:value-type="float">
            <text:p>42487.5897564777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(2^(16)-1)*EXP(-[.A66]/[.$A$2]*[.$B$2])" office:value-type="float" office:value="318.051916870492" calcext:value-type="float">
            <text:p>318.0519168705</text:p>
          </table:table-cell>
          <table:table-cell table:formula="of:=(2^(16)-1)*(1-EXP(-[.A66]/[.$A$2]*[.$C$2]))*[.$D$2]" office:value-type="float" office:value="42974.9939324182" calcext:value-type="float">
            <text:p>42974.9939324182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(2^(16)-1)*EXP(-[.A67]/[.$A$2]*[.$B$2])" office:value-type="float" office:value="291.86084488165" calcext:value-type="float">
            <text:p>291.8608448817</text:p>
          </table:table-cell>
          <table:table-cell table:formula="of:=(2^(16)-1)*(1-EXP(-[.A67]/[.$A$2]*[.$C$2]))*[.$D$2]" office:value-type="float" office:value="43457.103705905" calcext:value-type="float">
            <text:p>43457.103705905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(2^(16)-1)*EXP(-[.A68]/[.$A$2]*[.$B$2])" office:value-type="float" office:value="267.826566219743" calcext:value-type="float">
            <text:p>267.8265662197</text:p>
          </table:table-cell>
          <table:table-cell table:formula="of:=(2^(16)-1)*(1-EXP(-[.A68]/[.$A$2]*[.$C$2]))*[.$D$2]" office:value-type="float" office:value="43933.9765871087" calcext:value-type="float">
            <text:p>43933.9765871087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2^(16)-1)*EXP(-[.A69]/[.$A$2]*[.$B$2])" office:value-type="float" office:value="245.771472367748" calcext:value-type="float">
            <text:p>245.7714723677</text:p>
          </table:table-cell>
          <table:table-cell table:formula="of:=(2^(16)-1)*(1-EXP(-[.A69]/[.$A$2]*[.$C$2]))*[.$D$2]" office:value-type="float" office:value="44405.6694614989" calcext:value-type="float">
            <text:p>44405.6694614989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(2^(16)-1)*EXP(-[.A70]/[.$A$2]*[.$B$2])" office:value-type="float" office:value="225.532580588931" calcext:value-type="float">
            <text:p>225.5325805889</text:p>
          </table:table-cell>
          <table:table-cell table:formula="of:=(2^(16)-1)*(1-EXP(-[.A70]/[.$A$2]*[.$C$2]))*[.$D$2]" office:value-type="float" office:value="44872.2385966294" calcext:value-type="float">
            <text:p>44872.2385966294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(2^(16)-1)*EXP(-[.A71]/[.$A$2]*[.$B$2])" office:value-type="float" office:value="206.960329516981" calcext:value-type="float">
            <text:p>206.960329517</text:p>
          </table:table-cell>
          <table:table-cell table:formula="of:=(2^(16)-1)*(1-EXP(-[.A71]/[.$A$2]*[.$C$2]))*[.$D$2]" office:value-type="float" office:value="45333.739648851" calcext:value-type="float">
            <text:p>45333.739648851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(2^(16)-1)*EXP(-[.A72]/[.$A$2]*[.$B$2])" office:value-type="float" office:value="189.917473927399" calcext:value-type="float">
            <text:p>189.9174739274</text:p>
          </table:table-cell>
          <table:table-cell table:formula="of:=(2^(16)-1)*(1-EXP(-[.A72]/[.$A$2]*[.$C$2]))*[.$D$2]" office:value-type="float" office:value="45790.2276699499" calcext:value-type="float">
            <text:p>45790.2276699499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(2^(16)-1)*EXP(-[.A73]/[.$A$2]*[.$B$2])" office:value-type="float" office:value="174.278070522712" calcext:value-type="float">
            <text:p>174.2780705227</text:p>
          </table:table-cell>
          <table:table-cell table:formula="of:=(2^(16)-1)*(1-EXP(-[.A73]/[.$A$2]*[.$C$2]))*[.$D$2]" office:value-type="float" office:value="46241.7571137156" calcext:value-type="float">
            <text:p>46241.7571137156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2^(16)-1)*EXP(-[.A74]/[.$A$2]*[.$B$2])" office:value-type="float" office:value="159.926547236672" calcext:value-type="float">
            <text:p>159.9265472367</text:p>
          </table:table-cell>
          <table:table-cell table:formula="of:=(2^(16)-1)*(1-EXP(-[.A74]/[.$A$2]*[.$C$2]))*[.$D$2]" office:value-type="float" office:value="46688.3818424357" calcext:value-type="float">
            <text:p>46688.3818424357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(2^(16)-1)*EXP(-[.A75]/[.$A$2]*[.$B$2])" office:value-type="float" office:value="146.756849179772" calcext:value-type="float">
            <text:p>146.7568491798</text:p>
          </table:table-cell>
          <table:table-cell table:formula="of:=(2^(16)-1)*(1-EXP(-[.A75]/[.$A$2]*[.$C$2]))*[.$D$2]" office:value-type="float" office:value="47130.1551333218" calcext:value-type="float">
            <text:p>47130.1551333218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(2^(16)-1)*EXP(-[.A76]/[.$A$2]*[.$B$2])" office:value-type="float" office:value="134.671654914812" calcext:value-type="float">
            <text:p>134.6716549148</text:p>
          </table:table-cell>
          <table:table-cell table:formula="of:=(2^(16)-1)*(1-EXP(-[.A76]/[.$A$2]*[.$C$2]))*[.$D$2]" office:value-type="float" office:value="47567.1296848644" calcext:value-type="float">
            <text:p>47567.1296848644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(2^(16)-1)*EXP(-[.A77]/[.$A$2]*[.$B$2])" office:value-type="float" office:value="123.581657270916" calcext:value-type="float">
            <text:p>123.5816572709</text:p>
          </table:table-cell>
          <table:table-cell table:formula="of:=(2^(16)-1)*(1-EXP(-[.A77]/[.$A$2]*[.$C$2]))*[.$D$2]" office:value-type="float" office:value="47999.3576231195" calcext:value-type="float">
            <text:p>47999.3576231195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(2^(16)-1)*EXP(-[.A78]/[.$A$2]*[.$B$2])" office:value-type="float" office:value="113.404903381391" calcext:value-type="float">
            <text:p>113.4049033814</text:p>
          </table:table-cell>
          <table:table-cell table:formula="of:=(2^(16)-1)*(1-EXP(-[.A78]/[.$A$2]*[.$C$2]))*[.$D$2]" office:value-type="float" office:value="48426.8905079266" calcext:value-type="float">
            <text:p>48426.8905079266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2^(16)-1)*EXP(-[.A79]/[.$A$2]*[.$B$2])" office:value-type="float" office:value="104.066189068409" calcext:value-type="float">
            <text:p>104.0661890684</text:p>
          </table:table-cell>
          <table:table-cell table:formula="of:=(2^(16)-1)*(1-EXP(-[.A79]/[.$A$2]*[.$C$2]))*[.$D$2]" office:value-type="float" office:value="48849.779339059" calcext:value-type="float">
            <text:p>48849.779339059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(2^(16)-1)*EXP(-[.A80]/[.$A$2]*[.$B$2])" office:value-type="float" office:value="95.496503099169" calcext:value-type="float">
            <text:p>95.4965030992</text:p>
          </table:table-cell>
          <table:table-cell table:formula="of:=(2^(16)-1)*(1-EXP(-[.A80]/[.$A$2]*[.$C$2]))*[.$D$2]" office:value-type="float" office:value="49268.0745623075" calcext:value-type="float">
            <text:p>49268.0745623075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(2^(16)-1)*EXP(-[.A81]/[.$A$2]*[.$B$2])" office:value-type="float" office:value="87.6325172066664" calcext:value-type="float">
            <text:p>87.6325172067</text:p>
          </table:table-cell>
          <table:table-cell table:formula="of:=(2^(16)-1)*(1-EXP(-[.A81]/[.$A$2]*[.$C$2]))*[.$D$2]" office:value-type="float" office:value="49681.8260754985" calcext:value-type="float">
            <text:p>49681.8260754985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(2^(16)-1)*EXP(-[.A82]/[.$A$2]*[.$B$2])" office:value-type="float" office:value="80.4161181064599" calcext:value-type="float">
            <text:p>80.4161181065</text:p>
          </table:table-cell>
          <table:table-cell table:formula="of:=(2^(16)-1)*(1-EXP(-[.A82]/[.$A$2]*[.$C$2]))*[.$D$2]" office:value-type="float" office:value="50091.0832344455" calcext:value-type="float">
            <text:p>50091.0832344455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(2^(16)-1)*EXP(-[.A83]/[.$A$2]*[.$B$2])" office:value-type="float" office:value="73.7939780511083" calcext:value-type="float">
            <text:p>73.7939780511</text:p>
          </table:table-cell>
          <table:table-cell table:formula="of:=(2^(16)-1)*(1-EXP(-[.A83]/[.$A$2]*[.$C$2]))*[.$D$2]" office:value-type="float" office:value="50495.8948588372" calcext:value-type="float">
            <text:p>50495.8948588372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2^(16)-1)*EXP(-[.A84]/[.$A$2]*[.$B$2])" office:value-type="float" office:value="67.7171607487729" calcext:value-type="float">
            <text:p>67.7171607488</text:p>
          </table:table-cell>
          <table:table-cell table:formula="of:=(2^(16)-1)*(1-EXP(-[.A84]/[.$A$2]*[.$C$2]))*[.$D$2]" office:value-type="float" office:value="50896.309238061" calcext:value-type="float">
            <text:p>50896.30923806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(2^(16)-1)*EXP(-[.A85]/[.$A$2]*[.$B$2])" office:value-type="float" office:value="62.1407597337989" calcext:value-type="float">
            <text:p>62.1407597338</text:p>
          </table:table-cell>
          <table:table-cell table:formula="of:=(2^(16)-1)*(1-EXP(-[.A85]/[.$A$2]*[.$C$2]))*[.$D$2]" office:value-type="float" office:value="51292.3741369634" calcext:value-type="float">
            <text:p>51292.3741369634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(2^(16)-1)*EXP(-[.A86]/[.$A$2]*[.$B$2])" office:value-type="float" office:value="57.0235665169068" calcext:value-type="float">
            <text:p>57.0235665169</text:p>
          </table:table-cell>
          <table:table-cell table:formula="of:=(2^(16)-1)*(1-EXP(-[.A86]/[.$A$2]*[.$C$2]))*[.$D$2]" office:value-type="float" office:value="51684.1368015475" calcext:value-type="float">
            <text:p>51684.1368015475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(2^(16)-1)*EXP(-[.A87]/[.$A$2]*[.$B$2])" office:value-type="float" office:value="52.3277660626906" calcext:value-type="float">
            <text:p>52.3277660627</text:p>
          </table:table-cell>
          <table:table-cell table:formula="of:=(2^(16)-1)*(1-EXP(-[.A87]/[.$A$2]*[.$C$2]))*[.$D$2]" office:value-type="float" office:value="52071.6439646094" calcext:value-type="float">
            <text:p>52071.6439646094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(2^(16)-1)*EXP(-[.A88]/[.$A$2]*[.$B$2])" office:value-type="float" office:value="48.018657344062" calcext:value-type="float">
            <text:p>48.0186573441</text:p>
          </table:table-cell>
          <table:table-cell table:formula="of:=(2^(16)-1)*(1-EXP(-[.A88]/[.$A$2]*[.$C$2]))*[.$D$2]" office:value-type="float" office:value="52454.9418513126" calcext:value-type="float">
            <text:p>52454.9418513126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2^(16)-1)*EXP(-[.A89]/[.$A$2]*[.$B$2])" office:value-type="float" office:value="44.0643969085937" calcext:value-type="float">
            <text:p>44.0643969086</text:p>
          </table:table-cell>
          <table:table-cell table:formula="of:=(2^(16)-1)*(1-EXP(-[.A89]/[.$A$2]*[.$C$2]))*[.$D$2]" office:value-type="float" office:value="52834.0761847021" calcext:value-type="float">
            <text:p>52834.0761847021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(2^(16)-1)*EXP(-[.A90]/[.$A$2]*[.$B$2])" office:value-type="float" office:value="40.4357635617688" calcext:value-type="float">
            <text:p>40.4357635618</text:p>
          </table:table-cell>
          <table:table-cell table:formula="of:=(2^(16)-1)*(1-EXP(-[.A90]/[.$A$2]*[.$C$2]))*[.$D$2]" office:value-type="float" office:value="53209.0921911587" calcext:value-type="float">
            <text:p>53209.0921911587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(2^(16)-1)*EXP(-[.A91]/[.$A$2]*[.$B$2])" office:value-type="float" office:value="37.1059424281918" calcext:value-type="float">
            <text:p>37.1059424282</text:p>
          </table:table-cell>
          <table:table-cell table:formula="of:=(2^(16)-1)*(1-EXP(-[.A91]/[.$A$2]*[.$C$2]))*[.$D$2]" office:value-type="float" office:value="53580.034605794" calcext:value-type="float">
            <text:p>53580.034605794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(2^(16)-1)*EXP(-[.A92]/[.$A$2]*[.$B$2])" office:value-type="float" office:value="34.0503267950173" calcext:value-type="float">
            <text:p>34.050326795</text:p>
          </table:table-cell>
          <table:table-cell table:formula="of:=(2^(16)-1)*(1-EXP(-[.A92]/[.$A$2]*[.$C$2]))*[.$D$2]" office:value-type="float" office:value="53946.9476777868" calcext:value-type="float">
            <text:p>53946.9476777868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(2^(16)-1)*EXP(-[.A93]/[.$A$2]*[.$B$2])" office:value-type="float" office:value="31.2463362732592" calcext:value-type="float">
            <text:p>31.2463362733</text:p>
          </table:table-cell>
          <table:table-cell table:formula="of:=(2^(16)-1)*(1-EXP(-[.A93]/[.$A$2]*[.$C$2]))*[.$D$2]" office:value-type="float" office:value="54309.8751756616" calcext:value-type="float">
            <text:p>54309.8751756616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2^(16)-1)*EXP(-[.A94]/[.$A$2]*[.$B$2])" office:value-type="float" office:value="28.6732499332271" calcext:value-type="float">
            <text:p>28.6732499332</text:p>
          </table:table-cell>
          <table:table-cell table:formula="of:=(2^(16)-1)*(1-EXP(-[.A94]/[.$A$2]*[.$C$2]))*[.$D$2]" office:value-type="float" office:value="54668.8603925095" calcext:value-type="float">
            <text:p>54668.8603925095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(2^(16)-1)*EXP(-[.A95]/[.$A$2]*[.$B$2])" office:value-type="float" office:value="26.312053180997" calcext:value-type="float">
            <text:p>26.312053181</text:p>
          </table:table-cell>
          <table:table-cell table:formula="of:=(2^(16)-1)*(1-EXP(-[.A95]/[.$A$2]*[.$C$2]))*[.$D$2]" office:value-type="float" office:value="55023.9461511526" calcext:value-type="float">
            <text:p>55023.9461511526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(2^(16)-1)*EXP(-[.A96]/[.$A$2]*[.$B$2])" office:value-type="float" office:value="24.1452972443606" calcext:value-type="float">
            <text:p>24.1452972444</text:p>
          </table:table-cell>
          <table:table-cell table:formula="of:=(2^(16)-1)*(1-EXP(-[.A96]/[.$A$2]*[.$C$2]))*[.$D$2]" office:value-type="float" office:value="55375.1748092524" calcext:value-type="float">
            <text:p>55375.1748092524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(2^(16)-1)*EXP(-[.A97]/[.$A$2]*[.$B$2])" office:value-type="float" office:value="22.156970229886" calcext:value-type="float">
            <text:p>22.1569702299</text:p>
          </table:table-cell>
          <table:table-cell table:formula="of:=(2^(16)-1)*(1-EXP(-[.A97]/[.$A$2]*[.$C$2]))*[.$D$2]" office:value-type="float" office:value="55722.5882643624" calcext:value-type="float">
            <text:p>55722.5882643624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(2^(16)-1)*EXP(-[.A98]/[.$A$2]*[.$B$2])" office:value-type="float" office:value="20.3323787982241" calcext:value-type="float">
            <text:p>20.3323787982</text:p>
          </table:table-cell>
          <table:table-cell table:formula="of:=(2^(16)-1)*(1-EXP(-[.A98]/[.$A$2]*[.$C$2]))*[.$D$2]" office:value-type="float" office:value="56066.2279589263" calcext:value-type="float">
            <text:p>56066.2279589263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(2^(16)-1)*EXP(-[.A99]/[.$A$2]*[.$B$2])" office:value-type="float" office:value="18.6580395832666" calcext:value-type="float">
            <text:p>18.6580395833</text:p>
          </table:table-cell>
          <table:table-cell table:formula="of:=(2^(16)-1)*(1-EXP(-[.A99]/[.$A$2]*[.$C$2]))*[.$D$2]" office:value-type="float" office:value="56406.1348852213" calcext:value-type="float">
            <text:p>56406.1348852213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(2^(16)-1)*EXP(-[.A100]/[.$A$2]*[.$B$2])" office:value-type="float" office:value="17.1215795527648" calcext:value-type="float">
            <text:p>17.1215795528</text:p>
          </table:table-cell>
          <table:table-cell table:formula="of:=(2^(16)-1)*(1-EXP(-[.A100]/[.$A$2]*[.$C$2]))*[.$D$2]" office:value-type="float" office:value="56742.3495902481" calcext:value-type="float">
            <text:p>56742.3495902481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(2^(16)-1)*EXP(-[.A101]/[.$A$2]*[.$B$2])" office:value-type="float" office:value="15.7116445740936" calcext:value-type="float">
            <text:p>15.7116445741</text:p>
          </table:table-cell>
          <table:table-cell table:formula="of:=(2^(16)-1)*(1-EXP(-[.A101]/[.$A$2]*[.$C$2]))*[.$D$2]" office:value-type="float" office:value="57074.9121805678" calcext:value-type="float">
            <text:p>57074.9121805678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(2^(16)-1)*EXP(-[.A102]/[.$A$2]*[.$B$2])" office:value-type="float" office:value="14.4178155094798" calcext:value-type="float">
            <text:p>14.4178155095</text:p>
          </table:table-cell>
          <table:table-cell table:formula="of:=(2^(16)-1)*(1-EXP(-[.A102]/[.$A$2]*[.$C$2]))*[.$D$2]" office:value-type="float" office:value="57403.862327086" calcext:value-type="float">
            <text:p>57403.862327086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(2^(16)-1)*EXP(-[.A103]/[.$A$2]*[.$B$2])" office:value-type="float" office:value="13.230531220656" calcext:value-type="float">
            <text:p>13.2305312207</text:p>
          </table:table-cell>
          <table:table-cell table:formula="of:=(2^(16)-1)*(1-EXP(-[.A103]/[.$A$2]*[.$C$2]))*[.$D$2]" office:value-type="float" office:value="57729.2392697852" calcext:value-type="float">
            <text:p>57729.2392697852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2^(16)-1)*EXP(-[.A104]/[.$A$2]*[.$B$2])" office:value-type="float" office:value="12.1410179139593" calcext:value-type="float">
            <text:p>12.141017914</text:p>
          </table:table-cell>
          <table:table-cell table:formula="of:=(2^(16)-1)*(1-EXP(-[.A104]/[.$A$2]*[.$C$2]))*[.$D$2]" office:value-type="float" office:value="58051.0818224056" calcext:value-type="float">
            <text:p>58051.0818224056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(2^(16)-1)*EXP(-[.A105]/[.$A$2]*[.$B$2])" office:value-type="float" office:value="11.1412243037488" calcext:value-type="float">
            <text:p>11.1412243037</text:p>
          </table:table-cell>
          <table:table-cell table:formula="of:=(2^(16)-1)*(1-EXP(-[.A105]/[.$A$2]*[.$C$2]))*[.$D$2]" office:value-type="float" office:value="58369.4283770752" calcext:value-type="float">
            <text:p>58369.4283770752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(2^(16)-1)*EXP(-[.A106]/[.$A$2]*[.$B$2])" office:value-type="float" office:value="10.2237621150139" calcext:value-type="float">
            <text:p>10.223762115</text:p>
          </table:table-cell>
          <table:table-cell table:formula="of:=(2^(16)-1)*(1-EXP(-[.A106]/[.$A$2]*[.$C$2]))*[.$D$2]" office:value-type="float" office:value="58684.3169088895" calcext:value-type="float">
            <text:p>58684.3169088895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(2^(16)-1)*EXP(-[.A107]/[.$A$2]*[.$B$2])" office:value-type="float" office:value="9.3818514854982" calcext:value-type="float">
            <text:p>9.3818514855</text:p>
          </table:table-cell>
          <table:table-cell table:formula="of:=(2^(16)-1)*(1-EXP(-[.A107]/[.$A$2]*[.$C$2]))*[.$D$2]" office:value-type="float" office:value="58995.7849804415" calcext:value-type="float">
            <text:p>58995.7849804415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(2^(16)-1)*EXP(-[.A108]/[.$A$2]*[.$B$2])" office:value-type="float" office:value="8.60927086387171" calcext:value-type="float">
            <text:p>8.6092708639</text:p>
          </table:table-cell>
          <table:table-cell table:formula="of:=(2^(16)-1)*(1-EXP(-[.A108]/[.$A$2]*[.$C$2]))*[.$D$2]" office:value-type="float" office:value="59303.8697463025" calcext:value-type="float">
            <text:p>59303.8697463025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(2^(16)-1)*EXP(-[.A109]/[.$A$2]*[.$B$2])" office:value-type="float" office:value="7.90031103371004" calcext:value-type="float">
            <text:p>7.9003110337</text:p>
          </table:table-cell>
          <table:table-cell table:formula="of:=(2^(16)-1)*(1-EXP(-[.A109]/[.$A$2]*[.$C$2]))*[.$D$2]" office:value-type="float" office:value="59608.6079574543" calcext:value-type="float">
            <text:p>59608.6079574543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(2^(16)-1)*EXP(-[.A110]/[.$A$2]*[.$B$2])" office:value-type="float" office:value="7.24973292352562" calcext:value-type="float">
            <text:p>7.2497329235</text:p>
          </table:table-cell>
          <table:table-cell table:formula="of:=(2^(16)-1)*(1-EXP(-[.A110]/[.$A$2]*[.$C$2]))*[.$D$2]" office:value-type="float" office:value="59910.0359656728" calcext:value-type="float">
            <text:p>59910.0359656728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(2^(16)-1)*EXP(-[.A111]/[.$A$2]*[.$B$2])" office:value-type="float" office:value="6.65272889107626" calcext:value-type="float">
            <text:p>6.6527288911</text:p>
          </table:table-cell>
          <table:table-cell table:formula="of:=(2^(16)-1)*(1-EXP(-[.A111]/[.$A$2]*[.$C$2]))*[.$D$2]" office:value-type="float" office:value="60208.1897278649" calcext:value-type="float">
            <text:p>60208.1897278649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(2^(16)-1)*EXP(-[.A112]/[.$A$2]*[.$B$2])" office:value-type="float" office:value="6.10488719584959" calcext:value-type="float">
            <text:p>6.1048871958</text:p>
          </table:table-cell>
          <table:table-cell table:formula="of:=(2^(16)-1)*(1-EXP(-[.A112]/[.$A$2]*[.$C$2]))*[.$D$2]" office:value-type="float" office:value="60503.1048103574" calcext:value-type="float">
            <text:p>60503.1048103574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(2^(16)-1)*EXP(-[.A113]/[.$A$2]*[.$B$2])" office:value-type="float" office:value="5.60215939718219" calcext:value-type="float">
            <text:p>5.6021593972</text:p>
          </table:table-cell>
          <table:table-cell table:formula="of:=(2^(16)-1)*(1-EXP(-[.A113]/[.$A$2]*[.$C$2]))*[.$D$2]" office:value-type="float" office:value="60794.8163931397" calcext:value-type="float">
            <text:p>60794.8163931397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2^(16)-1)*EXP(-[.A114]/[.$A$2]*[.$B$2])" office:value-type="float" office:value="5.14083043709197" calcext:value-type="float">
            <text:p>5.1408304371</text:p>
          </table:table-cell>
          <table:table-cell table:formula="of:=(2^(16)-1)*(1-EXP(-[.A114]/[.$A$2]*[.$C$2]))*[.$D$2]" office:value-type="float" office:value="61083.3592740603" calcext:value-type="float">
            <text:p>61083.3592740603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(2^(16)-1)*EXP(-[.A115]/[.$A$2]*[.$B$2])" office:value-type="float" office:value="4.71749118674208" calcext:value-type="float">
            <text:p>4.7174911867</text:p>
          </table:table-cell>
          <table:table-cell table:formula="of:=(2^(16)-1)*(1-EXP(-[.A115]/[.$A$2]*[.$C$2]))*[.$D$2]" office:value-type="float" office:value="61368.7678729782" calcext:value-type="float">
            <text:p>61368.7678729782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(2^(16)-1)*EXP(-[.A116]/[.$A$2]*[.$B$2])" office:value-type="float" office:value="4.32901325365986" calcext:value-type="float">
            <text:p>4.3290132537</text:p>
          </table:table-cell>
          <table:table-cell table:formula="of:=(2^(16)-1)*(1-EXP(-[.A116]/[.$A$2]*[.$C$2]))*[.$D$2]" office:value-type="float" office:value="61651.0762358681" calcext:value-type="float">
            <text:p>61651.0762358681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(2^(16)-1)*EXP(-[.A117]/[.$A$2]*[.$B$2])" office:value-type="float" office:value="3.97252586354166" calcext:value-type="float">
            <text:p>3.9725258635</text:p>
          </table:table-cell>
          <table:table-cell table:formula="of:=(2^(16)-1)*(1-EXP(-[.A117]/[.$A$2]*[.$C$2]))*[.$D$2]" office:value-type="float" office:value="61930.3180388824" calcext:value-type="float">
            <text:p>61930.3180388824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(2^(16)-1)*EXP(-[.A118]/[.$A$2]*[.$B$2])" office:value-type="float" office:value="3.64539464580427" calcext:value-type="float">
            <text:p>3.6453946458</text:p>
          </table:table-cell>
          <table:table-cell table:formula="of:=(2^(16)-1)*(1-EXP(-[.A118]/[.$A$2]*[.$C$2]))*[.$D$2]" office:value-type="float" office:value="62206.5265923677" calcext:value-type="float">
            <text:p>62206.5265923677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(2^(16)-1)*EXP(-[.A119]/[.$A$2]*[.$B$2])" office:value-type="float" office:value="3.34520216611275" calcext:value-type="float">
            <text:p>3.3452021661</text:p>
          </table:table-cell>
          <table:table-cell table:formula="of:=(2^(16)-1)*(1-EXP(-[.A119]/[.$A$2]*[.$C$2]))*[.$D$2]" office:value-type="float" office:value="62479.734844839" calcext:value-type="float">
            <text:p>62479.734844839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(2^(16)-1)*EXP(-[.A120]/[.$A$2]*[.$B$2])" office:value-type="float" office:value="3.06973006202364" calcext:value-type="float">
            <text:p>3.069730062</text:p>
          </table:table-cell>
          <table:table-cell table:formula="of:=(2^(16)-1)*(1-EXP(-[.A120]/[.$A$2]*[.$C$2]))*[.$D$2]" office:value-type="float" office:value="62749.9753869097" calcext:value-type="float">
            <text:p>62749.9753869097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(2^(16)-1)*EXP(-[.A121]/[.$A$2]*[.$B$2])" office:value-type="float" office:value="2.81694264972985" calcext:value-type="float">
            <text:p>2.8169426497</text:p>
          </table:table-cell>
          <table:table-cell table:formula="of:=(2^(16)-1)*(1-EXP(-[.A121]/[.$A$2]*[.$C$2]))*[.$D$2]" office:value-type="float" office:value="63017.2804551793" calcext:value-type="float">
            <text:p>63017.2804551793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(2^(16)-1)*EXP(-[.A122]/[.$A$2]*[.$B$2])" office:value-type="float" office:value="2.584971880764" calcext:value-type="float">
            <text:p>2.5849718808</text:p>
          </table:table-cell>
          <table:table-cell table:formula="of:=(2^(16)-1)*(1-EXP(-[.A122]/[.$A$2]*[.$C$2]))*[.$D$2]" office:value-type="float" office:value="63281.6819360789" calcext:value-type="float">
            <text:p>63281.6819360789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(2^(16)-1)*EXP(-[.A123]/[.$A$2]*[.$B$2])" office:value-type="float" office:value="2.37210353749353" calcext:value-type="float">
            <text:p>2.3721035375</text:p>
          </table:table-cell>
          <table:table-cell table:formula="of:=(2^(16)-1)*(1-EXP(-[.A123]/[.$A$2]*[.$C$2]))*[.$D$2]" office:value-type="float" office:value="63543.211369675" calcext:value-type="float">
            <text:p>63543.211369675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2^(16)-1)*EXP(-[.A124]/[.$A$2]*[.$B$2])" office:value-type="float" office:value="2.1767645653949" calcext:value-type="float">
            <text:p>2.1767645654</text:p>
          </table:table-cell>
          <table:table-cell table:formula="of:=(2^(16)-1)*(1-EXP(-[.A124]/[.$A$2]*[.$C$2]))*[.$D$2]" office:value-type="float" office:value="63801.8999534316" calcext:value-type="float">
            <text:p>63801.8999534316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(2^(16)-1)*EXP(-[.A125]/[.$A$2]*[.$B$2])" office:value-type="float" office:value="1.99751144849503" calcext:value-type="float">
            <text:p>1.9975114485</text:p>
          </table:table-cell>
          <table:table-cell table:formula="of:=(2^(16)-1)*(1-EXP(-[.A125]/[.$A$2]*[.$C$2]))*[.$D$2]" office:value-type="float" office:value="64057.7785459322" calcext:value-type="float">
            <text:p>64057.7785459322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(2^(16)-1)*EXP(-[.A126]/[.$A$2]*[.$B$2])" office:value-type="float" office:value="1.83301954207658" calcext:value-type="float">
            <text:p>1.8330195421</text:p>
          </table:table-cell>
          <table:table-cell table:formula="of:=(2^(16)-1)*(1-EXP(-[.A126]/[.$A$2]*[.$C$2]))*[.$D$2]" office:value-type="float" office:value="64310.8776705602" calcext:value-type="float">
            <text:p>64310.8776705602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(2^(16)-1)*EXP(-[.A127]/[.$A$2]*[.$B$2])" office:value-type="float" office:value="1.68207328381828" calcext:value-type="float">
            <text:p>1.6820732838</text:p>
          </table:table-cell>
          <table:table-cell table:formula="of:=(2^(16)-1)*(1-EXP(-[.A127]/[.$A$2]*[.$C$2]))*[.$D$2]" office:value-type="float" office:value="64561.2275191404" calcext:value-type="float">
            <text:p>64561.2275191404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(2^(16)-1)*EXP(-[.A128]/[.$A$2]*[.$B$2])" office:value-type="float" office:value="1.54355721103218" calcext:value-type="float">
            <text:p>1.543557211</text:p>
          </table:table-cell>
          <table:table-cell table:formula="of:=(2^(16)-1)*(1-EXP(-[.A128]/[.$A$2]*[.$C$2]))*[.$D$2]" office:value-type="float" office:value="64808.8579555408" calcext:value-type="float">
            <text:p>64808.8579555408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(2^(16)-1)*EXP(-[.A129]/[.$A$2]*[.$B$2])" office:value-type="float" office:value="1.41644771761731" calcext:value-type="float">
            <text:p>1.4164477176</text:p>
          </table:table-cell>
          <table:table-cell table:formula="of:=(2^(16)-1)*(1-EXP(-[.A129]/[.$A$2]*[.$C$2]))*[.$D$2]" office:value-type="float" office:value="65053.7985192342" calcext:value-type="float">
            <text:p>65053.7985192342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(2^(16)-1)*EXP(-[.A130]/[.$A$2]*[.$B$2])" office:value-type="float" office:value="1.29980548981507" calcext:value-type="float">
            <text:p>1.2998054898</text:p>
          </table:table-cell>
          <table:table-cell table:formula="of:=(2^(16)-1)*(1-EXP(-[.A130]/[.$A$2]*[.$C$2]))*[.$D$2]" office:value-type="float" office:value="65296.0784288228" calcext:value-type="float">
            <text:p>65296.0784288228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(2^(16)-1)*EXP(-[.A131]/[.$A$2]*[.$B$2])" office:value-type="float" office:value="1.19276856486832" calcext:value-type="float">
            <text:p>1.1927685649</text:p>
          </table:table-cell>
          <table:table-cell table:formula="of:=(2^(16)-1)*(1-EXP(-[.A131]/[.$A$2]*[.$C$2]))*[.$D$2]" office:value-type="float" office:value="65535.7265855231" calcext:value-type="float">
            <text:p>65535.7265855231</text:p>
          </table:table-cell>
          <table:table-cell table:number-columns-repeated="2"/>
        </table:table-row>
      </table:table>
      <table:table table:name="ExpTableExport" table:style-name="ta5">
        <office:forms form:automatic-focus="false" form:apply-design-mode="false"/>
        <table:table-column table:style-name="co21" table:default-cell-style-name="Default"/>
        <table:table-row table:style-name="ro2">
          <table:table-cell table:formula="of:=INT([ExpTable.B4])" office:value-type="float" office:value="65535" calcext:value-type="float">
            <text:p>65535</text:p>
          </table:table-cell>
        </table:table-row>
        <table:table-row table:style-name="ro2">
          <table:table-cell table:formula="of:=INT([ExpTable.B5])" office:value-type="float" office:value="60138" calcext:value-type="float">
            <text:p>60138</text:p>
          </table:table-cell>
        </table:table-row>
        <table:table-row table:style-name="ro2">
          <table:table-cell table:formula="of:=INT([ExpTable.B6])" office:value-type="float" office:value="55186" calcext:value-type="float">
            <text:p>55186</text:p>
          </table:table-cell>
        </table:table-row>
        <table:table-row table:style-name="ro2">
          <table:table-cell table:formula="of:=INT([ExpTable.B7])" office:value-type="float" office:value="50641" calcext:value-type="float">
            <text:p>50641</text:p>
          </table:table-cell>
        </table:table-row>
        <table:table-row table:style-name="ro2">
          <table:table-cell table:formula="of:=INT([ExpTable.B8])" office:value-type="float" office:value="46471" calcext:value-type="float">
            <text:p>46471</text:p>
          </table:table-cell>
        </table:table-row>
        <table:table-row table:style-name="ro2">
          <table:table-cell table:formula="of:=INT([ExpTable.B9])" office:value-type="float" office:value="42644" calcext:value-type="float">
            <text:p>42644</text:p>
          </table:table-cell>
        </table:table-row>
        <table:table-row table:style-name="ro2">
          <table:table-cell table:formula="of:=INT([ExpTable.B10])" office:value-type="float" office:value="39132" calcext:value-type="float">
            <text:p>39132</text:p>
          </table:table-cell>
        </table:table-row>
        <table:table-row table:style-name="ro2">
          <table:table-cell table:formula="of:=INT([ExpTable.B11])" office:value-type="float" office:value="35910" calcext:value-type="float">
            <text:p>35910</text:p>
          </table:table-cell>
        </table:table-row>
        <table:table-row table:style-name="ro2">
          <table:table-cell table:formula="of:=INT([ExpTable.B12])" office:value-type="float" office:value="32953" calcext:value-type="float">
            <text:p>32953</text:p>
          </table:table-cell>
        </table:table-row>
        <table:table-row table:style-name="ro2">
          <table:table-cell table:formula="of:=INT([ExpTable.B13])" office:value-type="float" office:value="30239" calcext:value-type="float">
            <text:p>30239</text:p>
          </table:table-cell>
        </table:table-row>
        <table:table-row table:style-name="ro2">
          <table:table-cell table:formula="of:=INT([ExpTable.B14])" office:value-type="float" office:value="27749" calcext:value-type="float">
            <text:p>27749</text:p>
          </table:table-cell>
        </table:table-row>
        <table:table-row table:style-name="ro2">
          <table:table-cell table:formula="of:=INT([ExpTable.B15])" office:value-type="float" office:value="25464" calcext:value-type="float">
            <text:p>25464</text:p>
          </table:table-cell>
        </table:table-row>
        <table:table-row table:style-name="ro2">
          <table:table-cell table:formula="of:=INT([ExpTable.B16])" office:value-type="float" office:value="23367" calcext:value-type="float">
            <text:p>23367</text:p>
          </table:table-cell>
        </table:table-row>
        <table:table-row table:style-name="ro2">
          <table:table-cell table:formula="of:=INT([ExpTable.B17])" office:value-type="float" office:value="21442" calcext:value-type="float">
            <text:p>21442</text:p>
          </table:table-cell>
        </table:table-row>
        <table:table-row table:style-name="ro2">
          <table:table-cell table:formula="of:=INT([ExpTable.B18])" office:value-type="float" office:value="19677" calcext:value-type="float">
            <text:p>19677</text:p>
          </table:table-cell>
        </table:table-row>
        <table:table-row table:style-name="ro2">
          <table:table-cell table:formula="of:=INT([ExpTable.B19])" office:value-type="float" office:value="18056" calcext:value-type="float">
            <text:p>18056</text:p>
          </table:table-cell>
        </table:table-row>
        <table:table-row table:style-name="ro2">
          <table:table-cell table:formula="of:=INT([ExpTable.B20])" office:value-type="float" office:value="16569" calcext:value-type="float">
            <text:p>16569</text:p>
          </table:table-cell>
        </table:table-row>
        <table:table-row table:style-name="ro2">
          <table:table-cell table:formula="of:=INT([ExpTable.B21])" office:value-type="float" office:value="15205" calcext:value-type="float">
            <text:p>15205</text:p>
          </table:table-cell>
        </table:table-row>
        <table:table-row table:style-name="ro2">
          <table:table-cell table:formula="of:=INT([ExpTable.B22])" office:value-type="float" office:value="13953" calcext:value-type="float">
            <text:p>13953</text:p>
          </table:table-cell>
        </table:table-row>
        <table:table-row table:style-name="ro2">
          <table:table-cell table:formula="of:=INT([ExpTable.B23])" office:value-type="float" office:value="12804" calcext:value-type="float">
            <text:p>12804</text:p>
          </table:table-cell>
        </table:table-row>
        <table:table-row table:style-name="ro2">
          <table:table-cell table:formula="of:=INT([ExpTable.B24])" office:value-type="float" office:value="11749" calcext:value-type="float">
            <text:p>11749</text:p>
          </table:table-cell>
        </table:table-row>
        <table:table-row table:style-name="ro2">
          <table:table-cell table:formula="of:=INT([ExpTable.B25])" office:value-type="float" office:value="10782" calcext:value-type="float">
            <text:p>10782</text:p>
          </table:table-cell>
        </table:table-row>
        <table:table-row table:style-name="ro2">
          <table:table-cell table:formula="of:=INT([ExpTable.B26])" office:value-type="float" office:value="9894" calcext:value-type="float">
            <text:p>9894</text:p>
          </table:table-cell>
        </table:table-row>
        <table:table-row table:style-name="ro2">
          <table:table-cell table:formula="of:=INT([ExpTable.B27])" office:value-type="float" office:value="9079" calcext:value-type="float">
            <text:p>9079</text:p>
          </table:table-cell>
        </table:table-row>
        <table:table-row table:style-name="ro2">
          <table:table-cell table:formula="of:=INT([ExpTable.B28])" office:value-type="float" office:value="8331" calcext:value-type="float">
            <text:p>8331</text:p>
          </table:table-cell>
        </table:table-row>
        <table:table-row table:style-name="ro2">
          <table:table-cell table:formula="of:=INT([ExpTable.B29])" office:value-type="float" office:value="7645" calcext:value-type="float">
            <text:p>7645</text:p>
          </table:table-cell>
        </table:table-row>
        <table:table-row table:style-name="ro2">
          <table:table-cell table:formula="of:=INT([ExpTable.B30])" office:value-type="float" office:value="7016" calcext:value-type="float">
            <text:p>7016</text:p>
          </table:table-cell>
        </table:table-row>
        <table:table-row table:style-name="ro2">
          <table:table-cell table:formula="of:=INT([ExpTable.B31])" office:value-type="float" office:value="6438" calcext:value-type="float">
            <text:p>6438</text:p>
          </table:table-cell>
        </table:table-row>
        <table:table-row table:style-name="ro2">
          <table:table-cell table:formula="of:=INT([ExpTable.B32])" office:value-type="float" office:value="5908" calcext:value-type="float">
            <text:p>5908</text:p>
          </table:table-cell>
        </table:table-row>
        <table:table-row table:style-name="ro2">
          <table:table-cell table:formula="of:=INT([ExpTable.B33])" office:value-type="float" office:value="5421" calcext:value-type="float">
            <text:p>5421</text:p>
          </table:table-cell>
        </table:table-row>
        <table:table-row table:style-name="ro2">
          <table:table-cell table:formula="of:=INT([ExpTable.B34])" office:value-type="float" office:value="4975" calcext:value-type="float">
            <text:p>4975</text:p>
          </table:table-cell>
        </table:table-row>
        <table:table-row table:style-name="ro2">
          <table:table-cell table:formula="of:=INT([ExpTable.B35])" office:value-type="float" office:value="4565" calcext:value-type="float">
            <text:p>4565</text:p>
          </table:table-cell>
        </table:table-row>
        <table:table-row table:style-name="ro2">
          <table:table-cell table:formula="of:=INT([ExpTable.B36])" office:value-type="float" office:value="4189" calcext:value-type="float">
            <text:p>4189</text:p>
          </table:table-cell>
        </table:table-row>
        <table:table-row table:style-name="ro2">
          <table:table-cell table:formula="of:=INT([ExpTable.B37])" office:value-type="float" office:value="3844" calcext:value-type="float">
            <text:p>3844</text:p>
          </table:table-cell>
        </table:table-row>
        <table:table-row table:style-name="ro2">
          <table:table-cell table:formula="of:=INT([ExpTable.B38])" office:value-type="float" office:value="3527" calcext:value-type="float">
            <text:p>3527</text:p>
          </table:table-cell>
        </table:table-row>
        <table:table-row table:style-name="ro2">
          <table:table-cell table:formula="of:=INT([ExpTable.B39])" office:value-type="float" office:value="3237" calcext:value-type="float">
            <text:p>3237</text:p>
          </table:table-cell>
        </table:table-row>
        <table:table-row table:style-name="ro2">
          <table:table-cell table:formula="of:=INT([ExpTable.B40])" office:value-type="float" office:value="2970" calcext:value-type="float">
            <text:p>2970</text:p>
          </table:table-cell>
        </table:table-row>
        <table:table-row table:style-name="ro2">
          <table:table-cell table:formula="of:=INT([ExpTable.B41])" office:value-type="float" office:value="2726" calcext:value-type="float">
            <text:p>2726</text:p>
          </table:table-cell>
        </table:table-row>
        <table:table-row table:style-name="ro2">
          <table:table-cell table:formula="of:=INT([ExpTable.B42])" office:value-type="float" office:value="2501" calcext:value-type="float">
            <text:p>2501</text:p>
          </table:table-cell>
        </table:table-row>
        <table:table-row table:style-name="ro2">
          <table:table-cell table:formula="of:=INT([ExpTable.B43])" office:value-type="float" office:value="2295" calcext:value-type="float">
            <text:p>2295</text:p>
          </table:table-cell>
        </table:table-row>
        <table:table-row table:style-name="ro2">
          <table:table-cell table:formula="of:=INT([ExpTable.B44])" office:value-type="float" office:value="2106" calcext:value-type="float">
            <text:p>2106</text:p>
          </table:table-cell>
        </table:table-row>
        <table:table-row table:style-name="ro2">
          <table:table-cell table:formula="of:=INT([ExpTable.B45])" office:value-type="float" office:value="1933" calcext:value-type="float">
            <text:p>1933</text:p>
          </table:table-cell>
        </table:table-row>
        <table:table-row table:style-name="ro2">
          <table:table-cell table:formula="of:=INT([ExpTable.B46])" office:value-type="float" office:value="1773" calcext:value-type="float">
            <text:p>1773</text:p>
          </table:table-cell>
        </table:table-row>
        <table:table-row table:style-name="ro2">
          <table:table-cell table:formula="of:=INT([ExpTable.B47])" office:value-type="float" office:value="1627" calcext:value-type="float">
            <text:p>1627</text:p>
          </table:table-cell>
        </table:table-row>
        <table:table-row table:style-name="ro2">
          <table:table-cell table:formula="of:=INT([ExpTable.B48])" office:value-type="float" office:value="1493" calcext:value-type="float">
            <text:p>1493</text:p>
          </table:table-cell>
        </table:table-row>
        <table:table-row table:style-name="ro2">
          <table:table-cell table:formula="of:=INT([ExpTable.B49])" office:value-type="float" office:value="1370" calcext:value-type="float">
            <text:p>1370</text:p>
          </table:table-cell>
        </table:table-row>
        <table:table-row table:style-name="ro2">
          <table:table-cell table:formula="of:=INT([ExpTable.B50])" office:value-type="float" office:value="1257" calcext:value-type="float">
            <text:p>1257</text:p>
          </table:table-cell>
        </table:table-row>
        <table:table-row table:style-name="ro2">
          <table:table-cell table:formula="of:=INT([ExpTable.B51])" office:value-type="float" office:value="1154" calcext:value-type="float">
            <text:p>1154</text:p>
          </table:table-cell>
        </table:table-row>
        <table:table-row table:style-name="ro2">
          <table:table-cell table:formula="of:=INT([ExpTable.B52])" office:value-type="float" office:value="1059" calcext:value-type="float">
            <text:p>1059</text:p>
          </table:table-cell>
        </table:table-row>
        <table:table-row table:style-name="ro2">
          <table:table-cell table:formula="of:=INT([ExpTable.B53])" office:value-type="float" office:value="972" calcext:value-type="float">
            <text:p>972</text:p>
          </table:table-cell>
        </table:table-row>
        <table:table-row table:style-name="ro2">
          <table:table-cell table:formula="of:=INT([ExpTable.B54])" office:value-type="float" office:value="891" calcext:value-type="float">
            <text:p>891</text:p>
          </table:table-cell>
        </table:table-row>
        <table:table-row table:style-name="ro2">
          <table:table-cell table:formula="of:=INT([ExpTable.B55])" office:value-type="float" office:value="818" calcext:value-type="float">
            <text:p>818</text:p>
          </table:table-cell>
        </table:table-row>
        <table:table-row table:style-name="ro2">
          <table:table-cell table:formula="of:=INT([ExpTable.B56])" office:value-type="float" office:value="751" calcext:value-type="float">
            <text:p>751</text:p>
          </table:table-cell>
        </table:table-row>
        <table:table-row table:style-name="ro2">
          <table:table-cell table:formula="of:=INT([ExpTable.B57])" office:value-type="float" office:value="689" calcext:value-type="float">
            <text:p>689</text:p>
          </table:table-cell>
        </table:table-row>
        <table:table-row table:style-name="ro2">
          <table:table-cell table:formula="of:=INT([ExpTable.B58])" office:value-type="float" office:value="632" calcext:value-type="float">
            <text:p>632</text:p>
          </table:table-cell>
        </table:table-row>
        <table:table-row table:style-name="ro2">
          <table:table-cell table:formula="of:=INT([ExpTable.B59])" office:value-type="float" office:value="580" calcext:value-type="float">
            <text:p>580</text:p>
          </table:table-cell>
        </table:table-row>
        <table:table-row table:style-name="ro2">
          <table:table-cell table:formula="of:=INT([ExpTable.B60])" office:value-type="float" office:value="532" calcext:value-type="float">
            <text:p>532</text:p>
          </table:table-cell>
        </table:table-row>
        <table:table-row table:style-name="ro2">
          <table:table-cell table:formula="of:=INT([ExpTable.B61])" office:value-type="float" office:value="488" calcext:value-type="float">
            <text:p>488</text:p>
          </table:table-cell>
        </table:table-row>
        <table:table-row table:style-name="ro2">
          <table:table-cell table:formula="of:=INT([ExpTable.B62])" office:value-type="float" office:value="448" calcext:value-type="float">
            <text:p>448</text:p>
          </table:table-cell>
        </table:table-row>
        <table:table-row table:style-name="ro2">
          <table:table-cell table:formula="of:=INT([ExpTable.B63])" office:value-type="float" office:value="411" calcext:value-type="float">
            <text:p>411</text:p>
          </table:table-cell>
        </table:table-row>
        <table:table-row table:style-name="ro2">
          <table:table-cell table:formula="of:=INT([ExpTable.B64])" office:value-type="float" office:value="377" calcext:value-type="float">
            <text:p>377</text:p>
          </table:table-cell>
        </table:table-row>
        <table:table-row table:style-name="ro2">
          <table:table-cell table:formula="of:=INT([ExpTable.B65])" office:value-type="float" office:value="346" calcext:value-type="float">
            <text:p>346</text:p>
          </table:table-cell>
        </table:table-row>
        <table:table-row table:style-name="ro2">
          <table:table-cell table:formula="of:=INT([ExpTable.B66])" office:value-type="float" office:value="318" calcext:value-type="float">
            <text:p>318</text:p>
          </table:table-cell>
        </table:table-row>
        <table:table-row table:style-name="ro2">
          <table:table-cell table:formula="of:=INT([ExpTable.B67])" office:value-type="float" office:value="291" calcext:value-type="float">
            <text:p>291</text:p>
          </table:table-cell>
        </table:table-row>
        <table:table-row table:style-name="ro2">
          <table:table-cell table:formula="of:=INT([ExpTable.B68])" office:value-type="float" office:value="267" calcext:value-type="float">
            <text:p>267</text:p>
          </table:table-cell>
        </table:table-row>
        <table:table-row table:style-name="ro2">
          <table:table-cell table:formula="of:=INT([ExpTable.B69])" office:value-type="float" office:value="245" calcext:value-type="float">
            <text:p>245</text:p>
          </table:table-cell>
        </table:table-row>
        <table:table-row table:style-name="ro2">
          <table:table-cell table:formula="of:=INT([ExpTable.B70])" office:value-type="float" office:value="225" calcext:value-type="float">
            <text:p>225</text:p>
          </table:table-cell>
        </table:table-row>
        <table:table-row table:style-name="ro2">
          <table:table-cell table:formula="of:=INT([ExpTable.B71])" office:value-type="float" office:value="206" calcext:value-type="float">
            <text:p>206</text:p>
          </table:table-cell>
        </table:table-row>
        <table:table-row table:style-name="ro2">
          <table:table-cell table:formula="of:=INT([ExpTable.B72])" office:value-type="float" office:value="189" calcext:value-type="float">
            <text:p>189</text:p>
          </table:table-cell>
        </table:table-row>
        <table:table-row table:style-name="ro2">
          <table:table-cell table:formula="of:=INT([ExpTable.B73])" office:value-type="float" office:value="174" calcext:value-type="float">
            <text:p>174</text:p>
          </table:table-cell>
        </table:table-row>
        <table:table-row table:style-name="ro2">
          <table:table-cell table:formula="of:=INT([ExpTable.B74])" office:value-type="float" office:value="159" calcext:value-type="float">
            <text:p>159</text:p>
          </table:table-cell>
        </table:table-row>
        <table:table-row table:style-name="ro2">
          <table:table-cell table:formula="of:=INT([ExpTable.B75])" office:value-type="float" office:value="146" calcext:value-type="float">
            <text:p>146</text:p>
          </table:table-cell>
        </table:table-row>
        <table:table-row table:style-name="ro2">
          <table:table-cell table:formula="of:=INT([ExpTable.B76])" office:value-type="float" office:value="134" calcext:value-type="float">
            <text:p>134</text:p>
          </table:table-cell>
        </table:table-row>
        <table:table-row table:style-name="ro2">
          <table:table-cell table:formula="of:=INT([ExpTable.B77])" office:value-type="float" office:value="123" calcext:value-type="float">
            <text:p>123</text:p>
          </table:table-cell>
        </table:table-row>
        <table:table-row table:style-name="ro2">
          <table:table-cell table:formula="of:=INT([ExpTable.B78])" office:value-type="float" office:value="113" calcext:value-type="float">
            <text:p>113</text:p>
          </table:table-cell>
        </table:table-row>
        <table:table-row table:style-name="ro2">
          <table:table-cell table:formula="of:=INT([ExpTable.B79])" office:value-type="float" office:value="104" calcext:value-type="float">
            <text:p>104</text:p>
          </table:table-cell>
        </table:table-row>
        <table:table-row table:style-name="ro2">
          <table:table-cell table:formula="of:=INT([ExpTable.B80])" office:value-type="float" office:value="95" calcext:value-type="float">
            <text:p>95</text:p>
          </table:table-cell>
        </table:table-row>
        <table:table-row table:style-name="ro2">
          <table:table-cell table:formula="of:=INT([ExpTable.B81])" office:value-type="float" office:value="87" calcext:value-type="float">
            <text:p>87</text:p>
          </table:table-cell>
        </table:table-row>
        <table:table-row table:style-name="ro2">
          <table:table-cell table:formula="of:=INT([ExpTable.B82])" office:value-type="float" office:value="80" calcext:value-type="float">
            <text:p>80</text:p>
          </table:table-cell>
        </table:table-row>
        <table:table-row table:style-name="ro2">
          <table:table-cell table:formula="of:=INT([ExpTable.B83])" office:value-type="float" office:value="73" calcext:value-type="float">
            <text:p>73</text:p>
          </table:table-cell>
        </table:table-row>
        <table:table-row table:style-name="ro2">
          <table:table-cell table:formula="of:=INT([ExpTable.B84])" office:value-type="float" office:value="67" calcext:value-type="float">
            <text:p>67</text:p>
          </table:table-cell>
        </table:table-row>
        <table:table-row table:style-name="ro2">
          <table:table-cell table:formula="of:=INT([ExpTable.B85])" office:value-type="float" office:value="62" calcext:value-type="float">
            <text:p>62</text:p>
          </table:table-cell>
        </table:table-row>
        <table:table-row table:style-name="ro2">
          <table:table-cell table:formula="of:=INT([ExpTable.B86])" office:value-type="float" office:value="57" calcext:value-type="float">
            <text:p>57</text:p>
          </table:table-cell>
        </table:table-row>
        <table:table-row table:style-name="ro2">
          <table:table-cell table:formula="of:=INT([ExpTable.B87])" office:value-type="float" office:value="52" calcext:value-type="float">
            <text:p>52</text:p>
          </table:table-cell>
        </table:table-row>
        <table:table-row table:style-name="ro2">
          <table:table-cell table:formula="of:=INT([ExpTable.B88])" office:value-type="float" office:value="48" calcext:value-type="float">
            <text:p>48</text:p>
          </table:table-cell>
        </table:table-row>
        <table:table-row table:style-name="ro2">
          <table:table-cell table:formula="of:=INT([ExpTable.B89])" office:value-type="float" office:value="44" calcext:value-type="float">
            <text:p>44</text:p>
          </table:table-cell>
        </table:table-row>
        <table:table-row table:style-name="ro2">
          <table:table-cell table:formula="of:=INT([ExpTable.B90])" office:value-type="float" office:value="40" calcext:value-type="float">
            <text:p>40</text:p>
          </table:table-cell>
        </table:table-row>
        <table:table-row table:style-name="ro2">
          <table:table-cell table:formula="of:=INT([ExpTable.B91])" office:value-type="float" office:value="37" calcext:value-type="float">
            <text:p>37</text:p>
          </table:table-cell>
        </table:table-row>
        <table:table-row table:style-name="ro2">
          <table:table-cell table:formula="of:=INT([ExpTable.B92])" office:value-type="float" office:value="34" calcext:value-type="float">
            <text:p>34</text:p>
          </table:table-cell>
        </table:table-row>
        <table:table-row table:style-name="ro2">
          <table:table-cell table:formula="of:=INT([ExpTable.B93])" office:value-type="float" office:value="31" calcext:value-type="float">
            <text:p>31</text:p>
          </table:table-cell>
        </table:table-row>
        <table:table-row table:style-name="ro2">
          <table:table-cell table:formula="of:=INT([ExpTable.B94])" office:value-type="float" office:value="28" calcext:value-type="float">
            <text:p>28</text:p>
          </table:table-cell>
        </table:table-row>
        <table:table-row table:style-name="ro2">
          <table:table-cell table:formula="of:=INT([ExpTable.B95])" office:value-type="float" office:value="26" calcext:value-type="float">
            <text:p>26</text:p>
          </table:table-cell>
        </table:table-row>
        <table:table-row table:style-name="ro2">
          <table:table-cell table:formula="of:=INT([ExpTable.B96])" office:value-type="float" office:value="24" calcext:value-type="float">
            <text:p>24</text:p>
          </table:table-cell>
        </table:table-row>
        <table:table-row table:style-name="ro2">
          <table:table-cell table:formula="of:=INT([ExpTable.B97])" office:value-type="float" office:value="22" calcext:value-type="float">
            <text:p>22</text:p>
          </table:table-cell>
        </table:table-row>
        <table:table-row table:style-name="ro2">
          <table:table-cell table:formula="of:=INT([ExpTable.B98])" office:value-type="float" office:value="20" calcext:value-type="float">
            <text:p>20</text:p>
          </table:table-cell>
        </table:table-row>
        <table:table-row table:style-name="ro2">
          <table:table-cell table:formula="of:=INT([ExpTable.B99])" office:value-type="float" office:value="18" calcext:value-type="float">
            <text:p>18</text:p>
          </table:table-cell>
        </table:table-row>
        <table:table-row table:style-name="ro2">
          <table:table-cell table:formula="of:=INT([ExpTable.B100])" office:value-type="float" office:value="17" calcext:value-type="float">
            <text:p>17</text:p>
          </table:table-cell>
        </table:table-row>
        <table:table-row table:style-name="ro2">
          <table:table-cell table:formula="of:=INT([ExpTable.B101])" office:value-type="float" office:value="15" calcext:value-type="float">
            <text:p>15</text:p>
          </table:table-cell>
        </table:table-row>
        <table:table-row table:style-name="ro2">
          <table:table-cell table:formula="of:=INT([ExpTable.B102])" office:value-type="float" office:value="14" calcext:value-type="float">
            <text:p>14</text:p>
          </table:table-cell>
        </table:table-row>
        <table:table-row table:style-name="ro2">
          <table:table-cell table:formula="of:=INT([ExpTable.B103])" office:value-type="float" office:value="13" calcext:value-type="float">
            <text:p>13</text:p>
          </table:table-cell>
        </table:table-row>
        <table:table-row table:style-name="ro2">
          <table:table-cell table:formula="of:=INT([ExpTable.B104])" office:value-type="float" office:value="12" calcext:value-type="float">
            <text:p>12</text:p>
          </table:table-cell>
        </table:table-row>
        <table:table-row table:style-name="ro2">
          <table:table-cell table:formula="of:=INT([ExpTable.B105])" office:value-type="float" office:value="11" calcext:value-type="float">
            <text:p>11</text:p>
          </table:table-cell>
        </table:table-row>
        <table:table-row table:style-name="ro2">
          <table:table-cell table:formula="of:=INT([ExpTable.B106])" office:value-type="float" office:value="10" calcext:value-type="float">
            <text:p>10</text:p>
          </table:table-cell>
        </table:table-row>
        <table:table-row table:style-name="ro2">
          <table:table-cell table:formula="of:=INT([ExpTable.B107])" office:value-type="float" office:value="9" calcext:value-type="float">
            <text:p>9</text:p>
          </table:table-cell>
        </table:table-row>
        <table:table-row table:style-name="ro2">
          <table:table-cell table:formula="of:=INT([ExpTable.B108])" office:value-type="float" office:value="8" calcext:value-type="float">
            <text:p>8</text:p>
          </table:table-cell>
        </table:table-row>
        <table:table-row table:style-name="ro2">
          <table:table-cell table:formula="of:=INT([ExpTable.B109])" office:value-type="float" office:value="7" calcext:value-type="float">
            <text:p>7</text:p>
          </table:table-cell>
        </table:table-row>
        <table:table-row table:style-name="ro2">
          <table:table-cell table:formula="of:=INT([ExpTable.B110])" office:value-type="float" office:value="7" calcext:value-type="float">
            <text:p>7</text:p>
          </table:table-cell>
        </table:table-row>
        <table:table-row table:style-name="ro2">
          <table:table-cell table:formula="of:=INT([ExpTable.B111])" office:value-type="float" office:value="6" calcext:value-type="float">
            <text:p>6</text:p>
          </table:table-cell>
        </table:table-row>
        <table:table-row table:style-name="ro2">
          <table:table-cell table:formula="of:=INT([ExpTable.B112])" office:value-type="float" office:value="6" calcext:value-type="float">
            <text:p>6</text:p>
          </table:table-cell>
        </table:table-row>
        <table:table-row table:style-name="ro2">
          <table:table-cell table:formula="of:=INT([ExpTable.B113])" office:value-type="float" office:value="5" calcext:value-type="float">
            <text:p>5</text:p>
          </table:table-cell>
        </table:table-row>
        <table:table-row table:style-name="ro2">
          <table:table-cell table:formula="of:=INT([ExpTable.B114])" office:value-type="float" office:value="5" calcext:value-type="float">
            <text:p>5</text:p>
          </table:table-cell>
        </table:table-row>
        <table:table-row table:style-name="ro2">
          <table:table-cell table:formula="of:=INT([ExpTable.B115])" office:value-type="float" office:value="4" calcext:value-type="float">
            <text:p>4</text:p>
          </table:table-cell>
        </table:table-row>
        <table:table-row table:style-name="ro2">
          <table:table-cell table:formula="of:=INT([ExpTable.B116])" office:value-type="float" office:value="4" calcext:value-type="float">
            <text:p>4</text:p>
          </table:table-cell>
        </table:table-row>
        <table:table-row table:style-name="ro2">
          <table:table-cell table:formula="of:=INT([ExpTable.B117])" office:value-type="float" office:value="3" calcext:value-type="float">
            <text:p>3</text:p>
          </table:table-cell>
        </table:table-row>
        <table:table-row table:style-name="ro2">
          <table:table-cell table:formula="of:=INT([ExpTable.B118])" office:value-type="float" office:value="3" calcext:value-type="float">
            <text:p>3</text:p>
          </table:table-cell>
        </table:table-row>
        <table:table-row table:style-name="ro2">
          <table:table-cell table:formula="of:=INT([ExpTable.B119])" office:value-type="float" office:value="3" calcext:value-type="float">
            <text:p>3</text:p>
          </table:table-cell>
        </table:table-row>
        <table:table-row table:style-name="ro2">
          <table:table-cell table:formula="of:=INT([ExpTable.B120])" office:value-type="float" office:value="3" calcext:value-type="float">
            <text:p>3</text:p>
          </table:table-cell>
        </table:table-row>
        <table:table-row table:style-name="ro2">
          <table:table-cell table:formula="of:=INT([ExpTable.B121])" office:value-type="float" office:value="2" calcext:value-type="float">
            <text:p>2</text:p>
          </table:table-cell>
        </table:table-row>
        <table:table-row table:style-name="ro2">
          <table:table-cell table:formula="of:=INT([ExpTable.B122])" office:value-type="float" office:value="2" calcext:value-type="float">
            <text:p>2</text:p>
          </table:table-cell>
        </table:table-row>
        <table:table-row table:style-name="ro2">
          <table:table-cell table:formula="of:=INT([ExpTable.B123])" office:value-type="float" office:value="2" calcext:value-type="float">
            <text:p>2</text:p>
          </table:table-cell>
        </table:table-row>
        <table:table-row table:style-name="ro2">
          <table:table-cell table:formula="of:=INT([ExpTable.B124])" office:value-type="float" office:value="2" calcext:value-type="float">
            <text:p>2</text:p>
          </table:table-cell>
        </table:table-row>
        <table:table-row table:style-name="ro2">
          <table:table-cell table:formula="of:=INT([ExpTable.B125])" office:value-type="float" office:value="1" calcext:value-type="float">
            <text:p>1</text:p>
          </table:table-cell>
        </table:table-row>
        <table:table-row table:style-name="ro2">
          <table:table-cell table:formula="of:=INT([ExpTable.B126])" office:value-type="float" office:value="1" calcext:value-type="float">
            <text:p>1</text:p>
          </table:table-cell>
        </table:table-row>
        <table:table-row table:style-name="ro2">
          <table:table-cell table:formula="of:=INT([ExpTable.B127])" office:value-type="float" office:value="1" calcext:value-type="float">
            <text:p>1</text:p>
          </table:table-cell>
        </table:table-row>
        <table:table-row table:style-name="ro2">
          <table:table-cell table:formula="of:=INT([ExpTable.B128])" office:value-type="float" office:value="1" calcext:value-type="float">
            <text:p>1</text:p>
          </table:table-cell>
        </table:table-row>
        <table:table-row table:style-name="ro2">
          <table:table-cell table:formula="of:=INT([ExpTable.B129])" office:value-type="float" office:value="1" calcext:value-type="float">
            <text:p>1</text:p>
          </table:table-cell>
        </table:table-row>
        <table:table-row table:style-name="ro2">
          <table:table-cell table:formula="of:=INT([ExpTable.B130])" office:value-type="float" office:value="1" calcext:value-type="float">
            <text:p>1</text:p>
          </table:table-cell>
        </table:table-row>
        <table:table-row table:style-name="ro2">
          <table:table-cell table:formula="of:=INT([ExpTable.B131])" office:value-type="float" office:value="1" calcext:value-type="float">
            <text:p>1</text:p>
          </table:table-cell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>
          <table:table-cell table:formula="of:=INT([ExpTable.C4])" office:value-type="float" office:value="0" calcext:value-type="float">
            <text:p>0</text:p>
          </table:table-cell>
        </table:table-row>
        <table:table-row table:style-name="ro2">
          <table:table-cell table:formula="of:=INT([ExpTable.C5])" office:value-type="float" office:value="948" calcext:value-type="float">
            <text:p>948</text:p>
          </table:table-cell>
        </table:table-row>
        <table:table-row table:style-name="ro2">
          <table:table-cell table:formula="of:=INT([ExpTable.C6])" office:value-type="float" office:value="1887" calcext:value-type="float">
            <text:p>1887</text:p>
          </table:table-cell>
        </table:table-row>
        <table:table-row table:style-name="ro2">
          <table:table-cell table:formula="of:=INT([ExpTable.C7])" office:value-type="float" office:value="2815" calcext:value-type="float">
            <text:p>2815</text:p>
          </table:table-cell>
        </table:table-row>
        <table:table-row table:style-name="ro2">
          <table:table-cell table:formula="of:=INT([ExpTable.C8])" office:value-type="float" office:value="3734" calcext:value-type="float">
            <text:p>3734</text:p>
          </table:table-cell>
        </table:table-row>
        <table:table-row table:style-name="ro2">
          <table:table-cell table:formula="of:=INT([ExpTable.C9])" office:value-type="float" office:value="4642" calcext:value-type="float">
            <text:p>4642</text:p>
          </table:table-cell>
        </table:table-row>
        <table:table-row table:style-name="ro2">
          <table:table-cell table:formula="of:=INT([ExpTable.C10])" office:value-type="float" office:value="5541" calcext:value-type="float">
            <text:p>5541</text:p>
          </table:table-cell>
        </table:table-row>
        <table:table-row table:style-name="ro2">
          <table:table-cell table:formula="of:=INT([ExpTable.C11])" office:value-type="float" office:value="6429" calcext:value-type="float">
            <text:p>6429</text:p>
          </table:table-cell>
        </table:table-row>
        <table:table-row table:style-name="ro2">
          <table:table-cell table:formula="of:=INT([ExpTable.C12])" office:value-type="float" office:value="7308" calcext:value-type="float">
            <text:p>7308</text:p>
          </table:table-cell>
        </table:table-row>
        <table:table-row table:style-name="ro2">
          <table:table-cell table:formula="of:=INT([ExpTable.C13])" office:value-type="float" office:value="8178" calcext:value-type="float">
            <text:p>8178</text:p>
          </table:table-cell>
        </table:table-row>
        <table:table-row table:style-name="ro2">
          <table:table-cell table:formula="of:=INT([ExpTable.C14])" office:value-type="float" office:value="9038" calcext:value-type="float">
            <text:p>9038</text:p>
          </table:table-cell>
        </table:table-row>
        <table:table-row table:style-name="ro2">
          <table:table-cell table:formula="of:=INT([ExpTable.C15])" office:value-type="float" office:value="9889" calcext:value-type="float">
            <text:p>9889</text:p>
          </table:table-cell>
        </table:table-row>
        <table:table-row table:style-name="ro2">
          <table:table-cell table:formula="of:=INT([ExpTable.C16])" office:value-type="float" office:value="10730" calcext:value-type="float">
            <text:p>10730</text:p>
          </table:table-cell>
        </table:table-row>
        <table:table-row table:style-name="ro2">
          <table:table-cell table:formula="of:=INT([ExpTable.C17])" office:value-type="float" office:value="11563" calcext:value-type="float">
            <text:p>11563</text:p>
          </table:table-cell>
        </table:table-row>
        <table:table-row table:style-name="ro2">
          <table:table-cell table:formula="of:=INT([ExpTable.C18])" office:value-type="float" office:value="12386" calcext:value-type="float">
            <text:p>12386</text:p>
          </table:table-cell>
        </table:table-row>
        <table:table-row table:style-name="ro2">
          <table:table-cell table:formula="of:=INT([ExpTable.C19])" office:value-type="float" office:value="13200" calcext:value-type="float">
            <text:p>13200</text:p>
          </table:table-cell>
        </table:table-row>
        <table:table-row table:style-name="ro2">
          <table:table-cell table:formula="of:=INT([ExpTable.C20])" office:value-type="float" office:value="14006" calcext:value-type="float">
            <text:p>14006</text:p>
          </table:table-cell>
        </table:table-row>
        <table:table-row table:style-name="ro2">
          <table:table-cell table:formula="of:=INT([ExpTable.C21])" office:value-type="float" office:value="14803" calcext:value-type="float">
            <text:p>14803</text:p>
          </table:table-cell>
        </table:table-row>
        <table:table-row table:style-name="ro2">
          <table:table-cell table:formula="of:=INT([ExpTable.C22])" office:value-type="float" office:value="15591" calcext:value-type="float">
            <text:p>15591</text:p>
          </table:table-cell>
        </table:table-row>
        <table:table-row table:style-name="ro2">
          <table:table-cell table:formula="of:=INT([ExpTable.C23])" office:value-type="float" office:value="16370" calcext:value-type="float">
            <text:p>16370</text:p>
          </table:table-cell>
        </table:table-row>
        <table:table-row table:style-name="ro2">
          <table:table-cell table:formula="of:=INT([ExpTable.C24])" office:value-type="float" office:value="17141" calcext:value-type="float">
            <text:p>17141</text:p>
          </table:table-cell>
        </table:table-row>
        <table:table-row table:style-name="ro2">
          <table:table-cell table:formula="of:=INT([ExpTable.C25])" office:value-type="float" office:value="17904" calcext:value-type="float">
            <text:p>17904</text:p>
          </table:table-cell>
        </table:table-row>
        <table:table-row table:style-name="ro2">
          <table:table-cell table:formula="of:=INT([ExpTable.C26])" office:value-type="float" office:value="18659" calcext:value-type="float">
            <text:p>18659</text:p>
          </table:table-cell>
        </table:table-row>
        <table:table-row table:style-name="ro2">
          <table:table-cell table:formula="of:=INT([ExpTable.C27])" office:value-type="float" office:value="19405" calcext:value-type="float">
            <text:p>19405</text:p>
          </table:table-cell>
        </table:table-row>
        <table:table-row table:style-name="ro2">
          <table:table-cell table:formula="of:=INT([ExpTable.C28])" office:value-type="float" office:value="20143" calcext:value-type="float">
            <text:p>20143</text:p>
          </table:table-cell>
        </table:table-row>
        <table:table-row table:style-name="ro2">
          <table:table-cell table:formula="of:=INT([ExpTable.C29])" office:value-type="float" office:value="20873" calcext:value-type="float">
            <text:p>20873</text:p>
          </table:table-cell>
        </table:table-row>
        <table:table-row table:style-name="ro2">
          <table:table-cell table:formula="of:=INT([ExpTable.C30])" office:value-type="float" office:value="21595" calcext:value-type="float">
            <text:p>21595</text:p>
          </table:table-cell>
        </table:table-row>
        <table:table-row table:style-name="ro2">
          <table:table-cell table:formula="of:=INT([ExpTable.C31])" office:value-type="float" office:value="22310" calcext:value-type="float">
            <text:p>22310</text:p>
          </table:table-cell>
        </table:table-row>
        <table:table-row table:style-name="ro2">
          <table:table-cell table:formula="of:=INT([ExpTable.C32])" office:value-type="float" office:value="23016" calcext:value-type="float">
            <text:p>23016</text:p>
          </table:table-cell>
        </table:table-row>
        <table:table-row table:style-name="ro2">
          <table:table-cell table:formula="of:=INT([ExpTable.C33])" office:value-type="float" office:value="23715" calcext:value-type="float">
            <text:p>23715</text:p>
          </table:table-cell>
        </table:table-row>
        <table:table-row table:style-name="ro2">
          <table:table-cell table:formula="of:=INT([ExpTable.C34])" office:value-type="float" office:value="24406" calcext:value-type="float">
            <text:p>24406</text:p>
          </table:table-cell>
        </table:table-row>
        <table:table-row table:style-name="ro2">
          <table:table-cell table:formula="of:=INT([ExpTable.C35])" office:value-type="float" office:value="25090" calcext:value-type="float">
            <text:p>25090</text:p>
          </table:table-cell>
        </table:table-row>
        <table:table-row table:style-name="ro2">
          <table:table-cell table:formula="of:=INT([ExpTable.C36])" office:value-type="float" office:value="25767" calcext:value-type="float">
            <text:p>25767</text:p>
          </table:table-cell>
        </table:table-row>
        <table:table-row table:style-name="ro2">
          <table:table-cell table:formula="of:=INT([ExpTable.C37])" office:value-type="float" office:value="26436" calcext:value-type="float">
            <text:p>26436</text:p>
          </table:table-cell>
        </table:table-row>
        <table:table-row table:style-name="ro2">
          <table:table-cell table:formula="of:=INT([ExpTable.C38])" office:value-type="float" office:value="27097" calcext:value-type="float">
            <text:p>27097</text:p>
          </table:table-cell>
        </table:table-row>
        <table:table-row table:style-name="ro2">
          <table:table-cell table:formula="of:=INT([ExpTable.C39])" office:value-type="float" office:value="27752" calcext:value-type="float">
            <text:p>27752</text:p>
          </table:table-cell>
        </table:table-row>
        <table:table-row table:style-name="ro2">
          <table:table-cell table:formula="of:=INT([ExpTable.C40])" office:value-type="float" office:value="28399" calcext:value-type="float">
            <text:p>28399</text:p>
          </table:table-cell>
        </table:table-row>
        <table:table-row table:style-name="ro2">
          <table:table-cell table:formula="of:=INT([ExpTable.C41])" office:value-type="float" office:value="29040" calcext:value-type="float">
            <text:p>29040</text:p>
          </table:table-cell>
        </table:table-row>
        <table:table-row table:style-name="ro2">
          <table:table-cell table:formula="of:=INT([ExpTable.C42])" office:value-type="float" office:value="29673" calcext:value-type="float">
            <text:p>29673</text:p>
          </table:table-cell>
        </table:table-row>
        <table:table-row table:style-name="ro2">
          <table:table-cell table:formula="of:=INT([ExpTable.C43])" office:value-type="float" office:value="30300" calcext:value-type="float">
            <text:p>30300</text:p>
          </table:table-cell>
        </table:table-row>
        <table:table-row table:style-name="ro2">
          <table:table-cell table:formula="of:=INT([ExpTable.C44])" office:value-type="float" office:value="30920" calcext:value-type="float">
            <text:p>30920</text:p>
          </table:table-cell>
        </table:table-row>
        <table:table-row table:style-name="ro2">
          <table:table-cell table:formula="of:=INT([ExpTable.C45])" office:value-type="float" office:value="31533" calcext:value-type="float">
            <text:p>31533</text:p>
          </table:table-cell>
        </table:table-row>
        <table:table-row table:style-name="ro2">
          <table:table-cell table:formula="of:=INT([ExpTable.C46])" office:value-type="float" office:value="32139" calcext:value-type="float">
            <text:p>32139</text:p>
          </table:table-cell>
        </table:table-row>
        <table:table-row table:style-name="ro2">
          <table:table-cell table:formula="of:=INT([ExpTable.C47])" office:value-type="float" office:value="32739" calcext:value-type="float">
            <text:p>32739</text:p>
          </table:table-cell>
        </table:table-row>
        <table:table-row table:style-name="ro2">
          <table:table-cell table:formula="of:=INT([ExpTable.C48])" office:value-type="float" office:value="33332" calcext:value-type="float">
            <text:p>33332</text:p>
          </table:table-cell>
        </table:table-row>
        <table:table-row table:style-name="ro2">
          <table:table-cell table:formula="of:=INT([ExpTable.C49])" office:value-type="float" office:value="33919" calcext:value-type="float">
            <text:p>33919</text:p>
          </table:table-cell>
        </table:table-row>
        <table:table-row table:style-name="ro2">
          <table:table-cell table:formula="of:=INT([ExpTable.C50])" office:value-type="float" office:value="34500" calcext:value-type="float">
            <text:p>34500</text:p>
          </table:table-cell>
        </table:table-row>
        <table:table-row table:style-name="ro2">
          <table:table-cell table:formula="of:=INT([ExpTable.C51])" office:value-type="float" office:value="35074" calcext:value-type="float">
            <text:p>35074</text:p>
          </table:table-cell>
        </table:table-row>
        <table:table-row table:style-name="ro2">
          <table:table-cell table:formula="of:=INT([ExpTable.C52])" office:value-type="float" office:value="35642" calcext:value-type="float">
            <text:p>35642</text:p>
          </table:table-cell>
        </table:table-row>
        <table:table-row table:style-name="ro2">
          <table:table-cell table:formula="of:=INT([ExpTable.C53])" office:value-type="float" office:value="36203" calcext:value-type="float">
            <text:p>36203</text:p>
          </table:table-cell>
        </table:table-row>
        <table:table-row table:style-name="ro2">
          <table:table-cell table:formula="of:=INT([ExpTable.C54])" office:value-type="float" office:value="36759" calcext:value-type="float">
            <text:p>36759</text:p>
          </table:table-cell>
        </table:table-row>
        <table:table-row table:style-name="ro2">
          <table:table-cell table:formula="of:=INT([ExpTable.C55])" office:value-type="float" office:value="37309" calcext:value-type="float">
            <text:p>37309</text:p>
          </table:table-cell>
        </table:table-row>
        <table:table-row table:style-name="ro2">
          <table:table-cell table:formula="of:=INT([ExpTable.C56])" office:value-type="float" office:value="37852" calcext:value-type="float">
            <text:p>37852</text:p>
          </table:table-cell>
        </table:table-row>
        <table:table-row table:style-name="ro2">
          <table:table-cell table:formula="of:=INT([ExpTable.C57])" office:value-type="float" office:value="38390" calcext:value-type="float">
            <text:p>38390</text:p>
          </table:table-cell>
        </table:table-row>
        <table:table-row table:style-name="ro2">
          <table:table-cell table:formula="of:=INT([ExpTable.C58])" office:value-type="float" office:value="38922" calcext:value-type="float">
            <text:p>38922</text:p>
          </table:table-cell>
        </table:table-row>
        <table:table-row table:style-name="ro2">
          <table:table-cell table:formula="of:=INT([ExpTable.C59])" office:value-type="float" office:value="39448" calcext:value-type="float">
            <text:p>39448</text:p>
          </table:table-cell>
        </table:table-row>
        <table:table-row table:style-name="ro2">
          <table:table-cell table:formula="of:=INT([ExpTable.C60])" office:value-type="float" office:value="39969" calcext:value-type="float">
            <text:p>39969</text:p>
          </table:table-cell>
        </table:table-row>
        <table:table-row table:style-name="ro2">
          <table:table-cell table:formula="of:=INT([ExpTable.C61])" office:value-type="float" office:value="40483" calcext:value-type="float">
            <text:p>40483</text:p>
          </table:table-cell>
        </table:table-row>
        <table:table-row table:style-name="ro2">
          <table:table-cell table:formula="of:=INT([ExpTable.C62])" office:value-type="float" office:value="40993" calcext:value-type="float">
            <text:p>40993</text:p>
          </table:table-cell>
        </table:table-row>
        <table:table-row table:style-name="ro2">
          <table:table-cell table:formula="of:=INT([ExpTable.C63])" office:value-type="float" office:value="41496" calcext:value-type="float">
            <text:p>41496</text:p>
          </table:table-cell>
        </table:table-row>
        <table:table-row table:style-name="ro2">
          <table:table-cell table:formula="of:=INT([ExpTable.C64])" office:value-type="float" office:value="41994" calcext:value-type="float">
            <text:p>41994</text:p>
          </table:table-cell>
        </table:table-row>
        <table:table-row table:style-name="ro2">
          <table:table-cell table:formula="of:=INT([ExpTable.C65])" office:value-type="float" office:value="42487" calcext:value-type="float">
            <text:p>42487</text:p>
          </table:table-cell>
        </table:table-row>
        <table:table-row table:style-name="ro2">
          <table:table-cell table:formula="of:=INT([ExpTable.C66])" office:value-type="float" office:value="42974" calcext:value-type="float">
            <text:p>42974</text:p>
          </table:table-cell>
        </table:table-row>
        <table:table-row table:style-name="ro2">
          <table:table-cell table:formula="of:=INT([ExpTable.C67])" office:value-type="float" office:value="43457" calcext:value-type="float">
            <text:p>43457</text:p>
          </table:table-cell>
        </table:table-row>
        <table:table-row table:style-name="ro2">
          <table:table-cell table:formula="of:=INT([ExpTable.C68])" office:value-type="float" office:value="43933" calcext:value-type="float">
            <text:p>43933</text:p>
          </table:table-cell>
        </table:table-row>
        <table:table-row table:style-name="ro2">
          <table:table-cell table:formula="of:=INT([ExpTable.C69])" office:value-type="float" office:value="44405" calcext:value-type="float">
            <text:p>44405</text:p>
          </table:table-cell>
        </table:table-row>
        <table:table-row table:style-name="ro2">
          <table:table-cell table:formula="of:=INT([ExpTable.C70])" office:value-type="float" office:value="44872" calcext:value-type="float">
            <text:p>44872</text:p>
          </table:table-cell>
        </table:table-row>
        <table:table-row table:style-name="ro2">
          <table:table-cell table:formula="of:=INT([ExpTable.C71])" office:value-type="float" office:value="45333" calcext:value-type="float">
            <text:p>45333</text:p>
          </table:table-cell>
        </table:table-row>
        <table:table-row table:style-name="ro2">
          <table:table-cell table:formula="of:=INT([ExpTable.C72])" office:value-type="float" office:value="45790" calcext:value-type="float">
            <text:p>45790</text:p>
          </table:table-cell>
        </table:table-row>
        <table:table-row table:style-name="ro2">
          <table:table-cell table:formula="of:=INT([ExpTable.C73])" office:value-type="float" office:value="46241" calcext:value-type="float">
            <text:p>46241</text:p>
          </table:table-cell>
        </table:table-row>
        <table:table-row table:style-name="ro2">
          <table:table-cell table:formula="of:=INT([ExpTable.C74])" office:value-type="float" office:value="46688" calcext:value-type="float">
            <text:p>46688</text:p>
          </table:table-cell>
        </table:table-row>
        <table:table-row table:style-name="ro2">
          <table:table-cell table:formula="of:=INT([ExpTable.C75])" office:value-type="float" office:value="47130" calcext:value-type="float">
            <text:p>47130</text:p>
          </table:table-cell>
        </table:table-row>
        <table:table-row table:style-name="ro2">
          <table:table-cell table:formula="of:=INT([ExpTable.C76])" office:value-type="float" office:value="47567" calcext:value-type="float">
            <text:p>47567</text:p>
          </table:table-cell>
        </table:table-row>
        <table:table-row table:style-name="ro2">
          <table:table-cell table:formula="of:=INT([ExpTable.C77])" office:value-type="float" office:value="47999" calcext:value-type="float">
            <text:p>47999</text:p>
          </table:table-cell>
        </table:table-row>
        <table:table-row table:style-name="ro2">
          <table:table-cell table:formula="of:=INT([ExpTable.C78])" office:value-type="float" office:value="48426" calcext:value-type="float">
            <text:p>48426</text:p>
          </table:table-cell>
        </table:table-row>
        <table:table-row table:style-name="ro2">
          <table:table-cell table:formula="of:=INT([ExpTable.C79])" office:value-type="float" office:value="48849" calcext:value-type="float">
            <text:p>48849</text:p>
          </table:table-cell>
        </table:table-row>
        <table:table-row table:style-name="ro2">
          <table:table-cell table:formula="of:=INT([ExpTable.C80])" office:value-type="float" office:value="49268" calcext:value-type="float">
            <text:p>49268</text:p>
          </table:table-cell>
        </table:table-row>
        <table:table-row table:style-name="ro2">
          <table:table-cell table:formula="of:=INT([ExpTable.C81])" office:value-type="float" office:value="49681" calcext:value-type="float">
            <text:p>49681</text:p>
          </table:table-cell>
        </table:table-row>
        <table:table-row table:style-name="ro2">
          <table:table-cell table:formula="of:=INT([ExpTable.C82])" office:value-type="float" office:value="50091" calcext:value-type="float">
            <text:p>50091</text:p>
          </table:table-cell>
        </table:table-row>
        <table:table-row table:style-name="ro2">
          <table:table-cell table:formula="of:=INT([ExpTable.C83])" office:value-type="float" office:value="50495" calcext:value-type="float">
            <text:p>50495</text:p>
          </table:table-cell>
        </table:table-row>
        <table:table-row table:style-name="ro2">
          <table:table-cell table:formula="of:=INT([ExpTable.C84])" office:value-type="float" office:value="50896" calcext:value-type="float">
            <text:p>50896</text:p>
          </table:table-cell>
        </table:table-row>
        <table:table-row table:style-name="ro2">
          <table:table-cell table:formula="of:=INT([ExpTable.C85])" office:value-type="float" office:value="51292" calcext:value-type="float">
            <text:p>51292</text:p>
          </table:table-cell>
        </table:table-row>
        <table:table-row table:style-name="ro2">
          <table:table-cell table:formula="of:=INT([ExpTable.C86])" office:value-type="float" office:value="51684" calcext:value-type="float">
            <text:p>51684</text:p>
          </table:table-cell>
        </table:table-row>
        <table:table-row table:style-name="ro2">
          <table:table-cell table:formula="of:=INT([ExpTable.C87])" office:value-type="float" office:value="52071" calcext:value-type="float">
            <text:p>52071</text:p>
          </table:table-cell>
        </table:table-row>
        <table:table-row table:style-name="ro2">
          <table:table-cell table:formula="of:=INT([ExpTable.C88])" office:value-type="float" office:value="52454" calcext:value-type="float">
            <text:p>52454</text:p>
          </table:table-cell>
        </table:table-row>
        <table:table-row table:style-name="ro2">
          <table:table-cell table:formula="of:=INT([ExpTable.C89])" office:value-type="float" office:value="52834" calcext:value-type="float">
            <text:p>52834</text:p>
          </table:table-cell>
        </table:table-row>
        <table:table-row table:style-name="ro2">
          <table:table-cell table:formula="of:=INT([ExpTable.C90])" office:value-type="float" office:value="53209" calcext:value-type="float">
            <text:p>53209</text:p>
          </table:table-cell>
        </table:table-row>
        <table:table-row table:style-name="ro2">
          <table:table-cell table:formula="of:=INT([ExpTable.C91])" office:value-type="float" office:value="53580" calcext:value-type="float">
            <text:p>53580</text:p>
          </table:table-cell>
        </table:table-row>
        <table:table-row table:style-name="ro2">
          <table:table-cell table:formula="of:=INT([ExpTable.C92])" office:value-type="float" office:value="53946" calcext:value-type="float">
            <text:p>53946</text:p>
          </table:table-cell>
        </table:table-row>
        <table:table-row table:style-name="ro2">
          <table:table-cell table:formula="of:=INT([ExpTable.C93])" office:value-type="float" office:value="54309" calcext:value-type="float">
            <text:p>54309</text:p>
          </table:table-cell>
        </table:table-row>
        <table:table-row table:style-name="ro2">
          <table:table-cell table:formula="of:=INT([ExpTable.C94])" office:value-type="float" office:value="54668" calcext:value-type="float">
            <text:p>54668</text:p>
          </table:table-cell>
        </table:table-row>
        <table:table-row table:style-name="ro2">
          <table:table-cell table:formula="of:=INT([ExpTable.C95])" office:value-type="float" office:value="55023" calcext:value-type="float">
            <text:p>55023</text:p>
          </table:table-cell>
        </table:table-row>
        <table:table-row table:style-name="ro2">
          <table:table-cell table:formula="of:=INT([ExpTable.C96])" office:value-type="float" office:value="55375" calcext:value-type="float">
            <text:p>55375</text:p>
          </table:table-cell>
        </table:table-row>
        <table:table-row table:style-name="ro2">
          <table:table-cell table:formula="of:=INT([ExpTable.C97])" office:value-type="float" office:value="55722" calcext:value-type="float">
            <text:p>55722</text:p>
          </table:table-cell>
        </table:table-row>
        <table:table-row table:style-name="ro2">
          <table:table-cell table:formula="of:=INT([ExpTable.C98])" office:value-type="float" office:value="56066" calcext:value-type="float">
            <text:p>56066</text:p>
          </table:table-cell>
        </table:table-row>
        <table:table-row table:style-name="ro2">
          <table:table-cell table:formula="of:=INT([ExpTable.C99])" office:value-type="float" office:value="56406" calcext:value-type="float">
            <text:p>56406</text:p>
          </table:table-cell>
        </table:table-row>
        <table:table-row table:style-name="ro2">
          <table:table-cell table:formula="of:=INT([ExpTable.C100])" office:value-type="float" office:value="56742" calcext:value-type="float">
            <text:p>56742</text:p>
          </table:table-cell>
        </table:table-row>
        <table:table-row table:style-name="ro2">
          <table:table-cell table:formula="of:=INT([ExpTable.C101])" office:value-type="float" office:value="57074" calcext:value-type="float">
            <text:p>57074</text:p>
          </table:table-cell>
        </table:table-row>
        <table:table-row table:style-name="ro2">
          <table:table-cell table:formula="of:=INT([ExpTable.C102])" office:value-type="float" office:value="57403" calcext:value-type="float">
            <text:p>57403</text:p>
          </table:table-cell>
        </table:table-row>
        <table:table-row table:style-name="ro2">
          <table:table-cell table:formula="of:=INT([ExpTable.C103])" office:value-type="float" office:value="57729" calcext:value-type="float">
            <text:p>57729</text:p>
          </table:table-cell>
        </table:table-row>
        <table:table-row table:style-name="ro2">
          <table:table-cell table:formula="of:=INT([ExpTable.C104])" office:value-type="float" office:value="58051" calcext:value-type="float">
            <text:p>58051</text:p>
          </table:table-cell>
        </table:table-row>
        <table:table-row table:style-name="ro2">
          <table:table-cell table:formula="of:=INT([ExpTable.C105])" office:value-type="float" office:value="58369" calcext:value-type="float">
            <text:p>58369</text:p>
          </table:table-cell>
        </table:table-row>
        <table:table-row table:style-name="ro2">
          <table:table-cell table:formula="of:=INT([ExpTable.C106])" office:value-type="float" office:value="58684" calcext:value-type="float">
            <text:p>58684</text:p>
          </table:table-cell>
        </table:table-row>
        <table:table-row table:style-name="ro2">
          <table:table-cell table:formula="of:=INT([ExpTable.C107])" office:value-type="float" office:value="58995" calcext:value-type="float">
            <text:p>58995</text:p>
          </table:table-cell>
        </table:table-row>
        <table:table-row table:style-name="ro2">
          <table:table-cell table:formula="of:=INT([ExpTable.C108])" office:value-type="float" office:value="59303" calcext:value-type="float">
            <text:p>59303</text:p>
          </table:table-cell>
        </table:table-row>
        <table:table-row table:style-name="ro2">
          <table:table-cell table:formula="of:=INT([ExpTable.C109])" office:value-type="float" office:value="59608" calcext:value-type="float">
            <text:p>59608</text:p>
          </table:table-cell>
        </table:table-row>
        <table:table-row table:style-name="ro2">
          <table:table-cell table:formula="of:=INT([ExpTable.C110])" office:value-type="float" office:value="59910" calcext:value-type="float">
            <text:p>59910</text:p>
          </table:table-cell>
        </table:table-row>
        <table:table-row table:style-name="ro2">
          <table:table-cell table:formula="of:=INT([ExpTable.C111])" office:value-type="float" office:value="60208" calcext:value-type="float">
            <text:p>60208</text:p>
          </table:table-cell>
        </table:table-row>
        <table:table-row table:style-name="ro2">
          <table:table-cell table:formula="of:=INT([ExpTable.C112])" office:value-type="float" office:value="60503" calcext:value-type="float">
            <text:p>60503</text:p>
          </table:table-cell>
        </table:table-row>
        <table:table-row table:style-name="ro2">
          <table:table-cell table:formula="of:=INT([ExpTable.C113])" office:value-type="float" office:value="60794" calcext:value-type="float">
            <text:p>60794</text:p>
          </table:table-cell>
        </table:table-row>
        <table:table-row table:style-name="ro2">
          <table:table-cell table:formula="of:=INT([ExpTable.C114])" office:value-type="float" office:value="61083" calcext:value-type="float">
            <text:p>61083</text:p>
          </table:table-cell>
        </table:table-row>
        <table:table-row table:style-name="ro2">
          <table:table-cell table:formula="of:=INT([ExpTable.C115])" office:value-type="float" office:value="61368" calcext:value-type="float">
            <text:p>61368</text:p>
          </table:table-cell>
        </table:table-row>
        <table:table-row table:style-name="ro2">
          <table:table-cell table:formula="of:=INT([ExpTable.C116])" office:value-type="float" office:value="61651" calcext:value-type="float">
            <text:p>61651</text:p>
          </table:table-cell>
        </table:table-row>
        <table:table-row table:style-name="ro2">
          <table:table-cell table:formula="of:=INT([ExpTable.C117])" office:value-type="float" office:value="61930" calcext:value-type="float">
            <text:p>61930</text:p>
          </table:table-cell>
        </table:table-row>
        <table:table-row table:style-name="ro2">
          <table:table-cell table:formula="of:=INT([ExpTable.C118])" office:value-type="float" office:value="62206" calcext:value-type="float">
            <text:p>62206</text:p>
          </table:table-cell>
        </table:table-row>
        <table:table-row table:style-name="ro2">
          <table:table-cell table:formula="of:=INT([ExpTable.C119])" office:value-type="float" office:value="62479" calcext:value-type="float">
            <text:p>62479</text:p>
          </table:table-cell>
        </table:table-row>
        <table:table-row table:style-name="ro2">
          <table:table-cell table:formula="of:=INT([ExpTable.C120])" office:value-type="float" office:value="62749" calcext:value-type="float">
            <text:p>62749</text:p>
          </table:table-cell>
        </table:table-row>
        <table:table-row table:style-name="ro2">
          <table:table-cell table:formula="of:=INT([ExpTable.C121])" office:value-type="float" office:value="63017" calcext:value-type="float">
            <text:p>63017</text:p>
          </table:table-cell>
        </table:table-row>
        <table:table-row table:style-name="ro2">
          <table:table-cell table:formula="of:=INT([ExpTable.C122])" office:value-type="float" office:value="63281" calcext:value-type="float">
            <text:p>63281</text:p>
          </table:table-cell>
        </table:table-row>
        <table:table-row table:style-name="ro2">
          <table:table-cell table:formula="of:=INT([ExpTable.C123])" office:value-type="float" office:value="63543" calcext:value-type="float">
            <text:p>63543</text:p>
          </table:table-cell>
        </table:table-row>
        <table:table-row table:style-name="ro2">
          <table:table-cell table:formula="of:=INT([ExpTable.C124])" office:value-type="float" office:value="63801" calcext:value-type="float">
            <text:p>63801</text:p>
          </table:table-cell>
        </table:table-row>
        <table:table-row table:style-name="ro2">
          <table:table-cell table:formula="of:=INT([ExpTable.C125])" office:value-type="float" office:value="64057" calcext:value-type="float">
            <text:p>64057</text:p>
          </table:table-cell>
        </table:table-row>
        <table:table-row table:style-name="ro2">
          <table:table-cell table:formula="of:=INT([ExpTable.C126])" office:value-type="float" office:value="64310" calcext:value-type="float">
            <text:p>64310</text:p>
          </table:table-cell>
        </table:table-row>
        <table:table-row table:style-name="ro2">
          <table:table-cell table:formula="of:=INT([ExpTable.C127])" office:value-type="float" office:value="64561" calcext:value-type="float">
            <text:p>64561</text:p>
          </table:table-cell>
        </table:table-row>
        <table:table-row table:style-name="ro2">
          <table:table-cell table:formula="of:=INT([ExpTable.C128])" office:value-type="float" office:value="64808" calcext:value-type="float">
            <text:p>64808</text:p>
          </table:table-cell>
        </table:table-row>
        <table:table-row table:style-name="ro2">
          <table:table-cell table:formula="of:=INT([ExpTable.C129])" office:value-type="float" office:value="65053" calcext:value-type="float">
            <text:p>65053</text:p>
          </table:table-cell>
        </table:table-row>
        <table:table-row table:style-name="ro2">
          <table:table-cell table:formula="of:=INT([ExpTable.C130])" office:value-type="float" office:value="65296" calcext:value-type="float">
            <text:p>65296</text:p>
          </table:table-cell>
        </table:table-row>
        <table:table-row table:style-name="ro2">
          <table:table-cell table:formula="of:=INT([ExpTable.C131])" office:value-type="float" office:value="65535" calcext:value-type="float">
            <text:p>65535</text:p>
          </table:table-cell>
        </table:table-row>
        <table:table-row table:style-name="ro2" table:number-rows-repeated="49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8:03:35.364107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tch_20_Data" style:display-name="PageStyle_Pitch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tch_20_Plots" style:display-name="PageStyle_Pitch Plo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litude_20_Data" style:display-name="PageStyle_Aplitude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litude_20_Plots" style:display-name="PageStyle_Aplitude Plo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umann</meta:initial-creator>
    <meta:creation-date>2015-12-07T08:51:59</meta:creation-date>
    <dc:date>2015-12-11T18:30:41.190028566</dc:date>
    <meta:editing-duration>PT12H51M25S</meta:editing-duration>
    <meta:generator>LibreOffice/5.0.2.2$Linux_X86_64 LibreOffice_project/00m0$Build-2</meta:generator>
    <meta:editing-cycles>11</meta:editing-cycles>
    <meta:document-statistic meta:table-count="8" meta:cell-count="7764" meta:object-count="4"/>
    <meta:user-defined meta:name="AppVersion">14.0300</meta:user-defined>
    <meta:user-defined meta:name="Company">I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126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4.791cm" svg:height="16.206cm" xlink:href=".." xlink:type="simple" chart:class="chart:line" chart:style-name="ch1">
        <chart:title svg:x="3.784cm" svg:y="0.459cm" chart:style-name="ch2">
          <text:p>Compensated vs. uncompensated 
pitch tracking error</text:p>
        </chart:title>
        <chart:legend chart:legend-position="end" svg:x="18.632cm" svg:y="7.502cm" style:legend-expansion="high" chart:style-name="ch3"/>
        <chart:plot-area chart:style-name="ch4" table:cell-range-address="'Pitch Data'.B7:'Pitch Data'.B135 'Pitch Data'.I6:'Pitch Data'.I135 'Pitch Data'.P6:'Pitch Data'.P135" chart:data-source-has-labels="both" svg:x="1.608cm" svg:y="2.702cm" svg:width="16.529cm" svg:height="12.097cm">
          <chartooo:coordinate-region svg:x="3.235cm" svg:y="2.702cm" svg:width="14.902cm" svg:height="10.853cm"/>
          <chart:axis chart:dimension="x" chart:name="primary-x" chart:style-name="ch5" chartooo:axis-type="auto">
            <chartooo:date-scale/>
            <chart:title svg:x="8.816cm" svg:y="15.123cm" chart:style-name="ch6">
              <text:p>MIDI pitch</text:p>
            </chart:title>
            <chart:categories table:cell-range-address="'Pitch Data'.B7:'Pitch Data'.B135"/>
          </chart:axis>
          <chart:axis chart:dimension="y" chart:name="primary-y" chart:style-name="ch7">
            <chart:title svg:x="0.451cm" svg:y="11.46cm" chart:style-name="ch8">
              <text:p>Pitch tracking error (cents)</text:p>
            </chart:title>
            <chart:grid chart:style-name="ch9" chart:class="major"/>
          </chart:axis>
          <chart:series chart:style-name="ch10" chart:values-cell-range-address="'Pitch Data'.I7:'Pitch Data'.I135" chart:label-cell-address="'Pitch Data'.I6:'Pitch Data'.I6" chart:class="chart:line">
            <chart:data-point chart:repeated="129"/>
          </chart:series>
          <chart:series chart:style-name="ch11" chart:values-cell-range-address="'Pitch Data'.P7:'Pitch Data'.P135" chart:label-cell-address="'Pitch Data'.P6:'Pitch Data'.P6" chart:class="chart:line">
            <chart:data-point chart:repeated="1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tch Error (compensated)</text:p>
                <draw:g>
                  <svg:desc>'Pitch Data'.I6:'Pitch Data'.I6</svg:desc>
                </draw:g>
              </table:table-cell>
              <table:table-cell office:value-type="string">
                <text:p>Pitch Error (uncompensated)</text:p>
                <draw:g>
                  <svg:desc>'Pitch Data'.P6:'Pitch Data'.P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itch Data'.B7:'Pitch Data'.B135</svg:desc>
                </draw:g>
              </table:table-cell>
              <table:table-cell office:value-type="float" office:value="0.00468300249352183">
                <text:p>0.00468300249352183</text:p>
                <draw:g>
                  <svg:desc>'Pitch Data'.I7:'Pitch Data'.I135</svg:desc>
                </draw:g>
              </table:table-cell>
              <table:table-cell office:value-type="float" office:value="0.00291372092888764">
                <text:p>0.00291372092888764</text:p>
                <draw:g>
                  <svg:desc>'Pitch Data'.P7:'Pitch Data'.P13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46095539555802">
                <text:p>0.0146095539555802</text:p>
              </table:table-cell>
              <table:table-cell office:value-type="float" office:value="0.0202330637698367">
                <text:p>0.02023306376983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5030502327993">
                <text:p>0.0135030502327993</text:p>
              </table:table-cell>
              <table:table-cell office:value-type="float" office:value="0.0283978333676771">
                <text:p>0.02839783336767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40204429428081">
                <text:p>0.0140204429428081</text:p>
              </table:table-cell>
              <table:table-cell office:value-type="float" office:value="0.0319049998317666">
                <text:p>0.03190499983176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5911189119042">
                <text:p>0.0135911189119042</text:p>
              </table:table-cell>
              <table:table-cell office:value-type="float" office:value="0.022507812656869">
                <text:p>0.0225078126568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47004416781726">
                <text:p>0.0147004416781726</text:p>
              </table:table-cell>
              <table:table-cell office:value-type="float" office:value="0.0117482911726086">
                <text:p>0.01174829117260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178793000316091">
                <text:p>0.000178793000316091</text:p>
              </table:table-cell>
              <table:table-cell office:value-type="float" office:value="0.0358346089015527">
                <text:p>0.035834608901552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34027755475097">
                <text:p>0.0234027755475097</text:p>
              </table:table-cell>
              <table:table-cell office:value-type="float" office:value="0.0340066364543645">
                <text:p>0.03400663645436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07588818724957">
                <text:p>0.0207588818724957</text:p>
              </table:table-cell>
              <table:table-cell office:value-type="float" office:value="0.0418234120090233">
                <text:p>0.04182341200902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443289449493">
                <text:p>0.012443289449493</text:p>
              </table:table-cell>
              <table:table-cell office:value-type="float" office:value="0.0302968609602772">
                <text:p>0.03029686096027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7792389204396">
                <text:p>0.0117792389204396</text:p>
              </table:table-cell>
              <table:table-cell office:value-type="float" office:value="0.0354232695407575">
                <text:p>0.03542326954075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169415613079593">
                <text:p>0.0169415613079593</text:p>
              </table:table-cell>
              <table:table-cell office:value-type="float" office:value="0.0169415613079593">
                <text:p>0.01694156130795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468300249281128">
                <text:p>0.00468300249281128</text:p>
              </table:table-cell>
              <table:table-cell office:value-type="float" office:value="0.0029137209281771">
                <text:p>0.00291372092817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242534535530581">
                <text:p>0.00242534535530581</text:p>
              </table:table-cell>
              <table:table-cell office:value-type="float" office:value="0.0502254246178779">
                <text:p>0.050225424617877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35030502320888">
                <text:p>0.0135030502320888</text:p>
              </table:table-cell>
              <table:table-cell office:value-type="float" office:value="0.0601737990272966">
                <text:p>0.06017379902729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129684159375643">
                <text:p>0.0129684159375643</text:p>
              </table:table-cell>
              <table:table-cell office:value-type="float" office:value="0.0655705493080916">
                <text:p>0.06557054930809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5911189111937">
                <text:p>0.0135911189111937</text:p>
              </table:table-cell>
              <table:table-cell office:value-type="float" office:value="0.0581750468953146">
                <text:p>0.058175046895314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12059103472006">
                <text:p>0.00112059103472006</text:p>
              </table:table-cell>
              <table:table-cell office:value-type="float" office:value="0.049536197820288">
                <text:p>0.0495361978202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58086098476906">
                <text:p>0.0058086098476906</text:p>
              </table:table-cell>
              <table:table-cell office:value-type="float" office:value="0.0758700843967119">
                <text:p>0.075870084396711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34027755460886">
                <text:p>0.0234027755460886</text:p>
              </table:table-cell>
              <table:table-cell office:value-type="float" office:value="0.034006636453654">
                <text:p>0.0340066364536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07588818710747">
                <text:p>0.0207588818710747</text:p>
              </table:table-cell>
              <table:table-cell office:value-type="float" office:value="0.0867619329277147">
                <text:p>0.08676193292771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124432894487825">
                <text:p>0.0124432894487825</text:p>
              </table:table-cell>
              <table:table-cell office:value-type="float" office:value="0.0779072851379681">
                <text:p>0.07790728513796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117792389197291">
                <text:p>0.0117792389197291</text:p>
              </table:table-cell>
              <table:table-cell office:value-type="float" office:value="0.0354232695400469">
                <text:p>0.035423269540046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69415613072488">
                <text:p>0.0169415613072488</text:p>
              </table:table-cell>
              <table:table-cell office:value-type="float" office:value="0.0169415613072488">
                <text:p>0.01694156130724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468300249210074">
                <text:p>0.00468300249210074</text:p>
              </table:table-cell>
              <table:table-cell office:value-type="float" office:value="0.00291372092746656">
                <text:p>0.0029137209274665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58565918489495">
                <text:p>0.0258565918489495</text:p>
              </table:table-cell>
              <table:table-cell office:value-type="float" office:value="0.110211705147023">
                <text:p>0.11021170514702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853815099652877">
                <text:p>0.00853815099652877</text:p>
              </table:table-cell>
              <table:table-cell office:value-type="float" office:value="0.123727480099944">
                <text:p>0.12372748009994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129684159364984">
                <text:p>0.0129684159364984</text:p>
              </table:table-cell>
              <table:table-cell office:value-type="float" office:value="0.065570549307381">
                <text:p>0.06557054930738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135911189101279">
                <text:p>0.0135911189101279</text:p>
              </table:table-cell>
              <table:table-cell office:value-type="float" office:value="0.129511719919861">
                <text:p>0.12951171991986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230144338253524">
                <text:p>0.00230144338253524</text:p>
              </table:table-cell>
              <table:table-cell office:value-type="float" office:value="0.125114485612343">
                <text:p>0.1251144856123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80860984626952">
                <text:p>0.00580860984626952</text:p>
              </table:table-cell>
              <table:table-cell office:value-type="float" office:value="0.155943813004455">
                <text:p>0.15594381300445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34027755457333">
                <text:p>0.0234027755457333</text:p>
              </table:table-cell>
              <table:table-cell office:value-type="float" office:value="0.0340066364529434">
                <text:p>0.03400663645294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37374287803027">
                <text:p>0.0137374287803027</text:p>
              </table:table-cell>
              <table:table-cell office:value-type="float" office:value="0.0867619329270042">
                <text:p>0.08676193292700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124432894473614">
                <text:p>0.0124432894473614</text:p>
              </table:table-cell>
              <table:table-cell office:value-type="float" office:value="0.173132061655679">
                <text:p>0.17313206165567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389796713662349">
                <text:p>0.00389796713662349</text:p>
              </table:table-cell>
              <table:table-cell office:value-type="float" office:value="0.136308095129323">
                <text:p>0.1363080951293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69415613058277">
                <text:p>0.0169415613058277</text:p>
              </table:table-cell>
              <table:table-cell office:value-type="float" office:value="0.0169415613058277">
                <text:p>0.01694156130582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291372092675601">
                <text:p>0.00291372092675601</text:p>
              </table:table-cell>
              <table:table-cell office:value-type="float" office:value="0.116151386470875">
                <text:p>0.1161513864708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02330637669945">
                <text:p>0.0202330637669945</text:p>
              </table:table-cell>
              <table:table-cell office:value-type="float" office:value="0.110211705145957">
                <text:p>0.11021170514595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85381509961735">
                <text:p>0.0085381509961735</text:p>
              </table:table-cell>
              <table:table-cell office:value-type="float" office:value="0.123727480098523">
                <text:p>0.12372748009852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50724705839878">
                <text:p>0.0150724705839878</text:p>
              </table:table-cell>
              <table:table-cell office:value-type="float" office:value="0.06557054930596">
                <text:p>0.0655705493059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5911189090621">
                <text:p>0.0135911189090621</text:p>
              </table:table-cell>
              <table:table-cell office:value-type="float" office:value="0.129511719919151">
                <text:p>0.12951171991915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30144338146943">
                <text:p>0.00230144338146943</text:p>
              </table:table-cell>
              <table:table-cell office:value-type="float" office:value="0.276280960194697">
                <text:p>0.27628096019469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158172183333249">
                <text:p>0.0158172183333249</text:p>
              </table:table-cell>
              <table:table-cell office:value-type="float" office:value="0.155943813003745">
                <text:p>0.15594381300374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34027755446675">
                <text:p>0.0234027755446675</text:p>
              </table:table-cell>
              <table:table-cell office:value-type="float" office:value="0.0340066364515224">
                <text:p>0.03400663645152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137374287788816">
                <text:p>0.0137374287788816</text:p>
              </table:table-cell>
              <table:table-cell office:value-type="float" office:value="0.266527682432383">
                <text:p>0.26652768243238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43456499966044">
                <text:p>0.0243456499966044</text:p>
              </table:table-cell>
              <table:table-cell office:value-type="float" office:value="0.173132061654968">
                <text:p>0.17313206165496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1020298169081">
                <text:p>0.01020298169081</text:p>
              </table:table-cell>
              <table:table-cell office:value-type="float" office:value="0.136308095128612">
                <text:p>0.13630809512861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169415613051171">
                <text:p>0.0169415613051171</text:p>
              </table:table-cell>
              <table:table-cell office:value-type="float" office:value="0.230713747669142">
                <text:p>0.2307137476691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91372092533493">
                <text:p>0.00291372092533493</text:p>
              </table:table-cell>
              <table:table-cell office:value-type="float" office:value="0.116151386470165">
                <text:p>0.11615138647016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0233063766284">
                <text:p>0.020233063766284</text:p>
              </table:table-cell>
              <table:table-cell office:value-type="float" office:value="0.350177614333802">
                <text:p>0.3501776143338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3978333641244">
                <text:p>0.0283978333641244</text:p>
              </table:table-cell>
              <table:table-cell office:value-type="float" office:value="0.123727480097813">
                <text:p>0.1237274800978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319049998275034">
                <text:p>0.0319049998275034</text:p>
              </table:table-cell>
              <table:table-cell office:value-type="float" office:value="0.0655705493052494">
                <text:p>0.065570549305249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135911189083515">
                <text:p>0.0135911189083515</text:p>
              </table:table-cell>
              <table:table-cell office:value-type="float" office:value="0.414887810412523">
                <text:p>0.4148878104125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230144338075888">
                <text:p>0.00230144338075888</text:p>
              </table:table-cell>
              <table:table-cell office:value-type="float" office:value="0.276280960193986">
                <text:p>0.27628096019398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158172183326144">
                <text:p>0.0158172183326144</text:p>
              </table:table-cell>
              <table:table-cell office:value-type="float" office:value="0.476275768595968">
                <text:p>0.47627576859596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127989795849714">
                <text:p>0.0127989795849714</text:p>
              </table:table-cell>
              <table:table-cell office:value-type="float" office:value="0.0340066364508118">
                <text:p>0.034006636450811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5889640372925">
                <text:p>0.0305889640372925</text:p>
              </table:table-cell>
              <table:table-cell office:value-type="float" office:value="0.626115190021181">
                <text:p>0.62611519002118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02968609567245">
                <text:p>0.0302968609567245</text:p>
              </table:table-cell>
              <table:table-cell office:value-type="float" office:value="0.554083553799245">
                <text:p>0.5540835537992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28130796877224">
                <text:p>0.0228130796877224</text:p>
              </table:table-cell>
              <table:table-cell office:value-type="float" office:value="0.136308095127902">
                <text:p>0.1363080951279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169415613044066">
                <text:p>0.0169415613044066</text:p>
              </table:table-cell>
              <table:table-cell office:value-type="float" office:value="0.658337326245118">
                <text:p>0.6583373262451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91372092462439">
                <text:p>0.00291372092462439</text:p>
              </table:table-cell>
              <table:table-cell office:value-type="float" office:value="0.116151386468744">
                <text:p>0.11615138646874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02330637648629">
                <text:p>0.0202330637648629</text:p>
              </table:table-cell>
              <table:table-cell office:value-type="float" office:value="0.830209240606905">
                <text:p>0.83020924060690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83978333634138">
                <text:p>0.0283978333634138</text:p>
              </table:table-cell>
              <table:table-cell office:value-type="float" office:value="0.632240936261752">
                <text:p>0.63224093626175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319049998267928">
                <text:p>0.0319049998267928</text:p>
              </table:table-cell>
              <table:table-cell office:value-type="float" office:value="0.0655705493045389">
                <text:p>0.06557054930453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25078126518952">
                <text:p>0.0225078126518952</text:p>
              </table:table-cell>
              <table:table-cell office:value-type="float" office:value="0.985781154106746">
                <text:p>0.9857811541067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17482911676348">
                <text:p>0.0117482911676348</text:p>
              </table:table-cell>
              <table:table-cell office:value-type="float" office:value="0.881078887415754">
                <text:p>0.88107888741575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358346088972894">
                <text:p>0.0358346088972894</text:p>
              </table:table-cell>
              <table:table-cell office:value-type="float" office:value="0.476275768595258">
                <text:p>0.47627576859525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340066364501013">
                <text:p>0.0340066364501013</text:p>
              </table:table-cell>
              <table:table-cell office:value-type="float" office:value="0.712788863953051">
                <text:p>0.71278886395305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4182341200476">
                <text:p>0.04182341200476</text:p>
              </table:table-cell>
              <table:table-cell office:value-type="float" office:value="1.34551434812522">
                <text:p>1.3455143481252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302968609560139">
                <text:p>0.0302968609560139</text:p>
              </table:table-cell>
              <table:table-cell office:value-type="float" office:value="0.554083553798535">
                <text:p>0.554083553798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54232695357837">
                <text:p>0.0354232695357837</text:p>
              </table:table-cell>
              <table:table-cell office:value-type="float" office:value="0.943598410088953">
                <text:p>0.94359841008895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169415613029855">
                <text:p>0.0169415613029855</text:p>
              </table:table-cell>
              <table:table-cell office:value-type="float" office:value="0.658337326244407">
                <text:p>0.65833732624440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291372092391384">
                <text:p>0.00291372092391384</text:p>
              </table:table-cell>
              <table:table-cell office:value-type="float" office:value="1.02231945168256">
                <text:p>1.022319451682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02330637648629">
                <text:p>0.0202330637648629</text:p>
              </table:table-cell>
              <table:table-cell office:value-type="float" office:value="1.79067198317">
                <text:p>1.7906719831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83978333627033">
                <text:p>0.0283978333627033</text:p>
              </table:table-cell>
              <table:table-cell office:value-type="float" office:value="0.632240936261042">
                <text:p>0.63224093626104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19049998253718">
                <text:p>0.0319049998253718</text:p>
              </table:table-cell>
              <table:table-cell office:value-type="float" office:value="1.14321393863861">
                <text:p>1.1432139386386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25078126504741">
                <text:p>0.0225078126504741</text:p>
              </table:table-cell>
              <table:table-cell office:value-type="float" office:value="0.985781154105325">
                <text:p>0.9857811541053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117482911676348">
                <text:p>0.0117482911676348</text:p>
              </table:table-cell>
              <table:table-cell office:value-type="float" office:value="2.09130896051306">
                <text:p>2.0913089605130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358346088958683">
                <text:p>0.0358346088958683</text:p>
              </table:table-cell>
              <table:table-cell office:value-type="float" office:value="1.75819663358396">
                <text:p>1.7581966335839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340066364486802">
                <text:p>0.0340066364486802</text:p>
              </table:table-cell>
              <table:table-cell office:value-type="float" office:value="2.07115225185532">
                <text:p>2.071152251855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18234120033389">
                <text:p>0.0418234120033389</text:p>
              </table:table-cell>
              <table:table-cell office:value-type="float" office:value="2.78521010599206">
                <text:p>2.7852101059920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302968609560139">
                <text:p>0.0302968609560139</text:p>
              </table:table-cell>
              <table:table-cell office:value-type="float" office:value="0.554083553797113">
                <text:p>0.5540835537971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54232695343626">
                <text:p>0.0354232695343626</text:p>
              </table:table-cell>
              <table:table-cell office:value-type="float" office:value="0.943598410088953">
                <text:p>0.94359841008895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69415613015644">
                <text:p>0.0169415613015644</text:p>
              </table:table-cell>
              <table:table-cell office:value-type="float" office:value="0.658337326242986">
                <text:p>0.65833732624298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291372092249276">
                <text:p>0.00291372092249276</text:p>
              </table:table-cell>
              <table:table-cell office:value-type="float" office:value="2.83607975280233">
                <text:p>2.8360797528023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502254246129041">
                <text:p>0.0502254246129041</text:p>
              </table:table-cell>
              <table:table-cell office:value-type="float" office:value="3.71319749897054">
                <text:p>3.7131974989705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601737990223228">
                <text:p>0.0601737990223228</text:p>
              </table:table-cell>
              <table:table-cell office:value-type="float" office:value="2.66778972933821">
                <text:p>2.6677897293382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655705493031178">
                <text:p>0.0655705493031178</text:p>
              </table:table-cell>
              <table:table-cell office:value-type="float" office:value="3.30051521351038">
                <text:p>3.3005152135103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581750468896303">
                <text:p>0.0581750468896303</text:p>
              </table:table-cell>
              <table:table-cell office:value-type="float" office:value="0.985781154105325">
                <text:p>0.9857811541053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495361978153142">
                <text:p>0.0495361978153142</text:p>
              </table:table-cell>
              <table:table-cell office:value-type="float" office:value="4.51431012449461">
                <text:p>4.514310124494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58700843903171">
                <text:p>0.0758700843903171</text:p>
              </table:table-cell>
              <table:table-cell office:value-type="float" office:value="4.32488954118497">
                <text:p>4.32488954118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40066364486802">
                <text:p>0.0340066364486802</text:p>
              </table:table-cell>
              <table:table-cell office:value-type="float" office:value="4.79108061818749">
                <text:p>4.7910806181874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867619329227409">
                <text:p>0.0867619329227409</text:p>
              </table:table-cell>
              <table:table-cell office:value-type="float" office:value="5.66819836435855">
                <text:p>5.6681983643585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779072851315732">
                <text:p>0.0779072851315732</text:p>
              </table:table-cell>
              <table:table-cell office:value-type="float" office:value="0.554083553797113">
                <text:p>0.55408355379711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354232695343626">
                <text:p>0.0354232695343626</text:p>
              </table:table-cell>
              <table:table-cell office:value-type="float" office:value="0.943598410087532">
                <text:p>0.9435984100875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169415613015644">
                <text:p>0.0169415613015644</text:p>
              </table:table-cell>
              <table:table-cell office:value-type="float" office:value="0.658337326242986">
                <text:p>0.65833732624298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291372092249276">
                <text:p>0.00291372092249276</text:p>
              </table:table-cell>
              <table:table-cell office:value-type="float" office:value="6.46931098988262">
                <text:p>6.469310989882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10211705141694">
                <text:p>0.110211705141694</text:p>
              </table:table-cell>
              <table:table-cell office:value-type="float" office:value="3.71319749897054">
                <text:p>3.7131974989705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2372748009426">
                <text:p>0.12372748009426</text:p>
              </table:table-cell>
              <table:table-cell office:value-type="float" office:value="6.74608148357549">
                <text:p>6.7460814835754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655705493016967">
                <text:p>0.0655705493016967</text:p>
              </table:table-cell>
              <table:table-cell office:value-type="float" office:value="7.6231992297437">
                <text:p>7.62319922974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511719913467">
                <text:p>0.129511719913467</text:p>
              </table:table-cell>
              <table:table-cell office:value-type="float" office:value="5.55971789412695">
                <text:p>5.559717894126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125114485607014">
                <text:p>0.125114485607014</text:p>
              </table:table-cell>
              <table:table-cell office:value-type="float" office:value="9.37050979973719">
                <text:p>9.37050979973719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155943812998771">
                <text:p>0.155943812998771</text:p>
              </table:table-cell>
              <table:table-cell office:value-type="float" office:value="9.46971962490153">
                <text:p>9.4697196249015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340066364472591">
                <text:p>0.0340066364472591</text:p>
              </table:table-cell>
              <table:table-cell office:value-type="float" office:value="4.79108061818749">
                <text:p>4.7910806181874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867619329213198">
                <text:p>0.0867619329213198</text:p>
              </table:table-cell>
              <table:table-cell office:value-type="float" office:value="5.66819836435712">
                <text:p>5.668198364357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173132061649994">
                <text:p>0.173132061649994</text:p>
              </table:table-cell>
              <table:table-cell office:value-type="float" office:value="0.554083553795692">
                <text:p>0.55408355379569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136308095125059">
                <text:p>0.136308095125059</text:p>
              </table:table-cell>
              <table:table-cell office:value-type="float" office:value="0.943598410086111">
                <text:p>0.94359841008611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169415613015644">
                <text:p>0.0169415613015644</text:p>
              </table:table-cell>
              <table:table-cell office:value-type="float" office:value="7.51471875951353">
                <text:p>7.5147187595135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11615138646448">
                <text:p>0.11615138646448</text:p>
              </table:table-cell>
              <table:table-cell office:value-type="float" office:value="6.46931098988119">
                <text:p>6.4693109898811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110211705140273">
                <text:p>0.110211705140273</text:p>
              </table:table-cell>
              <table:table-cell office:value-type="float" office:value="11.4247204902881">
                <text:p>11.42472049028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23727480092839">
                <text:p>0.123727480092839</text:p>
              </table:table-cell>
              <table:table-cell office:value-type="float" office:value="6.74608148357549">
                <text:p>6.7460814835754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655705493016967">
                <text:p>0.0655705493016967</text:p>
              </table:table-cell>
              <table:table-cell office:value-type="float" office:value="7.6231992297437">
                <text:p>7.623199229743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129511719913467">
                <text:p>0.129511719913467</text:p>
              </table:table-cell>
              <table:table-cell office:value-type="float" office:value="14.7440049462489">
                <text:p>14.744004946248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276280960189013">
                <text:p>0.276280960189013</text:p>
              </table:table-cell>
              <table:table-cell office:value-type="float" office:value="9.37050979973577">
                <text:p>9.3705097997357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155943812998771">
                <text:p>0.155943812998771</text:p>
              </table:table-cell>
              <table:table-cell office:value-type="float" office:value="9.46971962490011">
                <text:p>9.4697196249001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34006636445838">
                <text:p>0.034006636445838</text:p>
              </table:table-cell>
              <table:table-cell office:value-type="float" office:value="15.7137291468899">
                <text:p>15.713729146889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266527682427409">
                <text:p>0.266527682427409</text:p>
              </table:table-cell>
              <table:table-cell office:value-type="float" office:value="5.6681983643557">
                <text:p>5.668198364355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73132061649994">
                <text:p>0.173132061649994</text:p>
              </table:table-cell>
              <table:table-cell office:value-type="float" office:value="0.554083553794271">
                <text:p>0.55408355379427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36308095123638">
                <text:p>0.136308095123638</text:p>
              </table:table-cell>
              <table:table-cell office:value-type="float" office:value="0.943598410086111">
                <text:p>0.94359841008611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230713747663458">
                <text:p>0.230713747663458</text:p>
              </table:table-cell>
              <table:table-cell office:value-type="float" office:value="7.51471875951211">
                <text:p>7.5147187595121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1615138646448">
                <text:p>0.11615138646448</text:p>
              </table:table-cell>
              <table:table-cell office:value-type="float" office:value="21.0789677252023">
                <text:p>21.078967725202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350177614328118">
                <text:p>0.350177614328118</text:p>
              </table:table-cell>
              <table:table-cell office:value-type="float" office:value="11.4247204902881">
                <text:p>11.424720490288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23727480092839">
                <text:p>0.123727480092839</text:p>
              </table:table-cell>
              <table:table-cell office:value-type="float" office:value="6.74608148357407">
                <text:p>6.7460814835740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655705493002756">
                <text:p>0.0655705493002756</text:p>
              </table:table-cell>
              <table:table-cell office:value-type="float" office:value="7.62319922974228">
                <text:p>7.623199229742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414887810407549">
                <text:p>0.414887810407549</text:p>
              </table:table-cell>
              <table:table-cell office:value-type="float" office:value="14.7440049462475">
                <text:p>14.744004946247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276280960189013">
                <text:p>0.276280960189013</text:p>
              </table:table-cell>
              <table:table-cell office:value-type="float" office:value="28.9326845946562">
                <text:p>28.932684594656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476275768590995">
                <text:p>0.476275768590995</text:p>
              </table:table-cell>
              <table:table-cell office:value-type="float" office:value="9.46971962490011">
                <text:p>9.4697196249001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34006636445838">
                <text:p>0.034006636445838</text:p>
              </table:table-cell>
              <table:table-cell office:value-type="float" office:value="37.7679643247134">
                <text:p>37.76796432471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26115190016208">
                <text:p>0.626115190016208</text:p>
              </table:table-cell>
              <table:table-cell office:value-type="float" office:value="28.9065882046714">
                <text:p>28.9065882046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126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6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288cm" svg:height="16.206cm" xlink:href=".." xlink:type="simple" chart:class="chart:line" chart:style-name="ch1">
        <chart:title svg:x="7.36cm" svg:y="0.459cm" chart:style-name="ch2">
          <text:p>Pitch Error (compensated)</text:p>
        </chart:title>
        <chart:plot-area chart:style-name="ch3" table:cell-range-address="'Pitch Data'.B7:'Pitch Data'.B135 'Pitch Data'.I6:'Pitch Data'.I135" chart:data-source-has-labels="both" svg:x="2.048cm" svg:y="1.934cm" svg:width="21.755cm" svg:height="12.865cm">
          <chartooo:coordinate-region svg:x="3.463cm" svg:y="1.934cm" svg:width="20.34cm" svg:height="11.621cm"/>
          <chart:axis chart:dimension="x" chart:name="primary-x" chart:style-name="ch4" chartooo:axis-type="auto">
            <chartooo:date-scale/>
            <chart:title svg:x="11.869cm" svg:y="15.123cm" chart:style-name="ch5">
              <text:p>MIDI pitch</text:p>
            </chart:title>
            <chart:categories table:cell-range-address="'Pitch Data'.B7:'Pitch Data'.B135"/>
          </chart:axis>
          <chart:axis chart:dimension="y" chart:name="primary-y" chart:style-name="ch6">
            <chart:title svg:x="0.451cm" svg:y="11.076cm" chart:style-name="ch7">
              <text:p>Pitch tracking error (cents)
</text:p>
            </chart:title>
            <chart:grid chart:style-name="ch8" chart:class="major"/>
          </chart:axis>
          <chart:series chart:style-name="ch9" chart:values-cell-range-address="'Pitch Data'.I7:'Pitch Data'.I135" chart:label-cell-address="'Pitch Data'.I6:'Pitch Data'.I6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tch Error (compensated)</text:p>
                <draw:g>
                  <svg:desc>'Pitch Data'.I6:'Pitch Data'.I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itch Data'.B7:'Pitch Data'.B135</svg:desc>
                </draw:g>
              </table:table-cell>
              <table:table-cell office:value-type="float" office:value="0.00468300249352183">
                <text:p>0.00468300249352183</text:p>
                <draw:g>
                  <svg:desc>'Pitch Data'.I7:'Pitch Data'.I13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46095539555802">
                <text:p>0.01460955395558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35030502327993">
                <text:p>0.01350305023279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140204429428081">
                <text:p>0.01402044294280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35911189119042">
                <text:p>0.01359111891190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47004416781726">
                <text:p>0.01470044167817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178793000316091">
                <text:p>0.0001787930003160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34027755475097">
                <text:p>0.02340277554750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07588818724957">
                <text:p>0.020758881872495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443289449493">
                <text:p>0.0124432894494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17792389204396">
                <text:p>0.01177923892043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169415613079593">
                <text:p>0.01694156130795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468300249281128">
                <text:p>0.004683002492811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242534535530581">
                <text:p>0.0024253453553058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135030502320888">
                <text:p>0.01350305023208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129684159375643">
                <text:p>0.01296841593756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5911189111937">
                <text:p>0.01359111891119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12059103472006">
                <text:p>0.0011205910347200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58086098476906">
                <text:p>0.00580860984769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34027755460886">
                <text:p>0.02340277554608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07588818710747">
                <text:p>0.020758881871074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124432894487825">
                <text:p>0.01244328944878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117792389197291">
                <text:p>0.01177923891972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69415613072488">
                <text:p>0.01694156130724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468300249210074">
                <text:p>0.0046830024921007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58565918489495">
                <text:p>0.025856591848949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853815099652877">
                <text:p>0.0085381509965287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129684159364984">
                <text:p>0.01296841593649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135911189101279">
                <text:p>0.01359111891012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230144338253524">
                <text:p>0.002301443382535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80860984626952">
                <text:p>0.0058086098462695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34027755457333">
                <text:p>0.0234027755457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37374287803027">
                <text:p>0.013737428780302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124432894473614">
                <text:p>0.01244328944736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389796713662349">
                <text:p>0.0038979671366234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169415613058277">
                <text:p>0.01694156130582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291372092675601">
                <text:p>0.002913720926756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02330637669945">
                <text:p>0.02023306376699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85381509961735">
                <text:p>0.008538150996173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150724705839878">
                <text:p>0.0150724705839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35911189090621">
                <text:p>0.01359111890906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30144338146943">
                <text:p>0.002301443381469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158172183333249">
                <text:p>0.015817218333324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34027755446675">
                <text:p>0.02340277554466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137374287788816">
                <text:p>0.01373742877888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43456499966044">
                <text:p>0.024345649996604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1020298169081">
                <text:p>0.0102029816908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169415613051171">
                <text:p>0.016941561305117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91372092533493">
                <text:p>0.0029137209253349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0233063766284">
                <text:p>0.0202330637662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83978333641244">
                <text:p>0.028397833364124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319049998275034">
                <text:p>0.03190499982750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135911189083515">
                <text:p>0.013591118908351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0230144338075888">
                <text:p>0.0023014433807588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158172183326144">
                <text:p>0.015817218332614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127989795849714">
                <text:p>0.012798979584971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305889640372925">
                <text:p>0.030588964037292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02968609567245">
                <text:p>0.030296860956724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28130796877224">
                <text:p>0.022813079687722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169415613044066">
                <text:p>0.01694156130440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91372092462439">
                <text:p>0.0029137209246243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02330637648629">
                <text:p>0.020233063764862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83978333634138">
                <text:p>0.028397833363413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319049998267928">
                <text:p>0.03190499982679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25078126518952">
                <text:p>0.022507812651895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117482911676348">
                <text:p>0.011748291167634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358346088972894">
                <text:p>0.035834608897289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340066364501013">
                <text:p>0.03400663645010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4182341200476">
                <text:p>0.041823412004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302968609560139">
                <text:p>0.03029686095601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54232695357837">
                <text:p>0.035423269535783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169415613029855">
                <text:p>0.016941561302985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0291372092391384">
                <text:p>0.002913720923913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02330637648629">
                <text:p>0.020233063764862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83978333627033">
                <text:p>0.02839783336270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19049998253718">
                <text:p>0.03190499982537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25078126504741">
                <text:p>0.022507812650474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117482911676348">
                <text:p>0.011748291167634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358346088958683">
                <text:p>0.035834608895868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340066364486802">
                <text:p>0.03400663644868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18234120033389">
                <text:p>0.041823412003338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302968609560139">
                <text:p>0.030296860956013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54232695343626">
                <text:p>0.0354232695343626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69415613015644">
                <text:p>0.016941561301564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291372092249276">
                <text:p>0.0029137209224927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502254246129041">
                <text:p>0.050225424612904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601737990223228">
                <text:p>0.060173799022322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655705493031178">
                <text:p>0.065570549303117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581750468896303">
                <text:p>0.058175046889630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495361978153142">
                <text:p>0.04953619781531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58700843903171">
                <text:p>0.075870084390317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40066364486802">
                <text:p>0.034006636448680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867619329227409">
                <text:p>0.086761932922740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779072851315732">
                <text:p>0.077907285131573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354232695343626">
                <text:p>0.035423269534362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169415613015644">
                <text:p>0.016941561301564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291372092249276">
                <text:p>0.0029137209224927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10211705141694">
                <text:p>0.1102117051416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2372748009426">
                <text:p>0.1237274800942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655705493016967">
                <text:p>0.06557054930169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511719913467">
                <text:p>0.129511719913467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125114485607014">
                <text:p>0.12511448560701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155943812998771">
                <text:p>0.15594381299877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340066364472591">
                <text:p>0.034006636447259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867619329213198">
                <text:p>0.086761932921319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173132061649994">
                <text:p>0.17313206164999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136308095125059">
                <text:p>0.13630809512505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169415613015644">
                <text:p>0.016941561301564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11615138646448">
                <text:p>0.11615138646448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110211705140273">
                <text:p>0.1102117051402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23727480092839">
                <text:p>0.12372748009283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655705493016967">
                <text:p>0.065570549301696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129511719913467">
                <text:p>0.12951171991346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276280960189013">
                <text:p>0.27628096018901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155943812998771">
                <text:p>0.15594381299877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34006636445838">
                <text:p>0.03400663644583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266527682427409">
                <text:p>0.26652768242740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73132061649994">
                <text:p>0.17313206164999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36308095123638">
                <text:p>0.136308095123638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230713747663458">
                <text:p>0.2307137476634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1615138646448">
                <text:p>0.11615138646448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350177614328118">
                <text:p>0.35017761432811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123727480092839">
                <text:p>0.12372748009283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655705493002756">
                <text:p>0.065570549300275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414887810407549">
                <text:p>0.41488781040754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276280960189013">
                <text:p>0.27628096018901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476275768590995">
                <text:p>0.47627576859099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34006636445838">
                <text:p>0.0340066364458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26115190016208">
                <text:p>0.626115190016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.6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9.395cm" svg:height="17.833cm" xlink:href=".." xlink:type="simple" chart:class="chart:line" chart:style-name="ch1">
        <chart:title svg:x="8.844cm" svg:y="0.847cm" chart:style-name="ch2">
          <text:p>Oscillator Amplitude vs. Pitch</text:p>
        </chart:title>
        <chart:legend chart:legend-position="end" svg:x="23.818cm" svg:y="8.315cm" style:legend-expansion="high" chart:style-name="ch3"/>
        <chart:plot-area chart:style-name="ch4" table:cell-range-address="'Aplitude Data'.G5:'Aplitude Data'.G134 'Aplitude Data'.L5:'Aplitude Data'.L134" chart:data-source-has-labels="row" svg:x="0.587cm" svg:y="1.998cm" svg:width="22.644cm" svg:height="15.479cm">
          <chartooo:coordinate-region svg:x="1.367cm" svg:y="1.998cm" svg:width="21.705cm" svg:height="14.2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Aplitude Data'.G6:'Aplitude Data'.G134" chart:label-cell-address="'Aplitude Data'.G5:'Aplitude Data'.G5" chart:class="chart:line">
            <chart:data-point chart:repeated="129"/>
          </chart:series>
          <chart:series chart:style-name="ch9" chart:values-cell-range-address="'Aplitude Data'.L6:'Aplitude Data'.L134" chart:label-cell-address="'Aplitude Data'.L5:'Aplitude Data'.L5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eak Voltage (SAW)</text:p>
                <draw:g>
                  <svg:desc>'Aplitude Data'.G5:'Aplitude Data'.G5</svg:desc>
                </draw:g>
              </table:table-cell>
              <table:table-cell office:value-type="string">
                <text:p>Real peak Voltage (TRI)</text:p>
                <draw:g>
                  <svg:desc>'Aplitude Data'.L5:'Aplitude Data'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5247398717077">
                <text:p>4.85247398717077</text:p>
                <draw:g>
                  <svg:desc>'Aplitude Data'.G6:'Aplitude Data'.G134</svg:desc>
                </draw:g>
              </table:table-cell>
              <table:table-cell office:value-type="float" office:value="4.94579079461636">
                <text:p>4.94579079461636</text:p>
                <draw:g>
                  <svg:desc>'Aplitude Data'.L6:'Aplitude Data'.L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3244289940404">
                <text:p>4.93244289940404</text:p>
              </table:table-cell>
              <table:table-cell office:value-type="float" office:value="4.93244289940404">
                <text:p>4.932442899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8814944805359">
                <text:p>4.98814944805359</text:p>
              </table:table-cell>
              <table:table-cell office:value-type="float" office:value="4.98814944805359">
                <text:p>4.98814944805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6512566956299">
                <text:p>4.86512566956299</text:p>
              </table:table-cell>
              <table:table-cell office:value-type="float" office:value="4.94359543842691">
                <text:p>4.94359543842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8832954407973">
                <text:p>4.88832954407973</text:p>
              </table:table-cell>
              <table:table-cell office:value-type="float" office:value="4.96239514323245">
                <text:p>4.96239514323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936031545544">
                <text:p>4.8936031545544</text:p>
              </table:table-cell>
              <table:table-cell office:value-type="float" office:value="4.96351177104804">
                <text:p>4.96351177104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8288610341584">
                <text:p>4.88288610341584</text:p>
              </table:table-cell>
              <table:table-cell office:value-type="float" office:value="4.94887105075929">
                <text:p>4.94887105075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251974569147">
                <text:p>4.98251974569147</text:p>
              </table:table-cell>
              <table:table-cell office:value-type="float" office:value="4.98251974569147">
                <text:p>4.98251974569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3801602040688">
                <text:p>4.93801602040688</text:p>
              </table:table-cell>
              <table:table-cell office:value-type="float" office:value="4.99680192541173">
                <text:p>4.9968019254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9378551136365">
                <text:p>4.99378551136365</text:p>
              </table:table-cell>
              <table:table-cell office:value-type="float" office:value="4.99378551136365">
                <text:p>4.99378551136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229950168723">
                <text:p>4.9229950168723</text:p>
              </table:table-cell>
              <table:table-cell office:value-type="float" office:value="4.97536730428584">
                <text:p>4.97536730428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4328567860186">
                <text:p>4.94328567860186</text:p>
              </table:table-cell>
              <table:table-cell office:value-type="float" office:value="4.99271853538787">
                <text:p>4.99271853538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4579079461636">
                <text:p>4.94579079461636</text:p>
              </table:table-cell>
              <table:table-cell office:value-type="float" office:value="4.99244919833916">
                <text:p>4.99244919833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3244289940404">
                <text:p>4.93244289940404</text:p>
              </table:table-cell>
              <table:table-cell office:value-type="float" office:value="4.97648256814872">
                <text:p>4.97648256814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8814944805359">
                <text:p>4.98814944805359</text:p>
              </table:table-cell>
              <table:table-cell office:value-type="float" office:value="4.98814944805359">
                <text:p>4.98814944805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4359543842691">
                <text:p>4.94359543842691</text:p>
              </table:table-cell>
              <table:table-cell office:value-type="float" office:value="4.98283032285887">
                <text:p>4.98283032285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239514323245">
                <text:p>4.96239514323245</text:p>
              </table:table-cell>
              <table:table-cell office:value-type="float" office:value="4.99942794280881">
                <text:p>4.99942794280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6351177104804">
                <text:p>4.96351177104804</text:p>
              </table:table-cell>
              <table:table-cell office:value-type="float" office:value="4.99846607929486">
                <text:p>4.99846607929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4887105075929">
                <text:p>4.94887105075929</text:p>
              </table:table-cell>
              <table:table-cell office:value-type="float" office:value="4.98186352443102">
                <text:p>4.98186352443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8251974569147">
                <text:p>4.98251974569147</text:p>
              </table:table-cell>
              <table:table-cell office:value-type="float" office:value="4.98251974569147">
                <text:p>4.98251974569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680192541172">
                <text:p>4.99680192541172</text:p>
              </table:table-cell>
              <table:table-cell office:value-type="float" office:value="4.99680192541172">
                <text:p>4.99680192541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9378551136364">
                <text:p>4.99378551136364</text:p>
              </table:table-cell>
              <table:table-cell office:value-type="float" office:value="4.99378551136364">
                <text:p>4.993785511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7536730428583">
                <text:p>4.97536730428583</text:p>
              </table:table-cell>
              <table:table-cell office:value-type="float" office:value="4.97536730428583">
                <text:p>4.97536730428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9271853538787">
                <text:p>4.99271853538787</text:p>
              </table:table-cell>
              <table:table-cell office:value-type="float" office:value="4.99271853538787">
                <text:p>4.99271853538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9244919833915">
                <text:p>4.99244919833915</text:p>
              </table:table-cell>
              <table:table-cell office:value-type="float" office:value="4.99244919833915">
                <text:p>4.992449198339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97648256814871">
                <text:p>4.97648256814871</text:p>
              </table:table-cell>
              <table:table-cell office:value-type="float" office:value="4.99850240252105">
                <text:p>4.99850240252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98814944805359">
                <text:p>4.98814944805359</text:p>
              </table:table-cell>
              <table:table-cell office:value-type="float" office:value="4.98814944805359">
                <text:p>4.98814944805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8283032285887">
                <text:p>4.98283032285887</text:p>
              </table:table-cell>
              <table:table-cell office:value-type="float" office:value="4.98283032285887">
                <text:p>4.98283032285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9942794280881">
                <text:p>4.99942794280881</text:p>
              </table:table-cell>
              <table:table-cell office:value-type="float" office:value="4.99942794280881">
                <text:p>4.99942794280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9846607929485">
                <text:p>4.99846607929485</text:p>
              </table:table-cell>
              <table:table-cell office:value-type="float" office:value="4.99846607929485">
                <text:p>4.99846607929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8186352443102">
                <text:p>4.98186352443102</text:p>
              </table:table-cell>
              <table:table-cell office:value-type="float" office:value="4.99835976126688">
                <text:p>4.99835976126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98251974569147">
                <text:p>4.98251974569147</text:p>
              </table:table-cell>
              <table:table-cell office:value-type="float" office:value="4.99809011989675">
                <text:p>4.998090119896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99680192541172">
                <text:p>4.99680192541172</text:p>
              </table:table-cell>
              <table:table-cell office:value-type="float" office:value="4.99680192541172">
                <text:p>4.99680192541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99378551136364">
                <text:p>4.99378551136364</text:p>
              </table:table-cell>
              <table:table-cell office:value-type="float" office:value="4.99378551136364">
                <text:p>4.9937855113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7536730428583">
                <text:p>4.97536730428583</text:p>
              </table:table-cell>
              <table:table-cell office:value-type="float" office:value="4.98846037613922">
                <text:p>4.988460376139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9271853538787">
                <text:p>4.99271853538787</text:p>
              </table:table-cell>
              <table:table-cell office:value-type="float" office:value="4.99271853538787">
                <text:p>4.99271853538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99244919833915">
                <text:p>4.99244919833915</text:p>
              </table:table-cell>
              <table:table-cell office:value-type="float" office:value="4.99244919833915">
                <text:p>4.99244919833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99850240252105">
                <text:p>4.99850240252105</text:p>
              </table:table-cell>
              <table:table-cell office:value-type="float" office:value="4.99850240252105">
                <text:p>4.9985024025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98814944805359">
                <text:p>4.98814944805359</text:p>
              </table:table-cell>
              <table:table-cell office:value-type="float" office:value="4.99854142607037">
                <text:p>4.99854142607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98283032285886">
                <text:p>4.98283032285886</text:p>
              </table:table-cell>
              <table:table-cell office:value-type="float" office:value="4.99263904396685">
                <text:p>4.99263904396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4279428088">
                <text:p>4.9994279428088</text:p>
              </table:table-cell>
              <table:table-cell office:value-type="float" office:value="4.9994279428088">
                <text:p>4.9994279428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9846607929485">
                <text:p>4.99846607929485</text:p>
              </table:table-cell>
              <table:table-cell office:value-type="float" office:value="4.99846607929485">
                <text:p>4.99846607929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9835976126688">
                <text:p>4.99835976126688</text:p>
              </table:table-cell>
              <table:table-cell office:value-type="float" office:value="4.99835976126688">
                <text:p>4.998359761266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9809011989675">
                <text:p>4.99809011989675</text:p>
              </table:table-cell>
              <table:table-cell office:value-type="float" office:value="4.99809011989675">
                <text:p>4.99809011989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9680192541172">
                <text:p>4.99680192541172</text:p>
              </table:table-cell>
              <table:table-cell office:value-type="float" office:value="4.99680192541172">
                <text:p>4.99680192541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9378551136364">
                <text:p>4.99378551136364</text:p>
              </table:table-cell>
              <table:table-cell office:value-type="float" office:value="4.99378551136364">
                <text:p>4.993785511363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846037613921">
                <text:p>4.98846037613921</text:p>
              </table:table-cell>
              <table:table-cell office:value-type="float" office:value="4.9950069120659">
                <text:p>4.99500691206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9271853538787">
                <text:p>4.99271853538787</text:p>
              </table:table-cell>
              <table:table-cell office:value-type="float" office:value="4.99889764248612">
                <text:p>4.99889764248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244919833915">
                <text:p>4.99244919833915</text:p>
              </table:table-cell>
              <table:table-cell office:value-type="float" office:value="4.9982814988045">
                <text:p>4.9982814988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9850240252105">
                <text:p>4.99850240252105</text:p>
              </table:table-cell>
              <table:table-cell office:value-type="float" office:value="4.99850240252105">
                <text:p>4.99850240252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854142607036">
                <text:p>4.99854142607036</text:p>
              </table:table-cell>
              <table:table-cell office:value-type="float" office:value="4.99854142607036">
                <text:p>4.998541426070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9263904396685">
                <text:p>4.99263904396685</text:p>
              </table:table-cell>
              <table:table-cell office:value-type="float" office:value="4.99754340452085">
                <text:p>4.997543404520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9994279428088">
                <text:p>4.9994279428088</text:p>
              </table:table-cell>
              <table:table-cell office:value-type="float" office:value="4.9994279428088">
                <text:p>4.9994279428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9846607929485">
                <text:p>4.99846607929485</text:p>
              </table:table-cell>
              <table:table-cell office:value-type="float" office:value="4.99846607929485">
                <text:p>4.99846607929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9835976126688">
                <text:p>4.99835976126688</text:p>
              </table:table-cell>
              <table:table-cell office:value-type="float" office:value="4.99835976126688">
                <text:p>4.99835976126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9809011989675">
                <text:p>4.99809011989675</text:p>
              </table:table-cell>
              <table:table-cell office:value-type="float" office:value="4.99809011989675">
                <text:p>4.99809011989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9680192541172">
                <text:p>4.99680192541172</text:p>
              </table:table-cell>
              <table:table-cell office:value-type="float" office:value="4.99680192541172">
                <text:p>4.99680192541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9378551136364">
                <text:p>4.99378551136364</text:p>
              </table:table-cell>
              <table:table-cell office:value-type="float" office:value="4.99725341796875">
                <text:p>4.9972534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950069120659">
                <text:p>4.9950069120659</text:p>
              </table:table-cell>
              <table:table-cell office:value-type="float" office:value="4.99828018002925">
                <text:p>4.99828018002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9889764248612">
                <text:p>4.99889764248612</text:p>
              </table:table-cell>
              <table:table-cell office:value-type="float" office:value="4.99889764248612">
                <text:p>4.99889764248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9982814988045">
                <text:p>4.9982814988045</text:p>
              </table:table-cell>
              <table:table-cell office:value-type="float" office:value="4.9982814988045">
                <text:p>4.99828149880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99850240252105">
                <text:p>4.99850240252105</text:p>
              </table:table-cell>
              <table:table-cell office:value-type="float" office:value="4.99850240252105">
                <text:p>4.99850240252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99854142607036">
                <text:p>4.99854142607036</text:p>
              </table:table-cell>
              <table:table-cell office:value-type="float" office:value="4.99854142607036">
                <text:p>4.998541426070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9754340452084">
                <text:p>4.99754340452084</text:p>
              </table:table-cell>
              <table:table-cell office:value-type="float" office:value="4.99999558479784">
                <text:p>4.99999558479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994279428088">
                <text:p>4.9994279428088</text:p>
              </table:table-cell>
              <table:table-cell office:value-type="float" office:value="4.9994279428088">
                <text:p>4.9994279428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9846607929484">
                <text:p>4.99846607929484</text:p>
              </table:table-cell>
              <table:table-cell office:value-type="float" office:value="4.99846607929484">
                <text:p>4.99846607929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99835976126687">
                <text:p>4.99835976126687</text:p>
              </table:table-cell>
              <table:table-cell office:value-type="float" office:value="4.99835976126687">
                <text:p>4.99835976126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9809011989675">
                <text:p>4.99809011989675</text:p>
              </table:table-cell>
              <table:table-cell office:value-type="float" office:value="4.99809011989675">
                <text:p>4.99809011989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680192541171">
                <text:p>4.99680192541171</text:p>
              </table:table-cell>
              <table:table-cell office:value-type="float" office:value="4.99863898494311">
                <text:p>4.998638984943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9725341796875">
                <text:p>4.99725341796875</text:p>
              </table:table-cell>
              <table:table-cell office:value-type="float" office:value="4.9989873712713">
                <text:p>4.9989873712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99828018002925">
                <text:p>4.99828018002925</text:p>
              </table:table-cell>
              <table:table-cell office:value-type="float" office:value="4.99991681401092">
                <text:p>4.999916814010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9889764248611">
                <text:p>4.99889764248611</text:p>
              </table:table-cell>
              <table:table-cell office:value-type="float" office:value="4.99889764248611">
                <text:p>4.998897642486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828149880449">
                <text:p>4.99828149880449</text:p>
              </table:table-cell>
              <table:table-cell office:value-type="float" office:value="4.99973957392083">
                <text:p>4.99973957392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99850240252104">
                <text:p>4.99850240252104</text:p>
              </table:table-cell>
              <table:table-cell office:value-type="float" office:value="4.99987864216931">
                <text:p>4.99987864216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9854142607036">
                <text:p>4.99854142607036</text:p>
              </table:table-cell>
              <table:table-cell office:value-type="float" office:value="4.99984042332246">
                <text:p>4.99984042332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9999558479784">
                <text:p>4.99999558479784</text:p>
              </table:table-cell>
              <table:table-cell office:value-type="float" office:value="4.99999558479784">
                <text:p>4.99999558479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994279428088">
                <text:p>4.9994279428088</text:p>
              </table:table-cell>
              <table:table-cell office:value-type="float" office:value="4.9994279428088">
                <text:p>4.99942794280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99846607929484">
                <text:p>4.99846607929484</text:p>
              </table:table-cell>
              <table:table-cell office:value-type="float" office:value="4.99955840142755">
                <text:p>4.99955840142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9835976126687">
                <text:p>4.99835976126687</text:p>
              </table:table-cell>
              <table:table-cell office:value-type="float" office:value="4.99939077606911">
                <text:p>4.99939077606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9809011989674">
                <text:p>4.99809011989674</text:p>
              </table:table-cell>
              <table:table-cell office:value-type="float" office:value="4.99906326828457">
                <text:p>4.99906326828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9863898494311">
                <text:p>4.99863898494311</text:p>
              </table:table-cell>
              <table:table-cell office:value-type="float" office:value="4.99955751470881">
                <text:p>4.99955751470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9989873712713">
                <text:p>4.9989873712713</text:p>
              </table:table-cell>
              <table:table-cell office:value-type="float" office:value="4.99985434792258">
                <text:p>4.99985434792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9991681401092">
                <text:p>4.99991681401092</text:p>
              </table:table-cell>
              <table:table-cell office:value-type="float" office:value="4.99991681401092">
                <text:p>4.99991681401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99889764248611">
                <text:p>4.99889764248611</text:p>
              </table:table-cell>
              <table:table-cell office:value-type="float" office:value="4.99967003087339">
                <text:p>4.999670030873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9973957392083">
                <text:p>4.99973957392083</text:p>
              </table:table-cell>
              <table:table-cell office:value-type="float" office:value="4.99973957392083">
                <text:p>4.99973957392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99987864216931">
                <text:p>4.99987864216931</text:p>
              </table:table-cell>
              <table:table-cell office:value-type="float" office:value="4.99987864216931">
                <text:p>4.99987864216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9984042332245">
                <text:p>4.99984042332245</text:p>
              </table:table-cell>
              <table:table-cell office:value-type="float" office:value="4.99984042332245">
                <text:p>4.99984042332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9999558479784">
                <text:p>4.99999558479784</text:p>
              </table:table-cell>
              <table:table-cell office:value-type="float" office:value="4.99999558479784">
                <text:p>4.99999558479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9942794280879">
                <text:p>4.99942794280879</text:p>
              </table:table-cell>
              <table:table-cell office:value-type="float" office:value="4.99942794280879">
                <text:p>4.99942794280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9955840142755">
                <text:p>4.99955840142755</text:p>
              </table:table-cell>
              <table:table-cell office:value-type="float" office:value="4.99955840142755">
                <text:p>4.99955840142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99939077606911">
                <text:p>4.99939077606911</text:p>
              </table:table-cell>
              <table:table-cell office:value-type="float" office:value="4.99990628347023">
                <text:p>4.99990628347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9906326828457">
                <text:p>4.99906326828457</text:p>
              </table:table-cell>
              <table:table-cell office:value-type="float" office:value="4.99954984247849">
                <text:p>4.999549842478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9955751470881">
                <text:p>4.99955751470881</text:p>
              </table:table-cell>
              <table:table-cell office:value-type="float" office:value="4.99955751470881">
                <text:p>4.999557514708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99985434792258">
                <text:p>4.99985434792258</text:p>
              </table:table-cell>
              <table:table-cell office:value-type="float" office:value="4.99985434792258">
                <text:p>4.99985434792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9991681401091">
                <text:p>4.99991681401091</text:p>
              </table:table-cell>
              <table:table-cell office:value-type="float" office:value="4.99991681401091">
                <text:p>4.99991681401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9967003087339">
                <text:p>4.99967003087339</text:p>
              </table:table-cell>
              <table:table-cell office:value-type="float" office:value="4.99967003087339">
                <text:p>4.999670030873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9973957392083">
                <text:p>4.99973957392083</text:p>
              </table:table-cell>
              <table:table-cell office:value-type="float" office:value="4.99973957392083">
                <text:p>4.99973957392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9987864216931">
                <text:p>4.99987864216931</text:p>
              </table:table-cell>
              <table:table-cell office:value-type="float" office:value="4.99987864216931">
                <text:p>4.99987864216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9984042332245">
                <text:p>4.99984042332245</text:p>
              </table:table-cell>
              <table:table-cell office:value-type="float" office:value="4.99984042332245">
                <text:p>4.99984042332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9999558479783">
                <text:p>4.99999558479783</text:p>
              </table:table-cell>
              <table:table-cell office:value-type="float" office:value="4.99999558479783">
                <text:p>4.99999558479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42794280879">
                <text:p>4.99942794280879</text:p>
              </table:table-cell>
              <table:table-cell office:value-type="float" office:value="4.99971726155548">
                <text:p>4.99971726155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99955840142755">
                <text:p>4.99955840142755</text:p>
              </table:table-cell>
              <table:table-cell office:value-type="float" office:value="4.99983148196073">
                <text:p>4.999831481960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9990628347023">
                <text:p>4.99990628347023</text:p>
              </table:table-cell>
              <table:table-cell office:value-type="float" office:value="4.99990628347023">
                <text:p>4.999906283470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9954984247849">
                <text:p>4.99954984247849</text:p>
              </table:table-cell>
              <table:table-cell office:value-type="float" office:value="4.99979312957544">
                <text:p>4.999793129575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9955751470881">
                <text:p>4.99955751470881</text:p>
              </table:table-cell>
              <table:table-cell office:value-type="float" office:value="4.99978714715023">
                <text:p>4.99978714715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9985434792257">
                <text:p>4.99985434792257</text:p>
              </table:table-cell>
              <table:table-cell office:value-type="float" office:value="4.99985434792257">
                <text:p>4.99985434792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9991681401091">
                <text:p>4.99991681401091</text:p>
              </table:table-cell>
              <table:table-cell office:value-type="float" office:value="4.99991681401091">
                <text:p>4.999916814010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9967003087339">
                <text:p>4.99967003087339</text:p>
              </table:table-cell>
              <table:table-cell office:value-type="float" office:value="4.99986312797021">
                <text:p>4.99986312797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9973957392082">
                <text:p>4.99973957392082</text:p>
              </table:table-cell>
              <table:table-cell office:value-type="float" office:value="4.99992183331037">
                <text:p>4.99992183331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99987864216931">
                <text:p>4.99987864216931</text:p>
              </table:table-cell>
              <table:table-cell office:value-type="float" office:value="4.99987864216931">
                <text:p>4.999878642169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99984042332245">
                <text:p>4.99984042332245</text:p>
              </table:table-cell>
              <table:table-cell office:value-type="float" office:value="4.99984042332245">
                <text:p>4.99984042332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99999558479783">
                <text:p>4.99999558479783</text:p>
              </table:table-cell>
              <table:table-cell office:value-type="float" office:value="4.99999558479783">
                <text:p>4.999995584797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9971726155548">
                <text:p>4.99971726155548</text:p>
              </table:table-cell>
              <table:table-cell office:value-type="float" office:value="4.99986192092882">
                <text:p>4.999861920928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99983148196073">
                <text:p>4.99983148196073</text:p>
              </table:table-cell>
              <table:table-cell office:value-type="float" office:value="4.99996802222731">
                <text:p>4.999968022227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9990628347022">
                <text:p>4.99990628347022</text:p>
              </table:table-cell>
              <table:table-cell office:value-type="float" office:value="4.99990628347022">
                <text:p>4.999906283470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99979312957544">
                <text:p>4.99979312957544</text:p>
              </table:table-cell>
              <table:table-cell office:value-type="float" office:value="4.99991477312392">
                <text:p>4.999914773123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9978714715023">
                <text:p>4.99978714715023</text:p>
              </table:table-cell>
              <table:table-cell office:value-type="float" office:value="4.99990196337094">
                <text:p>4.999901963370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99985434792257">
                <text:p>4.99985434792257</text:p>
              </table:table-cell>
              <table:table-cell office:value-type="float" office:value="4.99996272000398">
                <text:p>4.99996272000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9991681401091">
                <text:p>4.99991681401091</text:p>
              </table:table-cell>
              <table:table-cell office:value-type="float" office:value="4.99991681401091">
                <text:p>4.999916814010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9986312797021">
                <text:p>4.99986312797021</text:p>
              </table:table-cell>
              <table:table-cell office:value-type="float" office:value="4.99995967651862">
                <text:p>4.999959676518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99992183331036">
                <text:p>4.99992183331036</text:p>
              </table:table-cell>
              <table:table-cell office:value-type="float" office:value="4.99992183331036">
                <text:p>4.99992183331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9987864216931">
                <text:p>4.99987864216931</text:p>
              </table:table-cell>
              <table:table-cell office:value-type="float" office:value="4.99996465714732">
                <text:p>4.999964657147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9984042332244">
                <text:p>4.99984042332244</text:p>
              </table:table-cell>
              <table:table-cell office:value-type="float" office:value="4.9999216106507">
                <text:p>4.9999216106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9999558479783">
                <text:p>4.99999558479783</text:p>
              </table:table-cell>
              <table:table-cell office:value-type="float" office:value="4.99999558479783">
                <text:p>4.999995584797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9986192092882">
                <text:p>4.99986192092882</text:p>
              </table:table-cell>
              <table:table-cell office:value-type="float" office:value="4.74019834577426">
                <text:p>4.74019834577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99996802222731">
                <text:p>4.99996802222731</text:p>
              </table:table-cell>
              <table:table-cell office:value-type="float" office:value="4.47415145559258">
                <text:p>4.474151455592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9990628347022">
                <text:p>4.99990628347022</text:p>
              </table:table-cell>
              <table:table-cell office:value-type="float" office:value="4.22303662998124">
                <text:p>4.22303662998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99991477312392">
                <text:p>4.99991477312392</text:p>
              </table:table-cell>
              <table:table-cell office:value-type="float" office:value="3.98601579655316">
                <text:p>3.986015796553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99990196337094">
                <text:p>4.99990196337094</text:p>
              </table:table-cell>
              <table:table-cell office:value-type="float" office:value="3.76229792030999">
                <text:p>3.762297920309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ExpTable.A4:ExpTable.C131" svg:x="0.32cm" svg:y="0.18cm" svg:width="12.508cm" svg:height="8.64cm">
          <chartooo:coordinate-region svg:x="1.497cm" svg:y="0.379cm" svg:width="11.0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Table.B4:ExpTable.B131" chart:class="chart:scatter">
            <chart:domain table:cell-range-address="ExpTable.A4:ExpTable.A131"/>
            <chart:data-point chart:repeated="128"/>
          </chart:series>
          <chart:series chart:style-name="ch7" chart:values-cell-range-address="ExpTable.C4:ExpTable.C131" chart:class="chart:scatte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xpTable.A4:ExpTable.A131</svg:desc>
                </draw:g>
              </table:table-cell>
              <table:table-cell office:value-type="float" office:value="65535">
                <text:p>65535</text:p>
                <draw:g>
                  <svg:desc>ExpTable.B4:ExpTable.B131</svg:desc>
                </draw:g>
              </table:table-cell>
              <table:table-cell office:value-type="float" office:value="0">
                <text:p>0</text:p>
                <draw:g>
                  <svg:desc>ExpTable.C4:ExpTable.C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138.2964690867">
                <text:p>60138.2964690867</text:p>
              </table:table-cell>
              <table:table-cell office:value-type="float" office:value="948.923404872942">
                <text:p>948.923404872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186.0029328416">
                <text:p>55186.0029328416</text:p>
              </table:table-cell>
              <table:table-cell office:value-type="float" office:value="1887.53917872602">
                <text:p>1887.53917872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641.5229315498">
                <text:p>50641.5229315498</text:p>
              </table:table-cell>
              <table:table-cell office:value-type="float" office:value="2815.95928766389">
                <text:p>2815.9592876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471.2736660349">
                <text:p>46471.2736660349</text:p>
              </table:table-cell>
              <table:table-cell office:value-type="float" office:value="3734.29448156518">
                <text:p>3734.29448156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644.4378274826">
                <text:p>42644.4378274826</text:p>
              </table:table-cell>
              <table:table-cell office:value-type="float" office:value="4642.65430729379">
                <text:p>4642.65430729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132.7358636864">
                <text:p>39132.7358636864</text:p>
              </table:table-cell>
              <table:table-cell office:value-type="float" office:value="5541.1471217665">
                <text:p>5541.1471217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5910.2169988073">
                <text:p>35910.2169988073</text:p>
              </table:table-cell>
              <table:table-cell office:value-type="float" office:value="6429.88010487872">
                <text:p>6429.88010487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953.0674623256">
                <text:p>32953.0674623256</text:p>
              </table:table-cell>
              <table:table-cell office:value-type="float" office:value="7308.95927228985">
                <text:p>7308.95927228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0239.4345100352">
                <text:p>30239.4345100352</text:p>
              </table:table-cell>
              <table:table-cell office:value-type="float" office:value="8178.4894880697">
                <text:p>8178.4894880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7749.2649366297">
                <text:p>27749.2649366297</text:p>
              </table:table-cell>
              <table:table-cell office:value-type="float" office:value="9038.5744772076">
                <text:p>9038.574477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464.1568865228">
                <text:p>25464.1568865228</text:p>
              </table:table-cell>
              <table:table-cell office:value-type="float" office:value="9889.31683798558">
                <text:p>9889.31683798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367.2238678118">
                <text:p>23367.2238678118</text:p>
              </table:table-cell>
              <table:table-cell office:value-type="float" office:value="10730.8180542172">
                <text:p>10730.8180542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442.9699644767">
                <text:p>21442.9699644767</text:p>
              </table:table-cell>
              <table:table-cell office:value-type="float" office:value="11563.1785073533">
                <text:p>11563.17850735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677.1753246574">
                <text:p>19677.1753246574</text:p>
              </table:table-cell>
              <table:table-cell office:value-type="float" office:value="12386.4974884567">
                <text:p>12386.4974884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056.7910787892">
                <text:p>18056.7910787892</text:p>
              </table:table-cell>
              <table:table-cell office:value-type="float" office:value="13200.8732100458">
                <text:p>13200.8732100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569.8429110641">
                <text:p>16569.8429110641</text:p>
              </table:table-cell>
              <table:table-cell office:value-type="float" office:value="14006.4028178111">
                <text:p>14006.4028178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205.3425716299">
                <text:p>15205.3425716299</text:p>
              </table:table-cell>
              <table:table-cell office:value-type="float" office:value="14803.1824022027">
                <text:p>14803.1824022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953.2066756192">
                <text:p>13953.2066756192</text:p>
              </table:table-cell>
              <table:table-cell office:value-type="float" office:value="15591.3070098935">
                <text:p>15591.30700989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804.1821889499">
                <text:p>12804.1821889499</text:p>
              </table:table-cell>
              <table:table-cell office:value-type="float" office:value="16370.8706551166">
                <text:p>16370.8706551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749.778050252">
                <text:p>11749.778050252</text:p>
              </table:table-cell>
              <table:table-cell office:value-type="float" office:value="17141.9663308807">
                <text:p>17141.9663308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782.2024236213">
                <text:p>10782.2024236213</text:p>
              </table:table-cell>
              <table:table-cell office:value-type="float" office:value="17904.6860200626">
                <text:p>17904.6860200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894.30511850836">
                <text:p>9894.30511850836</text:p>
              </table:table-cell>
              <table:table-cell office:value-type="float" office:value="18659.1207063799">
                <text:p>18659.12070637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079.52475123916">
                <text:p>9079.52475123916</text:p>
              </table:table-cell>
              <table:table-cell office:value-type="float" office:value="19405.3603852443">
                <text:p>19405.3603852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331.84025770095">
                <text:p>8331.84025770095</text:p>
              </table:table-cell>
              <table:table-cell office:value-type="float" office:value="20143.494074497">
                <text:p>20143.494074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645.72639888139">
                <text:p>7645.72639888139</text:p>
              </table:table-cell>
              <table:table-cell office:value-type="float" office:value="20873.6098250278">
                <text:p>20873.6098250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016.11293045628">
                <text:p>7016.11293045628</text:p>
              </table:table-cell>
              <table:table-cell office:value-type="float" office:value="21595.794731278">
                <text:p>21595.794731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6438.34713469707">
                <text:p>6438.34713469707</text:p>
              </table:table-cell>
              <table:table-cell office:value-type="float" office:value="22310.1349416301">
                <text:p>22310.1349416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908.15943781655">
                <text:p>5908.15943781655</text:p>
              </table:table-cell>
              <table:table-cell office:value-type="float" office:value="23016.7156686845">
                <text:p>23016.7156686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421.63185867162">
                <text:p>5421.63185867162</text:p>
              </table:table-cell>
              <table:table-cell office:value-type="float" office:value="23715.621199424">
                <text:p>23715.621199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975.16905566552">
                <text:p>4975.16905566552</text:p>
              </table:table-cell>
              <table:table-cell office:value-type="float" office:value="24406.9349052685">
                <text:p>24406.9349052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565.4717578918">
                <text:p>4565.4717578918</text:p>
              </table:table-cell>
              <table:table-cell office:value-type="float" office:value="25090.7392520201">
                <text:p>25090.7392520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189.51238418158">
                <text:p>4189.51238418158</text:p>
              </table:table-cell>
              <table:table-cell office:value-type="float" office:value="25767.1158097005">
                <text:p>25767.1158097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844.51266988361">
                <text:p>3844.51266988361</text:p>
              </table:table-cell>
              <table:table-cell office:value-type="float" office:value="26436.1452622813">
                <text:p>26436.1452622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527.92313604365">
                <text:p>3527.92313604365</text:p>
              </table:table-cell>
              <table:table-cell office:value-type="float" office:value="27097.9074173087">
                <text:p>27097.9074173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37.40424926441">
                <text:p>3237.40424926441</text:p>
              </table:table-cell>
              <table:table-cell office:value-type="float" office:value="27752.4812154236">
                <text:p>27752.4812154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970.8091330212">
                <text:p>2970.8091330212</text:p>
              </table:table-cell>
              <table:table-cell office:value-type="float" office:value="28399.9447397781">
                <text:p>28399.9447397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26.16770267338">
                <text:p>2726.16770267338</text:p>
              </table:table-cell>
              <table:table-cell office:value-type="float" office:value="29040.3752253503">
                <text:p>29040.3752253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501.67210693249">
                <text:p>2501.67210693249</text:p>
              </table:table-cell>
              <table:table-cell office:value-type="float" office:value="29673.8490681574">
                <text:p>29673.8490681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295.6633682025">
                <text:p>2295.6633682025</text:p>
              </table:table-cell>
              <table:table-cell office:value-type="float" office:value="30300.4418343689">
                <text:p>30300.4418343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06.61912306682">
                <text:p>2106.61912306682</text:p>
              </table:table-cell>
              <table:table-cell office:value-type="float" office:value="30920.2282693204">
                <text:p>30920.2282693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33.14237232685">
                <text:p>1933.14237232685</text:p>
              </table:table-cell>
              <table:table-cell office:value-type="float" office:value="31533.2823064306">
                <text:p>31533.2823064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73.95115745702">
                <text:p>1773.95115745702</text:p>
              </table:table-cell>
              <table:table-cell office:value-type="float" office:value="32139.67707602">
                <text:p>32139.67707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27.86908718746">
                <text:p>1627.86908718746</text:p>
              </table:table-cell>
              <table:table-cell office:value-type="float" office:value="32739.4849140349">
                <text:p>32739.48491403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93.81664420754">
                <text:p>1493.81664420754</text:p>
              </table:table-cell>
              <table:table-cell office:value-type="float" office:value="33332.7773706763">
                <text:p>33332.7773706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370.80320774867">
                <text:p>1370.80320774867</text:p>
              </table:table-cell>
              <table:table-cell office:value-type="float" office:value="33919.6252189346">
                <text:p>33919.6252189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57.91973309475">
                <text:p>1257.91973309475</text:p>
              </table:table-cell>
              <table:table-cell office:value-type="float" office:value="34500.0984630324">
                <text:p>34500.0984630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54.33203392335">
                <text:p>1154.33203392335</text:p>
              </table:table-cell>
              <table:table-cell office:value-type="float" office:value="35074.2663467752">
                <text:p>35074.2663467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59.27461783545">
                <text:p>1059.27461783545</text:p>
              </table:table-cell>
              <table:table-cell office:value-type="float" office:value="35642.1973618111">
                <text:p>35642.1973618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72.045029519599">
                <text:p>972.045029519599</text:p>
              </table:table-cell>
              <table:table-cell office:value-type="float" office:value="36203.9592558014">
                <text:p>36203.9592558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91.998659747491">
                <text:p>891.998659747491</text:p>
              </table:table-cell>
              <table:table-cell office:value-type="float" office:value="36759.6190405018">
                <text:p>36759.6190405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18.543981840583">
                <text:p>818.543981840583</text:p>
              </table:table-cell>
              <table:table-cell office:value-type="float" office:value="37309.2429997563">
                <text:p>37309.2429997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51.138180406131">
                <text:p>751.138180406131</text:p>
              </table:table-cell>
              <table:table-cell office:value-type="float" office:value="37852.8966974043">
                <text:p>37852.8966974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89.283140039891">
                <text:p>689.283140039891</text:p>
              </table:table-cell>
              <table:table-cell office:value-type="float" office:value="38390.6449851013">
                <text:p>38390.6449851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32.521764352819">
                <text:p>632.521764352819</text:p>
              </table:table-cell>
              <table:table-cell office:value-type="float" office:value="38922.5520100549">
                <text:p>38922.5520100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80.434598120083">
                <text:p>580.434598120083</text:p>
              </table:table-cell>
              <table:table-cell office:value-type="float" office:value="39448.6812226773">
                <text:p>39448.6812226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32.636727590765">
                <text:p>532.636727590765</text:p>
              </table:table-cell>
              <table:table-cell office:value-type="float" office:value="39969.0953841536">
                <text:p>39969.0953841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88.77493605215">
                <text:p>488.77493605215</text:p>
              </table:table-cell>
              <table:table-cell office:value-type="float" office:value="40483.8565739292">
                <text:p>40483.8565739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48.525093628795">
                <text:p>448.525093628795</text:p>
              </table:table-cell>
              <table:table-cell office:value-type="float" office:value="40993.0261971143">
                <text:p>40993.0261971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11.589762027518">
                <text:p>411.589762027518</text:p>
              </table:table-cell>
              <table:table-cell office:value-type="float" office:value="41496.6649918096">
                <text:p>41496.6649918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77.695996527836">
                <text:p>377.695996527836</text:p>
              </table:table-cell>
              <table:table-cell office:value-type="float" office:value="41994.8330363513">
                <text:p>41994.8330363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46.593328975023">
                <text:p>346.593328975023</text:p>
              </table:table-cell>
              <table:table-cell office:value-type="float" office:value="42487.5897564777">
                <text:p>42487.58975647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18.051916870492">
                <text:p>318.051916870492</text:p>
              </table:table-cell>
              <table:table-cell office:value-type="float" office:value="42974.9939324182">
                <text:p>42974.9939324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91.86084488165">
                <text:p>291.86084488165</text:p>
              </table:table-cell>
              <table:table-cell office:value-type="float" office:value="43457.103705905">
                <text:p>43457.103705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67.826566219743">
                <text:p>267.826566219743</text:p>
              </table:table-cell>
              <table:table-cell office:value-type="float" office:value="43933.9765871087">
                <text:p>43933.97658710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5.771472367748">
                <text:p>245.771472367748</text:p>
              </table:table-cell>
              <table:table-cell office:value-type="float" office:value="44405.6694614989">
                <text:p>44405.669461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5.532580588931">
                <text:p>225.532580588931</text:p>
              </table:table-cell>
              <table:table-cell office:value-type="float" office:value="44872.2385966294">
                <text:p>44872.23859662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06.960329516981">
                <text:p>206.960329516981</text:p>
              </table:table-cell>
              <table:table-cell office:value-type="float" office:value="45333.739648851">
                <text:p>45333.7396488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89.917473927399">
                <text:p>189.917473927399</text:p>
              </table:table-cell>
              <table:table-cell office:value-type="float" office:value="45790.2276699499">
                <text:p>45790.22766994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4.278070522712">
                <text:p>174.278070522712</text:p>
              </table:table-cell>
              <table:table-cell office:value-type="float" office:value="46241.7571137156">
                <text:p>46241.7571137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59.926547236672">
                <text:p>159.926547236672</text:p>
              </table:table-cell>
              <table:table-cell office:value-type="float" office:value="46688.3818424357">
                <text:p>46688.3818424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6.756849179772">
                <text:p>146.756849179772</text:p>
              </table:table-cell>
              <table:table-cell office:value-type="float" office:value="47130.1551333218">
                <text:p>47130.1551333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4.671654914812">
                <text:p>134.671654914812</text:p>
              </table:table-cell>
              <table:table-cell office:value-type="float" office:value="47567.1296848644">
                <text:p>47567.12968486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3.581657270916">
                <text:p>123.581657270916</text:p>
              </table:table-cell>
              <table:table-cell office:value-type="float" office:value="47999.3576231195">
                <text:p>47999.3576231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3.404903381391">
                <text:p>113.404903381391</text:p>
              </table:table-cell>
              <table:table-cell office:value-type="float" office:value="48426.8905079266">
                <text:p>48426.8905079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4.066189068409">
                <text:p>104.066189068409</text:p>
              </table:table-cell>
              <table:table-cell office:value-type="float" office:value="48849.779339059">
                <text:p>48849.7793390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5.496503099169">
                <text:p>95.496503099169</text:p>
              </table:table-cell>
              <table:table-cell office:value-type="float" office:value="49268.0745623075">
                <text:p>49268.0745623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7.6325172066664">
                <text:p>87.6325172066664</text:p>
              </table:table-cell>
              <table:table-cell office:value-type="float" office:value="49681.8260754985">
                <text:p>49681.8260754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0.4161181064599">
                <text:p>80.4161181064599</text:p>
              </table:table-cell>
              <table:table-cell office:value-type="float" office:value="50091.0832344455">
                <text:p>50091.0832344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3.7939780511083">
                <text:p>73.7939780511083</text:p>
              </table:table-cell>
              <table:table-cell office:value-type="float" office:value="50495.8948588372">
                <text:p>50495.8948588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7.7171607487729">
                <text:p>67.7171607487729</text:p>
              </table:table-cell>
              <table:table-cell office:value-type="float" office:value="50896.309238061">
                <text:p>50896.3092380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2.1407597337989">
                <text:p>62.1407597337989</text:p>
              </table:table-cell>
              <table:table-cell office:value-type="float" office:value="51292.3741369634">
                <text:p>51292.3741369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7.0235665169068">
                <text:p>57.0235665169068</text:p>
              </table:table-cell>
              <table:table-cell office:value-type="float" office:value="51684.1368015475">
                <text:p>51684.1368015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2.3277660626906">
                <text:p>52.3277660626906</text:p>
              </table:table-cell>
              <table:table-cell office:value-type="float" office:value="52071.6439646094">
                <text:p>52071.6439646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8.018657344062">
                <text:p>48.018657344062</text:p>
              </table:table-cell>
              <table:table-cell office:value-type="float" office:value="52454.9418513126">
                <text:p>52454.94185131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4.0643969085937">
                <text:p>44.0643969085937</text:p>
              </table:table-cell>
              <table:table-cell office:value-type="float" office:value="52834.0761847021">
                <text:p>52834.0761847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0.4357635617688">
                <text:p>40.4357635617688</text:p>
              </table:table-cell>
              <table:table-cell office:value-type="float" office:value="53209.0921911587">
                <text:p>53209.0921911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7.1059424281918">
                <text:p>37.1059424281918</text:p>
              </table:table-cell>
              <table:table-cell office:value-type="float" office:value="53580.034605794">
                <text:p>53580.034605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4.0503267950173">
                <text:p>34.0503267950173</text:p>
              </table:table-cell>
              <table:table-cell office:value-type="float" office:value="53946.9476777868">
                <text:p>53946.94767778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1.2463362732592">
                <text:p>31.2463362732592</text:p>
              </table:table-cell>
              <table:table-cell office:value-type="float" office:value="54309.8751756616">
                <text:p>54309.8751756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8.6732499332271">
                <text:p>28.6732499332271</text:p>
              </table:table-cell>
              <table:table-cell office:value-type="float" office:value="54668.8603925095">
                <text:p>54668.8603925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6.312053180997">
                <text:p>26.312053180997</text:p>
              </table:table-cell>
              <table:table-cell office:value-type="float" office:value="55023.9461511526">
                <text:p>55023.9461511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4.1452972443606">
                <text:p>24.1452972443606</text:p>
              </table:table-cell>
              <table:table-cell office:value-type="float" office:value="55375.1748092524">
                <text:p>55375.17480925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2.156970229886">
                <text:p>22.156970229886</text:p>
              </table:table-cell>
              <table:table-cell office:value-type="float" office:value="55722.5882643624">
                <text:p>55722.5882643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0.3323787982241">
                <text:p>20.3323787982241</text:p>
              </table:table-cell>
              <table:table-cell office:value-type="float" office:value="56066.2279589263">
                <text:p>56066.2279589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8.6580395832666">
                <text:p>18.6580395832666</text:p>
              </table:table-cell>
              <table:table-cell office:value-type="float" office:value="56406.1348852213">
                <text:p>56406.1348852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7.1215795527648">
                <text:p>17.1215795527648</text:p>
              </table:table-cell>
              <table:table-cell office:value-type="float" office:value="56742.3495902481">
                <text:p>56742.34959024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.7116445740936">
                <text:p>15.7116445740936</text:p>
              </table:table-cell>
              <table:table-cell office:value-type="float" office:value="57074.9121805678">
                <text:p>57074.9121805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4.4178155094798">
                <text:p>14.4178155094798</text:p>
              </table:table-cell>
              <table:table-cell office:value-type="float" office:value="57403.862327086">
                <text:p>57403.862327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.230531220656">
                <text:p>13.230531220656</text:p>
              </table:table-cell>
              <table:table-cell office:value-type="float" office:value="57729.2392697852">
                <text:p>57729.23926978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.1410179139593">
                <text:p>12.1410179139593</text:p>
              </table:table-cell>
              <table:table-cell office:value-type="float" office:value="58051.0818224056">
                <text:p>58051.08182240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.1412243037488">
                <text:p>11.1412243037488</text:p>
              </table:table-cell>
              <table:table-cell office:value-type="float" office:value="58369.4283770752">
                <text:p>58369.42837707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.2237621150139">
                <text:p>10.2237621150139</text:p>
              </table:table-cell>
              <table:table-cell office:value-type="float" office:value="58684.3169088895">
                <text:p>58684.3169088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9.3818514854982">
                <text:p>9.3818514854982</text:p>
              </table:table-cell>
              <table:table-cell office:value-type="float" office:value="58995.7849804415">
                <text:p>58995.78498044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8.60927086387171">
                <text:p>8.60927086387171</text:p>
              </table:table-cell>
              <table:table-cell office:value-type="float" office:value="59303.8697463025">
                <text:p>59303.8697463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.90031103371004">
                <text:p>7.90031103371004</text:p>
              </table:table-cell>
              <table:table-cell office:value-type="float" office:value="59608.6079574543">
                <text:p>59608.6079574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7.24973292352562">
                <text:p>7.24973292352562</text:p>
              </table:table-cell>
              <table:table-cell office:value-type="float" office:value="59910.0359656728">
                <text:p>59910.03596567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.65272889107626">
                <text:p>6.65272889107626</text:p>
              </table:table-cell>
              <table:table-cell office:value-type="float" office:value="60208.1897278649">
                <text:p>60208.18972786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.10488719584959">
                <text:p>6.10488719584959</text:p>
              </table:table-cell>
              <table:table-cell office:value-type="float" office:value="60503.1048103574">
                <text:p>60503.10481035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60215939718219">
                <text:p>5.60215939718219</text:p>
              </table:table-cell>
              <table:table-cell office:value-type="float" office:value="60794.8163931397">
                <text:p>60794.81639313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.14083043709197">
                <text:p>5.14083043709197</text:p>
              </table:table-cell>
              <table:table-cell office:value-type="float" office:value="61083.3592740603">
                <text:p>61083.35927406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.71749118674208">
                <text:p>4.71749118674208</text:p>
              </table:table-cell>
              <table:table-cell office:value-type="float" office:value="61368.7678729782">
                <text:p>61368.7678729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.32901325365986">
                <text:p>4.32901325365986</text:p>
              </table:table-cell>
              <table:table-cell office:value-type="float" office:value="61651.0762358681">
                <text:p>61651.07623586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.97252586354166">
                <text:p>3.97252586354166</text:p>
              </table:table-cell>
              <table:table-cell office:value-type="float" office:value="61930.3180388824">
                <text:p>61930.31803888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.64539464580427">
                <text:p>3.64539464580427</text:p>
              </table:table-cell>
              <table:table-cell office:value-type="float" office:value="62206.5265923677">
                <text:p>62206.5265923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.34520216611275">
                <text:p>3.34520216611275</text:p>
              </table:table-cell>
              <table:table-cell office:value-type="float" office:value="62479.734844839">
                <text:p>62479.734844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.06973006202364">
                <text:p>3.06973006202364</text:p>
              </table:table-cell>
              <table:table-cell office:value-type="float" office:value="62749.9753869097">
                <text:p>62749.9753869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.81694264972985">
                <text:p>2.81694264972985</text:p>
              </table:table-cell>
              <table:table-cell office:value-type="float" office:value="63017.2804551793">
                <text:p>63017.28045517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.584971880764">
                <text:p>2.584971880764</text:p>
              </table:table-cell>
              <table:table-cell office:value-type="float" office:value="63281.6819360789">
                <text:p>63281.68193607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.37210353749353">
                <text:p>2.37210353749353</text:p>
              </table:table-cell>
              <table:table-cell office:value-type="float" office:value="63543.211369675">
                <text:p>63543.211369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.1767645653949">
                <text:p>2.1767645653949</text:p>
              </table:table-cell>
              <table:table-cell office:value-type="float" office:value="63801.8999534316">
                <text:p>63801.8999534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.99751144849503">
                <text:p>1.99751144849503</text:p>
              </table:table-cell>
              <table:table-cell office:value-type="float" office:value="64057.7785459322">
                <text:p>64057.7785459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.83301954207658">
                <text:p>1.83301954207658</text:p>
              </table:table-cell>
              <table:table-cell office:value-type="float" office:value="64310.8776705602">
                <text:p>64310.8776705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.68207328381828">
                <text:p>1.68207328381828</text:p>
              </table:table-cell>
              <table:table-cell office:value-type="float" office:value="64561.2275191404">
                <text:p>64561.22751914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.54355721103218">
                <text:p>1.54355721103218</text:p>
              </table:table-cell>
              <table:table-cell office:value-type="float" office:value="64808.8579555408">
                <text:p>64808.8579555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.41644771761731">
                <text:p>1.41644771761731</text:p>
              </table:table-cell>
              <table:table-cell office:value-type="float" office:value="65053.7985192342">
                <text:p>65053.79851923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.29980548981507">
                <text:p>1.29980548981507</text:p>
              </table:table-cell>
              <table:table-cell office:value-type="float" office:value="65296.0784288228">
                <text:p>65296.07842882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.19276856486832">
                <text:p>1.19276856486832</text:p>
              </table:table-cell>
              <table:table-cell office:value-type="float" office:value="65535.7265855231">
                <text:p>65535.72658552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